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 PL UKai CN" svg:font-family="'AR PL UKai C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34in"/>
    </style:style>
    <style:style style:name="co2" style:family="table-column">
      <style:table-column-properties fo:break-before="auto" style:column-width="0.7846in"/>
    </style:style>
    <style:style style:name="co3" style:family="table-column">
      <style:table-column-properties fo:break-before="auto" style:column-width="1.0366in"/>
    </style:style>
    <style:style style:name="co4" style:family="table-column">
      <style:table-column-properties fo:break-before="auto" style:column-width="1.1693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1.1035in"/>
    </style:style>
    <style:style style:name="co8" style:family="table-column">
      <style:table-column-properties fo:break-before="auto" style:column-width="0.8508in"/>
    </style:style>
    <style:style style:name="co9" style:family="table-column">
      <style:table-column-properties fo:break-before="auto" style:column-width="0.9835in"/>
    </style:style>
    <style:style style:name="co10" style:family="table-column">
      <style:table-column-properties fo:break-before="auto" style:column-width="1.1429in"/>
    </style:style>
    <style:style style:name="co11" style:family="table-column">
      <style:table-column-properties fo:break-before="auto" style:column-width="1.3953in"/>
    </style:style>
    <style:style style:name="co12" style:family="table-column">
      <style:table-column-properties fo:break-before="auto" style:column-width="1.648in"/>
    </style:style>
    <style:style style:name="co13" style:family="table-column">
      <style:table-column-properties fo:break-before="auto" style:column-width="1.3016in"/>
    </style:style>
    <style:style style:name="co14" style:family="table-column">
      <style:table-column-properties fo:break-before="auto" style:column-width="1.4626in"/>
    </style:style>
    <style:style style:name="co15" style:family="table-column">
      <style:table-column-properties fo:break-before="auto" style:column-width="1.422in"/>
    </style:style>
    <style:style style:name="co16" style:family="table-column">
      <style:table-column-properties fo:break-before="auto" style:column-width="1.5811in"/>
    </style:style>
    <style:style style:name="co17" style:family="table-column">
      <style:table-column-properties fo:break-before="auto" style:column-width="0.878in"/>
    </style:style>
    <style:style style:name="co18" style:family="table-column">
      <style:table-column-properties fo:break-before="auto" style:column-width="1.2091in"/>
    </style:style>
    <style:style style:name="co19" style:family="table-column">
      <style:table-column-properties fo:break-before="auto" style:column-width="1.7902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1.758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 PL UKai CN" fo:font-size="12pt" fo:font-style="normal" fo:text-shadow="none" style:text-underline-style="none" fo:font-weight="normal" style:font-size-asian="12pt" style:font-style-asian="normal" style:font-weight-asian="normal" style:font-name-complex="AR PL UKai CN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 PL UKai CN" fo:font-size="12pt" fo:font-style="normal" fo:text-shadow="none" style:text-underline-style="none" fo:font-weight="normal" style:font-size-asian="12pt" style:font-style-asian="normal" style:font-weight-asian="normal" style:font-name-complex="AR PL UKai CN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 PL UKai CN" fo:font-size="12pt" fo:font-style="normal" fo:text-shadow="none" style:text-underline-style="none" fo:font-weight="normal" style:font-size-asian="12pt" style:font-style-asian="normal" style:font-weight-asian="normal" style:font-name-complex="AR PL UKai CN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 PL UKai CN" fo:font-size="12pt" fo:font-style="normal" fo:text-shadow="none" style:text-underline-style="none" fo:font-weight="bold" style:font-size-asian="12pt" style:font-style-asian="normal" style:font-weight-asian="bold" style:font-name-complex="AR PL UKai CN" style:font-size-complex="12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26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26">
      <style:table-cell-properties fo:border-bottom="0.74pt solid #000000" style:diagonal-bl-tr="none" style:diagonal-tl-br="none" fo:border-left="none" fo:border-right="none" style:rotation-align="none" fo:border-top="non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 PL UKai CN" fo:font-size="12pt" fo:font-style="normal" fo:text-shadow="none" style:text-underline-style="none" fo:font-weight="bold" style:font-size-asian="12pt" style:font-style-asian="normal" style:font-weight-asian="bold" style:font-name-complex="AR PL UKai CN" style:font-size-complex="12pt" style:font-style-complex="normal" style:font-weight-complex="bold"/>
    </style:style>
    <style:style style:name="ce22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 PL UKai CN" fo:font-size="12pt" fo:font-style="normal" fo:text-shadow="none" style:text-underline-style="none" fo:font-weight="bold" style:font-size-asian="12pt" style:font-style-asian="normal" style:font-weight-asian="bold" style:font-name-complex="AR PL UKai CN" style:font-size-complex="12pt" style:font-style-complex="normal" style:font-weight-complex="bold"/>
    </style:style>
    <style:style style:name="ce23" style:family="table-cell" style:parent-style-name="Default" style:data-style-name="N125">
      <style:table-cell-properties style:diagonal-bl-tr="none" style:diagonal-tl-br="none" fo:border="none" style:rotation-align="none"/>
      <style:text-properties fo:color="#008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25">
      <style:table-cell-properties fo:border-bottom="0.74pt solid #000000" style:diagonal-bl-tr="none" style:diagonal-tl-br="none" fo:border-left="none" fo:border-right="none" style:rotation-align="none" fo:border-top="none"/>
      <style:text-properties fo:color="#008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8000" style:text-outline="false" style:text-line-through-style="none" style:text-line-through-type="none" style:font-name="AR PL UKai CN" fo:font-size="12pt" fo:font-style="normal" fo:text-shadow="none" style:text-underline-style="none" fo:font-weight="normal" style:font-size-asian="12pt" style:font-style-asian="normal" style:font-weight-asian="normal" style:font-name-complex="AR PL UKai CN" style:font-size-complex="12pt" style:font-style-complex="normal" style:font-weight-complex="normal"/>
    </style:style>
    <style:style style:name="ce26" style:family="table-cell" style:parent-style-name="Default" style:data-style-name="N124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24">
      <style:table-cell-properties style:rotation-align="none"/>
    </style:style>
    <style:style style:name="ce28" style:family="table-cell" style:parent-style-name="Default">
      <style:table-cell-properties style:rotation-align="none"/>
    </style:style>
    <style:style style:name="ce29" style:family="table-cell" style:parent-style-name="Default" style:data-style-name="N126">
      <style:table-cell-properties fo:background-color="#ff8080" style:diagonal-bl-tr="none" style:diagonal-tl-br="none" fo:border="none" style:rotation-align="non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26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26">
      <style:table-cell-properties fo:background-color="#ff8080"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26">
      <style:table-cell-properties fo:border-bottom="0.74pt solid #000000" fo:background-color="#ff808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in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ff" style:text-outline="false" style:text-line-through-style="none" style:text-line-through-type="none" style:font-name="AR PL UKai CN" fo:font-size="12pt" fo:font-style="normal" fo:text-shadow="none" style:text-underline-style="none" fo:font-weight="normal" style:font-size-asian="12pt" style:font-style-asian="normal" style:font-weight-asian="normal" style:font-name-complex="AR PL UKai CN" style:font-size-complex="12pt" style:font-style-complex="normal" style:font-weight-complex="normal"/>
    </style:style>
    <style:style style:name="ce35" style:family="table-cell" style:parent-style-name="Default">
      <style:table-cell-properties fo:border-bottom="none" fo:background-color="#00cc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 PL UKai CN" fo:font-size="12pt" fo:font-style="normal" fo:text-shadow="none" style:text-underline-style="none" fo:font-weight="bold" style:font-size-asian="12pt" style:font-style-asian="normal" style:font-weight-asian="bold" style:font-name-complex="AR PL UKai CN" style:font-size-complex="12pt" style:font-style-complex="normal" style:font-weight-complex="bold"/>
    </style:style>
    <style:style style:name="ce36" style:family="table-cell" style:parent-style-name="Default" style:data-style-name="N126">
      <style:table-cell-properties style:diagonal-bl-tr="none" style:diagonal-tl-br="none" fo:border="none" style:rotation-align="none"/>
      <style:text-properties fo:color="#8019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26">
      <style:table-cell-properties fo:background-color="#729fcf" style:diagonal-bl-tr="none" style:diagonal-tl-br="none" fo:border="none" style:rotation-align="none"/>
      <style:text-properties fo:color="#8019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26">
      <style:table-cell-properties fo:border-bottom="0.74pt solid #000000" style:diagonal-bl-tr="none" style:diagonal-tl-br="none" fo:border-left="none" fo:border-right="none" style:rotation-align="none" fo:border-top="none"/>
      <style:text-properties fo:color="#8019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none" fo:background-color="#00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 PL UKai CN" fo:font-size="12pt" fo:font-style="normal" fo:text-shadow="none" style:text-underline-style="none" fo:font-weight="bold" style:font-size-asian="12pt" style:font-style-asian="normal" style:font-weight-asian="bold" style:font-name-complex="AR PL UKai CN" style:font-size-complex="12pt" style:font-style-complex="normal" style:font-weight-complex="bold"/>
    </style:style>
    <style:style style:name="ce40" style:family="table-cell" style:parent-style-name="Default">
      <style:table-cell-properties fo:border-bottom="none" fo:background-color="#00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26">
      <style:table-cell-properties fo:border-bottom="0.74pt solid #000000" fo:background-color="#729fcf" style:diagonal-bl-tr="none" style:diagonal-tl-br="none" fo:border-left="none" fo:border-right="none" style:rotation-align="none" fo:border-top="none"/>
      <style:text-properties fo:color="#8019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26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8019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26">
      <style:table-cell-properties fo:background-color="#729fcf"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8019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in"/>
      <style:text-properties fo:color="#8019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26">
      <style:table-cell-properties style:diagonal-bl-tr="none" style:diagonal-tl-br="none" style:text-align-source="fix" style:repeat-content="false" fo:border="none" style:rotation-align="none"/>
      <style:paragraph-properties fo:text-align="end" fo:margin-left="0in"/>
      <style:text-properties fo:color="#8019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512dynamicBlocks" table:style-name="ta1"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25"/>
        <table:table-column table:style-name="co5" table:default-cell-style-name="ce25"/>
        <table:table-column table:style-name="co5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8" table:default-cell-style-name="ce28"/>
        <table:table-column table:style-name="co10" table:default-cell-style-name="ce28"/>
        <table:table-column table:style-name="co5" table:number-columns-repeated="2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2" table:default-cell-style-name="ce28"/>
        <table:table-column table:style-name="co17" table:default-cell-style-name="ce28"/>
        <table:table-column table:style-name="co18" table:number-columns-repeated="999" table:default-cell-style-name="ce28"/>
        <table:table-row table:style-name="ro1">
          <table:table-cell table:style-name="ce1" table:number-columns-repeated="2"/>
          <table:table-cell table:style-name="ce13"/>
          <table:table-cell table:style-name="ce16"/>
          <table:table-cell table:style-name="ce20"/>
          <table:table-cell table:style-name="ce21"/>
          <table:table-cell table:style-name="ce22"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Database</text:p>
          </table:table-cell>
          <table:table-cell table:style-name="ce8" office:value-type="string" calcext:value-type="string">
            <text:p># Load</text:p>
          </table:table-cell>
          <table:table-cell table:style-name="ce8" office:value-type="string" calcext:value-type="string">
            <text:p>Conflicts</text:p>
          </table:table-cell>
          <table:table-cell table:style-name="ce17" office:value-type="string" calcext:value-type="string">
            <text:p>HOST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TCDA</text:p>
          </table:table-cell>
          <table:table-cell table:style-name="ce17" office:value-type="string" calcext:value-type="string">
            <text:p>M2 – M1</text:p>
          </table:table-cell>
          <table:table-cell table:style-name="ce17" office:value-type="string" calcext:value-type="string">
            <text:p>M2 – TCD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1K</text:p>
          </table:table-cell>
          <table:table-cell table:style-name="ce9" office:value-type="float" office:value="948" calcext:value-type="float">
            <text:p>948</text:p>
          </table:table-cell>
          <table:table-cell table:style-name="ce14" office:value-type="float" office:value="3289" calcext:value-type="float">
            <text:p>3289</text:p>
          </table:table-cell>
          <table:table-cell table:style-name="ce18" office:value-type="float" office:value="657.8" calcext:value-type="float">
            <text:p>657.80 </text:p>
          </table:table-cell>
          <table:table-cell table:style-name="ce18" office:value-type="float" office:value="1052.4" calcext:value-type="float">
            <text:p>1052.40 </text:p>
          </table:table-cell>
          <table:table-cell table:style-name="ce18" office:value-type="float" office:value="661.8" calcext:value-type="float">
            <text:p>661.80 </text:p>
          </table:table-cell>
          <table:table-cell table:style-name="ce23" office:value-type="float" office:value="273.8" calcext:value-type="float">
            <text:p>273.80 </text:p>
          </table:table-cell>
          <table:table-cell table:style-name="ce26" table:formula="of:=([.E3]-[.F3])/[.E3]" office:value-type="percentage" office:value="0.37115165336374" calcext:value-type="percentage">
            <text:p>37.12%</text:p>
          </table:table-cell>
          <table:table-cell table:style-name="ce27" table:formula="of:=([.G3]-[.F3])/[.G3]" office:value-type="percentage" office:value="-1.41709276844412" calcext:value-type="percentage">
            <text:p>-141.7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5K</text:p>
          </table:table-cell>
          <table:table-cell table:style-name="ce9" office:value-type="float" office:value="4626" calcext:value-type="float">
            <text:p>4626</text:p>
          </table:table-cell>
          <table:table-cell table:style-name="ce14" office:value-type="float" office:value="16192" calcext:value-type="float">
            <text:p>16192</text:p>
          </table:table-cell>
          <table:table-cell table:style-name="ce18" office:value-type="float" office:value="15393.2" calcext:value-type="float">
            <text:p>15393.20 </text:p>
          </table:table-cell>
          <table:table-cell table:style-name="ce18" office:value-type="float" office:value="4470.2" calcext:value-type="float">
            <text:p>4470.20 </text:p>
          </table:table-cell>
          <table:table-cell table:style-name="ce18" office:value-type="float" office:value="2257.6" calcext:value-type="float">
            <text:p>2257.60 </text:p>
          </table:table-cell>
          <table:table-cell table:style-name="ce23" office:value-type="float" office:value="1850.8" calcext:value-type="float">
            <text:p>1850.80 </text:p>
          </table:table-cell>
          <table:table-cell table:style-name="ce26" table:formula="of:=([.E4]-[.F4])/[.E4]" office:value-type="percentage" office:value="0.494966668158024" calcext:value-type="percentage">
            <text:p>49.50%</text:p>
          </table:table-cell>
          <table:table-cell table:style-name="ce27" table:formula="of:=([.G4]-[.F4])/[.G4]" office:value-type="percentage" office:value="-0.219796844607737" calcext:value-type="percentage">
            <text:p>-21.9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10K</text:p>
          </table:table-cell>
          <table:table-cell table:style-name="ce9" office:value-type="float" office:value="9821" calcext:value-type="float">
            <text:p>9821</text:p>
          </table:table-cell>
          <table:table-cell table:style-name="ce14" office:value-type="float" office:value="46008" calcext:value-type="float">
            <text:p>46008</text:p>
          </table:table-cell>
          <table:table-cell table:style-name="ce18" office:value-type="float" office:value="78297.2" calcext:value-type="float">
            <text:p>78297.20 </text:p>
          </table:table-cell>
          <table:table-cell table:style-name="ce18" office:value-type="float" office:value="9583" calcext:value-type="float">
            <text:p>9583.00 </text:p>
          </table:table-cell>
          <table:table-cell table:style-name="ce18" office:value-type="float" office:value="5854" calcext:value-type="float">
            <text:p>5854.00 </text:p>
          </table:table-cell>
          <table:table-cell table:style-name="ce23" office:value-type="float" office:value="8859.6" calcext:value-type="float">
            <text:p>8859.60 </text:p>
          </table:table-cell>
          <table:table-cell table:style-name="ce26" table:formula="of:=([.E5]-[.F5])/[.E5]" office:value-type="percentage" office:value="0.389126578315767" calcext:value-type="percentage">
            <text:p>38.91%</text:p>
          </table:table-cell>
          <table:table-cell table:style-name="ce27" table:formula="of:=([.G5]-[.F5])/[.G5]" office:value-type="percentage" office:value="0.33924782157208" calcext:value-type="percentage">
            <text:p>33.9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15K</text:p>
          </table:table-cell>
          <table:table-cell table:style-name="ce9" office:value-type="float" office:value="14942" calcext:value-type="float">
            <text:p>14942</text:p>
          </table:table-cell>
          <table:table-cell table:style-name="ce14" office:value-type="float" office:value="85100" calcext:value-type="float">
            <text:p>85100</text:p>
          </table:table-cell>
          <table:table-cell table:style-name="ce18" office:value-type="float" office:value="183299.8" calcext:value-type="float">
            <text:p>183299.80 </text:p>
          </table:table-cell>
          <table:table-cell table:style-name="ce18" office:value-type="float" office:value="15536.2" calcext:value-type="float">
            <text:p>15536.20 </text:p>
          </table:table-cell>
          <table:table-cell table:style-name="ce18" office:value-type="float" office:value="12177.2" calcext:value-type="float">
            <text:p>12177.20 </text:p>
          </table:table-cell>
          <table:table-cell table:style-name="ce23" office:value-type="float" office:value="18406.8" calcext:value-type="float">
            <text:p>18406.80 </text:p>
          </table:table-cell>
          <table:table-cell table:style-name="ce26" table:formula="of:=([.E6]-[.F6])/[.E6]" office:value-type="percentage" office:value="0.216204734748523" calcext:value-type="percentage">
            <text:p>21.62%</text:p>
          </table:table-cell>
          <table:table-cell table:style-name="ce27" table:formula="of:=([.G6]-[.F6])/[.G6]" office:value-type="percentage" office:value="0.338440141686768" calcext:value-type="percentage">
            <text:p>33.8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20K</text:p>
          </table:table-cell>
          <table:table-cell table:style-name="ce9" office:value-type="float" office:value="19912" calcext:value-type="float">
            <text:p>19912</text:p>
          </table:table-cell>
          <table:table-cell table:style-name="ce14" office:value-type="float" office:value="114438" calcext:value-type="float">
            <text:p>114438</text:p>
          </table:table-cell>
          <table:table-cell table:style-name="ce18" office:value-type="float" office:value="323413.6" calcext:value-type="float">
            <text:p>323413.60 </text:p>
          </table:table-cell>
          <table:table-cell table:style-name="ce18" office:value-type="float" office:value="22818" calcext:value-type="float">
            <text:p>22818.00 </text:p>
          </table:table-cell>
          <table:table-cell table:style-name="ce18" office:value-type="float" office:value="16929.6" calcext:value-type="float">
            <text:p>16929.60 </text:p>
          </table:table-cell>
          <table:table-cell table:style-name="ce23" office:value-type="float" office:value="24751.4" calcext:value-type="float">
            <text:p>24751.40 </text:p>
          </table:table-cell>
          <table:table-cell table:style-name="ce26" table:formula="of:=([.E7]-[.F7])/[.E7]" office:value-type="percentage" office:value="0.258059426768341" calcext:value-type="percentage">
            <text:p>25.81%</text:p>
          </table:table-cell>
          <table:table-cell table:style-name="ce27" table:formula="of:=([.G7]-[.F7])/[.G7]" office:value-type="percentage" office:value="0.316014447667607" calcext:value-type="percentage">
            <text:p>31.6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30K</text:p>
          </table:table-cell>
          <table:table-cell table:style-name="ce9" office:value-type="float" office:value="29838" calcext:value-type="float">
            <text:p>29838</text:p>
          </table:table-cell>
          <table:table-cell table:style-name="ce14" office:value-type="float" office:value="210801" calcext:value-type="float">
            <text:p>210801</text:p>
          </table:table-cell>
          <table:table-cell table:style-name="ce18" office:value-type="float" office:value="732945.8" calcext:value-type="float">
            <text:p>732945.80 </text:p>
          </table:table-cell>
          <table:table-cell table:style-name="ce18" office:value-type="float" office:value="39216.4" calcext:value-type="float">
            <text:p>39216.40 </text:p>
          </table:table-cell>
          <table:table-cell table:style-name="ce18" office:value-type="float" office:value="48469" calcext:value-type="float">
            <text:p>48469.00 </text:p>
          </table:table-cell>
          <table:table-cell table:style-name="ce23" office:value-type="float" office:value="40145.2" calcext:value-type="float">
            <text:p>40145.20 </text:p>
          </table:table-cell>
          <table:table-cell table:style-name="ce26" table:formula="of:=([.E8]-[.F8])/[.E8]" office:value-type="percentage" office:value="-0.235937005946492" calcext:value-type="percentage">
            <text:p>-23.59%</text:p>
          </table:table-cell>
          <table:table-cell table:style-name="ce27" table:formula="of:=([.G8]-[.F8])/[.G8]" office:value-type="percentage" office:value="-0.207342347279376" calcext:value-type="percentage">
            <text:p>-20.7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1K</text:p>
          </table:table-cell>
          <table:table-cell table:style-name="ce9" office:value-type="float" office:value="951" calcext:value-type="float">
            <text:p>951</text:p>
          </table:table-cell>
          <table:table-cell table:style-name="ce14" office:value-type="float" office:value="7058" calcext:value-type="float">
            <text:p>7058</text:p>
          </table:table-cell>
          <table:table-cell table:style-name="ce18" office:value-type="float" office:value="1172.6" calcext:value-type="float">
            <text:p>1172.60 </text:p>
          </table:table-cell>
          <table:table-cell table:style-name="ce18" office:value-type="float" office:value="1732.6" calcext:value-type="float">
            <text:p>1732.60 </text:p>
          </table:table-cell>
          <table:table-cell table:style-name="ce18" office:value-type="float" office:value="1137.6" calcext:value-type="float">
            <text:p>1137.60 </text:p>
          </table:table-cell>
          <table:table-cell table:style-name="ce23" office:value-type="float" office:value="1241.8" calcext:value-type="float">
            <text:p>1241.80 </text:p>
          </table:table-cell>
          <table:table-cell table:style-name="ce26" table:formula="of:=([.E9]-[.F9])/[.E9]" office:value-type="percentage" office:value="0.343414521528339" calcext:value-type="percentage">
            <text:p>34.34%</text:p>
          </table:table-cell>
          <table:table-cell table:style-name="ce27" table:formula="of:=([.G9]-[.F9])/[.G9]" office:value-type="percentage" office:value="0.0839104525688517" calcext:value-type="percentage">
            <text:p>8.3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5K</text:p>
          </table:table-cell>
          <table:table-cell table:style-name="ce9" office:value-type="float" office:value="4544" calcext:value-type="float">
            <text:p>4544</text:p>
          </table:table-cell>
          <table:table-cell table:style-name="ce14" office:value-type="float" office:value="103697" calcext:value-type="float">
            <text:p>103697</text:p>
          </table:table-cell>
          <table:table-cell table:style-name="ce18" office:value-type="float" office:value="24037.4" calcext:value-type="float">
            <text:p>24037.40 </text:p>
          </table:table-cell>
          <table:table-cell table:style-name="ce18" office:value-type="float" office:value="7495.4" calcext:value-type="float">
            <text:p>7495.40 </text:p>
          </table:table-cell>
          <table:table-cell table:style-name="ce18" office:value-type="float" office:value="4457.4" calcext:value-type="float">
            <text:p>4457.40 </text:p>
          </table:table-cell>
          <table:table-cell table:style-name="ce23" office:value-type="float" office:value="14210.6" calcext:value-type="float">
            <text:p>14210.60 </text:p>
          </table:table-cell>
          <table:table-cell table:style-name="ce26" table:formula="of:=([.E10]-[.F10])/[.E10]" office:value-type="percentage" office:value="0.405315260026149" calcext:value-type="percentage">
            <text:p>40.53%</text:p>
          </table:table-cell>
          <table:table-cell table:style-name="ce27" table:formula="of:=([.G10]-[.F10])/[.G10]" office:value-type="percentage" office:value="0.686332737533953" calcext:value-type="percentage">
            <text:p>68.6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10K</text:p>
          </table:table-cell>
          <table:table-cell table:style-name="ce9" office:value-type="float" office:value="9422" calcext:value-type="float">
            <text:p>9422</text:p>
          </table:table-cell>
          <table:table-cell table:style-name="ce14" office:value-type="float" office:value="575615" calcext:value-type="float">
            <text:p>575615</text:p>
          </table:table-cell>
          <table:table-cell table:style-name="ce18" office:value-type="float" office:value="105572" calcext:value-type="float">
            <text:p>105572.00 </text:p>
          </table:table-cell>
          <table:table-cell table:style-name="ce18" office:value-type="float" office:value="15727.2" calcext:value-type="float">
            <text:p>15727.20 </text:p>
          </table:table-cell>
          <table:table-cell table:style-name="ce18" office:value-type="float" office:value="9733.2" calcext:value-type="float">
            <text:p>9733.20 </text:p>
          </table:table-cell>
          <table:table-cell table:style-name="ce23" office:value-type="float" office:value="53547.4" calcext:value-type="float">
            <text:p>53547.40 </text:p>
          </table:table-cell>
          <table:table-cell table:style-name="ce26" table:formula="of:=([.E11]-[.F11])/[.E11]" office:value-type="percentage" office:value="0.381123149702426" calcext:value-type="percentage">
            <text:p>38.11%</text:p>
          </table:table-cell>
          <table:table-cell table:style-name="ce27" table:formula="of:=([.G11]-[.F11])/[.G11]" office:value-type="percentage" office:value="0.818232071024924" calcext:value-type="percentage">
            <text:p>81.8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15K</text:p>
          </table:table-cell>
          <table:table-cell table:style-name="ce9" office:value-type="float" office:value="14072" calcext:value-type="float">
            <text:p>14072</text:p>
          </table:table-cell>
          <table:table-cell table:style-name="ce14" office:value-type="float" office:value="1172265" calcext:value-type="float">
            <text:p>1172265</text:p>
          </table:table-cell>
          <table:table-cell table:style-name="ce18" office:value-type="float" office:value="226584" calcext:value-type="float">
            <text:p>226584.00 </text:p>
          </table:table-cell>
          <table:table-cell table:style-name="ce18" office:value-type="float" office:value="22165" calcext:value-type="float">
            <text:p>22165.00 </text:p>
          </table:table-cell>
          <table:table-cell table:style-name="ce18" office:value-type="float" office:value="19689.6" calcext:value-type="float">
            <text:p>19689.60 </text:p>
          </table:table-cell>
          <table:table-cell table:style-name="ce23" office:value-type="float" office:value="97239.6" calcext:value-type="float">
            <text:p>97239.60 </text:p>
          </table:table-cell>
          <table:table-cell table:style-name="ce26" table:formula="of:=([.E12]-[.F12])/[.E12]" office:value-type="percentage" office:value="0.111680577487029" calcext:value-type="percentage">
            <text:p>11.17%</text:p>
          </table:table-cell>
          <table:table-cell table:style-name="ce27" table:formula="of:=([.G12]-[.F12])/[.G12]" office:value-type="percentage" office:value="0.797514592820209" calcext:value-type="percentage">
            <text:p>79.7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20K</text:p>
          </table:table-cell>
          <table:table-cell table:style-name="ce9" office:value-type="float" office:value="18674" calcext:value-type="float">
            <text:p>18674</text:p>
          </table:table-cell>
          <table:table-cell table:style-name="ce14" office:value-type="float" office:value="2128412" calcext:value-type="float">
            <text:p>2128412</text:p>
          </table:table-cell>
          <table:table-cell table:style-name="ce18" office:value-type="float" office:value="400298.6" calcext:value-type="float">
            <text:p>400298.60 </text:p>
          </table:table-cell>
          <table:table-cell table:style-name="ce18" office:value-type="float" office:value="38516.4" calcext:value-type="float">
            <text:p>38516.40 </text:p>
          </table:table-cell>
          <table:table-cell table:style-name="ce18" office:value-type="float" office:value="28053.6" calcext:value-type="float">
            <text:p>28053.60 </text:p>
          </table:table-cell>
          <table:table-cell table:style-name="ce23" office:value-type="float" office:value="160958" calcext:value-type="float">
            <text:p>160958.00 </text:p>
          </table:table-cell>
          <table:table-cell table:style-name="ce26" table:formula="of:=([.E13]-[.F13])/[.E13]" office:value-type="percentage" office:value="0.271645325108266" calcext:value-type="percentage">
            <text:p>27.16%</text:p>
          </table:table-cell>
          <table:table-cell table:style-name="ce27" table:formula="of:=([.G13]-[.F13])/[.G13]" office:value-type="percentage" office:value="0.825708569937499" calcext:value-type="percentage">
            <text:p>82.5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30K</text:p>
          </table:table-cell>
          <table:table-cell table:style-name="ce9" office:value-type="float" office:value="27642" calcext:value-type="float">
            <text:p>27642</text:p>
          </table:table-cell>
          <table:table-cell table:style-name="ce14" office:value-type="float" office:value="3921621" calcext:value-type="float">
            <text:p>3921621</text:p>
          </table:table-cell>
          <table:table-cell table:style-name="ce18" office:value-type="float" office:value="843699.2" calcext:value-type="float">
            <text:p>843699.20 </text:p>
          </table:table-cell>
          <table:table-cell table:style-name="ce18" office:value-type="float" office:value="67503" calcext:value-type="float">
            <text:p>67503.00 </text:p>
          </table:table-cell>
          <table:table-cell table:style-name="ce18" office:value-type="float" office:value="80461.6" calcext:value-type="float">
            <text:p>80461.60 </text:p>
          </table:table-cell>
          <table:table-cell table:style-name="ce23" office:value-type="float" office:value="285175.4" calcext:value-type="float">
            <text:p>285175.40 </text:p>
          </table:table-cell>
          <table:table-cell table:style-name="ce26" table:formula="of:=([.E14]-[.F14])/[.E14]" office:value-type="percentage" office:value="-0.191970727226938" calcext:value-type="percentage">
            <text:p>-19.20%</text:p>
          </table:table-cell>
          <table:table-cell table:style-name="ce27" table:formula="of:=([.G14]-[.F14])/[.G14]" office:value-type="percentage" office:value="0.717852241111961" calcext:value-type="percentage">
            <text:p>71.7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1K</text:p>
          </table:table-cell>
          <table:table-cell table:style-name="ce9" office:value-type="float" office:value="986" calcext:value-type="float">
            <text:p>986</text:p>
          </table:table-cell>
          <table:table-cell table:style-name="ce14" office:value-type="float" office:value="3854" calcext:value-type="float">
            <text:p>3854</text:p>
          </table:table-cell>
          <table:table-cell table:style-name="ce18" office:value-type="float" office:value="1080.4" calcext:value-type="float">
            <text:p>1080.40 </text:p>
          </table:table-cell>
          <table:table-cell table:style-name="ce18" office:value-type="float" office:value="1525.4" calcext:value-type="float">
            <text:p>1525.40 </text:p>
          </table:table-cell>
          <table:table-cell table:style-name="ce18" office:value-type="float" office:value="1083.2" calcext:value-type="float">
            <text:p>1083.20 </text:p>
          </table:table-cell>
          <table:table-cell table:style-name="ce23" office:value-type="float" office:value="1096.4" calcext:value-type="float">
            <text:p>1096.40 </text:p>
          </table:table-cell>
          <table:table-cell table:style-name="ce26" table:formula="of:=([.E15]-[.F15])/[.E15]" office:value-type="percentage" office:value="0.289891176084961" calcext:value-type="percentage">
            <text:p>28.99%</text:p>
          </table:table-cell>
          <table:table-cell table:style-name="ce27" table:formula="of:=([.G15]-[.F15])/[.G15]" office:value-type="percentage" office:value="0.0120394016782197" calcext:value-type="percentage">
            <text:p>1.2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5K</text:p>
          </table:table-cell>
          <table:table-cell table:style-name="ce9" office:value-type="float" office:value="4805" calcext:value-type="float">
            <text:p>4805</text:p>
          </table:table-cell>
          <table:table-cell table:style-name="ce14" office:value-type="float" office:value="63723" calcext:value-type="float">
            <text:p>63723</text:p>
          </table:table-cell>
          <table:table-cell table:style-name="ce18" office:value-type="float" office:value="28426.8" calcext:value-type="float">
            <text:p>28426.80 </text:p>
          </table:table-cell>
          <table:table-cell table:style-name="ce18" office:value-type="float" office:value="7780.2" calcext:value-type="float">
            <text:p>7780.20 </text:p>
          </table:table-cell>
          <table:table-cell table:style-name="ce18" office:value-type="float" office:value="3689.8" calcext:value-type="float">
            <text:p>3689.80 </text:p>
          </table:table-cell>
          <table:table-cell table:style-name="ce23" office:value-type="float" office:value="9614" calcext:value-type="float">
            <text:p>9614.00 </text:p>
          </table:table-cell>
          <table:table-cell table:style-name="ce26" table:formula="of:=([.E16]-[.F16])/[.E16]" office:value-type="percentage" office:value="0.525744839464281" calcext:value-type="percentage">
            <text:p>52.57%</text:p>
          </table:table-cell>
          <table:table-cell table:style-name="ce27" table:formula="of:=([.G16]-[.F16])/[.G16]" office:value-type="percentage" office:value="0.616205533596838" calcext:value-type="percentage">
            <text:p>61.6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10K</text:p>
          </table:table-cell>
          <table:table-cell table:style-name="ce9" office:value-type="float" office:value="9482" calcext:value-type="float">
            <text:p>9482</text:p>
          </table:table-cell>
          <table:table-cell table:style-name="ce14" office:value-type="float" office:value="203062" calcext:value-type="float">
            <text:p>203062</text:p>
          </table:table-cell>
          <table:table-cell table:style-name="ce18" office:value-type="float" office:value="111296.2" calcext:value-type="float">
            <text:p>111296.20 </text:p>
          </table:table-cell>
          <table:table-cell table:style-name="ce18" office:value-type="float" office:value="16138.2" calcext:value-type="float">
            <text:p>16138.20 </text:p>
          </table:table-cell>
          <table:table-cell table:style-name="ce18" office:value-type="float" office:value="8504.8" calcext:value-type="float">
            <text:p>8504.80 </text:p>
          </table:table-cell>
          <table:table-cell table:style-name="ce23" office:value-type="float" office:value="23296" calcext:value-type="float">
            <text:p>23296.00 </text:p>
          </table:table-cell>
          <table:table-cell table:style-name="ce26" table:formula="of:=([.E17]-[.F17])/[.E17]" office:value-type="percentage" office:value="0.473001945694068" calcext:value-type="percentage">
            <text:p>47.30%</text:p>
          </table:table-cell>
          <table:table-cell table:style-name="ce27" table:formula="of:=([.G17]-[.F17])/[.G17]" office:value-type="percentage" office:value="0.634924450549451" calcext:value-type="percentage">
            <text:p>63.4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15K</text:p>
          </table:table-cell>
          <table:table-cell table:style-name="ce9" office:value-type="float" office:value="14187" calcext:value-type="float">
            <text:p>14187</text:p>
          </table:table-cell>
          <table:table-cell table:style-name="ce14" office:value-type="float" office:value="397570" calcext:value-type="float">
            <text:p>397570</text:p>
          </table:table-cell>
          <table:table-cell table:style-name="ce18" office:value-type="float" office:value="241682.8" calcext:value-type="float">
            <text:p>241682.80 </text:p>
          </table:table-cell>
          <table:table-cell table:style-name="ce18" office:value-type="float" office:value="22041.2" calcext:value-type="float">
            <text:p>22041.20 </text:p>
          </table:table-cell>
          <table:table-cell table:style-name="ce18" office:value-type="float" office:value="17037" calcext:value-type="float">
            <text:p>17037.00 </text:p>
          </table:table-cell>
          <table:table-cell table:style-name="ce23" office:value-type="float" office:value="43292" calcext:value-type="float">
            <text:p>43292.00 </text:p>
          </table:table-cell>
          <table:table-cell table:style-name="ce26" table:formula="of:=([.E18]-[.F18])/[.E18]" office:value-type="percentage" office:value="0.22703845525652" calcext:value-type="percentage">
            <text:p>22.70%</text:p>
          </table:table-cell>
          <table:table-cell table:style-name="ce27" table:formula="of:=([.G18]-[.F18])/[.G18]" office:value-type="percentage" office:value="0.606463087868428" calcext:value-type="percentage">
            <text:p>60.6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20K</text:p>
          </table:table-cell>
          <table:table-cell table:style-name="ce9" office:value-type="float" office:value="19049" calcext:value-type="float">
            <text:p>19049</text:p>
          </table:table-cell>
          <table:table-cell table:style-name="ce14" office:value-type="float" office:value="633559" calcext:value-type="float">
            <text:p>633559</text:p>
          </table:table-cell>
          <table:table-cell table:style-name="ce18" office:value-type="float" office:value="431218.2" calcext:value-type="float">
            <text:p>431218.20 </text:p>
          </table:table-cell>
          <table:table-cell table:style-name="ce18" office:value-type="float" office:value="33014" calcext:value-type="float">
            <text:p>33014.00 </text:p>
          </table:table-cell>
          <table:table-cell table:style-name="ce18" office:value-type="float" office:value="23287.2" calcext:value-type="float">
            <text:p>23287.20 </text:p>
          </table:table-cell>
          <table:table-cell table:style-name="ce23" office:value-type="float" office:value="71871.8" calcext:value-type="float">
            <text:p>71871.80 </text:p>
          </table:table-cell>
          <table:table-cell table:style-name="ce26" table:formula="of:=([.E19]-[.F19])/[.E19]" office:value-type="percentage" office:value="0.294626522081541" calcext:value-type="percentage">
            <text:p>29.46%</text:p>
          </table:table-cell>
          <table:table-cell table:style-name="ce27" table:formula="of:=([.G19]-[.F19])/[.G19]" office:value-type="percentage" office:value="0.675989748413147" calcext:value-type="percentage">
            <text:p>67.6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30K</text:p>
          </table:table-cell>
          <table:table-cell table:style-name="ce9" office:value-type="float" office:value="29391" calcext:value-type="float">
            <text:p>29391</text:p>
          </table:table-cell>
          <table:table-cell table:style-name="ce14" office:value-type="float" office:value="1994478" calcext:value-type="float">
            <text:p>1994478</text:p>
          </table:table-cell>
          <table:table-cell table:style-name="ce18" office:value-type="float" office:value="1058448" calcext:value-type="float">
            <text:p>1058448.00 </text:p>
          </table:table-cell>
          <table:table-cell table:style-name="ce18" office:value-type="float" office:value="64690.4" calcext:value-type="float">
            <text:p>64690.40 </text:p>
          </table:table-cell>
          <table:table-cell table:style-name="ce18" office:value-type="float" office:value="74781.6" calcext:value-type="float">
            <text:p>74781.60 </text:p>
          </table:table-cell>
          <table:table-cell table:style-name="ce23" office:value-type="float" office:value="253748.6" calcext:value-type="float">
            <text:p>253748.60 </text:p>
          </table:table-cell>
          <table:table-cell table:style-name="ce26" table:formula="of:=([.E20]-[.F20])/[.E20]" office:value-type="percentage" office:value="-0.155992233778119" calcext:value-type="percentage">
            <text:p>-15.60%</text:p>
          </table:table-cell>
          <table:table-cell table:style-name="ce27" table:formula="of:=([.G20]-[.F20])/[.G20]" office:value-type="percentage" office:value="0.705292561220042" calcext:value-type="percentage">
            <text:p>70.5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1K</text:p>
          </table:table-cell>
          <table:table-cell table:style-name="ce9" office:value-type="float" office:value="991" calcext:value-type="float">
            <text:p>991</text:p>
          </table:table-cell>
          <table:table-cell table:style-name="ce14" office:value-type="float" office:value="2800" calcext:value-type="float">
            <text:p>2800</text:p>
          </table:table-cell>
          <table:table-cell table:style-name="ce18" office:value-type="float" office:value="1051.6" calcext:value-type="float">
            <text:p>1051.60 </text:p>
          </table:table-cell>
          <table:table-cell table:style-name="ce18" office:value-type="float" office:value="1243.8" calcext:value-type="float">
            <text:p>1243.80 </text:p>
          </table:table-cell>
          <table:table-cell table:style-name="ce18" office:value-type="float" office:value="877.8" calcext:value-type="float">
            <text:p>877.80 </text:p>
          </table:table-cell>
          <table:table-cell table:style-name="ce23" office:value-type="float" office:value="918.8" calcext:value-type="float">
            <text:p>918.80 </text:p>
          </table:table-cell>
          <table:table-cell table:style-name="ce26" table:formula="of:=([.E21]-[.F21])/[.E21]" office:value-type="percentage" office:value="0.294259527255186" calcext:value-type="percentage">
            <text:p>29.43%</text:p>
          </table:table-cell>
          <table:table-cell table:style-name="ce27" table:formula="of:=([.G21]-[.F21])/[.G21]" office:value-type="percentage" office:value="0.0446234218545929" calcext:value-type="percentage">
            <text:p>4.4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5K</text:p>
          </table:table-cell>
          <table:table-cell table:style-name="ce9" office:value-type="float" office:value="4817" calcext:value-type="float">
            <text:p>4817</text:p>
          </table:table-cell>
          <table:table-cell table:style-name="ce14" office:value-type="float" office:value="51692" calcext:value-type="float">
            <text:p>51692</text:p>
          </table:table-cell>
          <table:table-cell table:style-name="ce18" office:value-type="float" office:value="26684.4" calcext:value-type="float">
            <text:p>26684.40 </text:p>
          </table:table-cell>
          <table:table-cell table:style-name="ce18" office:value-type="float" office:value="6217.6" calcext:value-type="float">
            <text:p>6217.60 </text:p>
          </table:table-cell>
          <table:table-cell table:style-name="ce18" office:value-type="float" office:value="3827.8" calcext:value-type="float">
            <text:p>3827.80 </text:p>
          </table:table-cell>
          <table:table-cell table:style-name="ce23" office:value-type="float" office:value="7993.2" calcext:value-type="float">
            <text:p>7993.20 </text:p>
          </table:table-cell>
          <table:table-cell table:style-name="ce26" table:formula="of:=([.E22]-[.F22])/[.E22]" office:value-type="percentage" office:value="0.3843605249614" calcext:value-type="percentage">
            <text:p>38.44%</text:p>
          </table:table-cell>
          <table:table-cell table:style-name="ce27" table:formula="of:=([.G22]-[.F22])/[.G22]" office:value-type="percentage" office:value="0.521117950257719" calcext:value-type="percentage">
            <text:p>52.1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10K</text:p>
          </table:table-cell>
          <table:table-cell table:style-name="ce9" office:value-type="float" office:value="9595" calcext:value-type="float">
            <text:p>9595</text:p>
          </table:table-cell>
          <table:table-cell table:style-name="ce14" office:value-type="float" office:value="143121" calcext:value-type="float">
            <text:p>143121</text:p>
          </table:table-cell>
          <table:table-cell table:style-name="ce18" office:value-type="float" office:value="105392.4" calcext:value-type="float">
            <text:p>105392.40 </text:p>
          </table:table-cell>
          <table:table-cell table:style-name="ce18" office:value-type="float" office:value="13295" calcext:value-type="float">
            <text:p>13295.00 </text:p>
          </table:table-cell>
          <table:table-cell table:style-name="ce18" office:value-type="float" office:value="8356" calcext:value-type="float">
            <text:p>8356.00 </text:p>
          </table:table-cell>
          <table:table-cell table:style-name="ce23" office:value-type="float" office:value="22955.4" calcext:value-type="float">
            <text:p>22955.40 </text:p>
          </table:table-cell>
          <table:table-cell table:style-name="ce26" table:formula="of:=([.E23]-[.F23])/[.E23]" office:value-type="percentage" office:value="0.371493042497179" calcext:value-type="percentage">
            <text:p>37.15%</text:p>
          </table:table-cell>
          <table:table-cell table:style-name="ce27" table:formula="of:=([.G23]-[.F23])/[.G23]" office:value-type="percentage" office:value="0.635989788894988" calcext:value-type="percentage">
            <text:p>63.6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15K</text:p>
          </table:table-cell>
          <table:table-cell table:style-name="ce9" office:value-type="float" office:value="14195" calcext:value-type="float">
            <text:p>14195</text:p>
          </table:table-cell>
          <table:table-cell table:style-name="ce14" office:value-type="float" office:value="264255" calcext:value-type="float">
            <text:p>264255</text:p>
          </table:table-cell>
          <table:table-cell table:style-name="ce18" office:value-type="float" office:value="232318.2" calcext:value-type="float">
            <text:p>232318.20 </text:p>
          </table:table-cell>
          <table:table-cell table:style-name="ce18" office:value-type="float" office:value="24061.8" calcext:value-type="float">
            <text:p>24061.80 </text:p>
          </table:table-cell>
          <table:table-cell table:style-name="ce18" office:value-type="float" office:value="18012" calcext:value-type="float">
            <text:p>18012.00 </text:p>
          </table:table-cell>
          <table:table-cell table:style-name="ce23" office:value-type="float" office:value="36194" calcext:value-type="float">
            <text:p>36194.00 </text:p>
          </table:table-cell>
          <table:table-cell table:style-name="ce26" table:formula="of:=([.E24]-[.F24])/[.E24]" office:value-type="percentage" office:value="0.251427573996958" calcext:value-type="percentage">
            <text:p>25.14%</text:p>
          </table:table-cell>
          <table:table-cell table:style-name="ce27" table:formula="of:=([.G24]-[.F24])/[.G24]" office:value-type="percentage" office:value="0.502348455545118" calcext:value-type="percentage">
            <text:p>50.2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20K</text:p>
          </table:table-cell>
          <table:table-cell table:style-name="ce9" office:value-type="float" office:value="19221" calcext:value-type="float">
            <text:p>19221</text:p>
          </table:table-cell>
          <table:table-cell table:style-name="ce14" office:value-type="float" office:value="499618" calcext:value-type="float">
            <text:p>499618</text:p>
          </table:table-cell>
          <table:table-cell table:style-name="ce18" office:value-type="float" office:value="424243.4" calcext:value-type="float">
            <text:p>424243.40 </text:p>
          </table:table-cell>
          <table:table-cell table:style-name="ce18" office:value-type="float" office:value="36155" calcext:value-type="float">
            <text:p>36155.00 </text:p>
          </table:table-cell>
          <table:table-cell table:style-name="ce18" office:value-type="float" office:value="25494.2" calcext:value-type="float">
            <text:p>25494.20 </text:p>
          </table:table-cell>
          <table:table-cell table:style-name="ce23" office:value-type="float" office:value="67217.2" calcext:value-type="float">
            <text:p>67217.20 </text:p>
          </table:table-cell>
          <table:table-cell table:style-name="ce26" table:formula="of:=([.E25]-[.F25])/[.E25]" office:value-type="percentage" office:value="0.294863780943161" calcext:value-type="percentage">
            <text:p>29.49%</text:p>
          </table:table-cell>
          <table:table-cell table:style-name="ce27" table:formula="of:=([.G25]-[.F25])/[.G25]" office:value-type="percentage" office:value="0.620719101658504" calcext:value-type="percentage">
            <text:p>62.0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30K</text:p>
          </table:table-cell>
          <table:table-cell table:style-name="ce9" office:value-type="float" office:value="29261" calcext:value-type="float">
            <text:p>29261</text:p>
          </table:table-cell>
          <table:table-cell table:style-name="ce14" office:value-type="float" office:value="1068197" calcext:value-type="float">
            <text:p>1068197</text:p>
          </table:table-cell>
          <table:table-cell table:style-name="ce18" office:value-type="float" office:value="966995.8" calcext:value-type="float">
            <text:p>966995.80 </text:p>
          </table:table-cell>
          <table:table-cell table:style-name="ce18" office:value-type="float" office:value="59676" calcext:value-type="float">
            <text:p>59676.00 </text:p>
          </table:table-cell>
          <table:table-cell table:style-name="ce18" office:value-type="float" office:value="70010.2" calcext:value-type="float">
            <text:p>70010.20 </text:p>
          </table:table-cell>
          <table:table-cell table:style-name="ce23" office:value-type="float" office:value="152188.6" calcext:value-type="float">
            <text:p>152188.60 </text:p>
          </table:table-cell>
          <table:table-cell table:style-name="ce26" table:formula="of:=([.E26]-[.F26])/[.E26]" office:value-type="percentage" office:value="-0.17317179435619" calcext:value-type="percentage">
            <text:p>-17.32%</text:p>
          </table:table-cell>
          <table:table-cell table:style-name="ce27" table:formula="of:=([.G26]-[.F26])/[.G26]" office:value-type="percentage" office:value="0.5399773701841" calcext:value-type="percentage">
            <text:p>54.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1K</text:p>
          </table:table-cell>
          <table:table-cell table:style-name="ce9" office:value-type="float" office:value="852" calcext:value-type="float">
            <text:p>852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478.2" calcext:value-type="float">
            <text:p>478.20 </text:p>
          </table:table-cell>
          <table:table-cell table:style-name="ce18" office:value-type="float" office:value="612.2" calcext:value-type="float">
            <text:p>612.20 </text:p>
          </table:table-cell>
          <table:table-cell table:style-name="ce18" office:value-type="float" office:value="429.6" calcext:value-type="float">
            <text:p>429.60 </text:p>
          </table:table-cell>
          <table:table-cell table:style-name="ce23" office:value-type="float" office:value="320.2" calcext:value-type="float">
            <text:p>320.20 </text:p>
          </table:table-cell>
          <table:table-cell table:style-name="ce26" table:formula="of:=([.E27]-[.F27])/[.E27]" office:value-type="percentage" office:value="0.298268539692911" calcext:value-type="percentage">
            <text:p>29.83%</text:p>
          </table:table-cell>
          <table:table-cell table:style-name="ce27" table:formula="of:=([.G27]-[.F27])/[.G27]" office:value-type="percentage" office:value="-0.341661461586509" calcext:value-type="percentage">
            <text:p>-34.1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5K</text:p>
          </table:table-cell>
          <table:table-cell table:style-name="ce9" office:value-type="float" office:value="2836" calcext:value-type="float">
            <text:p>2836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float" office:value="5925" calcext:value-type="float">
            <text:p>5925.00 </text:p>
          </table:table-cell>
          <table:table-cell table:style-name="ce18" office:value-type="float" office:value="2346.8" calcext:value-type="float">
            <text:p>2346.80 </text:p>
          </table:table-cell>
          <table:table-cell table:style-name="ce18" office:value-type="float" office:value="1312.4" calcext:value-type="float">
            <text:p>1312.40 </text:p>
          </table:table-cell>
          <table:table-cell table:style-name="ce23" office:value-type="float" office:value="575.6" calcext:value-type="float">
            <text:p>575.60 </text:p>
          </table:table-cell>
          <table:table-cell table:style-name="ce26" table:formula="of:=([.E28]-[.F28])/[.E28]" office:value-type="percentage" office:value="0.440770410772115" calcext:value-type="percentage">
            <text:p>44.08%</text:p>
          </table:table-cell>
          <table:table-cell table:style-name="ce27" table:formula="of:=([.G28]-[.F28])/[.G28]" office:value-type="percentage" office:value="-1.28005559416261" calcext:value-type="percentage">
            <text:p>-128.0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10K</text:p>
          </table:table-cell>
          <table:table-cell table:style-name="ce9" office:value-type="float" office:value="6998" calcext:value-type="float">
            <text:p>6998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39679.2" calcext:value-type="float">
            <text:p>39679.20 </text:p>
          </table:table-cell>
          <table:table-cell table:style-name="ce18" office:value-type="float" office:value="6389" calcext:value-type="float">
            <text:p>6389.00 </text:p>
          </table:table-cell>
          <table:table-cell table:style-name="ce18" office:value-type="float" office:value="3362.8" calcext:value-type="float">
            <text:p>3362.80 </text:p>
          </table:table-cell>
          <table:table-cell table:style-name="ce23" office:value-type="float" office:value="4292.8" calcext:value-type="float">
            <text:p>4292.80 </text:p>
          </table:table-cell>
          <table:table-cell table:style-name="ce26" table:formula="of:=([.E29]-[.F29])/[.E29]" office:value-type="percentage" office:value="0.473657849428706" calcext:value-type="percentage">
            <text:p>47.37%</text:p>
          </table:table-cell>
          <table:table-cell table:style-name="ce27" table:formula="of:=([.G29]-[.F29])/[.G29]" office:value-type="percentage" office:value="0.216641818859486" calcext:value-type="percentage">
            <text:p>21.6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15K</text:p>
          </table:table-cell>
          <table:table-cell table:style-name="ce9" office:value-type="float" office:value="8762" calcext:value-type="float">
            <text:p>8762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64769.4" calcext:value-type="float">
            <text:p>64769.40 </text:p>
          </table:table-cell>
          <table:table-cell table:style-name="ce18" office:value-type="float" office:value="7968.8" calcext:value-type="float">
            <text:p>7968.80 </text:p>
          </table:table-cell>
          <table:table-cell table:style-name="ce18" office:value-type="float" office:value="4636.6" calcext:value-type="float">
            <text:p>4636.60 </text:p>
          </table:table-cell>
          <table:table-cell table:style-name="ce23" office:value-type="float" office:value="2807.6" calcext:value-type="float">
            <text:p>2807.60 </text:p>
          </table:table-cell>
          <table:table-cell table:style-name="ce26" table:formula="of:=([.E30]-[.F30])/[.E30]" office:value-type="percentage" office:value="0.418155807649834" calcext:value-type="percentage">
            <text:p>41.82%</text:p>
          </table:table-cell>
          <table:table-cell table:style-name="ce27" table:formula="of:=([.G30]-[.F30])/[.G30]" office:value-type="percentage" office:value="-0.65144607493945" calcext:value-type="percentage">
            <text:p>-65.1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20K</text:p>
          </table:table-cell>
          <table:table-cell table:style-name="ce9" office:value-type="float" office:value="13585" calcext:value-type="float">
            <text:p>13585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154652.6" calcext:value-type="float">
            <text:p>154652.60 </text:p>
          </table:table-cell>
          <table:table-cell table:style-name="ce18" office:value-type="float" office:value="12510" calcext:value-type="float">
            <text:p>12510.00 </text:p>
          </table:table-cell>
          <table:table-cell table:style-name="ce18" office:value-type="float" office:value="8023.6" calcext:value-type="float">
            <text:p>8023.60 </text:p>
          </table:table-cell>
          <table:table-cell table:style-name="ce23" office:value-type="float" office:value="8736.4" calcext:value-type="float">
            <text:p>8736.40 </text:p>
          </table:table-cell>
          <table:table-cell table:style-name="ce26" table:formula="of:=([.E31]-[.F31])/[.E31]" office:value-type="percentage" office:value="0.358625099920064" calcext:value-type="percentage">
            <text:p>35.86%</text:p>
          </table:table-cell>
          <table:table-cell table:style-name="ce27" table:formula="of:=([.G31]-[.F31])/[.G31]" office:value-type="percentage" office:value="0.0815896708026189" calcext:value-type="percentage">
            <text:p>8.1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30K</text:p>
          </table:table-cell>
          <table:table-cell table:style-name="ce9" office:value-type="float" office:value="20613" calcext:value-type="float">
            <text:p>20613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float" office:value="356683.4" calcext:value-type="float">
            <text:p>356683.40 </text:p>
          </table:table-cell>
          <table:table-cell table:style-name="ce18" office:value-type="float" office:value="23678.6" calcext:value-type="float">
            <text:p>23678.60 </text:p>
          </table:table-cell>
          <table:table-cell table:style-name="ce18" office:value-type="float" office:value="20660.8" calcext:value-type="float">
            <text:p>20660.80 </text:p>
          </table:table-cell>
          <table:table-cell table:style-name="ce23" office:value-type="float" office:value="13029.8" calcext:value-type="float">
            <text:p>13029.80 </text:p>
          </table:table-cell>
          <table:table-cell table:style-name="ce26" table:formula="of:=([.E32]-[.F32])/[.E32]" office:value-type="percentage" office:value="0.127448413335248" calcext:value-type="percentage">
            <text:p>12.74%</text:p>
          </table:table-cell>
          <table:table-cell table:style-name="ce27" table:formula="of:=([.G32]-[.F32])/[.G32]" office:value-type="percentage" office:value="-0.585657492824142" calcext:value-type="percentage">
            <text:p>-58.5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1K</text:p>
          </table:table-cell>
          <table:table-cell table:style-name="ce9" office:value-type="float" office:value="847" calcext:value-type="float">
            <text:p>847</text:p>
          </table:table-cell>
          <table:table-cell table:style-name="ce14" office:value-type="float" office:value="19310" calcext:value-type="float">
            <text:p>19310</text:p>
          </table:table-cell>
          <table:table-cell table:style-name="ce18" office:value-type="float" office:value="971.6" calcext:value-type="float">
            <text:p>971.60 </text:p>
          </table:table-cell>
          <table:table-cell table:style-name="ce18" office:value-type="float" office:value="2990.6" calcext:value-type="float">
            <text:p>2990.60 </text:p>
          </table:table-cell>
          <table:table-cell table:style-name="ce18" office:value-type="float" office:value="1624.6" calcext:value-type="float">
            <text:p>1624.60 </text:p>
          </table:table-cell>
          <table:table-cell table:style-name="ce23" office:value-type="float" office:value="664" calcext:value-type="float">
            <text:p>664.00 </text:p>
          </table:table-cell>
          <table:table-cell table:style-name="ce26" table:formula="of:=([.E33]-[.F33])/[.E33]" office:value-type="percentage" office:value="0.456764528857086" calcext:value-type="percentage">
            <text:p>45.68%</text:p>
          </table:table-cell>
          <table:table-cell table:style-name="ce27" table:formula="of:=([.G33]-[.F33])/[.G33]" office:value-type="percentage" office:value="-1.44668674698795" calcext:value-type="percentage">
            <text:p>-144.6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5K</text:p>
          </table:table-cell>
          <table:table-cell table:style-name="ce9" office:value-type="float" office:value="4718" calcext:value-type="float">
            <text:p>4718</text:p>
          </table:table-cell>
          <table:table-cell table:style-name="ce14" office:value-type="float" office:value="654908" calcext:value-type="float">
            <text:p>654908</text:p>
          </table:table-cell>
          <table:table-cell table:style-name="ce18" office:value-type="float" office:value="29130.8" calcext:value-type="float">
            <text:p>29130.80 </text:p>
          </table:table-cell>
          <table:table-cell table:style-name="ce18" office:value-type="float" office:value="22417.8" calcext:value-type="float">
            <text:p>22417.80 </text:p>
          </table:table-cell>
          <table:table-cell table:style-name="ce18" office:value-type="float" office:value="10254.8" calcext:value-type="float">
            <text:p>10254.80 </text:p>
          </table:table-cell>
          <table:table-cell table:style-name="ce23" office:value-type="float" office:value="35709.4" calcext:value-type="float">
            <text:p>35709.40 </text:p>
          </table:table-cell>
          <table:table-cell table:style-name="ce26" table:formula="of:=([.E34]-[.F34])/[.E34]" office:value-type="percentage" office:value="0.542559930055581" calcext:value-type="percentage">
            <text:p>54.26%</text:p>
          </table:table-cell>
          <table:table-cell table:style-name="ce27" table:formula="of:=([.G34]-[.F34])/[.G34]" office:value-type="percentage" office:value="0.712826314639843" calcext:value-type="percentage">
            <text:p>71.2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10K</text:p>
          </table:table-cell>
          <table:table-cell table:style-name="ce9" office:value-type="float" office:value="9307" calcext:value-type="float">
            <text:p>9307</text:p>
          </table:table-cell>
          <table:table-cell table:style-name="ce14" office:value-type="float" office:value="2507088" calcext:value-type="float">
            <text:p>2507088</text:p>
          </table:table-cell>
          <table:table-cell table:style-name="ce18" office:value-type="float" office:value="114284.2" calcext:value-type="float">
            <text:p>114284.20 </text:p>
          </table:table-cell>
          <table:table-cell table:style-name="ce18" office:value-type="float" office:value="40167.8" calcext:value-type="float">
            <text:p>40167.80 </text:p>
          </table:table-cell>
          <table:table-cell table:style-name="ce18" office:value-type="float" office:value="22744.8" calcext:value-type="float">
            <text:p>22744.80 </text:p>
          </table:table-cell>
          <table:table-cell table:style-name="ce23" office:value-type="float" office:value="176457.4" calcext:value-type="float">
            <text:p>176457.40 </text:p>
          </table:table-cell>
          <table:table-cell table:style-name="ce26" table:formula="of:=([.E35]-[.F35])/[.E35]" office:value-type="percentage" office:value="0.433755396113305" calcext:value-type="percentage">
            <text:p>43.38%</text:p>
          </table:table-cell>
          <table:table-cell table:style-name="ce27" table:formula="of:=([.G35]-[.F35])/[.G35]" office:value-type="percentage" office:value="0.871103167110022" calcext:value-type="percentage">
            <text:p>87.1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15K</text:p>
          </table:table-cell>
          <table:table-cell table:style-name="ce9" office:value-type="float" office:value="13979" calcext:value-type="float">
            <text:p>13979</text:p>
          </table:table-cell>
          <table:table-cell table:style-name="ce14" office:value-type="float" office:value="5983709" calcext:value-type="float">
            <text:p>5983709</text:p>
          </table:table-cell>
          <table:table-cell table:style-name="ce18" office:value-type="float" office:value="259186.6" calcext:value-type="float">
            <text:p>259186.60 </text:p>
          </table:table-cell>
          <table:table-cell table:style-name="ce18" office:value-type="float" office:value="60544.2" calcext:value-type="float">
            <text:p>60544.20 </text:p>
          </table:table-cell>
          <table:table-cell table:style-name="ce18" office:value-type="float" office:value="39331.4" calcext:value-type="float">
            <text:p>39331.40 </text:p>
          </table:table-cell>
          <table:table-cell table:style-name="ce23" office:value-type="float" office:value="427858.6" calcext:value-type="float">
            <text:p>427858.60 </text:p>
          </table:table-cell>
          <table:table-cell table:style-name="ce26" table:formula="of:=([.E36]-[.F36])/[.E36]" office:value-type="percentage" office:value="0.35036882145606" calcext:value-type="percentage">
            <text:p>35.04%</text:p>
          </table:table-cell>
          <table:table-cell table:style-name="ce27" table:formula="of:=([.G36]-[.F36])/[.G36]" office:value-type="percentage" office:value="0.908073835608306" calcext:value-type="percentage">
            <text:p>90.8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20K</text:p>
          </table:table-cell>
          <table:table-cell table:style-name="ce9" office:value-type="float" office:value="18643" calcext:value-type="float">
            <text:p>18643</text:p>
          </table:table-cell>
          <table:table-cell table:style-name="ce14" office:value-type="float" office:value="10635055" calcext:value-type="float">
            <text:p>10635055</text:p>
          </table:table-cell>
          <table:table-cell table:style-name="ce18" office:value-type="float" office:value="460293.2" calcext:value-type="float">
            <text:p>460293.20 </text:p>
          </table:table-cell>
          <table:table-cell table:style-name="ce18" office:value-type="float" office:value="78338" calcext:value-type="float">
            <text:p>78338.00 </text:p>
          </table:table-cell>
          <table:table-cell table:style-name="ce18" office:value-type="float" office:value="49453.2" calcext:value-type="float">
            <text:p>49453.20 </text:p>
          </table:table-cell>
          <table:table-cell table:style-name="ce23" office:value-type="float" office:value="771443.2" calcext:value-type="float">
            <text:p>771443.20 </text:p>
          </table:table-cell>
          <table:table-cell table:style-name="ce26" table:formula="of:=([.E37]-[.F37])/[.E37]" office:value-type="percentage" office:value="0.36872016135209" calcext:value-type="percentage">
            <text:p>36.87%</text:p>
          </table:table-cell>
          <table:table-cell table:style-name="ce27" table:formula="of:=([.G37]-[.F37])/[.G37]" office:value-type="percentage" office:value="0.935895215616652" calcext:value-type="percentage">
            <text:p>93.5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30K</text:p>
          </table:table-cell>
          <table:table-cell table:style-name="ce9" office:value-type="float" office:value="27750" calcext:value-type="float">
            <text:p>27750</text:p>
          </table:table-cell>
          <table:table-cell table:style-name="ce14" office:value-type="float" office:value="23405114" calcext:value-type="float">
            <text:p>23405114</text:p>
          </table:table-cell>
          <table:table-cell table:style-name="ce18" office:value-type="float" office:value="1016944" calcext:value-type="float">
            <text:p>1016944.00 </text:p>
          </table:table-cell>
          <table:table-cell table:style-name="ce18" office:value-type="float" office:value="122187.4" calcext:value-type="float">
            <text:p>122187.40 </text:p>
          </table:table-cell>
          <table:table-cell table:style-name="ce18" office:value-type="float" office:value="134867" calcext:value-type="float">
            <text:p>134867.00 </text:p>
          </table:table-cell>
          <table:table-cell table:style-name="ce23" office:value-type="float" office:value="1843785" calcext:value-type="float">
            <text:p>1843785.00 </text:p>
          </table:table-cell>
          <table:table-cell table:style-name="ce26" table:formula="of:=([.E38]-[.F38])/[.E38]" office:value-type="percentage" office:value="-0.103771747332376" calcext:value-type="percentage">
            <text:p>-10.38%</text:p>
          </table:table-cell>
          <table:table-cell table:style-name="ce27" table:formula="of:=([.G38]-[.F38])/[.G38]" office:value-type="percentage" office:value="0.926853185159875" calcext:value-type="percentage">
            <text:p>92.6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1K</text:p>
          </table:table-cell>
          <table:table-cell table:style-name="ce9" office:value-type="float" office:value="960" calcext:value-type="float">
            <text:p>960</text:p>
          </table:table-cell>
          <table:table-cell table:style-name="ce14" office:value-type="float" office:value="46444" calcext:value-type="float">
            <text:p>46444</text:p>
          </table:table-cell>
          <table:table-cell table:style-name="ce18" office:value-type="float" office:value="858" calcext:value-type="float">
            <text:p>858.00 </text:p>
          </table:table-cell>
          <table:table-cell table:style-name="ce18" office:value-type="float" office:value="1411.8" calcext:value-type="float">
            <text:p>1411.80 </text:p>
          </table:table-cell>
          <table:table-cell table:style-name="ce18" office:value-type="float" office:value="905" calcext:value-type="float">
            <text:p>905.00 </text:p>
          </table:table-cell>
          <table:table-cell table:style-name="ce23" office:value-type="float" office:value="842.6" calcext:value-type="float">
            <text:p>842.60 </text:p>
          </table:table-cell>
          <table:table-cell table:style-name="ce26" table:formula="of:=([.E39]-[.F39])/[.E39]" office:value-type="percentage" office:value="0.358974358974359" calcext:value-type="percentage">
            <text:p>35.90%</text:p>
          </table:table-cell>
          <table:table-cell table:style-name="ce27" table:formula="of:=([.G39]-[.F39])/[.G39]" office:value-type="percentage" office:value="-0.074056491811061" calcext:value-type="percentage">
            <text:p>-7.4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5K</text:p>
          </table:table-cell>
          <table:table-cell table:style-name="ce9" office:value-type="float" office:value="4830" calcext:value-type="float">
            <text:p>4830</text:p>
          </table:table-cell>
          <table:table-cell table:style-name="ce14" office:value-type="float" office:value="1051217" calcext:value-type="float">
            <text:p>1051217</text:p>
          </table:table-cell>
          <table:table-cell table:style-name="ce18" office:value-type="float" office:value="22353" calcext:value-type="float">
            <text:p>22353.00 </text:p>
          </table:table-cell>
          <table:table-cell table:style-name="ce18" office:value-type="float" office:value="7549" calcext:value-type="float">
            <text:p>7549.00 </text:p>
          </table:table-cell>
          <table:table-cell table:style-name="ce18" office:value-type="float" office:value="3666.8" calcext:value-type="float">
            <text:p>3666.80 </text:p>
          </table:table-cell>
          <table:table-cell table:style-name="ce23" office:value-type="float" office:value="16911.4" calcext:value-type="float">
            <text:p>16911.40 </text:p>
          </table:table-cell>
          <table:table-cell table:style-name="ce26" table:formula="of:=([.E40]-[.F40])/[.E40]" office:value-type="percentage" office:value="0.514266790303351" calcext:value-type="percentage">
            <text:p>51.43%</text:p>
          </table:table-cell>
          <table:table-cell table:style-name="ce27" table:formula="of:=([.G40]-[.F40])/[.G40]" office:value-type="percentage" office:value="0.783175845879111" calcext:value-type="percentage">
            <text:p>78.3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10K</text:p>
          </table:table-cell>
          <table:table-cell table:style-name="ce9" office:value-type="float" office:value="9595" calcext:value-type="float">
            <text:p>9595</text:p>
          </table:table-cell>
          <table:table-cell table:style-name="ce14" office:value-type="float" office:value="4277515" calcext:value-type="float">
            <text:p>4277515</text:p>
          </table:table-cell>
          <table:table-cell table:style-name="ce18" office:value-type="float" office:value="92220.8" calcext:value-type="float">
            <text:p>92220.80 </text:p>
          </table:table-cell>
          <table:table-cell table:style-name="ce18" office:value-type="float" office:value="14941.6" calcext:value-type="float">
            <text:p>14941.60 </text:p>
          </table:table-cell>
          <table:table-cell table:style-name="ce18" office:value-type="float" office:value="9521.8" calcext:value-type="float">
            <text:p>9521.80 </text:p>
          </table:table-cell>
          <table:table-cell table:style-name="ce23" office:value-type="float" office:value="72984.8" calcext:value-type="float">
            <text:p>72984.80 </text:p>
          </table:table-cell>
          <table:table-cell table:style-name="ce26" table:formula="of:=([.E41]-[.F41])/[.E41]" office:value-type="percentage" office:value="0.362732237511378" calcext:value-type="percentage">
            <text:p>36.27%</text:p>
          </table:table-cell>
          <table:table-cell table:style-name="ce27" table:formula="of:=([.G41]-[.F41])/[.G41]" office:value-type="percentage" office:value="0.869537218708553" calcext:value-type="percentage">
            <text:p>86.9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15K</text:p>
          </table:table-cell>
          <table:table-cell table:style-name="ce9" office:value-type="float" office:value="14483" calcext:value-type="float">
            <text:p>14483</text:p>
          </table:table-cell>
          <table:table-cell table:style-name="ce14" office:value-type="float" office:value="9378356" calcext:value-type="float">
            <text:p>9378356</text:p>
          </table:table-cell>
          <table:table-cell table:style-name="ce18" office:value-type="float" office:value="209680" calcext:value-type="float">
            <text:p>209680.00 </text:p>
          </table:table-cell>
          <table:table-cell table:style-name="ce18" office:value-type="float" office:value="23519" calcext:value-type="float">
            <text:p>23519.00 </text:p>
          </table:table-cell>
          <table:table-cell table:style-name="ce18" office:value-type="float" office:value="20036.6" calcext:value-type="float">
            <text:p>20036.60 </text:p>
          </table:table-cell>
          <table:table-cell table:style-name="ce23" office:value-type="float" office:value="166063.2" calcext:value-type="float">
            <text:p>166063.20 </text:p>
          </table:table-cell>
          <table:table-cell table:style-name="ce26" table:formula="of:=([.E42]-[.F42])/[.E42]" office:value-type="percentage" office:value="0.148067519877546" calcext:value-type="percentage">
            <text:p>14.81%</text:p>
          </table:table-cell>
          <table:table-cell table:style-name="ce27" table:formula="of:=([.G42]-[.F42])/[.G42]" office:value-type="percentage" office:value="0.879343527042716" calcext:value-type="percentage">
            <text:p>87.9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20K</text:p>
          </table:table-cell>
          <table:table-cell table:style-name="ce9" office:value-type="float" office:value="19254" calcext:value-type="float">
            <text:p>19254</text:p>
          </table:table-cell>
          <table:table-cell table:style-name="ce14" office:value-type="float" office:value="17511226" calcext:value-type="float">
            <text:p>17511226</text:p>
          </table:table-cell>
          <table:table-cell table:style-name="ce18" office:value-type="float" office:value="373406.4" calcext:value-type="float">
            <text:p>373406.40 </text:p>
          </table:table-cell>
          <table:table-cell table:style-name="ce18" office:value-type="float" office:value="41052.8" calcext:value-type="float">
            <text:p>41052.80 </text:p>
          </table:table-cell>
          <table:table-cell table:style-name="ce18" office:value-type="float" office:value="28955.4" calcext:value-type="float">
            <text:p>28955.40 </text:p>
          </table:table-cell>
          <table:table-cell table:style-name="ce23" office:value-type="float" office:value="325378.6" calcext:value-type="float">
            <text:p>325378.60 </text:p>
          </table:table-cell>
          <table:table-cell table:style-name="ce26" table:formula="of:=([.E43]-[.F43])/[.E43]" office:value-type="percentage" office:value="0.294679047470574" calcext:value-type="percentage">
            <text:p>29.47%</text:p>
          </table:table-cell>
          <table:table-cell table:style-name="ce27" table:formula="of:=([.G43]-[.F43])/[.G43]" office:value-type="percentage" office:value="0.91101012789409" calcext:value-type="percentage">
            <text:p>91.1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30K</text:p>
          </table:table-cell>
          <table:table-cell table:style-name="ce9" office:value-type="float" office:value="28899" calcext:value-type="float">
            <text:p>28899</text:p>
          </table:table-cell>
          <table:table-cell table:style-name="ce14" office:value-type="float" office:value="38191926" calcext:value-type="float">
            <text:p>38191926</text:p>
          </table:table-cell>
          <table:table-cell table:style-name="ce18" office:value-type="float" office:value="830642.6" calcext:value-type="float">
            <text:p>830642.60 </text:p>
          </table:table-cell>
          <table:table-cell table:style-name="ce18" office:value-type="float" office:value="71607.4" calcext:value-type="float">
            <text:p>71607.40 </text:p>
          </table:table-cell>
          <table:table-cell table:style-name="ce18" office:value-type="float" office:value="85062.2" calcext:value-type="float">
            <text:p>85062.20 </text:p>
          </table:table-cell>
          <table:table-cell table:style-name="ce23" office:value-type="float" office:value="821422" calcext:value-type="float">
            <text:p>821422.00 </text:p>
          </table:table-cell>
          <table:table-cell table:style-name="ce26" table:formula="of:=([.E44]-[.F44])/[.E44]" office:value-type="percentage" office:value="-0.187896781617542" calcext:value-type="percentage">
            <text:p>-18.79%</text:p>
          </table:table-cell>
          <table:table-cell table:style-name="ce27" table:formula="of:=([.G44]-[.F44])/[.G44]" office:value-type="percentage" office:value="0.896445188952816" calcext:value-type="percentage">
            <text:p>89.6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1K</text:p>
          </table:table-cell>
          <table:table-cell table:style-name="ce9" office:value-type="float" office:value="782" calcext:value-type="float">
            <text:p>782</text:p>
          </table:table-cell>
          <table:table-cell table:style-name="ce14" office:value-type="float" office:value="23773" calcext:value-type="float">
            <text:p>23773</text:p>
          </table:table-cell>
          <table:table-cell table:style-name="ce18" office:value-type="float" office:value="779.2" calcext:value-type="float">
            <text:p>779.20 </text:p>
          </table:table-cell>
          <table:table-cell table:style-name="ce18" office:value-type="float" office:value="2264.2" calcext:value-type="float">
            <text:p>2264.20 </text:p>
          </table:table-cell>
          <table:table-cell table:style-name="ce18" office:value-type="float" office:value="1274.4" calcext:value-type="float">
            <text:p>1274.40 </text:p>
          </table:table-cell>
          <table:table-cell table:style-name="ce23" office:value-type="float" office:value="591.6" calcext:value-type="float">
            <text:p>591.60 </text:p>
          </table:table-cell>
          <table:table-cell table:style-name="ce26" table:formula="of:=([.E45]-[.F45])/[.E45]" office:value-type="percentage" office:value="0.437152195035774" calcext:value-type="percentage">
            <text:p>43.72%</text:p>
          </table:table-cell>
          <table:table-cell table:style-name="ce27" table:formula="of:=([.G45]-[.F45])/[.G45]" office:value-type="percentage" office:value="-1.15415821501014" calcext:value-type="percentage">
            <text:p>-115.4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5K</text:p>
          </table:table-cell>
          <table:table-cell table:style-name="ce9" office:value-type="float" office:value="4602" calcext:value-type="float">
            <text:p>4602</text:p>
          </table:table-cell>
          <table:table-cell table:style-name="ce14" office:value-type="float" office:value="731522" calcext:value-type="float">
            <text:p>731522</text:p>
          </table:table-cell>
          <table:table-cell table:style-name="ce18" office:value-type="float" office:value="28313.6" calcext:value-type="float">
            <text:p>28313.60 </text:p>
          </table:table-cell>
          <table:table-cell table:style-name="ce18" office:value-type="float" office:value="19494" calcext:value-type="float">
            <text:p>19494.00 </text:p>
          </table:table-cell>
          <table:table-cell table:style-name="ce18" office:value-type="float" office:value="8625.4" calcext:value-type="float">
            <text:p>8625.40 </text:p>
          </table:table-cell>
          <table:table-cell table:style-name="ce23" office:value-type="float" office:value="34423.2" calcext:value-type="float">
            <text:p>34423.20 </text:p>
          </table:table-cell>
          <table:table-cell table:style-name="ce26" table:formula="of:=([.E46]-[.F46])/[.E46]" office:value-type="percentage" office:value="0.557535651995486" calcext:value-type="percentage">
            <text:p>55.75%</text:p>
          </table:table-cell>
          <table:table-cell table:style-name="ce27" table:formula="of:=([.G46]-[.F46])/[.G46]" office:value-type="percentage" office:value="0.749430616560924" calcext:value-type="percentage">
            <text:p>74.9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10K</text:p>
          </table:table-cell>
          <table:table-cell table:style-name="ce9" office:value-type="float" office:value="9017" calcext:value-type="float">
            <text:p>9017</text:p>
          </table:table-cell>
          <table:table-cell table:style-name="ce14" office:value-type="float" office:value="2969508" calcext:value-type="float">
            <text:p>2969508</text:p>
          </table:table-cell>
          <table:table-cell table:style-name="ce18" office:value-type="float" office:value="110648.8" calcext:value-type="float">
            <text:p>110648.80 </text:p>
          </table:table-cell>
          <table:table-cell table:style-name="ce18" office:value-type="float" office:value="39511.2" calcext:value-type="float">
            <text:p>39511.20 </text:p>
          </table:table-cell>
          <table:table-cell table:style-name="ce18" office:value-type="float" office:value="20002.2" calcext:value-type="float">
            <text:p>20002.20 </text:p>
          </table:table-cell>
          <table:table-cell table:style-name="ce23" office:value-type="float" office:value="161832.2" calcext:value-type="float">
            <text:p>161832.20 </text:p>
          </table:table-cell>
          <table:table-cell table:style-name="ce26" table:formula="of:=([.E47]-[.F47])/[.E47]" office:value-type="percentage" office:value="0.493758731701391" calcext:value-type="percentage">
            <text:p>49.38%</text:p>
          </table:table-cell>
          <table:table-cell table:style-name="ce27" table:formula="of:=([.G47]-[.F47])/[.G47]" office:value-type="percentage" office:value="0.876401606108055" calcext:value-type="percentage">
            <text:p>87.6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15K</text:p>
          </table:table-cell>
          <table:table-cell table:style-name="ce9" office:value-type="float" office:value="13407" calcext:value-type="float">
            <text:p>13407</text:p>
          </table:table-cell>
          <table:table-cell table:style-name="ce14" office:value-type="float" office:value="6735943" calcext:value-type="float">
            <text:p>6735943</text:p>
          </table:table-cell>
          <table:table-cell table:style-name="ce18" office:value-type="float" office:value="247283.2" calcext:value-type="float">
            <text:p>247283.20 </text:p>
          </table:table-cell>
          <table:table-cell table:style-name="ce18" office:value-type="float" office:value="55247.2" calcext:value-type="float">
            <text:p>55247.20 </text:p>
          </table:table-cell>
          <table:table-cell table:style-name="ce18" office:value-type="float" office:value="30103.8" calcext:value-type="float">
            <text:p>30103.80 </text:p>
          </table:table-cell>
          <table:table-cell table:style-name="ce23" office:value-type="float" office:value="385479.6" calcext:value-type="float">
            <text:p>385479.60 </text:p>
          </table:table-cell>
          <table:table-cell table:style-name="ce26" table:formula="of:=([.E48]-[.F48])/[.E48]" office:value-type="percentage" office:value="0.455107227153593" calcext:value-type="percentage">
            <text:p>45.51%</text:p>
          </table:table-cell>
          <table:table-cell table:style-name="ce27" table:formula="of:=([.G48]-[.F48])/[.G48]" office:value-type="percentage" office:value="0.921905595004249" calcext:value-type="percentage">
            <text:p>92.1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20K</text:p>
          </table:table-cell>
          <table:table-cell table:style-name="ce9" office:value-type="float" office:value="17743" calcext:value-type="float">
            <text:p>17743</text:p>
          </table:table-cell>
          <table:table-cell table:style-name="ce14" office:value-type="float" office:value="10910459" calcext:value-type="float">
            <text:p>10910459</text:p>
          </table:table-cell>
          <table:table-cell table:style-name="ce18" office:value-type="float" office:value="430918.4" calcext:value-type="float">
            <text:p>430918.40 </text:p>
          </table:table-cell>
          <table:table-cell table:style-name="ce18" office:value-type="float" office:value="75891.6" calcext:value-type="float">
            <text:p>75891.60 </text:p>
          </table:table-cell>
          <table:table-cell table:style-name="ce18" office:value-type="float" office:value="45681.2" calcext:value-type="float">
            <text:p>45681.20 </text:p>
          </table:table-cell>
          <table:table-cell table:style-name="ce23" office:value-type="float" office:value="697802.6" calcext:value-type="float">
            <text:p>697802.60 </text:p>
          </table:table-cell>
          <table:table-cell table:style-name="ce26" table:formula="of:=([.E49]-[.F49])/[.E49]" office:value-type="percentage" office:value="0.398073041021668" calcext:value-type="percentage">
            <text:p>39.81%</text:p>
          </table:table-cell>
          <table:table-cell table:style-name="ce27" table:formula="of:=([.G49]-[.F49])/[.G49]" office:value-type="percentage" office:value="0.93453564088182" calcext:value-type="percentage">
            <text:p>93.4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30K</text:p>
          </table:table-cell>
          <table:table-cell table:style-name="ce9" office:value-type="float" office:value="26585" calcext:value-type="float">
            <text:p>26585</text:p>
          </table:table-cell>
          <table:table-cell table:style-name="ce14" office:value-type="float" office:value="25175553" calcext:value-type="float">
            <text:p>25175553</text:p>
          </table:table-cell>
          <table:table-cell table:style-name="ce18" office:value-type="float" office:value="967840.4" calcext:value-type="float">
            <text:p>967840.40 </text:p>
          </table:table-cell>
          <table:table-cell table:style-name="ce18" office:value-type="float" office:value="138890" calcext:value-type="float">
            <text:p>138890.00 </text:p>
          </table:table-cell>
          <table:table-cell table:style-name="ce18" office:value-type="float" office:value="81078.6" calcext:value-type="float">
            <text:p>81078.60 </text:p>
          </table:table-cell>
          <table:table-cell table:style-name="ce23" office:value-type="float" office:value="1701372.2" calcext:value-type="float">
            <text:p>1701372.20 </text:p>
          </table:table-cell>
          <table:table-cell table:style-name="ce26" table:formula="of:=([.E50]-[.F50])/[.E50]" office:value-type="percentage" office:value="0.416238750089999" calcext:value-type="percentage">
            <text:p>41.62%</text:p>
          </table:table-cell>
          <table:table-cell table:style-name="ce27" table:formula="of:=([.G50]-[.F50])/[.G50]" office:value-type="percentage" office:value="0.952345171738436" calcext:value-type="percentage">
            <text:p>95.2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1K</text:p>
          </table:table-cell>
          <table:table-cell table:style-name="ce9" office:value-type="float" office:value="857" calcext:value-type="float">
            <text:p>857</text:p>
          </table:table-cell>
          <table:table-cell table:style-name="ce14" office:value-type="float" office:value="10621" calcext:value-type="float">
            <text:p>10621</text:p>
          </table:table-cell>
          <table:table-cell table:style-name="ce18" office:value-type="float" office:value="1243.4" calcext:value-type="float">
            <text:p>1243.40 </text:p>
          </table:table-cell>
          <table:table-cell table:style-name="ce18" office:value-type="float" office:value="2544" calcext:value-type="float">
            <text:p>2544.00 </text:p>
          </table:table-cell>
          <table:table-cell table:style-name="ce18" office:value-type="float" office:value="1424" calcext:value-type="float">
            <text:p>1424.00 </text:p>
          </table:table-cell>
          <table:table-cell table:style-name="ce23" office:value-type="float" office:value="500" calcext:value-type="float">
            <text:p>500.00 </text:p>
          </table:table-cell>
          <table:table-cell table:style-name="ce26" table:formula="of:=([.E51]-[.F51])/[.E51]" office:value-type="percentage" office:value="0.440251572327044" calcext:value-type="percentage">
            <text:p>44.03%</text:p>
          </table:table-cell>
          <table:table-cell table:style-name="ce27" table:formula="of:=([.G51]-[.F51])/[.G51]" office:value-type="percentage" office:value="-1.848" calcext:value-type="percentage">
            <text:p>-184.8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5K</text:p>
          </table:table-cell>
          <table:table-cell table:style-name="ce9" office:value-type="float" office:value="4533" calcext:value-type="float">
            <text:p>4533</text:p>
          </table:table-cell>
          <table:table-cell table:style-name="ce14" office:value-type="float" office:value="398600" calcext:value-type="float">
            <text:p>398600</text:p>
          </table:table-cell>
          <table:table-cell table:style-name="ce18" office:value-type="float" office:value="33315.4" calcext:value-type="float">
            <text:p>33315.40 </text:p>
          </table:table-cell>
          <table:table-cell table:style-name="ce18" office:value-type="float" office:value="15269.2" calcext:value-type="float">
            <text:p>15269.20 </text:p>
          </table:table-cell>
          <table:table-cell table:style-name="ce18" office:value-type="float" office:value="7911.4" calcext:value-type="float">
            <text:p>7911.40 </text:p>
          </table:table-cell>
          <table:table-cell table:style-name="ce23" office:value-type="float" office:value="27139.2" calcext:value-type="float">
            <text:p>27139.20 </text:p>
          </table:table-cell>
          <table:table-cell table:style-name="ce26" table:formula="of:=([.E52]-[.F52])/[.E52]" office:value-type="percentage" office:value="0.4818720037723" calcext:value-type="percentage">
            <text:p>48.19%</text:p>
          </table:table-cell>
          <table:table-cell table:style-name="ce27" table:formula="of:=([.G52]-[.F52])/[.G52]" office:value-type="percentage" office:value="0.708488091027002" calcext:value-type="percentage">
            <text:p>70.8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10K</text:p>
          </table:table-cell>
          <table:table-cell table:style-name="ce9" office:value-type="float" office:value="8782" calcext:value-type="float">
            <text:p>8782</text:p>
          </table:table-cell>
          <table:table-cell table:style-name="ce14" office:value-type="float" office:value="1522348" calcext:value-type="float">
            <text:p>1522348</text:p>
          </table:table-cell>
          <table:table-cell table:style-name="ce18" office:value-type="float" office:value="124798.8" calcext:value-type="float">
            <text:p>124798.80 </text:p>
          </table:table-cell>
          <table:table-cell table:style-name="ce18" office:value-type="float" office:value="27787.2" calcext:value-type="float">
            <text:p>27787.20 </text:p>
          </table:table-cell>
          <table:table-cell table:style-name="ce18" office:value-type="float" office:value="17704.4" calcext:value-type="float">
            <text:p>17704.40 </text:p>
          </table:table-cell>
          <table:table-cell table:style-name="ce23" office:value-type="float" office:value="117999.4" calcext:value-type="float">
            <text:p>117999.40 </text:p>
          </table:table-cell>
          <table:table-cell table:style-name="ce26" table:formula="of:=([.E53]-[.F53])/[.E53]" office:value-type="percentage" office:value="0.36285771866183" calcext:value-type="percentage">
            <text:p>36.29%</text:p>
          </table:table-cell>
          <table:table-cell table:style-name="ce27" table:formula="of:=([.G53]-[.F53])/[.G53]" office:value-type="percentage" office:value="0.849961948959063" calcext:value-type="percentage">
            <text:p>85.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15K</text:p>
          </table:table-cell>
          <table:table-cell table:style-name="ce9" office:value-type="float" office:value="13096" calcext:value-type="float">
            <text:p>13096</text:p>
          </table:table-cell>
          <table:table-cell table:style-name="ce14" office:value-type="float" office:value="3599268" calcext:value-type="float">
            <text:p>3599268</text:p>
          </table:table-cell>
          <table:table-cell table:style-name="ce18" office:value-type="float" office:value="276732.6" calcext:value-type="float">
            <text:p>276732.60 </text:p>
          </table:table-cell>
          <table:table-cell table:style-name="ce18" office:value-type="float" office:value="49576.2" calcext:value-type="float">
            <text:p>49576.20 </text:p>
          </table:table-cell>
          <table:table-cell table:style-name="ce18" office:value-type="float" office:value="26684.2" calcext:value-type="float">
            <text:p>26684.20 </text:p>
          </table:table-cell>
          <table:table-cell table:style-name="ce23" office:value-type="float" office:value="267444.4" calcext:value-type="float">
            <text:p>267444.40 </text:p>
          </table:table-cell>
          <table:table-cell table:style-name="ce26" table:formula="of:=([.E54]-[.F54])/[.E54]" office:value-type="percentage" office:value="0.461753825424296" calcext:value-type="percentage">
            <text:p>46.18%</text:p>
          </table:table-cell>
          <table:table-cell table:style-name="ce27" table:formula="of:=([.G54]-[.F54])/[.G54]" office:value-type="percentage" office:value="0.900225243078561" calcext:value-type="percentage">
            <text:p>90.0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20K</text:p>
          </table:table-cell>
          <table:table-cell table:style-name="ce9" office:value-type="float" office:value="17333" calcext:value-type="float">
            <text:p>17333</text:p>
          </table:table-cell>
          <table:table-cell table:style-name="ce14" office:value-type="float" office:value="6178706" calcext:value-type="float">
            <text:p>6178706</text:p>
          </table:table-cell>
          <table:table-cell table:style-name="ce18" office:value-type="float" office:value="479638" calcext:value-type="float">
            <text:p>479638.00 </text:p>
          </table:table-cell>
          <table:table-cell table:style-name="ce18" office:value-type="float" office:value="61453.6" calcext:value-type="float">
            <text:p>61453.60 </text:p>
          </table:table-cell>
          <table:table-cell table:style-name="ce18" office:value-type="float" office:value="39954.4" calcext:value-type="float">
            <text:p>39954.40 </text:p>
          </table:table-cell>
          <table:table-cell table:style-name="ce23" office:value-type="float" office:value="475101.4" calcext:value-type="float">
            <text:p>475101.40 </text:p>
          </table:table-cell>
          <table:table-cell table:style-name="ce26" table:formula="of:=([.E55]-[.F55])/[.E55]" office:value-type="percentage" office:value="0.349844435476522" calcext:value-type="percentage">
            <text:p>34.98%</text:p>
          </table:table-cell>
          <table:table-cell table:style-name="ce27" table:formula="of:=([.G55]-[.F55])/[.G55]" office:value-type="percentage" office:value="0.915903426089673" calcext:value-type="percentage">
            <text:p>91.5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30K</text:p>
          </table:table-cell>
          <table:table-cell table:style-name="ce9" office:value-type="float" office:value="25791" calcext:value-type="float">
            <text:p>25791</text:p>
          </table:table-cell>
          <table:table-cell table:style-name="ce14" office:value-type="float" office:value="13756268" calcext:value-type="float">
            <text:p>13756268</text:p>
          </table:table-cell>
          <table:table-cell table:style-name="ce18" office:value-type="float" office:value="1058848" calcext:value-type="float">
            <text:p>1058848.00 </text:p>
          </table:table-cell>
          <table:table-cell table:style-name="ce18" office:value-type="float" office:value="94072.2" calcext:value-type="float">
            <text:p>94072.20 </text:p>
          </table:table-cell>
          <table:table-cell table:style-name="ce18" office:value-type="float" office:value="71589.4" calcext:value-type="float">
            <text:p>71589.40 </text:p>
          </table:table-cell>
          <table:table-cell table:style-name="ce23" office:value-type="float" office:value="1036581.4" calcext:value-type="float">
            <text:p>1036581.40 </text:p>
          </table:table-cell>
          <table:table-cell table:style-name="ce26" table:formula="of:=([.E56]-[.F56])/[.E56]" office:value-type="percentage" office:value="0.238995154785367" calcext:value-type="percentage">
            <text:p>23.90%</text:p>
          </table:table-cell>
          <table:table-cell table:style-name="ce27" table:formula="of:=([.G56]-[.F56])/[.G56]" office:value-type="percentage" office:value="0.930937020479048" calcext:value-type="percentage">
            <text:p>93.0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1K</text:p>
          </table:table-cell>
          <table:table-cell table:style-name="ce9" office:value-type="float" office:value="874" calcext:value-type="float">
            <text:p>874</text:p>
          </table:table-cell>
          <table:table-cell table:style-name="ce14" office:value-type="float" office:value="38305" calcext:value-type="float">
            <text:p>38305</text:p>
          </table:table-cell>
          <table:table-cell table:style-name="ce18" office:value-type="float" office:value="1096" calcext:value-type="float">
            <text:p>1096.00 </text:p>
          </table:table-cell>
          <table:table-cell table:style-name="ce18" office:value-type="float" office:value="2700.2" calcext:value-type="float">
            <text:p>2700.20 </text:p>
          </table:table-cell>
          <table:table-cell table:style-name="ce18" office:value-type="float" office:value="1502.8" calcext:value-type="float">
            <text:p>1502.80 </text:p>
          </table:table-cell>
          <table:table-cell table:style-name="ce23" office:value-type="float" office:value="1160.6" calcext:value-type="float">
            <text:p>1160.60 </text:p>
          </table:table-cell>
          <table:table-cell table:style-name="ce26" table:formula="of:=([.E57]-[.F57])/[.E57]" office:value-type="percentage" office:value="0.44344863343456" calcext:value-type="percentage">
            <text:p>44.34%</text:p>
          </table:table-cell>
          <table:table-cell table:style-name="ce27" table:formula="of:=([.G57]-[.F57])/[.G57]" office:value-type="percentage" office:value="-0.294847492676202" calcext:value-type="percentage">
            <text:p>-29.4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5K</text:p>
          </table:table-cell>
          <table:table-cell table:style-name="ce9" office:value-type="float" office:value="4483" calcext:value-type="float">
            <text:p>4483</text:p>
          </table:table-cell>
          <table:table-cell table:style-name="ce14" office:value-type="float" office:value="960833" calcext:value-type="float">
            <text:p>960833</text:p>
          </table:table-cell>
          <table:table-cell table:style-name="ce18" office:value-type="float" office:value="27666.6" calcext:value-type="float">
            <text:p>27666.60 </text:p>
          </table:table-cell>
          <table:table-cell table:style-name="ce18" office:value-type="float" office:value="16858.4" calcext:value-type="float">
            <text:p>16858.40 </text:p>
          </table:table-cell>
          <table:table-cell table:style-name="ce18" office:value-type="float" office:value="8586.8" calcext:value-type="float">
            <text:p>8586.80 </text:p>
          </table:table-cell>
          <table:table-cell table:style-name="ce23" office:value-type="float" office:value="37881.8" calcext:value-type="float">
            <text:p>37881.80 </text:p>
          </table:table-cell>
          <table:table-cell table:style-name="ce26" table:formula="of:=([.E58]-[.F58])/[.E58]" office:value-type="percentage" office:value="0.49065154463057" calcext:value-type="percentage">
            <text:p>49.07%</text:p>
          </table:table-cell>
          <table:table-cell table:style-name="ce27" table:formula="of:=([.G58]-[.F58])/[.G58]" office:value-type="percentage" office:value="0.773326505076316" calcext:value-type="percentage">
            <text:p>77.3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10K</text:p>
          </table:table-cell>
          <table:table-cell table:style-name="ce9" office:value-type="float" office:value="8835" calcext:value-type="float">
            <text:p>8835</text:p>
          </table:table-cell>
          <table:table-cell table:style-name="ce14" office:value-type="float" office:value="3860687" calcext:value-type="float">
            <text:p>3860687</text:p>
          </table:table-cell>
          <table:table-cell table:style-name="ce18" office:value-type="float" office:value="107355.2" calcext:value-type="float">
            <text:p>107355.20 </text:p>
          </table:table-cell>
          <table:table-cell table:style-name="ce18" office:value-type="float" office:value="39353.8" calcext:value-type="float">
            <text:p>39353.80 </text:p>
          </table:table-cell>
          <table:table-cell table:style-name="ce18" office:value-type="float" office:value="24033" calcext:value-type="float">
            <text:p>24033.00 </text:p>
          </table:table-cell>
          <table:table-cell table:style-name="ce23" office:value-type="float" office:value="168898.8" calcext:value-type="float">
            <text:p>168898.80 </text:p>
          </table:table-cell>
          <table:table-cell table:style-name="ce26" table:formula="of:=([.E59]-[.F59])/[.E59]" office:value-type="percentage" office:value="0.389309291605893" calcext:value-type="percentage">
            <text:p>38.93%</text:p>
          </table:table-cell>
          <table:table-cell table:style-name="ce27" table:formula="of:=([.G59]-[.F59])/[.G59]" office:value-type="percentage" office:value="0.857707692416998" calcext:value-type="percentage">
            <text:p>85.7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15K</text:p>
          </table:table-cell>
          <table:table-cell table:style-name="ce9" office:value-type="float" office:value="13131" calcext:value-type="float">
            <text:p>13131</text:p>
          </table:table-cell>
          <table:table-cell table:style-name="ce14" office:value-type="float" office:value="8681549" calcext:value-type="float">
            <text:p>8681549</text:p>
          </table:table-cell>
          <table:table-cell table:style-name="ce18" office:value-type="float" office:value="236350.4" calcext:value-type="float">
            <text:p>236350.40 </text:p>
          </table:table-cell>
          <table:table-cell table:style-name="ce18" office:value-type="float" office:value="52857.8" calcext:value-type="float">
            <text:p>52857.80 </text:p>
          </table:table-cell>
          <table:table-cell table:style-name="ce18" office:value-type="float" office:value="30514" calcext:value-type="float">
            <text:p>30514.00 </text:p>
          </table:table-cell>
          <table:table-cell table:style-name="ce23" office:value-type="float" office:value="395194.6" calcext:value-type="float">
            <text:p>395194.60 </text:p>
          </table:table-cell>
          <table:table-cell table:style-name="ce26" table:formula="of:=([.E60]-[.F60])/[.E60]" office:value-type="percentage" office:value="0.42271528516132" calcext:value-type="percentage">
            <text:p>42.27%</text:p>
          </table:table-cell>
          <table:table-cell table:style-name="ce27" table:formula="of:=([.G60]-[.F60])/[.G60]" office:value-type="percentage" office:value="0.922787406508085" calcext:value-type="percentage">
            <text:p>92.2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20K</text:p>
          </table:table-cell>
          <table:table-cell table:style-name="ce9" office:value-type="float" office:value="17470" calcext:value-type="float">
            <text:p>17470</text:p>
          </table:table-cell>
          <table:table-cell table:style-name="ce14" office:value-type="float" office:value="15042712" calcext:value-type="float">
            <text:p>15042712</text:p>
          </table:table-cell>
          <table:table-cell table:style-name="ce18" office:value-type="float" office:value="419368.8" calcext:value-type="float">
            <text:p>419368.80 </text:p>
          </table:table-cell>
          <table:table-cell table:style-name="ce18" office:value-type="float" office:value="62382.6" calcext:value-type="float">
            <text:p>62382.60 </text:p>
          </table:table-cell>
          <table:table-cell table:style-name="ce18" office:value-type="float" office:value="43962" calcext:value-type="float">
            <text:p>43962.00 </text:p>
          </table:table-cell>
          <table:table-cell table:style-name="ce23" office:value-type="float" office:value="721742.4" calcext:value-type="float">
            <text:p>721742.40 </text:p>
          </table:table-cell>
          <table:table-cell table:style-name="ce26" table:formula="of:=([.E61]-[.F61])/[.E61]" office:value-type="percentage" office:value="0.295284261957661" calcext:value-type="percentage">
            <text:p>29.53%</text:p>
          </table:table-cell>
          <table:table-cell table:style-name="ce27" table:formula="of:=([.G61]-[.F61])/[.G61]" office:value-type="percentage" office:value="0.939089071114569" calcext:value-type="percentage">
            <text:p>93.9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30K</text:p>
          </table:table-cell>
          <table:table-cell table:style-name="ce9" office:value-type="float" office:value="25966" calcext:value-type="float">
            <text:p>25966</text:p>
          </table:table-cell>
          <table:table-cell table:style-name="ce14" office:value-type="float" office:value="33029736" calcext:value-type="float">
            <text:p>33029736</text:p>
          </table:table-cell>
          <table:table-cell table:style-name="ce18" office:value-type="float" office:value="918128" calcext:value-type="float">
            <text:p>918128.00 </text:p>
          </table:table-cell>
          <table:table-cell table:style-name="ce18" office:value-type="float" office:value="112217" calcext:value-type="float">
            <text:p>112217.00 </text:p>
          </table:table-cell>
          <table:table-cell table:style-name="ce18" office:value-type="float" office:value="74486.4" calcext:value-type="float">
            <text:p>74486.40 </text:p>
          </table:table-cell>
          <table:table-cell table:style-name="ce23" office:value-type="float" office:value="1657899" calcext:value-type="float">
            <text:p>1657899.00 </text:p>
          </table:table-cell>
          <table:table-cell table:style-name="ce26" table:formula="of:=([.E62]-[.F62])/[.E62]" office:value-type="percentage" office:value="0.336228913622713" calcext:value-type="percentage">
            <text:p>33.62%</text:p>
          </table:table-cell>
          <table:table-cell table:style-name="ce27" table:formula="of:=([.G62]-[.F62])/[.G62]" office:value-type="percentage" office:value="0.955071810767725" calcext:value-type="percentage">
            <text:p>95.5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1K</text:p>
          </table:table-cell>
          <table:table-cell table:style-name="ce9" office:value-type="float" office:value="977" calcext:value-type="float">
            <text:p>977</text:p>
          </table:table-cell>
          <table:table-cell table:style-name="ce14" office:value-type="float" office:value="6195" calcext:value-type="float">
            <text:p>6195</text:p>
          </table:table-cell>
          <table:table-cell table:style-name="ce18" office:value-type="float" office:value="1185.8" calcext:value-type="float">
            <text:p>1185.80 </text:p>
          </table:table-cell>
          <table:table-cell table:style-name="ce18" office:value-type="float" office:value="1404.6" calcext:value-type="float">
            <text:p>1404.60 </text:p>
          </table:table-cell>
          <table:table-cell table:style-name="ce18" office:value-type="float" office:value="898.2" calcext:value-type="float">
            <text:p>898.20 </text:p>
          </table:table-cell>
          <table:table-cell table:style-name="ce23" office:value-type="float" office:value="905.6" calcext:value-type="float">
            <text:p>905.60 </text:p>
          </table:table-cell>
          <table:table-cell table:style-name="ce26" table:formula="of:=([.E63]-[.F63])/[.E63]" office:value-type="percentage" office:value="0.36052968816745" calcext:value-type="percentage">
            <text:p>36.05%</text:p>
          </table:table-cell>
          <table:table-cell table:style-name="ce27" table:formula="of:=([.G63]-[.F63])/[.G63]" office:value-type="percentage" office:value="0.00817137809187277" calcext:value-type="percentage">
            <text:p>0.8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5K</text:p>
          </table:table-cell>
          <table:table-cell table:style-name="ce9" office:value-type="float" office:value="4718" calcext:value-type="float">
            <text:p>4718</text:p>
          </table:table-cell>
          <table:table-cell table:style-name="ce14" office:value-type="float" office:value="101420" calcext:value-type="float">
            <text:p>101420</text:p>
          </table:table-cell>
          <table:table-cell table:style-name="ce18" office:value-type="float" office:value="27361.6" calcext:value-type="float">
            <text:p>27361.60 </text:p>
          </table:table-cell>
          <table:table-cell table:style-name="ce18" office:value-type="float" office:value="7181.8" calcext:value-type="float">
            <text:p>7181.80 </text:p>
          </table:table-cell>
          <table:table-cell table:style-name="ce18" office:value-type="float" office:value="3420.6" calcext:value-type="float">
            <text:p>3420.60 </text:p>
          </table:table-cell>
          <table:table-cell table:style-name="ce23" office:value-type="float" office:value="8412.4" calcext:value-type="float">
            <text:p>8412.40 </text:p>
          </table:table-cell>
          <table:table-cell table:style-name="ce26" table:formula="of:=([.E64]-[.F64])/[.E64]" office:value-type="percentage" office:value="0.523712718260046" calcext:value-type="percentage">
            <text:p>52.37%</text:p>
          </table:table-cell>
          <table:table-cell table:style-name="ce27" table:formula="of:=([.G64]-[.F64])/[.G64]" office:value-type="percentage" office:value="0.593385954067805" calcext:value-type="percentage">
            <text:p>59.3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10K</text:p>
          </table:table-cell>
          <table:table-cell table:style-name="ce9" office:value-type="float" office:value="9544" calcext:value-type="float">
            <text:p>9544</text:p>
          </table:table-cell>
          <table:table-cell table:style-name="ce14" office:value-type="float" office:value="428115" calcext:value-type="float">
            <text:p>428115</text:p>
          </table:table-cell>
          <table:table-cell table:style-name="ce18" office:value-type="float" office:value="114521.6" calcext:value-type="float">
            <text:p>114521.60 </text:p>
          </table:table-cell>
          <table:table-cell table:style-name="ce18" office:value-type="float" office:value="14689.2" calcext:value-type="float">
            <text:p>14689.20 </text:p>
          </table:table-cell>
          <table:table-cell table:style-name="ce18" office:value-type="float" office:value="8959.6" calcext:value-type="float">
            <text:p>8959.60 </text:p>
          </table:table-cell>
          <table:table-cell table:style-name="ce23" office:value-type="float" office:value="29728.2" calcext:value-type="float">
            <text:p>29728.20 </text:p>
          </table:table-cell>
          <table:table-cell table:style-name="ce26" table:formula="of:=([.E65]-[.F65])/[.E65]" office:value-type="percentage" office:value="0.390055278708166" calcext:value-type="percentage">
            <text:p>39.01%</text:p>
          </table:table-cell>
          <table:table-cell table:style-name="ce27" table:formula="of:=([.G65]-[.F65])/[.G65]" office:value-type="percentage" office:value="0.698616128793536" calcext:value-type="percentage">
            <text:p>69.8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15K</text:p>
          </table:table-cell>
          <table:table-cell table:style-name="ce9" office:value-type="float" office:value="14512" calcext:value-type="float">
            <text:p>14512</text:p>
          </table:table-cell>
          <table:table-cell table:style-name="ce14" office:value-type="float" office:value="962085" calcext:value-type="float">
            <text:p>962085</text:p>
          </table:table-cell>
          <table:table-cell table:style-name="ce18" office:value-type="float" office:value="259119" calcext:value-type="float">
            <text:p>259119.00 </text:p>
          </table:table-cell>
          <table:table-cell table:style-name="ce18" office:value-type="float" office:value="22201.4" calcext:value-type="float">
            <text:p>22201.40 </text:p>
          </table:table-cell>
          <table:table-cell table:style-name="ce18" office:value-type="float" office:value="18651" calcext:value-type="float">
            <text:p>18651.00 </text:p>
          </table:table-cell>
          <table:table-cell table:style-name="ce23" office:value-type="float" office:value="62088.8" calcext:value-type="float">
            <text:p>62088.80 </text:p>
          </table:table-cell>
          <table:table-cell table:style-name="ce26" table:formula="of:=([.E66]-[.F66])/[.E66]" office:value-type="percentage" office:value="0.159917843018909" calcext:value-type="percentage">
            <text:p>15.99%</text:p>
          </table:table-cell>
          <table:table-cell table:style-name="ce27" table:formula="of:=([.G66]-[.F66])/[.G66]" office:value-type="percentage" office:value="0.699607658708173" calcext:value-type="percentage">
            <text:p>69.9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20K</text:p>
          </table:table-cell>
          <table:table-cell table:style-name="ce9" office:value-type="float" office:value="19477" calcext:value-type="float">
            <text:p>19477</text:p>
          </table:table-cell>
          <table:table-cell table:style-name="ce14" office:value-type="float" office:value="1827968" calcext:value-type="float">
            <text:p>1827968</text:p>
          </table:table-cell>
          <table:table-cell table:style-name="ce18" office:value-type="float" office:value="460532.4" calcext:value-type="float">
            <text:p>460532.40 </text:p>
          </table:table-cell>
          <table:table-cell table:style-name="ce18" office:value-type="float" office:value="38492" calcext:value-type="float">
            <text:p>38492.00 </text:p>
          </table:table-cell>
          <table:table-cell table:style-name="ce18" office:value-type="float" office:value="27503.2" calcext:value-type="float">
            <text:p>27503.20 </text:p>
          </table:table-cell>
          <table:table-cell table:style-name="ce23" office:value-type="float" office:value="113817.6" calcext:value-type="float">
            <text:p>113817.60 </text:p>
          </table:table-cell>
          <table:table-cell table:style-name="ce26" table:formula="of:=([.E67]-[.F67])/[.E67]" office:value-type="percentage" office:value="0.285482697703419" calcext:value-type="percentage">
            <text:p>28.55%</text:p>
          </table:table-cell>
          <table:table-cell table:style-name="ce27" table:formula="of:=([.G67]-[.F67])/[.G67]" office:value-type="percentage" office:value="0.758357231219073" calcext:value-type="percentage">
            <text:p>75.8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30K</text:p>
          </table:table-cell>
          <table:table-cell table:style-name="ce9" office:value-type="float" office:value="29684" calcext:value-type="float">
            <text:p>29684</text:p>
          </table:table-cell>
          <table:table-cell table:style-name="ce14" office:value-type="float" office:value="4359977" calcext:value-type="float">
            <text:p>4359977</text:p>
          </table:table-cell>
          <table:table-cell table:style-name="ce18" office:value-type="float" office:value="1054512" calcext:value-type="float">
            <text:p>1054512.00 </text:p>
          </table:table-cell>
          <table:table-cell table:style-name="ce18" office:value-type="float" office:value="75685.2" calcext:value-type="float">
            <text:p>75685.20 </text:p>
          </table:table-cell>
          <table:table-cell table:style-name="ce18" office:value-type="float" office:value="83109.4" calcext:value-type="float">
            <text:p>83109.40 </text:p>
          </table:table-cell>
          <table:table-cell table:style-name="ce23" office:value-type="float" office:value="323884.8" calcext:value-type="float">
            <text:p>323884.80 </text:p>
          </table:table-cell>
          <table:table-cell table:style-name="ce26" table:formula="of:=([.E68]-[.F68])/[.E68]" office:value-type="percentage" office:value="-0.098093154275869" calcext:value-type="percentage">
            <text:p>-9.81%</text:p>
          </table:table-cell>
          <table:table-cell table:style-name="ce27" table:formula="of:=([.G68]-[.F68])/[.G68]" office:value-type="percentage" office:value="0.743398270002174" calcext:value-type="percentage">
            <text:p>74.3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1K</text:p>
          </table:table-cell>
          <table:table-cell table:style-name="ce9" office:value-type="float" office:value="695" calcext:value-type="float">
            <text:p>695</text:p>
          </table:table-cell>
          <table:table-cell table:style-name="ce14" office:value-type="float" office:value="15794" calcext:value-type="float">
            <text:p>15794</text:p>
          </table:table-cell>
          <table:table-cell table:style-name="ce18" office:value-type="float" office:value="507.8" calcext:value-type="float">
            <text:p>507.80 </text:p>
          </table:table-cell>
          <table:table-cell table:style-name="ce18" office:value-type="float" office:value="1333.4" calcext:value-type="float">
            <text:p>1333.40 </text:p>
          </table:table-cell>
          <table:table-cell table:style-name="ce18" office:value-type="float" office:value="691.2" calcext:value-type="float">
            <text:p>691.20 </text:p>
          </table:table-cell>
          <table:table-cell table:style-name="ce23" office:value-type="float" office:value="289" calcext:value-type="float">
            <text:p>289.00 </text:p>
          </table:table-cell>
          <table:table-cell table:style-name="ce26" table:formula="of:=([.E69]-[.F69])/[.E69]" office:value-type="percentage" office:value="0.481625918704065" calcext:value-type="percentage">
            <text:p>48.16%</text:p>
          </table:table-cell>
          <table:table-cell table:style-name="ce27" table:formula="of:=([.G69]-[.F69])/[.G69]" office:value-type="percentage" office:value="-1.3916955017301" calcext:value-type="percentage">
            <text:p>-139.1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5K</text:p>
          </table:table-cell>
          <table:table-cell table:style-name="ce9" office:value-type="float" office:value="5000" calcext:value-type="float">
            <text:p>5000</text:p>
          </table:table-cell>
          <table:table-cell table:style-name="ce14" office:value-type="float" office:value="778401" calcext:value-type="float">
            <text:p>778401</text:p>
          </table:table-cell>
          <table:table-cell table:style-name="ce18" office:value-type="float" office:value="26693" calcext:value-type="float">
            <text:p>26693.00 </text:p>
          </table:table-cell>
          <table:table-cell table:style-name="ce18" office:value-type="float" office:value="14356.8" calcext:value-type="float">
            <text:p>14356.80 </text:p>
          </table:table-cell>
          <table:table-cell table:style-name="ce18" office:value-type="float" office:value="7200.6" calcext:value-type="float">
            <text:p>7200.60 </text:p>
          </table:table-cell>
          <table:table-cell table:style-name="ce23" office:value-type="float" office:value="25997.6" calcext:value-type="float">
            <text:p>25997.60 </text:p>
          </table:table-cell>
          <table:table-cell table:style-name="ce26" table:formula="of:=([.E70]-[.F70])/[.E70]" office:value-type="percentage" office:value="0.498453694416583" calcext:value-type="percentage">
            <text:p>49.85%</text:p>
          </table:table-cell>
          <table:table-cell table:style-name="ce27" table:formula="of:=([.G70]-[.F70])/[.G70]" office:value-type="percentage" office:value="0.723028279533495" calcext:value-type="percentage">
            <text:p>72.3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10K</text:p>
          </table:table-cell>
          <table:table-cell table:style-name="ce9" office:value-type="float" office:value="10000" calcext:value-type="float">
            <text:p>10000</text:p>
          </table:table-cell>
          <table:table-cell table:style-name="ce14" office:value-type="float" office:value="3008668" calcext:value-type="float">
            <text:p>3008668</text:p>
          </table:table-cell>
          <table:table-cell table:style-name="ce18" office:value-type="float" office:value="109515.2" calcext:value-type="float">
            <text:p>109515.20 </text:p>
          </table:table-cell>
          <table:table-cell table:style-name="ce18" office:value-type="float" office:value="28448.6" calcext:value-type="float">
            <text:p>28448.60 </text:p>
          </table:table-cell>
          <table:table-cell table:style-name="ce18" office:value-type="float" office:value="17291.6" calcext:value-type="float">
            <text:p>17291.60 </text:p>
          </table:table-cell>
          <table:table-cell table:style-name="ce23" office:value-type="float" office:value="127798.4" calcext:value-type="float">
            <text:p>127798.40 </text:p>
          </table:table-cell>
          <table:table-cell table:style-name="ce26" table:formula="of:=([.E71]-[.F71])/[.E71]" office:value-type="percentage" office:value="0.392180986059068" calcext:value-type="percentage">
            <text:p>39.22%</text:p>
          </table:table-cell>
          <table:table-cell table:style-name="ce27" table:formula="of:=([.G71]-[.F71])/[.G71]" office:value-type="percentage" office:value="0.864696271627814" calcext:value-type="percentage">
            <text:p>86.4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15K</text:p>
          </table:table-cell>
          <table:table-cell table:style-name="ce9" office:value-type="float" office:value="15000" calcext:value-type="float">
            <text:p>15000</text:p>
          </table:table-cell>
          <table:table-cell table:style-name="ce14" office:value-type="float" office:value="6751210" calcext:value-type="float">
            <text:p>6751210</text:p>
          </table:table-cell>
          <table:table-cell table:style-name="ce18" office:value-type="float" office:value="250406.8" calcext:value-type="float">
            <text:p>250406.80 </text:p>
          </table:table-cell>
          <table:table-cell table:style-name="ce18" office:value-type="float" office:value="43352.4" calcext:value-type="float">
            <text:p>43352.40 </text:p>
          </table:table-cell>
          <table:table-cell table:style-name="ce18" office:value-type="float" office:value="35108.6" calcext:value-type="float">
            <text:p>35108.60 </text:p>
          </table:table-cell>
          <table:table-cell table:style-name="ce23" office:value-type="float" office:value="315157.8" calcext:value-type="float">
            <text:p>315157.80 </text:p>
          </table:table-cell>
          <table:table-cell table:style-name="ce26" table:formula="of:=([.E72]-[.F72])/[.E72]" office:value-type="percentage" office:value="0.190157868999179" calcext:value-type="percentage">
            <text:p>19.02%</text:p>
          </table:table-cell>
          <table:table-cell table:style-name="ce27" table:formula="of:=([.G72]-[.F72])/[.G72]" office:value-type="percentage" office:value="0.888599933112872" calcext:value-type="percentage">
            <text:p>88.8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20K</text:p>
          </table:table-cell>
          <table:table-cell table:style-name="ce9" office:value-type="float" office:value="20000" calcext:value-type="float">
            <text:p>20000</text:p>
          </table:table-cell>
          <table:table-cell table:style-name="ce14" office:value-type="float" office:value="12162906" calcext:value-type="float">
            <text:p>12162906</text:p>
          </table:table-cell>
          <table:table-cell table:style-name="ce18" office:value-type="float" office:value="448358.2" calcext:value-type="float">
            <text:p>448358.20 </text:p>
          </table:table-cell>
          <table:table-cell table:style-name="ce18" office:value-type="float" office:value="57757" calcext:value-type="float">
            <text:p>57757.00 </text:p>
          </table:table-cell>
          <table:table-cell table:style-name="ce18" office:value-type="float" office:value="49466.6" calcext:value-type="float">
            <text:p>49466.60 </text:p>
          </table:table-cell>
          <table:table-cell table:style-name="ce23" office:value-type="float" office:value="575618.6" calcext:value-type="float">
            <text:p>575618.60 </text:p>
          </table:table-cell>
          <table:table-cell table:style-name="ce26" table:formula="of:=([.E73]-[.F73])/[.E73]" office:value-type="percentage" office:value="0.143539311252316" calcext:value-type="percentage">
            <text:p>14.35%</text:p>
          </table:table-cell>
          <table:table-cell table:style-name="ce27" table:formula="of:=([.G73]-[.F73])/[.G73]" office:value-type="percentage" office:value="0.914063583073931" calcext:value-type="percentage">
            <text:p>91.41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pc2_30K</text:p>
          </table:table-cell>
          <table:table-cell table:style-name="ce10" office:value-type="float" office:value="30000" calcext:value-type="float">
            <text:p>30000</text:p>
          </table:table-cell>
          <table:table-cell table:style-name="ce15" office:value-type="float" office:value="27948052" calcext:value-type="float">
            <text:p>27948052</text:p>
          </table:table-cell>
          <table:table-cell table:style-name="ce19" office:value-type="float" office:value="1009744" calcext:value-type="float">
            <text:p>1009744.00 </text:p>
          </table:table-cell>
          <table:table-cell table:style-name="ce19" office:value-type="float" office:value="149103.4" calcext:value-type="float">
            <text:p>149103.40 </text:p>
          </table:table-cell>
          <table:table-cell table:style-name="ce19" office:value-type="float" office:value="142633.2" calcext:value-type="float">
            <text:p>142633.20 </text:p>
          </table:table-cell>
          <table:table-cell table:style-name="ce24" office:value-type="float" office:value="1362924.6" calcext:value-type="float">
            <text:p>1362924.60 </text:p>
          </table:table-cell>
          <table:table-cell table:style-name="ce26" table:formula="of:=([.E74]-[.F74])/[.E74]" office:value-type="percentage" office:value="0.0433940473523741" calcext:value-type="percentage">
            <text:p>4.34%</text:p>
          </table:table-cell>
          <table:table-cell table:style-name="ce27" table:formula="of:=([.G74]-[.F74])/[.G74]" office:value-type="percentage" office:value="0.895347695683239" calcext:value-type="percentage">
            <text:p>89.53%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met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5" calcext:value-type="float">
            <text:p>0.5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DB_2016.3.14_2</text:p>
          </table:table-cell>
          <table:table-cell table:style-name="ce11" table:number-columns-repeated="5"/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12mult4" table:style-name="ta1"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25"/>
        <table:table-column table:style-name="co5" table:default-cell-style-name="ce25"/>
        <table:table-column table:style-name="co5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8" table:default-cell-style-name="ce28"/>
        <table:table-column table:style-name="co10" table:default-cell-style-name="ce28"/>
        <table:table-column table:style-name="co5" table:number-columns-repeated="2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2" table:default-cell-style-name="ce28"/>
        <table:table-column table:style-name="co17" table:default-cell-style-name="ce28"/>
        <table:table-column table:style-name="co18" table:number-columns-repeated="999" table:default-cell-style-name="ce28"/>
        <table:table-row table:style-name="ro1">
          <table:table-cell table:style-name="ce1" table:number-columns-repeated="2"/>
          <table:table-cell table:style-name="ce13"/>
          <table:table-cell table:style-name="ce16"/>
          <table:table-cell table:style-name="ce20"/>
          <table:table-cell table:style-name="ce21"/>
          <table:table-cell table:style-name="ce22"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Database</text:p>
          </table:table-cell>
          <table:table-cell table:style-name="ce8" office:value-type="string" calcext:value-type="string">
            <text:p># Load</text:p>
          </table:table-cell>
          <table:table-cell table:style-name="ce8" office:value-type="string" calcext:value-type="string">
            <text:p>Conflicts</text:p>
          </table:table-cell>
          <table:table-cell table:style-name="ce17" office:value-type="string" calcext:value-type="string">
            <text:p>HOST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TCDA</text:p>
          </table:table-cell>
          <table:table-cell table:style-name="ce17" office:value-type="string" calcext:value-type="string">
            <text:p>M2 – M1</text:p>
          </table:table-cell>
          <table:table-cell table:style-name="ce17" office:value-type="string" calcext:value-type="string">
            <text:p>M2 – TCD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1K</text:p>
          </table:table-cell>
          <table:table-cell table:style-name="ce9" office:value-type="float" office:value="948" calcext:value-type="float">
            <text:p>948</text:p>
          </table:table-cell>
          <table:table-cell table:style-name="ce14" office:value-type="float" office:value="3289" calcext:value-type="float">
            <text:p>3289</text:p>
          </table:table-cell>
          <table:table-cell table:style-name="ce18" office:value-type="float" office:value="617.8" calcext:value-type="float">
            <text:p>617.80 </text:p>
          </table:table-cell>
          <table:table-cell table:style-name="ce18" office:value-type="float" office:value="468.2" calcext:value-type="float">
            <text:p>468.20 </text:p>
          </table:table-cell>
          <table:table-cell table:style-name="ce18" office:value-type="float" office:value="429.2" calcext:value-type="float">
            <text:p>429.20 </text:p>
          </table:table-cell>
          <table:table-cell table:style-name="ce23" office:value-type="float" office:value="273.8" calcext:value-type="float">
            <text:p>273.80 </text:p>
          </table:table-cell>
          <table:table-cell table:style-name="ce26" table:formula="of:=([.E3]-[.F3])/[.E3]" office:value-type="percentage" office:value="0.083297736010252" calcext:value-type="percentage">
            <text:p>8.33%</text:p>
          </table:table-cell>
          <table:table-cell table:style-name="ce27" table:formula="of:=([.G3]-[.F3])/[.G3]" office:value-type="percentage" office:value="-0.567567567567567" calcext:value-type="percentage">
            <text:p>-56.7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5K</text:p>
          </table:table-cell>
          <table:table-cell table:style-name="ce9" office:value-type="float" office:value="4626" calcext:value-type="float">
            <text:p>4626</text:p>
          </table:table-cell>
          <table:table-cell table:style-name="ce14" office:value-type="float" office:value="16192" calcext:value-type="float">
            <text:p>16192</text:p>
          </table:table-cell>
          <table:table-cell table:style-name="ce18" office:value-type="float" office:value="15127" calcext:value-type="float">
            <text:p>15127.00 </text:p>
          </table:table-cell>
          <table:table-cell table:style-name="ce18" office:value-type="float" office:value="6827.4" calcext:value-type="float">
            <text:p>6827.40 </text:p>
          </table:table-cell>
          <table:table-cell table:style-name="ce18" office:value-type="float" office:value="4133.4" calcext:value-type="float">
            <text:p>4133.40 </text:p>
          </table:table-cell>
          <table:table-cell table:style-name="ce23" office:value-type="float" office:value="1850.8" calcext:value-type="float">
            <text:p>1850.80 </text:p>
          </table:table-cell>
          <table:table-cell table:style-name="ce26" table:formula="of:=([.E4]-[.F4])/[.E4]" office:value-type="percentage" office:value="0.394586519026277" calcext:value-type="percentage">
            <text:p>39.46%</text:p>
          </table:table-cell>
          <table:table-cell table:style-name="ce27" table:formula="of:=([.G4]-[.F4])/[.G4]" office:value-type="percentage" office:value="-1.23330451696564" calcext:value-type="percentage">
            <text:p>-123.3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10K</text:p>
          </table:table-cell>
          <table:table-cell table:style-name="ce9" office:value-type="float" office:value="9821" calcext:value-type="float">
            <text:p>9821</text:p>
          </table:table-cell>
          <table:table-cell table:style-name="ce14" office:value-type="float" office:value="46008" calcext:value-type="float">
            <text:p>46008</text:p>
          </table:table-cell>
          <table:table-cell table:style-name="ce18" office:value-type="float" office:value="77340.4" calcext:value-type="float">
            <text:p>77340.40 </text:p>
          </table:table-cell>
          <table:table-cell table:style-name="ce18" office:value-type="float" office:value="22386.6" calcext:value-type="float">
            <text:p>22386.60 </text:p>
          </table:table-cell>
          <table:table-cell table:style-name="ce18" office:value-type="float" office:value="14796.2" calcext:value-type="float">
            <text:p>14796.20 </text:p>
          </table:table-cell>
          <table:table-cell table:style-name="ce23" office:value-type="float" office:value="8859.6" calcext:value-type="float">
            <text:p>8859.60 </text:p>
          </table:table-cell>
          <table:table-cell table:style-name="ce26" table:formula="of:=([.E5]-[.F5])/[.E5]" office:value-type="percentage" office:value="0.339059973376931" calcext:value-type="percentage">
            <text:p>33.91%</text:p>
          </table:table-cell>
          <table:table-cell table:style-name="ce27" table:formula="of:=([.G5]-[.F5])/[.G5]" office:value-type="percentage" office:value="-0.670075398437853" calcext:value-type="percentage">
            <text:p>-67.0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15K</text:p>
          </table:table-cell>
          <table:table-cell table:style-name="ce9" office:value-type="float" office:value="14942" calcext:value-type="float">
            <text:p>14942</text:p>
          </table:table-cell>
          <table:table-cell table:style-name="ce14" office:value-type="float" office:value="85100" calcext:value-type="float">
            <text:p>85100</text:p>
          </table:table-cell>
          <table:table-cell table:style-name="ce18" office:value-type="float" office:value="182949.6" calcext:value-type="float">
            <text:p>182949.60 </text:p>
          </table:table-cell>
          <table:table-cell table:style-name="ce18" office:value-type="float" office:value="45008.2" calcext:value-type="float">
            <text:p>45008.20 </text:p>
          </table:table-cell>
          <table:table-cell table:style-name="ce18" office:value-type="float" office:value="28060" calcext:value-type="float">
            <text:p>28060.00 </text:p>
          </table:table-cell>
          <table:table-cell table:style-name="ce23" office:value-type="float" office:value="18406.8" calcext:value-type="float">
            <text:p>18406.80 </text:p>
          </table:table-cell>
          <table:table-cell table:style-name="ce26" table:formula="of:=([.E6]-[.F6])/[.E6]" office:value-type="percentage" office:value="0.376558049422105" calcext:value-type="percentage">
            <text:p>37.66%</text:p>
          </table:table-cell>
          <table:table-cell table:style-name="ce27" table:formula="of:=([.G6]-[.F6])/[.G6]" office:value-type="percentage" office:value="-0.524436621248669" calcext:value-type="percentage">
            <text:p>-52.4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20K</text:p>
          </table:table-cell>
          <table:table-cell table:style-name="ce9" office:value-type="float" office:value="19912" calcext:value-type="float">
            <text:p>19912</text:p>
          </table:table-cell>
          <table:table-cell table:style-name="ce14" office:value-type="float" office:value="114438" calcext:value-type="float">
            <text:p>114438</text:p>
          </table:table-cell>
          <table:table-cell table:style-name="ce18" office:value-type="float" office:value="323491.4" calcext:value-type="float">
            <text:p>323491.40 </text:p>
          </table:table-cell>
          <table:table-cell table:style-name="ce18" office:value-type="float" office:value="73962.8" calcext:value-type="float">
            <text:p>73962.80 </text:p>
          </table:table-cell>
          <table:table-cell table:style-name="ce18" office:value-type="float" office:value="45758.6" calcext:value-type="float">
            <text:p>45758.60 </text:p>
          </table:table-cell>
          <table:table-cell table:style-name="ce23" office:value-type="float" office:value="24751.4" calcext:value-type="float">
            <text:p>24751.40 </text:p>
          </table:table-cell>
          <table:table-cell table:style-name="ce26" table:formula="of:=([.E7]-[.F7])/[.E7]" office:value-type="percentage" office:value="0.38132953322481" calcext:value-type="percentage">
            <text:p>38.13%</text:p>
          </table:table-cell>
          <table:table-cell table:style-name="ce27" table:formula="of:=([.G7]-[.F7])/[.G7]" office:value-type="percentage" office:value="-0.848727748733405" calcext:value-type="percentage">
            <text:p>-84.8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30K</text:p>
          </table:table-cell>
          <table:table-cell table:style-name="ce9" office:value-type="float" office:value="29838" calcext:value-type="float">
            <text:p>29838</text:p>
          </table:table-cell>
          <table:table-cell table:style-name="ce14" office:value-type="float" office:value="210801" calcext:value-type="float">
            <text:p>210801</text:p>
          </table:table-cell>
          <table:table-cell table:style-name="ce18" office:value-type="float" office:value="731462.4" calcext:value-type="float">
            <text:p>731462.40 </text:p>
          </table:table-cell>
          <table:table-cell table:style-name="ce18" office:value-type="float" office:value="183786.8" calcext:value-type="float">
            <text:p>183786.80 </text:p>
          </table:table-cell>
          <table:table-cell table:style-name="ce18" office:value-type="float" office:value="100681.4" calcext:value-type="float">
            <text:p>100681.40 </text:p>
          </table:table-cell>
          <table:table-cell table:style-name="ce23" office:value-type="float" office:value="40145.2" calcext:value-type="float">
            <text:p>40145.20 </text:p>
          </table:table-cell>
          <table:table-cell table:style-name="ce26" table:formula="of:=([.E8]-[.F8])/[.E8]" office:value-type="percentage" office:value="0.45218372592591" calcext:value-type="percentage">
            <text:p>45.22%</text:p>
          </table:table-cell>
          <table:table-cell table:style-name="ce27" table:formula="of:=([.G8]-[.F8])/[.G8]" office:value-type="percentage" office:value="-1.50793120970876" calcext:value-type="percentage">
            <text:p>-150.7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1K</text:p>
          </table:table-cell>
          <table:table-cell table:style-name="ce9" office:value-type="float" office:value="951" calcext:value-type="float">
            <text:p>951</text:p>
          </table:table-cell>
          <table:table-cell table:style-name="ce14" office:value-type="float" office:value="7058" calcext:value-type="float">
            <text:p>7058</text:p>
          </table:table-cell>
          <table:table-cell table:style-name="ce18" office:value-type="float" office:value="1126.6" calcext:value-type="float">
            <text:p>1126.60 </text:p>
          </table:table-cell>
          <table:table-cell table:style-name="ce18" office:value-type="float" office:value="657.2" calcext:value-type="float">
            <text:p>657.20 </text:p>
          </table:table-cell>
          <table:table-cell table:style-name="ce18" office:value-type="float" office:value="750.2" calcext:value-type="float">
            <text:p>750.20 </text:p>
          </table:table-cell>
          <table:table-cell table:style-name="ce23" office:value-type="float" office:value="1241.8" calcext:value-type="float">
            <text:p>1241.80 </text:p>
          </table:table-cell>
          <table:table-cell table:style-name="ce26" table:formula="of:=([.E9]-[.F9])/[.E9]" office:value-type="percentage" office:value="-0.141509433962264" calcext:value-type="percentage">
            <text:p>-14.15%</text:p>
          </table:table-cell>
          <table:table-cell table:style-name="ce27" table:formula="of:=([.G9]-[.F9])/[.G9]" office:value-type="percentage" office:value="0.395876952810436" calcext:value-type="percentage">
            <text:p>39.5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5K</text:p>
          </table:table-cell>
          <table:table-cell table:style-name="ce9" office:value-type="float" office:value="4544" calcext:value-type="float">
            <text:p>4544</text:p>
          </table:table-cell>
          <table:table-cell table:style-name="ce14" office:value-type="float" office:value="103697" calcext:value-type="float">
            <text:p>103697</text:p>
          </table:table-cell>
          <table:table-cell table:style-name="ce18" office:value-type="float" office:value="23955.4" calcext:value-type="float">
            <text:p>23955.40 </text:p>
          </table:table-cell>
          <table:table-cell table:style-name="ce18" office:value-type="float" office:value="11249.8" calcext:value-type="float">
            <text:p>11249.80 </text:p>
          </table:table-cell>
          <table:table-cell table:style-name="ce18" office:value-type="float" office:value="6956" calcext:value-type="float">
            <text:p>6956.00 </text:p>
          </table:table-cell>
          <table:table-cell table:style-name="ce23" office:value-type="float" office:value="14210.6" calcext:value-type="float">
            <text:p>14210.60 </text:p>
          </table:table-cell>
          <table:table-cell table:style-name="ce26" table:formula="of:=([.E10]-[.F10])/[.E10]" office:value-type="percentage" office:value="0.381677896495938" calcext:value-type="percentage">
            <text:p>38.17%</text:p>
          </table:table-cell>
          <table:table-cell table:style-name="ce27" table:formula="of:=([.G10]-[.F10])/[.G10]" office:value-type="percentage" office:value="0.510506241819487" calcext:value-type="percentage">
            <text:p>51.0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10K</text:p>
          </table:table-cell>
          <table:table-cell table:style-name="ce9" office:value-type="float" office:value="9422" calcext:value-type="float">
            <text:p>9422</text:p>
          </table:table-cell>
          <table:table-cell table:style-name="ce14" office:value-type="float" office:value="575615" calcext:value-type="float">
            <text:p>575615</text:p>
          </table:table-cell>
          <table:table-cell table:style-name="ce18" office:value-type="float" office:value="105780.6" calcext:value-type="float">
            <text:p>105780.60 </text:p>
          </table:table-cell>
          <table:table-cell table:style-name="ce18" office:value-type="float" office:value="38180.4" calcext:value-type="float">
            <text:p>38180.40 </text:p>
          </table:table-cell>
          <table:table-cell table:style-name="ce18" office:value-type="float" office:value="28239.4" calcext:value-type="float">
            <text:p>28239.40 </text:p>
          </table:table-cell>
          <table:table-cell table:style-name="ce23" office:value-type="float" office:value="53547.4" calcext:value-type="float">
            <text:p>53547.40 </text:p>
          </table:table-cell>
          <table:table-cell table:style-name="ce26" table:formula="of:=([.E11]-[.F11])/[.E11]" office:value-type="percentage" office:value="0.260369194665326" calcext:value-type="percentage">
            <text:p>26.04%</text:p>
          </table:table-cell>
          <table:table-cell table:style-name="ce27" table:formula="of:=([.G11]-[.F11])/[.G11]" office:value-type="percentage" office:value="0.472627989407516" calcext:value-type="percentage">
            <text:p>47.2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15K</text:p>
          </table:table-cell>
          <table:table-cell table:style-name="ce9" office:value-type="float" office:value="14072" calcext:value-type="float">
            <text:p>14072</text:p>
          </table:table-cell>
          <table:table-cell table:style-name="ce14" office:value-type="float" office:value="1172265" calcext:value-type="float">
            <text:p>1172265</text:p>
          </table:table-cell>
          <table:table-cell table:style-name="ce18" office:value-type="float" office:value="226854.4" calcext:value-type="float">
            <text:p>226854.40 </text:p>
          </table:table-cell>
          <table:table-cell table:style-name="ce18" office:value-type="float" office:value="78914.4" calcext:value-type="float">
            <text:p>78914.40 </text:p>
          </table:table-cell>
          <table:table-cell table:style-name="ce18" office:value-type="float" office:value="57383.4" calcext:value-type="float">
            <text:p>57383.40 </text:p>
          </table:table-cell>
          <table:table-cell table:style-name="ce23" office:value-type="float" office:value="97239.6" calcext:value-type="float">
            <text:p>97239.60 </text:p>
          </table:table-cell>
          <table:table-cell table:style-name="ce26" table:formula="of:=([.E12]-[.F12])/[.E12]" office:value-type="percentage" office:value="0.272839937958091" calcext:value-type="percentage">
            <text:p>27.28%</text:p>
          </table:table-cell>
          <table:table-cell table:style-name="ce27" table:formula="of:=([.G12]-[.F12])/[.G12]" office:value-type="percentage" office:value="0.409876223267064" calcext:value-type="percentage">
            <text:p>40.9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20K</text:p>
          </table:table-cell>
          <table:table-cell table:style-name="ce9" office:value-type="float" office:value="18674" calcext:value-type="float">
            <text:p>18674</text:p>
          </table:table-cell>
          <table:table-cell table:style-name="ce14" office:value-type="float" office:value="2128412" calcext:value-type="float">
            <text:p>2128412</text:p>
          </table:table-cell>
          <table:table-cell table:style-name="ce18" office:value-type="float" office:value="399876" calcext:value-type="float">
            <text:p>399876.00 </text:p>
          </table:table-cell>
          <table:table-cell table:style-name="ce18" office:value-type="float" office:value="144216.4" calcext:value-type="float">
            <text:p>144216.40 </text:p>
          </table:table-cell>
          <table:table-cell table:style-name="ce18" office:value-type="float" office:value="96979.4" calcext:value-type="float">
            <text:p>96979.40 </text:p>
          </table:table-cell>
          <table:table-cell table:style-name="ce23" office:value-type="float" office:value="160958" calcext:value-type="float">
            <text:p>160958.00 </text:p>
          </table:table-cell>
          <table:table-cell table:style-name="ce26" table:formula="of:=([.E13]-[.F13])/[.E13]" office:value-type="percentage" office:value="0.327542498633997" calcext:value-type="percentage">
            <text:p>32.75%</text:p>
          </table:table-cell>
          <table:table-cell table:style-name="ce27" table:formula="of:=([.G13]-[.F13])/[.G13]" office:value-type="percentage" office:value="0.397486300774115" calcext:value-type="percentage">
            <text:p>39.7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30K</text:p>
          </table:table-cell>
          <table:table-cell table:style-name="ce9" office:value-type="float" office:value="27642" calcext:value-type="float">
            <text:p>27642</text:p>
          </table:table-cell>
          <table:table-cell table:style-name="ce14" office:value-type="float" office:value="3921621" calcext:value-type="float">
            <text:p>3921621</text:p>
          </table:table-cell>
          <table:table-cell table:style-name="ce18" office:value-type="float" office:value="843278" calcext:value-type="float">
            <text:p>843278.00 </text:p>
          </table:table-cell>
          <table:table-cell table:style-name="ce18" office:value-type="float" office:value="305777.8" calcext:value-type="float">
            <text:p>305777.80 </text:p>
          </table:table-cell>
          <table:table-cell table:style-name="ce18" office:value-type="float" office:value="192201" calcext:value-type="float">
            <text:p>192201.00 </text:p>
          </table:table-cell>
          <table:table-cell table:style-name="ce23" office:value-type="float" office:value="285175.4" calcext:value-type="float">
            <text:p>285175.40 </text:p>
          </table:table-cell>
          <table:table-cell table:style-name="ce26" table:formula="of:=([.E14]-[.F14])/[.E14]" office:value-type="percentage" office:value="0.371435728820078" calcext:value-type="percentage">
            <text:p>37.14%</text:p>
          </table:table-cell>
          <table:table-cell table:style-name="ce27" table:formula="of:=([.G14]-[.F14])/[.G14]" office:value-type="percentage" office:value="0.326025316349166" calcext:value-type="percentage">
            <text:p>32.6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1K</text:p>
          </table:table-cell>
          <table:table-cell table:style-name="ce9" office:value-type="float" office:value="986" calcext:value-type="float">
            <text:p>986</text:p>
          </table:table-cell>
          <table:table-cell table:style-name="ce14" office:value-type="float" office:value="3854" calcext:value-type="float">
            <text:p>3854</text:p>
          </table:table-cell>
          <table:table-cell table:style-name="ce18" office:value-type="float" office:value="1062.8" calcext:value-type="float">
            <text:p>1062.80 </text:p>
          </table:table-cell>
          <table:table-cell table:style-name="ce18" office:value-type="float" office:value="620.8" calcext:value-type="float">
            <text:p>620.80 </text:p>
          </table:table-cell>
          <table:table-cell table:style-name="ce18" office:value-type="float" office:value="633.8" calcext:value-type="float">
            <text:p>633.80 </text:p>
          </table:table-cell>
          <table:table-cell table:style-name="ce23" office:value-type="float" office:value="1096.4" calcext:value-type="float">
            <text:p>1096.40 </text:p>
          </table:table-cell>
          <table:table-cell table:style-name="ce26" table:formula="of:=([.E15]-[.F15])/[.E15]" office:value-type="percentage" office:value="-0.0209407216494845" calcext:value-type="percentage">
            <text:p>-2.09%</text:p>
          </table:table-cell>
          <table:table-cell table:style-name="ce27" table:formula="of:=([.G15]-[.F15])/[.G15]" office:value-type="percentage" office:value="0.421926304268515" calcext:value-type="percentage">
            <text:p>42.1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5K</text:p>
          </table:table-cell>
          <table:table-cell table:style-name="ce9" office:value-type="float" office:value="4805" calcext:value-type="float">
            <text:p>4805</text:p>
          </table:table-cell>
          <table:table-cell table:style-name="ce14" office:value-type="float" office:value="63723" calcext:value-type="float">
            <text:p>63723</text:p>
          </table:table-cell>
          <table:table-cell table:style-name="ce18" office:value-type="float" office:value="28300.2" calcext:value-type="float">
            <text:p>28300.20 </text:p>
          </table:table-cell>
          <table:table-cell table:style-name="ce18" office:value-type="float" office:value="10833.2" calcext:value-type="float">
            <text:p>10833.20 </text:p>
          </table:table-cell>
          <table:table-cell table:style-name="ce18" office:value-type="float" office:value="7746.6" calcext:value-type="float">
            <text:p>7746.60 </text:p>
          </table:table-cell>
          <table:table-cell table:style-name="ce23" office:value-type="float" office:value="9614" calcext:value-type="float">
            <text:p>9614.00 </text:p>
          </table:table-cell>
          <table:table-cell table:style-name="ce26" table:formula="of:=([.E16]-[.F16])/[.E16]" office:value-type="percentage" office:value="0.284920429789905" calcext:value-type="percentage">
            <text:p>28.49%</text:p>
          </table:table-cell>
          <table:table-cell table:style-name="ce27" table:formula="of:=([.G16]-[.F16])/[.G16]" office:value-type="percentage" office:value="0.19423757021011" calcext:value-type="percentage">
            <text:p>19.4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10K</text:p>
          </table:table-cell>
          <table:table-cell table:style-name="ce9" office:value-type="float" office:value="9482" calcext:value-type="float">
            <text:p>9482</text:p>
          </table:table-cell>
          <table:table-cell table:style-name="ce14" office:value-type="float" office:value="203062" calcext:value-type="float">
            <text:p>203062</text:p>
          </table:table-cell>
          <table:table-cell table:style-name="ce18" office:value-type="float" office:value="111879" calcext:value-type="float">
            <text:p>111879.00 </text:p>
          </table:table-cell>
          <table:table-cell table:style-name="ce18" office:value-type="float" office:value="31636" calcext:value-type="float">
            <text:p>31636.00 </text:p>
          </table:table-cell>
          <table:table-cell table:style-name="ce18" office:value-type="float" office:value="24460.8" calcext:value-type="float">
            <text:p>24460.80 </text:p>
          </table:table-cell>
          <table:table-cell table:style-name="ce23" office:value-type="float" office:value="23296" calcext:value-type="float">
            <text:p>23296.00 </text:p>
          </table:table-cell>
          <table:table-cell table:style-name="ce26" table:formula="of:=([.E17]-[.F17])/[.E17]" office:value-type="percentage" office:value="0.226804905803515" calcext:value-type="percentage">
            <text:p>22.68%</text:p>
          </table:table-cell>
          <table:table-cell table:style-name="ce27" table:formula="of:=([.G17]-[.F17])/[.G17]" office:value-type="percentage" office:value="-0.05" calcext:value-type="percentage">
            <text:p>-5.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15K</text:p>
          </table:table-cell>
          <table:table-cell table:style-name="ce9" office:value-type="float" office:value="14187" calcext:value-type="float">
            <text:p>14187</text:p>
          </table:table-cell>
          <table:table-cell table:style-name="ce14" office:value-type="float" office:value="397570" calcext:value-type="float">
            <text:p>397570</text:p>
          </table:table-cell>
          <table:table-cell table:style-name="ce18" office:value-type="float" office:value="242704.8" calcext:value-type="float">
            <text:p>242704.80 </text:p>
          </table:table-cell>
          <table:table-cell table:style-name="ce18" office:value-type="float" office:value="67909.6" calcext:value-type="float">
            <text:p>67909.60 </text:p>
          </table:table-cell>
          <table:table-cell table:style-name="ce18" office:value-type="float" office:value="46186.8" calcext:value-type="float">
            <text:p>46186.80 </text:p>
          </table:table-cell>
          <table:table-cell table:style-name="ce23" office:value-type="float" office:value="43292" calcext:value-type="float">
            <text:p>43292.00 </text:p>
          </table:table-cell>
          <table:table-cell table:style-name="ce26" table:formula="of:=([.E18]-[.F18])/[.E18]" office:value-type="percentage" office:value="0.319878191006868" calcext:value-type="percentage">
            <text:p>31.99%</text:p>
          </table:table-cell>
          <table:table-cell table:style-name="ce27" table:formula="of:=([.G18]-[.F18])/[.G18]" office:value-type="percentage" office:value="-0.0668668576180357" calcext:value-type="percentage">
            <text:p>-6.6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20K</text:p>
          </table:table-cell>
          <table:table-cell table:style-name="ce9" office:value-type="float" office:value="19049" calcext:value-type="float">
            <text:p>19049</text:p>
          </table:table-cell>
          <table:table-cell table:style-name="ce14" office:value-type="float" office:value="633559" calcext:value-type="float">
            <text:p>633559</text:p>
          </table:table-cell>
          <table:table-cell table:style-name="ce18" office:value-type="float" office:value="433035" calcext:value-type="float">
            <text:p>433035.00 </text:p>
          </table:table-cell>
          <table:table-cell table:style-name="ce18" office:value-type="float" office:value="119764.2" calcext:value-type="float">
            <text:p>119764.20 </text:p>
          </table:table-cell>
          <table:table-cell table:style-name="ce18" office:value-type="float" office:value="82950.4" calcext:value-type="float">
            <text:p>82950.40 </text:p>
          </table:table-cell>
          <table:table-cell table:style-name="ce23" office:value-type="float" office:value="71871.8" calcext:value-type="float">
            <text:p>71871.80 </text:p>
          </table:table-cell>
          <table:table-cell table:style-name="ce26" table:formula="of:=([.E19]-[.F19])/[.E19]" office:value-type="percentage" office:value="0.307385679526937" calcext:value-type="percentage">
            <text:p>30.74%</text:p>
          </table:table-cell>
          <table:table-cell table:style-name="ce27" table:formula="of:=([.G19]-[.F19])/[.G19]" office:value-type="percentage" office:value="-0.154143906233043" calcext:value-type="percentage">
            <text:p>-15.4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30K</text:p>
          </table:table-cell>
          <table:table-cell table:style-name="ce9" office:value-type="float" office:value="29391" calcext:value-type="float">
            <text:p>29391</text:p>
          </table:table-cell>
          <table:table-cell table:style-name="ce14" office:value-type="float" office:value="1994478" calcext:value-type="float">
            <text:p>1994478</text:p>
          </table:table-cell>
          <table:table-cell table:style-name="ce18" office:value-type="float" office:value="1055998" calcext:value-type="float">
            <text:p>1055998.00 </text:p>
          </table:table-cell>
          <table:table-cell table:style-name="ce18" office:value-type="float" office:value="327667.8" calcext:value-type="float">
            <text:p>327667.80 </text:p>
          </table:table-cell>
          <table:table-cell table:style-name="ce18" office:value-type="float" office:value="206202.2" calcext:value-type="float">
            <text:p>206202.20 </text:p>
          </table:table-cell>
          <table:table-cell table:style-name="ce23" office:value-type="float" office:value="253748.6" calcext:value-type="float">
            <text:p>253748.60 </text:p>
          </table:table-cell>
          <table:table-cell table:style-name="ce26" table:formula="of:=([.E20]-[.F20])/[.E20]" office:value-type="percentage" office:value="0.370697395349802" calcext:value-type="percentage">
            <text:p>37.07%</text:p>
          </table:table-cell>
          <table:table-cell table:style-name="ce27" table:formula="of:=([.G20]-[.F20])/[.G20]" office:value-type="percentage" office:value="0.187376009168129" calcext:value-type="percentage">
            <text:p>18.7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1K</text:p>
          </table:table-cell>
          <table:table-cell table:style-name="ce9" office:value-type="float" office:value="991" calcext:value-type="float">
            <text:p>991</text:p>
          </table:table-cell>
          <table:table-cell table:style-name="ce14" office:value-type="float" office:value="2800" calcext:value-type="float">
            <text:p>2800</text:p>
          </table:table-cell>
          <table:table-cell table:style-name="ce18" office:value-type="float" office:value="1013.8" calcext:value-type="float">
            <text:p>1013.80 </text:p>
          </table:table-cell>
          <table:table-cell table:style-name="ce18" office:value-type="float" office:value="550.6" calcext:value-type="float">
            <text:p>550.60 </text:p>
          </table:table-cell>
          <table:table-cell table:style-name="ce18" office:value-type="float" office:value="507.6" calcext:value-type="float">
            <text:p>507.60 </text:p>
          </table:table-cell>
          <table:table-cell table:style-name="ce23" office:value-type="float" office:value="918.8" calcext:value-type="float">
            <text:p>918.80 </text:p>
          </table:table-cell>
          <table:table-cell table:style-name="ce26" table:formula="of:=([.E21]-[.F21])/[.E21]" office:value-type="percentage" office:value="0.0780966218670541" calcext:value-type="percentage">
            <text:p>7.81%</text:p>
          </table:table-cell>
          <table:table-cell table:style-name="ce27" table:formula="of:=([.G21]-[.F21])/[.G21]" office:value-type="percentage" office:value="0.447540269917283" calcext:value-type="percentage">
            <text:p>44.7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5K</text:p>
          </table:table-cell>
          <table:table-cell table:style-name="ce9" office:value-type="float" office:value="4817" calcext:value-type="float">
            <text:p>4817</text:p>
          </table:table-cell>
          <table:table-cell table:style-name="ce14" office:value-type="float" office:value="51692" calcext:value-type="float">
            <text:p>51692</text:p>
          </table:table-cell>
          <table:table-cell table:style-name="ce18" office:value-type="float" office:value="26387.4" calcext:value-type="float">
            <text:p>26387.40 </text:p>
          </table:table-cell>
          <table:table-cell table:style-name="ce18" office:value-type="float" office:value="9553.4" calcext:value-type="float">
            <text:p>9553.40 </text:p>
          </table:table-cell>
          <table:table-cell table:style-name="ce18" office:value-type="float" office:value="7099.2" calcext:value-type="float">
            <text:p>7099.20 </text:p>
          </table:table-cell>
          <table:table-cell table:style-name="ce23" office:value-type="float" office:value="7993.2" calcext:value-type="float">
            <text:p>7993.20 </text:p>
          </table:table-cell>
          <table:table-cell table:style-name="ce26" table:formula="of:=([.E22]-[.F22])/[.E22]" office:value-type="percentage" office:value="0.256892833964871" calcext:value-type="percentage">
            <text:p>25.69%</text:p>
          </table:table-cell>
          <table:table-cell table:style-name="ce27" table:formula="of:=([.G22]-[.F22])/[.G22]" office:value-type="percentage" office:value="0.111845068308062" calcext:value-type="percentage">
            <text:p>11.1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10K</text:p>
          </table:table-cell>
          <table:table-cell table:style-name="ce9" office:value-type="float" office:value="9595" calcext:value-type="float">
            <text:p>9595</text:p>
          </table:table-cell>
          <table:table-cell table:style-name="ce14" office:value-type="float" office:value="143121" calcext:value-type="float">
            <text:p>143121</text:p>
          </table:table-cell>
          <table:table-cell table:style-name="ce18" office:value-type="float" office:value="104949.4" calcext:value-type="float">
            <text:p>104949.40 </text:p>
          </table:table-cell>
          <table:table-cell table:style-name="ce18" office:value-type="float" office:value="29225.8" calcext:value-type="float">
            <text:p>29225.80 </text:p>
          </table:table-cell>
          <table:table-cell table:style-name="ce18" office:value-type="float" office:value="22286.6" calcext:value-type="float">
            <text:p>22286.60 </text:p>
          </table:table-cell>
          <table:table-cell table:style-name="ce23" office:value-type="float" office:value="22955.4" calcext:value-type="float">
            <text:p>22955.40 </text:p>
          </table:table-cell>
          <table:table-cell table:style-name="ce26" table:formula="of:=([.E23]-[.F23])/[.E23]" office:value-type="percentage" office:value="0.237434047998686" calcext:value-type="percentage">
            <text:p>23.74%</text:p>
          </table:table-cell>
          <table:table-cell table:style-name="ce27" table:formula="of:=([.G23]-[.F23])/[.G23]" office:value-type="percentage" office:value="0.0291347569635033" calcext:value-type="percentage">
            <text:p>2.9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15K</text:p>
          </table:table-cell>
          <table:table-cell table:style-name="ce9" office:value-type="float" office:value="14195" calcext:value-type="float">
            <text:p>14195</text:p>
          </table:table-cell>
          <table:table-cell table:style-name="ce14" office:value-type="float" office:value="264255" calcext:value-type="float">
            <text:p>264255</text:p>
          </table:table-cell>
          <table:table-cell table:style-name="ce18" office:value-type="float" office:value="232055.4" calcext:value-type="float">
            <text:p>232055.40 </text:p>
          </table:table-cell>
          <table:table-cell table:style-name="ce18" office:value-type="float" office:value="62164.6" calcext:value-type="float">
            <text:p>62164.60 </text:p>
          </table:table-cell>
          <table:table-cell table:style-name="ce18" office:value-type="float" office:value="46265.6" calcext:value-type="float">
            <text:p>46265.60 </text:p>
          </table:table-cell>
          <table:table-cell table:style-name="ce23" office:value-type="float" office:value="36194" calcext:value-type="float">
            <text:p>36194.00 </text:p>
          </table:table-cell>
          <table:table-cell table:style-name="ce26" table:formula="of:=([.E24]-[.F24])/[.E24]" office:value-type="percentage" office:value="0.255756491636719" calcext:value-type="percentage">
            <text:p>25.58%</text:p>
          </table:table-cell>
          <table:table-cell table:style-name="ce27" table:formula="of:=([.G24]-[.F24])/[.G24]" office:value-type="percentage" office:value="-0.278267116096591" calcext:value-type="percentage">
            <text:p>-27.8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20K</text:p>
          </table:table-cell>
          <table:table-cell table:style-name="ce9" office:value-type="float" office:value="19221" calcext:value-type="float">
            <text:p>19221</text:p>
          </table:table-cell>
          <table:table-cell table:style-name="ce14" office:value-type="float" office:value="499618" calcext:value-type="float">
            <text:p>499618</text:p>
          </table:table-cell>
          <table:table-cell table:style-name="ce18" office:value-type="float" office:value="424907.8" calcext:value-type="float">
            <text:p>424907.80 </text:p>
          </table:table-cell>
          <table:table-cell table:style-name="ce18" office:value-type="float" office:value="112113.2" calcext:value-type="float">
            <text:p>112113.20 </text:p>
          </table:table-cell>
          <table:table-cell table:style-name="ce18" office:value-type="float" office:value="78016.6" calcext:value-type="float">
            <text:p>78016.60 </text:p>
          </table:table-cell>
          <table:table-cell table:style-name="ce23" office:value-type="float" office:value="67217.2" calcext:value-type="float">
            <text:p>67217.20 </text:p>
          </table:table-cell>
          <table:table-cell table:style-name="ce26" table:formula="of:=([.E25]-[.F25])/[.E25]" office:value-type="percentage" office:value="0.304126543529219" calcext:value-type="percentage">
            <text:p>30.41%</text:p>
          </table:table-cell>
          <table:table-cell table:style-name="ce27" table:formula="of:=([.G25]-[.F25])/[.G25]" office:value-type="percentage" office:value="-0.160664234749439" calcext:value-type="percentage">
            <text:p>-16.0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30K</text:p>
          </table:table-cell>
          <table:table-cell table:style-name="ce9" office:value-type="float" office:value="29261" calcext:value-type="float">
            <text:p>29261</text:p>
          </table:table-cell>
          <table:table-cell table:style-name="ce14" office:value-type="float" office:value="1068197" calcext:value-type="float">
            <text:p>1068197</text:p>
          </table:table-cell>
          <table:table-cell table:style-name="ce18" office:value-type="float" office:value="962989.6" calcext:value-type="float">
            <text:p>962989.60 </text:p>
          </table:table-cell>
          <table:table-cell table:style-name="ce18" office:value-type="float" office:value="297524.8" calcext:value-type="float">
            <text:p>297524.80 </text:p>
          </table:table-cell>
          <table:table-cell table:style-name="ce18" office:value-type="float" office:value="172504.6" calcext:value-type="float">
            <text:p>172504.60 </text:p>
          </table:table-cell>
          <table:table-cell table:style-name="ce23" office:value-type="float" office:value="152188.6" calcext:value-type="float">
            <text:p>152188.60 </text:p>
          </table:table-cell>
          <table:table-cell table:style-name="ce26" table:formula="of:=([.E26]-[.F26])/[.E26]" office:value-type="percentage" office:value="0.420200937871398" calcext:value-type="percentage">
            <text:p>42.02%</text:p>
          </table:table-cell>
          <table:table-cell table:style-name="ce27" table:formula="of:=([.G26]-[.F26])/[.G26]" office:value-type="percentage" office:value="-0.133492258947122" calcext:value-type="percentage">
            <text:p>-13.3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1K</text:p>
          </table:table-cell>
          <table:table-cell table:style-name="ce9" office:value-type="float" office:value="852" calcext:value-type="float">
            <text:p>852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484.4" calcext:value-type="float">
            <text:p>484.40 </text:p>
          </table:table-cell>
          <table:table-cell table:style-name="ce18" office:value-type="float" office:value="303" calcext:value-type="float">
            <text:p>303.00 </text:p>
          </table:table-cell>
          <table:table-cell table:style-name="ce18" office:value-type="float" office:value="298.4" calcext:value-type="float">
            <text:p>298.40 </text:p>
          </table:table-cell>
          <table:table-cell table:style-name="ce23" office:value-type="float" office:value="320.2" calcext:value-type="float">
            <text:p>320.20 </text:p>
          </table:table-cell>
          <table:table-cell table:style-name="ce26" table:formula="of:=([.E27]-[.F27])/[.E27]" office:value-type="percentage" office:value="0.0151815181518153" calcext:value-type="percentage">
            <text:p>1.52%</text:p>
          </table:table-cell>
          <table:table-cell table:style-name="ce27" table:formula="of:=([.G27]-[.F27])/[.G27]" office:value-type="percentage" office:value="0.0680824484697065" calcext:value-type="percentage">
            <text:p>6.8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5K</text:p>
          </table:table-cell>
          <table:table-cell table:style-name="ce9" office:value-type="float" office:value="2836" calcext:value-type="float">
            <text:p>2836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float" office:value="5931.8" calcext:value-type="float">
            <text:p>5931.80 </text:p>
          </table:table-cell>
          <table:table-cell table:style-name="ce18" office:value-type="float" office:value="2350.8" calcext:value-type="float">
            <text:p>2350.80 </text:p>
          </table:table-cell>
          <table:table-cell table:style-name="ce18" office:value-type="float" office:value="1597.6" calcext:value-type="float">
            <text:p>1597.60 </text:p>
          </table:table-cell>
          <table:table-cell table:style-name="ce23" office:value-type="float" office:value="575.6" calcext:value-type="float">
            <text:p>575.60 </text:p>
          </table:table-cell>
          <table:table-cell table:style-name="ce26" table:formula="of:=([.E28]-[.F28])/[.E28]" office:value-type="percentage" office:value="0.320401565424536" calcext:value-type="percentage">
            <text:p>32.04%</text:p>
          </table:table-cell>
          <table:table-cell table:style-name="ce27" table:formula="of:=([.G28]-[.F28])/[.G28]" office:value-type="percentage" office:value="-1.77553856845031" calcext:value-type="percentage">
            <text:p>-177.5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10K</text:p>
          </table:table-cell>
          <table:table-cell table:style-name="ce9" office:value-type="float" office:value="6998" calcext:value-type="float">
            <text:p>6998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39711.6" calcext:value-type="float">
            <text:p>39711.60 </text:p>
          </table:table-cell>
          <table:table-cell table:style-name="ce18" office:value-type="float" office:value="11346.6" calcext:value-type="float">
            <text:p>11346.60 </text:p>
          </table:table-cell>
          <table:table-cell table:style-name="ce18" office:value-type="float" office:value="7373.8" calcext:value-type="float">
            <text:p>7373.80 </text:p>
          </table:table-cell>
          <table:table-cell table:style-name="ce23" office:value-type="float" office:value="4292.8" calcext:value-type="float">
            <text:p>4292.80 </text:p>
          </table:table-cell>
          <table:table-cell table:style-name="ce26" table:formula="of:=([.E29]-[.F29])/[.E29]" office:value-type="percentage" office:value="0.350131316870252" calcext:value-type="percentage">
            <text:p>35.01%</text:p>
          </table:table-cell>
          <table:table-cell table:style-name="ce27" table:formula="of:=([.G29]-[.F29])/[.G29]" office:value-type="percentage" office:value="-0.717713380544167" calcext:value-type="percentage">
            <text:p>-71.7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15K</text:p>
          </table:table-cell>
          <table:table-cell table:style-name="ce9" office:value-type="float" office:value="8762" calcext:value-type="float">
            <text:p>8762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63387.4" calcext:value-type="float">
            <text:p>63387.40 </text:p>
          </table:table-cell>
          <table:table-cell table:style-name="ce18" office:value-type="float" office:value="17851.6" calcext:value-type="float">
            <text:p>17851.60 </text:p>
          </table:table-cell>
          <table:table-cell table:style-name="ce18" office:value-type="float" office:value="10909.8" calcext:value-type="float">
            <text:p>10909.80 </text:p>
          </table:table-cell>
          <table:table-cell table:style-name="ce23" office:value-type="float" office:value="2807.6" calcext:value-type="float">
            <text:p>2807.60 </text:p>
          </table:table-cell>
          <table:table-cell table:style-name="ce26" table:formula="of:=([.E30]-[.F30])/[.E30]" office:value-type="percentage" office:value="0.38886150261041" calcext:value-type="percentage">
            <text:p>38.89%</text:p>
          </table:table-cell>
          <table:table-cell table:style-name="ce27" table:formula="of:=([.G30]-[.F30])/[.G30]" office:value-type="percentage" office:value="-2.88580994443653" calcext:value-type="percentage">
            <text:p>-288.5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20K</text:p>
          </table:table-cell>
          <table:table-cell table:style-name="ce9" office:value-type="float" office:value="13585" calcext:value-type="float">
            <text:p>13585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154921" calcext:value-type="float">
            <text:p>154921.00 </text:p>
          </table:table-cell>
          <table:table-cell table:style-name="ce18" office:value-type="float" office:value="36108" calcext:value-type="float">
            <text:p>36108.00 </text:p>
          </table:table-cell>
          <table:table-cell table:style-name="ce18" office:value-type="float" office:value="24488.6" calcext:value-type="float">
            <text:p>24488.60 </text:p>
          </table:table-cell>
          <table:table-cell table:style-name="ce23" office:value-type="float" office:value="8736.4" calcext:value-type="float">
            <text:p>8736.40 </text:p>
          </table:table-cell>
          <table:table-cell table:style-name="ce26" table:formula="of:=([.E31]-[.F31])/[.E31]" office:value-type="percentage" office:value="0.321795723939293" calcext:value-type="percentage">
            <text:p>32.18%</text:p>
          </table:table-cell>
          <table:table-cell table:style-name="ce27" table:formula="of:=([.G31]-[.F31])/[.G31]" office:value-type="percentage" office:value="-1.80305388947393" calcext:value-type="percentage">
            <text:p>-180.3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30K</text:p>
          </table:table-cell>
          <table:table-cell table:style-name="ce9" office:value-type="float" office:value="20613" calcext:value-type="float">
            <text:p>20613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float" office:value="359268.2" calcext:value-type="float">
            <text:p>359268.20 </text:p>
          </table:table-cell>
          <table:table-cell table:style-name="ce18" office:value-type="float" office:value="84783.8" calcext:value-type="float">
            <text:p>84783.80 </text:p>
          </table:table-cell>
          <table:table-cell table:style-name="ce18" office:value-type="float" office:value="54724.4" calcext:value-type="float">
            <text:p>54724.40 </text:p>
          </table:table-cell>
          <table:table-cell table:style-name="ce23" office:value-type="float" office:value="13029.8" calcext:value-type="float">
            <text:p>13029.80 </text:p>
          </table:table-cell>
          <table:table-cell table:style-name="ce26" table:formula="of:=([.E32]-[.F32])/[.E32]" office:value-type="percentage" office:value="0.354541787464115" calcext:value-type="percentage">
            <text:p>35.45%</text:p>
          </table:table-cell>
          <table:table-cell table:style-name="ce27" table:formula="of:=([.G32]-[.F32])/[.G32]" office:value-type="percentage" office:value="-3.19994167216688" calcext:value-type="percentage">
            <text:p>-319.9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1K</text:p>
          </table:table-cell>
          <table:table-cell table:style-name="ce9" office:value-type="float" office:value="847" calcext:value-type="float">
            <text:p>847</text:p>
          </table:table-cell>
          <table:table-cell table:style-name="ce14" office:value-type="float" office:value="19310" calcext:value-type="float">
            <text:p>19310</text:p>
          </table:table-cell>
          <table:table-cell table:style-name="ce18" office:value-type="float" office:value="964" calcext:value-type="float">
            <text:p>964.00 </text:p>
          </table:table-cell>
          <table:table-cell table:style-name="ce18" office:value-type="float" office:value="1230" calcext:value-type="float">
            <text:p>1230.00 </text:p>
          </table:table-cell>
          <table:table-cell table:style-name="ce18" office:value-type="float" office:value="1351.6" calcext:value-type="float">
            <text:p>1351.60 </text:p>
          </table:table-cell>
          <table:table-cell table:style-name="ce23" office:value-type="float" office:value="664" calcext:value-type="float">
            <text:p>664.00 </text:p>
          </table:table-cell>
          <table:table-cell table:style-name="ce26" table:formula="of:=([.E33]-[.F33])/[.E33]" office:value-type="percentage" office:value="-0.0988617886178861" calcext:value-type="percentage">
            <text:p>-9.89%</text:p>
          </table:table-cell>
          <table:table-cell table:style-name="ce27" table:formula="of:=([.G33]-[.F33])/[.G33]" office:value-type="percentage" office:value="-1.0355421686747" calcext:value-type="percentage">
            <text:p>-103.5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5K</text:p>
          </table:table-cell>
          <table:table-cell table:style-name="ce9" office:value-type="float" office:value="4718" calcext:value-type="float">
            <text:p>4718</text:p>
          </table:table-cell>
          <table:table-cell table:style-name="ce14" office:value-type="float" office:value="654908" calcext:value-type="float">
            <text:p>654908</text:p>
          </table:table-cell>
          <table:table-cell table:style-name="ce18" office:value-type="float" office:value="28976.4" calcext:value-type="float">
            <text:p>28976.40 </text:p>
          </table:table-cell>
          <table:table-cell table:style-name="ce18" office:value-type="float" office:value="29942.8" calcext:value-type="float">
            <text:p>29942.80 </text:p>
          </table:table-cell>
          <table:table-cell table:style-name="ce18" office:value-type="float" office:value="14252.6" calcext:value-type="float">
            <text:p>14252.60 </text:p>
          </table:table-cell>
          <table:table-cell table:style-name="ce23" office:value-type="float" office:value="35709.4" calcext:value-type="float">
            <text:p>35709.40 </text:p>
          </table:table-cell>
          <table:table-cell table:style-name="ce26" table:formula="of:=([.E34]-[.F34])/[.E34]" office:value-type="percentage" office:value="0.52400577100338" calcext:value-type="percentage">
            <text:p>52.40%</text:p>
          </table:table-cell>
          <table:table-cell table:style-name="ce27" table:formula="of:=([.G34]-[.F34])/[.G34]" office:value-type="percentage" office:value="0.600872599371594" calcext:value-type="percentage">
            <text:p>60.0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10K</text:p>
          </table:table-cell>
          <table:table-cell table:style-name="ce9" office:value-type="float" office:value="9307" calcext:value-type="float">
            <text:p>9307</text:p>
          </table:table-cell>
          <table:table-cell table:style-name="ce14" office:value-type="float" office:value="2507088" calcext:value-type="float">
            <text:p>2507088</text:p>
          </table:table-cell>
          <table:table-cell table:style-name="ce18" office:value-type="float" office:value="113792.6" calcext:value-type="float">
            <text:p>113792.60 </text:p>
          </table:table-cell>
          <table:table-cell table:style-name="ce18" office:value-type="float" office:value="85791.6" calcext:value-type="float">
            <text:p>85791.60 </text:p>
          </table:table-cell>
          <table:table-cell table:style-name="ce18" office:value-type="float" office:value="44078.6" calcext:value-type="float">
            <text:p>44078.60 </text:p>
          </table:table-cell>
          <table:table-cell table:style-name="ce23" office:value-type="float" office:value="176457.4" calcext:value-type="float">
            <text:p>176457.40 </text:p>
          </table:table-cell>
          <table:table-cell table:style-name="ce26" table:formula="of:=([.E35]-[.F35])/[.E35]" office:value-type="percentage" office:value="0.486213102448258" calcext:value-type="percentage">
            <text:p>48.62%</text:p>
          </table:table-cell>
          <table:table-cell table:style-name="ce27" table:formula="of:=([.G35]-[.F35])/[.G35]" office:value-type="percentage" office:value="0.750202598474193" calcext:value-type="percentage">
            <text:p>75.0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15K</text:p>
          </table:table-cell>
          <table:table-cell table:style-name="ce9" office:value-type="float" office:value="13979" calcext:value-type="float">
            <text:p>13979</text:p>
          </table:table-cell>
          <table:table-cell table:style-name="ce14" office:value-type="float" office:value="5983709" calcext:value-type="float">
            <text:p>5983709</text:p>
          </table:table-cell>
          <table:table-cell table:style-name="ce18" office:value-type="float" office:value="260239.8" calcext:value-type="float">
            <text:p>260239.80 </text:p>
          </table:table-cell>
          <table:table-cell table:style-name="ce18" office:value-type="float" office:value="196922.6" calcext:value-type="float">
            <text:p>196922.60 </text:p>
          </table:table-cell>
          <table:table-cell table:style-name="ce18" office:value-type="float" office:value="98247" calcext:value-type="float">
            <text:p>98247.00 </text:p>
          </table:table-cell>
          <table:table-cell table:style-name="ce23" office:value-type="float" office:value="427858.6" calcext:value-type="float">
            <text:p>427858.60 </text:p>
          </table:table-cell>
          <table:table-cell table:style-name="ce26" table:formula="of:=([.E36]-[.F36])/[.E36]" office:value-type="percentage" office:value="0.501088244823093" calcext:value-type="percentage">
            <text:p>50.11%</text:p>
          </table:table-cell>
          <table:table-cell table:style-name="ce27" table:formula="of:=([.G36]-[.F36])/[.G36]" office:value-type="percentage" office:value="0.770375072512274" calcext:value-type="percentage">
            <text:p>77.0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20K</text:p>
          </table:table-cell>
          <table:table-cell table:style-name="ce9" office:value-type="float" office:value="18643" calcext:value-type="float">
            <text:p>18643</text:p>
          </table:table-cell>
          <table:table-cell table:style-name="ce14" office:value-type="float" office:value="10635055" calcext:value-type="float">
            <text:p>10635055</text:p>
          </table:table-cell>
          <table:table-cell table:style-name="ce18" office:value-type="float" office:value="461162.6" calcext:value-type="float">
            <text:p>461162.60 </text:p>
          </table:table-cell>
          <table:table-cell table:style-name="ce18" office:value-type="float" office:value="351242.4" calcext:value-type="float">
            <text:p>351242.40 </text:p>
          </table:table-cell>
          <table:table-cell table:style-name="ce18" office:value-type="float" office:value="168130.8" calcext:value-type="float">
            <text:p>168130.80 </text:p>
          </table:table-cell>
          <table:table-cell table:style-name="ce23" office:value-type="float" office:value="771443.2" calcext:value-type="float">
            <text:p>771443.20 </text:p>
          </table:table-cell>
          <table:table-cell table:style-name="ce26" table:formula="of:=([.E37]-[.F37])/[.E37]" office:value-type="percentage" office:value="0.521325443625257" calcext:value-type="percentage">
            <text:p>52.13%</text:p>
          </table:table-cell>
          <table:table-cell table:style-name="ce27" table:formula="of:=([.G37]-[.F37])/[.G37]" office:value-type="percentage" office:value="0.782056799515505" calcext:value-type="percentage">
            <text:p>78.2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30K</text:p>
          </table:table-cell>
          <table:table-cell table:style-name="ce9" office:value-type="float" office:value="27750" calcext:value-type="float">
            <text:p>27750</text:p>
          </table:table-cell>
          <table:table-cell table:style-name="ce14" office:value-type="float" office:value="23405114" calcext:value-type="float">
            <text:p>23405114</text:p>
          </table:table-cell>
          <table:table-cell table:style-name="ce18" office:value-type="float" office:value="1019314" calcext:value-type="float">
            <text:p>1019314.00 </text:p>
          </table:table-cell>
          <table:table-cell table:style-name="ce18" office:value-type="float" office:value="789365.6" calcext:value-type="float">
            <text:p>789365.60 </text:p>
          </table:table-cell>
          <table:table-cell table:style-name="ce18" office:value-type="float" office:value="366649" calcext:value-type="float">
            <text:p>366649.00 </text:p>
          </table:table-cell>
          <table:table-cell table:style-name="ce23" office:value-type="float" office:value="1843785" calcext:value-type="float">
            <text:p>1843785.00 </text:p>
          </table:table-cell>
          <table:table-cell table:style-name="ce26" table:formula="of:=([.E38]-[.F38])/[.E38]" office:value-type="percentage" office:value="0.535514342150203" calcext:value-type="percentage">
            <text:p>53.55%</text:p>
          </table:table-cell>
          <table:table-cell table:style-name="ce27" table:formula="of:=([.G38]-[.F38])/[.G38]" office:value-type="percentage" office:value="0.80114330033057" calcext:value-type="percentage">
            <text:p>80.1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1K</text:p>
          </table:table-cell>
          <table:table-cell table:style-name="ce9" office:value-type="float" office:value="960" calcext:value-type="float">
            <text:p>960</text:p>
          </table:table-cell>
          <table:table-cell table:style-name="ce14" office:value-type="float" office:value="46444" calcext:value-type="float">
            <text:p>46444</text:p>
          </table:table-cell>
          <table:table-cell table:style-name="ce18" office:value-type="float" office:value="852.8" calcext:value-type="float">
            <text:p>852.80 </text:p>
          </table:table-cell>
          <table:table-cell table:style-name="ce18" office:value-type="float" office:value="602.2" calcext:value-type="float">
            <text:p>602.20 </text:p>
          </table:table-cell>
          <table:table-cell table:style-name="ce18" office:value-type="float" office:value="602.8" calcext:value-type="float">
            <text:p>602.80 </text:p>
          </table:table-cell>
          <table:table-cell table:style-name="ce23" office:value-type="float" office:value="842.6" calcext:value-type="float">
            <text:p>842.60 </text:p>
          </table:table-cell>
          <table:table-cell table:style-name="ce26" table:formula="of:=([.E39]-[.F39])/[.E39]" office:value-type="percentage" office:value="-0.000996346728661423" calcext:value-type="percentage">
            <text:p>-0.10%</text:p>
          </table:table-cell>
          <table:table-cell table:style-name="ce27" table:formula="of:=([.G39]-[.F39])/[.G39]" office:value-type="percentage" office:value="0.284595300261097" calcext:value-type="percentage">
            <text:p>28.4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5K</text:p>
          </table:table-cell>
          <table:table-cell table:style-name="ce9" office:value-type="float" office:value="4830" calcext:value-type="float">
            <text:p>4830</text:p>
          </table:table-cell>
          <table:table-cell table:style-name="ce14" office:value-type="float" office:value="1051217" calcext:value-type="float">
            <text:p>1051217</text:p>
          </table:table-cell>
          <table:table-cell table:style-name="ce18" office:value-type="float" office:value="22665.4" calcext:value-type="float">
            <text:p>22665.40 </text:p>
          </table:table-cell>
          <table:table-cell table:style-name="ce18" office:value-type="float" office:value="11000.2" calcext:value-type="float">
            <text:p>11000.20 </text:p>
          </table:table-cell>
          <table:table-cell table:style-name="ce18" office:value-type="float" office:value="7430.6" calcext:value-type="float">
            <text:p>7430.60 </text:p>
          </table:table-cell>
          <table:table-cell table:style-name="ce23" office:value-type="float" office:value="16911.4" calcext:value-type="float">
            <text:p>16911.40 </text:p>
          </table:table-cell>
          <table:table-cell table:style-name="ce26" table:formula="of:=([.E40]-[.F40])/[.E40]" office:value-type="percentage" office:value="0.324503190851075" calcext:value-type="percentage">
            <text:p>32.45%</text:p>
          </table:table-cell>
          <table:table-cell table:style-name="ce27" table:formula="of:=([.G40]-[.F40])/[.G40]" office:value-type="percentage" office:value="0.560615915891056" calcext:value-type="percentage">
            <text:p>56.0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10K</text:p>
          </table:table-cell>
          <table:table-cell table:style-name="ce9" office:value-type="float" office:value="9595" calcext:value-type="float">
            <text:p>9595</text:p>
          </table:table-cell>
          <table:table-cell table:style-name="ce14" office:value-type="float" office:value="4277515" calcext:value-type="float">
            <text:p>4277515</text:p>
          </table:table-cell>
          <table:table-cell table:style-name="ce18" office:value-type="float" office:value="91940.6" calcext:value-type="float">
            <text:p>91940.60 </text:p>
          </table:table-cell>
          <table:table-cell table:style-name="ce18" office:value-type="float" office:value="34581.2" calcext:value-type="float">
            <text:p>34581.20 </text:p>
          </table:table-cell>
          <table:table-cell table:style-name="ce18" office:value-type="float" office:value="26137.8" calcext:value-type="float">
            <text:p>26137.80 </text:p>
          </table:table-cell>
          <table:table-cell table:style-name="ce23" office:value-type="float" office:value="72984.8" calcext:value-type="float">
            <text:p>72984.80 </text:p>
          </table:table-cell>
          <table:table-cell table:style-name="ce26" table:formula="of:=([.E41]-[.F41])/[.E41]" office:value-type="percentage" office:value="0.244161567556938" calcext:value-type="percentage">
            <text:p>24.42%</text:p>
          </table:table-cell>
          <table:table-cell table:style-name="ce27" table:formula="of:=([.G41]-[.F41])/[.G41]" office:value-type="percentage" office:value="0.641873376374259" calcext:value-type="percentage">
            <text:p>64.1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15K</text:p>
          </table:table-cell>
          <table:table-cell table:style-name="ce9" office:value-type="float" office:value="14483" calcext:value-type="float">
            <text:p>14483</text:p>
          </table:table-cell>
          <table:table-cell table:style-name="ce14" office:value-type="float" office:value="9378356" calcext:value-type="float">
            <text:p>9378356</text:p>
          </table:table-cell>
          <table:table-cell table:style-name="ce18" office:value-type="float" office:value="209959" calcext:value-type="float">
            <text:p>209959.00 </text:p>
          </table:table-cell>
          <table:table-cell table:style-name="ce18" office:value-type="float" office:value="84625.8" calcext:value-type="float">
            <text:p>84625.80 </text:p>
          </table:table-cell>
          <table:table-cell table:style-name="ce18" office:value-type="float" office:value="54150.2" calcext:value-type="float">
            <text:p>54150.20 </text:p>
          </table:table-cell>
          <table:table-cell table:style-name="ce23" office:value-type="float" office:value="166063.2" calcext:value-type="float">
            <text:p>166063.20 </text:p>
          </table:table-cell>
          <table:table-cell table:style-name="ce26" table:formula="of:=([.E42]-[.F42])/[.E42]" office:value-type="percentage" office:value="0.360121854091778" calcext:value-type="percentage">
            <text:p>36.01%</text:p>
          </table:table-cell>
          <table:table-cell table:style-name="ce27" table:formula="of:=([.G42]-[.F42])/[.G42]" office:value-type="percentage" office:value="0.673918122738813" calcext:value-type="percentage">
            <text:p>67.3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20K</text:p>
          </table:table-cell>
          <table:table-cell table:style-name="ce9" office:value-type="float" office:value="19254" calcext:value-type="float">
            <text:p>19254</text:p>
          </table:table-cell>
          <table:table-cell table:style-name="ce14" office:value-type="float" office:value="17511226" calcext:value-type="float">
            <text:p>17511226</text:p>
          </table:table-cell>
          <table:table-cell table:style-name="ce18" office:value-type="float" office:value="372451.6" calcext:value-type="float">
            <text:p>372451.60 </text:p>
          </table:table-cell>
          <table:table-cell table:style-name="ce18" office:value-type="float" office:value="137437.4" calcext:value-type="float">
            <text:p>137437.40 </text:p>
          </table:table-cell>
          <table:table-cell table:style-name="ce18" office:value-type="float" office:value="92034.2" calcext:value-type="float">
            <text:p>92034.20 </text:p>
          </table:table-cell>
          <table:table-cell table:style-name="ce23" office:value-type="float" office:value="325378.6" calcext:value-type="float">
            <text:p>325378.60 </text:p>
          </table:table-cell>
          <table:table-cell table:style-name="ce26" table:formula="of:=([.E43]-[.F43])/[.E43]" office:value-type="percentage" office:value="0.330355492755247" calcext:value-type="percentage">
            <text:p>33.04%</text:p>
          </table:table-cell>
          <table:table-cell table:style-name="ce27" table:formula="of:=([.G43]-[.F43])/[.G43]" office:value-type="percentage" office:value="0.717147347735838" calcext:value-type="percentage">
            <text:p>71.7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30K</text:p>
          </table:table-cell>
          <table:table-cell table:style-name="ce9" office:value-type="float" office:value="28899" calcext:value-type="float">
            <text:p>28899</text:p>
          </table:table-cell>
          <table:table-cell table:style-name="ce14" office:value-type="float" office:value="38191926" calcext:value-type="float">
            <text:p>38191926</text:p>
          </table:table-cell>
          <table:table-cell table:style-name="ce18" office:value-type="float" office:value="835322.8" calcext:value-type="float">
            <text:p>835322.80 </text:p>
          </table:table-cell>
          <table:table-cell table:style-name="ce18" office:value-type="float" office:value="329979.6" calcext:value-type="float">
            <text:p>329979.60 </text:p>
          </table:table-cell>
          <table:table-cell table:style-name="ce18" office:value-type="float" office:value="196751.4" calcext:value-type="float">
            <text:p>196751.40 </text:p>
          </table:table-cell>
          <table:table-cell table:style-name="ce23" office:value-type="float" office:value="821422" calcext:value-type="float">
            <text:p>821422.00 </text:p>
          </table:table-cell>
          <table:table-cell table:style-name="ce26" table:formula="of:=([.E44]-[.F44])/[.E44]" office:value-type="percentage" office:value="0.403746777073492" calcext:value-type="percentage">
            <text:p>40.37%</text:p>
          </table:table-cell>
          <table:table-cell table:style-name="ce27" table:formula="of:=([.G44]-[.F44])/[.G44]" office:value-type="percentage" office:value="0.760474640318862" calcext:value-type="percentage">
            <text:p>76.0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1K</text:p>
          </table:table-cell>
          <table:table-cell table:style-name="ce9" office:value-type="float" office:value="782" calcext:value-type="float">
            <text:p>782</text:p>
          </table:table-cell>
          <table:table-cell table:style-name="ce14" office:value-type="float" office:value="23773" calcext:value-type="float">
            <text:p>23773</text:p>
          </table:table-cell>
          <table:table-cell table:style-name="ce18" office:value-type="float" office:value="812.4" calcext:value-type="float">
            <text:p>812.40 </text:p>
          </table:table-cell>
          <table:table-cell table:style-name="ce18" office:value-type="float" office:value="1277" calcext:value-type="float">
            <text:p>1277.00 </text:p>
          </table:table-cell>
          <table:table-cell table:style-name="ce18" office:value-type="float" office:value="1191.8" calcext:value-type="float">
            <text:p>1191.80 </text:p>
          </table:table-cell>
          <table:table-cell table:style-name="ce23" office:value-type="float" office:value="591.6" calcext:value-type="float">
            <text:p>591.60 </text:p>
          </table:table-cell>
          <table:table-cell table:style-name="ce26" table:formula="of:=([.E45]-[.F45])/[.E45]" office:value-type="percentage" office:value="0.066718872357087" calcext:value-type="percentage">
            <text:p>6.67%</text:p>
          </table:table-cell>
          <table:table-cell table:style-name="ce27" table:formula="of:=([.G45]-[.F45])/[.G45]" office:value-type="percentage" office:value="-1.01453684922245" calcext:value-type="percentage">
            <text:p>-101.4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5K</text:p>
          </table:table-cell>
          <table:table-cell table:style-name="ce9" office:value-type="float" office:value="4602" calcext:value-type="float">
            <text:p>4602</text:p>
          </table:table-cell>
          <table:table-cell table:style-name="ce14" office:value-type="float" office:value="731522" calcext:value-type="float">
            <text:p>731522</text:p>
          </table:table-cell>
          <table:table-cell table:style-name="ce18" office:value-type="float" office:value="28260.2" calcext:value-type="float">
            <text:p>28260.20 </text:p>
          </table:table-cell>
          <table:table-cell table:style-name="ce18" office:value-type="float" office:value="28085.4" calcext:value-type="float">
            <text:p>28085.40 </text:p>
          </table:table-cell>
          <table:table-cell table:style-name="ce18" office:value-type="float" office:value="12511.4" calcext:value-type="float">
            <text:p>12511.40 </text:p>
          </table:table-cell>
          <table:table-cell table:style-name="ce23" office:value-type="float" office:value="34423.2" calcext:value-type="float">
            <text:p>34423.20 </text:p>
          </table:table-cell>
          <table:table-cell table:style-name="ce26" table:formula="of:=([.E46]-[.F46])/[.E46]" office:value-type="percentage" office:value="0.554522990592977" calcext:value-type="percentage">
            <text:p>55.45%</text:p>
          </table:table-cell>
          <table:table-cell table:style-name="ce27" table:formula="of:=([.G46]-[.F46])/[.G46]" office:value-type="percentage" office:value="0.636541634711474" calcext:value-type="percentage">
            <text:p>63.6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10K</text:p>
          </table:table-cell>
          <table:table-cell table:style-name="ce9" office:value-type="float" office:value="9017" calcext:value-type="float">
            <text:p>9017</text:p>
          </table:table-cell>
          <table:table-cell table:style-name="ce14" office:value-type="float" office:value="2969508" calcext:value-type="float">
            <text:p>2969508</text:p>
          </table:table-cell>
          <table:table-cell table:style-name="ce18" office:value-type="float" office:value="110732.2" calcext:value-type="float">
            <text:p>110732.20 </text:p>
          </table:table-cell>
          <table:table-cell table:style-name="ce18" office:value-type="float" office:value="86720.2" calcext:value-type="float">
            <text:p>86720.20 </text:p>
          </table:table-cell>
          <table:table-cell table:style-name="ce18" office:value-type="float" office:value="42328" calcext:value-type="float">
            <text:p>42328.00 </text:p>
          </table:table-cell>
          <table:table-cell table:style-name="ce23" office:value-type="float" office:value="161832.2" calcext:value-type="float">
            <text:p>161832.20 </text:p>
          </table:table-cell>
          <table:table-cell table:style-name="ce26" table:formula="of:=([.E47]-[.F47])/[.E47]" office:value-type="percentage" office:value="0.511901494692125" calcext:value-type="percentage">
            <text:p>51.19%</text:p>
          </table:table-cell>
          <table:table-cell table:style-name="ce27" table:formula="of:=([.G47]-[.F47])/[.G47]" office:value-type="percentage" office:value="0.738445130202766" calcext:value-type="percentage">
            <text:p>73.8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15K</text:p>
          </table:table-cell>
          <table:table-cell table:style-name="ce9" office:value-type="float" office:value="13407" calcext:value-type="float">
            <text:p>13407</text:p>
          </table:table-cell>
          <table:table-cell table:style-name="ce14" office:value-type="float" office:value="6735943" calcext:value-type="float">
            <text:p>6735943</text:p>
          </table:table-cell>
          <table:table-cell table:style-name="ce18" office:value-type="float" office:value="247356.2" calcext:value-type="float">
            <text:p>247356.20 </text:p>
          </table:table-cell>
          <table:table-cell table:style-name="ce18" office:value-type="float" office:value="186860.4" calcext:value-type="float">
            <text:p>186860.40 </text:p>
          </table:table-cell>
          <table:table-cell table:style-name="ce18" office:value-type="float" office:value="81482.6" calcext:value-type="float">
            <text:p>81482.60 </text:p>
          </table:table-cell>
          <table:table-cell table:style-name="ce23" office:value-type="float" office:value="385479.6" calcext:value-type="float">
            <text:p>385479.60 </text:p>
          </table:table-cell>
          <table:table-cell table:style-name="ce26" table:formula="of:=([.E48]-[.F48])/[.E48]" office:value-type="percentage" office:value="0.563938640824915" calcext:value-type="percentage">
            <text:p>56.39%</text:p>
          </table:table-cell>
          <table:table-cell table:style-name="ce27" table:formula="of:=([.G48]-[.F48])/[.G48]" office:value-type="percentage" office:value="0.788620201951024" calcext:value-type="percentage">
            <text:p>78.8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20K</text:p>
          </table:table-cell>
          <table:table-cell table:style-name="ce9" office:value-type="float" office:value="17743" calcext:value-type="float">
            <text:p>17743</text:p>
          </table:table-cell>
          <table:table-cell table:style-name="ce14" office:value-type="float" office:value="10910459" calcext:value-type="float">
            <text:p>10910459</text:p>
          </table:table-cell>
          <table:table-cell table:style-name="ce18" office:value-type="float" office:value="431567.4" calcext:value-type="float">
            <text:p>431567.40 </text:p>
          </table:table-cell>
          <table:table-cell table:style-name="ce18" office:value-type="float" office:value="321809.4" calcext:value-type="float">
            <text:p>321809.40 </text:p>
          </table:table-cell>
          <table:table-cell table:style-name="ce18" office:value-type="float" office:value="135506.4" calcext:value-type="float">
            <text:p>135506.40 </text:p>
          </table:table-cell>
          <table:table-cell table:style-name="ce23" office:value-type="float" office:value="697802.6" calcext:value-type="float">
            <text:p>697802.60 </text:p>
          </table:table-cell>
          <table:table-cell table:style-name="ce26" table:formula="of:=([.E49]-[.F49])/[.E49]" office:value-type="percentage" office:value="0.57892342485956" calcext:value-type="percentage">
            <text:p>57.89%</text:p>
          </table:table-cell>
          <table:table-cell table:style-name="ce27" table:formula="of:=([.G49]-[.F49])/[.G49]" office:value-type="percentage" office:value="0.80580983791118" calcext:value-type="percentage">
            <text:p>80.5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30K</text:p>
          </table:table-cell>
          <table:table-cell table:style-name="ce9" office:value-type="float" office:value="26585" calcext:value-type="float">
            <text:p>26585</text:p>
          </table:table-cell>
          <table:table-cell table:style-name="ce14" office:value-type="float" office:value="25175553" calcext:value-type="float">
            <text:p>25175553</text:p>
          </table:table-cell>
          <table:table-cell table:style-name="ce18" office:value-type="float" office:value="965900" calcext:value-type="float">
            <text:p>965900.00 </text:p>
          </table:table-cell>
          <table:table-cell table:style-name="ce18" office:value-type="float" office:value="723352.4" calcext:value-type="float">
            <text:p>723352.40 </text:p>
          </table:table-cell>
          <table:table-cell table:style-name="ce18" office:value-type="float" office:value="285459.8" calcext:value-type="float">
            <text:p>285459.80 </text:p>
          </table:table-cell>
          <table:table-cell table:style-name="ce23" office:value-type="float" office:value="1701372.2" calcext:value-type="float">
            <text:p>1701372.20 </text:p>
          </table:table-cell>
          <table:table-cell table:style-name="ce26" table:formula="of:=([.E50]-[.F50])/[.E50]" office:value-type="percentage" office:value="0.6053655175541" calcext:value-type="percentage">
            <text:p>60.54%</text:p>
          </table:table-cell>
          <table:table-cell table:style-name="ce27" table:formula="of:=([.G50]-[.F50])/[.G50]" office:value-type="percentage" office:value="0.832217900351258" calcext:value-type="percentage">
            <text:p>83.2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1K</text:p>
          </table:table-cell>
          <table:table-cell table:style-name="ce9" office:value-type="float" office:value="857" calcext:value-type="float">
            <text:p>857</text:p>
          </table:table-cell>
          <table:table-cell table:style-name="ce14" office:value-type="float" office:value="10621" calcext:value-type="float">
            <text:p>10621</text:p>
          </table:table-cell>
          <table:table-cell table:style-name="ce18" office:value-type="float" office:value="1249" calcext:value-type="float">
            <text:p>1249.00 </text:p>
          </table:table-cell>
          <table:table-cell table:style-name="ce18" office:value-type="float" office:value="1179.2" calcext:value-type="float">
            <text:p>1179.20 </text:p>
          </table:table-cell>
          <table:table-cell table:style-name="ce18" office:value-type="float" office:value="1124" calcext:value-type="float">
            <text:p>1124.00 </text:p>
          </table:table-cell>
          <table:table-cell table:style-name="ce23" office:value-type="float" office:value="500" calcext:value-type="float">
            <text:p>500.00 </text:p>
          </table:table-cell>
          <table:table-cell table:style-name="ce26" table:formula="of:=([.E51]-[.F51])/[.E51]" office:value-type="percentage" office:value="0.0468113975576663" calcext:value-type="percentage">
            <text:p>4.68%</text:p>
          </table:table-cell>
          <table:table-cell table:style-name="ce27" table:formula="of:=([.G51]-[.F51])/[.G51]" office:value-type="percentage" office:value="-1.248" calcext:value-type="percentage">
            <text:p>-124.8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5K</text:p>
          </table:table-cell>
          <table:table-cell table:style-name="ce9" office:value-type="float" office:value="4533" calcext:value-type="float">
            <text:p>4533</text:p>
          </table:table-cell>
          <table:table-cell table:style-name="ce14" office:value-type="float" office:value="398600" calcext:value-type="float">
            <text:p>398600</text:p>
          </table:table-cell>
          <table:table-cell table:style-name="ce18" office:value-type="float" office:value="33064" calcext:value-type="float">
            <text:p>33064.00 </text:p>
          </table:table-cell>
          <table:table-cell table:style-name="ce18" office:value-type="float" office:value="22590.6" calcext:value-type="float">
            <text:p>22590.60 </text:p>
          </table:table-cell>
          <table:table-cell table:style-name="ce18" office:value-type="float" office:value="13473" calcext:value-type="float">
            <text:p>13473.00 </text:p>
          </table:table-cell>
          <table:table-cell table:style-name="ce23" office:value-type="float" office:value="27139.2" calcext:value-type="float">
            <text:p>27139.20 </text:p>
          </table:table-cell>
          <table:table-cell table:style-name="ce26" table:formula="of:=([.E52]-[.F52])/[.E52]" office:value-type="percentage" office:value="0.403601497968181" calcext:value-type="percentage">
            <text:p>40.36%</text:p>
          </table:table-cell>
          <table:table-cell table:style-name="ce27" table:formula="of:=([.G52]-[.F52])/[.G52]" office:value-type="percentage" office:value="0.503559426954369" calcext:value-type="percentage">
            <text:p>50.3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10K</text:p>
          </table:table-cell>
          <table:table-cell table:style-name="ce9" office:value-type="float" office:value="8782" calcext:value-type="float">
            <text:p>8782</text:p>
          </table:table-cell>
          <table:table-cell table:style-name="ce14" office:value-type="float" office:value="1522348" calcext:value-type="float">
            <text:p>1522348</text:p>
          </table:table-cell>
          <table:table-cell table:style-name="ce18" office:value-type="float" office:value="125928.8" calcext:value-type="float">
            <text:p>125928.80 </text:p>
          </table:table-cell>
          <table:table-cell table:style-name="ce18" office:value-type="float" office:value="69744.6" calcext:value-type="float">
            <text:p>69744.60 </text:p>
          </table:table-cell>
          <table:table-cell table:style-name="ce18" office:value-type="float" office:value="36048.4" calcext:value-type="float">
            <text:p>36048.40 </text:p>
          </table:table-cell>
          <table:table-cell table:style-name="ce23" office:value-type="float" office:value="117999.4" calcext:value-type="float">
            <text:p>117999.40 </text:p>
          </table:table-cell>
          <table:table-cell table:style-name="ce26" table:formula="of:=([.E53]-[.F53])/[.E53]" office:value-type="percentage" office:value="0.483137045735441" calcext:value-type="percentage">
            <text:p>48.31%</text:p>
          </table:table-cell>
          <table:table-cell table:style-name="ce27" table:formula="of:=([.G53]-[.F53])/[.G53]" office:value-type="percentage" office:value="0.694503531373888" calcext:value-type="percentage">
            <text:p>69.4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15K</text:p>
          </table:table-cell>
          <table:table-cell table:style-name="ce9" office:value-type="float" office:value="13096" calcext:value-type="float">
            <text:p>13096</text:p>
          </table:table-cell>
          <table:table-cell table:style-name="ce14" office:value-type="float" office:value="3599268" calcext:value-type="float">
            <text:p>3599268</text:p>
          </table:table-cell>
          <table:table-cell table:style-name="ce18" office:value-type="float" office:value="275365.4" calcext:value-type="float">
            <text:p>275365.40 </text:p>
          </table:table-cell>
          <table:table-cell table:style-name="ce18" office:value-type="float" office:value="153918.4" calcext:value-type="float">
            <text:p>153918.40 </text:p>
          </table:table-cell>
          <table:table-cell table:style-name="ce18" office:value-type="float" office:value="78764.2" calcext:value-type="float">
            <text:p>78764.20 </text:p>
          </table:table-cell>
          <table:table-cell table:style-name="ce23" office:value-type="float" office:value="267444.4" calcext:value-type="float">
            <text:p>267444.40 </text:p>
          </table:table-cell>
          <table:table-cell table:style-name="ce26" table:formula="of:=([.E54]-[.F54])/[.E54]" office:value-type="percentage" office:value="0.488273006995915" calcext:value-type="percentage">
            <text:p>48.83%</text:p>
          </table:table-cell>
          <table:table-cell table:style-name="ce27" table:formula="of:=([.G54]-[.F54])/[.G54]" office:value-type="percentage" office:value="0.705493179143029" calcext:value-type="percentage">
            <text:p>70.5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20K</text:p>
          </table:table-cell>
          <table:table-cell table:style-name="ce9" office:value-type="float" office:value="17333" calcext:value-type="float">
            <text:p>17333</text:p>
          </table:table-cell>
          <table:table-cell table:style-name="ce14" office:value-type="float" office:value="6178706" calcext:value-type="float">
            <text:p>6178706</text:p>
          </table:table-cell>
          <table:table-cell table:style-name="ce18" office:value-type="float" office:value="479273.2" calcext:value-type="float">
            <text:p>479273.20 </text:p>
          </table:table-cell>
          <table:table-cell table:style-name="ce18" office:value-type="float" office:value="272317.4" calcext:value-type="float">
            <text:p>272317.40 </text:p>
          </table:table-cell>
          <table:table-cell table:style-name="ce18" office:value-type="float" office:value="119695.6" calcext:value-type="float">
            <text:p>119695.60 </text:p>
          </table:table-cell>
          <table:table-cell table:style-name="ce23" office:value-type="float" office:value="475101.4" calcext:value-type="float">
            <text:p>475101.40 </text:p>
          </table:table-cell>
          <table:table-cell table:style-name="ce26" table:formula="of:=([.E55]-[.F55])/[.E55]" office:value-type="percentage" office:value="0.56045555664089" calcext:value-type="percentage">
            <text:p>56.05%</text:p>
          </table:table-cell>
          <table:table-cell table:style-name="ce27" table:formula="of:=([.G55]-[.F55])/[.G55]" office:value-type="percentage" office:value="0.748063045067853" calcext:value-type="percentage">
            <text:p>74.8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30K</text:p>
          </table:table-cell>
          <table:table-cell table:style-name="ce9" office:value-type="float" office:value="25791" calcext:value-type="float">
            <text:p>25791</text:p>
          </table:table-cell>
          <table:table-cell table:style-name="ce14" office:value-type="float" office:value="13756268" calcext:value-type="float">
            <text:p>13756268</text:p>
          </table:table-cell>
          <table:table-cell table:style-name="ce18" office:value-type="float" office:value="1060704" calcext:value-type="float">
            <text:p>1060704.00 </text:p>
          </table:table-cell>
          <table:table-cell table:style-name="ce18" office:value-type="float" office:value="547533.8" calcext:value-type="float">
            <text:p>547533.80 </text:p>
          </table:table-cell>
          <table:table-cell table:style-name="ce18" office:value-type="float" office:value="252949.8" calcext:value-type="float">
            <text:p>252949.80 </text:p>
          </table:table-cell>
          <table:table-cell table:style-name="ce23" office:value-type="float" office:value="1036581.4" calcext:value-type="float">
            <text:p>1036581.40 </text:p>
          </table:table-cell>
          <table:table-cell table:style-name="ce26" table:formula="of:=([.E56]-[.F56])/[.E56]" office:value-type="percentage" office:value="0.538019753301075" calcext:value-type="percentage">
            <text:p>53.80%</text:p>
          </table:table-cell>
          <table:table-cell table:style-name="ce27" table:formula="of:=([.G56]-[.F56])/[.G56]" office:value-type="percentage" office:value="0.755976906396352" calcext:value-type="percentage">
            <text:p>75.6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1K</text:p>
          </table:table-cell>
          <table:table-cell table:style-name="ce9" office:value-type="float" office:value="874" calcext:value-type="float">
            <text:p>874</text:p>
          </table:table-cell>
          <table:table-cell table:style-name="ce14" office:value-type="float" office:value="38305" calcext:value-type="float">
            <text:p>38305</text:p>
          </table:table-cell>
          <table:table-cell table:style-name="ce18" office:value-type="float" office:value="1161" calcext:value-type="float">
            <text:p>1161.00 </text:p>
          </table:table-cell>
          <table:table-cell table:style-name="ce18" office:value-type="float" office:value="1356" calcext:value-type="float">
            <text:p>1356.00 </text:p>
          </table:table-cell>
          <table:table-cell table:style-name="ce18" office:value-type="float" office:value="1360" calcext:value-type="float">
            <text:p>1360.00 </text:p>
          </table:table-cell>
          <table:table-cell table:style-name="ce23" office:value-type="float" office:value="1160.6" calcext:value-type="float">
            <text:p>1160.60 </text:p>
          </table:table-cell>
          <table:table-cell table:style-name="ce26" table:formula="of:=([.E57]-[.F57])/[.E57]" office:value-type="percentage" office:value="-0.00294985250737463" calcext:value-type="percentage">
            <text:p>-0.29%</text:p>
          </table:table-cell>
          <table:table-cell table:style-name="ce27" table:formula="of:=([.G57]-[.F57])/[.G57]" office:value-type="percentage" office:value="-0.171807685679821" calcext:value-type="percentage">
            <text:p>-17.1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5K</text:p>
          </table:table-cell>
          <table:table-cell table:style-name="ce9" office:value-type="float" office:value="4483" calcext:value-type="float">
            <text:p>4483</text:p>
          </table:table-cell>
          <table:table-cell table:style-name="ce14" office:value-type="float" office:value="960833" calcext:value-type="float">
            <text:p>960833</text:p>
          </table:table-cell>
          <table:table-cell table:style-name="ce18" office:value-type="float" office:value="27288.8" calcext:value-type="float">
            <text:p>27288.80 </text:p>
          </table:table-cell>
          <table:table-cell table:style-name="ce18" office:value-type="float" office:value="27339" calcext:value-type="float">
            <text:p>27339.00 </text:p>
          </table:table-cell>
          <table:table-cell table:style-name="ce18" office:value-type="float" office:value="13360.4" calcext:value-type="float">
            <text:p>13360.40 </text:p>
          </table:table-cell>
          <table:table-cell table:style-name="ce23" office:value-type="float" office:value="37881.8" calcext:value-type="float">
            <text:p>37881.80 </text:p>
          </table:table-cell>
          <table:table-cell table:style-name="ce26" table:formula="of:=([.E58]-[.F58])/[.E58]" office:value-type="percentage" office:value="0.511306192618603" calcext:value-type="percentage">
            <text:p>51.13%</text:p>
          </table:table-cell>
          <table:table-cell table:style-name="ce27" table:formula="of:=([.G58]-[.F58])/[.G58]" office:value-type="percentage" office:value="0.647313485631623" calcext:value-type="percentage">
            <text:p>64.7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10K</text:p>
          </table:table-cell>
          <table:table-cell table:style-name="ce9" office:value-type="float" office:value="8835" calcext:value-type="float">
            <text:p>8835</text:p>
          </table:table-cell>
          <table:table-cell table:style-name="ce14" office:value-type="float" office:value="3860687" calcext:value-type="float">
            <text:p>3860687</text:p>
          </table:table-cell>
          <table:table-cell table:style-name="ce18" office:value-type="float" office:value="107296.6" calcext:value-type="float">
            <text:p>107296.60 </text:p>
          </table:table-cell>
          <table:table-cell table:style-name="ce18" office:value-type="float" office:value="87504.8" calcext:value-type="float">
            <text:p>87504.80 </text:p>
          </table:table-cell>
          <table:table-cell table:style-name="ce18" office:value-type="float" office:value="41333" calcext:value-type="float">
            <text:p>41333.00 </text:p>
          </table:table-cell>
          <table:table-cell table:style-name="ce23" office:value-type="float" office:value="168898.8" calcext:value-type="float">
            <text:p>168898.80 </text:p>
          </table:table-cell>
          <table:table-cell table:style-name="ce26" table:formula="of:=([.E59]-[.F59])/[.E59]" office:value-type="percentage" office:value="0.527648768981816" calcext:value-type="percentage">
            <text:p>52.76%</text:p>
          </table:table-cell>
          <table:table-cell table:style-name="ce27" table:formula="of:=([.G59]-[.F59])/[.G59]" office:value-type="percentage" office:value="0.755279492808711" calcext:value-type="percentage">
            <text:p>75.5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15K</text:p>
          </table:table-cell>
          <table:table-cell table:style-name="ce9" office:value-type="float" office:value="13131" calcext:value-type="float">
            <text:p>13131</text:p>
          </table:table-cell>
          <table:table-cell table:style-name="ce14" office:value-type="float" office:value="8681549" calcext:value-type="float">
            <text:p>8681549</text:p>
          </table:table-cell>
          <table:table-cell table:style-name="ce18" office:value-type="float" office:value="236714" calcext:value-type="float">
            <text:p>236714.00 </text:p>
          </table:table-cell>
          <table:table-cell table:style-name="ce18" office:value-type="float" office:value="169235.8" calcext:value-type="float">
            <text:p>169235.80 </text:p>
          </table:table-cell>
          <table:table-cell table:style-name="ce18" office:value-type="float" office:value="80645.8" calcext:value-type="float">
            <text:p>80645.80 </text:p>
          </table:table-cell>
          <table:table-cell table:style-name="ce23" office:value-type="float" office:value="395194.6" calcext:value-type="float">
            <text:p>395194.60 </text:p>
          </table:table-cell>
          <table:table-cell table:style-name="ce26" table:formula="of:=([.E60]-[.F60])/[.E60]" office:value-type="percentage" office:value="0.52347080227706" calcext:value-type="percentage">
            <text:p>52.35%</text:p>
          </table:table-cell>
          <table:table-cell table:style-name="ce27" table:formula="of:=([.G60]-[.F60])/[.G60]" office:value-type="percentage" office:value="0.795933952538825" calcext:value-type="percentage">
            <text:p>79.5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20K</text:p>
          </table:table-cell>
          <table:table-cell table:style-name="ce9" office:value-type="float" office:value="17470" calcext:value-type="float">
            <text:p>17470</text:p>
          </table:table-cell>
          <table:table-cell table:style-name="ce14" office:value-type="float" office:value="15042712" calcext:value-type="float">
            <text:p>15042712</text:p>
          </table:table-cell>
          <table:table-cell table:style-name="ce18" office:value-type="float" office:value="419165.6" calcext:value-type="float">
            <text:p>419165.60 </text:p>
          </table:table-cell>
          <table:table-cell table:style-name="ce18" office:value-type="float" office:value="301413.8" calcext:value-type="float">
            <text:p>301413.80 </text:p>
          </table:table-cell>
          <table:table-cell table:style-name="ce18" office:value-type="float" office:value="142013.6" calcext:value-type="float">
            <text:p>142013.60 </text:p>
          </table:table-cell>
          <table:table-cell table:style-name="ce23" office:value-type="float" office:value="721742.4" calcext:value-type="float">
            <text:p>721742.40 </text:p>
          </table:table-cell>
          <table:table-cell table:style-name="ce26" table:formula="of:=([.E61]-[.F61])/[.E61]" office:value-type="percentage" office:value="0.528841745135757" calcext:value-type="percentage">
            <text:p>52.88%</text:p>
          </table:table-cell>
          <table:table-cell table:style-name="ce27" table:formula="of:=([.G61]-[.F61])/[.G61]" office:value-type="percentage" office:value="0.803235060043583" calcext:value-type="percentage">
            <text:p>80.3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30K</text:p>
          </table:table-cell>
          <table:table-cell table:style-name="ce9" office:value-type="float" office:value="25966" calcext:value-type="float">
            <text:p>25966</text:p>
          </table:table-cell>
          <table:table-cell table:style-name="ce14" office:value-type="float" office:value="33029736" calcext:value-type="float">
            <text:p>33029736</text:p>
          </table:table-cell>
          <table:table-cell table:style-name="ce18" office:value-type="float" office:value="918863.4" calcext:value-type="float">
            <text:p>918863.40 </text:p>
          </table:table-cell>
          <table:table-cell table:style-name="ce18" office:value-type="float" office:value="666854.2" calcext:value-type="float">
            <text:p>666854.20 </text:p>
          </table:table-cell>
          <table:table-cell table:style-name="ce18" office:value-type="float" office:value="275375.6" calcext:value-type="float">
            <text:p>275375.60 </text:p>
          </table:table-cell>
          <table:table-cell table:style-name="ce23" office:value-type="float" office:value="1657899" calcext:value-type="float">
            <text:p>1657899.00 </text:p>
          </table:table-cell>
          <table:table-cell table:style-name="ce26" table:formula="of:=([.E62]-[.F62])/[.E62]" office:value-type="percentage" office:value="0.587052762058033" calcext:value-type="percentage">
            <text:p>58.71%</text:p>
          </table:table-cell>
          <table:table-cell table:style-name="ce27" table:formula="of:=([.G62]-[.F62])/[.G62]" office:value-type="percentage" office:value="0.833900858858109" calcext:value-type="percentage">
            <text:p>83.3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1K</text:p>
          </table:table-cell>
          <table:table-cell table:style-name="ce9" office:value-type="float" office:value="977" calcext:value-type="float">
            <text:p>977</text:p>
          </table:table-cell>
          <table:table-cell table:style-name="ce14" office:value-type="float" office:value="6195" calcext:value-type="float">
            <text:p>6195</text:p>
          </table:table-cell>
          <table:table-cell table:style-name="ce18" office:value-type="float" office:value="1143" calcext:value-type="float">
            <text:p>1143.00 </text:p>
          </table:table-cell>
          <table:table-cell table:style-name="ce18" office:value-type="float" office:value="590.8" calcext:value-type="float">
            <text:p>590.80 </text:p>
          </table:table-cell>
          <table:table-cell table:style-name="ce18" office:value-type="float" office:value="609.4" calcext:value-type="float">
            <text:p>609.40 </text:p>
          </table:table-cell>
          <table:table-cell table:style-name="ce23" office:value-type="float" office:value="905.6" calcext:value-type="float">
            <text:p>905.60 </text:p>
          </table:table-cell>
          <table:table-cell table:style-name="ce26" table:formula="of:=([.E63]-[.F63])/[.E63]" office:value-type="percentage" office:value="-0.0314827352742045" calcext:value-type="percentage">
            <text:p>-3.15%</text:p>
          </table:table-cell>
          <table:table-cell table:style-name="ce27" table:formula="of:=([.G63]-[.F63])/[.G63]" office:value-type="percentage" office:value="0.327075971731449" calcext:value-type="percentage">
            <text:p>32.7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5K</text:p>
          </table:table-cell>
          <table:table-cell table:style-name="ce9" office:value-type="float" office:value="4718" calcext:value-type="float">
            <text:p>4718</text:p>
          </table:table-cell>
          <table:table-cell table:style-name="ce14" office:value-type="float" office:value="101420" calcext:value-type="float">
            <text:p>101420</text:p>
          </table:table-cell>
          <table:table-cell table:style-name="ce18" office:value-type="float" office:value="27546" calcext:value-type="float">
            <text:p>27546.00 </text:p>
          </table:table-cell>
          <table:table-cell table:style-name="ce18" office:value-type="float" office:value="11055.2" calcext:value-type="float">
            <text:p>11055.20 </text:p>
          </table:table-cell>
          <table:table-cell table:style-name="ce18" office:value-type="float" office:value="8035.2" calcext:value-type="float">
            <text:p>8035.20 </text:p>
          </table:table-cell>
          <table:table-cell table:style-name="ce23" office:value-type="float" office:value="8412.4" calcext:value-type="float">
            <text:p>8412.40 </text:p>
          </table:table-cell>
          <table:table-cell table:style-name="ce26" table:formula="of:=([.E64]-[.F64])/[.E64]" office:value-type="percentage" office:value="0.273174614660974" calcext:value-type="percentage">
            <text:p>27.32%</text:p>
          </table:table-cell>
          <table:table-cell table:style-name="ce27" table:formula="of:=([.G64]-[.F64])/[.G64]" office:value-type="percentage" office:value="0.0448385716323522" calcext:value-type="percentage">
            <text:p>4.4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10K</text:p>
          </table:table-cell>
          <table:table-cell table:style-name="ce9" office:value-type="float" office:value="9544" calcext:value-type="float">
            <text:p>9544</text:p>
          </table:table-cell>
          <table:table-cell table:style-name="ce14" office:value-type="float" office:value="428115" calcext:value-type="float">
            <text:p>428115</text:p>
          </table:table-cell>
          <table:table-cell table:style-name="ce18" office:value-type="float" office:value="115020.2" calcext:value-type="float">
            <text:p>115020.20 </text:p>
          </table:table-cell>
          <table:table-cell table:style-name="ce18" office:value-type="float" office:value="34832.4" calcext:value-type="float">
            <text:p>34832.40 </text:p>
          </table:table-cell>
          <table:table-cell table:style-name="ce18" office:value-type="float" office:value="26828.8" calcext:value-type="float">
            <text:p>26828.80 </text:p>
          </table:table-cell>
          <table:table-cell table:style-name="ce23" office:value-type="float" office:value="29728.2" calcext:value-type="float">
            <text:p>29728.20 </text:p>
          </table:table-cell>
          <table:table-cell table:style-name="ce26" table:formula="of:=([.E65]-[.F65])/[.E65]" office:value-type="percentage" office:value="0.229774577692034" calcext:value-type="percentage">
            <text:p>22.98%</text:p>
          </table:table-cell>
          <table:table-cell table:style-name="ce27" table:formula="of:=([.G65]-[.F65])/[.G65]" office:value-type="percentage" office:value="0.0975302911040696" calcext:value-type="percentage">
            <text:p>9.7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15K</text:p>
          </table:table-cell>
          <table:table-cell table:style-name="ce9" office:value-type="float" office:value="14512" calcext:value-type="float">
            <text:p>14512</text:p>
          </table:table-cell>
          <table:table-cell table:style-name="ce14" office:value-type="float" office:value="962085" calcext:value-type="float">
            <text:p>962085</text:p>
          </table:table-cell>
          <table:table-cell table:style-name="ce18" office:value-type="float" office:value="260195.4" calcext:value-type="float">
            <text:p>260195.40 </text:p>
          </table:table-cell>
          <table:table-cell table:style-name="ce18" office:value-type="float" office:value="87363" calcext:value-type="float">
            <text:p>87363.00 </text:p>
          </table:table-cell>
          <table:table-cell table:style-name="ce18" office:value-type="float" office:value="57732.8" calcext:value-type="float">
            <text:p>57732.80 </text:p>
          </table:table-cell>
          <table:table-cell table:style-name="ce23" office:value-type="float" office:value="62088.8" calcext:value-type="float">
            <text:p>62088.80 </text:p>
          </table:table-cell>
          <table:table-cell table:style-name="ce26" table:formula="of:=([.E66]-[.F66])/[.E66]" office:value-type="percentage" office:value="0.339161887755686" calcext:value-type="percentage">
            <text:p>33.92%</text:p>
          </table:table-cell>
          <table:table-cell table:style-name="ce27" table:formula="of:=([.G66]-[.F66])/[.G66]" office:value-type="percentage" office:value="0.0701575807553053" calcext:value-type="percentage">
            <text:p>7.0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20K</text:p>
          </table:table-cell>
          <table:table-cell table:style-name="ce9" office:value-type="float" office:value="19477" calcext:value-type="float">
            <text:p>19477</text:p>
          </table:table-cell>
          <table:table-cell table:style-name="ce14" office:value-type="float" office:value="1827968" calcext:value-type="float">
            <text:p>1827968</text:p>
          </table:table-cell>
          <table:table-cell table:style-name="ce18" office:value-type="float" office:value="460201.4" calcext:value-type="float">
            <text:p>460201.40 </text:p>
          </table:table-cell>
          <table:table-cell table:style-name="ce18" office:value-type="float" office:value="139386.4" calcext:value-type="float">
            <text:p>139386.40 </text:p>
          </table:table-cell>
          <table:table-cell table:style-name="ce18" office:value-type="float" office:value="98116.8" calcext:value-type="float">
            <text:p>98116.80 </text:p>
          </table:table-cell>
          <table:table-cell table:style-name="ce23" office:value-type="float" office:value="113817.6" calcext:value-type="float">
            <text:p>113817.60 </text:p>
          </table:table-cell>
          <table:table-cell table:style-name="ce26" table:formula="of:=([.E67]-[.F67])/[.E67]" office:value-type="percentage" office:value="0.296080535834199" calcext:value-type="percentage">
            <text:p>29.61%</text:p>
          </table:table-cell>
          <table:table-cell table:style-name="ce27" table:formula="of:=([.G67]-[.F67])/[.G67]" office:value-type="percentage" office:value="0.137947031039136" calcext:value-type="percentage">
            <text:p>13.7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30K</text:p>
          </table:table-cell>
          <table:table-cell table:style-name="ce9" office:value-type="float" office:value="29684" calcext:value-type="float">
            <text:p>29684</text:p>
          </table:table-cell>
          <table:table-cell table:style-name="ce14" office:value-type="float" office:value="4359977" calcext:value-type="float">
            <text:p>4359977</text:p>
          </table:table-cell>
          <table:table-cell table:style-name="ce18" office:value-type="float" office:value="1052226" calcext:value-type="float">
            <text:p>1052226.00 </text:p>
          </table:table-cell>
          <table:table-cell table:style-name="ce18" office:value-type="float" office:value="366607.4" calcext:value-type="float">
            <text:p>366607.40 </text:p>
          </table:table-cell>
          <table:table-cell table:style-name="ce18" office:value-type="float" office:value="225614.2" calcext:value-type="float">
            <text:p>225614.20 </text:p>
          </table:table-cell>
          <table:table-cell table:style-name="ce23" office:value-type="float" office:value="323884.8" calcext:value-type="float">
            <text:p>323884.80 </text:p>
          </table:table-cell>
          <table:table-cell table:style-name="ce26" table:formula="of:=([.E68]-[.F68])/[.E68]" office:value-type="percentage" office:value="0.38458907267011" calcext:value-type="percentage">
            <text:p>38.46%</text:p>
          </table:table-cell>
          <table:table-cell table:style-name="ce27" table:formula="of:=([.G68]-[.F68])/[.G68]" office:value-type="percentage" office:value="0.303412200881301" calcext:value-type="percentage">
            <text:p>30.3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1K</text:p>
          </table:table-cell>
          <table:table-cell table:style-name="ce9" office:value-type="float" office:value="695" calcext:value-type="float">
            <text:p>695</text:p>
          </table:table-cell>
          <table:table-cell table:style-name="ce14" office:value-type="float" office:value="15794" calcext:value-type="float">
            <text:p>15794</text:p>
          </table:table-cell>
          <table:table-cell table:style-name="ce18" office:value-type="float" office:value="497.4" calcext:value-type="float">
            <text:p>497.40 </text:p>
          </table:table-cell>
          <table:table-cell table:style-name="ce18" office:value-type="float" office:value="666.6" calcext:value-type="float">
            <text:p>666.60 </text:p>
          </table:table-cell>
          <table:table-cell table:style-name="ce18" office:value-type="float" office:value="672.4" calcext:value-type="float">
            <text:p>672.40 </text:p>
          </table:table-cell>
          <table:table-cell table:style-name="ce23" office:value-type="float" office:value="289" calcext:value-type="float">
            <text:p>289.00 </text:p>
          </table:table-cell>
          <table:table-cell table:style-name="ce26" table:formula="of:=([.E69]-[.F69])/[.E69]" office:value-type="percentage" office:value="-0.00870087008700863" calcext:value-type="percentage">
            <text:p>-0.87%</text:p>
          </table:table-cell>
          <table:table-cell table:style-name="ce27" table:formula="of:=([.G69]-[.F69])/[.G69]" office:value-type="percentage" office:value="-1.32664359861592" calcext:value-type="percentage">
            <text:p>-132.6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5K</text:p>
          </table:table-cell>
          <table:table-cell table:style-name="ce9" office:value-type="float" office:value="5000" calcext:value-type="float">
            <text:p>5000</text:p>
          </table:table-cell>
          <table:table-cell table:style-name="ce14" office:value-type="float" office:value="778401" calcext:value-type="float">
            <text:p>778401</text:p>
          </table:table-cell>
          <table:table-cell table:style-name="ce18" office:value-type="float" office:value="26560.2" calcext:value-type="float">
            <text:p>26560.20 </text:p>
          </table:table-cell>
          <table:table-cell table:style-name="ce18" office:value-type="float" office:value="21753.4" calcext:value-type="float">
            <text:p>21753.40 </text:p>
          </table:table-cell>
          <table:table-cell table:style-name="ce18" office:value-type="float" office:value="12300" calcext:value-type="float">
            <text:p>12300.00 </text:p>
          </table:table-cell>
          <table:table-cell table:style-name="ce23" office:value-type="float" office:value="25997.6" calcext:value-type="float">
            <text:p>25997.60 </text:p>
          </table:table-cell>
          <table:table-cell table:style-name="ce26" table:formula="of:=([.E70]-[.F70])/[.E70]" office:value-type="percentage" office:value="0.434571147498782" calcext:value-type="percentage">
            <text:p>43.46%</text:p>
          </table:table-cell>
          <table:table-cell table:style-name="ce27" table:formula="of:=([.G70]-[.F70])/[.G70]" office:value-type="percentage" office:value="0.5268794042527" calcext:value-type="percentage">
            <text:p>52.6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10K</text:p>
          </table:table-cell>
          <table:table-cell table:style-name="ce9" office:value-type="float" office:value="10000" calcext:value-type="float">
            <text:p>10000</text:p>
          </table:table-cell>
          <table:table-cell table:style-name="ce14" office:value-type="float" office:value="3008668" calcext:value-type="float">
            <text:p>3008668</text:p>
          </table:table-cell>
          <table:table-cell table:style-name="ce18" office:value-type="float" office:value="109634.8" calcext:value-type="float">
            <text:p>109634.80 </text:p>
          </table:table-cell>
          <table:table-cell table:style-name="ce18" office:value-type="float" office:value="70955.6" calcext:value-type="float">
            <text:p>70955.60 </text:p>
          </table:table-cell>
          <table:table-cell table:style-name="ce18" office:value-type="float" office:value="40938.8" calcext:value-type="float">
            <text:p>40938.80 </text:p>
          </table:table-cell>
          <table:table-cell table:style-name="ce23" office:value-type="float" office:value="127798.4" calcext:value-type="float">
            <text:p>127798.40 </text:p>
          </table:table-cell>
          <table:table-cell table:style-name="ce26" table:formula="of:=([.E71]-[.F71])/[.E71]" office:value-type="percentage" office:value="0.423036377678436" calcext:value-type="percentage">
            <text:p>42.30%</text:p>
          </table:table-cell>
          <table:table-cell table:style-name="ce27" table:formula="of:=([.G71]-[.F71])/[.G71]" office:value-type="percentage" office:value="0.679661091218669" calcext:value-type="percentage">
            <text:p>67.9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15K</text:p>
          </table:table-cell>
          <table:table-cell table:style-name="ce9" office:value-type="float" office:value="15000" calcext:value-type="float">
            <text:p>15000</text:p>
          </table:table-cell>
          <table:table-cell table:style-name="ce14" office:value-type="float" office:value="6751210" calcext:value-type="float">
            <text:p>6751210</text:p>
          </table:table-cell>
          <table:table-cell table:style-name="ce18" office:value-type="float" office:value="249001.4" calcext:value-type="float">
            <text:p>249001.40 </text:p>
          </table:table-cell>
          <table:table-cell table:style-name="ce18" office:value-type="float" office:value="172782.6" calcext:value-type="float">
            <text:p>172782.60 </text:p>
          </table:table-cell>
          <table:table-cell table:style-name="ce18" office:value-type="float" office:value="86694.4" calcext:value-type="float">
            <text:p>86694.40 </text:p>
          </table:table-cell>
          <table:table-cell table:style-name="ce23" office:value-type="float" office:value="315157.8" calcext:value-type="float">
            <text:p>315157.80 </text:p>
          </table:table-cell>
          <table:table-cell table:style-name="ce26" table:formula="of:=([.E72]-[.F72])/[.E72]" office:value-type="percentage" office:value="0.498245772433104" calcext:value-type="percentage">
            <text:p>49.82%</text:p>
          </table:table-cell>
          <table:table-cell table:style-name="ce27" table:formula="of:=([.G72]-[.F72])/[.G72]" office:value-type="percentage" office:value="0.724917485780139" calcext:value-type="percentage">
            <text:p>72.4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20K</text:p>
          </table:table-cell>
          <table:table-cell table:style-name="ce9" office:value-type="float" office:value="20000" calcext:value-type="float">
            <text:p>20000</text:p>
          </table:table-cell>
          <table:table-cell table:style-name="ce14" office:value-type="float" office:value="12162906" calcext:value-type="float">
            <text:p>12162906</text:p>
          </table:table-cell>
          <table:table-cell table:style-name="ce18" office:value-type="float" office:value="445895" calcext:value-type="float">
            <text:p>445895.00 </text:p>
          </table:table-cell>
          <table:table-cell table:style-name="ce18" office:value-type="float" office:value="282050.2" calcext:value-type="float">
            <text:p>282050.20 </text:p>
          </table:table-cell>
          <table:table-cell table:style-name="ce18" office:value-type="float" office:value="140302.2" calcext:value-type="float">
            <text:p>140302.20 </text:p>
          </table:table-cell>
          <table:table-cell table:style-name="ce23" office:value-type="float" office:value="575618.6" calcext:value-type="float">
            <text:p>575618.60 </text:p>
          </table:table-cell>
          <table:table-cell table:style-name="ce26" table:formula="of:=([.E73]-[.F73])/[.E73]" office:value-type="percentage" office:value="0.502563018923582" calcext:value-type="percentage">
            <text:p>50.26%</text:p>
          </table:table-cell>
          <table:table-cell table:style-name="ce27" table:formula="of:=([.G73]-[.F73])/[.G73]" office:value-type="percentage" office:value="0.756258397487503" calcext:value-type="percentage">
            <text:p>75.63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pc2_30K</text:p>
          </table:table-cell>
          <table:table-cell table:style-name="ce10" office:value-type="float" office:value="30000" calcext:value-type="float">
            <text:p>30000</text:p>
          </table:table-cell>
          <table:table-cell table:style-name="ce15" office:value-type="float" office:value="27948052" calcext:value-type="float">
            <text:p>27948052</text:p>
          </table:table-cell>
          <table:table-cell table:style-name="ce19" office:value-type="float" office:value="1007902" calcext:value-type="float">
            <text:p>1007902.00 </text:p>
          </table:table-cell>
          <table:table-cell table:style-name="ce19" office:value-type="float" office:value="635161.2" calcext:value-type="float">
            <text:p>635161.20 </text:p>
          </table:table-cell>
          <table:table-cell table:style-name="ce19" office:value-type="float" office:value="303025.6" calcext:value-type="float">
            <text:p>303025.60 </text:p>
          </table:table-cell>
          <table:table-cell table:style-name="ce24" office:value-type="float" office:value="1362924.6" calcext:value-type="float">
            <text:p>1362924.60 </text:p>
          </table:table-cell>
          <table:table-cell table:style-name="ce26" table:formula="of:=([.E74]-[.F74])/[.E74]" office:value-type="percentage" office:value="0.522915442567965" calcext:value-type="percentage">
            <text:p>52.29%</text:p>
          </table:table-cell>
          <table:table-cell table:style-name="ce27" table:formula="of:=([.G74]-[.F74])/[.G74]" office:value-type="percentage" office:value="0.77766517678234" calcext:value-type="percentage">
            <text:p>77.77%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met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5" calcext:value-type="float">
            <text:p>0.5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DB_2016.3.14_2</text:p>
          </table:table-cell>
          <table:table-cell table:style-name="ce11" table:number-columns-repeated="5"/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4mult2" table:style-name="ta1"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25"/>
        <table:table-column table:style-name="co5" table:default-cell-style-name="ce25"/>
        <table:table-column table:style-name="co5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8" table:default-cell-style-name="ce28"/>
        <table:table-column table:style-name="co10" table:default-cell-style-name="ce28"/>
        <table:table-column table:style-name="co5" table:number-columns-repeated="2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2" table:default-cell-style-name="ce28"/>
        <table:table-column table:style-name="co17" table:default-cell-style-name="ce28"/>
        <table:table-column table:style-name="co18" table:number-columns-repeated="999" table:default-cell-style-name="ce28"/>
        <table:table-row table:style-name="ro1">
          <table:table-cell table:style-name="ce1" table:number-columns-repeated="2"/>
          <table:table-cell table:style-name="ce13"/>
          <table:table-cell table:style-name="ce16"/>
          <table:table-cell table:style-name="ce20"/>
          <table:table-cell table:style-name="ce21"/>
          <table:table-cell table:style-name="ce22"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Database</text:p>
          </table:table-cell>
          <table:table-cell table:style-name="ce8" office:value-type="string" calcext:value-type="string">
            <text:p># Load</text:p>
          </table:table-cell>
          <table:table-cell table:style-name="ce8" office:value-type="string" calcext:value-type="string">
            <text:p>Conflicts</text:p>
          </table:table-cell>
          <table:table-cell table:style-name="ce17" office:value-type="string" calcext:value-type="string">
            <text:p>HOST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TCDA</text:p>
          </table:table-cell>
          <table:table-cell table:style-name="ce17" office:value-type="string" calcext:value-type="string">
            <text:p>M2 – M1</text:p>
          </table:table-cell>
          <table:table-cell table:style-name="ce17" office:value-type="string" calcext:value-type="string">
            <text:p>M2 – TCD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1K</text:p>
          </table:table-cell>
          <table:table-cell table:style-name="ce9" office:value-type="float" office:value="948" calcext:value-type="float">
            <text:p>948</text:p>
          </table:table-cell>
          <table:table-cell table:style-name="ce14" office:value-type="float" office:value="3289" calcext:value-type="float">
            <text:p>3289</text:p>
          </table:table-cell>
          <table:table-cell table:style-name="ce18" office:value-type="float" office:value="628.2" calcext:value-type="float">
            <text:p>628.20 </text:p>
          </table:table-cell>
          <table:table-cell table:style-name="ce18" office:value-type="float" office:value="541.2" calcext:value-type="float">
            <text:p>541.20 </text:p>
          </table:table-cell>
          <table:table-cell table:style-name="ce18" office:value-type="float" office:value="536.6" calcext:value-type="float">
            <text:p>536.60 </text:p>
          </table:table-cell>
          <table:table-cell table:style-name="ce23" office:value-type="float" office:value="273.8" calcext:value-type="float">
            <text:p>273.80 </text:p>
          </table:table-cell>
          <table:table-cell table:style-name="ce26" table:formula="of:=([.E3]-[.F3])/[.E3]" office:value-type="percentage" office:value="0.00849963045085" calcext:value-type="percentage">
            <text:p>0.85%</text:p>
          </table:table-cell>
          <table:table-cell table:style-name="ce27" table:formula="of:=([.G3]-[.F3])/[.G3]" office:value-type="percentage" office:value="-0.959824689554419" calcext:value-type="percentage">
            <text:p>-95.9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5K</text:p>
          </table:table-cell>
          <table:table-cell table:style-name="ce9" office:value-type="float" office:value="4626" calcext:value-type="float">
            <text:p>4626</text:p>
          </table:table-cell>
          <table:table-cell table:style-name="ce14" office:value-type="float" office:value="16192" calcext:value-type="float">
            <text:p>16192</text:p>
          </table:table-cell>
          <table:table-cell table:style-name="ce18" office:value-type="float" office:value="15170.8" calcext:value-type="float">
            <text:p>15170.80 </text:p>
          </table:table-cell>
          <table:table-cell table:style-name="ce18" office:value-type="float" office:value="6861.4" calcext:value-type="float">
            <text:p>6861.40 </text:p>
          </table:table-cell>
          <table:table-cell table:style-name="ce18" office:value-type="float" office:value="5645.6" calcext:value-type="float">
            <text:p>5645.60 </text:p>
          </table:table-cell>
          <table:table-cell table:style-name="ce23" office:value-type="float" office:value="1850.8" calcext:value-type="float">
            <text:p>1850.80 </text:p>
          </table:table-cell>
          <table:table-cell table:style-name="ce26" table:formula="of:=([.E4]-[.F4])/[.E4]" office:value-type="percentage" office:value="0.177194158626519" calcext:value-type="percentage">
            <text:p>17.72%</text:p>
          </table:table-cell>
          <table:table-cell table:style-name="ce27" table:formula="of:=([.G4]-[.F4])/[.G4]" office:value-type="percentage" office:value="-2.05035660255025" calcext:value-type="percentage">
            <text:p>-205.0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10K</text:p>
          </table:table-cell>
          <table:table-cell table:style-name="ce9" office:value-type="float" office:value="9821" calcext:value-type="float">
            <text:p>9821</text:p>
          </table:table-cell>
          <table:table-cell table:style-name="ce14" office:value-type="float" office:value="46008" calcext:value-type="float">
            <text:p>46008</text:p>
          </table:table-cell>
          <table:table-cell table:style-name="ce18" office:value-type="float" office:value="77435" calcext:value-type="float">
            <text:p>77435.00 </text:p>
          </table:table-cell>
          <table:table-cell table:style-name="ce18" office:value-type="float" office:value="29191.4" calcext:value-type="float">
            <text:p>29191.40 </text:p>
          </table:table-cell>
          <table:table-cell table:style-name="ce18" office:value-type="float" office:value="20018.4" calcext:value-type="float">
            <text:p>20018.40 </text:p>
          </table:table-cell>
          <table:table-cell table:style-name="ce23" office:value-type="float" office:value="8859.6" calcext:value-type="float">
            <text:p>8859.60 </text:p>
          </table:table-cell>
          <table:table-cell table:style-name="ce26" table:formula="of:=([.E5]-[.F5])/[.E5]" office:value-type="percentage" office:value="0.314236384688641" calcext:value-type="percentage">
            <text:p>31.42%</text:p>
          </table:table-cell>
          <table:table-cell table:style-name="ce27" table:formula="of:=([.G5]-[.F5])/[.G5]" office:value-type="percentage" office:value="-1.25951510226195" calcext:value-type="percentage">
            <text:p>-125.9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15K</text:p>
          </table:table-cell>
          <table:table-cell table:style-name="ce9" office:value-type="float" office:value="14942" calcext:value-type="float">
            <text:p>14942</text:p>
          </table:table-cell>
          <table:table-cell table:style-name="ce14" office:value-type="float" office:value="85100" calcext:value-type="float">
            <text:p>85100</text:p>
          </table:table-cell>
          <table:table-cell table:style-name="ce18" office:value-type="float" office:value="182811" calcext:value-type="float">
            <text:p>182811.00 </text:p>
          </table:table-cell>
          <table:table-cell table:style-name="ce18" office:value-type="float" office:value="58291.2" calcext:value-type="float">
            <text:p>58291.20 </text:p>
          </table:table-cell>
          <table:table-cell table:style-name="ce18" office:value-type="float" office:value="38958" calcext:value-type="float">
            <text:p>38958.00 </text:p>
          </table:table-cell>
          <table:table-cell table:style-name="ce23" office:value-type="float" office:value="18406.8" calcext:value-type="float">
            <text:p>18406.80 </text:p>
          </table:table-cell>
          <table:table-cell table:style-name="ce26" table:formula="of:=([.E6]-[.F6])/[.E6]" office:value-type="percentage" office:value="0.331665843214756" calcext:value-type="percentage">
            <text:p>33.17%</text:p>
          </table:table-cell>
          <table:table-cell table:style-name="ce27" table:formula="of:=([.G6]-[.F6])/[.G6]" office:value-type="percentage" office:value="-1.11650042375644" calcext:value-type="percentage">
            <text:p>-111.6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20K</text:p>
          </table:table-cell>
          <table:table-cell table:style-name="ce9" office:value-type="float" office:value="19912" calcext:value-type="float">
            <text:p>19912</text:p>
          </table:table-cell>
          <table:table-cell table:style-name="ce14" office:value-type="float" office:value="114438" calcext:value-type="float">
            <text:p>114438</text:p>
          </table:table-cell>
          <table:table-cell table:style-name="ce18" office:value-type="float" office:value="324562" calcext:value-type="float">
            <text:p>324562.00 </text:p>
          </table:table-cell>
          <table:table-cell table:style-name="ce18" office:value-type="float" office:value="97650.6" calcext:value-type="float">
            <text:p>97650.60 </text:p>
          </table:table-cell>
          <table:table-cell table:style-name="ce18" office:value-type="float" office:value="63751.8" calcext:value-type="float">
            <text:p>63751.80 </text:p>
          </table:table-cell>
          <table:table-cell table:style-name="ce23" office:value-type="float" office:value="24751.4" calcext:value-type="float">
            <text:p>24751.40 </text:p>
          </table:table-cell>
          <table:table-cell table:style-name="ce26" table:formula="of:=([.E7]-[.F7])/[.E7]" office:value-type="percentage" office:value="0.347143796351482" calcext:value-type="percentage">
            <text:p>34.71%</text:p>
          </table:table-cell>
          <table:table-cell table:style-name="ce27" table:formula="of:=([.G7]-[.F7])/[.G7]" office:value-type="percentage" office:value="-1.57568460773936" calcext:value-type="percentage">
            <text:p>-157.5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30K</text:p>
          </table:table-cell>
          <table:table-cell table:style-name="ce9" office:value-type="float" office:value="29838" calcext:value-type="float">
            <text:p>29838</text:p>
          </table:table-cell>
          <table:table-cell table:style-name="ce14" office:value-type="float" office:value="210801" calcext:value-type="float">
            <text:p>210801</text:p>
          </table:table-cell>
          <table:table-cell table:style-name="ce18" office:value-type="float" office:value="730426.6" calcext:value-type="float">
            <text:p>730426.60 </text:p>
          </table:table-cell>
          <table:table-cell table:style-name="ce18" office:value-type="float" office:value="247047.6" calcext:value-type="float">
            <text:p>247047.60 </text:p>
          </table:table-cell>
          <table:table-cell table:style-name="ce18" office:value-type="float" office:value="141095.6" calcext:value-type="float">
            <text:p>141095.60 </text:p>
          </table:table-cell>
          <table:table-cell table:style-name="ce23" office:value-type="float" office:value="40145.2" calcext:value-type="float">
            <text:p>40145.20 </text:p>
          </table:table-cell>
          <table:table-cell table:style-name="ce26" table:formula="of:=([.E8]-[.F8])/[.E8]" office:value-type="percentage" office:value="0.428872816412708" calcext:value-type="percentage">
            <text:p>42.89%</text:p>
          </table:table-cell>
          <table:table-cell table:style-name="ce27" table:formula="of:=([.G8]-[.F8])/[.G8]" office:value-type="percentage" office:value="-2.5146318862529" calcext:value-type="percentage">
            <text:p>-251.4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1K</text:p>
          </table:table-cell>
          <table:table-cell table:style-name="ce9" office:value-type="float" office:value="951" calcext:value-type="float">
            <text:p>951</text:p>
          </table:table-cell>
          <table:table-cell table:style-name="ce14" office:value-type="float" office:value="7058" calcext:value-type="float">
            <text:p>7058</text:p>
          </table:table-cell>
          <table:table-cell table:style-name="ce18" office:value-type="float" office:value="1135.2" calcext:value-type="float">
            <text:p>1135.20 </text:p>
          </table:table-cell>
          <table:table-cell table:style-name="ce18" office:value-type="float" office:value="953.2" calcext:value-type="float">
            <text:p>953.20 </text:p>
          </table:table-cell>
          <table:table-cell table:style-name="ce18" office:value-type="float" office:value="882.8" calcext:value-type="float">
            <text:p>882.80 </text:p>
          </table:table-cell>
          <table:table-cell table:style-name="ce23" office:value-type="float" office:value="1241.8" calcext:value-type="float">
            <text:p>1241.80 </text:p>
          </table:table-cell>
          <table:table-cell table:style-name="ce26" table:formula="of:=([.E9]-[.F9])/[.E9]" office:value-type="percentage" office:value="0.0738564834242552" calcext:value-type="percentage">
            <text:p>7.39%</text:p>
          </table:table-cell>
          <table:table-cell table:style-name="ce27" table:formula="of:=([.G9]-[.F9])/[.G9]" office:value-type="percentage" office:value="0.289096472861975" calcext:value-type="percentage">
            <text:p>28.9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5K</text:p>
          </table:table-cell>
          <table:table-cell table:style-name="ce9" office:value-type="float" office:value="4544" calcext:value-type="float">
            <text:p>4544</text:p>
          </table:table-cell>
          <table:table-cell table:style-name="ce14" office:value-type="float" office:value="103697" calcext:value-type="float">
            <text:p>103697</text:p>
          </table:table-cell>
          <table:table-cell table:style-name="ce18" office:value-type="float" office:value="23776.2" calcext:value-type="float">
            <text:p>23776.20 </text:p>
          </table:table-cell>
          <table:table-cell table:style-name="ce18" office:value-type="float" office:value="11239" calcext:value-type="float">
            <text:p>11239.00 </text:p>
          </table:table-cell>
          <table:table-cell table:style-name="ce18" office:value-type="float" office:value="8979.6" calcext:value-type="float">
            <text:p>8979.60 </text:p>
          </table:table-cell>
          <table:table-cell table:style-name="ce23" office:value-type="float" office:value="14210.6" calcext:value-type="float">
            <text:p>14210.60 </text:p>
          </table:table-cell>
          <table:table-cell table:style-name="ce26" table:formula="of:=([.E10]-[.F10])/[.E10]" office:value-type="percentage" office:value="0.2010321202954" calcext:value-type="percentage">
            <text:p>20.10%</text:p>
          </table:table-cell>
          <table:table-cell table:style-name="ce27" table:formula="of:=([.G10]-[.F10])/[.G10]" office:value-type="percentage" office:value="0.368105498712229" calcext:value-type="percentage">
            <text:p>36.8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10K</text:p>
          </table:table-cell>
          <table:table-cell table:style-name="ce9" office:value-type="float" office:value="9422" calcext:value-type="float">
            <text:p>9422</text:p>
          </table:table-cell>
          <table:table-cell table:style-name="ce14" office:value-type="float" office:value="575615" calcext:value-type="float">
            <text:p>575615</text:p>
          </table:table-cell>
          <table:table-cell table:style-name="ce18" office:value-type="float" office:value="105892.6" calcext:value-type="float">
            <text:p>105892.60 </text:p>
          </table:table-cell>
          <table:table-cell table:style-name="ce18" office:value-type="float" office:value="47934.8" calcext:value-type="float">
            <text:p>47934.80 </text:p>
          </table:table-cell>
          <table:table-cell table:style-name="ce18" office:value-type="float" office:value="37923" calcext:value-type="float">
            <text:p>37923.00 </text:p>
          </table:table-cell>
          <table:table-cell table:style-name="ce23" office:value-type="float" office:value="53547.4" calcext:value-type="float">
            <text:p>53547.40 </text:p>
          </table:table-cell>
          <table:table-cell table:style-name="ce26" table:formula="of:=([.E11]-[.F11])/[.E11]" office:value-type="percentage" office:value="0.208862872067892" calcext:value-type="percentage">
            <text:p>20.89%</text:p>
          </table:table-cell>
          <table:table-cell table:style-name="ce27" table:formula="of:=([.G11]-[.F11])/[.G11]" office:value-type="percentage" office:value="0.29178634256752" calcext:value-type="percentage">
            <text:p>29.1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15K</text:p>
          </table:table-cell>
          <table:table-cell table:style-name="ce9" office:value-type="float" office:value="14072" calcext:value-type="float">
            <text:p>14072</text:p>
          </table:table-cell>
          <table:table-cell table:style-name="ce14" office:value-type="float" office:value="1172265" calcext:value-type="float">
            <text:p>1172265</text:p>
          </table:table-cell>
          <table:table-cell table:style-name="ce18" office:value-type="float" office:value="227145.2" calcext:value-type="float">
            <text:p>227145.20 </text:p>
          </table:table-cell>
          <table:table-cell table:style-name="ce18" office:value-type="float" office:value="102931.8" calcext:value-type="float">
            <text:p>102931.80 </text:p>
          </table:table-cell>
          <table:table-cell table:style-name="ce18" office:value-type="float" office:value="79290.4" calcext:value-type="float">
            <text:p>79290.40 </text:p>
          </table:table-cell>
          <table:table-cell table:style-name="ce23" office:value-type="float" office:value="97239.6" calcext:value-type="float">
            <text:p>97239.60 </text:p>
          </table:table-cell>
          <table:table-cell table:style-name="ce26" table:formula="of:=([.E12]-[.F12])/[.E12]" office:value-type="percentage" office:value="0.229680234873965" calcext:value-type="percentage">
            <text:p>22.97%</text:p>
          </table:table-cell>
          <table:table-cell table:style-name="ce27" table:formula="of:=([.G12]-[.F12])/[.G12]" office:value-type="percentage" office:value="0.184587349186957" calcext:value-type="percentage">
            <text:p>18.4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20K</text:p>
          </table:table-cell>
          <table:table-cell table:style-name="ce9" office:value-type="float" office:value="18674" calcext:value-type="float">
            <text:p>18674</text:p>
          </table:table-cell>
          <table:table-cell table:style-name="ce14" office:value-type="float" office:value="2128412" calcext:value-type="float">
            <text:p>2128412</text:p>
          </table:table-cell>
          <table:table-cell table:style-name="ce18" office:value-type="float" office:value="399533" calcext:value-type="float">
            <text:p>399533.00 </text:p>
          </table:table-cell>
          <table:table-cell table:style-name="ce18" office:value-type="float" office:value="181556.4" calcext:value-type="float">
            <text:p>181556.40 </text:p>
          </table:table-cell>
          <table:table-cell table:style-name="ce18" office:value-type="float" office:value="139380" calcext:value-type="float">
            <text:p>139380.00 </text:p>
          </table:table-cell>
          <table:table-cell table:style-name="ce23" office:value-type="float" office:value="160958" calcext:value-type="float">
            <text:p>160958.00 </text:p>
          </table:table-cell>
          <table:table-cell table:style-name="ce26" table:formula="of:=([.E13]-[.F13])/[.E13]" office:value-type="percentage" office:value="0.23230467226713" calcext:value-type="percentage">
            <text:p>23.23%</text:p>
          </table:table-cell>
          <table:table-cell table:style-name="ce27" table:formula="of:=([.G13]-[.F13])/[.G13]" office:value-type="percentage" office:value="0.134059816846631" calcext:value-type="percentage">
            <text:p>13.4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30K</text:p>
          </table:table-cell>
          <table:table-cell table:style-name="ce9" office:value-type="float" office:value="27642" calcext:value-type="float">
            <text:p>27642</text:p>
          </table:table-cell>
          <table:table-cell table:style-name="ce14" office:value-type="float" office:value="3921621" calcext:value-type="float">
            <text:p>3921621</text:p>
          </table:table-cell>
          <table:table-cell table:style-name="ce18" office:value-type="float" office:value="841568.2" calcext:value-type="float">
            <text:p>841568.20 </text:p>
          </table:table-cell>
          <table:table-cell table:style-name="ce18" office:value-type="float" office:value="406051.4" calcext:value-type="float">
            <text:p>406051.40 </text:p>
          </table:table-cell>
          <table:table-cell table:style-name="ce18" office:value-type="float" office:value="286918.2" calcext:value-type="float">
            <text:p>286918.20 </text:p>
          </table:table-cell>
          <table:table-cell table:style-name="ce23" office:value-type="float" office:value="285175.4" calcext:value-type="float">
            <text:p>285175.40 </text:p>
          </table:table-cell>
          <table:table-cell table:style-name="ce26" table:formula="of:=([.E14]-[.F14])/[.E14]" office:value-type="percentage" office:value="0.29339438307564" calcext:value-type="percentage">
            <text:p>29.34%</text:p>
          </table:table-cell>
          <table:table-cell table:style-name="ce27" table:formula="of:=([.G14]-[.F14])/[.G14]" office:value-type="percentage" office:value="-0.00611132657304939" calcext:value-type="percentage">
            <text:p>-0.6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1K</text:p>
          </table:table-cell>
          <table:table-cell table:style-name="ce9" office:value-type="float" office:value="986" calcext:value-type="float">
            <text:p>986</text:p>
          </table:table-cell>
          <table:table-cell table:style-name="ce14" office:value-type="float" office:value="3854" calcext:value-type="float">
            <text:p>3854</text:p>
          </table:table-cell>
          <table:table-cell table:style-name="ce18" office:value-type="float" office:value="1069.6" calcext:value-type="float">
            <text:p>1069.60 </text:p>
          </table:table-cell>
          <table:table-cell table:style-name="ce18" office:value-type="float" office:value="804.6" calcext:value-type="float">
            <text:p>804.60 </text:p>
          </table:table-cell>
          <table:table-cell table:style-name="ce18" office:value-type="float" office:value="733.4" calcext:value-type="float">
            <text:p>733.40 </text:p>
          </table:table-cell>
          <table:table-cell table:style-name="ce23" office:value-type="float" office:value="1096.4" calcext:value-type="float">
            <text:p>1096.40 </text:p>
          </table:table-cell>
          <table:table-cell table:style-name="ce26" table:formula="of:=([.E15]-[.F15])/[.E15]" office:value-type="percentage" office:value="0.0884911757394979" calcext:value-type="percentage">
            <text:p>8.85%</text:p>
          </table:table-cell>
          <table:table-cell table:style-name="ce27" table:formula="of:=([.G15]-[.F15])/[.G15]" office:value-type="percentage" office:value="0.33108354615104" calcext:value-type="percentage">
            <text:p>33.1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5K</text:p>
          </table:table-cell>
          <table:table-cell table:style-name="ce9" office:value-type="float" office:value="4805" calcext:value-type="float">
            <text:p>4805</text:p>
          </table:table-cell>
          <table:table-cell table:style-name="ce14" office:value-type="float" office:value="63723" calcext:value-type="float">
            <text:p>63723</text:p>
          </table:table-cell>
          <table:table-cell table:style-name="ce18" office:value-type="float" office:value="28068" calcext:value-type="float">
            <text:p>28068.00 </text:p>
          </table:table-cell>
          <table:table-cell table:style-name="ce18" office:value-type="float" office:value="11491.4" calcext:value-type="float">
            <text:p>11491.40 </text:p>
          </table:table-cell>
          <table:table-cell table:style-name="ce18" office:value-type="float" office:value="9171.6" calcext:value-type="float">
            <text:p>9171.60 </text:p>
          </table:table-cell>
          <table:table-cell table:style-name="ce23" office:value-type="float" office:value="9614" calcext:value-type="float">
            <text:p>9614.00 </text:p>
          </table:table-cell>
          <table:table-cell table:style-name="ce26" table:formula="of:=([.E16]-[.F16])/[.E16]" office:value-type="percentage" office:value="0.201872704805333" calcext:value-type="percentage">
            <text:p>20.19%</text:p>
          </table:table-cell>
          <table:table-cell table:style-name="ce27" table:formula="of:=([.G16]-[.F16])/[.G16]" office:value-type="percentage" office:value="0.0460162263365924" calcext:value-type="percentage">
            <text:p>4.6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10K</text:p>
          </table:table-cell>
          <table:table-cell table:style-name="ce9" office:value-type="float" office:value="9482" calcext:value-type="float">
            <text:p>9482</text:p>
          </table:table-cell>
          <table:table-cell table:style-name="ce14" office:value-type="float" office:value="203062" calcext:value-type="float">
            <text:p>203062</text:p>
          </table:table-cell>
          <table:table-cell table:style-name="ce18" office:value-type="float" office:value="111752.6" calcext:value-type="float">
            <text:p>111752.60 </text:p>
          </table:table-cell>
          <table:table-cell table:style-name="ce18" office:value-type="float" office:value="41497.2" calcext:value-type="float">
            <text:p>41497.20 </text:p>
          </table:table-cell>
          <table:table-cell table:style-name="ce18" office:value-type="float" office:value="30817.4" calcext:value-type="float">
            <text:p>30817.40 </text:p>
          </table:table-cell>
          <table:table-cell table:style-name="ce23" office:value-type="float" office:value="23296" calcext:value-type="float">
            <text:p>23296.00 </text:p>
          </table:table-cell>
          <table:table-cell table:style-name="ce26" table:formula="of:=([.E17]-[.F17])/[.E17]" office:value-type="percentage" office:value="0.257361942492505" calcext:value-type="percentage">
            <text:p>25.74%</text:p>
          </table:table-cell>
          <table:table-cell table:style-name="ce27" table:formula="of:=([.G17]-[.F17])/[.G17]" office:value-type="percentage" office:value="-0.322862293956044" calcext:value-type="percentage">
            <text:p>-32.2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15K</text:p>
          </table:table-cell>
          <table:table-cell table:style-name="ce9" office:value-type="float" office:value="14187" calcext:value-type="float">
            <text:p>14187</text:p>
          </table:table-cell>
          <table:table-cell table:style-name="ce14" office:value-type="float" office:value="397570" calcext:value-type="float">
            <text:p>397570</text:p>
          </table:table-cell>
          <table:table-cell table:style-name="ce18" office:value-type="float" office:value="242170" calcext:value-type="float">
            <text:p>242170.00 </text:p>
          </table:table-cell>
          <table:table-cell table:style-name="ce18" office:value-type="float" office:value="86774" calcext:value-type="float">
            <text:p>86774.00 </text:p>
          </table:table-cell>
          <table:table-cell table:style-name="ce18" office:value-type="float" office:value="62599.6" calcext:value-type="float">
            <text:p>62599.60 </text:p>
          </table:table-cell>
          <table:table-cell table:style-name="ce23" office:value-type="float" office:value="43292" calcext:value-type="float">
            <text:p>43292.00 </text:p>
          </table:table-cell>
          <table:table-cell table:style-name="ce26" table:formula="of:=([.E18]-[.F18])/[.E18]" office:value-type="percentage" office:value="0.278590361168092" calcext:value-type="percentage">
            <text:p>27.86%</text:p>
          </table:table-cell>
          <table:table-cell table:style-name="ce27" table:formula="of:=([.G18]-[.F18])/[.G18]" office:value-type="percentage" office:value="-0.445985401459854" calcext:value-type="percentage">
            <text:p>-44.6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20K</text:p>
          </table:table-cell>
          <table:table-cell table:style-name="ce9" office:value-type="float" office:value="19049" calcext:value-type="float">
            <text:p>19049</text:p>
          </table:table-cell>
          <table:table-cell table:style-name="ce14" office:value-type="float" office:value="633559" calcext:value-type="float">
            <text:p>633559</text:p>
          </table:table-cell>
          <table:table-cell table:style-name="ce18" office:value-type="float" office:value="433334" calcext:value-type="float">
            <text:p>433334.00 </text:p>
          </table:table-cell>
          <table:table-cell table:style-name="ce18" office:value-type="float" office:value="157233.6" calcext:value-type="float">
            <text:p>157233.60 </text:p>
          </table:table-cell>
          <table:table-cell table:style-name="ce18" office:value-type="float" office:value="110668.8" calcext:value-type="float">
            <text:p>110668.80 </text:p>
          </table:table-cell>
          <table:table-cell table:style-name="ce23" office:value-type="float" office:value="71871.8" calcext:value-type="float">
            <text:p>71871.80 </text:p>
          </table:table-cell>
          <table:table-cell table:style-name="ce26" table:formula="of:=([.E19]-[.F19])/[.E19]" office:value-type="percentage" office:value="0.296150441127087" calcext:value-type="percentage">
            <text:p>29.62%</text:p>
          </table:table-cell>
          <table:table-cell table:style-name="ce27" table:formula="of:=([.G19]-[.F19])/[.G19]" office:value-type="percentage" office:value="-0.539808381034008" calcext:value-type="percentage">
            <text:p>-53.9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30K</text:p>
          </table:table-cell>
          <table:table-cell table:style-name="ce9" office:value-type="float" office:value="29391" calcext:value-type="float">
            <text:p>29391</text:p>
          </table:table-cell>
          <table:table-cell table:style-name="ce14" office:value-type="float" office:value="1994478" calcext:value-type="float">
            <text:p>1994478</text:p>
          </table:table-cell>
          <table:table-cell table:style-name="ce18" office:value-type="float" office:value="1056612" calcext:value-type="float">
            <text:p>1056612.00 </text:p>
          </table:table-cell>
          <table:table-cell table:style-name="ce18" office:value-type="float" office:value="422983" calcext:value-type="float">
            <text:p>422983.00 </text:p>
          </table:table-cell>
          <table:table-cell table:style-name="ce18" office:value-type="float" office:value="271363.8" calcext:value-type="float">
            <text:p>271363.80 </text:p>
          </table:table-cell>
          <table:table-cell table:style-name="ce23" office:value-type="float" office:value="253748.6" calcext:value-type="float">
            <text:p>253748.60 </text:p>
          </table:table-cell>
          <table:table-cell table:style-name="ce26" table:formula="of:=([.E20]-[.F20])/[.E20]" office:value-type="percentage" office:value="0.358452230940723" calcext:value-type="percentage">
            <text:p>35.85%</text:p>
          </table:table-cell>
          <table:table-cell table:style-name="ce27" table:formula="of:=([.G20]-[.F20])/[.G20]" office:value-type="percentage" office:value="-0.0694198903954543" calcext:value-type="percentage">
            <text:p>-6.9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1K</text:p>
          </table:table-cell>
          <table:table-cell table:style-name="ce9" office:value-type="float" office:value="991" calcext:value-type="float">
            <text:p>991</text:p>
          </table:table-cell>
          <table:table-cell table:style-name="ce14" office:value-type="float" office:value="2800" calcext:value-type="float">
            <text:p>2800</text:p>
          </table:table-cell>
          <table:table-cell table:style-name="ce18" office:value-type="float" office:value="1045.8" calcext:value-type="float">
            <text:p>1045.80 </text:p>
          </table:table-cell>
          <table:table-cell table:style-name="ce18" office:value-type="float" office:value="710" calcext:value-type="float">
            <text:p>710.00 </text:p>
          </table:table-cell>
          <table:table-cell table:style-name="ce18" office:value-type="float" office:value="664.8" calcext:value-type="float">
            <text:p>664.80 </text:p>
          </table:table-cell>
          <table:table-cell table:style-name="ce23" office:value-type="float" office:value="918.8" calcext:value-type="float">
            <text:p>918.80 </text:p>
          </table:table-cell>
          <table:table-cell table:style-name="ce26" table:formula="of:=([.E21]-[.F21])/[.E21]" office:value-type="percentage" office:value="0.063661971830986" calcext:value-type="percentage">
            <text:p>6.37%</text:p>
          </table:table-cell>
          <table:table-cell table:style-name="ce27" table:formula="of:=([.G21]-[.F21])/[.G21]" office:value-type="percentage" office:value="0.276447540269917" calcext:value-type="percentage">
            <text:p>27.6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5K</text:p>
          </table:table-cell>
          <table:table-cell table:style-name="ce9" office:value-type="float" office:value="4817" calcext:value-type="float">
            <text:p>4817</text:p>
          </table:table-cell>
          <table:table-cell table:style-name="ce14" office:value-type="float" office:value="51692" calcext:value-type="float">
            <text:p>51692</text:p>
          </table:table-cell>
          <table:table-cell table:style-name="ce18" office:value-type="float" office:value="26091.2" calcext:value-type="float">
            <text:p>26091.20 </text:p>
          </table:table-cell>
          <table:table-cell table:style-name="ce18" office:value-type="float" office:value="10020.6" calcext:value-type="float">
            <text:p>10020.60 </text:p>
          </table:table-cell>
          <table:table-cell table:style-name="ce18" office:value-type="float" office:value="8520.2" calcext:value-type="float">
            <text:p>8520.20 </text:p>
          </table:table-cell>
          <table:table-cell table:style-name="ce23" office:value-type="float" office:value="7993.2" calcext:value-type="float">
            <text:p>7993.20 </text:p>
          </table:table-cell>
          <table:table-cell table:style-name="ce26" table:formula="of:=([.E22]-[.F22])/[.E22]" office:value-type="percentage" office:value="0.149731553000818" calcext:value-type="percentage">
            <text:p>14.97%</text:p>
          </table:table-cell>
          <table:table-cell table:style-name="ce27" table:formula="of:=([.G22]-[.F22])/[.G22]" office:value-type="percentage" office:value="-0.0659310413851775" calcext:value-type="percentage">
            <text:p>-6.5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10K</text:p>
          </table:table-cell>
          <table:table-cell table:style-name="ce9" office:value-type="float" office:value="9595" calcext:value-type="float">
            <text:p>9595</text:p>
          </table:table-cell>
          <table:table-cell table:style-name="ce14" office:value-type="float" office:value="143121" calcext:value-type="float">
            <text:p>143121</text:p>
          </table:table-cell>
          <table:table-cell table:style-name="ce18" office:value-type="float" office:value="104307.6" calcext:value-type="float">
            <text:p>104307.60 </text:p>
          </table:table-cell>
          <table:table-cell table:style-name="ce18" office:value-type="float" office:value="39289.4" calcext:value-type="float">
            <text:p>39289.40 </text:p>
          </table:table-cell>
          <table:table-cell table:style-name="ce18" office:value-type="float" office:value="28676.4" calcext:value-type="float">
            <text:p>28676.40 </text:p>
          </table:table-cell>
          <table:table-cell table:style-name="ce23" office:value-type="float" office:value="22955.4" calcext:value-type="float">
            <text:p>22955.40 </text:p>
          </table:table-cell>
          <table:table-cell table:style-name="ce26" table:formula="of:=([.E23]-[.F23])/[.E23]" office:value-type="percentage" office:value="0.270123748390151" calcext:value-type="percentage">
            <text:p>27.01%</text:p>
          </table:table-cell>
          <table:table-cell table:style-name="ce27" table:formula="of:=([.G23]-[.F23])/[.G23]" office:value-type="percentage" office:value="-0.249222405185708" calcext:value-type="percentage">
            <text:p>-24.9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15K</text:p>
          </table:table-cell>
          <table:table-cell table:style-name="ce9" office:value-type="float" office:value="14195" calcext:value-type="float">
            <text:p>14195</text:p>
          </table:table-cell>
          <table:table-cell table:style-name="ce14" office:value-type="float" office:value="264255" calcext:value-type="float">
            <text:p>264255</text:p>
          </table:table-cell>
          <table:table-cell table:style-name="ce18" office:value-type="float" office:value="231768.6" calcext:value-type="float">
            <text:p>231768.60 </text:p>
          </table:table-cell>
          <table:table-cell table:style-name="ce18" office:value-type="float" office:value="81754.8" calcext:value-type="float">
            <text:p>81754.80 </text:p>
          </table:table-cell>
          <table:table-cell table:style-name="ce18" office:value-type="float" office:value="59559.8" calcext:value-type="float">
            <text:p>59559.80 </text:p>
          </table:table-cell>
          <table:table-cell table:style-name="ce23" office:value-type="float" office:value="36194" calcext:value-type="float">
            <text:p>36194.00 </text:p>
          </table:table-cell>
          <table:table-cell table:style-name="ce26" table:formula="of:=([.E24]-[.F24])/[.E24]" office:value-type="percentage" office:value="0.271482530689329" calcext:value-type="percentage">
            <text:p>27.15%</text:p>
          </table:table-cell>
          <table:table-cell table:style-name="ce27" table:formula="of:=([.G24]-[.F24])/[.G24]" office:value-type="percentage" office:value="-0.645571089130795" calcext:value-type="percentage">
            <text:p>-64.5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20K</text:p>
          </table:table-cell>
          <table:table-cell table:style-name="ce9" office:value-type="float" office:value="19221" calcext:value-type="float">
            <text:p>19221</text:p>
          </table:table-cell>
          <table:table-cell table:style-name="ce14" office:value-type="float" office:value="499618" calcext:value-type="float">
            <text:p>499618</text:p>
          </table:table-cell>
          <table:table-cell table:style-name="ce18" office:value-type="float" office:value="423580.2" calcext:value-type="float">
            <text:p>423580.20 </text:p>
          </table:table-cell>
          <table:table-cell table:style-name="ce18" office:value-type="float" office:value="148335.8" calcext:value-type="float">
            <text:p>148335.80 </text:p>
          </table:table-cell>
          <table:table-cell table:style-name="ce18" office:value-type="float" office:value="107596.8" calcext:value-type="float">
            <text:p>107596.80 </text:p>
          </table:table-cell>
          <table:table-cell table:style-name="ce23" office:value-type="float" office:value="67217.2" calcext:value-type="float">
            <text:p>67217.20 </text:p>
          </table:table-cell>
          <table:table-cell table:style-name="ce26" table:formula="of:=([.E25]-[.F25])/[.E25]" office:value-type="percentage" office:value="0.274640376766768" calcext:value-type="percentage">
            <text:p>27.46%</text:p>
          </table:table-cell>
          <table:table-cell table:style-name="ce27" table:formula="of:=([.G25]-[.F25])/[.G25]" office:value-type="percentage" office:value="-0.60073314568295" calcext:value-type="percentage">
            <text:p>-60.0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30K</text:p>
          </table:table-cell>
          <table:table-cell table:style-name="ce9" office:value-type="float" office:value="29261" calcext:value-type="float">
            <text:p>29261</text:p>
          </table:table-cell>
          <table:table-cell table:style-name="ce14" office:value-type="float" office:value="1068197" calcext:value-type="float">
            <text:p>1068197</text:p>
          </table:table-cell>
          <table:table-cell table:style-name="ce18" office:value-type="float" office:value="962200.2" calcext:value-type="float">
            <text:p>962200.20 </text:p>
          </table:table-cell>
          <table:table-cell table:style-name="ce18" office:value-type="float" office:value="391759.6" calcext:value-type="float">
            <text:p>391759.60 </text:p>
          </table:table-cell>
          <table:table-cell table:style-name="ce18" office:value-type="float" office:value="242944.8" calcext:value-type="float">
            <text:p>242944.80 </text:p>
          </table:table-cell>
          <table:table-cell table:style-name="ce23" office:value-type="float" office:value="152188.6" calcext:value-type="float">
            <text:p>152188.60 </text:p>
          </table:table-cell>
          <table:table-cell table:style-name="ce26" table:formula="of:=([.E26]-[.F26])/[.E26]" office:value-type="percentage" office:value="0.379862548358738" calcext:value-type="percentage">
            <text:p>37.99%</text:p>
          </table:table-cell>
          <table:table-cell table:style-name="ce27" table:formula="of:=([.G26]-[.F26])/[.G26]" office:value-type="percentage" office:value="-0.596340330353259" calcext:value-type="percentage">
            <text:p>-59.6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1K</text:p>
          </table:table-cell>
          <table:table-cell table:style-name="ce9" office:value-type="float" office:value="852" calcext:value-type="float">
            <text:p>852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467.2" calcext:value-type="float">
            <text:p>467.20 </text:p>
          </table:table-cell>
          <table:table-cell table:style-name="ce18" office:value-type="float" office:value="327" calcext:value-type="float">
            <text:p>327.00 </text:p>
          </table:table-cell>
          <table:table-cell table:style-name="ce18" office:value-type="float" office:value="322.2" calcext:value-type="float">
            <text:p>322.20 </text:p>
          </table:table-cell>
          <table:table-cell table:style-name="ce23" office:value-type="float" office:value="320.2" calcext:value-type="float">
            <text:p>320.20 </text:p>
          </table:table-cell>
          <table:table-cell table:style-name="ce26" table:formula="of:=([.E27]-[.F27])/[.E27]" office:value-type="percentage" office:value="0.0146788990825688" calcext:value-type="percentage">
            <text:p>1.47%</text:p>
          </table:table-cell>
          <table:table-cell table:style-name="ce27" table:formula="of:=([.G27]-[.F27])/[.G27]" office:value-type="percentage" office:value="-0.00624609618988132" calcext:value-type="percentage">
            <text:p>-0.6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5K</text:p>
          </table:table-cell>
          <table:table-cell table:style-name="ce9" office:value-type="float" office:value="2836" calcext:value-type="float">
            <text:p>2836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float" office:value="5978.4" calcext:value-type="float">
            <text:p>5978.40 </text:p>
          </table:table-cell>
          <table:table-cell table:style-name="ce18" office:value-type="float" office:value="2374.2" calcext:value-type="float">
            <text:p>2374.20 </text:p>
          </table:table-cell>
          <table:table-cell table:style-name="ce18" office:value-type="float" office:value="2122.6" calcext:value-type="float">
            <text:p>2122.60 </text:p>
          </table:table-cell>
          <table:table-cell table:style-name="ce23" office:value-type="float" office:value="575.6" calcext:value-type="float">
            <text:p>575.60 </text:p>
          </table:table-cell>
          <table:table-cell table:style-name="ce26" table:formula="of:=([.E28]-[.F28])/[.E28]" office:value-type="percentage" office:value="0.105972538118103" calcext:value-type="percentage">
            <text:p>10.60%</text:p>
          </table:table-cell>
          <table:table-cell table:style-name="ce27" table:formula="of:=([.G28]-[.F28])/[.G28]" office:value-type="percentage" office:value="-2.68763029881862" calcext:value-type="percentage">
            <text:p>-268.7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10K</text:p>
          </table:table-cell>
          <table:table-cell table:style-name="ce9" office:value-type="float" office:value="6998" calcext:value-type="float">
            <text:p>6998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39674.2" calcext:value-type="float">
            <text:p>39674.20 </text:p>
          </table:table-cell>
          <table:table-cell table:style-name="ce18" office:value-type="float" office:value="13363" calcext:value-type="float">
            <text:p>13363.00 </text:p>
          </table:table-cell>
          <table:table-cell table:style-name="ce18" office:value-type="float" office:value="10089.8" calcext:value-type="float">
            <text:p>10089.80 </text:p>
          </table:table-cell>
          <table:table-cell table:style-name="ce23" office:value-type="float" office:value="4292.8" calcext:value-type="float">
            <text:p>4292.80 </text:p>
          </table:table-cell>
          <table:table-cell table:style-name="ce26" table:formula="of:=([.E29]-[.F29])/[.E29]" office:value-type="percentage" office:value="0.244944997380828" calcext:value-type="percentage">
            <text:p>24.49%</text:p>
          </table:table-cell>
          <table:table-cell table:style-name="ce27" table:formula="of:=([.G29]-[.F29])/[.G29]" office:value-type="percentage" office:value="-1.35040067089079" calcext:value-type="percentage">
            <text:p>-135.0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15K</text:p>
          </table:table-cell>
          <table:table-cell table:style-name="ce9" office:value-type="float" office:value="8762" calcext:value-type="float">
            <text:p>8762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63229" calcext:value-type="float">
            <text:p>63229.00 </text:p>
          </table:table-cell>
          <table:table-cell table:style-name="ce18" office:value-type="float" office:value="20845.6" calcext:value-type="float">
            <text:p>20845.60 </text:p>
          </table:table-cell>
          <table:table-cell table:style-name="ce18" office:value-type="float" office:value="15494.8" calcext:value-type="float">
            <text:p>15494.80 </text:p>
          </table:table-cell>
          <table:table-cell table:style-name="ce23" office:value-type="float" office:value="2807.6" calcext:value-type="float">
            <text:p>2807.60 </text:p>
          </table:table-cell>
          <table:table-cell table:style-name="ce26" table:formula="of:=([.E30]-[.F30])/[.E30]" office:value-type="percentage" office:value="0.256687262539817" calcext:value-type="percentage">
            <text:p>25.67%</text:p>
          </table:table-cell>
          <table:table-cell table:style-name="ce27" table:formula="of:=([.G30]-[.F30])/[.G30]" office:value-type="percentage" office:value="-4.51887733295341" calcext:value-type="percentage">
            <text:p>-451.8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20K</text:p>
          </table:table-cell>
          <table:table-cell table:style-name="ce9" office:value-type="float" office:value="13585" calcext:value-type="float">
            <text:p>13585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154571.6" calcext:value-type="float">
            <text:p>154571.60 </text:p>
          </table:table-cell>
          <table:table-cell table:style-name="ce18" office:value-type="float" office:value="49781.8" calcext:value-type="float">
            <text:p>49781.80 </text:p>
          </table:table-cell>
          <table:table-cell table:style-name="ce18" office:value-type="float" office:value="34733.4" calcext:value-type="float">
            <text:p>34733.40 </text:p>
          </table:table-cell>
          <table:table-cell table:style-name="ce23" office:value-type="float" office:value="8736.4" calcext:value-type="float">
            <text:p>8736.40 </text:p>
          </table:table-cell>
          <table:table-cell table:style-name="ce26" table:formula="of:=([.E31]-[.F31])/[.E31]" office:value-type="percentage" office:value="0.302287181259014" calcext:value-type="percentage">
            <text:p>30.23%</text:p>
          </table:table-cell>
          <table:table-cell table:style-name="ce27" table:formula="of:=([.G31]-[.F31])/[.G31]" office:value-type="percentage" office:value="-2.97571081910169" calcext:value-type="percentage">
            <text:p>-297.5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30K</text:p>
          </table:table-cell>
          <table:table-cell table:style-name="ce9" office:value-type="float" office:value="20613" calcext:value-type="float">
            <text:p>20613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float" office:value="358492.4" calcext:value-type="float">
            <text:p>358492.40 </text:p>
          </table:table-cell>
          <table:table-cell table:style-name="ce18" office:value-type="float" office:value="114046.8" calcext:value-type="float">
            <text:p>114046.80 </text:p>
          </table:table-cell>
          <table:table-cell table:style-name="ce18" office:value-type="float" office:value="78351.2" calcext:value-type="float">
            <text:p>78351.20 </text:p>
          </table:table-cell>
          <table:table-cell table:style-name="ce23" office:value-type="float" office:value="13029.8" calcext:value-type="float">
            <text:p>13029.80 </text:p>
          </table:table-cell>
          <table:table-cell table:style-name="ce26" table:formula="of:=([.E32]-[.F32])/[.E32]" office:value-type="percentage" office:value="0.312990807282624" calcext:value-type="percentage">
            <text:p>31.30%</text:p>
          </table:table-cell>
          <table:table-cell table:style-name="ce27" table:formula="of:=([.G32]-[.F32])/[.G32]" office:value-type="percentage" office:value="-5.01323120846061" calcext:value-type="percentage">
            <text:p>-501.3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1K</text:p>
          </table:table-cell>
          <table:table-cell table:style-name="ce9" office:value-type="float" office:value="847" calcext:value-type="float">
            <text:p>847</text:p>
          </table:table-cell>
          <table:table-cell table:style-name="ce14" office:value-type="float" office:value="19310" calcext:value-type="float">
            <text:p>19310</text:p>
          </table:table-cell>
          <table:table-cell table:style-name="ce18" office:value-type="float" office:value="997.2" calcext:value-type="float">
            <text:p>997.20 </text:p>
          </table:table-cell>
          <table:table-cell table:style-name="ce18" office:value-type="float" office:value="1347.2" calcext:value-type="float">
            <text:p>1347.20 </text:p>
          </table:table-cell>
          <table:table-cell table:style-name="ce18" office:value-type="float" office:value="1422" calcext:value-type="float">
            <text:p>1422.00 </text:p>
          </table:table-cell>
          <table:table-cell table:style-name="ce23" office:value-type="float" office:value="664" calcext:value-type="float">
            <text:p>664.00 </text:p>
          </table:table-cell>
          <table:table-cell table:style-name="ce26" table:formula="of:=([.E33]-[.F33])/[.E33]" office:value-type="percentage" office:value="-0.055522565320665" calcext:value-type="percentage">
            <text:p>-5.55%</text:p>
          </table:table-cell>
          <table:table-cell table:style-name="ce27" table:formula="of:=([.G33]-[.F33])/[.G33]" office:value-type="percentage" office:value="-1.14156626506024" calcext:value-type="percentage">
            <text:p>-114.1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5K</text:p>
          </table:table-cell>
          <table:table-cell table:style-name="ce9" office:value-type="float" office:value="4718" calcext:value-type="float">
            <text:p>4718</text:p>
          </table:table-cell>
          <table:table-cell table:style-name="ce14" office:value-type="float" office:value="654908" calcext:value-type="float">
            <text:p>654908</text:p>
          </table:table-cell>
          <table:table-cell table:style-name="ce18" office:value-type="float" office:value="29206.8" calcext:value-type="float">
            <text:p>29206.80 </text:p>
          </table:table-cell>
          <table:table-cell table:style-name="ce18" office:value-type="float" office:value="30107.4" calcext:value-type="float">
            <text:p>30107.40 </text:p>
          </table:table-cell>
          <table:table-cell table:style-name="ce18" office:value-type="float" office:value="15601.6" calcext:value-type="float">
            <text:p>15601.60 </text:p>
          </table:table-cell>
          <table:table-cell table:style-name="ce23" office:value-type="float" office:value="35709.4" calcext:value-type="float">
            <text:p>35709.40 </text:p>
          </table:table-cell>
          <table:table-cell table:style-name="ce26" table:formula="of:=([.E34]-[.F34])/[.E34]" office:value-type="percentage" office:value="0.481801816164797" calcext:value-type="percentage">
            <text:p>48.18%</text:p>
          </table:table-cell>
          <table:table-cell table:style-name="ce27" table:formula="of:=([.G34]-[.F34])/[.G34]" office:value-type="percentage" office:value="0.563095431455023" calcext:value-type="percentage">
            <text:p>56.3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10K</text:p>
          </table:table-cell>
          <table:table-cell table:style-name="ce9" office:value-type="float" office:value="9307" calcext:value-type="float">
            <text:p>9307</text:p>
          </table:table-cell>
          <table:table-cell table:style-name="ce14" office:value-type="float" office:value="2507088" calcext:value-type="float">
            <text:p>2507088</text:p>
          </table:table-cell>
          <table:table-cell table:style-name="ce18" office:value-type="float" office:value="114820.2" calcext:value-type="float">
            <text:p>114820.20 </text:p>
          </table:table-cell>
          <table:table-cell table:style-name="ce18" office:value-type="float" office:value="99750.4" calcext:value-type="float">
            <text:p>99750.40 </text:p>
          </table:table-cell>
          <table:table-cell table:style-name="ce18" office:value-type="float" office:value="52329.8" calcext:value-type="float">
            <text:p>52329.80 </text:p>
          </table:table-cell>
          <table:table-cell table:style-name="ce23" office:value-type="float" office:value="176457.4" calcext:value-type="float">
            <text:p>176457.40 </text:p>
          </table:table-cell>
          <table:table-cell table:style-name="ce26" table:formula="of:=([.E35]-[.F35])/[.E35]" office:value-type="percentage" office:value="0.475392579879379" calcext:value-type="percentage">
            <text:p>47.54%</text:p>
          </table:table-cell>
          <table:table-cell table:style-name="ce27" table:formula="of:=([.G35]-[.F35])/[.G35]" office:value-type="percentage" office:value="0.703442303921513" calcext:value-type="percentage">
            <text:p>70.3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15K</text:p>
          </table:table-cell>
          <table:table-cell table:style-name="ce9" office:value-type="float" office:value="13979" calcext:value-type="float">
            <text:p>13979</text:p>
          </table:table-cell>
          <table:table-cell table:style-name="ce14" office:value-type="float" office:value="5983709" calcext:value-type="float">
            <text:p>5983709</text:p>
          </table:table-cell>
          <table:table-cell table:style-name="ce18" office:value-type="float" office:value="260739.2" calcext:value-type="float">
            <text:p>260739.20 </text:p>
          </table:table-cell>
          <table:table-cell table:style-name="ce18" office:value-type="float" office:value="231968.8" calcext:value-type="float">
            <text:p>231968.80 </text:p>
          </table:table-cell>
          <table:table-cell table:style-name="ce18" office:value-type="float" office:value="110764.6" calcext:value-type="float">
            <text:p>110764.60 </text:p>
          </table:table-cell>
          <table:table-cell table:style-name="ce23" office:value-type="float" office:value="427858.6" calcext:value-type="float">
            <text:p>427858.60 </text:p>
          </table:table-cell>
          <table:table-cell table:style-name="ce26" table:formula="of:=([.E36]-[.F36])/[.E36]" office:value-type="percentage" office:value="0.522502164084135" calcext:value-type="percentage">
            <text:p>52.25%</text:p>
          </table:table-cell>
          <table:table-cell table:style-name="ce27" table:formula="of:=([.G36]-[.F36])/[.G36]" office:value-type="percentage" office:value="0.74111867799315" calcext:value-type="percentage">
            <text:p>74.1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20K</text:p>
          </table:table-cell>
          <table:table-cell table:style-name="ce9" office:value-type="float" office:value="18643" calcext:value-type="float">
            <text:p>18643</text:p>
          </table:table-cell>
          <table:table-cell table:style-name="ce14" office:value-type="float" office:value="10635055" calcext:value-type="float">
            <text:p>10635055</text:p>
          </table:table-cell>
          <table:table-cell table:style-name="ce18" office:value-type="float" office:value="460003.4" calcext:value-type="float">
            <text:p>460003.40 </text:p>
          </table:table-cell>
          <table:table-cell table:style-name="ce18" office:value-type="float" office:value="417332.2" calcext:value-type="float">
            <text:p>417332.20 </text:p>
          </table:table-cell>
          <table:table-cell table:style-name="ce18" office:value-type="float" office:value="202051.8" calcext:value-type="float">
            <text:p>202051.80 </text:p>
          </table:table-cell>
          <table:table-cell table:style-name="ce23" office:value-type="float" office:value="771443.2" calcext:value-type="float">
            <text:p>771443.20 </text:p>
          </table:table-cell>
          <table:table-cell table:style-name="ce26" table:formula="of:=([.E37]-[.F37])/[.E37]" office:value-type="percentage" office:value="0.51584900470177" calcext:value-type="percentage">
            <text:p>51.58%</text:p>
          </table:table-cell>
          <table:table-cell table:style-name="ce27" table:formula="of:=([.G37]-[.F37])/[.G37]" office:value-type="percentage" office:value="0.738085966666113" calcext:value-type="percentage">
            <text:p>73.8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30K</text:p>
          </table:table-cell>
          <table:table-cell table:style-name="ce9" office:value-type="float" office:value="27750" calcext:value-type="float">
            <text:p>27750</text:p>
          </table:table-cell>
          <table:table-cell table:style-name="ce14" office:value-type="float" office:value="23405114" calcext:value-type="float">
            <text:p>23405114</text:p>
          </table:table-cell>
          <table:table-cell table:style-name="ce18" office:value-type="float" office:value="1019240" calcext:value-type="float">
            <text:p>1019240.00 </text:p>
          </table:table-cell>
          <table:table-cell table:style-name="ce18" office:value-type="float" office:value="932140.4" calcext:value-type="float">
            <text:p>932140.40 </text:p>
          </table:table-cell>
          <table:table-cell table:style-name="ce18" office:value-type="float" office:value="421738.4" calcext:value-type="float">
            <text:p>421738.40 </text:p>
          </table:table-cell>
          <table:table-cell table:style-name="ce23" office:value-type="float" office:value="1843785" calcext:value-type="float">
            <text:p>1843785.00 </text:p>
          </table:table-cell>
          <table:table-cell table:style-name="ce26" table:formula="of:=([.E38]-[.F38])/[.E38]" office:value-type="percentage" office:value="0.547559144523722" calcext:value-type="percentage">
            <text:p>54.76%</text:p>
          </table:table-cell>
          <table:table-cell table:style-name="ce27" table:formula="of:=([.G38]-[.F38])/[.G38]" office:value-type="percentage" office:value="0.771264870904146" calcext:value-type="percentage">
            <text:p>77.1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1K</text:p>
          </table:table-cell>
          <table:table-cell table:style-name="ce9" office:value-type="float" office:value="960" calcext:value-type="float">
            <text:p>960</text:p>
          </table:table-cell>
          <table:table-cell table:style-name="ce14" office:value-type="float" office:value="46444" calcext:value-type="float">
            <text:p>46444</text:p>
          </table:table-cell>
          <table:table-cell table:style-name="ce18" office:value-type="float" office:value="842.2" calcext:value-type="float">
            <text:p>842.20 </text:p>
          </table:table-cell>
          <table:table-cell table:style-name="ce18" office:value-type="float" office:value="760" calcext:value-type="float">
            <text:p>760.00 </text:p>
          </table:table-cell>
          <table:table-cell table:style-name="ce18" office:value-type="float" office:value="736.6" calcext:value-type="float">
            <text:p>736.60 </text:p>
          </table:table-cell>
          <table:table-cell table:style-name="ce23" office:value-type="float" office:value="842.6" calcext:value-type="float">
            <text:p>842.60 </text:p>
          </table:table-cell>
          <table:table-cell table:style-name="ce26" table:formula="of:=([.E39]-[.F39])/[.E39]" office:value-type="percentage" office:value="0.0307894736842105" calcext:value-type="percentage">
            <text:p>3.08%</text:p>
          </table:table-cell>
          <table:table-cell table:style-name="ce27" table:formula="of:=([.G39]-[.F39])/[.G39]" office:value-type="percentage" office:value="0.125801091858533" calcext:value-type="percentage">
            <text:p>12.5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5K</text:p>
          </table:table-cell>
          <table:table-cell table:style-name="ce9" office:value-type="float" office:value="4830" calcext:value-type="float">
            <text:p>4830</text:p>
          </table:table-cell>
          <table:table-cell table:style-name="ce14" office:value-type="float" office:value="1051217" calcext:value-type="float">
            <text:p>1051217</text:p>
          </table:table-cell>
          <table:table-cell table:style-name="ce18" office:value-type="float" office:value="22488.4" calcext:value-type="float">
            <text:p>22488.40 </text:p>
          </table:table-cell>
          <table:table-cell table:style-name="ce18" office:value-type="float" office:value="12055.6" calcext:value-type="float">
            <text:p>12055.60 </text:p>
          </table:table-cell>
          <table:table-cell table:style-name="ce18" office:value-type="float" office:value="10223.8" calcext:value-type="float">
            <text:p>10223.80 </text:p>
          </table:table-cell>
          <table:table-cell table:style-name="ce23" office:value-type="float" office:value="16911.4" calcext:value-type="float">
            <text:p>16911.40 </text:p>
          </table:table-cell>
          <table:table-cell table:style-name="ce26" table:formula="of:=([.E40]-[.F40])/[.E40]" office:value-type="percentage" office:value="0.151945983609277" calcext:value-type="percentage">
            <text:p>15.19%</text:p>
          </table:table-cell>
          <table:table-cell table:style-name="ce27" table:formula="of:=([.G40]-[.F40])/[.G40]" office:value-type="percentage" office:value="0.395449223600648" calcext:value-type="percentage">
            <text:p>39.5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10K</text:p>
          </table:table-cell>
          <table:table-cell table:style-name="ce9" office:value-type="float" office:value="9595" calcext:value-type="float">
            <text:p>9595</text:p>
          </table:table-cell>
          <table:table-cell table:style-name="ce14" office:value-type="float" office:value="4277515" calcext:value-type="float">
            <text:p>4277515</text:p>
          </table:table-cell>
          <table:table-cell table:style-name="ce18" office:value-type="float" office:value="92152.8" calcext:value-type="float">
            <text:p>92152.80 </text:p>
          </table:table-cell>
          <table:table-cell table:style-name="ce18" office:value-type="float" office:value="47504.4" calcext:value-type="float">
            <text:p>47504.40 </text:p>
          </table:table-cell>
          <table:table-cell table:style-name="ce18" office:value-type="float" office:value="38082.8" calcext:value-type="float">
            <text:p>38082.80 </text:p>
          </table:table-cell>
          <table:table-cell table:style-name="ce23" office:value-type="float" office:value="72984.8" calcext:value-type="float">
            <text:p>72984.80 </text:p>
          </table:table-cell>
          <table:table-cell table:style-name="ce26" table:formula="of:=([.E41]-[.F41])/[.E41]" office:value-type="percentage" office:value="0.198331101961081" calcext:value-type="percentage">
            <text:p>19.83%</text:p>
          </table:table-cell>
          <table:table-cell table:style-name="ce27" table:formula="of:=([.G41]-[.F41])/[.G41]" office:value-type="percentage" office:value="0.478209161359626" calcext:value-type="percentage">
            <text:p>47.8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15K</text:p>
          </table:table-cell>
          <table:table-cell table:style-name="ce9" office:value-type="float" office:value="14483" calcext:value-type="float">
            <text:p>14483</text:p>
          </table:table-cell>
          <table:table-cell table:style-name="ce14" office:value-type="float" office:value="9378356" calcext:value-type="float">
            <text:p>9378356</text:p>
          </table:table-cell>
          <table:table-cell table:style-name="ce18" office:value-type="float" office:value="209897.6" calcext:value-type="float">
            <text:p>209897.60 </text:p>
          </table:table-cell>
          <table:table-cell table:style-name="ce18" office:value-type="float" office:value="103690.4" calcext:value-type="float">
            <text:p>103690.40 </text:p>
          </table:table-cell>
          <table:table-cell table:style-name="ce18" office:value-type="float" office:value="80546" calcext:value-type="float">
            <text:p>80546.00 </text:p>
          </table:table-cell>
          <table:table-cell table:style-name="ce23" office:value-type="float" office:value="166063.2" calcext:value-type="float">
            <text:p>166063.20 </text:p>
          </table:table-cell>
          <table:table-cell table:style-name="ce26" table:formula="of:=([.E42]-[.F42])/[.E42]" office:value-type="percentage" office:value="0.223206777097976" calcext:value-type="percentage">
            <text:p>22.32%</text:p>
          </table:table-cell>
          <table:table-cell table:style-name="ce27" table:formula="of:=([.G42]-[.F42])/[.G42]" office:value-type="percentage" office:value="0.514967795393561" calcext:value-type="percentage">
            <text:p>51.5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20K</text:p>
          </table:table-cell>
          <table:table-cell table:style-name="ce9" office:value-type="float" office:value="19254" calcext:value-type="float">
            <text:p>19254</text:p>
          </table:table-cell>
          <table:table-cell table:style-name="ce14" office:value-type="float" office:value="17511226" calcext:value-type="float">
            <text:p>17511226</text:p>
          </table:table-cell>
          <table:table-cell table:style-name="ce18" office:value-type="float" office:value="373337.2" calcext:value-type="float">
            <text:p>373337.20 </text:p>
          </table:table-cell>
          <table:table-cell table:style-name="ce18" office:value-type="float" office:value="192325.2" calcext:value-type="float">
            <text:p>192325.20 </text:p>
          </table:table-cell>
          <table:table-cell table:style-name="ce18" office:value-type="float" office:value="145070.8" calcext:value-type="float">
            <text:p>145070.80 </text:p>
          </table:table-cell>
          <table:table-cell table:style-name="ce23" office:value-type="float" office:value="325378.6" calcext:value-type="float">
            <text:p>325378.60 </text:p>
          </table:table-cell>
          <table:table-cell table:style-name="ce26" table:formula="of:=([.E43]-[.F43])/[.E43]" office:value-type="percentage" office:value="0.24570051142544" calcext:value-type="percentage">
            <text:p>24.57%</text:p>
          </table:table-cell>
          <table:table-cell table:style-name="ce27" table:formula="of:=([.G43]-[.F43])/[.G43]" office:value-type="percentage" office:value="0.55414769133557" calcext:value-type="percentage">
            <text:p>55.4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30K</text:p>
          </table:table-cell>
          <table:table-cell table:style-name="ce9" office:value-type="float" office:value="28899" calcext:value-type="float">
            <text:p>28899</text:p>
          </table:table-cell>
          <table:table-cell table:style-name="ce14" office:value-type="float" office:value="38191926" calcext:value-type="float">
            <text:p>38191926</text:p>
          </table:table-cell>
          <table:table-cell table:style-name="ce18" office:value-type="float" office:value="835196.4" calcext:value-type="float">
            <text:p>835196.40 </text:p>
          </table:table-cell>
          <table:table-cell table:style-name="ce18" office:value-type="float" office:value="461307.6" calcext:value-type="float">
            <text:p>461307.60 </text:p>
          </table:table-cell>
          <table:table-cell table:style-name="ce18" office:value-type="float" office:value="315850" calcext:value-type="float">
            <text:p>315850.00 </text:p>
          </table:table-cell>
          <table:table-cell table:style-name="ce23" office:value-type="float" office:value="821422" calcext:value-type="float">
            <text:p>821422.00 </text:p>
          </table:table-cell>
          <table:table-cell table:style-name="ce26" table:formula="of:=([.E44]-[.F44])/[.E44]" office:value-type="percentage" office:value="0.315315854323666" calcext:value-type="percentage">
            <text:p>31.53%</text:p>
          </table:table-cell>
          <table:table-cell table:style-name="ce27" table:formula="of:=([.G44]-[.F44])/[.G44]" office:value-type="percentage" office:value="0.615483880392782" calcext:value-type="percentage">
            <text:p>61.5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1K</text:p>
          </table:table-cell>
          <table:table-cell table:style-name="ce9" office:value-type="float" office:value="782" calcext:value-type="float">
            <text:p>782</text:p>
          </table:table-cell>
          <table:table-cell table:style-name="ce14" office:value-type="float" office:value="23773" calcext:value-type="float">
            <text:p>23773</text:p>
          </table:table-cell>
          <table:table-cell table:style-name="ce18" office:value-type="float" office:value="811" calcext:value-type="float">
            <text:p>811.00 </text:p>
          </table:table-cell>
          <table:table-cell table:style-name="ce18" office:value-type="float" office:value="1350" calcext:value-type="float">
            <text:p>1350.00 </text:p>
          </table:table-cell>
          <table:table-cell table:style-name="ce18" office:value-type="float" office:value="1214.4" calcext:value-type="float">
            <text:p>1214.40 </text:p>
          </table:table-cell>
          <table:table-cell table:style-name="ce23" office:value-type="float" office:value="591.6" calcext:value-type="float">
            <text:p>591.60 </text:p>
          </table:table-cell>
          <table:table-cell table:style-name="ce26" table:formula="of:=([.E45]-[.F45])/[.E45]" office:value-type="percentage" office:value="0.100444444444444" calcext:value-type="percentage">
            <text:p>10.04%</text:p>
          </table:table-cell>
          <table:table-cell table:style-name="ce27" table:formula="of:=([.G45]-[.F45])/[.G45]" office:value-type="percentage" office:value="-1.052738336714" calcext:value-type="percentage">
            <text:p>-105.2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5K</text:p>
          </table:table-cell>
          <table:table-cell table:style-name="ce9" office:value-type="float" office:value="4602" calcext:value-type="float">
            <text:p>4602</text:p>
          </table:table-cell>
          <table:table-cell table:style-name="ce14" office:value-type="float" office:value="731522" calcext:value-type="float">
            <text:p>731522</text:p>
          </table:table-cell>
          <table:table-cell table:style-name="ce18" office:value-type="float" office:value="28293" calcext:value-type="float">
            <text:p>28293.00 </text:p>
          </table:table-cell>
          <table:table-cell table:style-name="ce18" office:value-type="float" office:value="28036.4" calcext:value-type="float">
            <text:p>28036.40 </text:p>
          </table:table-cell>
          <table:table-cell table:style-name="ce18" office:value-type="float" office:value="14935.2" calcext:value-type="float">
            <text:p>14935.20 </text:p>
          </table:table-cell>
          <table:table-cell table:style-name="ce23" office:value-type="float" office:value="34423.2" calcext:value-type="float">
            <text:p>34423.20 </text:p>
          </table:table-cell>
          <table:table-cell table:style-name="ce26" table:formula="of:=([.E46]-[.F46])/[.E46]" office:value-type="percentage" office:value="0.467292519724358" calcext:value-type="percentage">
            <text:p>46.73%</text:p>
          </table:table-cell>
          <table:table-cell table:style-name="ce27" table:formula="of:=([.G46]-[.F46])/[.G46]" office:value-type="percentage" office:value="0.566129819424109" calcext:value-type="percentage">
            <text:p>56.6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10K</text:p>
          </table:table-cell>
          <table:table-cell table:style-name="ce9" office:value-type="float" office:value="9017" calcext:value-type="float">
            <text:p>9017</text:p>
          </table:table-cell>
          <table:table-cell table:style-name="ce14" office:value-type="float" office:value="2969508" calcext:value-type="float">
            <text:p>2969508</text:p>
          </table:table-cell>
          <table:table-cell table:style-name="ce18" office:value-type="float" office:value="110786.8" calcext:value-type="float">
            <text:p>110786.80 </text:p>
          </table:table-cell>
          <table:table-cell table:style-name="ce18" office:value-type="float" office:value="101873" calcext:value-type="float">
            <text:p>101873.00 </text:p>
          </table:table-cell>
          <table:table-cell table:style-name="ce18" office:value-type="float" office:value="51505.4" calcext:value-type="float">
            <text:p>51505.40 </text:p>
          </table:table-cell>
          <table:table-cell table:style-name="ce23" office:value-type="float" office:value="161832.2" calcext:value-type="float">
            <text:p>161832.20 </text:p>
          </table:table-cell>
          <table:table-cell table:style-name="ce26" table:formula="of:=([.E47]-[.F47])/[.E47]" office:value-type="percentage" office:value="0.494415595888999" calcext:value-type="percentage">
            <text:p>49.44%</text:p>
          </table:table-cell>
          <table:table-cell table:style-name="ce27" table:formula="of:=([.G47]-[.F47])/[.G47]" office:value-type="percentage" office:value="0.681735773226836" calcext:value-type="percentage">
            <text:p>68.1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15K</text:p>
          </table:table-cell>
          <table:table-cell table:style-name="ce9" office:value-type="float" office:value="13407" calcext:value-type="float">
            <text:p>13407</text:p>
          </table:table-cell>
          <table:table-cell table:style-name="ce14" office:value-type="float" office:value="6735943" calcext:value-type="float">
            <text:p>6735943</text:p>
          </table:table-cell>
          <table:table-cell table:style-name="ce18" office:value-type="float" office:value="248104.8" calcext:value-type="float">
            <text:p>248104.80 </text:p>
          </table:table-cell>
          <table:table-cell table:style-name="ce18" office:value-type="float" office:value="230451.8" calcext:value-type="float">
            <text:p>230451.80 </text:p>
          </table:table-cell>
          <table:table-cell table:style-name="ce18" office:value-type="float" office:value="100349.8" calcext:value-type="float">
            <text:p>100349.80 </text:p>
          </table:table-cell>
          <table:table-cell table:style-name="ce23" office:value-type="float" office:value="385479.6" calcext:value-type="float">
            <text:p>385479.60 </text:p>
          </table:table-cell>
          <table:table-cell table:style-name="ce26" table:formula="of:=([.E48]-[.F48])/[.E48]" office:value-type="percentage" office:value="0.564551893280938" calcext:value-type="percentage">
            <text:p>56.46%</text:p>
          </table:table-cell>
          <table:table-cell table:style-name="ce27" table:formula="of:=([.G48]-[.F48])/[.G48]" office:value-type="percentage" office:value="0.739675458831025" calcext:value-type="percentage">
            <text:p>73.9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20K</text:p>
          </table:table-cell>
          <table:table-cell table:style-name="ce9" office:value-type="float" office:value="17743" calcext:value-type="float">
            <text:p>17743</text:p>
          </table:table-cell>
          <table:table-cell table:style-name="ce14" office:value-type="float" office:value="10910459" calcext:value-type="float">
            <text:p>10910459</text:p>
          </table:table-cell>
          <table:table-cell table:style-name="ce18" office:value-type="float" office:value="430046.8" calcext:value-type="float">
            <text:p>430046.80 </text:p>
          </table:table-cell>
          <table:table-cell table:style-name="ce18" office:value-type="float" office:value="399079" calcext:value-type="float">
            <text:p>399079.00 </text:p>
          </table:table-cell>
          <table:table-cell table:style-name="ce18" office:value-type="float" office:value="164582" calcext:value-type="float">
            <text:p>164582.00 </text:p>
          </table:table-cell>
          <table:table-cell table:style-name="ce23" office:value-type="float" office:value="697802.6" calcext:value-type="float">
            <text:p>697802.60 </text:p>
          </table:table-cell>
          <table:table-cell table:style-name="ce26" table:formula="of:=([.E49]-[.F49])/[.E49]" office:value-type="percentage" office:value="0.58759543849714" calcext:value-type="percentage">
            <text:p>58.76%</text:p>
          </table:table-cell>
          <table:table-cell table:style-name="ce27" table:formula="of:=([.G49]-[.F49])/[.G49]" office:value-type="percentage" office:value="0.764142466651744" calcext:value-type="percentage">
            <text:p>76.4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30K</text:p>
          </table:table-cell>
          <table:table-cell table:style-name="ce9" office:value-type="float" office:value="26585" calcext:value-type="float">
            <text:p>26585</text:p>
          </table:table-cell>
          <table:table-cell table:style-name="ce14" office:value-type="float" office:value="25175553" calcext:value-type="float">
            <text:p>25175553</text:p>
          </table:table-cell>
          <table:table-cell table:style-name="ce18" office:value-type="float" office:value="965777.4" calcext:value-type="float">
            <text:p>965777.40 </text:p>
          </table:table-cell>
          <table:table-cell table:style-name="ce18" office:value-type="float" office:value="893352.6" calcext:value-type="float">
            <text:p>893352.60 </text:p>
          </table:table-cell>
          <table:table-cell table:style-name="ce18" office:value-type="float" office:value="362984.4" calcext:value-type="float">
            <text:p>362984.40 </text:p>
          </table:table-cell>
          <table:table-cell table:style-name="ce23" office:value-type="float" office:value="1701372.2" calcext:value-type="float">
            <text:p>1701372.20 </text:p>
          </table:table-cell>
          <table:table-cell table:style-name="ce26" table:formula="of:=([.E50]-[.F50])/[.E50]" office:value-type="percentage" office:value="0.593682942211172" calcext:value-type="percentage">
            <text:p>59.37%</text:p>
          </table:table-cell>
          <table:table-cell table:style-name="ce27" table:formula="of:=([.G50]-[.F50])/[.G50]" office:value-type="percentage" office:value="0.786651974212345" calcext:value-type="percentage">
            <text:p>78.6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1K</text:p>
          </table:table-cell>
          <table:table-cell table:style-name="ce9" office:value-type="float" office:value="857" calcext:value-type="float">
            <text:p>857</text:p>
          </table:table-cell>
          <table:table-cell table:style-name="ce14" office:value-type="float" office:value="10621" calcext:value-type="float">
            <text:p>10621</text:p>
          </table:table-cell>
          <table:table-cell table:style-name="ce18" office:value-type="float" office:value="1241" calcext:value-type="float">
            <text:p>1241.00 </text:p>
          </table:table-cell>
          <table:table-cell table:style-name="ce18" office:value-type="float" office:value="1283.2" calcext:value-type="float">
            <text:p>1283.20 </text:p>
          </table:table-cell>
          <table:table-cell table:style-name="ce18" office:value-type="float" office:value="1167" calcext:value-type="float">
            <text:p>1167.00 </text:p>
          </table:table-cell>
          <table:table-cell table:style-name="ce23" office:value-type="float" office:value="500" calcext:value-type="float">
            <text:p>500.00 </text:p>
          </table:table-cell>
          <table:table-cell table:style-name="ce26" table:formula="of:=([.E51]-[.F51])/[.E51]" office:value-type="percentage" office:value="0.0905548628428928" calcext:value-type="percentage">
            <text:p>9.06%</text:p>
          </table:table-cell>
          <table:table-cell table:style-name="ce27" table:formula="of:=([.G51]-[.F51])/[.G51]" office:value-type="percentage" office:value="-1.334" calcext:value-type="percentage">
            <text:p>-133.4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5K</text:p>
          </table:table-cell>
          <table:table-cell table:style-name="ce9" office:value-type="float" office:value="4533" calcext:value-type="float">
            <text:p>4533</text:p>
          </table:table-cell>
          <table:table-cell table:style-name="ce14" office:value-type="float" office:value="398600" calcext:value-type="float">
            <text:p>398600</text:p>
          </table:table-cell>
          <table:table-cell table:style-name="ce18" office:value-type="float" office:value="33368" calcext:value-type="float">
            <text:p>33368.00 </text:p>
          </table:table-cell>
          <table:table-cell table:style-name="ce18" office:value-type="float" office:value="22845.2" calcext:value-type="float">
            <text:p>22845.20 </text:p>
          </table:table-cell>
          <table:table-cell table:style-name="ce18" office:value-type="float" office:value="16242.2" calcext:value-type="float">
            <text:p>16242.20 </text:p>
          </table:table-cell>
          <table:table-cell table:style-name="ce23" office:value-type="float" office:value="27139.2" calcext:value-type="float">
            <text:p>27139.20 </text:p>
          </table:table-cell>
          <table:table-cell table:style-name="ce26" table:formula="of:=([.E52]-[.F52])/[.E52]" office:value-type="percentage" office:value="0.289032269360741" calcext:value-type="percentage">
            <text:p>28.90%</text:p>
          </table:table-cell>
          <table:table-cell table:style-name="ce27" table:formula="of:=([.G52]-[.F52])/[.G52]" office:value-type="percentage" office:value="0.401522520929136" calcext:value-type="percentage">
            <text:p>40.1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10K</text:p>
          </table:table-cell>
          <table:table-cell table:style-name="ce9" office:value-type="float" office:value="8782" calcext:value-type="float">
            <text:p>8782</text:p>
          </table:table-cell>
          <table:table-cell table:style-name="ce14" office:value-type="float" office:value="1522348" calcext:value-type="float">
            <text:p>1522348</text:p>
          </table:table-cell>
          <table:table-cell table:style-name="ce18" office:value-type="float" office:value="125314" calcext:value-type="float">
            <text:p>125314.00 </text:p>
          </table:table-cell>
          <table:table-cell table:style-name="ce18" office:value-type="float" office:value="77009.4" calcext:value-type="float">
            <text:p>77009.40 </text:p>
          </table:table-cell>
          <table:table-cell table:style-name="ce18" office:value-type="float" office:value="43135.6" calcext:value-type="float">
            <text:p>43135.60 </text:p>
          </table:table-cell>
          <table:table-cell table:style-name="ce23" office:value-type="float" office:value="117999.4" calcext:value-type="float">
            <text:p>117999.40 </text:p>
          </table:table-cell>
          <table:table-cell table:style-name="ce26" table:formula="of:=([.E53]-[.F53])/[.E53]" office:value-type="percentage" office:value="0.439865782618745" calcext:value-type="percentage">
            <text:p>43.99%</text:p>
          </table:table-cell>
          <table:table-cell table:style-name="ce27" table:formula="of:=([.G53]-[.F53])/[.G53]" office:value-type="percentage" office:value="0.634442209028181" calcext:value-type="percentage">
            <text:p>63.4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15K</text:p>
          </table:table-cell>
          <table:table-cell table:style-name="ce9" office:value-type="float" office:value="13096" calcext:value-type="float">
            <text:p>13096</text:p>
          </table:table-cell>
          <table:table-cell table:style-name="ce14" office:value-type="float" office:value="3599268" calcext:value-type="float">
            <text:p>3599268</text:p>
          </table:table-cell>
          <table:table-cell table:style-name="ce18" office:value-type="float" office:value="276568.8" calcext:value-type="float">
            <text:p>276568.80 </text:p>
          </table:table-cell>
          <table:table-cell table:style-name="ce18" office:value-type="float" office:value="176686" calcext:value-type="float">
            <text:p>176686.00 </text:p>
          </table:table-cell>
          <table:table-cell table:style-name="ce18" office:value-type="float" office:value="90631.6" calcext:value-type="float">
            <text:p>90631.60 </text:p>
          </table:table-cell>
          <table:table-cell table:style-name="ce23" office:value-type="float" office:value="267444.4" calcext:value-type="float">
            <text:p>267444.40 </text:p>
          </table:table-cell>
          <table:table-cell table:style-name="ce26" table:formula="of:=([.E54]-[.F54])/[.E54]" office:value-type="percentage" office:value="0.48704707786695" calcext:value-type="percentage">
            <text:p>48.70%</text:p>
          </table:table-cell>
          <table:table-cell table:style-name="ce27" table:formula="of:=([.G54]-[.F54])/[.G54]" office:value-type="percentage" office:value="0.661119843975047" calcext:value-type="percentage">
            <text:p>66.1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20K</text:p>
          </table:table-cell>
          <table:table-cell table:style-name="ce9" office:value-type="float" office:value="17333" calcext:value-type="float">
            <text:p>17333</text:p>
          </table:table-cell>
          <table:table-cell table:style-name="ce14" office:value-type="float" office:value="6178706" calcext:value-type="float">
            <text:p>6178706</text:p>
          </table:table-cell>
          <table:table-cell table:style-name="ce18" office:value-type="float" office:value="480148.2" calcext:value-type="float">
            <text:p>480148.20 </text:p>
          </table:table-cell>
          <table:table-cell table:style-name="ce18" office:value-type="float" office:value="316404.4" calcext:value-type="float">
            <text:p>316404.40 </text:p>
          </table:table-cell>
          <table:table-cell table:style-name="ce18" office:value-type="float" office:value="157610.6" calcext:value-type="float">
            <text:p>157610.60 </text:p>
          </table:table-cell>
          <table:table-cell table:style-name="ce23" office:value-type="float" office:value="475101.4" calcext:value-type="float">
            <text:p>475101.40 </text:p>
          </table:table-cell>
          <table:table-cell table:style-name="ce26" table:formula="of:=([.E55]-[.F55])/[.E55]" office:value-type="percentage" office:value="0.501869759080468" calcext:value-type="percentage">
            <text:p>50.19%</text:p>
          </table:table-cell>
          <table:table-cell table:style-name="ce27" table:formula="of:=([.G55]-[.F55])/[.G55]" office:value-type="percentage" office:value="0.668259028493707" calcext:value-type="percentage">
            <text:p>66.8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30K</text:p>
          </table:table-cell>
          <table:table-cell table:style-name="ce9" office:value-type="float" office:value="25791" calcext:value-type="float">
            <text:p>25791</text:p>
          </table:table-cell>
          <table:table-cell table:style-name="ce14" office:value-type="float" office:value="13756268" calcext:value-type="float">
            <text:p>13756268</text:p>
          </table:table-cell>
          <table:table-cell table:style-name="ce18" office:value-type="float" office:value="1059908" calcext:value-type="float">
            <text:p>1059908.00 </text:p>
          </table:table-cell>
          <table:table-cell table:style-name="ce18" office:value-type="float" office:value="704754" calcext:value-type="float">
            <text:p>704754.00 </text:p>
          </table:table-cell>
          <table:table-cell table:style-name="ce18" office:value-type="float" office:value="336237" calcext:value-type="float">
            <text:p>336237.00 </text:p>
          </table:table-cell>
          <table:table-cell table:style-name="ce23" office:value-type="float" office:value="1036581.4" calcext:value-type="float">
            <text:p>1036581.40 </text:p>
          </table:table-cell>
          <table:table-cell table:style-name="ce26" table:formula="of:=([.E56]-[.F56])/[.E56]" office:value-type="percentage" office:value="0.522901608220741" calcext:value-type="percentage">
            <text:p>52.29%</text:p>
          </table:table-cell>
          <table:table-cell table:style-name="ce27" table:formula="of:=([.G56]-[.F56])/[.G56]" office:value-type="percentage" office:value="0.675628947229807" calcext:value-type="percentage">
            <text:p>67.5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1K</text:p>
          </table:table-cell>
          <table:table-cell table:style-name="ce9" office:value-type="float" office:value="874" calcext:value-type="float">
            <text:p>874</text:p>
          </table:table-cell>
          <table:table-cell table:style-name="ce14" office:value-type="float" office:value="38305" calcext:value-type="float">
            <text:p>38305</text:p>
          </table:table-cell>
          <table:table-cell table:style-name="ce18" office:value-type="float" office:value="1149" calcext:value-type="float">
            <text:p>1149.00 </text:p>
          </table:table-cell>
          <table:table-cell table:style-name="ce18" office:value-type="float" office:value="1409.8" calcext:value-type="float">
            <text:p>1409.80 </text:p>
          </table:table-cell>
          <table:table-cell table:style-name="ce18" office:value-type="float" office:value="1378.6" calcext:value-type="float">
            <text:p>1378.60 </text:p>
          </table:table-cell>
          <table:table-cell table:style-name="ce23" office:value-type="float" office:value="1160.6" calcext:value-type="float">
            <text:p>1160.60 </text:p>
          </table:table-cell>
          <table:table-cell table:style-name="ce26" table:formula="of:=([.E57]-[.F57])/[.E57]" office:value-type="percentage" office:value="0.0221307986948504" calcext:value-type="percentage">
            <text:p>2.21%</text:p>
          </table:table-cell>
          <table:table-cell table:style-name="ce27" table:formula="of:=([.G57]-[.F57])/[.G57]" office:value-type="percentage" office:value="-0.187833879028089" calcext:value-type="percentage">
            <text:p>-18.7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5K</text:p>
          </table:table-cell>
          <table:table-cell table:style-name="ce9" office:value-type="float" office:value="4483" calcext:value-type="float">
            <text:p>4483</text:p>
          </table:table-cell>
          <table:table-cell table:style-name="ce14" office:value-type="float" office:value="960833" calcext:value-type="float">
            <text:p>960833</text:p>
          </table:table-cell>
          <table:table-cell table:style-name="ce18" office:value-type="float" office:value="27511.6" calcext:value-type="float">
            <text:p>27511.60 </text:p>
          </table:table-cell>
          <table:table-cell table:style-name="ce18" office:value-type="float" office:value="27341.2" calcext:value-type="float">
            <text:p>27341.20 </text:p>
          </table:table-cell>
          <table:table-cell table:style-name="ce18" office:value-type="float" office:value="14716.2" calcext:value-type="float">
            <text:p>14716.20 </text:p>
          </table:table-cell>
          <table:table-cell table:style-name="ce23" office:value-type="float" office:value="37881.8" calcext:value-type="float">
            <text:p>37881.80 </text:p>
          </table:table-cell>
          <table:table-cell table:style-name="ce26" table:formula="of:=([.E58]-[.F58])/[.E58]" office:value-type="percentage" office:value="0.461757347885243" calcext:value-type="percentage">
            <text:p>46.18%</text:p>
          </table:table-cell>
          <table:table-cell table:style-name="ce27" table:formula="of:=([.G58]-[.F58])/[.G58]" office:value-type="percentage" office:value="0.611523211674208" calcext:value-type="percentage">
            <text:p>61.1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10K</text:p>
          </table:table-cell>
          <table:table-cell table:style-name="ce9" office:value-type="float" office:value="8835" calcext:value-type="float">
            <text:p>8835</text:p>
          </table:table-cell>
          <table:table-cell table:style-name="ce14" office:value-type="float" office:value="3860687" calcext:value-type="float">
            <text:p>3860687</text:p>
          </table:table-cell>
          <table:table-cell table:style-name="ce18" office:value-type="float" office:value="107472.8" calcext:value-type="float">
            <text:p>107472.80 </text:p>
          </table:table-cell>
          <table:table-cell table:style-name="ce18" office:value-type="float" office:value="95876.6" calcext:value-type="float">
            <text:p>95876.60 </text:p>
          </table:table-cell>
          <table:table-cell table:style-name="ce18" office:value-type="float" office:value="47699.4" calcext:value-type="float">
            <text:p>47699.40 </text:p>
          </table:table-cell>
          <table:table-cell table:style-name="ce23" office:value-type="float" office:value="168898.8" calcext:value-type="float">
            <text:p>168898.80 </text:p>
          </table:table-cell>
          <table:table-cell table:style-name="ce26" table:formula="of:=([.E59]-[.F59])/[.E59]" office:value-type="percentage" office:value="0.5024917445967" calcext:value-type="percentage">
            <text:p>50.25%</text:p>
          </table:table-cell>
          <table:table-cell table:style-name="ce27" table:formula="of:=([.G59]-[.F59])/[.G59]" office:value-type="percentage" office:value="0.717585915352862" calcext:value-type="percentage">
            <text:p>71.7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15K</text:p>
          </table:table-cell>
          <table:table-cell table:style-name="ce9" office:value-type="float" office:value="13131" calcext:value-type="float">
            <text:p>13131</text:p>
          </table:table-cell>
          <table:table-cell table:style-name="ce14" office:value-type="float" office:value="8681549" calcext:value-type="float">
            <text:p>8681549</text:p>
          </table:table-cell>
          <table:table-cell table:style-name="ce18" office:value-type="float" office:value="236148.2" calcext:value-type="float">
            <text:p>236148.20 </text:p>
          </table:table-cell>
          <table:table-cell table:style-name="ce18" office:value-type="float" office:value="208171.6" calcext:value-type="float">
            <text:p>208171.60 </text:p>
          </table:table-cell>
          <table:table-cell table:style-name="ce18" office:value-type="float" office:value="97120.8" calcext:value-type="float">
            <text:p>97120.80 </text:p>
          </table:table-cell>
          <table:table-cell table:style-name="ce23" office:value-type="float" office:value="395194.6" calcext:value-type="float">
            <text:p>395194.60 </text:p>
          </table:table-cell>
          <table:table-cell table:style-name="ce26" table:formula="of:=([.E60]-[.F60])/[.E60]" office:value-type="percentage" office:value="0.533457974094449" calcext:value-type="percentage">
            <text:p>53.35%</text:p>
          </table:table-cell>
          <table:table-cell table:style-name="ce27" table:formula="of:=([.G60]-[.F60])/[.G60]" office:value-type="percentage" office:value="0.754245629874497" calcext:value-type="percentage">
            <text:p>75.4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20K</text:p>
          </table:table-cell>
          <table:table-cell table:style-name="ce9" office:value-type="float" office:value="17470" calcext:value-type="float">
            <text:p>17470</text:p>
          </table:table-cell>
          <table:table-cell table:style-name="ce14" office:value-type="float" office:value="15042712" calcext:value-type="float">
            <text:p>15042712</text:p>
          </table:table-cell>
          <table:table-cell table:style-name="ce18" office:value-type="float" office:value="418267.8" calcext:value-type="float">
            <text:p>418267.80 </text:p>
          </table:table-cell>
          <table:table-cell table:style-name="ce18" office:value-type="float" office:value="365972.4" calcext:value-type="float">
            <text:p>365972.40 </text:p>
          </table:table-cell>
          <table:table-cell table:style-name="ce18" office:value-type="float" office:value="175736.6" calcext:value-type="float">
            <text:p>175736.60 </text:p>
          </table:table-cell>
          <table:table-cell table:style-name="ce23" office:value-type="float" office:value="721742.4" calcext:value-type="float">
            <text:p>721742.40 </text:p>
          </table:table-cell>
          <table:table-cell table:style-name="ce26" table:formula="of:=([.E61]-[.F61])/[.E61]" office:value-type="percentage" office:value="0.519809144077532" calcext:value-type="percentage">
            <text:p>51.98%</text:p>
          </table:table-cell>
          <table:table-cell table:style-name="ce27" table:formula="of:=([.G61]-[.F61])/[.G61]" office:value-type="percentage" office:value="0.75651063315665" calcext:value-type="percentage">
            <text:p>75.6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30K</text:p>
          </table:table-cell>
          <table:table-cell table:style-name="ce9" office:value-type="float" office:value="25966" calcext:value-type="float">
            <text:p>25966</text:p>
          </table:table-cell>
          <table:table-cell table:style-name="ce14" office:value-type="float" office:value="33029736" calcext:value-type="float">
            <text:p>33029736</text:p>
          </table:table-cell>
          <table:table-cell table:style-name="ce18" office:value-type="float" office:value="917911.2" calcext:value-type="float">
            <text:p>917911.20 </text:p>
          </table:table-cell>
          <table:table-cell table:style-name="ce18" office:value-type="float" office:value="830029.6" calcext:value-type="float">
            <text:p>830029.60 </text:p>
          </table:table-cell>
          <table:table-cell table:style-name="ce18" office:value-type="float" office:value="359510.2" calcext:value-type="float">
            <text:p>359510.20 </text:p>
          </table:table-cell>
          <table:table-cell table:style-name="ce23" office:value-type="float" office:value="1657899" calcext:value-type="float">
            <text:p>1657899.00 </text:p>
          </table:table-cell>
          <table:table-cell table:style-name="ce26" table:formula="of:=([.E62]-[.F62])/[.E62]" office:value-type="percentage" office:value="0.566870627264377" calcext:value-type="percentage">
            <text:p>56.69%</text:p>
          </table:table-cell>
          <table:table-cell table:style-name="ce27" table:formula="of:=([.G62]-[.F62])/[.G62]" office:value-type="percentage" office:value="0.783153135384001" calcext:value-type="percentage">
            <text:p>78.3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1K</text:p>
          </table:table-cell>
          <table:table-cell table:style-name="ce9" office:value-type="float" office:value="977" calcext:value-type="float">
            <text:p>977</text:p>
          </table:table-cell>
          <table:table-cell table:style-name="ce14" office:value-type="float" office:value="6195" calcext:value-type="float">
            <text:p>6195</text:p>
          </table:table-cell>
          <table:table-cell table:style-name="ce18" office:value-type="float" office:value="1111.4" calcext:value-type="float">
            <text:p>1111.40 </text:p>
          </table:table-cell>
          <table:table-cell table:style-name="ce18" office:value-type="float" office:value="755.8" calcext:value-type="float">
            <text:p>755.80 </text:p>
          </table:table-cell>
          <table:table-cell table:style-name="ce18" office:value-type="float" office:value="719.2" calcext:value-type="float">
            <text:p>719.20 </text:p>
          </table:table-cell>
          <table:table-cell table:style-name="ce23" office:value-type="float" office:value="905.6" calcext:value-type="float">
            <text:p>905.60 </text:p>
          </table:table-cell>
          <table:table-cell table:style-name="ce26" table:formula="of:=([.E63]-[.F63])/[.E63]" office:value-type="percentage" office:value="0.0484255093940195" calcext:value-type="percentage">
            <text:p>4.84%</text:p>
          </table:table-cell>
          <table:table-cell table:style-name="ce27" table:formula="of:=([.G63]-[.F63])/[.G63]" office:value-type="percentage" office:value="0.205830388692579" calcext:value-type="percentage">
            <text:p>20.5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5K</text:p>
          </table:table-cell>
          <table:table-cell table:style-name="ce9" office:value-type="float" office:value="4718" calcext:value-type="float">
            <text:p>4718</text:p>
          </table:table-cell>
          <table:table-cell table:style-name="ce14" office:value-type="float" office:value="101420" calcext:value-type="float">
            <text:p>101420</text:p>
          </table:table-cell>
          <table:table-cell table:style-name="ce18" office:value-type="float" office:value="27443.6" calcext:value-type="float">
            <text:p>27443.60 </text:p>
          </table:table-cell>
          <table:table-cell table:style-name="ce18" office:value-type="float" office:value="11335.2" calcext:value-type="float">
            <text:p>11335.20 </text:p>
          </table:table-cell>
          <table:table-cell table:style-name="ce18" office:value-type="float" office:value="9601.8" calcext:value-type="float">
            <text:p>9601.80 </text:p>
          </table:table-cell>
          <table:table-cell table:style-name="ce23" office:value-type="float" office:value="8412.4" calcext:value-type="float">
            <text:p>8412.40 </text:p>
          </table:table-cell>
          <table:table-cell table:style-name="ce26" table:formula="of:=([.E64]-[.F64])/[.E64]" office:value-type="percentage" office:value="0.152921871691721" calcext:value-type="percentage">
            <text:p>15.29%</text:p>
          </table:table-cell>
          <table:table-cell table:style-name="ce27" table:formula="of:=([.G64]-[.F64])/[.G64]" office:value-type="percentage" office:value="-0.141386524654082" calcext:value-type="percentage">
            <text:p>-14.1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10K</text:p>
          </table:table-cell>
          <table:table-cell table:style-name="ce9" office:value-type="float" office:value="9544" calcext:value-type="float">
            <text:p>9544</text:p>
          </table:table-cell>
          <table:table-cell table:style-name="ce14" office:value-type="float" office:value="428115" calcext:value-type="float">
            <text:p>428115</text:p>
          </table:table-cell>
          <table:table-cell table:style-name="ce18" office:value-type="float" office:value="115021.8" calcext:value-type="float">
            <text:p>115021.80 </text:p>
          </table:table-cell>
          <table:table-cell table:style-name="ce18" office:value-type="float" office:value="43832" calcext:value-type="float">
            <text:p>43832.00 </text:p>
          </table:table-cell>
          <table:table-cell table:style-name="ce18" office:value-type="float" office:value="35048.2" calcext:value-type="float">
            <text:p>35048.20 </text:p>
          </table:table-cell>
          <table:table-cell table:style-name="ce23" office:value-type="float" office:value="29728.2" calcext:value-type="float">
            <text:p>29728.20 </text:p>
          </table:table-cell>
          <table:table-cell table:style-name="ce26" table:formula="of:=([.E65]-[.F65])/[.E65]" office:value-type="percentage" office:value="0.200396970250046" calcext:value-type="percentage">
            <text:p>20.04%</text:p>
          </table:table-cell>
          <table:table-cell table:style-name="ce27" table:formula="of:=([.G65]-[.F65])/[.G65]" office:value-type="percentage" office:value="-0.178954662576274" calcext:value-type="percentage">
            <text:p>-17.9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15K</text:p>
          </table:table-cell>
          <table:table-cell table:style-name="ce9" office:value-type="float" office:value="14512" calcext:value-type="float">
            <text:p>14512</text:p>
          </table:table-cell>
          <table:table-cell table:style-name="ce14" office:value-type="float" office:value="962085" calcext:value-type="float">
            <text:p>962085</text:p>
          </table:table-cell>
          <table:table-cell table:style-name="ce18" office:value-type="float" office:value="260242" calcext:value-type="float">
            <text:p>260242.00 </text:p>
          </table:table-cell>
          <table:table-cell table:style-name="ce18" office:value-type="float" office:value="102249.4" calcext:value-type="float">
            <text:p>102249.40 </text:p>
          </table:table-cell>
          <table:table-cell table:style-name="ce18" office:value-type="float" office:value="78516.2" calcext:value-type="float">
            <text:p>78516.20 </text:p>
          </table:table-cell>
          <table:table-cell table:style-name="ce23" office:value-type="float" office:value="62088.8" calcext:value-type="float">
            <text:p>62088.80 </text:p>
          </table:table-cell>
          <table:table-cell table:style-name="ce26" table:formula="of:=([.E66]-[.F66])/[.E66]" office:value-type="percentage" office:value="0.232110897472259" calcext:value-type="percentage">
            <text:p>23.21%</text:p>
          </table:table-cell>
          <table:table-cell table:style-name="ce27" table:formula="of:=([.G66]-[.F66])/[.G66]" office:value-type="percentage" office:value="-0.264579118939325" calcext:value-type="percentage">
            <text:p>-26.4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20K</text:p>
          </table:table-cell>
          <table:table-cell table:style-name="ce9" office:value-type="float" office:value="19477" calcext:value-type="float">
            <text:p>19477</text:p>
          </table:table-cell>
          <table:table-cell table:style-name="ce14" office:value-type="float" office:value="1827968" calcext:value-type="float">
            <text:p>1827968</text:p>
          </table:table-cell>
          <table:table-cell table:style-name="ce18" office:value-type="float" office:value="460910.6" calcext:value-type="float">
            <text:p>460910.60 </text:p>
          </table:table-cell>
          <table:table-cell table:style-name="ce18" office:value-type="float" office:value="183610.8" calcext:value-type="float">
            <text:p>183610.80 </text:p>
          </table:table-cell>
          <table:table-cell table:style-name="ce18" office:value-type="float" office:value="138137" calcext:value-type="float">
            <text:p>138137.00 </text:p>
          </table:table-cell>
          <table:table-cell table:style-name="ce23" office:value-type="float" office:value="113817.6" calcext:value-type="float">
            <text:p>113817.60 </text:p>
          </table:table-cell>
          <table:table-cell table:style-name="ce26" table:formula="of:=([.E67]-[.F67])/[.E67]" office:value-type="percentage" office:value="0.247664080762134" calcext:value-type="percentage">
            <text:p>24.77%</text:p>
          </table:table-cell>
          <table:table-cell table:style-name="ce27" table:formula="of:=([.G67]-[.F67])/[.G67]" office:value-type="percentage" office:value="-0.213669942082771" calcext:value-type="percentage">
            <text:p>-21.3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30K</text:p>
          </table:table-cell>
          <table:table-cell table:style-name="ce9" office:value-type="float" office:value="29684" calcext:value-type="float">
            <text:p>29684</text:p>
          </table:table-cell>
          <table:table-cell table:style-name="ce14" office:value-type="float" office:value="4359977" calcext:value-type="float">
            <text:p>4359977</text:p>
          </table:table-cell>
          <table:table-cell table:style-name="ce18" office:value-type="float" office:value="1051654" calcext:value-type="float">
            <text:p>1051654.00 </text:p>
          </table:table-cell>
          <table:table-cell table:style-name="ce18" office:value-type="float" office:value="483672" calcext:value-type="float">
            <text:p>483672.00 </text:p>
          </table:table-cell>
          <table:table-cell table:style-name="ce18" office:value-type="float" office:value="325735.4" calcext:value-type="float">
            <text:p>325735.40 </text:p>
          </table:table-cell>
          <table:table-cell table:style-name="ce23" office:value-type="float" office:value="323884.8" calcext:value-type="float">
            <text:p>323884.80 </text:p>
          </table:table-cell>
          <table:table-cell table:style-name="ce26" table:formula="of:=([.E68]-[.F68])/[.E68]" office:value-type="percentage" office:value="0.326536578507749" calcext:value-type="percentage">
            <text:p>32.65%</text:p>
          </table:table-cell>
          <table:table-cell table:style-name="ce27" table:formula="of:=([.G68]-[.F68])/[.G68]" office:value-type="percentage" office:value="-0.00571375995415665" calcext:value-type="percentage">
            <text:p>-0.5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1K</text:p>
          </table:table-cell>
          <table:table-cell table:style-name="ce9" office:value-type="float" office:value="695" calcext:value-type="float">
            <text:p>695</text:p>
          </table:table-cell>
          <table:table-cell table:style-name="ce14" office:value-type="float" office:value="15794" calcext:value-type="float">
            <text:p>15794</text:p>
          </table:table-cell>
          <table:table-cell table:style-name="ce18" office:value-type="float" office:value="487.8" calcext:value-type="float">
            <text:p>487.80 </text:p>
          </table:table-cell>
          <table:table-cell table:style-name="ce18" office:value-type="float" office:value="682" calcext:value-type="float">
            <text:p>682.00 </text:p>
          </table:table-cell>
          <table:table-cell table:style-name="ce18" office:value-type="float" office:value="672.4" calcext:value-type="float">
            <text:p>672.40 </text:p>
          </table:table-cell>
          <table:table-cell table:style-name="ce23" office:value-type="float" office:value="289" calcext:value-type="float">
            <text:p>289.00 </text:p>
          </table:table-cell>
          <table:table-cell table:style-name="ce26" table:formula="of:=([.E69]-[.F69])/[.E69]" office:value-type="percentage" office:value="0.0140762463343109" calcext:value-type="percentage">
            <text:p>1.41%</text:p>
          </table:table-cell>
          <table:table-cell table:style-name="ce27" table:formula="of:=([.G69]-[.F69])/[.G69]" office:value-type="percentage" office:value="-1.32664359861592" calcext:value-type="percentage">
            <text:p>-132.6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5K</text:p>
          </table:table-cell>
          <table:table-cell table:style-name="ce9" office:value-type="float" office:value="5000" calcext:value-type="float">
            <text:p>5000</text:p>
          </table:table-cell>
          <table:table-cell table:style-name="ce14" office:value-type="float" office:value="778401" calcext:value-type="float">
            <text:p>778401</text:p>
          </table:table-cell>
          <table:table-cell table:style-name="ce18" office:value-type="float" office:value="26598.6" calcext:value-type="float">
            <text:p>26598.60 </text:p>
          </table:table-cell>
          <table:table-cell table:style-name="ce18" office:value-type="float" office:value="23329.8" calcext:value-type="float">
            <text:p>23329.80 </text:p>
          </table:table-cell>
          <table:table-cell table:style-name="ce18" office:value-type="float" office:value="17144" calcext:value-type="float">
            <text:p>17144.00 </text:p>
          </table:table-cell>
          <table:table-cell table:style-name="ce23" office:value-type="float" office:value="25997.6" calcext:value-type="float">
            <text:p>25997.60 </text:p>
          </table:table-cell>
          <table:table-cell table:style-name="ce26" table:formula="of:=([.E70]-[.F70])/[.E70]" office:value-type="percentage" office:value="0.265145864945263" calcext:value-type="percentage">
            <text:p>26.51%</text:p>
          </table:table-cell>
          <table:table-cell table:style-name="ce27" table:formula="of:=([.G70]-[.F70])/[.G70]" office:value-type="percentage" office:value="0.340554512724251" calcext:value-type="percentage">
            <text:p>34.0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10K</text:p>
          </table:table-cell>
          <table:table-cell table:style-name="ce9" office:value-type="float" office:value="10000" calcext:value-type="float">
            <text:p>10000</text:p>
          </table:table-cell>
          <table:table-cell table:style-name="ce14" office:value-type="float" office:value="3008668" calcext:value-type="float">
            <text:p>3008668</text:p>
          </table:table-cell>
          <table:table-cell table:style-name="ce18" office:value-type="float" office:value="109692.4" calcext:value-type="float">
            <text:p>109692.40 </text:p>
          </table:table-cell>
          <table:table-cell table:style-name="ce18" office:value-type="float" office:value="107651.6" calcext:value-type="float">
            <text:p>107651.60 </text:p>
          </table:table-cell>
          <table:table-cell table:style-name="ce18" office:value-type="float" office:value="62424" calcext:value-type="float">
            <text:p>62424.00 </text:p>
          </table:table-cell>
          <table:table-cell table:style-name="ce23" office:value-type="float" office:value="127798.4" calcext:value-type="float">
            <text:p>127798.40 </text:p>
          </table:table-cell>
          <table:table-cell table:style-name="ce26" table:formula="of:=([.E71]-[.F71])/[.E71]" office:value-type="percentage" office:value="0.420129380334338" calcext:value-type="percentage">
            <text:p>42.01%</text:p>
          </table:table-cell>
          <table:table-cell table:style-name="ce27" table:formula="of:=([.G71]-[.F71])/[.G71]" office:value-type="percentage" office:value="0.511543180509302" calcext:value-type="percentage">
            <text:p>51.1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15K</text:p>
          </table:table-cell>
          <table:table-cell table:style-name="ce9" office:value-type="float" office:value="15000" calcext:value-type="float">
            <text:p>15000</text:p>
          </table:table-cell>
          <table:table-cell table:style-name="ce14" office:value-type="float" office:value="6751210" calcext:value-type="float">
            <text:p>6751210</text:p>
          </table:table-cell>
          <table:table-cell table:style-name="ce18" office:value-type="float" office:value="249800.8" calcext:value-type="float">
            <text:p>249800.80 </text:p>
          </table:table-cell>
          <table:table-cell table:style-name="ce18" office:value-type="float" office:value="231555.8" calcext:value-type="float">
            <text:p>231555.80 </text:p>
          </table:table-cell>
          <table:table-cell table:style-name="ce18" office:value-type="float" office:value="139336.8" calcext:value-type="float">
            <text:p>139336.80 </text:p>
          </table:table-cell>
          <table:table-cell table:style-name="ce23" office:value-type="float" office:value="315157.8" calcext:value-type="float">
            <text:p>315157.80 </text:p>
          </table:table-cell>
          <table:table-cell table:style-name="ce26" table:formula="of:=([.E72]-[.F72])/[.E72]" office:value-type="percentage" office:value="0.398258216809944" calcext:value-type="percentage">
            <text:p>39.83%</text:p>
          </table:table-cell>
          <table:table-cell table:style-name="ce27" table:formula="of:=([.G72]-[.F72])/[.G72]" office:value-type="percentage" office:value="0.557882432229188" calcext:value-type="percentage">
            <text:p>55.7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20K</text:p>
          </table:table-cell>
          <table:table-cell table:style-name="ce9" office:value-type="float" office:value="20000" calcext:value-type="float">
            <text:p>20000</text:p>
          </table:table-cell>
          <table:table-cell table:style-name="ce14" office:value-type="float" office:value="12162906" calcext:value-type="float">
            <text:p>12162906</text:p>
          </table:table-cell>
          <table:table-cell table:style-name="ce18" office:value-type="float" office:value="445527.2" calcext:value-type="float">
            <text:p>445527.20 </text:p>
          </table:table-cell>
          <table:table-cell table:style-name="ce18" office:value-type="float" office:value="424594.4" calcext:value-type="float">
            <text:p>424594.40 </text:p>
          </table:table-cell>
          <table:table-cell table:style-name="ce18" office:value-type="float" office:value="240879.2" calcext:value-type="float">
            <text:p>240879.20 </text:p>
          </table:table-cell>
          <table:table-cell table:style-name="ce23" office:value-type="float" office:value="575618.6" calcext:value-type="float">
            <text:p>575618.60 </text:p>
          </table:table-cell>
          <table:table-cell table:style-name="ce26" table:formula="of:=([.E73]-[.F73])/[.E73]" office:value-type="percentage" office:value="0.432683992063956" calcext:value-type="percentage">
            <text:p>43.27%</text:p>
          </table:table-cell>
          <table:table-cell table:style-name="ce27" table:formula="of:=([.G73]-[.F73])/[.G73]" office:value-type="percentage" office:value="0.581529853274373" calcext:value-type="percentage">
            <text:p>58.15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pc2_30K</text:p>
          </table:table-cell>
          <table:table-cell table:style-name="ce10" office:value-type="float" office:value="30000" calcext:value-type="float">
            <text:p>30000</text:p>
          </table:table-cell>
          <table:table-cell table:style-name="ce15" office:value-type="float" office:value="27948052" calcext:value-type="float">
            <text:p>27948052</text:p>
          </table:table-cell>
          <table:table-cell table:style-name="ce19" office:value-type="float" office:value="1008238" calcext:value-type="float">
            <text:p>1008238.00 </text:p>
          </table:table-cell>
          <table:table-cell table:style-name="ce19" office:value-type="float" office:value="957295" calcext:value-type="float">
            <text:p>957295.00 </text:p>
          </table:table-cell>
          <table:table-cell table:style-name="ce19" office:value-type="float" office:value="545799.4" calcext:value-type="float">
            <text:p>545799.40 </text:p>
          </table:table-cell>
          <table:table-cell table:style-name="ce24" office:value-type="float" office:value="1362924.6" calcext:value-type="float">
            <text:p>1362924.60 </text:p>
          </table:table-cell>
          <table:table-cell table:style-name="ce26" table:formula="of:=([.E74]-[.F74])/[.E74]" office:value-type="percentage" office:value="0.429852448827164" calcext:value-type="percentage">
            <text:p>42.99%</text:p>
          </table:table-cell>
          <table:table-cell table:style-name="ce27" table:formula="of:=([.G74]-[.F74])/[.G74]" office:value-type="percentage" office:value="0.59953808156372" calcext:value-type="percentage">
            <text:p>59.95%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met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5" calcext:value-type="float">
            <text:p>0.5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DB_2016.3.14_2</text:p>
          </table:table-cell>
          <table:table-cell table:style-name="ce11" table:number-columns-repeated="5"/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4mult4" table:style-name="ta1"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25"/>
        <table:table-column table:style-name="co5" table:default-cell-style-name="ce25"/>
        <table:table-column table:style-name="co5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8" table:default-cell-style-name="ce28"/>
        <table:table-column table:style-name="co10" table:default-cell-style-name="ce28"/>
        <table:table-column table:style-name="co5" table:number-columns-repeated="2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2" table:default-cell-style-name="ce28"/>
        <table:table-column table:style-name="co17" table:default-cell-style-name="ce28"/>
        <table:table-column table:style-name="co18" table:number-columns-repeated="999" table:default-cell-style-name="ce28"/>
        <table:table-row table:style-name="ro1">
          <table:table-cell table:style-name="ce1" table:number-columns-repeated="2"/>
          <table:table-cell table:style-name="ce13"/>
          <table:table-cell table:style-name="ce16"/>
          <table:table-cell table:style-name="ce20"/>
          <table:table-cell table:style-name="ce21"/>
          <table:table-cell table:style-name="ce22"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Database</text:p>
          </table:table-cell>
          <table:table-cell table:style-name="ce8" office:value-type="string" calcext:value-type="string">
            <text:p># Load</text:p>
          </table:table-cell>
          <table:table-cell table:style-name="ce8" office:value-type="string" calcext:value-type="string">
            <text:p>Conflicts</text:p>
          </table:table-cell>
          <table:table-cell table:style-name="ce17" office:value-type="string" calcext:value-type="string">
            <text:p>HOST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TCDA</text:p>
          </table:table-cell>
          <table:table-cell table:style-name="ce17" office:value-type="string" calcext:value-type="string">
            <text:p>M2 – M1</text:p>
          </table:table-cell>
          <table:table-cell table:style-name="ce17" office:value-type="string" calcext:value-type="string">
            <text:p>M2 – TCD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1K</text:p>
          </table:table-cell>
          <table:table-cell table:style-name="ce9" office:value-type="float" office:value="948" calcext:value-type="float">
            <text:p>948</text:p>
          </table:table-cell>
          <table:table-cell table:style-name="ce14" office:value-type="float" office:value="3289" calcext:value-type="float">
            <text:p>3289</text:p>
          </table:table-cell>
          <table:table-cell table:style-name="ce18" office:value-type="float" office:value="624.2" calcext:value-type="float">
            <text:p>624.20 </text:p>
          </table:table-cell>
          <table:table-cell table:style-name="ce18" office:value-type="float" office:value="544.4" calcext:value-type="float">
            <text:p>544.40 </text:p>
          </table:table-cell>
          <table:table-cell table:style-name="ce18" office:value-type="float" office:value="428.2" calcext:value-type="float">
            <text:p>428.20 </text:p>
          </table:table-cell>
          <table:table-cell table:style-name="ce23" office:value-type="float" office:value="273.8" calcext:value-type="float">
            <text:p>273.80 </text:p>
          </table:table-cell>
          <table:table-cell table:style-name="ce26" table:formula="of:=([.E3]-[.F3])/[.E3]" office:value-type="percentage" office:value="0.213445995591477" calcext:value-type="percentage">
            <text:p>21.34%</text:p>
          </table:table-cell>
          <table:table-cell table:style-name="ce27" table:formula="of:=([.G3]-[.F3])/[.G3]" office:value-type="percentage" office:value="-0.563915266617969" calcext:value-type="percentage">
            <text:p>-56.3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5K</text:p>
          </table:table-cell>
          <table:table-cell table:style-name="ce9" office:value-type="float" office:value="4626" calcext:value-type="float">
            <text:p>4626</text:p>
          </table:table-cell>
          <table:table-cell table:style-name="ce14" office:value-type="float" office:value="16192" calcext:value-type="float">
            <text:p>16192</text:p>
          </table:table-cell>
          <table:table-cell table:style-name="ce18" office:value-type="float" office:value="14914" calcext:value-type="float">
            <text:p>14914.00 </text:p>
          </table:table-cell>
          <table:table-cell table:style-name="ce18" office:value-type="float" office:value="5777" calcext:value-type="float">
            <text:p>5777.00 </text:p>
          </table:table-cell>
          <table:table-cell table:style-name="ce18" office:value-type="float" office:value="3662.4" calcext:value-type="float">
            <text:p>3662.40 </text:p>
          </table:table-cell>
          <table:table-cell table:style-name="ce23" office:value-type="float" office:value="1850.8" calcext:value-type="float">
            <text:p>1850.80 </text:p>
          </table:table-cell>
          <table:table-cell table:style-name="ce26" table:formula="of:=([.E4]-[.F4])/[.E4]" office:value-type="percentage" office:value="0.366037735849057" calcext:value-type="percentage">
            <text:p>36.60%</text:p>
          </table:table-cell>
          <table:table-cell table:style-name="ce27" table:formula="of:=([.G4]-[.F4])/[.G4]" office:value-type="percentage" office:value="-0.978819969742814" calcext:value-type="percentage">
            <text:p>-97.8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10K</text:p>
          </table:table-cell>
          <table:table-cell table:style-name="ce9" office:value-type="float" office:value="9821" calcext:value-type="float">
            <text:p>9821</text:p>
          </table:table-cell>
          <table:table-cell table:style-name="ce14" office:value-type="float" office:value="46008" calcext:value-type="float">
            <text:p>46008</text:p>
          </table:table-cell>
          <table:table-cell table:style-name="ce18" office:value-type="float" office:value="77120" calcext:value-type="float">
            <text:p>77120.00 </text:p>
          </table:table-cell>
          <table:table-cell table:style-name="ce18" office:value-type="float" office:value="18238" calcext:value-type="float">
            <text:p>18238.00 </text:p>
          </table:table-cell>
          <table:table-cell table:style-name="ce18" office:value-type="float" office:value="11705.6" calcext:value-type="float">
            <text:p>11705.60 </text:p>
          </table:table-cell>
          <table:table-cell table:style-name="ce23" office:value-type="float" office:value="8859.6" calcext:value-type="float">
            <text:p>8859.60 </text:p>
          </table:table-cell>
          <table:table-cell table:style-name="ce26" table:formula="of:=([.E5]-[.F5])/[.E5]" office:value-type="percentage" office:value="0.358175238512995" calcext:value-type="percentage">
            <text:p>35.82%</text:p>
          </table:table-cell>
          <table:table-cell table:style-name="ce27" table:formula="of:=([.G5]-[.F5])/[.G5]" office:value-type="percentage" office:value="-0.321233464264752" calcext:value-type="percentage">
            <text:p>-32.1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15K</text:p>
          </table:table-cell>
          <table:table-cell table:style-name="ce9" office:value-type="float" office:value="14942" calcext:value-type="float">
            <text:p>14942</text:p>
          </table:table-cell>
          <table:table-cell table:style-name="ce14" office:value-type="float" office:value="85100" calcext:value-type="float">
            <text:p>85100</text:p>
          </table:table-cell>
          <table:table-cell table:style-name="ce18" office:value-type="float" office:value="182628.4" calcext:value-type="float">
            <text:p>182628.40 </text:p>
          </table:table-cell>
          <table:table-cell table:style-name="ce18" office:value-type="float" office:value="34674.8" calcext:value-type="float">
            <text:p>34674.80 </text:p>
          </table:table-cell>
          <table:table-cell table:style-name="ce18" office:value-type="float" office:value="24515.6" calcext:value-type="float">
            <text:p>24515.60 </text:p>
          </table:table-cell>
          <table:table-cell table:style-name="ce23" office:value-type="float" office:value="18406.8" calcext:value-type="float">
            <text:p>18406.80 </text:p>
          </table:table-cell>
          <table:table-cell table:style-name="ce26" table:formula="of:=([.E6]-[.F6])/[.E6]" office:value-type="percentage" office:value="0.292985107340201" calcext:value-type="percentage">
            <text:p>29.30%</text:p>
          </table:table-cell>
          <table:table-cell table:style-name="ce27" table:formula="of:=([.G6]-[.F6])/[.G6]" office:value-type="percentage" office:value="-0.33187734967512" calcext:value-type="percentage">
            <text:p>-33.1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20K</text:p>
          </table:table-cell>
          <table:table-cell table:style-name="ce9" office:value-type="float" office:value="19912" calcext:value-type="float">
            <text:p>19912</text:p>
          </table:table-cell>
          <table:table-cell table:style-name="ce14" office:value-type="float" office:value="114438" calcext:value-type="float">
            <text:p>114438</text:p>
          </table:table-cell>
          <table:table-cell table:style-name="ce18" office:value-type="float" office:value="323758.6" calcext:value-type="float">
            <text:p>323758.60 </text:p>
          </table:table-cell>
          <table:table-cell table:style-name="ce18" office:value-type="float" office:value="50870.2" calcext:value-type="float">
            <text:p>50870.20 </text:p>
          </table:table-cell>
          <table:table-cell table:style-name="ce18" office:value-type="float" office:value="35732.4" calcext:value-type="float">
            <text:p>35732.40 </text:p>
          </table:table-cell>
          <table:table-cell table:style-name="ce23" office:value-type="float" office:value="24751.4" calcext:value-type="float">
            <text:p>24751.40 </text:p>
          </table:table-cell>
          <table:table-cell table:style-name="ce26" table:formula="of:=([.E7]-[.F7])/[.E7]" office:value-type="percentage" office:value="0.297576970407036" calcext:value-type="percentage">
            <text:p>29.76%</text:p>
          </table:table-cell>
          <table:table-cell table:style-name="ce27" table:formula="of:=([.G7]-[.F7])/[.G7]" office:value-type="percentage" office:value="-0.443651672228642" calcext:value-type="percentage">
            <text:p>-44.3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30K</text:p>
          </table:table-cell>
          <table:table-cell table:style-name="ce9" office:value-type="float" office:value="29838" calcext:value-type="float">
            <text:p>29838</text:p>
          </table:table-cell>
          <table:table-cell table:style-name="ce14" office:value-type="float" office:value="210801" calcext:value-type="float">
            <text:p>210801</text:p>
          </table:table-cell>
          <table:table-cell table:style-name="ce18" office:value-type="float" office:value="730111.2" calcext:value-type="float">
            <text:p>730111.20 </text:p>
          </table:table-cell>
          <table:table-cell table:style-name="ce18" office:value-type="float" office:value="119301" calcext:value-type="float">
            <text:p>119301.00 </text:p>
          </table:table-cell>
          <table:table-cell table:style-name="ce18" office:value-type="float" office:value="74583.2" calcext:value-type="float">
            <text:p>74583.20 </text:p>
          </table:table-cell>
          <table:table-cell table:style-name="ce23" office:value-type="float" office:value="40145.2" calcext:value-type="float">
            <text:p>40145.20 </text:p>
          </table:table-cell>
          <table:table-cell table:style-name="ce26" table:formula="of:=([.E8]-[.F8])/[.E8]" office:value-type="percentage" office:value="0.374831728149806" calcext:value-type="percentage">
            <text:p>37.48%</text:p>
          </table:table-cell>
          <table:table-cell table:style-name="ce27" table:formula="of:=([.G8]-[.F8])/[.G8]" office:value-type="percentage" office:value="-0.857836055119915" calcext:value-type="percentage">
            <text:p>-85.7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1K</text:p>
          </table:table-cell>
          <table:table-cell table:style-name="ce9" office:value-type="float" office:value="951" calcext:value-type="float">
            <text:p>951</text:p>
          </table:table-cell>
          <table:table-cell table:style-name="ce14" office:value-type="float" office:value="7058" calcext:value-type="float">
            <text:p>7058</text:p>
          </table:table-cell>
          <table:table-cell table:style-name="ce18" office:value-type="float" office:value="1158.2" calcext:value-type="float">
            <text:p>1158.20 </text:p>
          </table:table-cell>
          <table:table-cell table:style-name="ce18" office:value-type="float" office:value="944.6" calcext:value-type="float">
            <text:p>944.60 </text:p>
          </table:table-cell>
          <table:table-cell table:style-name="ce18" office:value-type="float" office:value="748.6" calcext:value-type="float">
            <text:p>748.60 </text:p>
          </table:table-cell>
          <table:table-cell table:style-name="ce23" office:value-type="float" office:value="1241.8" calcext:value-type="float">
            <text:p>1241.80 </text:p>
          </table:table-cell>
          <table:table-cell table:style-name="ce26" table:formula="of:=([.E9]-[.F9])/[.E9]" office:value-type="percentage" office:value="0.207495236078763" calcext:value-type="percentage">
            <text:p>20.75%</text:p>
          </table:table-cell>
          <table:table-cell table:style-name="ce27" table:formula="of:=([.G9]-[.F9])/[.G9]" office:value-type="percentage" office:value="0.397165405057175" calcext:value-type="percentage">
            <text:p>39.7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5K</text:p>
          </table:table-cell>
          <table:table-cell table:style-name="ce9" office:value-type="float" office:value="4544" calcext:value-type="float">
            <text:p>4544</text:p>
          </table:table-cell>
          <table:table-cell table:style-name="ce14" office:value-type="float" office:value="103697" calcext:value-type="float">
            <text:p>103697</text:p>
          </table:table-cell>
          <table:table-cell table:style-name="ce18" office:value-type="float" office:value="24359.4" calcext:value-type="float">
            <text:p>24359.40 </text:p>
          </table:table-cell>
          <table:table-cell table:style-name="ce18" office:value-type="float" office:value="9359.4" calcext:value-type="float">
            <text:p>9359.40 </text:p>
          </table:table-cell>
          <table:table-cell table:style-name="ce18" office:value-type="float" office:value="5219.4" calcext:value-type="float">
            <text:p>5219.40 </text:p>
          </table:table-cell>
          <table:table-cell table:style-name="ce23" office:value-type="float" office:value="14210.6" calcext:value-type="float">
            <text:p>14210.60 </text:p>
          </table:table-cell>
          <table:table-cell table:style-name="ce26" table:formula="of:=([.E10]-[.F10])/[.E10]" office:value-type="percentage" office:value="0.442336047182512" calcext:value-type="percentage">
            <text:p>44.23%</text:p>
          </table:table-cell>
          <table:table-cell table:style-name="ce27" table:formula="of:=([.G10]-[.F10])/[.G10]" office:value-type="percentage" office:value="0.632710793351442" calcext:value-type="percentage">
            <text:p>63.2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10K</text:p>
          </table:table-cell>
          <table:table-cell table:style-name="ce9" office:value-type="float" office:value="9422" calcext:value-type="float">
            <text:p>9422</text:p>
          </table:table-cell>
          <table:table-cell table:style-name="ce14" office:value-type="float" office:value="575615" calcext:value-type="float">
            <text:p>575615</text:p>
          </table:table-cell>
          <table:table-cell table:style-name="ce18" office:value-type="float" office:value="105609.4" calcext:value-type="float">
            <text:p>105609.40 </text:p>
          </table:table-cell>
          <table:table-cell table:style-name="ce18" office:value-type="float" office:value="32775.8" calcext:value-type="float">
            <text:p>32775.80 </text:p>
          </table:table-cell>
          <table:table-cell table:style-name="ce18" office:value-type="float" office:value="20623.2" calcext:value-type="float">
            <text:p>20623.20 </text:p>
          </table:table-cell>
          <table:table-cell table:style-name="ce23" office:value-type="float" office:value="53547.4" calcext:value-type="float">
            <text:p>53547.40 </text:p>
          </table:table-cell>
          <table:table-cell table:style-name="ce26" table:formula="of:=([.E11]-[.F11])/[.E11]" office:value-type="percentage" office:value="0.37077966060325" calcext:value-type="percentage">
            <text:p>37.08%</text:p>
          </table:table-cell>
          <table:table-cell table:style-name="ce27" table:formula="of:=([.G11]-[.F11])/[.G11]" office:value-type="percentage" office:value="0.614860852254264" calcext:value-type="percentage">
            <text:p>61.4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15K</text:p>
          </table:table-cell>
          <table:table-cell table:style-name="ce9" office:value-type="float" office:value="14072" calcext:value-type="float">
            <text:p>14072</text:p>
          </table:table-cell>
          <table:table-cell table:style-name="ce14" office:value-type="float" office:value="1172265" calcext:value-type="float">
            <text:p>1172265</text:p>
          </table:table-cell>
          <table:table-cell table:style-name="ce18" office:value-type="float" office:value="226834" calcext:value-type="float">
            <text:p>226834.00 </text:p>
          </table:table-cell>
          <table:table-cell table:style-name="ce18" office:value-type="float" office:value="59569" calcext:value-type="float">
            <text:p>59569.00 </text:p>
          </table:table-cell>
          <table:table-cell table:style-name="ce18" office:value-type="float" office:value="42439.4" calcext:value-type="float">
            <text:p>42439.40 </text:p>
          </table:table-cell>
          <table:table-cell table:style-name="ce23" office:value-type="float" office:value="97239.6" calcext:value-type="float">
            <text:p>97239.60 </text:p>
          </table:table-cell>
          <table:table-cell table:style-name="ce26" table:formula="of:=([.E12]-[.F12])/[.E12]" office:value-type="percentage" office:value="0.287558965233595" calcext:value-type="percentage">
            <text:p>28.76%</text:p>
          </table:table-cell>
          <table:table-cell table:style-name="ce27" table:formula="of:=([.G12]-[.F12])/[.G12]" office:value-type="percentage" office:value="0.563558467949272" calcext:value-type="percentage">
            <text:p>56.3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20K</text:p>
          </table:table-cell>
          <table:table-cell table:style-name="ce9" office:value-type="float" office:value="18674" calcext:value-type="float">
            <text:p>18674</text:p>
          </table:table-cell>
          <table:table-cell table:style-name="ce14" office:value-type="float" office:value="2128412" calcext:value-type="float">
            <text:p>2128412</text:p>
          </table:table-cell>
          <table:table-cell table:style-name="ce18" office:value-type="float" office:value="398223" calcext:value-type="float">
            <text:p>398223.00 </text:p>
          </table:table-cell>
          <table:table-cell table:style-name="ce18" office:value-type="float" office:value="96909.8" calcext:value-type="float">
            <text:p>96909.80 </text:p>
          </table:table-cell>
          <table:table-cell table:style-name="ce18" office:value-type="float" office:value="71119.6" calcext:value-type="float">
            <text:p>71119.60 </text:p>
          </table:table-cell>
          <table:table-cell table:style-name="ce23" office:value-type="float" office:value="160958" calcext:value-type="float">
            <text:p>160958.00 </text:p>
          </table:table-cell>
          <table:table-cell table:style-name="ce26" table:formula="of:=([.E13]-[.F13])/[.E13]" office:value-type="percentage" office:value="0.266125820092498" calcext:value-type="percentage">
            <text:p>26.61%</text:p>
          </table:table-cell>
          <table:table-cell table:style-name="ce27" table:formula="of:=([.G13]-[.F13])/[.G13]" office:value-type="percentage" office:value="0.558148088321177" calcext:value-type="percentage">
            <text:p>55.8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30K</text:p>
          </table:table-cell>
          <table:table-cell table:style-name="ce9" office:value-type="float" office:value="27642" calcext:value-type="float">
            <text:p>27642</text:p>
          </table:table-cell>
          <table:table-cell table:style-name="ce14" office:value-type="float" office:value="3921621" calcext:value-type="float">
            <text:p>3921621</text:p>
          </table:table-cell>
          <table:table-cell table:style-name="ce18" office:value-type="float" office:value="840617.6" calcext:value-type="float">
            <text:p>840617.60 </text:p>
          </table:table-cell>
          <table:table-cell table:style-name="ce18" office:value-type="float" office:value="198232.2" calcext:value-type="float">
            <text:p>198232.20 </text:p>
          </table:table-cell>
          <table:table-cell table:style-name="ce18" office:value-type="float" office:value="147547.4" calcext:value-type="float">
            <text:p>147547.40 </text:p>
          </table:table-cell>
          <table:table-cell table:style-name="ce23" office:value-type="float" office:value="285175.4" calcext:value-type="float">
            <text:p>285175.40 </text:p>
          </table:table-cell>
          <table:table-cell table:style-name="ce26" table:formula="of:=([.E14]-[.F14])/[.E14]" office:value-type="percentage" office:value="0.255683990794634" calcext:value-type="percentage">
            <text:p>25.57%</text:p>
          </table:table-cell>
          <table:table-cell table:style-name="ce27" table:formula="of:=([.G14]-[.F14])/[.G14]" office:value-type="percentage" office:value="0.48260824741545" calcext:value-type="percentage">
            <text:p>48.2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1K</text:p>
          </table:table-cell>
          <table:table-cell table:style-name="ce9" office:value-type="float" office:value="986" calcext:value-type="float">
            <text:p>986</text:p>
          </table:table-cell>
          <table:table-cell table:style-name="ce14" office:value-type="float" office:value="3854" calcext:value-type="float">
            <text:p>3854</text:p>
          </table:table-cell>
          <table:table-cell table:style-name="ce18" office:value-type="float" office:value="1090.6" calcext:value-type="float">
            <text:p>1090.60 </text:p>
          </table:table-cell>
          <table:table-cell table:style-name="ce18" office:value-type="float" office:value="800.8" calcext:value-type="float">
            <text:p>800.80 </text:p>
          </table:table-cell>
          <table:table-cell table:style-name="ce18" office:value-type="float" office:value="636.2" calcext:value-type="float">
            <text:p>636.20 </text:p>
          </table:table-cell>
          <table:table-cell table:style-name="ce23" office:value-type="float" office:value="1096.4" calcext:value-type="float">
            <text:p>1096.40 </text:p>
          </table:table-cell>
          <table:table-cell table:style-name="ce26" table:formula="of:=([.E15]-[.F15])/[.E15]" office:value-type="percentage" office:value="0.205544455544455" calcext:value-type="percentage">
            <text:p>20.55%</text:p>
          </table:table-cell>
          <table:table-cell table:style-name="ce27" table:formula="of:=([.G15]-[.F15])/[.G15]" office:value-type="percentage" office:value="0.419737322145202" calcext:value-type="percentage">
            <text:p>41.9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5K</text:p>
          </table:table-cell>
          <table:table-cell table:style-name="ce9" office:value-type="float" office:value="4805" calcext:value-type="float">
            <text:p>4805</text:p>
          </table:table-cell>
          <table:table-cell table:style-name="ce14" office:value-type="float" office:value="63723" calcext:value-type="float">
            <text:p>63723</text:p>
          </table:table-cell>
          <table:table-cell table:style-name="ce18" office:value-type="float" office:value="27936.2" calcext:value-type="float">
            <text:p>27936.20 </text:p>
          </table:table-cell>
          <table:table-cell table:style-name="ce18" office:value-type="float" office:value="8838.4" calcext:value-type="float">
            <text:p>8838.40 </text:p>
          </table:table-cell>
          <table:table-cell table:style-name="ce18" office:value-type="float" office:value="5643.4" calcext:value-type="float">
            <text:p>5643.40 </text:p>
          </table:table-cell>
          <table:table-cell table:style-name="ce23" office:value-type="float" office:value="9614" calcext:value-type="float">
            <text:p>9614.00 </text:p>
          </table:table-cell>
          <table:table-cell table:style-name="ce26" table:formula="of:=([.E16]-[.F16])/[.E16]" office:value-type="percentage" office:value="0.361490767559739" calcext:value-type="percentage">
            <text:p>36.15%</text:p>
          </table:table-cell>
          <table:table-cell table:style-name="ce27" table:formula="of:=([.G16]-[.F16])/[.G16]" office:value-type="percentage" office:value="0.413001872269607" calcext:value-type="percentage">
            <text:p>41.3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10K</text:p>
          </table:table-cell>
          <table:table-cell table:style-name="ce9" office:value-type="float" office:value="9482" calcext:value-type="float">
            <text:p>9482</text:p>
          </table:table-cell>
          <table:table-cell table:style-name="ce14" office:value-type="float" office:value="203062" calcext:value-type="float">
            <text:p>203062</text:p>
          </table:table-cell>
          <table:table-cell table:style-name="ce18" office:value-type="float" office:value="111779.6" calcext:value-type="float">
            <text:p>111779.60 </text:p>
          </table:table-cell>
          <table:table-cell table:style-name="ce18" office:value-type="float" office:value="28495.4" calcext:value-type="float">
            <text:p>28495.40 </text:p>
          </table:table-cell>
          <table:table-cell table:style-name="ce18" office:value-type="float" office:value="17401.4" calcext:value-type="float">
            <text:p>17401.40 </text:p>
          </table:table-cell>
          <table:table-cell table:style-name="ce23" office:value-type="float" office:value="23296" calcext:value-type="float">
            <text:p>23296.00 </text:p>
          </table:table-cell>
          <table:table-cell table:style-name="ce26" table:formula="of:=([.E17]-[.F17])/[.E17]" office:value-type="percentage" office:value="0.389325996476624" calcext:value-type="percentage">
            <text:p>38.93%</text:p>
          </table:table-cell>
          <table:table-cell table:style-name="ce27" table:formula="of:=([.G17]-[.F17])/[.G17]" office:value-type="percentage" office:value="0.253030563186813" calcext:value-type="percentage">
            <text:p>25.3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15K</text:p>
          </table:table-cell>
          <table:table-cell table:style-name="ce9" office:value-type="float" office:value="14187" calcext:value-type="float">
            <text:p>14187</text:p>
          </table:table-cell>
          <table:table-cell table:style-name="ce14" office:value-type="float" office:value="397570" calcext:value-type="float">
            <text:p>397570</text:p>
          </table:table-cell>
          <table:table-cell table:style-name="ce18" office:value-type="float" office:value="242420.8" calcext:value-type="float">
            <text:p>242420.80 </text:p>
          </table:table-cell>
          <table:table-cell table:style-name="ce18" office:value-type="float" office:value="50868.4" calcext:value-type="float">
            <text:p>50868.40 </text:p>
          </table:table-cell>
          <table:table-cell table:style-name="ce18" office:value-type="float" office:value="33716.6" calcext:value-type="float">
            <text:p>33716.60 </text:p>
          </table:table-cell>
          <table:table-cell table:style-name="ce23" office:value-type="float" office:value="43292" calcext:value-type="float">
            <text:p>43292.00 </text:p>
          </table:table-cell>
          <table:table-cell table:style-name="ce26" table:formula="of:=([.E18]-[.F18])/[.E18]" office:value-type="percentage" office:value="0.337179860188251" calcext:value-type="percentage">
            <text:p>33.72%</text:p>
          </table:table-cell>
          <table:table-cell table:style-name="ce27" table:formula="of:=([.G18]-[.F18])/[.G18]" office:value-type="percentage" office:value="0.221181742585235" calcext:value-type="percentage">
            <text:p>22.1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20K</text:p>
          </table:table-cell>
          <table:table-cell table:style-name="ce9" office:value-type="float" office:value="19049" calcext:value-type="float">
            <text:p>19049</text:p>
          </table:table-cell>
          <table:table-cell table:style-name="ce14" office:value-type="float" office:value="633559" calcext:value-type="float">
            <text:p>633559</text:p>
          </table:table-cell>
          <table:table-cell table:style-name="ce18" office:value-type="float" office:value="433135.6" calcext:value-type="float">
            <text:p>433135.60 </text:p>
          </table:table-cell>
          <table:table-cell table:style-name="ce18" office:value-type="float" office:value="80723.2" calcext:value-type="float">
            <text:p>80723.20 </text:p>
          </table:table-cell>
          <table:table-cell table:style-name="ce18" office:value-type="float" office:value="59701.8" calcext:value-type="float">
            <text:p>59701.80 </text:p>
          </table:table-cell>
          <table:table-cell table:style-name="ce23" office:value-type="float" office:value="71871.8" calcext:value-type="float">
            <text:p>71871.80 </text:p>
          </table:table-cell>
          <table:table-cell table:style-name="ce26" table:formula="of:=([.E19]-[.F19])/[.E19]" office:value-type="percentage" office:value="0.260413363196702" calcext:value-type="percentage">
            <text:p>26.04%</text:p>
          </table:table-cell>
          <table:table-cell table:style-name="ce27" table:formula="of:=([.G19]-[.F19])/[.G19]" office:value-type="percentage" office:value="0.169329277964375" calcext:value-type="percentage">
            <text:p>16.9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30K</text:p>
          </table:table-cell>
          <table:table-cell table:style-name="ce9" office:value-type="float" office:value="29391" calcext:value-type="float">
            <text:p>29391</text:p>
          </table:table-cell>
          <table:table-cell table:style-name="ce14" office:value-type="float" office:value="1994478" calcext:value-type="float">
            <text:p>1994478</text:p>
          </table:table-cell>
          <table:table-cell table:style-name="ce18" office:value-type="float" office:value="1056340" calcext:value-type="float">
            <text:p>1056340.00 </text:p>
          </table:table-cell>
          <table:table-cell table:style-name="ce18" office:value-type="float" office:value="223985.8" calcext:value-type="float">
            <text:p>223985.80 </text:p>
          </table:table-cell>
          <table:table-cell table:style-name="ce18" office:value-type="float" office:value="144462" calcext:value-type="float">
            <text:p>144462.00 </text:p>
          </table:table-cell>
          <table:table-cell table:style-name="ce23" office:value-type="float" office:value="253748.6" calcext:value-type="float">
            <text:p>253748.60 </text:p>
          </table:table-cell>
          <table:table-cell table:style-name="ce26" table:formula="of:=([.E20]-[.F20])/[.E20]" office:value-type="percentage" office:value="0.355039471252195" calcext:value-type="percentage">
            <text:p>35.50%</text:p>
          </table:table-cell>
          <table:table-cell table:style-name="ce27" table:formula="of:=([.G20]-[.F20])/[.G20]" office:value-type="percentage" office:value="0.430688484586713" calcext:value-type="percentage">
            <text:p>43.0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1K</text:p>
          </table:table-cell>
          <table:table-cell table:style-name="ce9" office:value-type="float" office:value="991" calcext:value-type="float">
            <text:p>991</text:p>
          </table:table-cell>
          <table:table-cell table:style-name="ce14" office:value-type="float" office:value="2800" calcext:value-type="float">
            <text:p>2800</text:p>
          </table:table-cell>
          <table:table-cell table:style-name="ce18" office:value-type="float" office:value="1016.8" calcext:value-type="float">
            <text:p>1016.80 </text:p>
          </table:table-cell>
          <table:table-cell table:style-name="ce18" office:value-type="float" office:value="716.2" calcext:value-type="float">
            <text:p>716.20 </text:p>
          </table:table-cell>
          <table:table-cell table:style-name="ce18" office:value-type="float" office:value="510.6" calcext:value-type="float">
            <text:p>510.60 </text:p>
          </table:table-cell>
          <table:table-cell table:style-name="ce23" office:value-type="float" office:value="918.8" calcext:value-type="float">
            <text:p>918.80 </text:p>
          </table:table-cell>
          <table:table-cell table:style-name="ce26" table:formula="of:=([.E21]-[.F21])/[.E21]" office:value-type="percentage" office:value="0.287070650656241" calcext:value-type="percentage">
            <text:p>28.71%</text:p>
          </table:table-cell>
          <table:table-cell table:style-name="ce27" table:formula="of:=([.G21]-[.F21])/[.G21]" office:value-type="percentage" office:value="0.444275141488899" calcext:value-type="percentage">
            <text:p>44.4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5K</text:p>
          </table:table-cell>
          <table:table-cell table:style-name="ce9" office:value-type="float" office:value="4817" calcext:value-type="float">
            <text:p>4817</text:p>
          </table:table-cell>
          <table:table-cell table:style-name="ce14" office:value-type="float" office:value="51692" calcext:value-type="float">
            <text:p>51692</text:p>
          </table:table-cell>
          <table:table-cell table:style-name="ce18" office:value-type="float" office:value="26459" calcext:value-type="float">
            <text:p>26459.00 </text:p>
          </table:table-cell>
          <table:table-cell table:style-name="ce18" office:value-type="float" office:value="7830.2" calcext:value-type="float">
            <text:p>7830.20 </text:p>
          </table:table-cell>
          <table:table-cell table:style-name="ce18" office:value-type="float" office:value="5316.4" calcext:value-type="float">
            <text:p>5316.40 </text:p>
          </table:table-cell>
          <table:table-cell table:style-name="ce23" office:value-type="float" office:value="7993.2" calcext:value-type="float">
            <text:p>7993.20 </text:p>
          </table:table-cell>
          <table:table-cell table:style-name="ce26" table:formula="of:=([.E22]-[.F22])/[.E22]" office:value-type="percentage" office:value="0.32103905391944" calcext:value-type="percentage">
            <text:p>32.10%</text:p>
          </table:table-cell>
          <table:table-cell table:style-name="ce27" table:formula="of:=([.G22]-[.F22])/[.G22]" office:value-type="percentage" office:value="0.334884651954161" calcext:value-type="percentage">
            <text:p>33.4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10K</text:p>
          </table:table-cell>
          <table:table-cell table:style-name="ce9" office:value-type="float" office:value="9595" calcext:value-type="float">
            <text:p>9595</text:p>
          </table:table-cell>
          <table:table-cell table:style-name="ce14" office:value-type="float" office:value="143121" calcext:value-type="float">
            <text:p>143121</text:p>
          </table:table-cell>
          <table:table-cell table:style-name="ce18" office:value-type="float" office:value="104337.2" calcext:value-type="float">
            <text:p>104337.20 </text:p>
          </table:table-cell>
          <table:table-cell table:style-name="ce18" office:value-type="float" office:value="25826.6" calcext:value-type="float">
            <text:p>25826.60 </text:p>
          </table:table-cell>
          <table:table-cell table:style-name="ce18" office:value-type="float" office:value="16830" calcext:value-type="float">
            <text:p>16830.00 </text:p>
          </table:table-cell>
          <table:table-cell table:style-name="ce23" office:value-type="float" office:value="22955.4" calcext:value-type="float">
            <text:p>22955.40 </text:p>
          </table:table-cell>
          <table:table-cell table:style-name="ce26" table:formula="of:=([.E23]-[.F23])/[.E23]" office:value-type="percentage" office:value="0.348346278642949" calcext:value-type="percentage">
            <text:p>34.83%</text:p>
          </table:table-cell>
          <table:table-cell table:style-name="ce27" table:formula="of:=([.G23]-[.F23])/[.G23]" office:value-type="percentage" office:value="0.266839175096056" calcext:value-type="percentage">
            <text:p>26.6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15K</text:p>
          </table:table-cell>
          <table:table-cell table:style-name="ce9" office:value-type="float" office:value="14195" calcext:value-type="float">
            <text:p>14195</text:p>
          </table:table-cell>
          <table:table-cell table:style-name="ce14" office:value-type="float" office:value="264255" calcext:value-type="float">
            <text:p>264255</text:p>
          </table:table-cell>
          <table:table-cell table:style-name="ce18" office:value-type="float" office:value="231446.4" calcext:value-type="float">
            <text:p>231446.40 </text:p>
          </table:table-cell>
          <table:table-cell table:style-name="ce18" office:value-type="float" office:value="46880.4" calcext:value-type="float">
            <text:p>46880.40 </text:p>
          </table:table-cell>
          <table:table-cell table:style-name="ce18" office:value-type="float" office:value="34630.2" calcext:value-type="float">
            <text:p>34630.20 </text:p>
          </table:table-cell>
          <table:table-cell table:style-name="ce23" office:value-type="float" office:value="36194" calcext:value-type="float">
            <text:p>36194.00 </text:p>
          </table:table-cell>
          <table:table-cell table:style-name="ce26" table:formula="of:=([.E24]-[.F24])/[.E24]" office:value-type="percentage" office:value="0.261307497376302" calcext:value-type="percentage">
            <text:p>26.13%</text:p>
          </table:table-cell>
          <table:table-cell table:style-name="ce27" table:formula="of:=([.G24]-[.F24])/[.G24]" office:value-type="percentage" office:value="0.0432060562524176" calcext:value-type="percentage">
            <text:p>4.3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20K</text:p>
          </table:table-cell>
          <table:table-cell table:style-name="ce9" office:value-type="float" office:value="19221" calcext:value-type="float">
            <text:p>19221</text:p>
          </table:table-cell>
          <table:table-cell table:style-name="ce14" office:value-type="float" office:value="499618" calcext:value-type="float">
            <text:p>499618</text:p>
          </table:table-cell>
          <table:table-cell table:style-name="ce18" office:value-type="float" office:value="423686.8" calcext:value-type="float">
            <text:p>423686.80 </text:p>
          </table:table-cell>
          <table:table-cell table:style-name="ce18" office:value-type="float" office:value="76288.2" calcext:value-type="float">
            <text:p>76288.20 </text:p>
          </table:table-cell>
          <table:table-cell table:style-name="ce18" office:value-type="float" office:value="56860.2" calcext:value-type="float">
            <text:p>56860.20 </text:p>
          </table:table-cell>
          <table:table-cell table:style-name="ce23" office:value-type="float" office:value="67217.2" calcext:value-type="float">
            <text:p>67217.20 </text:p>
          </table:table-cell>
          <table:table-cell table:style-name="ce26" table:formula="of:=([.E25]-[.F25])/[.E25]" office:value-type="percentage" office:value="0.254665859202341" calcext:value-type="percentage">
            <text:p>25.47%</text:p>
          </table:table-cell>
          <table:table-cell table:style-name="ce27" table:formula="of:=([.G25]-[.F25])/[.G25]" office:value-type="percentage" office:value="0.154082586004773" calcext:value-type="percentage">
            <text:p>15.4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30K</text:p>
          </table:table-cell>
          <table:table-cell table:style-name="ce9" office:value-type="float" office:value="29261" calcext:value-type="float">
            <text:p>29261</text:p>
          </table:table-cell>
          <table:table-cell table:style-name="ce14" office:value-type="float" office:value="1068197" calcext:value-type="float">
            <text:p>1068197</text:p>
          </table:table-cell>
          <table:table-cell table:style-name="ce18" office:value-type="float" office:value="962774.4" calcext:value-type="float">
            <text:p>962774.40 </text:p>
          </table:table-cell>
          <table:table-cell table:style-name="ce18" office:value-type="float" office:value="196824.6" calcext:value-type="float">
            <text:p>196824.60 </text:p>
          </table:table-cell>
          <table:table-cell table:style-name="ce18" office:value-type="float" office:value="127019.2" calcext:value-type="float">
            <text:p>127019.20 </text:p>
          </table:table-cell>
          <table:table-cell table:style-name="ce23" office:value-type="float" office:value="152188.6" calcext:value-type="float">
            <text:p>152188.60 </text:p>
          </table:table-cell>
          <table:table-cell table:style-name="ce26" table:formula="of:=([.E26]-[.F26])/[.E26]" office:value-type="percentage" office:value="0.354657903534416" calcext:value-type="percentage">
            <text:p>35.47%</text:p>
          </table:table-cell>
          <table:table-cell table:style-name="ce27" table:formula="of:=([.G26]-[.F26])/[.G26]" office:value-type="percentage" office:value="0.165382952468188" calcext:value-type="percentage">
            <text:p>16.5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1K</text:p>
          </table:table-cell>
          <table:table-cell table:style-name="ce9" office:value-type="float" office:value="852" calcext:value-type="float">
            <text:p>852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458.8" calcext:value-type="float">
            <text:p>458.80 </text:p>
          </table:table-cell>
          <table:table-cell table:style-name="ce18" office:value-type="float" office:value="330.2" calcext:value-type="float">
            <text:p>330.20 </text:p>
          </table:table-cell>
          <table:table-cell table:style-name="ce18" office:value-type="float" office:value="295.8" calcext:value-type="float">
            <text:p>295.80 </text:p>
          </table:table-cell>
          <table:table-cell table:style-name="ce23" office:value-type="float" office:value="320.2" calcext:value-type="float">
            <text:p>320.20 </text:p>
          </table:table-cell>
          <table:table-cell table:style-name="ce26" table:formula="of:=([.E27]-[.F27])/[.E27]" office:value-type="percentage" office:value="0.104179285281647" calcext:value-type="percentage">
            <text:p>10.42%</text:p>
          </table:table-cell>
          <table:table-cell table:style-name="ce27" table:formula="of:=([.G27]-[.F27])/[.G27]" office:value-type="percentage" office:value="0.0762023735165521" calcext:value-type="percentage">
            <text:p>7.6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5K</text:p>
          </table:table-cell>
          <table:table-cell table:style-name="ce9" office:value-type="float" office:value="2836" calcext:value-type="float">
            <text:p>2836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float" office:value="5677.4" calcext:value-type="float">
            <text:p>5677.40 </text:p>
          </table:table-cell>
          <table:table-cell table:style-name="ce18" office:value-type="float" office:value="1333.6" calcext:value-type="float">
            <text:p>1333.60 </text:p>
          </table:table-cell>
          <table:table-cell table:style-name="ce18" office:value-type="float" office:value="1271.4" calcext:value-type="float">
            <text:p>1271.40 </text:p>
          </table:table-cell>
          <table:table-cell table:style-name="ce23" office:value-type="float" office:value="575.6" calcext:value-type="float">
            <text:p>575.60 </text:p>
          </table:table-cell>
          <table:table-cell table:style-name="ce26" table:formula="of:=([.E28]-[.F28])/[.E28]" office:value-type="percentage" office:value="0.0466406718656267" calcext:value-type="percentage">
            <text:p>4.66%</text:p>
          </table:table-cell>
          <table:table-cell table:style-name="ce27" table:formula="of:=([.G28]-[.F28])/[.G28]" office:value-type="percentage" office:value="-1.2088255733148" calcext:value-type="percentage">
            <text:p>-120.8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10K</text:p>
          </table:table-cell>
          <table:table-cell table:style-name="ce9" office:value-type="float" office:value="6998" calcext:value-type="float">
            <text:p>6998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39615.4" calcext:value-type="float">
            <text:p>39615.40 </text:p>
          </table:table-cell>
          <table:table-cell table:style-name="ce18" office:value-type="float" office:value="9142.2" calcext:value-type="float">
            <text:p>9142.20 </text:p>
          </table:table-cell>
          <table:table-cell table:style-name="ce18" office:value-type="float" office:value="6328" calcext:value-type="float">
            <text:p>6328.00 </text:p>
          </table:table-cell>
          <table:table-cell table:style-name="ce23" office:value-type="float" office:value="4292.8" calcext:value-type="float">
            <text:p>4292.80 </text:p>
          </table:table-cell>
          <table:table-cell table:style-name="ce26" table:formula="of:=([.E29]-[.F29])/[.E29]" office:value-type="percentage" office:value="0.307825249939839" calcext:value-type="percentage">
            <text:p>30.78%</text:p>
          </table:table-cell>
          <table:table-cell table:style-name="ce27" table:formula="of:=([.G29]-[.F29])/[.G29]" office:value-type="percentage" office:value="-0.47409616101379" calcext:value-type="percentage">
            <text:p>-47.4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15K</text:p>
          </table:table-cell>
          <table:table-cell table:style-name="ce9" office:value-type="float" office:value="8762" calcext:value-type="float">
            <text:p>8762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63268.2" calcext:value-type="float">
            <text:p>63268.20 </text:p>
          </table:table-cell>
          <table:table-cell table:style-name="ce18" office:value-type="float" office:value="17518.6" calcext:value-type="float">
            <text:p>17518.60 </text:p>
          </table:table-cell>
          <table:table-cell table:style-name="ce18" office:value-type="float" office:value="10196.2" calcext:value-type="float">
            <text:p>10196.20 </text:p>
          </table:table-cell>
          <table:table-cell table:style-name="ce23" office:value-type="float" office:value="2807.6" calcext:value-type="float">
            <text:p>2807.60 </text:p>
          </table:table-cell>
          <table:table-cell table:style-name="ce26" table:formula="of:=([.E30]-[.F30])/[.E30]" office:value-type="percentage" office:value="0.417978605596338" calcext:value-type="percentage">
            <text:p>41.80%</text:p>
          </table:table-cell>
          <table:table-cell table:style-name="ce27" table:formula="of:=([.G30]-[.F30])/[.G30]" office:value-type="percentage" office:value="-2.63164268414304" calcext:value-type="percentage">
            <text:p>-263.1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20K</text:p>
          </table:table-cell>
          <table:table-cell table:style-name="ce9" office:value-type="float" office:value="13585" calcext:value-type="float">
            <text:p>13585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154080.8" calcext:value-type="float">
            <text:p>154080.80 </text:p>
          </table:table-cell>
          <table:table-cell table:style-name="ce18" office:value-type="float" office:value="37176.6" calcext:value-type="float">
            <text:p>37176.60 </text:p>
          </table:table-cell>
          <table:table-cell table:style-name="ce18" office:value-type="float" office:value="22914.4" calcext:value-type="float">
            <text:p>22914.40 </text:p>
          </table:table-cell>
          <table:table-cell table:style-name="ce23" office:value-type="float" office:value="8736.4" calcext:value-type="float">
            <text:p>8736.40 </text:p>
          </table:table-cell>
          <table:table-cell table:style-name="ce26" table:formula="of:=([.E31]-[.F31])/[.E31]" office:value-type="percentage" office:value="0.383633791148195" calcext:value-type="percentage">
            <text:p>38.36%</text:p>
          </table:table-cell>
          <table:table-cell table:style-name="ce27" table:formula="of:=([.G31]-[.F31])/[.G31]" office:value-type="percentage" office:value="-1.62286525342246" calcext:value-type="percentage">
            <text:p>-162.2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30K</text:p>
          </table:table-cell>
          <table:table-cell table:style-name="ce9" office:value-type="float" office:value="20613" calcext:value-type="float">
            <text:p>20613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float" office:value="357507.8" calcext:value-type="float">
            <text:p>357507.80 </text:p>
          </table:table-cell>
          <table:table-cell table:style-name="ce18" office:value-type="float" office:value="73688.4" calcext:value-type="float">
            <text:p>73688.40 </text:p>
          </table:table-cell>
          <table:table-cell table:style-name="ce18" office:value-type="float" office:value="44216.8" calcext:value-type="float">
            <text:p>44216.80 </text:p>
          </table:table-cell>
          <table:table-cell table:style-name="ce23" office:value-type="float" office:value="13029.8" calcext:value-type="float">
            <text:p>13029.80 </text:p>
          </table:table-cell>
          <table:table-cell table:style-name="ce26" table:formula="of:=([.E32]-[.F32])/[.E32]" office:value-type="percentage" office:value="0.399948974329745" calcext:value-type="percentage">
            <text:p>39.99%</text:p>
          </table:table-cell>
          <table:table-cell table:style-name="ce27" table:formula="of:=([.G32]-[.F32])/[.G32]" office:value-type="percentage" office:value="-2.39351333097975" calcext:value-type="percentage">
            <text:p>-239.3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1K</text:p>
          </table:table-cell>
          <table:table-cell table:style-name="ce9" office:value-type="float" office:value="847" calcext:value-type="float">
            <text:p>847</text:p>
          </table:table-cell>
          <table:table-cell table:style-name="ce14" office:value-type="float" office:value="19310" calcext:value-type="float">
            <text:p>19310</text:p>
          </table:table-cell>
          <table:table-cell table:style-name="ce18" office:value-type="float" office:value="990.8" calcext:value-type="float">
            <text:p>990.80 </text:p>
          </table:table-cell>
          <table:table-cell table:style-name="ce18" office:value-type="float" office:value="1320.4" calcext:value-type="float">
            <text:p>1320.40 </text:p>
          </table:table-cell>
          <table:table-cell table:style-name="ce18" office:value-type="float" office:value="1352.2" calcext:value-type="float">
            <text:p>1352.20 </text:p>
          </table:table-cell>
          <table:table-cell table:style-name="ce23" office:value-type="float" office:value="664" calcext:value-type="float">
            <text:p>664.00 </text:p>
          </table:table-cell>
          <table:table-cell table:style-name="ce26" table:formula="of:=([.E33]-[.F33])/[.E33]" office:value-type="percentage" office:value="-0.0240836110269615" calcext:value-type="percentage">
            <text:p>-2.41%</text:p>
          </table:table-cell>
          <table:table-cell table:style-name="ce27" table:formula="of:=([.G33]-[.F33])/[.G33]" office:value-type="percentage" office:value="-1.03644578313253" calcext:value-type="percentage">
            <text:p>-103.6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5K</text:p>
          </table:table-cell>
          <table:table-cell table:style-name="ce9" office:value-type="float" office:value="4718" calcext:value-type="float">
            <text:p>4718</text:p>
          </table:table-cell>
          <table:table-cell table:style-name="ce14" office:value-type="float" office:value="654908" calcext:value-type="float">
            <text:p>654908</text:p>
          </table:table-cell>
          <table:table-cell table:style-name="ce18" office:value-type="float" office:value="29160.8" calcext:value-type="float">
            <text:p>29160.80 </text:p>
          </table:table-cell>
          <table:table-cell table:style-name="ce18" office:value-type="float" office:value="21372.6" calcext:value-type="float">
            <text:p>21372.60 </text:p>
          </table:table-cell>
          <table:table-cell table:style-name="ce18" office:value-type="float" office:value="10848.8" calcext:value-type="float">
            <text:p>10848.80 </text:p>
          </table:table-cell>
          <table:table-cell table:style-name="ce23" office:value-type="float" office:value="35709.4" calcext:value-type="float">
            <text:p>35709.40 </text:p>
          </table:table-cell>
          <table:table-cell table:style-name="ce26" table:formula="of:=([.E34]-[.F34])/[.E34]" office:value-type="percentage" office:value="0.492396807126882" calcext:value-type="percentage">
            <text:p>49.24%</text:p>
          </table:table-cell>
          <table:table-cell table:style-name="ce27" table:formula="of:=([.G34]-[.F34])/[.G34]" office:value-type="percentage" office:value="0.696192039070945" calcext:value-type="percentage">
            <text:p>69.6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10K</text:p>
          </table:table-cell>
          <table:table-cell table:style-name="ce9" office:value-type="float" office:value="9307" calcext:value-type="float">
            <text:p>9307</text:p>
          </table:table-cell>
          <table:table-cell table:style-name="ce14" office:value-type="float" office:value="2507088" calcext:value-type="float">
            <text:p>2507088</text:p>
          </table:table-cell>
          <table:table-cell table:style-name="ce18" office:value-type="float" office:value="113997.2" calcext:value-type="float">
            <text:p>113997.20 </text:p>
          </table:table-cell>
          <table:table-cell table:style-name="ce18" office:value-type="float" office:value="65706.2" calcext:value-type="float">
            <text:p>65706.20 </text:p>
          </table:table-cell>
          <table:table-cell table:style-name="ce18" office:value-type="float" office:value="32156" calcext:value-type="float">
            <text:p>32156.00 </text:p>
          </table:table-cell>
          <table:table-cell table:style-name="ce23" office:value-type="float" office:value="176457.4" calcext:value-type="float">
            <text:p>176457.40 </text:p>
          </table:table-cell>
          <table:table-cell table:style-name="ce26" table:formula="of:=([.E35]-[.F35])/[.E35]" office:value-type="percentage" office:value="0.51060934888945" calcext:value-type="percentage">
            <text:p>51.06%</text:p>
          </table:table-cell>
          <table:table-cell table:style-name="ce27" table:formula="of:=([.G35]-[.F35])/[.G35]" office:value-type="percentage" office:value="0.817769047940183" calcext:value-type="percentage">
            <text:p>81.7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15K</text:p>
          </table:table-cell>
          <table:table-cell table:style-name="ce9" office:value-type="float" office:value="13979" calcext:value-type="float">
            <text:p>13979</text:p>
          </table:table-cell>
          <table:table-cell table:style-name="ce14" office:value-type="float" office:value="5983709" calcext:value-type="float">
            <text:p>5983709</text:p>
          </table:table-cell>
          <table:table-cell table:style-name="ce18" office:value-type="float" office:value="259923.8" calcext:value-type="float">
            <text:p>259923.80 </text:p>
          </table:table-cell>
          <table:table-cell table:style-name="ce18" office:value-type="float" office:value="133812.4" calcext:value-type="float">
            <text:p>133812.40 </text:p>
          </table:table-cell>
          <table:table-cell table:style-name="ce18" office:value-type="float" office:value="68220.8" calcext:value-type="float">
            <text:p>68220.80 </text:p>
          </table:table-cell>
          <table:table-cell table:style-name="ce23" office:value-type="float" office:value="427858.6" calcext:value-type="float">
            <text:p>427858.60 </text:p>
          </table:table-cell>
          <table:table-cell table:style-name="ce26" table:formula="of:=([.E36]-[.F36])/[.E36]" office:value-type="percentage" office:value="0.490175798356505" calcext:value-type="percentage">
            <text:p>49.02%</text:p>
          </table:table-cell>
          <table:table-cell table:style-name="ce27" table:formula="of:=([.G36]-[.F36])/[.G36]" office:value-type="percentage" office:value="0.840552930337266" calcext:value-type="percentage">
            <text:p>84.0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20K</text:p>
          </table:table-cell>
          <table:table-cell table:style-name="ce9" office:value-type="float" office:value="18643" calcext:value-type="float">
            <text:p>18643</text:p>
          </table:table-cell>
          <table:table-cell table:style-name="ce14" office:value-type="float" office:value="10635055" calcext:value-type="float">
            <text:p>10635055</text:p>
          </table:table-cell>
          <table:table-cell table:style-name="ce18" office:value-type="float" office:value="460088.2" calcext:value-type="float">
            <text:p>460088.20 </text:p>
          </table:table-cell>
          <table:table-cell table:style-name="ce18" office:value-type="float" office:value="216494.8" calcext:value-type="float">
            <text:p>216494.80 </text:p>
          </table:table-cell>
          <table:table-cell table:style-name="ce18" office:value-type="float" office:value="109527.8" calcext:value-type="float">
            <text:p>109527.80 </text:p>
          </table:table-cell>
          <table:table-cell table:style-name="ce23" office:value-type="float" office:value="771443.2" calcext:value-type="float">
            <text:p>771443.20 </text:p>
          </table:table-cell>
          <table:table-cell table:style-name="ce26" table:formula="of:=([.E37]-[.F37])/[.E37]" office:value-type="percentage" office:value="0.494085770189399" calcext:value-type="percentage">
            <text:p>49.41%</text:p>
          </table:table-cell>
          <table:table-cell table:style-name="ce27" table:formula="of:=([.G37]-[.F37])/[.G37]" office:value-type="percentage" office:value="0.858022210838076" calcext:value-type="percentage">
            <text:p>85.8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30K</text:p>
          </table:table-cell>
          <table:table-cell table:style-name="ce9" office:value-type="float" office:value="27750" calcext:value-type="float">
            <text:p>27750</text:p>
          </table:table-cell>
          <table:table-cell table:style-name="ce14" office:value-type="float" office:value="23405114" calcext:value-type="float">
            <text:p>23405114</text:p>
          </table:table-cell>
          <table:table-cell table:style-name="ce18" office:value-type="float" office:value="1019398" calcext:value-type="float">
            <text:p>1019398.00 </text:p>
          </table:table-cell>
          <table:table-cell table:style-name="ce18" office:value-type="float" office:value="473006.6" calcext:value-type="float">
            <text:p>473006.60 </text:p>
          </table:table-cell>
          <table:table-cell table:style-name="ce18" office:value-type="float" office:value="248626.6" calcext:value-type="float">
            <text:p>248626.60 </text:p>
          </table:table-cell>
          <table:table-cell table:style-name="ce23" office:value-type="float" office:value="1843785" calcext:value-type="float">
            <text:p>1843785.00 </text:p>
          </table:table-cell>
          <table:table-cell table:style-name="ce26" table:formula="of:=([.E38]-[.F38])/[.E38]" office:value-type="percentage" office:value="0.474369702240941" calcext:value-type="percentage">
            <text:p>47.44%</text:p>
          </table:table-cell>
          <table:table-cell table:style-name="ce27" table:formula="of:=([.G38]-[.F38])/[.G38]" office:value-type="percentage" office:value="0.865154234360297" calcext:value-type="percentage">
            <text:p>86.5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1K</text:p>
          </table:table-cell>
          <table:table-cell table:style-name="ce9" office:value-type="float" office:value="960" calcext:value-type="float">
            <text:p>960</text:p>
          </table:table-cell>
          <table:table-cell table:style-name="ce14" office:value-type="float" office:value="46444" calcext:value-type="float">
            <text:p>46444</text:p>
          </table:table-cell>
          <table:table-cell table:style-name="ce18" office:value-type="float" office:value="848.4" calcext:value-type="float">
            <text:p>848.40 </text:p>
          </table:table-cell>
          <table:table-cell table:style-name="ce18" office:value-type="float" office:value="758.8" calcext:value-type="float">
            <text:p>758.80 </text:p>
          </table:table-cell>
          <table:table-cell table:style-name="ce18" office:value-type="float" office:value="603.4" calcext:value-type="float">
            <text:p>603.40 </text:p>
          </table:table-cell>
          <table:table-cell table:style-name="ce23" office:value-type="float" office:value="842.6" calcext:value-type="float">
            <text:p>842.60 </text:p>
          </table:table-cell>
          <table:table-cell table:style-name="ce26" table:formula="of:=([.E39]-[.F39])/[.E39]" office:value-type="percentage" office:value="0.20479704797048" calcext:value-type="percentage">
            <text:p>20.48%</text:p>
          </table:table-cell>
          <table:table-cell table:style-name="ce27" table:formula="of:=([.G39]-[.F39])/[.G39]" office:value-type="percentage" office:value="0.283883218609067" calcext:value-type="percentage">
            <text:p>28.3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5K</text:p>
          </table:table-cell>
          <table:table-cell table:style-name="ce9" office:value-type="float" office:value="4830" calcext:value-type="float">
            <text:p>4830</text:p>
          </table:table-cell>
          <table:table-cell table:style-name="ce14" office:value-type="float" office:value="1051217" calcext:value-type="float">
            <text:p>1051217</text:p>
          </table:table-cell>
          <table:table-cell table:style-name="ce18" office:value-type="float" office:value="22354.4" calcext:value-type="float">
            <text:p>22354.40 </text:p>
          </table:table-cell>
          <table:table-cell table:style-name="ce18" office:value-type="float" office:value="9888.8" calcext:value-type="float">
            <text:p>9888.80 </text:p>
          </table:table-cell>
          <table:table-cell table:style-name="ce18" office:value-type="float" office:value="6264.4" calcext:value-type="float">
            <text:p>6264.40 </text:p>
          </table:table-cell>
          <table:table-cell table:style-name="ce23" office:value-type="float" office:value="16911.4" calcext:value-type="float">
            <text:p>16911.40 </text:p>
          </table:table-cell>
          <table:table-cell table:style-name="ce26" table:formula="of:=([.E40]-[.F40])/[.E40]" office:value-type="percentage" office:value="0.366515654073295" calcext:value-type="percentage">
            <text:p>36.65%</text:p>
          </table:table-cell>
          <table:table-cell table:style-name="ce27" table:formula="of:=([.G40]-[.F40])/[.G40]" office:value-type="percentage" office:value="0.62957531605899" calcext:value-type="percentage">
            <text:p>62.9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10K</text:p>
          </table:table-cell>
          <table:table-cell table:style-name="ce9" office:value-type="float" office:value="9595" calcext:value-type="float">
            <text:p>9595</text:p>
          </table:table-cell>
          <table:table-cell table:style-name="ce14" office:value-type="float" office:value="4277515" calcext:value-type="float">
            <text:p>4277515</text:p>
          </table:table-cell>
          <table:table-cell table:style-name="ce18" office:value-type="float" office:value="91721.8" calcext:value-type="float">
            <text:p>91721.80 </text:p>
          </table:table-cell>
          <table:table-cell table:style-name="ce18" office:value-type="float" office:value="32421.2" calcext:value-type="float">
            <text:p>32421.20 </text:p>
          </table:table-cell>
          <table:table-cell table:style-name="ce18" office:value-type="float" office:value="21773" calcext:value-type="float">
            <text:p>21773.00 </text:p>
          </table:table-cell>
          <table:table-cell table:style-name="ce23" office:value-type="float" office:value="72984.8" calcext:value-type="float">
            <text:p>72984.80 </text:p>
          </table:table-cell>
          <table:table-cell table:style-name="ce26" table:formula="of:=([.E41]-[.F41])/[.E41]" office:value-type="percentage" office:value="0.328433247381343" calcext:value-type="percentage">
            <text:p>32.84%</text:p>
          </table:table-cell>
          <table:table-cell table:style-name="ce27" table:formula="of:=([.G41]-[.F41])/[.G41]" office:value-type="percentage" office:value="0.701677609584461" calcext:value-type="percentage">
            <text:p>70.1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15K</text:p>
          </table:table-cell>
          <table:table-cell table:style-name="ce9" office:value-type="float" office:value="14483" calcext:value-type="float">
            <text:p>14483</text:p>
          </table:table-cell>
          <table:table-cell table:style-name="ce14" office:value-type="float" office:value="9378356" calcext:value-type="float">
            <text:p>9378356</text:p>
          </table:table-cell>
          <table:table-cell table:style-name="ce18" office:value-type="float" office:value="210122.8" calcext:value-type="float">
            <text:p>210122.80 </text:p>
          </table:table-cell>
          <table:table-cell table:style-name="ce18" office:value-type="float" office:value="62738" calcext:value-type="float">
            <text:p>62738.00 </text:p>
          </table:table-cell>
          <table:table-cell table:style-name="ce18" office:value-type="float" office:value="43899.2" calcext:value-type="float">
            <text:p>43899.20 </text:p>
          </table:table-cell>
          <table:table-cell table:style-name="ce23" office:value-type="float" office:value="166063.2" calcext:value-type="float">
            <text:p>166063.20 </text:p>
          </table:table-cell>
          <table:table-cell table:style-name="ce26" table:formula="of:=([.E42]-[.F42])/[.E42]" office:value-type="percentage" office:value="0.300277343874526" calcext:value-type="percentage">
            <text:p>30.03%</text:p>
          </table:table-cell>
          <table:table-cell table:style-name="ce27" table:formula="of:=([.G42]-[.F42])/[.G42]" office:value-type="percentage" office:value="0.735647632949383" calcext:value-type="percentage">
            <text:p>73.5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20K</text:p>
          </table:table-cell>
          <table:table-cell table:style-name="ce9" office:value-type="float" office:value="19254" calcext:value-type="float">
            <text:p>19254</text:p>
          </table:table-cell>
          <table:table-cell table:style-name="ce14" office:value-type="float" office:value="17511226" calcext:value-type="float">
            <text:p>17511226</text:p>
          </table:table-cell>
          <table:table-cell table:style-name="ce18" office:value-type="float" office:value="373252.4" calcext:value-type="float">
            <text:p>373252.40 </text:p>
          </table:table-cell>
          <table:table-cell table:style-name="ce18" office:value-type="float" office:value="105435.4" calcext:value-type="float">
            <text:p>105435.40 </text:p>
          </table:table-cell>
          <table:table-cell table:style-name="ce18" office:value-type="float" office:value="78069.8" calcext:value-type="float">
            <text:p>78069.80 </text:p>
          </table:table-cell>
          <table:table-cell table:style-name="ce23" office:value-type="float" office:value="325378.6" calcext:value-type="float">
            <text:p>325378.60 </text:p>
          </table:table-cell>
          <table:table-cell table:style-name="ce26" table:formula="of:=([.E43]-[.F43])/[.E43]" office:value-type="percentage" office:value="0.25954850078816" calcext:value-type="percentage">
            <text:p>25.95%</text:p>
          </table:table-cell>
          <table:table-cell table:style-name="ce27" table:formula="of:=([.G43]-[.F43])/[.G43]" office:value-type="percentage" office:value="0.76006473689419" calcext:value-type="percentage">
            <text:p>76.0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30K</text:p>
          </table:table-cell>
          <table:table-cell table:style-name="ce9" office:value-type="float" office:value="28899" calcext:value-type="float">
            <text:p>28899</text:p>
          </table:table-cell>
          <table:table-cell table:style-name="ce14" office:value-type="float" office:value="38191926" calcext:value-type="float">
            <text:p>38191926</text:p>
          </table:table-cell>
          <table:table-cell table:style-name="ce18" office:value-type="float" office:value="830711.4" calcext:value-type="float">
            <text:p>830711.40 </text:p>
          </table:table-cell>
          <table:table-cell table:style-name="ce18" office:value-type="float" office:value="259325.2" calcext:value-type="float">
            <text:p>259325.20 </text:p>
          </table:table-cell>
          <table:table-cell table:style-name="ce18" office:value-type="float" office:value="166619.6" calcext:value-type="float">
            <text:p>166619.60 </text:p>
          </table:table-cell>
          <table:table-cell table:style-name="ce23" office:value-type="float" office:value="821422" calcext:value-type="float">
            <text:p>821422.00 </text:p>
          </table:table-cell>
          <table:table-cell table:style-name="ce26" table:formula="of:=([.E44]-[.F44])/[.E44]" office:value-type="percentage" office:value="0.357487818384021" calcext:value-type="percentage">
            <text:p>35.75%</text:p>
          </table:table-cell>
          <table:table-cell table:style-name="ce27" table:formula="of:=([.G44]-[.F44])/[.G44]" office:value-type="percentage" office:value="0.797157125083088" calcext:value-type="percentage">
            <text:p>79.7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1K</text:p>
          </table:table-cell>
          <table:table-cell table:style-name="ce9" office:value-type="float" office:value="782" calcext:value-type="float">
            <text:p>782</text:p>
          </table:table-cell>
          <table:table-cell table:style-name="ce14" office:value-type="float" office:value="23773" calcext:value-type="float">
            <text:p>23773</text:p>
          </table:table-cell>
          <table:table-cell table:style-name="ce18" office:value-type="float" office:value="801" calcext:value-type="float">
            <text:p>801.00 </text:p>
          </table:table-cell>
          <table:table-cell table:style-name="ce18" office:value-type="float" office:value="1349.4" calcext:value-type="float">
            <text:p>1349.40 </text:p>
          </table:table-cell>
          <table:table-cell table:style-name="ce18" office:value-type="float" office:value="1192.4" calcext:value-type="float">
            <text:p>1192.40 </text:p>
          </table:table-cell>
          <table:table-cell table:style-name="ce23" office:value-type="float" office:value="591.6" calcext:value-type="float">
            <text:p>591.60 </text:p>
          </table:table-cell>
          <table:table-cell table:style-name="ce26" table:formula="of:=([.E45]-[.F45])/[.E45]" office:value-type="percentage" office:value="0.116348006521417" calcext:value-type="percentage">
            <text:p>11.63%</text:p>
          </table:table-cell>
          <table:table-cell table:style-name="ce27" table:formula="of:=([.G45]-[.F45])/[.G45]" office:value-type="percentage" office:value="-1.01555104800541" calcext:value-type="percentage">
            <text:p>-101.5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5K</text:p>
          </table:table-cell>
          <table:table-cell table:style-name="ce9" office:value-type="float" office:value="4602" calcext:value-type="float">
            <text:p>4602</text:p>
          </table:table-cell>
          <table:table-cell table:style-name="ce14" office:value-type="float" office:value="731522" calcext:value-type="float">
            <text:p>731522</text:p>
          </table:table-cell>
          <table:table-cell table:style-name="ce18" office:value-type="float" office:value="28323" calcext:value-type="float">
            <text:p>28323.00 </text:p>
          </table:table-cell>
          <table:table-cell table:style-name="ce18" office:value-type="float" office:value="23141" calcext:value-type="float">
            <text:p>23141.00 </text:p>
          </table:table-cell>
          <table:table-cell table:style-name="ce18" office:value-type="float" office:value="10300.4" calcext:value-type="float">
            <text:p>10300.40 </text:p>
          </table:table-cell>
          <table:table-cell table:style-name="ce23" office:value-type="float" office:value="34423.2" calcext:value-type="float">
            <text:p>34423.20 </text:p>
          </table:table-cell>
          <table:table-cell table:style-name="ce26" table:formula="of:=([.E46]-[.F46])/[.E46]" office:value-type="percentage" office:value="0.554885268570935" calcext:value-type="percentage">
            <text:p>55.49%</text:p>
          </table:table-cell>
          <table:table-cell table:style-name="ce27" table:formula="of:=([.G46]-[.F46])/[.G46]" office:value-type="percentage" office:value="0.700771572660299" calcext:value-type="percentage">
            <text:p>70.0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10K</text:p>
          </table:table-cell>
          <table:table-cell table:style-name="ce9" office:value-type="float" office:value="9017" calcext:value-type="float">
            <text:p>9017</text:p>
          </table:table-cell>
          <table:table-cell table:style-name="ce14" office:value-type="float" office:value="2969508" calcext:value-type="float">
            <text:p>2969508</text:p>
          </table:table-cell>
          <table:table-cell table:style-name="ce18" office:value-type="float" office:value="110671.6" calcext:value-type="float">
            <text:p>110671.60 </text:p>
          </table:table-cell>
          <table:table-cell table:style-name="ce18" office:value-type="float" office:value="73918.6" calcext:value-type="float">
            <text:p>73918.60 </text:p>
          </table:table-cell>
          <table:table-cell table:style-name="ce18" office:value-type="float" office:value="29755" calcext:value-type="float">
            <text:p>29755.00 </text:p>
          </table:table-cell>
          <table:table-cell table:style-name="ce23" office:value-type="float" office:value="161832.2" calcext:value-type="float">
            <text:p>161832.20 </text:p>
          </table:table-cell>
          <table:table-cell table:style-name="ce26" table:formula="of:=([.E47]-[.F47])/[.E47]" office:value-type="percentage" office:value="0.597462614281115" calcext:value-type="percentage">
            <text:p>59.75%</text:p>
          </table:table-cell>
          <table:table-cell table:style-name="ce27" table:formula="of:=([.G47]-[.F47])/[.G47]" office:value-type="percentage" office:value="0.81613671444867" calcext:value-type="percentage">
            <text:p>81.6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15K</text:p>
          </table:table-cell>
          <table:table-cell table:style-name="ce9" office:value-type="float" office:value="13407" calcext:value-type="float">
            <text:p>13407</text:p>
          </table:table-cell>
          <table:table-cell table:style-name="ce14" office:value-type="float" office:value="6735943" calcext:value-type="float">
            <text:p>6735943</text:p>
          </table:table-cell>
          <table:table-cell table:style-name="ce18" office:value-type="float" office:value="247452.6" calcext:value-type="float">
            <text:p>247452.60 </text:p>
          </table:table-cell>
          <table:table-cell table:style-name="ce18" office:value-type="float" office:value="140783.8" calcext:value-type="float">
            <text:p>140783.80 </text:p>
          </table:table-cell>
          <table:table-cell table:style-name="ce18" office:value-type="float" office:value="58895.4" calcext:value-type="float">
            <text:p>58895.40 </text:p>
          </table:table-cell>
          <table:table-cell table:style-name="ce23" office:value-type="float" office:value="385479.6" calcext:value-type="float">
            <text:p>385479.60 </text:p>
          </table:table-cell>
          <table:table-cell table:style-name="ce26" table:formula="of:=([.E48]-[.F48])/[.E48]" office:value-type="percentage" office:value="0.581660674026415" calcext:value-type="percentage">
            <text:p>58.17%</text:p>
          </table:table-cell>
          <table:table-cell table:style-name="ce27" table:formula="of:=([.G48]-[.F48])/[.G48]" office:value-type="percentage" office:value="0.847215261196701" calcext:value-type="percentage">
            <text:p>84.7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20K</text:p>
          </table:table-cell>
          <table:table-cell table:style-name="ce9" office:value-type="float" office:value="17743" calcext:value-type="float">
            <text:p>17743</text:p>
          </table:table-cell>
          <table:table-cell table:style-name="ce14" office:value-type="float" office:value="10910459" calcext:value-type="float">
            <text:p>10910459</text:p>
          </table:table-cell>
          <table:table-cell table:style-name="ce18" office:value-type="float" office:value="430694.8" calcext:value-type="float">
            <text:p>430694.80 </text:p>
          </table:table-cell>
          <table:table-cell table:style-name="ce18" office:value-type="float" office:value="228466.8" calcext:value-type="float">
            <text:p>228466.80 </text:p>
          </table:table-cell>
          <table:table-cell table:style-name="ce18" office:value-type="float" office:value="103419" calcext:value-type="float">
            <text:p>103419.00 </text:p>
          </table:table-cell>
          <table:table-cell table:style-name="ce23" office:value-type="float" office:value="697802.6" calcext:value-type="float">
            <text:p>697802.60 </text:p>
          </table:table-cell>
          <table:table-cell table:style-name="ce26" table:formula="of:=([.E49]-[.F49])/[.E49]" office:value-type="percentage" office:value="0.547334667444023" calcext:value-type="percentage">
            <text:p>54.73%</text:p>
          </table:table-cell>
          <table:table-cell table:style-name="ce27" table:formula="of:=([.G49]-[.F49])/[.G49]" office:value-type="percentage" office:value="0.851793329517546" calcext:value-type="percentage">
            <text:p>85.1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30K</text:p>
          </table:table-cell>
          <table:table-cell table:style-name="ce9" office:value-type="float" office:value="26585" calcext:value-type="float">
            <text:p>26585</text:p>
          </table:table-cell>
          <table:table-cell table:style-name="ce14" office:value-type="float" office:value="25175553" calcext:value-type="float">
            <text:p>25175553</text:p>
          </table:table-cell>
          <table:table-cell table:style-name="ce18" office:value-type="float" office:value="967917.2" calcext:value-type="float">
            <text:p>967917.20 </text:p>
          </table:table-cell>
          <table:table-cell table:style-name="ce18" office:value-type="float" office:value="479303.8" calcext:value-type="float">
            <text:p>479303.80 </text:p>
          </table:table-cell>
          <table:table-cell table:style-name="ce18" office:value-type="float" office:value="201423.6" calcext:value-type="float">
            <text:p>201423.60 </text:p>
          </table:table-cell>
          <table:table-cell table:style-name="ce23" office:value-type="float" office:value="1701372.2" calcext:value-type="float">
            <text:p>1701372.20 </text:p>
          </table:table-cell>
          <table:table-cell table:style-name="ce26" table:formula="of:=([.E50]-[.F50])/[.E50]" office:value-type="percentage" office:value="0.5797579739614" calcext:value-type="percentage">
            <text:p>57.98%</text:p>
          </table:table-cell>
          <table:table-cell table:style-name="ce27" table:formula="of:=([.G50]-[.F50])/[.G50]" office:value-type="percentage" office:value="0.881611090154171" calcext:value-type="percentage">
            <text:p>88.1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1K</text:p>
          </table:table-cell>
          <table:table-cell table:style-name="ce9" office:value-type="float" office:value="857" calcext:value-type="float">
            <text:p>857</text:p>
          </table:table-cell>
          <table:table-cell table:style-name="ce14" office:value-type="float" office:value="10621" calcext:value-type="float">
            <text:p>10621</text:p>
          </table:table-cell>
          <table:table-cell table:style-name="ce18" office:value-type="float" office:value="1198.6" calcext:value-type="float">
            <text:p>1198.60 </text:p>
          </table:table-cell>
          <table:table-cell table:style-name="ce18" office:value-type="float" office:value="1284.4" calcext:value-type="float">
            <text:p>1284.40 </text:p>
          </table:table-cell>
          <table:table-cell table:style-name="ce18" office:value-type="float" office:value="1123.2" calcext:value-type="float">
            <text:p>1123.20 </text:p>
          </table:table-cell>
          <table:table-cell table:style-name="ce23" office:value-type="float" office:value="500" calcext:value-type="float">
            <text:p>500.00 </text:p>
          </table:table-cell>
          <table:table-cell table:style-name="ce26" table:formula="of:=([.E51]-[.F51])/[.E51]" office:value-type="percentage" office:value="0.125506072874494" calcext:value-type="percentage">
            <text:p>12.55%</text:p>
          </table:table-cell>
          <table:table-cell table:style-name="ce27" table:formula="of:=([.G51]-[.F51])/[.G51]" office:value-type="percentage" office:value="-1.2464" calcext:value-type="percentage">
            <text:p>-124.6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5K</text:p>
          </table:table-cell>
          <table:table-cell table:style-name="ce9" office:value-type="float" office:value="4533" calcext:value-type="float">
            <text:p>4533</text:p>
          </table:table-cell>
          <table:table-cell table:style-name="ce14" office:value-type="float" office:value="398600" calcext:value-type="float">
            <text:p>398600</text:p>
          </table:table-cell>
          <table:table-cell table:style-name="ce18" office:value-type="float" office:value="33248.2" calcext:value-type="float">
            <text:p>33248.20 </text:p>
          </table:table-cell>
          <table:table-cell table:style-name="ce18" office:value-type="float" office:value="19428.4" calcext:value-type="float">
            <text:p>19428.40 </text:p>
          </table:table-cell>
          <table:table-cell table:style-name="ce18" office:value-type="float" office:value="9042" calcext:value-type="float">
            <text:p>9042.00 </text:p>
          </table:table-cell>
          <table:table-cell table:style-name="ce23" office:value-type="float" office:value="27139.2" calcext:value-type="float">
            <text:p>27139.20 </text:p>
          </table:table-cell>
          <table:table-cell table:style-name="ce26" table:formula="of:=([.E52]-[.F52])/[.E52]" office:value-type="percentage" office:value="0.5345988346956" calcext:value-type="percentage">
            <text:p>53.46%</text:p>
          </table:table-cell>
          <table:table-cell table:style-name="ce27" table:formula="of:=([.G52]-[.F52])/[.G52]" office:value-type="percentage" office:value="0.666828793774319" calcext:value-type="percentage">
            <text:p>66.6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10K</text:p>
          </table:table-cell>
          <table:table-cell table:style-name="ce9" office:value-type="float" office:value="8782" calcext:value-type="float">
            <text:p>8782</text:p>
          </table:table-cell>
          <table:table-cell table:style-name="ce14" office:value-type="float" office:value="1522348" calcext:value-type="float">
            <text:p>1522348</text:p>
          </table:table-cell>
          <table:table-cell table:style-name="ce18" office:value-type="float" office:value="124899.6" calcext:value-type="float">
            <text:p>124899.60 </text:p>
          </table:table-cell>
          <table:table-cell table:style-name="ce18" office:value-type="float" office:value="54245" calcext:value-type="float">
            <text:p>54245.00 </text:p>
          </table:table-cell>
          <table:table-cell table:style-name="ce18" office:value-type="float" office:value="25455.6" calcext:value-type="float">
            <text:p>25455.60 </text:p>
          </table:table-cell>
          <table:table-cell table:style-name="ce23" office:value-type="float" office:value="117999.4" calcext:value-type="float">
            <text:p>117999.40 </text:p>
          </table:table-cell>
          <table:table-cell table:style-name="ce26" table:formula="of:=([.E53]-[.F53])/[.E53]" office:value-type="percentage" office:value="0.530729099456171" calcext:value-type="percentage">
            <text:p>53.07%</text:p>
          </table:table-cell>
          <table:table-cell table:style-name="ce27" table:formula="of:=([.G53]-[.F53])/[.G53]" office:value-type="percentage" office:value="0.784273479356675" calcext:value-type="percentage">
            <text:p>78.4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15K</text:p>
          </table:table-cell>
          <table:table-cell table:style-name="ce9" office:value-type="float" office:value="13096" calcext:value-type="float">
            <text:p>13096</text:p>
          </table:table-cell>
          <table:table-cell table:style-name="ce14" office:value-type="float" office:value="3599268" calcext:value-type="float">
            <text:p>3599268</text:p>
          </table:table-cell>
          <table:table-cell table:style-name="ce18" office:value-type="float" office:value="275481.8" calcext:value-type="float">
            <text:p>275481.80 </text:p>
          </table:table-cell>
          <table:table-cell table:style-name="ce18" office:value-type="float" office:value="104400.4" calcext:value-type="float">
            <text:p>104400.40 </text:p>
          </table:table-cell>
          <table:table-cell table:style-name="ce18" office:value-type="float" office:value="54206.8" calcext:value-type="float">
            <text:p>54206.80 </text:p>
          </table:table-cell>
          <table:table-cell table:style-name="ce23" office:value-type="float" office:value="267444.4" calcext:value-type="float">
            <text:p>267444.40 </text:p>
          </table:table-cell>
          <table:table-cell table:style-name="ce26" table:formula="of:=([.E54]-[.F54])/[.E54]" office:value-type="percentage" office:value="0.480779767127329" calcext:value-type="percentage">
            <text:p>48.08%</text:p>
          </table:table-cell>
          <table:table-cell table:style-name="ce27" table:formula="of:=([.G54]-[.F54])/[.G54]" office:value-type="percentage" office:value="0.797315628968115" calcext:value-type="percentage">
            <text:p>79.7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20K</text:p>
          </table:table-cell>
          <table:table-cell table:style-name="ce9" office:value-type="float" office:value="17333" calcext:value-type="float">
            <text:p>17333</text:p>
          </table:table-cell>
          <table:table-cell table:style-name="ce14" office:value-type="float" office:value="6178706" calcext:value-type="float">
            <text:p>6178706</text:p>
          </table:table-cell>
          <table:table-cell table:style-name="ce18" office:value-type="float" office:value="480478.6" calcext:value-type="float">
            <text:p>480478.60 </text:p>
          </table:table-cell>
          <table:table-cell table:style-name="ce18" office:value-type="float" office:value="174906.6" calcext:value-type="float">
            <text:p>174906.60 </text:p>
          </table:table-cell>
          <table:table-cell table:style-name="ce18" office:value-type="float" office:value="85704.4" calcext:value-type="float">
            <text:p>85704.40 </text:p>
          </table:table-cell>
          <table:table-cell table:style-name="ce23" office:value-type="float" office:value="475101.4" calcext:value-type="float">
            <text:p>475101.40 </text:p>
          </table:table-cell>
          <table:table-cell table:style-name="ce26" table:formula="of:=([.E55]-[.F55])/[.E55]" office:value-type="percentage" office:value="0.509999050922035" calcext:value-type="percentage">
            <text:p>51.00%</text:p>
          </table:table-cell>
          <table:table-cell table:style-name="ce27" table:formula="of:=([.G55]-[.F55])/[.G55]" office:value-type="percentage" office:value="0.819608193114144" calcext:value-type="percentage">
            <text:p>81.9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30K</text:p>
          </table:table-cell>
          <table:table-cell table:style-name="ce9" office:value-type="float" office:value="25791" calcext:value-type="float">
            <text:p>25791</text:p>
          </table:table-cell>
          <table:table-cell table:style-name="ce14" office:value-type="float" office:value="13756268" calcext:value-type="float">
            <text:p>13756268</text:p>
          </table:table-cell>
          <table:table-cell table:style-name="ce18" office:value-type="float" office:value="1060624" calcext:value-type="float">
            <text:p>1060624.00 </text:p>
          </table:table-cell>
          <table:table-cell table:style-name="ce18" office:value-type="float" office:value="393005.6" calcext:value-type="float">
            <text:p>393005.60 </text:p>
          </table:table-cell>
          <table:table-cell table:style-name="ce18" office:value-type="float" office:value="180989.6" calcext:value-type="float">
            <text:p>180989.60 </text:p>
          </table:table-cell>
          <table:table-cell table:style-name="ce23" office:value-type="float" office:value="1036581.4" calcext:value-type="float">
            <text:p>1036581.40 </text:p>
          </table:table-cell>
          <table:table-cell table:style-name="ce26" table:formula="of:=([.E56]-[.F56])/[.E56]" office:value-type="percentage" office:value="0.539473228880199" calcext:value-type="percentage">
            <text:p>53.95%</text:p>
          </table:table-cell>
          <table:table-cell table:style-name="ce27" table:formula="of:=([.G56]-[.F56])/[.G56]" office:value-type="percentage" office:value="0.825397600227054" calcext:value-type="percentage">
            <text:p>82.5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1K</text:p>
          </table:table-cell>
          <table:table-cell table:style-name="ce9" office:value-type="float" office:value="874" calcext:value-type="float">
            <text:p>874</text:p>
          </table:table-cell>
          <table:table-cell table:style-name="ce14" office:value-type="float" office:value="38305" calcext:value-type="float">
            <text:p>38305</text:p>
          </table:table-cell>
          <table:table-cell table:style-name="ce18" office:value-type="float" office:value="1176" calcext:value-type="float">
            <text:p>1176.00 </text:p>
          </table:table-cell>
          <table:table-cell table:style-name="ce18" office:value-type="float" office:value="1411.6" calcext:value-type="float">
            <text:p>1411.60 </text:p>
          </table:table-cell>
          <table:table-cell table:style-name="ce18" office:value-type="float" office:value="1363.6" calcext:value-type="float">
            <text:p>1363.60 </text:p>
          </table:table-cell>
          <table:table-cell table:style-name="ce23" office:value-type="float" office:value="1160.6" calcext:value-type="float">
            <text:p>1160.60 </text:p>
          </table:table-cell>
          <table:table-cell table:style-name="ce26" table:formula="of:=([.E57]-[.F57])/[.E57]" office:value-type="percentage" office:value="0.0340039671294984" calcext:value-type="percentage">
            <text:p>3.40%</text:p>
          </table:table-cell>
          <table:table-cell table:style-name="ce27" table:formula="of:=([.G57]-[.F57])/[.G57]" office:value-type="percentage" office:value="-0.174909529553679" calcext:value-type="percentage">
            <text:p>-17.4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5K</text:p>
          </table:table-cell>
          <table:table-cell table:style-name="ce9" office:value-type="float" office:value="4483" calcext:value-type="float">
            <text:p>4483</text:p>
          </table:table-cell>
          <table:table-cell table:style-name="ce14" office:value-type="float" office:value="960833" calcext:value-type="float">
            <text:p>960833</text:p>
          </table:table-cell>
          <table:table-cell table:style-name="ce18" office:value-type="float" office:value="27587.4" calcext:value-type="float">
            <text:p>27587.40 </text:p>
          </table:table-cell>
          <table:table-cell table:style-name="ce18" office:value-type="float" office:value="20917" calcext:value-type="float">
            <text:p>20917.00 </text:p>
          </table:table-cell>
          <table:table-cell table:style-name="ce18" office:value-type="float" office:value="10627.8" calcext:value-type="float">
            <text:p>10627.80 </text:p>
          </table:table-cell>
          <table:table-cell table:style-name="ce23" office:value-type="float" office:value="37881.8" calcext:value-type="float">
            <text:p>37881.80 </text:p>
          </table:table-cell>
          <table:table-cell table:style-name="ce26" table:formula="of:=([.E58]-[.F58])/[.E58]" office:value-type="percentage" office:value="0.491906105081991" calcext:value-type="percentage">
            <text:p>49.19%</text:p>
          </table:table-cell>
          <table:table-cell table:style-name="ce27" table:formula="of:=([.G58]-[.F58])/[.G58]" office:value-type="percentage" office:value="0.71944838946407" calcext:value-type="percentage">
            <text:p>71.9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10K</text:p>
          </table:table-cell>
          <table:table-cell table:style-name="ce9" office:value-type="float" office:value="8835" calcext:value-type="float">
            <text:p>8835</text:p>
          </table:table-cell>
          <table:table-cell table:style-name="ce14" office:value-type="float" office:value="3860687" calcext:value-type="float">
            <text:p>3860687</text:p>
          </table:table-cell>
          <table:table-cell table:style-name="ce18" office:value-type="float" office:value="107343.2" calcext:value-type="float">
            <text:p>107343.20 </text:p>
          </table:table-cell>
          <table:table-cell table:style-name="ce18" office:value-type="float" office:value="62322.6" calcext:value-type="float">
            <text:p>62322.60 </text:p>
          </table:table-cell>
          <table:table-cell table:style-name="ce18" office:value-type="float" office:value="28373" calcext:value-type="float">
            <text:p>28373.00 </text:p>
          </table:table-cell>
          <table:table-cell table:style-name="ce23" office:value-type="float" office:value="168898.8" calcext:value-type="float">
            <text:p>168898.80 </text:p>
          </table:table-cell>
          <table:table-cell table:style-name="ce26" table:formula="of:=([.E59]-[.F59])/[.E59]" office:value-type="percentage" office:value="0.544739789418285" calcext:value-type="percentage">
            <text:p>54.47%</text:p>
          </table:table-cell>
          <table:table-cell table:style-name="ce27" table:formula="of:=([.G59]-[.F59])/[.G59]" office:value-type="percentage" office:value="0.832011831937231" calcext:value-type="percentage">
            <text:p>83.2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15K</text:p>
          </table:table-cell>
          <table:table-cell table:style-name="ce9" office:value-type="float" office:value="13131" calcext:value-type="float">
            <text:p>13131</text:p>
          </table:table-cell>
          <table:table-cell table:style-name="ce14" office:value-type="float" office:value="8681549" calcext:value-type="float">
            <text:p>8681549</text:p>
          </table:table-cell>
          <table:table-cell table:style-name="ce18" office:value-type="float" office:value="236123.8" calcext:value-type="float">
            <text:p>236123.80 </text:p>
          </table:table-cell>
          <table:table-cell table:style-name="ce18" office:value-type="float" office:value="135682" calcext:value-type="float">
            <text:p>135682.00 </text:p>
          </table:table-cell>
          <table:table-cell table:style-name="ce18" office:value-type="float" office:value="60619.8" calcext:value-type="float">
            <text:p>60619.80 </text:p>
          </table:table-cell>
          <table:table-cell table:style-name="ce23" office:value-type="float" office:value="395194.6" calcext:value-type="float">
            <text:p>395194.60 </text:p>
          </table:table-cell>
          <table:table-cell table:style-name="ce26" table:formula="of:=([.E60]-[.F60])/[.E60]" office:value-type="percentage" office:value="0.553221503220766" calcext:value-type="percentage">
            <text:p>55.32%</text:p>
          </table:table-cell>
          <table:table-cell table:style-name="ce27" table:formula="of:=([.G60]-[.F60])/[.G60]" office:value-type="percentage" office:value="0.846607721866645" calcext:value-type="percentage">
            <text:p>84.6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20K</text:p>
          </table:table-cell>
          <table:table-cell table:style-name="ce9" office:value-type="float" office:value="17470" calcext:value-type="float">
            <text:p>17470</text:p>
          </table:table-cell>
          <table:table-cell table:style-name="ce14" office:value-type="float" office:value="15042712" calcext:value-type="float">
            <text:p>15042712</text:p>
          </table:table-cell>
          <table:table-cell table:style-name="ce18" office:value-type="float" office:value="418428.6" calcext:value-type="float">
            <text:p>418428.60 </text:p>
          </table:table-cell>
          <table:table-cell table:style-name="ce18" office:value-type="float" office:value="211098" calcext:value-type="float">
            <text:p>211098.00 </text:p>
          </table:table-cell>
          <table:table-cell table:style-name="ce18" office:value-type="float" office:value="98805.6" calcext:value-type="float">
            <text:p>98805.60 </text:p>
          </table:table-cell>
          <table:table-cell table:style-name="ce23" office:value-type="float" office:value="721742.4" calcext:value-type="float">
            <text:p>721742.40 </text:p>
          </table:table-cell>
          <table:table-cell table:style-name="ce26" table:formula="of:=([.E61]-[.F61])/[.E61]" office:value-type="percentage" office:value="0.531944404968309" calcext:value-type="percentage">
            <text:p>53.19%</text:p>
          </table:table-cell>
          <table:table-cell table:style-name="ce27" table:formula="of:=([.G61]-[.F61])/[.G61]" office:value-type="percentage" office:value="0.863101294866423" calcext:value-type="percentage">
            <text:p>86.3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30K</text:p>
          </table:table-cell>
          <table:table-cell table:style-name="ce9" office:value-type="float" office:value="25966" calcext:value-type="float">
            <text:p>25966</text:p>
          </table:table-cell>
          <table:table-cell table:style-name="ce14" office:value-type="float" office:value="33029736" calcext:value-type="float">
            <text:p>33029736</text:p>
          </table:table-cell>
          <table:table-cell table:style-name="ce18" office:value-type="float" office:value="918732.2" calcext:value-type="float">
            <text:p>918732.20 </text:p>
          </table:table-cell>
          <table:table-cell table:style-name="ce18" office:value-type="float" office:value="432300.2" calcext:value-type="float">
            <text:p>432300.20 </text:p>
          </table:table-cell>
          <table:table-cell table:style-name="ce18" office:value-type="float" office:value="203552" calcext:value-type="float">
            <text:p>203552.00 </text:p>
          </table:table-cell>
          <table:table-cell table:style-name="ce23" office:value-type="float" office:value="1657899" calcext:value-type="float">
            <text:p>1657899.00 </text:p>
          </table:table-cell>
          <table:table-cell table:style-name="ce26" table:formula="of:=([.E62]-[.F62])/[.E62]" office:value-type="percentage" office:value="0.529142017514681" calcext:value-type="percentage">
            <text:p>52.91%</text:p>
          </table:table-cell>
          <table:table-cell table:style-name="ce27" table:formula="of:=([.G62]-[.F62])/[.G62]" office:value-type="percentage" office:value="0.877222918887097" calcext:value-type="percentage">
            <text:p>87.7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1K</text:p>
          </table:table-cell>
          <table:table-cell table:style-name="ce9" office:value-type="float" office:value="977" calcext:value-type="float">
            <text:p>977</text:p>
          </table:table-cell>
          <table:table-cell table:style-name="ce14" office:value-type="float" office:value="6195" calcext:value-type="float">
            <text:p>6195</text:p>
          </table:table-cell>
          <table:table-cell table:style-name="ce18" office:value-type="float" office:value="1114.4" calcext:value-type="float">
            <text:p>1114.40 </text:p>
          </table:table-cell>
          <table:table-cell table:style-name="ce18" office:value-type="float" office:value="749" calcext:value-type="float">
            <text:p>749.00 </text:p>
          </table:table-cell>
          <table:table-cell table:style-name="ce18" office:value-type="float" office:value="610.2" calcext:value-type="float">
            <text:p>610.20 </text:p>
          </table:table-cell>
          <table:table-cell table:style-name="ce23" office:value-type="float" office:value="905.6" calcext:value-type="float">
            <text:p>905.60 </text:p>
          </table:table-cell>
          <table:table-cell table:style-name="ce26" table:formula="of:=([.E63]-[.F63])/[.E63]" office:value-type="percentage" office:value="0.185313751668892" calcext:value-type="percentage">
            <text:p>18.53%</text:p>
          </table:table-cell>
          <table:table-cell table:style-name="ce27" table:formula="of:=([.G63]-[.F63])/[.G63]" office:value-type="percentage" office:value="0.3261925795053" calcext:value-type="percentage">
            <text:p>32.6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5K</text:p>
          </table:table-cell>
          <table:table-cell table:style-name="ce9" office:value-type="float" office:value="4718" calcext:value-type="float">
            <text:p>4718</text:p>
          </table:table-cell>
          <table:table-cell table:style-name="ce14" office:value-type="float" office:value="101420" calcext:value-type="float">
            <text:p>101420</text:p>
          </table:table-cell>
          <table:table-cell table:style-name="ce18" office:value-type="float" office:value="27335" calcext:value-type="float">
            <text:p>27335.00 </text:p>
          </table:table-cell>
          <table:table-cell table:style-name="ce18" office:value-type="float" office:value="8963.4" calcext:value-type="float">
            <text:p>8963.40 </text:p>
          </table:table-cell>
          <table:table-cell table:style-name="ce18" office:value-type="float" office:value="5887.8" calcext:value-type="float">
            <text:p>5887.80 </text:p>
          </table:table-cell>
          <table:table-cell table:style-name="ce23" office:value-type="float" office:value="8412.4" calcext:value-type="float">
            <text:p>8412.40 </text:p>
          </table:table-cell>
          <table:table-cell table:style-name="ce26" table:formula="of:=([.E64]-[.F64])/[.E64]" office:value-type="percentage" office:value="0.343128723475467" calcext:value-type="percentage">
            <text:p>34.31%</text:p>
          </table:table-cell>
          <table:table-cell table:style-name="ce27" table:formula="of:=([.G64]-[.F64])/[.G64]" office:value-type="percentage" office:value="0.30010460748419" calcext:value-type="percentage">
            <text:p>30.0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10K</text:p>
          </table:table-cell>
          <table:table-cell table:style-name="ce9" office:value-type="float" office:value="9544" calcext:value-type="float">
            <text:p>9544</text:p>
          </table:table-cell>
          <table:table-cell table:style-name="ce14" office:value-type="float" office:value="428115" calcext:value-type="float">
            <text:p>428115</text:p>
          </table:table-cell>
          <table:table-cell table:style-name="ce18" office:value-type="float" office:value="115254.8" calcext:value-type="float">
            <text:p>115254.80 </text:p>
          </table:table-cell>
          <table:table-cell table:style-name="ce18" office:value-type="float" office:value="29979.2" calcext:value-type="float">
            <text:p>29979.20 </text:p>
          </table:table-cell>
          <table:table-cell table:style-name="ce18" office:value-type="float" office:value="20131.4" calcext:value-type="float">
            <text:p>20131.40 </text:p>
          </table:table-cell>
          <table:table-cell table:style-name="ce23" office:value-type="float" office:value="29728.2" calcext:value-type="float">
            <text:p>29728.20 </text:p>
          </table:table-cell>
          <table:table-cell table:style-name="ce26" table:formula="of:=([.E65]-[.F65])/[.E65]" office:value-type="percentage" office:value="0.328487751507712" calcext:value-type="percentage">
            <text:p>32.85%</text:p>
          </table:table-cell>
          <table:table-cell table:style-name="ce27" table:formula="of:=([.G65]-[.F65])/[.G65]" office:value-type="percentage" office:value="0.322818065002254" calcext:value-type="percentage">
            <text:p>32.2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15K</text:p>
          </table:table-cell>
          <table:table-cell table:style-name="ce9" office:value-type="float" office:value="14512" calcext:value-type="float">
            <text:p>14512</text:p>
          </table:table-cell>
          <table:table-cell table:style-name="ce14" office:value-type="float" office:value="962085" calcext:value-type="float">
            <text:p>962085</text:p>
          </table:table-cell>
          <table:table-cell table:style-name="ce18" office:value-type="float" office:value="259593.4" calcext:value-type="float">
            <text:p>259593.40 </text:p>
          </table:table-cell>
          <table:table-cell table:style-name="ce18" office:value-type="float" office:value="59435.8" calcext:value-type="float">
            <text:p>59435.80 </text:p>
          </table:table-cell>
          <table:table-cell table:style-name="ce18" office:value-type="float" office:value="42671.8" calcext:value-type="float">
            <text:p>42671.80 </text:p>
          </table:table-cell>
          <table:table-cell table:style-name="ce23" office:value-type="float" office:value="62088.8" calcext:value-type="float">
            <text:p>62088.80 </text:p>
          </table:table-cell>
          <table:table-cell table:style-name="ce26" table:formula="of:=([.E66]-[.F66])/[.E66]" office:value-type="percentage" office:value="0.282052231146885" calcext:value-type="percentage">
            <text:p>28.21%</text:p>
          </table:table-cell>
          <table:table-cell table:style-name="ce27" table:formula="of:=([.G66]-[.F66])/[.G66]" office:value-type="percentage" office:value="0.31272950999214" calcext:value-type="percentage">
            <text:p>31.2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20K</text:p>
          </table:table-cell>
          <table:table-cell table:style-name="ce9" office:value-type="float" office:value="19477" calcext:value-type="float">
            <text:p>19477</text:p>
          </table:table-cell>
          <table:table-cell table:style-name="ce14" office:value-type="float" office:value="1827968" calcext:value-type="float">
            <text:p>1827968</text:p>
          </table:table-cell>
          <table:table-cell table:style-name="ce18" office:value-type="float" office:value="458571.6" calcext:value-type="float">
            <text:p>458571.60 </text:p>
          </table:table-cell>
          <table:table-cell table:style-name="ce18" office:value-type="float" office:value="93992.2" calcext:value-type="float">
            <text:p>93992.20 </text:p>
          </table:table-cell>
          <table:table-cell table:style-name="ce18" office:value-type="float" office:value="72269.8" calcext:value-type="float">
            <text:p>72269.80 </text:p>
          </table:table-cell>
          <table:table-cell table:style-name="ce23" office:value-type="float" office:value="113817.6" calcext:value-type="float">
            <text:p>113817.60 </text:p>
          </table:table-cell>
          <table:table-cell table:style-name="ce26" table:formula="of:=([.E67]-[.F67])/[.E67]" office:value-type="percentage" office:value="0.231108538793644" calcext:value-type="percentage">
            <text:p>23.11%</text:p>
          </table:table-cell>
          <table:table-cell table:style-name="ce27" table:formula="of:=([.G67]-[.F67])/[.G67]" office:value-type="percentage" office:value="0.365038447480882" calcext:value-type="percentage">
            <text:p>36.5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30K</text:p>
          </table:table-cell>
          <table:table-cell table:style-name="ce9" office:value-type="float" office:value="29684" calcext:value-type="float">
            <text:p>29684</text:p>
          </table:table-cell>
          <table:table-cell table:style-name="ce14" office:value-type="float" office:value="4359977" calcext:value-type="float">
            <text:p>4359977</text:p>
          </table:table-cell>
          <table:table-cell table:style-name="ce18" office:value-type="float" office:value="1055594" calcext:value-type="float">
            <text:p>1055594.00 </text:p>
          </table:table-cell>
          <table:table-cell table:style-name="ce18" office:value-type="float" office:value="252467.2" calcext:value-type="float">
            <text:p>252467.20 </text:p>
          </table:table-cell>
          <table:table-cell table:style-name="ce18" office:value-type="float" office:value="170277.8" calcext:value-type="float">
            <text:p>170277.80 </text:p>
          </table:table-cell>
          <table:table-cell table:style-name="ce23" office:value-type="float" office:value="323884.8" calcext:value-type="float">
            <text:p>323884.80 </text:p>
          </table:table-cell>
          <table:table-cell table:style-name="ce26" table:formula="of:=([.E68]-[.F68])/[.E68]" office:value-type="percentage" office:value="0.325544862857433" calcext:value-type="percentage">
            <text:p>32.55%</text:p>
          </table:table-cell>
          <table:table-cell table:style-name="ce27" table:formula="of:=([.G68]-[.F68])/[.G68]" office:value-type="percentage" office:value="0.47426430632126" calcext:value-type="percentage">
            <text:p>47.4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1K</text:p>
          </table:table-cell>
          <table:table-cell table:style-name="ce9" office:value-type="float" office:value="695" calcext:value-type="float">
            <text:p>695</text:p>
          </table:table-cell>
          <table:table-cell table:style-name="ce14" office:value-type="float" office:value="15794" calcext:value-type="float">
            <text:p>15794</text:p>
          </table:table-cell>
          <table:table-cell table:style-name="ce18" office:value-type="float" office:value="486.6" calcext:value-type="float">
            <text:p>486.60 </text:p>
          </table:table-cell>
          <table:table-cell table:style-name="ce18" office:value-type="float" office:value="681.6" calcext:value-type="float">
            <text:p>681.60 </text:p>
          </table:table-cell>
          <table:table-cell table:style-name="ce18" office:value-type="float" office:value="670" calcext:value-type="float">
            <text:p>670.00 </text:p>
          </table:table-cell>
          <table:table-cell table:style-name="ce23" office:value-type="float" office:value="289" calcext:value-type="float">
            <text:p>289.00 </text:p>
          </table:table-cell>
          <table:table-cell table:style-name="ce26" table:formula="of:=([.E69]-[.F69])/[.E69]" office:value-type="percentage" office:value="0.017018779342723" calcext:value-type="percentage">
            <text:p>1.70%</text:p>
          </table:table-cell>
          <table:table-cell table:style-name="ce27" table:formula="of:=([.G69]-[.F69])/[.G69]" office:value-type="percentage" office:value="-1.31833910034602" calcext:value-type="percentage">
            <text:p>-131.8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5K</text:p>
          </table:table-cell>
          <table:table-cell table:style-name="ce9" office:value-type="float" office:value="5000" calcext:value-type="float">
            <text:p>5000</text:p>
          </table:table-cell>
          <table:table-cell table:style-name="ce14" office:value-type="float" office:value="778401" calcext:value-type="float">
            <text:p>778401</text:p>
          </table:table-cell>
          <table:table-cell table:style-name="ce18" office:value-type="float" office:value="26801.6" calcext:value-type="float">
            <text:p>26801.60 </text:p>
          </table:table-cell>
          <table:table-cell table:style-name="ce18" office:value-type="float" office:value="21450.8" calcext:value-type="float">
            <text:p>21450.80 </text:p>
          </table:table-cell>
          <table:table-cell table:style-name="ce18" office:value-type="float" office:value="9187.4" calcext:value-type="float">
            <text:p>9187.40 </text:p>
          </table:table-cell>
          <table:table-cell table:style-name="ce23" office:value-type="float" office:value="25997.6" calcext:value-type="float">
            <text:p>25997.60 </text:p>
          </table:table-cell>
          <table:table-cell table:style-name="ce26" table:formula="of:=([.E70]-[.F70])/[.E70]" office:value-type="percentage" office:value="0.571698957614634" calcext:value-type="percentage">
            <text:p>57.17%</text:p>
          </table:table-cell>
          <table:table-cell table:style-name="ce27" table:formula="of:=([.G70]-[.F70])/[.G70]" office:value-type="percentage" office:value="0.646605840539127" calcext:value-type="percentage">
            <text:p>64.6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10K</text:p>
          </table:table-cell>
          <table:table-cell table:style-name="ce9" office:value-type="float" office:value="10000" calcext:value-type="float">
            <text:p>10000</text:p>
          </table:table-cell>
          <table:table-cell table:style-name="ce14" office:value-type="float" office:value="3008668" calcext:value-type="float">
            <text:p>3008668</text:p>
          </table:table-cell>
          <table:table-cell table:style-name="ce18" office:value-type="float" office:value="109773.6" calcext:value-type="float">
            <text:p>109773.60 </text:p>
          </table:table-cell>
          <table:table-cell table:style-name="ce18" office:value-type="float" office:value="67479" calcext:value-type="float">
            <text:p>67479.00 </text:p>
          </table:table-cell>
          <table:table-cell table:style-name="ce18" office:value-type="float" office:value="34732" calcext:value-type="float">
            <text:p>34732.00 </text:p>
          </table:table-cell>
          <table:table-cell table:style-name="ce23" office:value-type="float" office:value="127798.4" calcext:value-type="float">
            <text:p>127798.40 </text:p>
          </table:table-cell>
          <table:table-cell table:style-name="ce26" table:formula="of:=([.E71]-[.F71])/[.E71]" office:value-type="percentage" office:value="0.485291720387083" calcext:value-type="percentage">
            <text:p>48.53%</text:p>
          </table:table-cell>
          <table:table-cell table:style-name="ce27" table:formula="of:=([.G71]-[.F71])/[.G71]" office:value-type="percentage" office:value="0.728228209429852" calcext:value-type="percentage">
            <text:p>72.8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15K</text:p>
          </table:table-cell>
          <table:table-cell table:style-name="ce9" office:value-type="float" office:value="15000" calcext:value-type="float">
            <text:p>15000</text:p>
          </table:table-cell>
          <table:table-cell table:style-name="ce14" office:value-type="float" office:value="6751210" calcext:value-type="float">
            <text:p>6751210</text:p>
          </table:table-cell>
          <table:table-cell table:style-name="ce18" office:value-type="float" office:value="250415.2" calcext:value-type="float">
            <text:p>250415.20 </text:p>
          </table:table-cell>
          <table:table-cell table:style-name="ce18" office:value-type="float" office:value="133303" calcext:value-type="float">
            <text:p>133303.00 </text:p>
          </table:table-cell>
          <table:table-cell table:style-name="ce18" office:value-type="float" office:value="73348.6" calcext:value-type="float">
            <text:p>73348.60 </text:p>
          </table:table-cell>
          <table:table-cell table:style-name="ce23" office:value-type="float" office:value="315157.8" calcext:value-type="float">
            <text:p>315157.80 </text:p>
          </table:table-cell>
          <table:table-cell table:style-name="ce26" table:formula="of:=([.E72]-[.F72])/[.E72]" office:value-type="percentage" office:value="0.449760320472908" calcext:value-type="percentage">
            <text:p>44.98%</text:p>
          </table:table-cell>
          <table:table-cell table:style-name="ce27" table:formula="of:=([.G72]-[.F72])/[.G72]" office:value-type="percentage" office:value="0.767263891295091" calcext:value-type="percentage">
            <text:p>76.7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20K</text:p>
          </table:table-cell>
          <table:table-cell table:style-name="ce9" office:value-type="float" office:value="20000" calcext:value-type="float">
            <text:p>20000</text:p>
          </table:table-cell>
          <table:table-cell table:style-name="ce14" office:value-type="float" office:value="12162906" calcext:value-type="float">
            <text:p>12162906</text:p>
          </table:table-cell>
          <table:table-cell table:style-name="ce18" office:value-type="float" office:value="445263.8" calcext:value-type="float">
            <text:p>445263.80 </text:p>
          </table:table-cell>
          <table:table-cell table:style-name="ce18" office:value-type="float" office:value="209108.4" calcext:value-type="float">
            <text:p>209108.40 </text:p>
          </table:table-cell>
          <table:table-cell table:style-name="ce18" office:value-type="float" office:value="127450.8" calcext:value-type="float">
            <text:p>127450.80 </text:p>
          </table:table-cell>
          <table:table-cell table:style-name="ce23" office:value-type="float" office:value="575618.6" calcext:value-type="float">
            <text:p>575618.60 </text:p>
          </table:table-cell>
          <table:table-cell table:style-name="ce26" table:formula="of:=([.E73]-[.F73])/[.E73]" office:value-type="percentage" office:value="0.390503681344221" calcext:value-type="percentage">
            <text:p>39.05%</text:p>
          </table:table-cell>
          <table:table-cell table:style-name="ce27" table:formula="of:=([.G73]-[.F73])/[.G73]" office:value-type="percentage" office:value="0.778584639203806" calcext:value-type="percentage">
            <text:p>77.86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pc2_30K</text:p>
          </table:table-cell>
          <table:table-cell table:style-name="ce10" office:value-type="float" office:value="30000" calcext:value-type="float">
            <text:p>30000</text:p>
          </table:table-cell>
          <table:table-cell table:style-name="ce15" office:value-type="float" office:value="27948052" calcext:value-type="float">
            <text:p>27948052</text:p>
          </table:table-cell>
          <table:table-cell table:style-name="ce19" office:value-type="float" office:value="1008262" calcext:value-type="float">
            <text:p>1008262.00 </text:p>
          </table:table-cell>
          <table:table-cell table:style-name="ce19" office:value-type="float" office:value="531056.4" calcext:value-type="float">
            <text:p>531056.40 </text:p>
          </table:table-cell>
          <table:table-cell table:style-name="ce19" office:value-type="float" office:value="287975.6" calcext:value-type="float">
            <text:p>287975.60 </text:p>
          </table:table-cell>
          <table:table-cell table:style-name="ce24" office:value-type="float" office:value="1362924.6" calcext:value-type="float">
            <text:p>1362924.60 </text:p>
          </table:table-cell>
          <table:table-cell table:style-name="ce26" table:formula="of:=([.E74]-[.F74])/[.E74]" office:value-type="percentage" office:value="0.45773066664859" calcext:value-type="percentage">
            <text:p>45.77%</text:p>
          </table:table-cell>
          <table:table-cell table:style-name="ce27" table:formula="of:=([.G74]-[.F74])/[.G74]" office:value-type="percentage" office:value="0.788707607155964" calcext:value-type="percentage">
            <text:p>78.87%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met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5" calcext:value-type="float">
            <text:p>0.5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DB_2016.3.14_2</text:p>
          </table:table-cell>
          <table:table-cell table:style-name="ce11" table:number-columns-repeated="5"/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4mult8" table:style-name="ta1"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25"/>
        <table:table-column table:style-name="co5" table:default-cell-style-name="ce25"/>
        <table:table-column table:style-name="co5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8" table:default-cell-style-name="ce28"/>
        <table:table-column table:style-name="co10" table:default-cell-style-name="ce28"/>
        <table:table-column table:style-name="co5" table:number-columns-repeated="2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2" table:default-cell-style-name="ce28"/>
        <table:table-column table:style-name="co17" table:default-cell-style-name="ce28"/>
        <table:table-column table:style-name="co18" table:number-columns-repeated="999" table:default-cell-style-name="ce28"/>
        <table:table-row table:style-name="ro1">
          <table:table-cell table:style-name="ce1" table:number-columns-repeated="2"/>
          <table:table-cell table:style-name="ce13"/>
          <table:table-cell table:style-name="ce16"/>
          <table:table-cell table:style-name="ce20"/>
          <table:table-cell table:style-name="ce21"/>
          <table:table-cell table:style-name="ce22"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Database</text:p>
          </table:table-cell>
          <table:table-cell table:style-name="ce8" office:value-type="string" calcext:value-type="string">
            <text:p># Load</text:p>
          </table:table-cell>
          <table:table-cell table:style-name="ce8" office:value-type="string" calcext:value-type="string">
            <text:p>Conflicts</text:p>
          </table:table-cell>
          <table:table-cell table:style-name="ce17" office:value-type="string" calcext:value-type="string">
            <text:p>HOST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TCDA</text:p>
          </table:table-cell>
          <table:table-cell table:style-name="ce17" office:value-type="string" calcext:value-type="string">
            <text:p>M2 – M1</text:p>
          </table:table-cell>
          <table:table-cell table:style-name="ce17" office:value-type="string" calcext:value-type="string">
            <text:p>M2 – TCD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1K</text:p>
          </table:table-cell>
          <table:table-cell table:style-name="ce9" office:value-type="float" office:value="948" calcext:value-type="float">
            <text:p>948</text:p>
          </table:table-cell>
          <table:table-cell table:style-name="ce14" office:value-type="float" office:value="3289" calcext:value-type="float">
            <text:p>3289</text:p>
          </table:table-cell>
          <table:table-cell table:style-name="ce18" office:value-type="float" office:value="658.6" calcext:value-type="float">
            <text:p>658.60 </text:p>
          </table:table-cell>
          <table:table-cell table:style-name="ce18" office:value-type="float" office:value="542.6" calcext:value-type="float">
            <text:p>542.60 </text:p>
          </table:table-cell>
          <table:table-cell table:style-name="ce18" office:value-type="float" office:value="445" calcext:value-type="float">
            <text:p>445.00 </text:p>
          </table:table-cell>
          <table:table-cell table:style-name="ce23" office:value-type="float" office:value="273.8" calcext:value-type="float">
            <text:p>273.80 </text:p>
          </table:table-cell>
          <table:table-cell table:style-name="ce26" table:formula="of:=([.E3]-[.F3])/[.E3]" office:value-type="percentage" office:value="0.179874677478806" calcext:value-type="percentage">
            <text:p>17.99%</text:p>
          </table:table-cell>
          <table:table-cell table:style-name="ce27" table:formula="of:=([.G3]-[.F3])/[.G3]" office:value-type="percentage" office:value="-0.62527392257122" calcext:value-type="percentage">
            <text:p>-62.5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5K</text:p>
          </table:table-cell>
          <table:table-cell table:style-name="ce9" office:value-type="float" office:value="4626" calcext:value-type="float">
            <text:p>4626</text:p>
          </table:table-cell>
          <table:table-cell table:style-name="ce14" office:value-type="float" office:value="16192" calcext:value-type="float">
            <text:p>16192</text:p>
          </table:table-cell>
          <table:table-cell table:style-name="ce18" office:value-type="float" office:value="15499.4" calcext:value-type="float">
            <text:p>15499.40 </text:p>
          </table:table-cell>
          <table:table-cell table:style-name="ce18" office:value-type="float" office:value="2345.8" calcext:value-type="float">
            <text:p>2345.80 </text:p>
          </table:table-cell>
          <table:table-cell table:style-name="ce18" office:value-type="float" office:value="2230" calcext:value-type="float">
            <text:p>2230.00 </text:p>
          </table:table-cell>
          <table:table-cell table:style-name="ce23" office:value-type="float" office:value="1850.8" calcext:value-type="float">
            <text:p>1850.80 </text:p>
          </table:table-cell>
          <table:table-cell table:style-name="ce26" table:formula="of:=([.E4]-[.F4])/[.E4]" office:value-type="percentage" office:value="0.0493648222354848" calcext:value-type="percentage">
            <text:p>4.94%</text:p>
          </table:table-cell>
          <table:table-cell table:style-name="ce27" table:formula="of:=([.G4]-[.F4])/[.G4]" office:value-type="percentage" office:value="-0.204884374324616" calcext:value-type="percentage">
            <text:p>-20.4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10K</text:p>
          </table:table-cell>
          <table:table-cell table:style-name="ce9" office:value-type="float" office:value="9821" calcext:value-type="float">
            <text:p>9821</text:p>
          </table:table-cell>
          <table:table-cell table:style-name="ce14" office:value-type="float" office:value="46008" calcext:value-type="float">
            <text:p>46008</text:p>
          </table:table-cell>
          <table:table-cell table:style-name="ce18" office:value-type="float" office:value="77775.2" calcext:value-type="float">
            <text:p>77775.20 </text:p>
          </table:table-cell>
          <table:table-cell table:style-name="ce18" office:value-type="float" office:value="12182" calcext:value-type="float">
            <text:p>12182.00 </text:p>
          </table:table-cell>
          <table:table-cell table:style-name="ce18" office:value-type="float" office:value="6901.4" calcext:value-type="float">
            <text:p>6901.40 </text:p>
          </table:table-cell>
          <table:table-cell table:style-name="ce23" office:value-type="float" office:value="8859.6" calcext:value-type="float">
            <text:p>8859.60 </text:p>
          </table:table-cell>
          <table:table-cell table:style-name="ce26" table:formula="of:=([.E5]-[.F5])/[.E5]" office:value-type="percentage" office:value="0.433475619766869" calcext:value-type="percentage">
            <text:p>43.35%</text:p>
          </table:table-cell>
          <table:table-cell table:style-name="ce27" table:formula="of:=([.G5]-[.F5])/[.G5]" office:value-type="percentage" office:value="0.221025779944919" calcext:value-type="percentage">
            <text:p>22.1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15K</text:p>
          </table:table-cell>
          <table:table-cell table:style-name="ce9" office:value-type="float" office:value="14942" calcext:value-type="float">
            <text:p>14942</text:p>
          </table:table-cell>
          <table:table-cell table:style-name="ce14" office:value-type="float" office:value="85100" calcext:value-type="float">
            <text:p>85100</text:p>
          </table:table-cell>
          <table:table-cell table:style-name="ce18" office:value-type="float" office:value="182034.4" calcext:value-type="float">
            <text:p>182034.40 </text:p>
          </table:table-cell>
          <table:table-cell table:style-name="ce18" office:value-type="float" office:value="19802" calcext:value-type="float">
            <text:p>19802.00 </text:p>
          </table:table-cell>
          <table:table-cell table:style-name="ce18" office:value-type="float" office:value="13733" calcext:value-type="float">
            <text:p>13733.00 </text:p>
          </table:table-cell>
          <table:table-cell table:style-name="ce23" office:value-type="float" office:value="18406.8" calcext:value-type="float">
            <text:p>18406.80 </text:p>
          </table:table-cell>
          <table:table-cell table:style-name="ce26" table:formula="of:=([.E6]-[.F6])/[.E6]" office:value-type="percentage" office:value="0.306484193515806" calcext:value-type="percentage">
            <text:p>30.65%</text:p>
          </table:table-cell>
          <table:table-cell table:style-name="ce27" table:formula="of:=([.G6]-[.F6])/[.G6]" office:value-type="percentage" office:value="0.253917030662581" calcext:value-type="percentage">
            <text:p>25.3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20K</text:p>
          </table:table-cell>
          <table:table-cell table:style-name="ce9" office:value-type="float" office:value="19912" calcext:value-type="float">
            <text:p>19912</text:p>
          </table:table-cell>
          <table:table-cell table:style-name="ce14" office:value-type="float" office:value="114438" calcext:value-type="float">
            <text:p>114438</text:p>
          </table:table-cell>
          <table:table-cell table:style-name="ce18" office:value-type="float" office:value="323309.8" calcext:value-type="float">
            <text:p>323309.80 </text:p>
          </table:table-cell>
          <table:table-cell table:style-name="ce18" office:value-type="float" office:value="37541.8" calcext:value-type="float">
            <text:p>37541.80 </text:p>
          </table:table-cell>
          <table:table-cell table:style-name="ce18" office:value-type="float" office:value="23625" calcext:value-type="float">
            <text:p>23625.00 </text:p>
          </table:table-cell>
          <table:table-cell table:style-name="ce23" office:value-type="float" office:value="24751.4" calcext:value-type="float">
            <text:p>24751.40 </text:p>
          </table:table-cell>
          <table:table-cell table:style-name="ce26" table:formula="of:=([.E7]-[.F7])/[.E7]" office:value-type="percentage" office:value="0.370701458108029" calcext:value-type="percentage">
            <text:p>37.07%</text:p>
          </table:table-cell>
          <table:table-cell table:style-name="ce27" table:formula="of:=([.G7]-[.F7])/[.G7]" office:value-type="percentage" office:value="0.0455085368908426" calcext:value-type="percentage">
            <text:p>4.5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30K</text:p>
          </table:table-cell>
          <table:table-cell table:style-name="ce9" office:value-type="float" office:value="29838" calcext:value-type="float">
            <text:p>29838</text:p>
          </table:table-cell>
          <table:table-cell table:style-name="ce14" office:value-type="float" office:value="210801" calcext:value-type="float">
            <text:p>210801</text:p>
          </table:table-cell>
          <table:table-cell table:style-name="ce18" office:value-type="float" office:value="727973.8" calcext:value-type="float">
            <text:p>727973.80 </text:p>
          </table:table-cell>
          <table:table-cell table:style-name="ce18" office:value-type="float" office:value="70565.4" calcext:value-type="float">
            <text:p>70565.40 </text:p>
          </table:table-cell>
          <table:table-cell table:style-name="ce18" office:value-type="float" office:value="43265.8" calcext:value-type="float">
            <text:p>43265.80 </text:p>
          </table:table-cell>
          <table:table-cell table:style-name="ce23" office:value-type="float" office:value="40145.2" calcext:value-type="float">
            <text:p>40145.20 </text:p>
          </table:table-cell>
          <table:table-cell table:style-name="ce26" table:formula="of:=([.E8]-[.F8])/[.E8]" office:value-type="percentage" office:value="0.386869485611929" calcext:value-type="percentage">
            <text:p>38.69%</text:p>
          </table:table-cell>
          <table:table-cell table:style-name="ce27" table:formula="of:=([.G8]-[.F8])/[.G8]" office:value-type="percentage" office:value="-0.0777328298277255" calcext:value-type="percentage">
            <text:p>-7.7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1K</text:p>
          </table:table-cell>
          <table:table-cell table:style-name="ce9" office:value-type="float" office:value="951" calcext:value-type="float">
            <text:p>951</text:p>
          </table:table-cell>
          <table:table-cell table:style-name="ce14" office:value-type="float" office:value="7058" calcext:value-type="float">
            <text:p>7058</text:p>
          </table:table-cell>
          <table:table-cell table:style-name="ce18" office:value-type="float" office:value="1138.4" calcext:value-type="float">
            <text:p>1138.40 </text:p>
          </table:table-cell>
          <table:table-cell table:style-name="ce18" office:value-type="float" office:value="1007.8" calcext:value-type="float">
            <text:p>1007.80 </text:p>
          </table:table-cell>
          <table:table-cell table:style-name="ce18" office:value-type="float" office:value="694.4" calcext:value-type="float">
            <text:p>694.40 </text:p>
          </table:table-cell>
          <table:table-cell table:style-name="ce23" office:value-type="float" office:value="1241.8" calcext:value-type="float">
            <text:p>1241.80 </text:p>
          </table:table-cell>
          <table:table-cell table:style-name="ce26" table:formula="of:=([.E9]-[.F9])/[.E9]" office:value-type="percentage" office:value="0.310974399682477" calcext:value-type="percentage">
            <text:p>31.10%</text:p>
          </table:table-cell>
          <table:table-cell table:style-name="ce27" table:formula="of:=([.G9]-[.F9])/[.G9]" office:value-type="percentage" office:value="0.440811724915445" calcext:value-type="percentage">
            <text:p>44.0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5K</text:p>
          </table:table-cell>
          <table:table-cell table:style-name="ce9" office:value-type="float" office:value="4544" calcext:value-type="float">
            <text:p>4544</text:p>
          </table:table-cell>
          <table:table-cell table:style-name="ce14" office:value-type="float" office:value="103697" calcext:value-type="float">
            <text:p>103697</text:p>
          </table:table-cell>
          <table:table-cell table:style-name="ce18" office:value-type="float" office:value="24001.2" calcext:value-type="float">
            <text:p>24001.20 </text:p>
          </table:table-cell>
          <table:table-cell table:style-name="ce18" office:value-type="float" office:value="4115.2" calcext:value-type="float">
            <text:p>4115.20 </text:p>
          </table:table-cell>
          <table:table-cell table:style-name="ce18" office:value-type="float" office:value="4402.6" calcext:value-type="float">
            <text:p>4402.60 </text:p>
          </table:table-cell>
          <table:table-cell table:style-name="ce23" office:value-type="float" office:value="14210.6" calcext:value-type="float">
            <text:p>14210.60 </text:p>
          </table:table-cell>
          <table:table-cell table:style-name="ce26" table:formula="of:=([.E10]-[.F10])/[.E10]" office:value-type="percentage" office:value="-0.0698386469673407" calcext:value-type="percentage">
            <text:p>-6.98%</text:p>
          </table:table-cell>
          <table:table-cell table:style-name="ce27" table:formula="of:=([.G10]-[.F10])/[.G10]" office:value-type="percentage" office:value="0.690189013834743" calcext:value-type="percentage">
            <text:p>69.0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10K</text:p>
          </table:table-cell>
          <table:table-cell table:style-name="ce9" office:value-type="float" office:value="9422" calcext:value-type="float">
            <text:p>9422</text:p>
          </table:table-cell>
          <table:table-cell table:style-name="ce14" office:value-type="float" office:value="575615" calcext:value-type="float">
            <text:p>575615</text:p>
          </table:table-cell>
          <table:table-cell table:style-name="ce18" office:value-type="float" office:value="105430.4" calcext:value-type="float">
            <text:p>105430.40 </text:p>
          </table:table-cell>
          <table:table-cell table:style-name="ce18" office:value-type="float" office:value="23166.6" calcext:value-type="float">
            <text:p>23166.60 </text:p>
          </table:table-cell>
          <table:table-cell table:style-name="ce18" office:value-type="float" office:value="14139.2" calcext:value-type="float">
            <text:p>14139.20 </text:p>
          </table:table-cell>
          <table:table-cell table:style-name="ce23" office:value-type="float" office:value="53547.4" calcext:value-type="float">
            <text:p>53547.40 </text:p>
          </table:table-cell>
          <table:table-cell table:style-name="ce26" table:formula="of:=([.E11]-[.F11])/[.E11]" office:value-type="percentage" office:value="0.389673063807378" calcext:value-type="percentage">
            <text:p>38.97%</text:p>
          </table:table-cell>
          <table:table-cell table:style-name="ce27" table:formula="of:=([.G11]-[.F11])/[.G11]" office:value-type="percentage" office:value="0.735949831364361" calcext:value-type="percentage">
            <text:p>73.5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15K</text:p>
          </table:table-cell>
          <table:table-cell table:style-name="ce9" office:value-type="float" office:value="14072" calcext:value-type="float">
            <text:p>14072</text:p>
          </table:table-cell>
          <table:table-cell table:style-name="ce14" office:value-type="float" office:value="1172265" calcext:value-type="float">
            <text:p>1172265</text:p>
          </table:table-cell>
          <table:table-cell table:style-name="ce18" office:value-type="float" office:value="226761.4" calcext:value-type="float">
            <text:p>226761.40 </text:p>
          </table:table-cell>
          <table:table-cell table:style-name="ce18" office:value-type="float" office:value="33867.2" calcext:value-type="float">
            <text:p>33867.20 </text:p>
          </table:table-cell>
          <table:table-cell table:style-name="ce18" office:value-type="float" office:value="24896.4" calcext:value-type="float">
            <text:p>24896.40 </text:p>
          </table:table-cell>
          <table:table-cell table:style-name="ce23" office:value-type="float" office:value="97239.6" calcext:value-type="float">
            <text:p>97239.60 </text:p>
          </table:table-cell>
          <table:table-cell table:style-name="ce26" table:formula="of:=([.E12]-[.F12])/[.E12]" office:value-type="percentage" office:value="0.264881655407001" calcext:value-type="percentage">
            <text:p>26.49%</text:p>
          </table:table-cell>
          <table:table-cell table:style-name="ce27" table:formula="of:=([.G12]-[.F12])/[.G12]" office:value-type="percentage" office:value="0.743968506657781" calcext:value-type="percentage">
            <text:p>74.4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20K</text:p>
          </table:table-cell>
          <table:table-cell table:style-name="ce9" office:value-type="float" office:value="18674" calcext:value-type="float">
            <text:p>18674</text:p>
          </table:table-cell>
          <table:table-cell table:style-name="ce14" office:value-type="float" office:value="2128412" calcext:value-type="float">
            <text:p>2128412</text:p>
          </table:table-cell>
          <table:table-cell table:style-name="ce18" office:value-type="float" office:value="398383.8" calcext:value-type="float">
            <text:p>398383.80 </text:p>
          </table:table-cell>
          <table:table-cell table:style-name="ce18" office:value-type="float" office:value="67049.8" calcext:value-type="float">
            <text:p>67049.80 </text:p>
          </table:table-cell>
          <table:table-cell table:style-name="ce18" office:value-type="float" office:value="40550.4" calcext:value-type="float">
            <text:p>40550.40 </text:p>
          </table:table-cell>
          <table:table-cell table:style-name="ce23" office:value-type="float" office:value="160958" calcext:value-type="float">
            <text:p>160958.00 </text:p>
          </table:table-cell>
          <table:table-cell table:style-name="ce26" table:formula="of:=([.E13]-[.F13])/[.E13]" office:value-type="percentage" office:value="0.395219672541902" calcext:value-type="percentage">
            <text:p>39.52%</text:p>
          </table:table-cell>
          <table:table-cell table:style-name="ce27" table:formula="of:=([.G13]-[.F13])/[.G13]" office:value-type="percentage" office:value="0.748068440214217" calcext:value-type="percentage">
            <text:p>74.8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30K</text:p>
          </table:table-cell>
          <table:table-cell table:style-name="ce9" office:value-type="float" office:value="27642" calcext:value-type="float">
            <text:p>27642</text:p>
          </table:table-cell>
          <table:table-cell table:style-name="ce14" office:value-type="float" office:value="3921621" calcext:value-type="float">
            <text:p>3921621</text:p>
          </table:table-cell>
          <table:table-cell table:style-name="ce18" office:value-type="float" office:value="838987.2" calcext:value-type="float">
            <text:p>838987.20 </text:p>
          </table:table-cell>
          <table:table-cell table:style-name="ce18" office:value-type="float" office:value="122075.2" calcext:value-type="float">
            <text:p>122075.20 </text:p>
          </table:table-cell>
          <table:table-cell table:style-name="ce18" office:value-type="float" office:value="77093.6" calcext:value-type="float">
            <text:p>77093.60 </text:p>
          </table:table-cell>
          <table:table-cell table:style-name="ce23" office:value-type="float" office:value="285175.4" calcext:value-type="float">
            <text:p>285175.40 </text:p>
          </table:table-cell>
          <table:table-cell table:style-name="ce26" table:formula="of:=([.E14]-[.F14])/[.E14]" office:value-type="percentage" office:value="0.368474514070016" calcext:value-type="percentage">
            <text:p>36.85%</text:p>
          </table:table-cell>
          <table:table-cell table:style-name="ce27" table:formula="of:=([.G14]-[.F14])/[.G14]" office:value-type="percentage" office:value="0.729662516472318" calcext:value-type="percentage">
            <text:p>72.9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1K</text:p>
          </table:table-cell>
          <table:table-cell table:style-name="ce9" office:value-type="float" office:value="986" calcext:value-type="float">
            <text:p>986</text:p>
          </table:table-cell>
          <table:table-cell table:style-name="ce14" office:value-type="float" office:value="3854" calcext:value-type="float">
            <text:p>3854</text:p>
          </table:table-cell>
          <table:table-cell table:style-name="ce18" office:value-type="float" office:value="1061" calcext:value-type="float">
            <text:p>1061.00 </text:p>
          </table:table-cell>
          <table:table-cell table:style-name="ce18" office:value-type="float" office:value="800.2" calcext:value-type="float">
            <text:p>800.20 </text:p>
          </table:table-cell>
          <table:table-cell table:style-name="ce18" office:value-type="float" office:value="575" calcext:value-type="float">
            <text:p>575.00 </text:p>
          </table:table-cell>
          <table:table-cell table:style-name="ce23" office:value-type="float" office:value="1096.4" calcext:value-type="float">
            <text:p>1096.40 </text:p>
          </table:table-cell>
          <table:table-cell table:style-name="ce26" table:formula="of:=([.E15]-[.F15])/[.E15]" office:value-type="percentage" office:value="0.281429642589353" calcext:value-type="percentage">
            <text:p>28.14%</text:p>
          </table:table-cell>
          <table:table-cell table:style-name="ce27" table:formula="of:=([.G15]-[.F15])/[.G15]" office:value-type="percentage" office:value="0.475556366289675" calcext:value-type="percentage">
            <text:p>47.5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5K</text:p>
          </table:table-cell>
          <table:table-cell table:style-name="ce9" office:value-type="float" office:value="4805" calcext:value-type="float">
            <text:p>4805</text:p>
          </table:table-cell>
          <table:table-cell table:style-name="ce14" office:value-type="float" office:value="63723" calcext:value-type="float">
            <text:p>63723</text:p>
          </table:table-cell>
          <table:table-cell table:style-name="ce18" office:value-type="float" office:value="28075.2" calcext:value-type="float">
            <text:p>28075.20 </text:p>
          </table:table-cell>
          <table:table-cell table:style-name="ce18" office:value-type="float" office:value="3809.6" calcext:value-type="float">
            <text:p>3809.60 </text:p>
          </table:table-cell>
          <table:table-cell table:style-name="ce18" office:value-type="float" office:value="3579.6" calcext:value-type="float">
            <text:p>3579.60 </text:p>
          </table:table-cell>
          <table:table-cell table:style-name="ce23" office:value-type="float" office:value="9614" calcext:value-type="float">
            <text:p>9614.00 </text:p>
          </table:table-cell>
          <table:table-cell table:style-name="ce26" table:formula="of:=([.E16]-[.F16])/[.E16]" office:value-type="percentage" office:value="0.0603737925241495" calcext:value-type="percentage">
            <text:p>6.04%</text:p>
          </table:table-cell>
          <table:table-cell table:style-name="ce27" table:formula="of:=([.G16]-[.F16])/[.G16]" office:value-type="percentage" office:value="0.627667984189723" calcext:value-type="percentage">
            <text:p>62.7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10K</text:p>
          </table:table-cell>
          <table:table-cell table:style-name="ce9" office:value-type="float" office:value="9482" calcext:value-type="float">
            <text:p>9482</text:p>
          </table:table-cell>
          <table:table-cell table:style-name="ce14" office:value-type="float" office:value="203062" calcext:value-type="float">
            <text:p>203062</text:p>
          </table:table-cell>
          <table:table-cell table:style-name="ce18" office:value-type="float" office:value="111838.4" calcext:value-type="float">
            <text:p>111838.40 </text:p>
          </table:table-cell>
          <table:table-cell table:style-name="ce18" office:value-type="float" office:value="18196" calcext:value-type="float">
            <text:p>18196.00 </text:p>
          </table:table-cell>
          <table:table-cell table:style-name="ce18" office:value-type="float" office:value="10406.4" calcext:value-type="float">
            <text:p>10406.40 </text:p>
          </table:table-cell>
          <table:table-cell table:style-name="ce23" office:value-type="float" office:value="23296" calcext:value-type="float">
            <text:p>23296.00 </text:p>
          </table:table-cell>
          <table:table-cell table:style-name="ce26" table:formula="of:=([.E17]-[.F17])/[.E17]" office:value-type="percentage" office:value="0.428094086612442" calcext:value-type="percentage">
            <text:p>42.81%</text:p>
          </table:table-cell>
          <table:table-cell table:style-name="ce27" table:formula="of:=([.G17]-[.F17])/[.G17]" office:value-type="percentage" office:value="0.553296703296703" calcext:value-type="percentage">
            <text:p>55.3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15K</text:p>
          </table:table-cell>
          <table:table-cell table:style-name="ce9" office:value-type="float" office:value="14187" calcext:value-type="float">
            <text:p>14187</text:p>
          </table:table-cell>
          <table:table-cell table:style-name="ce14" office:value-type="float" office:value="397570" calcext:value-type="float">
            <text:p>397570</text:p>
          </table:table-cell>
          <table:table-cell table:style-name="ce18" office:value-type="float" office:value="241450.6" calcext:value-type="float">
            <text:p>241450.60 </text:p>
          </table:table-cell>
          <table:table-cell table:style-name="ce18" office:value-type="float" office:value="32204.6" calcext:value-type="float">
            <text:p>32204.60 </text:p>
          </table:table-cell>
          <table:table-cell table:style-name="ce18" office:value-type="float" office:value="21170.6" calcext:value-type="float">
            <text:p>21170.60 </text:p>
          </table:table-cell>
          <table:table-cell table:style-name="ce23" office:value-type="float" office:value="43292" calcext:value-type="float">
            <text:p>43292.00 </text:p>
          </table:table-cell>
          <table:table-cell table:style-name="ce26" table:formula="of:=([.E18]-[.F18])/[.E18]" office:value-type="percentage" office:value="0.342621861473206" calcext:value-type="percentage">
            <text:p>34.26%</text:p>
          </table:table-cell>
          <table:table-cell table:style-name="ce27" table:formula="of:=([.G18]-[.F18])/[.G18]" office:value-type="percentage" office:value="0.510981243647787" calcext:value-type="percentage">
            <text:p>51.1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20K</text:p>
          </table:table-cell>
          <table:table-cell table:style-name="ce9" office:value-type="float" office:value="19049" calcext:value-type="float">
            <text:p>19049</text:p>
          </table:table-cell>
          <table:table-cell table:style-name="ce14" office:value-type="float" office:value="633559" calcext:value-type="float">
            <text:p>633559</text:p>
          </table:table-cell>
          <table:table-cell table:style-name="ce18" office:value-type="float" office:value="433350.4" calcext:value-type="float">
            <text:p>433350.40 </text:p>
          </table:table-cell>
          <table:table-cell table:style-name="ce18" office:value-type="float" office:value="59271.4" calcext:value-type="float">
            <text:p>59271.40 </text:p>
          </table:table-cell>
          <table:table-cell table:style-name="ce18" office:value-type="float" office:value="34699" calcext:value-type="float">
            <text:p>34699.00 </text:p>
          </table:table-cell>
          <table:table-cell table:style-name="ce23" office:value-type="float" office:value="71871.8" calcext:value-type="float">
            <text:p>71871.80 </text:p>
          </table:table-cell>
          <table:table-cell table:style-name="ce26" table:formula="of:=([.E19]-[.F19])/[.E19]" office:value-type="percentage" office:value="0.414574314087401" calcext:value-type="percentage">
            <text:p>41.46%</text:p>
          </table:table-cell>
          <table:table-cell table:style-name="ce27" table:formula="of:=([.G19]-[.F19])/[.G19]" office:value-type="percentage" office:value="0.517209809688918" calcext:value-type="percentage">
            <text:p>51.7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30K</text:p>
          </table:table-cell>
          <table:table-cell table:style-name="ce9" office:value-type="float" office:value="29391" calcext:value-type="float">
            <text:p>29391</text:p>
          </table:table-cell>
          <table:table-cell table:style-name="ce14" office:value-type="float" office:value="1994478" calcext:value-type="float">
            <text:p>1994478</text:p>
          </table:table-cell>
          <table:table-cell table:style-name="ce18" office:value-type="float" office:value="1056374" calcext:value-type="float">
            <text:p>1056374.00 </text:p>
          </table:table-cell>
          <table:table-cell table:style-name="ce18" office:value-type="float" office:value="130266.2" calcext:value-type="float">
            <text:p>130266.20 </text:p>
          </table:table-cell>
          <table:table-cell table:style-name="ce18" office:value-type="float" office:value="82464.8" calcext:value-type="float">
            <text:p>82464.80 </text:p>
          </table:table-cell>
          <table:table-cell table:style-name="ce23" office:value-type="float" office:value="253748.6" calcext:value-type="float">
            <text:p>253748.60 </text:p>
          </table:table-cell>
          <table:table-cell table:style-name="ce26" table:formula="of:=([.E20]-[.F20])/[.E20]" office:value-type="percentage" office:value="0.366951672805378" calcext:value-type="percentage">
            <text:p>36.70%</text:p>
          </table:table-cell>
          <table:table-cell table:style-name="ce27" table:formula="of:=([.G20]-[.F20])/[.G20]" office:value-type="percentage" office:value="0.675013773475006" calcext:value-type="percentage">
            <text:p>67.5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1K</text:p>
          </table:table-cell>
          <table:table-cell table:style-name="ce9" office:value-type="float" office:value="991" calcext:value-type="float">
            <text:p>991</text:p>
          </table:table-cell>
          <table:table-cell table:style-name="ce14" office:value-type="float" office:value="2800" calcext:value-type="float">
            <text:p>2800</text:p>
          </table:table-cell>
          <table:table-cell table:style-name="ce18" office:value-type="float" office:value="1019.6" calcext:value-type="float">
            <text:p>1019.60 </text:p>
          </table:table-cell>
          <table:table-cell table:style-name="ce18" office:value-type="float" office:value="706.8" calcext:value-type="float">
            <text:p>706.80 </text:p>
          </table:table-cell>
          <table:table-cell table:style-name="ce18" office:value-type="float" office:value="515.6" calcext:value-type="float">
            <text:p>515.60 </text:p>
          </table:table-cell>
          <table:table-cell table:style-name="ce23" office:value-type="float" office:value="918.8" calcext:value-type="float">
            <text:p>918.80 </text:p>
          </table:table-cell>
          <table:table-cell table:style-name="ce26" table:formula="of:=([.E21]-[.F21])/[.E21]" office:value-type="percentage" office:value="0.270514997170345" calcext:value-type="percentage">
            <text:p>27.05%</text:p>
          </table:table-cell>
          <table:table-cell table:style-name="ce27" table:formula="of:=([.G21]-[.F21])/[.G21]" office:value-type="percentage" office:value="0.438833260774924" calcext:value-type="percentage">
            <text:p>43.8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5K</text:p>
          </table:table-cell>
          <table:table-cell table:style-name="ce9" office:value-type="float" office:value="4817" calcext:value-type="float">
            <text:p>4817</text:p>
          </table:table-cell>
          <table:table-cell table:style-name="ce14" office:value-type="float" office:value="51692" calcext:value-type="float">
            <text:p>51692</text:p>
          </table:table-cell>
          <table:table-cell table:style-name="ce18" office:value-type="float" office:value="26358.2" calcext:value-type="float">
            <text:p>26358.20 </text:p>
          </table:table-cell>
          <table:table-cell table:style-name="ce18" office:value-type="float" office:value="3498.4" calcext:value-type="float">
            <text:p>3498.40 </text:p>
          </table:table-cell>
          <table:table-cell table:style-name="ce18" office:value-type="float" office:value="3654" calcext:value-type="float">
            <text:p>3654.00 </text:p>
          </table:table-cell>
          <table:table-cell table:style-name="ce23" office:value-type="float" office:value="7993.2" calcext:value-type="float">
            <text:p>7993.20 </text:p>
          </table:table-cell>
          <table:table-cell table:style-name="ce26" table:formula="of:=([.E22]-[.F22])/[.E22]" office:value-type="percentage" office:value="-0.0444774754173336" calcext:value-type="percentage">
            <text:p>-4.45%</text:p>
          </table:table-cell>
          <table:table-cell table:style-name="ce27" table:formula="of:=([.G22]-[.F22])/[.G22]" office:value-type="percentage" office:value="0.542861432217385" calcext:value-type="percentage">
            <text:p>54.2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10K</text:p>
          </table:table-cell>
          <table:table-cell table:style-name="ce9" office:value-type="float" office:value="9595" calcext:value-type="float">
            <text:p>9595</text:p>
          </table:table-cell>
          <table:table-cell table:style-name="ce14" office:value-type="float" office:value="143121" calcext:value-type="float">
            <text:p>143121</text:p>
          </table:table-cell>
          <table:table-cell table:style-name="ce18" office:value-type="float" office:value="105330.6" calcext:value-type="float">
            <text:p>105330.60 </text:p>
          </table:table-cell>
          <table:table-cell table:style-name="ce18" office:value-type="float" office:value="16685.8" calcext:value-type="float">
            <text:p>16685.80 </text:p>
          </table:table-cell>
          <table:table-cell table:style-name="ce18" office:value-type="float" office:value="9855.2" calcext:value-type="float">
            <text:p>9855.20 </text:p>
          </table:table-cell>
          <table:table-cell table:style-name="ce23" office:value-type="float" office:value="22955.4" calcext:value-type="float">
            <text:p>22955.40 </text:p>
          </table:table-cell>
          <table:table-cell table:style-name="ce26" table:formula="of:=([.E23]-[.F23])/[.E23]" office:value-type="percentage" office:value="0.409366047777152" calcext:value-type="percentage">
            <text:p>40.94%</text:p>
          </table:table-cell>
          <table:table-cell table:style-name="ce27" table:formula="of:=([.G23]-[.F23])/[.G23]" office:value-type="percentage" office:value="0.570680537041393" calcext:value-type="percentage">
            <text:p>57.0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15K</text:p>
          </table:table-cell>
          <table:table-cell table:style-name="ce9" office:value-type="float" office:value="14195" calcext:value-type="float">
            <text:p>14195</text:p>
          </table:table-cell>
          <table:table-cell table:style-name="ce14" office:value-type="float" office:value="264255" calcext:value-type="float">
            <text:p>264255</text:p>
          </table:table-cell>
          <table:table-cell table:style-name="ce18" office:value-type="float" office:value="232270.4" calcext:value-type="float">
            <text:p>232270.40 </text:p>
          </table:table-cell>
          <table:table-cell table:style-name="ce18" office:value-type="float" office:value="27900.2" calcext:value-type="float">
            <text:p>27900.20 </text:p>
          </table:table-cell>
          <table:table-cell table:style-name="ce18" office:value-type="float" office:value="18394.6" calcext:value-type="float">
            <text:p>18394.60 </text:p>
          </table:table-cell>
          <table:table-cell table:style-name="ce23" office:value-type="float" office:value="36194" calcext:value-type="float">
            <text:p>36194.00 </text:p>
          </table:table-cell>
          <table:table-cell table:style-name="ce26" table:formula="of:=([.E24]-[.F24])/[.E24]" office:value-type="percentage" office:value="0.340700066666189" calcext:value-type="percentage">
            <text:p>34.07%</text:p>
          </table:table-cell>
          <table:table-cell table:style-name="ce27" table:formula="of:=([.G24]-[.F24])/[.G24]" office:value-type="percentage" office:value="0.491777642703211" calcext:value-type="percentage">
            <text:p>49.1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20K</text:p>
          </table:table-cell>
          <table:table-cell table:style-name="ce9" office:value-type="float" office:value="19221" calcext:value-type="float">
            <text:p>19221</text:p>
          </table:table-cell>
          <table:table-cell table:style-name="ce14" office:value-type="float" office:value="499618" calcext:value-type="float">
            <text:p>499618</text:p>
          </table:table-cell>
          <table:table-cell table:style-name="ce18" office:value-type="float" office:value="424218.6" calcext:value-type="float">
            <text:p>424218.60 </text:p>
          </table:table-cell>
          <table:table-cell table:style-name="ce18" office:value-type="float" office:value="54214.4" calcext:value-type="float">
            <text:p>54214.40 </text:p>
          </table:table-cell>
          <table:table-cell table:style-name="ce18" office:value-type="float" office:value="32503.6" calcext:value-type="float">
            <text:p>32503.60 </text:p>
          </table:table-cell>
          <table:table-cell table:style-name="ce23" office:value-type="float" office:value="67217.2" calcext:value-type="float">
            <text:p>67217.20 </text:p>
          </table:table-cell>
          <table:table-cell table:style-name="ce26" table:formula="of:=([.E25]-[.F25])/[.E25]" office:value-type="percentage" office:value="0.400461869909102" calcext:value-type="percentage">
            <text:p>40.05%</text:p>
          </table:table-cell>
          <table:table-cell table:style-name="ce27" table:formula="of:=([.G25]-[.F25])/[.G25]" office:value-type="percentage" office:value="0.516439244717126" calcext:value-type="percentage">
            <text:p>51.6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30K</text:p>
          </table:table-cell>
          <table:table-cell table:style-name="ce9" office:value-type="float" office:value="29261" calcext:value-type="float">
            <text:p>29261</text:p>
          </table:table-cell>
          <table:table-cell table:style-name="ce14" office:value-type="float" office:value="1068197" calcext:value-type="float">
            <text:p>1068197</text:p>
          </table:table-cell>
          <table:table-cell table:style-name="ce18" office:value-type="float" office:value="965825.4" calcext:value-type="float">
            <text:p>965825.40 </text:p>
          </table:table-cell>
          <table:table-cell table:style-name="ce18" office:value-type="float" office:value="120827" calcext:value-type="float">
            <text:p>120827.00 </text:p>
          </table:table-cell>
          <table:table-cell table:style-name="ce18" office:value-type="float" office:value="70406.8" calcext:value-type="float">
            <text:p>70406.80 </text:p>
          </table:table-cell>
          <table:table-cell table:style-name="ce23" office:value-type="float" office:value="152188.6" calcext:value-type="float">
            <text:p>152188.60 </text:p>
          </table:table-cell>
          <table:table-cell table:style-name="ce26" table:formula="of:=([.E26]-[.F26])/[.E26]" office:value-type="percentage" office:value="0.417292492572024" calcext:value-type="percentage">
            <text:p>41.73%</text:p>
          </table:table-cell>
          <table:table-cell table:style-name="ce27" table:formula="of:=([.G26]-[.F26])/[.G26]" office:value-type="percentage" office:value="0.537371393126686" calcext:value-type="percentage">
            <text:p>53.7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1K</text:p>
          </table:table-cell>
          <table:table-cell table:style-name="ce9" office:value-type="float" office:value="852" calcext:value-type="float">
            <text:p>852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464.8" calcext:value-type="float">
            <text:p>464.80 </text:p>
          </table:table-cell>
          <table:table-cell table:style-name="ce18" office:value-type="float" office:value="326.2" calcext:value-type="float">
            <text:p>326.20 </text:p>
          </table:table-cell>
          <table:table-cell table:style-name="ce18" office:value-type="float" office:value="295" calcext:value-type="float">
            <text:p>295.00 </text:p>
          </table:table-cell>
          <table:table-cell table:style-name="ce23" office:value-type="float" office:value="320.2" calcext:value-type="float">
            <text:p>320.20 </text:p>
          </table:table-cell>
          <table:table-cell table:style-name="ce26" table:formula="of:=([.E27]-[.F27])/[.E27]" office:value-type="percentage" office:value="0.0956468424279583" calcext:value-type="percentage">
            <text:p>9.56%</text:p>
          </table:table-cell>
          <table:table-cell table:style-name="ce27" table:formula="of:=([.G27]-[.F27])/[.G27]" office:value-type="percentage" office:value="0.0787008119925047" calcext:value-type="percentage">
            <text:p>7.8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5K</text:p>
          </table:table-cell>
          <table:table-cell table:style-name="ce9" office:value-type="float" office:value="2836" calcext:value-type="float">
            <text:p>2836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float" office:value="5817.6" calcext:value-type="float">
            <text:p>5817.60 </text:p>
          </table:table-cell>
          <table:table-cell table:style-name="ce18" office:value-type="float" office:value="1340.8" calcext:value-type="float">
            <text:p>1340.80 </text:p>
          </table:table-cell>
          <table:table-cell table:style-name="ce18" office:value-type="float" office:value="1037.8" calcext:value-type="float">
            <text:p>1037.80 </text:p>
          </table:table-cell>
          <table:table-cell table:style-name="ce23" office:value-type="float" office:value="575.6" calcext:value-type="float">
            <text:p>575.60 </text:p>
          </table:table-cell>
          <table:table-cell table:style-name="ce26" table:formula="of:=([.E28]-[.F28])/[.E28]" office:value-type="percentage" office:value="0.225984486873508" calcext:value-type="percentage">
            <text:p>22.60%</text:p>
          </table:table-cell>
          <table:table-cell table:style-name="ce27" table:formula="of:=([.G28]-[.F28])/[.G28]" office:value-type="percentage" office:value="-0.802988186240445" calcext:value-type="percentage">
            <text:p>-80.3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10K</text:p>
          </table:table-cell>
          <table:table-cell table:style-name="ce9" office:value-type="float" office:value="6998" calcext:value-type="float">
            <text:p>6998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39733.4" calcext:value-type="float">
            <text:p>39733.40 </text:p>
          </table:table-cell>
          <table:table-cell table:style-name="ce18" office:value-type="float" office:value="3338.4" calcext:value-type="float">
            <text:p>3338.40 </text:p>
          </table:table-cell>
          <table:table-cell table:style-name="ce18" office:value-type="float" office:value="3384" calcext:value-type="float">
            <text:p>3384.00 </text:p>
          </table:table-cell>
          <table:table-cell table:style-name="ce23" office:value-type="float" office:value="4292.8" calcext:value-type="float">
            <text:p>4292.80 </text:p>
          </table:table-cell>
          <table:table-cell table:style-name="ce26" table:formula="of:=([.E29]-[.F29])/[.E29]" office:value-type="percentage" office:value="-0.0136592379583034" calcext:value-type="percentage">
            <text:p>-1.37%</text:p>
          </table:table-cell>
          <table:table-cell table:style-name="ce27" table:formula="of:=([.G29]-[.F29])/[.G29]" office:value-type="percentage" office:value="0.211703317182259" calcext:value-type="percentage">
            <text:p>21.1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15K</text:p>
          </table:table-cell>
          <table:table-cell table:style-name="ce9" office:value-type="float" office:value="8762" calcext:value-type="float">
            <text:p>8762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63525.6" calcext:value-type="float">
            <text:p>63525.60 </text:p>
          </table:table-cell>
          <table:table-cell table:style-name="ce18" office:value-type="float" office:value="10969" calcext:value-type="float">
            <text:p>10969.00 </text:p>
          </table:table-cell>
          <table:table-cell table:style-name="ce18" office:value-type="float" office:value="5031.8" calcext:value-type="float">
            <text:p>5031.80 </text:p>
          </table:table-cell>
          <table:table-cell table:style-name="ce23" office:value-type="float" office:value="2807.6" calcext:value-type="float">
            <text:p>2807.60 </text:p>
          </table:table-cell>
          <table:table-cell table:style-name="ce26" table:formula="of:=([.E30]-[.F30])/[.E30]" office:value-type="percentage" office:value="0.541270854225545" calcext:value-type="percentage">
            <text:p>54.13%</text:p>
          </table:table-cell>
          <table:table-cell table:style-name="ce27" table:formula="of:=([.G30]-[.F30])/[.G30]" office:value-type="percentage" office:value="-0.792206867075082" calcext:value-type="percentage">
            <text:p>-79.2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20K</text:p>
          </table:table-cell>
          <table:table-cell table:style-name="ce9" office:value-type="float" office:value="13585" calcext:value-type="float">
            <text:p>13585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154406.6" calcext:value-type="float">
            <text:p>154406.60 </text:p>
          </table:table-cell>
          <table:table-cell table:style-name="ce18" office:value-type="float" office:value="16408.8" calcext:value-type="float">
            <text:p>16408.80 </text:p>
          </table:table-cell>
          <table:table-cell table:style-name="ce18" office:value-type="float" office:value="10879.6" calcext:value-type="float">
            <text:p>10879.60 </text:p>
          </table:table-cell>
          <table:table-cell table:style-name="ce23" office:value-type="float" office:value="8736.4" calcext:value-type="float">
            <text:p>8736.40 </text:p>
          </table:table-cell>
          <table:table-cell table:style-name="ce26" table:formula="of:=([.E31]-[.F31])/[.E31]" office:value-type="percentage" office:value="0.336965530690849" calcext:value-type="percentage">
            <text:p>33.70%</text:p>
          </table:table-cell>
          <table:table-cell table:style-name="ce27" table:formula="of:=([.G31]-[.F31])/[.G31]" office:value-type="percentage" office:value="-0.245318437800467" calcext:value-type="percentage">
            <text:p>-24.5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30K</text:p>
          </table:table-cell>
          <table:table-cell table:style-name="ce9" office:value-type="float" office:value="20613" calcext:value-type="float">
            <text:p>20613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float" office:value="357624.6" calcext:value-type="float">
            <text:p>357624.60 </text:p>
          </table:table-cell>
          <table:table-cell table:style-name="ce18" office:value-type="float" office:value="36755.6" calcext:value-type="float">
            <text:p>36755.60 </text:p>
          </table:table-cell>
          <table:table-cell table:style-name="ce18" office:value-type="float" office:value="23497.8" calcext:value-type="float">
            <text:p>23497.80 </text:p>
          </table:table-cell>
          <table:table-cell table:style-name="ce23" office:value-type="float" office:value="13029.8" calcext:value-type="float">
            <text:p>13029.80 </text:p>
          </table:table-cell>
          <table:table-cell table:style-name="ce26" table:formula="of:=([.E32]-[.F32])/[.E32]" office:value-type="percentage" office:value="0.36070149854716" calcext:value-type="percentage">
            <text:p>36.07%</text:p>
          </table:table-cell>
          <table:table-cell table:style-name="ce27" table:formula="of:=([.G32]-[.F32])/[.G32]" office:value-type="percentage" office:value="-0.803389154092925" calcext:value-type="percentage">
            <text:p>-80.3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1K</text:p>
          </table:table-cell>
          <table:table-cell table:style-name="ce9" office:value-type="float" office:value="847" calcext:value-type="float">
            <text:p>847</text:p>
          </table:table-cell>
          <table:table-cell table:style-name="ce14" office:value-type="float" office:value="19310" calcext:value-type="float">
            <text:p>19310</text:p>
          </table:table-cell>
          <table:table-cell table:style-name="ce18" office:value-type="float" office:value="984.8" calcext:value-type="float">
            <text:p>984.80 </text:p>
          </table:table-cell>
          <table:table-cell table:style-name="ce18" office:value-type="float" office:value="1321.2" calcext:value-type="float">
            <text:p>1321.20 </text:p>
          </table:table-cell>
          <table:table-cell table:style-name="ce18" office:value-type="float" office:value="1331.8" calcext:value-type="float">
            <text:p>1331.80 </text:p>
          </table:table-cell>
          <table:table-cell table:style-name="ce23" office:value-type="float" office:value="664" calcext:value-type="float">
            <text:p>664.00 </text:p>
          </table:table-cell>
          <table:table-cell table:style-name="ce26" table:formula="of:=([.E33]-[.F33])/[.E33]" office:value-type="percentage" office:value="-0.00802300938540714" calcext:value-type="percentage">
            <text:p>-0.80%</text:p>
          </table:table-cell>
          <table:table-cell table:style-name="ce27" table:formula="of:=([.G33]-[.F33])/[.G33]" office:value-type="percentage" office:value="-1.00572289156627" calcext:value-type="percentage">
            <text:p>-100.5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5K</text:p>
          </table:table-cell>
          <table:table-cell table:style-name="ce9" office:value-type="float" office:value="4718" calcext:value-type="float">
            <text:p>4718</text:p>
          </table:table-cell>
          <table:table-cell table:style-name="ce14" office:value-type="float" office:value="654908" calcext:value-type="float">
            <text:p>654908</text:p>
          </table:table-cell>
          <table:table-cell table:style-name="ce18" office:value-type="float" office:value="29312.6" calcext:value-type="float">
            <text:p>29312.60 </text:p>
          </table:table-cell>
          <table:table-cell table:style-name="ce18" office:value-type="float" office:value="10276.6" calcext:value-type="float">
            <text:p>10276.60 </text:p>
          </table:table-cell>
          <table:table-cell table:style-name="ce18" office:value-type="float" office:value="8859.4" calcext:value-type="float">
            <text:p>8859.40 </text:p>
          </table:table-cell>
          <table:table-cell table:style-name="ce23" office:value-type="float" office:value="35709.4" calcext:value-type="float">
            <text:p>35709.40 </text:p>
          </table:table-cell>
          <table:table-cell table:style-name="ce26" table:formula="of:=([.E34]-[.F34])/[.E34]" office:value-type="percentage" office:value="0.137905532958372" calcext:value-type="percentage">
            <text:p>13.79%</text:p>
          </table:table-cell>
          <table:table-cell table:style-name="ce27" table:formula="of:=([.G34]-[.F34])/[.G34]" office:value-type="percentage" office:value="0.751902860311291" calcext:value-type="percentage">
            <text:p>75.1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10K</text:p>
          </table:table-cell>
          <table:table-cell table:style-name="ce9" office:value-type="float" office:value="9307" calcext:value-type="float">
            <text:p>9307</text:p>
          </table:table-cell>
          <table:table-cell table:style-name="ce14" office:value-type="float" office:value="2507088" calcext:value-type="float">
            <text:p>2507088</text:p>
          </table:table-cell>
          <table:table-cell table:style-name="ce18" office:value-type="float" office:value="113559.8" calcext:value-type="float">
            <text:p>113559.80 </text:p>
          </table:table-cell>
          <table:table-cell table:style-name="ce18" office:value-type="float" office:value="44743.4" calcext:value-type="float">
            <text:p>44743.40 </text:p>
          </table:table-cell>
          <table:table-cell table:style-name="ce18" office:value-type="float" office:value="20618.2" calcext:value-type="float">
            <text:p>20618.20 </text:p>
          </table:table-cell>
          <table:table-cell table:style-name="ce23" office:value-type="float" office:value="176457.4" calcext:value-type="float">
            <text:p>176457.40 </text:p>
          </table:table-cell>
          <table:table-cell table:style-name="ce26" table:formula="of:=([.E35]-[.F35])/[.E35]" office:value-type="percentage" office:value="0.539190137539838" calcext:value-type="percentage">
            <text:p>53.92%</text:p>
          </table:table-cell>
          <table:table-cell table:style-name="ce27" table:formula="of:=([.G35]-[.F35])/[.G35]" office:value-type="percentage" office:value="0.883154801102136" calcext:value-type="percentage">
            <text:p>88.3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15K</text:p>
          </table:table-cell>
          <table:table-cell table:style-name="ce9" office:value-type="float" office:value="13979" calcext:value-type="float">
            <text:p>13979</text:p>
          </table:table-cell>
          <table:table-cell table:style-name="ce14" office:value-type="float" office:value="5983709" calcext:value-type="float">
            <text:p>5983709</text:p>
          </table:table-cell>
          <table:table-cell table:style-name="ce18" office:value-type="float" office:value="259915.6" calcext:value-type="float">
            <text:p>259915.60 </text:p>
          </table:table-cell>
          <table:table-cell table:style-name="ce18" office:value-type="float" office:value="68608.2" calcext:value-type="float">
            <text:p>68608.20 </text:p>
          </table:table-cell>
          <table:table-cell table:style-name="ce18" office:value-type="float" office:value="40476.4" calcext:value-type="float">
            <text:p>40476.40 </text:p>
          </table:table-cell>
          <table:table-cell table:style-name="ce23" office:value-type="float" office:value="427858.6" calcext:value-type="float">
            <text:p>427858.60 </text:p>
          </table:table-cell>
          <table:table-cell table:style-name="ce26" table:formula="of:=([.E36]-[.F36])/[.E36]" office:value-type="percentage" office:value="0.410035535110963" calcext:value-type="percentage">
            <text:p>41.00%</text:p>
          </table:table-cell>
          <table:table-cell table:style-name="ce27" table:formula="of:=([.G36]-[.F36])/[.G36]" office:value-type="percentage" office:value="0.905397717844166" calcext:value-type="percentage">
            <text:p>90.5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20K</text:p>
          </table:table-cell>
          <table:table-cell table:style-name="ce9" office:value-type="float" office:value="18643" calcext:value-type="float">
            <text:p>18643</text:p>
          </table:table-cell>
          <table:table-cell table:style-name="ce14" office:value-type="float" office:value="10635055" calcext:value-type="float">
            <text:p>10635055</text:p>
          </table:table-cell>
          <table:table-cell table:style-name="ce18" office:value-type="float" office:value="460218.6" calcext:value-type="float">
            <text:p>460218.60 </text:p>
          </table:table-cell>
          <table:table-cell table:style-name="ce18" office:value-type="float" office:value="139629.4" calcext:value-type="float">
            <text:p>139629.40 </text:p>
          </table:table-cell>
          <table:table-cell table:style-name="ce18" office:value-type="float" office:value="65088.2" calcext:value-type="float">
            <text:p>65088.20 </text:p>
          </table:table-cell>
          <table:table-cell table:style-name="ce23" office:value-type="float" office:value="771443.2" calcext:value-type="float">
            <text:p>771443.20 </text:p>
          </table:table-cell>
          <table:table-cell table:style-name="ce26" table:formula="of:=([.E37]-[.F37])/[.E37]" office:value-type="percentage" office:value="0.533850320920952" calcext:value-type="percentage">
            <text:p>53.39%</text:p>
          </table:table-cell>
          <table:table-cell table:style-name="ce27" table:formula="of:=([.G37]-[.F37])/[.G37]" office:value-type="percentage" office:value="0.915628007350379" calcext:value-type="percentage">
            <text:p>91.5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30K</text:p>
          </table:table-cell>
          <table:table-cell table:style-name="ce9" office:value-type="float" office:value="27750" calcext:value-type="float">
            <text:p>27750</text:p>
          </table:table-cell>
          <table:table-cell table:style-name="ce14" office:value-type="float" office:value="23405114" calcext:value-type="float">
            <text:p>23405114</text:p>
          </table:table-cell>
          <table:table-cell table:style-name="ce18" office:value-type="float" office:value="1017626" calcext:value-type="float">
            <text:p>1017626.00 </text:p>
          </table:table-cell>
          <table:table-cell table:style-name="ce18" office:value-type="float" office:value="283322.8" calcext:value-type="float">
            <text:p>283322.80 </text:p>
          </table:table-cell>
          <table:table-cell table:style-name="ce18" office:value-type="float" office:value="152623.8" calcext:value-type="float">
            <text:p>152623.80 </text:p>
          </table:table-cell>
          <table:table-cell table:style-name="ce23" office:value-type="float" office:value="1843785" calcext:value-type="float">
            <text:p>1843785.00 </text:p>
          </table:table-cell>
          <table:table-cell table:style-name="ce26" table:formula="of:=([.E38]-[.F38])/[.E38]" office:value-type="percentage" office:value="0.461307738028849" calcext:value-type="percentage">
            <text:p>46.13%</text:p>
          </table:table-cell>
          <table:table-cell table:style-name="ce27" table:formula="of:=([.G38]-[.F38])/[.G38]" office:value-type="percentage" office:value="0.917222561198838" calcext:value-type="percentage">
            <text:p>91.7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1K</text:p>
          </table:table-cell>
          <table:table-cell table:style-name="ce9" office:value-type="float" office:value="960" calcext:value-type="float">
            <text:p>960</text:p>
          </table:table-cell>
          <table:table-cell table:style-name="ce14" office:value-type="float" office:value="46444" calcext:value-type="float">
            <text:p>46444</text:p>
          </table:table-cell>
          <table:table-cell table:style-name="ce18" office:value-type="float" office:value="848.4" calcext:value-type="float">
            <text:p>848.40 </text:p>
          </table:table-cell>
          <table:table-cell table:style-name="ce18" office:value-type="float" office:value="759.8" calcext:value-type="float">
            <text:p>759.80 </text:p>
          </table:table-cell>
          <table:table-cell table:style-name="ce18" office:value-type="float" office:value="557.2" calcext:value-type="float">
            <text:p>557.20 </text:p>
          </table:table-cell>
          <table:table-cell table:style-name="ce23" office:value-type="float" office:value="842.6" calcext:value-type="float">
            <text:p>842.60 </text:p>
          </table:table-cell>
          <table:table-cell table:style-name="ce26" table:formula="of:=([.E39]-[.F39])/[.E39]" office:value-type="percentage" office:value="0.266649118188997" calcext:value-type="percentage">
            <text:p>26.66%</text:p>
          </table:table-cell>
          <table:table-cell table:style-name="ce27" table:formula="of:=([.G39]-[.F39])/[.G39]" office:value-type="percentage" office:value="0.338713505815333" calcext:value-type="percentage">
            <text:p>33.8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5K</text:p>
          </table:table-cell>
          <table:table-cell table:style-name="ce9" office:value-type="float" office:value="4830" calcext:value-type="float">
            <text:p>4830</text:p>
          </table:table-cell>
          <table:table-cell table:style-name="ce14" office:value-type="float" office:value="1051217" calcext:value-type="float">
            <text:p>1051217</text:p>
          </table:table-cell>
          <table:table-cell table:style-name="ce18" office:value-type="float" office:value="22101.8" calcext:value-type="float">
            <text:p>22101.80 </text:p>
          </table:table-cell>
          <table:table-cell table:style-name="ce18" office:value-type="float" office:value="3811.2" calcext:value-type="float">
            <text:p>3811.20 </text:p>
          </table:table-cell>
          <table:table-cell table:style-name="ce18" office:value-type="float" office:value="4120.2" calcext:value-type="float">
            <text:p>4120.20 </text:p>
          </table:table-cell>
          <table:table-cell table:style-name="ce23" office:value-type="float" office:value="16911.4" calcext:value-type="float">
            <text:p>16911.40 </text:p>
          </table:table-cell>
          <table:table-cell table:style-name="ce26" table:formula="of:=([.E40]-[.F40])/[.E40]" office:value-type="percentage" office:value="-0.0810768261964735" calcext:value-type="percentage">
            <text:p>-8.11%</text:p>
          </table:table-cell>
          <table:table-cell table:style-name="ce27" table:formula="of:=([.G40]-[.F40])/[.G40]" office:value-type="percentage" office:value="0.756365528578355" calcext:value-type="percentage">
            <text:p>75.6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10K</text:p>
          </table:table-cell>
          <table:table-cell table:style-name="ce9" office:value-type="float" office:value="9595" calcext:value-type="float">
            <text:p>9595</text:p>
          </table:table-cell>
          <table:table-cell table:style-name="ce14" office:value-type="float" office:value="4277515" calcext:value-type="float">
            <text:p>4277515</text:p>
          </table:table-cell>
          <table:table-cell table:style-name="ce18" office:value-type="float" office:value="91830" calcext:value-type="float">
            <text:p>91830.00 </text:p>
          </table:table-cell>
          <table:table-cell table:style-name="ce18" office:value-type="float" office:value="21471" calcext:value-type="float">
            <text:p>21471.00 </text:p>
          </table:table-cell>
          <table:table-cell table:style-name="ce18" office:value-type="float" office:value="12717.4" calcext:value-type="float">
            <text:p>12717.40 </text:p>
          </table:table-cell>
          <table:table-cell table:style-name="ce23" office:value-type="float" office:value="72984.8" calcext:value-type="float">
            <text:p>72984.80 </text:p>
          </table:table-cell>
          <table:table-cell table:style-name="ce26" table:formula="of:=([.E41]-[.F41])/[.E41]" office:value-type="percentage" office:value="0.407694099017279" calcext:value-type="percentage">
            <text:p>40.77%</text:p>
          </table:table-cell>
          <table:table-cell table:style-name="ce27" table:formula="of:=([.G41]-[.F41])/[.G41]" office:value-type="percentage" office:value="0.825752759478686" calcext:value-type="percentage">
            <text:p>82.5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15K</text:p>
          </table:table-cell>
          <table:table-cell table:style-name="ce9" office:value-type="float" office:value="14483" calcext:value-type="float">
            <text:p>14483</text:p>
          </table:table-cell>
          <table:table-cell table:style-name="ce14" office:value-type="float" office:value="9378356" calcext:value-type="float">
            <text:p>9378356</text:p>
          </table:table-cell>
          <table:table-cell table:style-name="ce18" office:value-type="float" office:value="209256.8" calcext:value-type="float">
            <text:p>209256.80 </text:p>
          </table:table-cell>
          <table:table-cell table:style-name="ce18" office:value-type="float" office:value="34899.6" calcext:value-type="float">
            <text:p>34899.60 </text:p>
          </table:table-cell>
          <table:table-cell table:style-name="ce18" office:value-type="float" office:value="23430" calcext:value-type="float">
            <text:p>23430.00 </text:p>
          </table:table-cell>
          <table:table-cell table:style-name="ce23" office:value-type="float" office:value="166063.2" calcext:value-type="float">
            <text:p>166063.20 </text:p>
          </table:table-cell>
          <table:table-cell table:style-name="ce26" table:formula="of:=([.E42]-[.F42])/[.E42]" office:value-type="percentage" office:value="0.328645600522642" calcext:value-type="percentage">
            <text:p>32.86%</text:p>
          </table:table-cell>
          <table:table-cell table:style-name="ce27" table:formula="of:=([.G42]-[.F42])/[.G42]" office:value-type="percentage" office:value="0.858909138207622" calcext:value-type="percentage">
            <text:p>85.8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20K</text:p>
          </table:table-cell>
          <table:table-cell table:style-name="ce9" office:value-type="float" office:value="19254" calcext:value-type="float">
            <text:p>19254</text:p>
          </table:table-cell>
          <table:table-cell table:style-name="ce14" office:value-type="float" office:value="17511226" calcext:value-type="float">
            <text:p>17511226</text:p>
          </table:table-cell>
          <table:table-cell table:style-name="ce18" office:value-type="float" office:value="373935.2" calcext:value-type="float">
            <text:p>373935.20 </text:p>
          </table:table-cell>
          <table:table-cell table:style-name="ce18" office:value-type="float" office:value="70628.4" calcext:value-type="float">
            <text:p>70628.40 </text:p>
          </table:table-cell>
          <table:table-cell table:style-name="ce18" office:value-type="float" office:value="44562.8" calcext:value-type="float">
            <text:p>44562.80 </text:p>
          </table:table-cell>
          <table:table-cell table:style-name="ce23" office:value-type="float" office:value="325378.6" calcext:value-type="float">
            <text:p>325378.60 </text:p>
          </table:table-cell>
          <table:table-cell table:style-name="ce26" table:formula="of:=([.E43]-[.F43])/[.E43]" office:value-type="percentage" office:value="0.369052675694197" calcext:value-type="percentage">
            <text:p>36.91%</text:p>
          </table:table-cell>
          <table:table-cell table:style-name="ce27" table:formula="of:=([.G43]-[.F43])/[.G43]" office:value-type="percentage" office:value="0.863043236402148" calcext:value-type="percentage">
            <text:p>86.3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30K</text:p>
          </table:table-cell>
          <table:table-cell table:style-name="ce9" office:value-type="float" office:value="28899" calcext:value-type="float">
            <text:p>28899</text:p>
          </table:table-cell>
          <table:table-cell table:style-name="ce14" office:value-type="float" office:value="38191926" calcext:value-type="float">
            <text:p>38191926</text:p>
          </table:table-cell>
          <table:table-cell table:style-name="ce18" office:value-type="float" office:value="834078.4" calcext:value-type="float">
            <text:p>834078.40 </text:p>
          </table:table-cell>
          <table:table-cell table:style-name="ce18" office:value-type="float" office:value="147005.8" calcext:value-type="float">
            <text:p>147005.80 </text:p>
          </table:table-cell>
          <table:table-cell table:style-name="ce18" office:value-type="float" office:value="94508.6" calcext:value-type="float">
            <text:p>94508.60 </text:p>
          </table:table-cell>
          <table:table-cell table:style-name="ce23" office:value-type="float" office:value="821422" calcext:value-type="float">
            <text:p>821422.00 </text:p>
          </table:table-cell>
          <table:table-cell table:style-name="ce26" table:formula="of:=([.E44]-[.F44])/[.E44]" office:value-type="percentage" office:value="0.357109719480456" calcext:value-type="percentage">
            <text:p>35.71%</text:p>
          </table:table-cell>
          <table:table-cell table:style-name="ce27" table:formula="of:=([.G44]-[.F44])/[.G44]" office:value-type="percentage" office:value="0.884945131734967" calcext:value-type="percentage">
            <text:p>88.4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1K</text:p>
          </table:table-cell>
          <table:table-cell table:style-name="ce9" office:value-type="float" office:value="782" calcext:value-type="float">
            <text:p>782</text:p>
          </table:table-cell>
          <table:table-cell table:style-name="ce14" office:value-type="float" office:value="23773" calcext:value-type="float">
            <text:p>23773</text:p>
          </table:table-cell>
          <table:table-cell table:style-name="ce18" office:value-type="float" office:value="813" calcext:value-type="float">
            <text:p>813.00 </text:p>
          </table:table-cell>
          <table:table-cell table:style-name="ce18" office:value-type="float" office:value="1359.2" calcext:value-type="float">
            <text:p>1359.20 </text:p>
          </table:table-cell>
          <table:table-cell table:style-name="ce18" office:value-type="float" office:value="1185" calcext:value-type="float">
            <text:p>1185.00 </text:p>
          </table:table-cell>
          <table:table-cell table:style-name="ce23" office:value-type="float" office:value="591.6" calcext:value-type="float">
            <text:p>591.60 </text:p>
          </table:table-cell>
          <table:table-cell table:style-name="ce26" table:formula="of:=([.E45]-[.F45])/[.E45]" office:value-type="percentage" office:value="0.128163625662154" calcext:value-type="percentage">
            <text:p>12.82%</text:p>
          </table:table-cell>
          <table:table-cell table:style-name="ce27" table:formula="of:=([.G45]-[.F45])/[.G45]" office:value-type="percentage" office:value="-1.00304259634888" calcext:value-type="percentage">
            <text:p>-100.3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5K</text:p>
          </table:table-cell>
          <table:table-cell table:style-name="ce9" office:value-type="float" office:value="4602" calcext:value-type="float">
            <text:p>4602</text:p>
          </table:table-cell>
          <table:table-cell table:style-name="ce14" office:value-type="float" office:value="731522" calcext:value-type="float">
            <text:p>731522</text:p>
          </table:table-cell>
          <table:table-cell table:style-name="ce18" office:value-type="float" office:value="28223.2" calcext:value-type="float">
            <text:p>28223.20 </text:p>
          </table:table-cell>
          <table:table-cell table:style-name="ce18" office:value-type="float" office:value="9965.8" calcext:value-type="float">
            <text:p>9965.80 </text:p>
          </table:table-cell>
          <table:table-cell table:style-name="ce18" office:value-type="float" office:value="8629" calcext:value-type="float">
            <text:p>8629.00 </text:p>
          </table:table-cell>
          <table:table-cell table:style-name="ce23" office:value-type="float" office:value="34423.2" calcext:value-type="float">
            <text:p>34423.20 </text:p>
          </table:table-cell>
          <table:table-cell table:style-name="ce26" table:formula="of:=([.E46]-[.F46])/[.E46]" office:value-type="percentage" office:value="0.134138754540529" calcext:value-type="percentage">
            <text:p>13.41%</text:p>
          </table:table-cell>
          <table:table-cell table:style-name="ce27" table:formula="of:=([.G46]-[.F46])/[.G46]" office:value-type="percentage" office:value="0.749326035929257" calcext:value-type="percentage">
            <text:p>74.9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10K</text:p>
          </table:table-cell>
          <table:table-cell table:style-name="ce9" office:value-type="float" office:value="9017" calcext:value-type="float">
            <text:p>9017</text:p>
          </table:table-cell>
          <table:table-cell table:style-name="ce14" office:value-type="float" office:value="2969508" calcext:value-type="float">
            <text:p>2969508</text:p>
          </table:table-cell>
          <table:table-cell table:style-name="ce18" office:value-type="float" office:value="110732.4" calcext:value-type="float">
            <text:p>110732.40 </text:p>
          </table:table-cell>
          <table:table-cell table:style-name="ce18" office:value-type="float" office:value="49358" calcext:value-type="float">
            <text:p>49358.00 </text:p>
          </table:table-cell>
          <table:table-cell table:style-name="ce18" office:value-type="float" office:value="20014" calcext:value-type="float">
            <text:p>20014.00 </text:p>
          </table:table-cell>
          <table:table-cell table:style-name="ce23" office:value-type="float" office:value="161832.2" calcext:value-type="float">
            <text:p>161832.20 </text:p>
          </table:table-cell>
          <table:table-cell table:style-name="ce26" table:formula="of:=([.E47]-[.F47])/[.E47]" office:value-type="percentage" office:value="0.594513554033794" calcext:value-type="percentage">
            <text:p>59.45%</text:p>
          </table:table-cell>
          <table:table-cell table:style-name="ce27" table:formula="of:=([.G47]-[.F47])/[.G47]" office:value-type="percentage" office:value="0.876328691076312" calcext:value-type="percentage">
            <text:p>87.6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15K</text:p>
          </table:table-cell>
          <table:table-cell table:style-name="ce9" office:value-type="float" office:value="13407" calcext:value-type="float">
            <text:p>13407</text:p>
          </table:table-cell>
          <table:table-cell table:style-name="ce14" office:value-type="float" office:value="6735943" calcext:value-type="float">
            <text:p>6735943</text:p>
          </table:table-cell>
          <table:table-cell table:style-name="ce18" office:value-type="float" office:value="247213.8" calcext:value-type="float">
            <text:p>247213.80 </text:p>
          </table:table-cell>
          <table:table-cell table:style-name="ce18" office:value-type="float" office:value="71238.8" calcext:value-type="float">
            <text:p>71238.80 </text:p>
          </table:table-cell>
          <table:table-cell table:style-name="ce18" office:value-type="float" office:value="36673.6" calcext:value-type="float">
            <text:p>36673.60 </text:p>
          </table:table-cell>
          <table:table-cell table:style-name="ce23" office:value-type="float" office:value="385479.6" calcext:value-type="float">
            <text:p>385479.60 </text:p>
          </table:table-cell>
          <table:table-cell table:style-name="ce26" table:formula="of:=([.E48]-[.F48])/[.E48]" office:value-type="percentage" office:value="0.485201884366385" calcext:value-type="percentage">
            <text:p>48.52%</text:p>
          </table:table-cell>
          <table:table-cell table:style-name="ce27" table:formula="of:=([.G48]-[.F48])/[.G48]" office:value-type="percentage" office:value="0.904862410358421" calcext:value-type="percentage">
            <text:p>90.4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20K</text:p>
          </table:table-cell>
          <table:table-cell table:style-name="ce9" office:value-type="float" office:value="17743" calcext:value-type="float">
            <text:p>17743</text:p>
          </table:table-cell>
          <table:table-cell table:style-name="ce14" office:value-type="float" office:value="10910459" calcext:value-type="float">
            <text:p>10910459</text:p>
          </table:table-cell>
          <table:table-cell table:style-name="ce18" office:value-type="float" office:value="431066.6" calcext:value-type="float">
            <text:p>431066.60 </text:p>
          </table:table-cell>
          <table:table-cell table:style-name="ce18" office:value-type="float" office:value="146711.2" calcext:value-type="float">
            <text:p>146711.20 </text:p>
          </table:table-cell>
          <table:table-cell table:style-name="ce18" office:value-type="float" office:value="59800.4" calcext:value-type="float">
            <text:p>59800.40 </text:p>
          </table:table-cell>
          <table:table-cell table:style-name="ce23" office:value-type="float" office:value="697802.6" calcext:value-type="float">
            <text:p>697802.60 </text:p>
          </table:table-cell>
          <table:table-cell table:style-name="ce26" table:formula="of:=([.E49]-[.F49])/[.E49]" office:value-type="percentage" office:value="0.592393764075272" calcext:value-type="percentage">
            <text:p>59.24%</text:p>
          </table:table-cell>
          <table:table-cell table:style-name="ce27" table:formula="of:=([.G49]-[.F49])/[.G49]" office:value-type="percentage" office:value="0.914301838370909" calcext:value-type="percentage">
            <text:p>91.4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30K</text:p>
          </table:table-cell>
          <table:table-cell table:style-name="ce9" office:value-type="float" office:value="26585" calcext:value-type="float">
            <text:p>26585</text:p>
          </table:table-cell>
          <table:table-cell table:style-name="ce14" office:value-type="float" office:value="25175553" calcext:value-type="float">
            <text:p>25175553</text:p>
          </table:table-cell>
          <table:table-cell table:style-name="ce18" office:value-type="float" office:value="967441.6" calcext:value-type="float">
            <text:p>967441.60 </text:p>
          </table:table-cell>
          <table:table-cell table:style-name="ce18" office:value-type="float" office:value="288812.6" calcext:value-type="float">
            <text:p>288812.60 </text:p>
          </table:table-cell>
          <table:table-cell table:style-name="ce18" office:value-type="float" office:value="124706.8" calcext:value-type="float">
            <text:p>124706.80 </text:p>
          </table:table-cell>
          <table:table-cell table:style-name="ce23" office:value-type="float" office:value="1701372.2" calcext:value-type="float">
            <text:p>1701372.20 </text:p>
          </table:table-cell>
          <table:table-cell table:style-name="ce26" table:formula="of:=([.E50]-[.F50])/[.E50]" office:value-type="percentage" office:value="0.56820858923745" calcext:value-type="percentage">
            <text:p>56.82%</text:p>
          </table:table-cell>
          <table:table-cell table:style-name="ce27" table:formula="of:=([.G50]-[.F50])/[.G50]" office:value-type="percentage" office:value="0.926702223064418" calcext:value-type="percentage">
            <text:p>92.6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1K</text:p>
          </table:table-cell>
          <table:table-cell table:style-name="ce9" office:value-type="float" office:value="857" calcext:value-type="float">
            <text:p>857</text:p>
          </table:table-cell>
          <table:table-cell table:style-name="ce14" office:value-type="float" office:value="10621" calcext:value-type="float">
            <text:p>10621</text:p>
          </table:table-cell>
          <table:table-cell table:style-name="ce18" office:value-type="float" office:value="1188.6" calcext:value-type="float">
            <text:p>1188.60 </text:p>
          </table:table-cell>
          <table:table-cell table:style-name="ce18" office:value-type="float" office:value="1283.6" calcext:value-type="float">
            <text:p>1283.60 </text:p>
          </table:table-cell>
          <table:table-cell table:style-name="ce18" office:value-type="float" office:value="1157" calcext:value-type="float">
            <text:p>1157.00 </text:p>
          </table:table-cell>
          <table:table-cell table:style-name="ce23" office:value-type="float" office:value="500" calcext:value-type="float">
            <text:p>500.00 </text:p>
          </table:table-cell>
          <table:table-cell table:style-name="ce26" table:formula="of:=([.E51]-[.F51])/[.E51]" office:value-type="percentage" office:value="0.0986288563415394" calcext:value-type="percentage">
            <text:p>9.86%</text:p>
          </table:table-cell>
          <table:table-cell table:style-name="ce27" table:formula="of:=([.G51]-[.F51])/[.G51]" office:value-type="percentage" office:value="-1.314" calcext:value-type="percentage">
            <text:p>-131.4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5K</text:p>
          </table:table-cell>
          <table:table-cell table:style-name="ce9" office:value-type="float" office:value="4533" calcext:value-type="float">
            <text:p>4533</text:p>
          </table:table-cell>
          <table:table-cell table:style-name="ce14" office:value-type="float" office:value="398600" calcext:value-type="float">
            <text:p>398600</text:p>
          </table:table-cell>
          <table:table-cell table:style-name="ce18" office:value-type="float" office:value="33143.2" calcext:value-type="float">
            <text:p>33143.20 </text:p>
          </table:table-cell>
          <table:table-cell table:style-name="ce18" office:value-type="float" office:value="8057.6" calcext:value-type="float">
            <text:p>8057.60 </text:p>
          </table:table-cell>
          <table:table-cell table:style-name="ce18" office:value-type="float" office:value="7899" calcext:value-type="float">
            <text:p>7899.00 </text:p>
          </table:table-cell>
          <table:table-cell table:style-name="ce23" office:value-type="float" office:value="27139.2" calcext:value-type="float">
            <text:p>27139.20 </text:p>
          </table:table-cell>
          <table:table-cell table:style-name="ce26" table:formula="of:=([.E52]-[.F52])/[.E52]" office:value-type="percentage" office:value="0.019683280381255" calcext:value-type="percentage">
            <text:p>1.97%</text:p>
          </table:table-cell>
          <table:table-cell table:style-name="ce27" table:formula="of:=([.G52]-[.F52])/[.G52]" office:value-type="percentage" office:value="0.708944994694022" calcext:value-type="percentage">
            <text:p>70.8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10K</text:p>
          </table:table-cell>
          <table:table-cell table:style-name="ce9" office:value-type="float" office:value="8782" calcext:value-type="float">
            <text:p>8782</text:p>
          </table:table-cell>
          <table:table-cell table:style-name="ce14" office:value-type="float" office:value="1522348" calcext:value-type="float">
            <text:p>1522348</text:p>
          </table:table-cell>
          <table:table-cell table:style-name="ce18" office:value-type="float" office:value="124735.8" calcext:value-type="float">
            <text:p>124735.80 </text:p>
          </table:table-cell>
          <table:table-cell table:style-name="ce18" office:value-type="float" office:value="43134.6" calcext:value-type="float">
            <text:p>43134.60 </text:p>
          </table:table-cell>
          <table:table-cell table:style-name="ce18" office:value-type="float" office:value="20588.4" calcext:value-type="float">
            <text:p>20588.40 </text:p>
          </table:table-cell>
          <table:table-cell table:style-name="ce23" office:value-type="float" office:value="117999.4" calcext:value-type="float">
            <text:p>117999.40 </text:p>
          </table:table-cell>
          <table:table-cell table:style-name="ce26" table:formula="of:=([.E53]-[.F53])/[.E53]" office:value-type="percentage" office:value="0.522694078535561" calcext:value-type="percentage">
            <text:p>52.27%</text:p>
          </table:table-cell>
          <table:table-cell table:style-name="ce27" table:formula="of:=([.G53]-[.F53])/[.G53]" office:value-type="percentage" office:value="0.825521146717695" calcext:value-type="percentage">
            <text:p>82.5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15K</text:p>
          </table:table-cell>
          <table:table-cell table:style-name="ce9" office:value-type="float" office:value="13096" calcext:value-type="float">
            <text:p>13096</text:p>
          </table:table-cell>
          <table:table-cell table:style-name="ce14" office:value-type="float" office:value="3599268" calcext:value-type="float">
            <text:p>3599268</text:p>
          </table:table-cell>
          <table:table-cell table:style-name="ce18" office:value-type="float" office:value="276412.4" calcext:value-type="float">
            <text:p>276412.40 </text:p>
          </table:table-cell>
          <table:table-cell table:style-name="ce18" office:value-type="float" office:value="63459.2" calcext:value-type="float">
            <text:p>63459.20 </text:p>
          </table:table-cell>
          <table:table-cell table:style-name="ce18" office:value-type="float" office:value="38657.8" calcext:value-type="float">
            <text:p>38657.80 </text:p>
          </table:table-cell>
          <table:table-cell table:style-name="ce23" office:value-type="float" office:value="267444.4" calcext:value-type="float">
            <text:p>267444.40 </text:p>
          </table:table-cell>
          <table:table-cell table:style-name="ce26" table:formula="of:=([.E54]-[.F54])/[.E54]" office:value-type="percentage" office:value="0.390824340678735" calcext:value-type="percentage">
            <text:p>39.08%</text:p>
          </table:table-cell>
          <table:table-cell table:style-name="ce27" table:formula="of:=([.G54]-[.F54])/[.G54]" office:value-type="percentage" office:value="0.855454816029051" calcext:value-type="percentage">
            <text:p>85.5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20K</text:p>
          </table:table-cell>
          <table:table-cell table:style-name="ce9" office:value-type="float" office:value="17333" calcext:value-type="float">
            <text:p>17333</text:p>
          </table:table-cell>
          <table:table-cell table:style-name="ce14" office:value-type="float" office:value="6178706" calcext:value-type="float">
            <text:p>6178706</text:p>
          </table:table-cell>
          <table:table-cell table:style-name="ce18" office:value-type="float" office:value="479948.2" calcext:value-type="float">
            <text:p>479948.20 </text:p>
          </table:table-cell>
          <table:table-cell table:style-name="ce18" office:value-type="float" office:value="119918.8" calcext:value-type="float">
            <text:p>119918.80 </text:p>
          </table:table-cell>
          <table:table-cell table:style-name="ce18" office:value-type="float" office:value="49554.8" calcext:value-type="float">
            <text:p>49554.80 </text:p>
          </table:table-cell>
          <table:table-cell table:style-name="ce23" office:value-type="float" office:value="475101.4" calcext:value-type="float">
            <text:p>475101.40 </text:p>
          </table:table-cell>
          <table:table-cell table:style-name="ce26" table:formula="of:=([.E55]-[.F55])/[.E55]" office:value-type="percentage" office:value="0.586763710110508" calcext:value-type="percentage">
            <text:p>58.68%</text:p>
          </table:table-cell>
          <table:table-cell table:style-name="ce27" table:formula="of:=([.G55]-[.F55])/[.G55]" office:value-type="percentage" office:value="0.895696371343044" calcext:value-type="percentage">
            <text:p>89.5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30K</text:p>
          </table:table-cell>
          <table:table-cell table:style-name="ce9" office:value-type="float" office:value="25791" calcext:value-type="float">
            <text:p>25791</text:p>
          </table:table-cell>
          <table:table-cell table:style-name="ce14" office:value-type="float" office:value="13756268" calcext:value-type="float">
            <text:p>13756268</text:p>
          </table:table-cell>
          <table:table-cell table:style-name="ce18" office:value-type="float" office:value="1058398" calcext:value-type="float">
            <text:p>1058398.00 </text:p>
          </table:table-cell>
          <table:table-cell table:style-name="ce18" office:value-type="float" office:value="234156.6" calcext:value-type="float">
            <text:p>234156.60 </text:p>
          </table:table-cell>
          <table:table-cell table:style-name="ce18" office:value-type="float" office:value="104712.4" calcext:value-type="float">
            <text:p>104712.40 </text:p>
          </table:table-cell>
          <table:table-cell table:style-name="ce23" office:value-type="float" office:value="1036581.4" calcext:value-type="float">
            <text:p>1036581.40 </text:p>
          </table:table-cell>
          <table:table-cell table:style-name="ce26" table:formula="of:=([.E56]-[.F56])/[.E56]" office:value-type="percentage" office:value="0.552810384161711" calcext:value-type="percentage">
            <text:p>55.28%</text:p>
          </table:table-cell>
          <table:table-cell table:style-name="ce27" table:formula="of:=([.G56]-[.F56])/[.G56]" office:value-type="percentage" office:value="0.898982945285339" calcext:value-type="percentage">
            <text:p>89.9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1K</text:p>
          </table:table-cell>
          <table:table-cell table:style-name="ce9" office:value-type="float" office:value="874" calcext:value-type="float">
            <text:p>874</text:p>
          </table:table-cell>
          <table:table-cell table:style-name="ce14" office:value-type="float" office:value="38305" calcext:value-type="float">
            <text:p>38305</text:p>
          </table:table-cell>
          <table:table-cell table:style-name="ce18" office:value-type="float" office:value="1152.6" calcext:value-type="float">
            <text:p>1152.60 </text:p>
          </table:table-cell>
          <table:table-cell table:style-name="ce18" office:value-type="float" office:value="1414.6" calcext:value-type="float">
            <text:p>1414.60 </text:p>
          </table:table-cell>
          <table:table-cell table:style-name="ce18" office:value-type="float" office:value="1289.4" calcext:value-type="float">
            <text:p>1289.40 </text:p>
          </table:table-cell>
          <table:table-cell table:style-name="ce23" office:value-type="float" office:value="1160.6" calcext:value-type="float">
            <text:p>1160.60 </text:p>
          </table:table-cell>
          <table:table-cell table:style-name="ce26" table:formula="of:=([.E57]-[.F57])/[.E57]" office:value-type="percentage" office:value="0.0885055846175596" calcext:value-type="percentage">
            <text:p>8.85%</text:p>
          </table:table-cell>
          <table:table-cell table:style-name="ce27" table:formula="of:=([.G57]-[.F57])/[.G57]" office:value-type="percentage" office:value="-0.110977080820266" calcext:value-type="percentage">
            <text:p>-11.1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5K</text:p>
          </table:table-cell>
          <table:table-cell table:style-name="ce9" office:value-type="float" office:value="4483" calcext:value-type="float">
            <text:p>4483</text:p>
          </table:table-cell>
          <table:table-cell table:style-name="ce14" office:value-type="float" office:value="960833" calcext:value-type="float">
            <text:p>960833</text:p>
          </table:table-cell>
          <table:table-cell table:style-name="ce18" office:value-type="float" office:value="27661.2" calcext:value-type="float">
            <text:p>27661.20 </text:p>
          </table:table-cell>
          <table:table-cell table:style-name="ce18" office:value-type="float" office:value="8707.4" calcext:value-type="float">
            <text:p>8707.40 </text:p>
          </table:table-cell>
          <table:table-cell table:style-name="ce18" office:value-type="float" office:value="8631" calcext:value-type="float">
            <text:p>8631.00 </text:p>
          </table:table-cell>
          <table:table-cell table:style-name="ce23" office:value-type="float" office:value="37881.8" calcext:value-type="float">
            <text:p>37881.80 </text:p>
          </table:table-cell>
          <table:table-cell table:style-name="ce26" table:formula="of:=([.E58]-[.F58])/[.E58]" office:value-type="percentage" office:value="0.00877414612858025" calcext:value-type="percentage">
            <text:p>0.88%</text:p>
          </table:table-cell>
          <table:table-cell table:style-name="ce27" table:formula="of:=([.G58]-[.F58])/[.G58]" office:value-type="percentage" office:value="0.772159717859236" calcext:value-type="percentage">
            <text:p>77.2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10K</text:p>
          </table:table-cell>
          <table:table-cell table:style-name="ce9" office:value-type="float" office:value="8835" calcext:value-type="float">
            <text:p>8835</text:p>
          </table:table-cell>
          <table:table-cell table:style-name="ce14" office:value-type="float" office:value="3860687" calcext:value-type="float">
            <text:p>3860687</text:p>
          </table:table-cell>
          <table:table-cell table:style-name="ce18" office:value-type="float" office:value="106795" calcext:value-type="float">
            <text:p>106795.00 </text:p>
          </table:table-cell>
          <table:table-cell table:style-name="ce18" office:value-type="float" office:value="44785.2" calcext:value-type="float">
            <text:p>44785.20 </text:p>
          </table:table-cell>
          <table:table-cell table:style-name="ce18" office:value-type="float" office:value="19821.2" calcext:value-type="float">
            <text:p>19821.20 </text:p>
          </table:table-cell>
          <table:table-cell table:style-name="ce23" office:value-type="float" office:value="168898.8" calcext:value-type="float">
            <text:p>168898.80 </text:p>
          </table:table-cell>
          <table:table-cell table:style-name="ce26" table:formula="of:=([.E59]-[.F59])/[.E59]" office:value-type="percentage" office:value="0.557416289309861" calcext:value-type="percentage">
            <text:p>55.74%</text:p>
          </table:table-cell>
          <table:table-cell table:style-name="ce27" table:formula="of:=([.G59]-[.F59])/[.G59]" office:value-type="percentage" office:value="0.882644518492731" calcext:value-type="percentage">
            <text:p>88.2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15K</text:p>
          </table:table-cell>
          <table:table-cell table:style-name="ce9" office:value-type="float" office:value="13131" calcext:value-type="float">
            <text:p>13131</text:p>
          </table:table-cell>
          <table:table-cell table:style-name="ce14" office:value-type="float" office:value="8681549" calcext:value-type="float">
            <text:p>8681549</text:p>
          </table:table-cell>
          <table:table-cell table:style-name="ce18" office:value-type="float" office:value="236530" calcext:value-type="float">
            <text:p>236530.00 </text:p>
          </table:table-cell>
          <table:table-cell table:style-name="ce18" office:value-type="float" office:value="68396.2" calcext:value-type="float">
            <text:p>68396.20 </text:p>
          </table:table-cell>
          <table:table-cell table:style-name="ce18" office:value-type="float" office:value="33709.2" calcext:value-type="float">
            <text:p>33709.20 </text:p>
          </table:table-cell>
          <table:table-cell table:style-name="ce23" office:value-type="float" office:value="395194.6" calcext:value-type="float">
            <text:p>395194.60 </text:p>
          </table:table-cell>
          <table:table-cell table:style-name="ce26" table:formula="of:=([.E60]-[.F60])/[.E60]" office:value-type="percentage" office:value="0.507148057933043" calcext:value-type="percentage">
            <text:p>50.71%</text:p>
          </table:table-cell>
          <table:table-cell table:style-name="ce27" table:formula="of:=([.G60]-[.F60])/[.G60]" office:value-type="percentage" office:value="0.914702275790206" calcext:value-type="percentage">
            <text:p>91.4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20K</text:p>
          </table:table-cell>
          <table:table-cell table:style-name="ce9" office:value-type="float" office:value="17470" calcext:value-type="float">
            <text:p>17470</text:p>
          </table:table-cell>
          <table:table-cell table:style-name="ce14" office:value-type="float" office:value="15042712" calcext:value-type="float">
            <text:p>15042712</text:p>
          </table:table-cell>
          <table:table-cell table:style-name="ce18" office:value-type="float" office:value="419852.2" calcext:value-type="float">
            <text:p>419852.20 </text:p>
          </table:table-cell>
          <table:table-cell table:style-name="ce18" office:value-type="float" office:value="133691.2" calcext:value-type="float">
            <text:p>133691.20 </text:p>
          </table:table-cell>
          <table:table-cell table:style-name="ce18" office:value-type="float" office:value="55427" calcext:value-type="float">
            <text:p>55427.00 </text:p>
          </table:table-cell>
          <table:table-cell table:style-name="ce23" office:value-type="float" office:value="721742.4" calcext:value-type="float">
            <text:p>721742.40 </text:p>
          </table:table-cell>
          <table:table-cell table:style-name="ce26" table:formula="of:=([.E61]-[.F61])/[.E61]" office:value-type="percentage" office:value="0.585410258865206" calcext:value-type="percentage">
            <text:p>58.54%</text:p>
          </table:table-cell>
          <table:table-cell table:style-name="ce27" table:formula="of:=([.G61]-[.F61])/[.G61]" office:value-type="percentage" office:value="0.923203902112443" calcext:value-type="percentage">
            <text:p>92.3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30K</text:p>
          </table:table-cell>
          <table:table-cell table:style-name="ce9" office:value-type="float" office:value="25966" calcext:value-type="float">
            <text:p>25966</text:p>
          </table:table-cell>
          <table:table-cell table:style-name="ce14" office:value-type="float" office:value="33029736" calcext:value-type="float">
            <text:p>33029736</text:p>
          </table:table-cell>
          <table:table-cell table:style-name="ce18" office:value-type="float" office:value="919231" calcext:value-type="float">
            <text:p>919231.00 </text:p>
          </table:table-cell>
          <table:table-cell table:style-name="ce18" office:value-type="float" office:value="269749" calcext:value-type="float">
            <text:p>269749.00 </text:p>
          </table:table-cell>
          <table:table-cell table:style-name="ce18" office:value-type="float" office:value="119857.8" calcext:value-type="float">
            <text:p>119857.80 </text:p>
          </table:table-cell>
          <table:table-cell table:style-name="ce23" office:value-type="float" office:value="1657899" calcext:value-type="float">
            <text:p>1657899.00 </text:p>
          </table:table-cell>
          <table:table-cell table:style-name="ce26" table:formula="of:=([.E62]-[.F62])/[.E62]" office:value-type="percentage" office:value="0.55566915910717" calcext:value-type="percentage">
            <text:p>55.57%</text:p>
          </table:table-cell>
          <table:table-cell table:style-name="ce27" table:formula="of:=([.G62]-[.F62])/[.G62]" office:value-type="percentage" office:value="0.927705004949035" calcext:value-type="percentage">
            <text:p>92.7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1K</text:p>
          </table:table-cell>
          <table:table-cell table:style-name="ce9" office:value-type="float" office:value="977" calcext:value-type="float">
            <text:p>977</text:p>
          </table:table-cell>
          <table:table-cell table:style-name="ce14" office:value-type="float" office:value="6195" calcext:value-type="float">
            <text:p>6195</text:p>
          </table:table-cell>
          <table:table-cell table:style-name="ce18" office:value-type="float" office:value="1136.4" calcext:value-type="float">
            <text:p>1136.40 </text:p>
          </table:table-cell>
          <table:table-cell table:style-name="ce18" office:value-type="float" office:value="748.2" calcext:value-type="float">
            <text:p>748.20 </text:p>
          </table:table-cell>
          <table:table-cell table:style-name="ce18" office:value-type="float" office:value="530.2" calcext:value-type="float">
            <text:p>530.20 </text:p>
          </table:table-cell>
          <table:table-cell table:style-name="ce23" office:value-type="float" office:value="905.6" calcext:value-type="float">
            <text:p>905.60 </text:p>
          </table:table-cell>
          <table:table-cell table:style-name="ce26" table:formula="of:=([.E63]-[.F63])/[.E63]" office:value-type="percentage" office:value="0.291365944934509" calcext:value-type="percentage">
            <text:p>29.14%</text:p>
          </table:table-cell>
          <table:table-cell table:style-name="ce27" table:formula="of:=([.G63]-[.F63])/[.G63]" office:value-type="percentage" office:value="0.414531802120141" calcext:value-type="percentage">
            <text:p>41.4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5K</text:p>
          </table:table-cell>
          <table:table-cell table:style-name="ce9" office:value-type="float" office:value="4718" calcext:value-type="float">
            <text:p>4718</text:p>
          </table:table-cell>
          <table:table-cell table:style-name="ce14" office:value-type="float" office:value="101420" calcext:value-type="float">
            <text:p>101420</text:p>
          </table:table-cell>
          <table:table-cell table:style-name="ce18" office:value-type="float" office:value="27340.4" calcext:value-type="float">
            <text:p>27340.40 </text:p>
          </table:table-cell>
          <table:table-cell table:style-name="ce18" office:value-type="float" office:value="3804" calcext:value-type="float">
            <text:p>3804.00 </text:p>
          </table:table-cell>
          <table:table-cell table:style-name="ce18" office:value-type="float" office:value="3943" calcext:value-type="float">
            <text:p>3943.00 </text:p>
          </table:table-cell>
          <table:table-cell table:style-name="ce23" office:value-type="float" office:value="8412.4" calcext:value-type="float">
            <text:p>8412.40 </text:p>
          </table:table-cell>
          <table:table-cell table:style-name="ce26" table:formula="of:=([.E64]-[.F64])/[.E64]" office:value-type="percentage" office:value="-0.036540483701367" calcext:value-type="percentage">
            <text:p>-3.65%</text:p>
          </table:table-cell>
          <table:table-cell table:style-name="ce27" table:formula="of:=([.G64]-[.F64])/[.G64]" office:value-type="percentage" office:value="0.531287147544102" calcext:value-type="percentage">
            <text:p>53.1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10K</text:p>
          </table:table-cell>
          <table:table-cell table:style-name="ce9" office:value-type="float" office:value="9544" calcext:value-type="float">
            <text:p>9544</text:p>
          </table:table-cell>
          <table:table-cell table:style-name="ce14" office:value-type="float" office:value="428115" calcext:value-type="float">
            <text:p>428115</text:p>
          </table:table-cell>
          <table:table-cell table:style-name="ce18" office:value-type="float" office:value="115434" calcext:value-type="float">
            <text:p>115434.00 </text:p>
          </table:table-cell>
          <table:table-cell table:style-name="ce18" office:value-type="float" office:value="19740.8" calcext:value-type="float">
            <text:p>19740.80 </text:p>
          </table:table-cell>
          <table:table-cell table:style-name="ce18" office:value-type="float" office:value="11644.6" calcext:value-type="float">
            <text:p>11644.60 </text:p>
          </table:table-cell>
          <table:table-cell table:style-name="ce23" office:value-type="float" office:value="29728.2" calcext:value-type="float">
            <text:p>29728.20 </text:p>
          </table:table-cell>
          <table:table-cell table:style-name="ce26" table:formula="of:=([.E65]-[.F65])/[.E65]" office:value-type="percentage" office:value="0.410125222888637" calcext:value-type="percentage">
            <text:p>41.01%</text:p>
          </table:table-cell>
          <table:table-cell table:style-name="ce27" table:formula="of:=([.G65]-[.F65])/[.G65]" office:value-type="percentage" office:value="0.608297845143668" calcext:value-type="percentage">
            <text:p>60.8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15K</text:p>
          </table:table-cell>
          <table:table-cell table:style-name="ce9" office:value-type="float" office:value="14512" calcext:value-type="float">
            <text:p>14512</text:p>
          </table:table-cell>
          <table:table-cell table:style-name="ce14" office:value-type="float" office:value="962085" calcext:value-type="float">
            <text:p>962085</text:p>
          </table:table-cell>
          <table:table-cell table:style-name="ce18" office:value-type="float" office:value="260209" calcext:value-type="float">
            <text:p>260209.00 </text:p>
          </table:table-cell>
          <table:table-cell table:style-name="ce18" office:value-type="float" office:value="31521.8" calcext:value-type="float">
            <text:p>31521.80 </text:p>
          </table:table-cell>
          <table:table-cell table:style-name="ce18" office:value-type="float" office:value="22789.4" calcext:value-type="float">
            <text:p>22789.40 </text:p>
          </table:table-cell>
          <table:table-cell table:style-name="ce23" office:value-type="float" office:value="62088.8" calcext:value-type="float">
            <text:p>62088.80 </text:p>
          </table:table-cell>
          <table:table-cell table:style-name="ce26" table:formula="of:=([.E66]-[.F66])/[.E66]" office:value-type="percentage" office:value="0.277027327119644" calcext:value-type="percentage">
            <text:p>27.70%</text:p>
          </table:table-cell>
          <table:table-cell table:style-name="ce27" table:formula="of:=([.G66]-[.F66])/[.G66]" office:value-type="percentage" office:value="0.632954735797761" calcext:value-type="percentage">
            <text:p>63.3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20K</text:p>
          </table:table-cell>
          <table:table-cell table:style-name="ce9" office:value-type="float" office:value="19477" calcext:value-type="float">
            <text:p>19477</text:p>
          </table:table-cell>
          <table:table-cell table:style-name="ce14" office:value-type="float" office:value="1827968" calcext:value-type="float">
            <text:p>1827968</text:p>
          </table:table-cell>
          <table:table-cell table:style-name="ce18" office:value-type="float" office:value="460328.8" calcext:value-type="float">
            <text:p>460328.80 </text:p>
          </table:table-cell>
          <table:table-cell table:style-name="ce18" office:value-type="float" office:value="63878.2" calcext:value-type="float">
            <text:p>63878.20 </text:p>
          </table:table-cell>
          <table:table-cell table:style-name="ce18" office:value-type="float" office:value="41513.4" calcext:value-type="float">
            <text:p>41513.40 </text:p>
          </table:table-cell>
          <table:table-cell table:style-name="ce23" office:value-type="float" office:value="113817.6" calcext:value-type="float">
            <text:p>113817.60 </text:p>
          </table:table-cell>
          <table:table-cell table:style-name="ce26" table:formula="of:=([.E67]-[.F67])/[.E67]" office:value-type="percentage" office:value="0.350116315112198" calcext:value-type="percentage">
            <text:p>35.01%</text:p>
          </table:table-cell>
          <table:table-cell table:style-name="ce27" table:formula="of:=([.G67]-[.F67])/[.G67]" office:value-type="percentage" office:value="0.63526379048583" calcext:value-type="percentage">
            <text:p>63.5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30K</text:p>
          </table:table-cell>
          <table:table-cell table:style-name="ce9" office:value-type="float" office:value="29684" calcext:value-type="float">
            <text:p>29684</text:p>
          </table:table-cell>
          <table:table-cell table:style-name="ce14" office:value-type="float" office:value="4359977" calcext:value-type="float">
            <text:p>4359977</text:p>
          </table:table-cell>
          <table:table-cell table:style-name="ce18" office:value-type="float" office:value="1053448" calcext:value-type="float">
            <text:p>1053448.00 </text:p>
          </table:table-cell>
          <table:table-cell table:style-name="ce18" office:value-type="float" office:value="143114.8" calcext:value-type="float">
            <text:p>143114.80 </text:p>
          </table:table-cell>
          <table:table-cell table:style-name="ce18" office:value-type="float" office:value="94548.2" calcext:value-type="float">
            <text:p>94548.20 </text:p>
          </table:table-cell>
          <table:table-cell table:style-name="ce23" office:value-type="float" office:value="323884.8" calcext:value-type="float">
            <text:p>323884.80 </text:p>
          </table:table-cell>
          <table:table-cell table:style-name="ce26" table:formula="of:=([.E68]-[.F68])/[.E68]" office:value-type="percentage" office:value="0.339354140871524" calcext:value-type="percentage">
            <text:p>33.94%</text:p>
          </table:table-cell>
          <table:table-cell table:style-name="ce27" table:formula="of:=([.G68]-[.F68])/[.G68]" office:value-type="percentage" office:value="0.708080774398799" calcext:value-type="percentage">
            <text:p>70.8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1K</text:p>
          </table:table-cell>
          <table:table-cell table:style-name="ce9" office:value-type="float" office:value="695" calcext:value-type="float">
            <text:p>695</text:p>
          </table:table-cell>
          <table:table-cell table:style-name="ce14" office:value-type="float" office:value="15794" calcext:value-type="float">
            <text:p>15794</text:p>
          </table:table-cell>
          <table:table-cell table:style-name="ce18" office:value-type="float" office:value="500" calcext:value-type="float">
            <text:p>500.00 </text:p>
          </table:table-cell>
          <table:table-cell table:style-name="ce18" office:value-type="float" office:value="685.4" calcext:value-type="float">
            <text:p>685.40 </text:p>
          </table:table-cell>
          <table:table-cell table:style-name="ce18" office:value-type="float" office:value="692.2" calcext:value-type="float">
            <text:p>692.20 </text:p>
          </table:table-cell>
          <table:table-cell table:style-name="ce23" office:value-type="float" office:value="289" calcext:value-type="float">
            <text:p>289.00 </text:p>
          </table:table-cell>
          <table:table-cell table:style-name="ce26" table:formula="of:=([.E69]-[.F69])/[.E69]" office:value-type="percentage" office:value="-0.00992121388969954" calcext:value-type="percentage">
            <text:p>-0.99%</text:p>
          </table:table-cell>
          <table:table-cell table:style-name="ce27" table:formula="of:=([.G69]-[.F69])/[.G69]" office:value-type="percentage" office:value="-1.39515570934256" calcext:value-type="percentage">
            <text:p>-139.5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5K</text:p>
          </table:table-cell>
          <table:table-cell table:style-name="ce9" office:value-type="float" office:value="5000" calcext:value-type="float">
            <text:p>5000</text:p>
          </table:table-cell>
          <table:table-cell table:style-name="ce14" office:value-type="float" office:value="778401" calcext:value-type="float">
            <text:p>778401</text:p>
          </table:table-cell>
          <table:table-cell table:style-name="ce18" office:value-type="float" office:value="26819" calcext:value-type="float">
            <text:p>26819.00 </text:p>
          </table:table-cell>
          <table:table-cell table:style-name="ce18" office:value-type="float" office:value="7751.6" calcext:value-type="float">
            <text:p>7751.60 </text:p>
          </table:table-cell>
          <table:table-cell table:style-name="ce18" office:value-type="float" office:value="7482.6" calcext:value-type="float">
            <text:p>7482.60 </text:p>
          </table:table-cell>
          <table:table-cell table:style-name="ce23" office:value-type="float" office:value="25997.6" calcext:value-type="float">
            <text:p>25997.60 </text:p>
          </table:table-cell>
          <table:table-cell table:style-name="ce26" table:formula="of:=([.E70]-[.F70])/[.E70]" office:value-type="percentage" office:value="0.0347025130295681" calcext:value-type="percentage">
            <text:p>3.47%</text:p>
          </table:table-cell>
          <table:table-cell table:style-name="ce27" table:formula="of:=([.G70]-[.F70])/[.G70]" office:value-type="percentage" office:value="0.712181124411484" calcext:value-type="percentage">
            <text:p>71.2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10K</text:p>
          </table:table-cell>
          <table:table-cell table:style-name="ce9" office:value-type="float" office:value="10000" calcext:value-type="float">
            <text:p>10000</text:p>
          </table:table-cell>
          <table:table-cell table:style-name="ce14" office:value-type="float" office:value="3008668" calcext:value-type="float">
            <text:p>3008668</text:p>
          </table:table-cell>
          <table:table-cell table:style-name="ce18" office:value-type="float" office:value="109729.4" calcext:value-type="float">
            <text:p>109729.40 </text:p>
          </table:table-cell>
          <table:table-cell table:style-name="ce18" office:value-type="float" office:value="46246.6" calcext:value-type="float">
            <text:p>46246.60 </text:p>
          </table:table-cell>
          <table:table-cell table:style-name="ce18" office:value-type="float" office:value="19547.2" calcext:value-type="float">
            <text:p>19547.20 </text:p>
          </table:table-cell>
          <table:table-cell table:style-name="ce23" office:value-type="float" office:value="127798.4" calcext:value-type="float">
            <text:p>127798.40 </text:p>
          </table:table-cell>
          <table:table-cell table:style-name="ce26" table:formula="of:=([.E71]-[.F71])/[.E71]" office:value-type="percentage" office:value="0.577326765643312" calcext:value-type="percentage">
            <text:p>57.73%</text:p>
          </table:table-cell>
          <table:table-cell table:style-name="ce27" table:formula="of:=([.G71]-[.F71])/[.G71]" office:value-type="percentage" office:value="0.847046598392468" calcext:value-type="percentage">
            <text:p>84.7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15K</text:p>
          </table:table-cell>
          <table:table-cell table:style-name="ce9" office:value-type="float" office:value="15000" calcext:value-type="float">
            <text:p>15000</text:p>
          </table:table-cell>
          <table:table-cell table:style-name="ce14" office:value-type="float" office:value="6751210" calcext:value-type="float">
            <text:p>6751210</text:p>
          </table:table-cell>
          <table:table-cell table:style-name="ce18" office:value-type="float" office:value="249757.2" calcext:value-type="float">
            <text:p>249757.20 </text:p>
          </table:table-cell>
          <table:table-cell table:style-name="ce18" office:value-type="float" office:value="67337.8" calcext:value-type="float">
            <text:p>67337.80 </text:p>
          </table:table-cell>
          <table:table-cell table:style-name="ce18" office:value-type="float" office:value="40226.6" calcext:value-type="float">
            <text:p>40226.60 </text:p>
          </table:table-cell>
          <table:table-cell table:style-name="ce23" office:value-type="float" office:value="315157.8" calcext:value-type="float">
            <text:p>315157.80 </text:p>
          </table:table-cell>
          <table:table-cell table:style-name="ce26" table:formula="of:=([.E72]-[.F72])/[.E72]" office:value-type="percentage" office:value="0.402614876042876" calcext:value-type="percentage">
            <text:p>40.26%</text:p>
          </table:table-cell>
          <table:table-cell table:style-name="ce27" table:formula="of:=([.G72]-[.F72])/[.G72]" office:value-type="percentage" office:value="0.872360449273348" calcext:value-type="percentage">
            <text:p>87.2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20K</text:p>
          </table:table-cell>
          <table:table-cell table:style-name="ce9" office:value-type="float" office:value="20000" calcext:value-type="float">
            <text:p>20000</text:p>
          </table:table-cell>
          <table:table-cell table:style-name="ce14" office:value-type="float" office:value="12162906" calcext:value-type="float">
            <text:p>12162906</text:p>
          </table:table-cell>
          <table:table-cell table:style-name="ce18" office:value-type="float" office:value="444746.2" calcext:value-type="float">
            <text:p>444746.20 </text:p>
          </table:table-cell>
          <table:table-cell table:style-name="ce18" office:value-type="float" office:value="135375.6" calcext:value-type="float">
            <text:p>135375.60 </text:p>
          </table:table-cell>
          <table:table-cell table:style-name="ce18" office:value-type="float" office:value="70846" calcext:value-type="float">
            <text:p>70846.00 </text:p>
          </table:table-cell>
          <table:table-cell table:style-name="ce23" office:value-type="float" office:value="575618.6" calcext:value-type="float">
            <text:p>575618.60 </text:p>
          </table:table-cell>
          <table:table-cell table:style-name="ce26" table:formula="of:=([.E73]-[.F73])/[.E73]" office:value-type="percentage" office:value="0.476670832853188" calcext:value-type="percentage">
            <text:p>47.67%</text:p>
          </table:table-cell>
          <table:table-cell table:style-name="ce27" table:formula="of:=([.G73]-[.F73])/[.G73]" office:value-type="percentage" office:value="0.876921975766593" calcext:value-type="percentage">
            <text:p>87.69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pc2_30K</text:p>
          </table:table-cell>
          <table:table-cell table:style-name="ce10" office:value-type="float" office:value="30000" calcext:value-type="float">
            <text:p>30000</text:p>
          </table:table-cell>
          <table:table-cell table:style-name="ce15" office:value-type="float" office:value="27948052" calcext:value-type="float">
            <text:p>27948052</text:p>
          </table:table-cell>
          <table:table-cell table:style-name="ce19" office:value-type="float" office:value="1007920" calcext:value-type="float">
            <text:p>1007920.00 </text:p>
          </table:table-cell>
          <table:table-cell table:style-name="ce19" office:value-type="float" office:value="275063.2" calcext:value-type="float">
            <text:p>275063.20 </text:p>
          </table:table-cell>
          <table:table-cell table:style-name="ce19" office:value-type="float" office:value="146998.4" calcext:value-type="float">
            <text:p>146998.40 </text:p>
          </table:table-cell>
          <table:table-cell table:style-name="ce24" office:value-type="float" office:value="1362924.6" calcext:value-type="float">
            <text:p>1362924.60 </text:p>
          </table:table-cell>
          <table:table-cell table:style-name="ce26" table:formula="of:=([.E74]-[.F74])/[.E74]" office:value-type="percentage" office:value="0.465583182337732" calcext:value-type="percentage">
            <text:p>46.56%</text:p>
          </table:table-cell>
          <table:table-cell table:style-name="ce27" table:formula="of:=([.G74]-[.F74])/[.G74]" office:value-type="percentage" office:value="0.892144877273475" calcext:value-type="percentage">
            <text:p>89.21%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met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5" calcext:value-type="float">
            <text:p>0.5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DB_2016.3.14_2</text:p>
          </table:table-cell>
          <table:table-cell table:style-name="ce11" table:number-columns-repeated="5"/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4mult13" table:style-name="ta1"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25"/>
        <table:table-column table:style-name="co5" table:default-cell-style-name="ce25"/>
        <table:table-column table:style-name="co5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8" table:default-cell-style-name="ce28"/>
        <table:table-column table:style-name="co10" table:default-cell-style-name="ce28"/>
        <table:table-column table:style-name="co5" table:number-columns-repeated="2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2" table:default-cell-style-name="ce28"/>
        <table:table-column table:style-name="co17" table:default-cell-style-name="ce28"/>
        <table:table-column table:style-name="co18" table:number-columns-repeated="999" table:default-cell-style-name="ce28"/>
        <table:table-row table:style-name="ro1">
          <table:table-cell table:style-name="ce1" table:number-columns-repeated="2"/>
          <table:table-cell table:style-name="ce13"/>
          <table:table-cell table:style-name="ce16"/>
          <table:table-cell table:style-name="ce20"/>
          <table:table-cell table:style-name="ce21"/>
          <table:table-cell table:style-name="ce22"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Database</text:p>
          </table:table-cell>
          <table:table-cell table:style-name="ce8" office:value-type="string" calcext:value-type="string">
            <text:p># Load</text:p>
          </table:table-cell>
          <table:table-cell table:style-name="ce8" office:value-type="string" calcext:value-type="string">
            <text:p>Conflicts</text:p>
          </table:table-cell>
          <table:table-cell table:style-name="ce17" office:value-type="string" calcext:value-type="string">
            <text:p>HOST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TCDA</text:p>
          </table:table-cell>
          <table:table-cell table:style-name="ce17" office:value-type="string" calcext:value-type="string">
            <text:p>M2 – M1</text:p>
          </table:table-cell>
          <table:table-cell table:style-name="ce17" office:value-type="string" calcext:value-type="string">
            <text:p>M2 – TCD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1K</text:p>
          </table:table-cell>
          <table:table-cell table:style-name="ce9" office:value-type="float" office:value="948" calcext:value-type="float">
            <text:p>948</text:p>
          </table:table-cell>
          <table:table-cell table:style-name="ce14" office:value-type="float" office:value="3289" calcext:value-type="float">
            <text:p>3289</text:p>
          </table:table-cell>
          <table:table-cell table:style-name="ce18" office:value-type="float" office:value="633.2" calcext:value-type="float">
            <text:p>633.20 </text:p>
          </table:table-cell>
          <table:table-cell table:style-name="ce18" office:value-type="float" office:value="541.2" calcext:value-type="float">
            <text:p>541.20 </text:p>
          </table:table-cell>
          <table:table-cell table:style-name="ce18" office:value-type="float" office:value="427.4" calcext:value-type="float">
            <text:p>427.40 </text:p>
          </table:table-cell>
          <table:table-cell table:style-name="ce23" office:value-type="float" office:value="273.8" calcext:value-type="float">
            <text:p>273.80 </text:p>
          </table:table-cell>
          <table:table-cell table:style-name="ce26" table:formula="of:=([.E3]-[.F3])/[.E3]" office:value-type="percentage" office:value="0.210273466371027" calcext:value-type="percentage">
            <text:p>21.03%</text:p>
          </table:table-cell>
          <table:table-cell table:style-name="ce27" table:formula="of:=([.G3]-[.F3])/[.G3]" office:value-type="percentage" office:value="-0.560993425858291" calcext:value-type="percentage">
            <text:p>-56.1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5K</text:p>
          </table:table-cell>
          <table:table-cell table:style-name="ce9" office:value-type="float" office:value="4626" calcext:value-type="float">
            <text:p>4626</text:p>
          </table:table-cell>
          <table:table-cell table:style-name="ce14" office:value-type="float" office:value="16192" calcext:value-type="float">
            <text:p>16192</text:p>
          </table:table-cell>
          <table:table-cell table:style-name="ce18" office:value-type="float" office:value="15463.8" calcext:value-type="float">
            <text:p>15463.80 </text:p>
          </table:table-cell>
          <table:table-cell table:style-name="ce18" office:value-type="float" office:value="2349.6" calcext:value-type="float">
            <text:p>2349.60 </text:p>
          </table:table-cell>
          <table:table-cell table:style-name="ce18" office:value-type="float" office:value="1898.8" calcext:value-type="float">
            <text:p>1898.80 </text:p>
          </table:table-cell>
          <table:table-cell table:style-name="ce23" office:value-type="float" office:value="1850.8" calcext:value-type="float">
            <text:p>1850.80 </text:p>
          </table:table-cell>
          <table:table-cell table:style-name="ce26" table:formula="of:=([.E4]-[.F4])/[.E4]" office:value-type="percentage" office:value="0.191862444671433" calcext:value-type="percentage">
            <text:p>19.19%</text:p>
          </table:table-cell>
          <table:table-cell table:style-name="ce27" table:formula="of:=([.G4]-[.F4])/[.G4]" office:value-type="percentage" office:value="-0.0259347309271666" calcext:value-type="percentage">
            <text:p>-2.5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10K</text:p>
          </table:table-cell>
          <table:table-cell table:style-name="ce9" office:value-type="float" office:value="9821" calcext:value-type="float">
            <text:p>9821</text:p>
          </table:table-cell>
          <table:table-cell table:style-name="ce14" office:value-type="float" office:value="46008" calcext:value-type="float">
            <text:p>46008</text:p>
          </table:table-cell>
          <table:table-cell table:style-name="ce18" office:value-type="float" office:value="77507.6" calcext:value-type="float">
            <text:p>77507.60 </text:p>
          </table:table-cell>
          <table:table-cell table:style-name="ce18" office:value-type="float" office:value="5182" calcext:value-type="float">
            <text:p>5182.00 </text:p>
          </table:table-cell>
          <table:table-cell table:style-name="ce18" office:value-type="float" office:value="5816.2" calcext:value-type="float">
            <text:p>5816.20 </text:p>
          </table:table-cell>
          <table:table-cell table:style-name="ce23" office:value-type="float" office:value="8859.6" calcext:value-type="float">
            <text:p>8859.60 </text:p>
          </table:table-cell>
          <table:table-cell table:style-name="ce26" table:formula="of:=([.E5]-[.F5])/[.E5]" office:value-type="percentage" office:value="-0.122385179467387" calcext:value-type="percentage">
            <text:p>-12.24%</text:p>
          </table:table-cell>
          <table:table-cell table:style-name="ce27" table:formula="of:=([.G5]-[.F5])/[.G5]" office:value-type="percentage" office:value="0.34351437988171" calcext:value-type="percentage">
            <text:p>34.3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15K</text:p>
          </table:table-cell>
          <table:table-cell table:style-name="ce9" office:value-type="float" office:value="14942" calcext:value-type="float">
            <text:p>14942</text:p>
          </table:table-cell>
          <table:table-cell table:style-name="ce14" office:value-type="float" office:value="85100" calcext:value-type="float">
            <text:p>85100</text:p>
          </table:table-cell>
          <table:table-cell table:style-name="ce18" office:value-type="float" office:value="182510.6" calcext:value-type="float">
            <text:p>182510.60 </text:p>
          </table:table-cell>
          <table:table-cell table:style-name="ce18" office:value-type="float" office:value="19831.8" calcext:value-type="float">
            <text:p>19831.80 </text:p>
          </table:table-cell>
          <table:table-cell table:style-name="ce18" office:value-type="float" office:value="11259.6" calcext:value-type="float">
            <text:p>11259.60 </text:p>
          </table:table-cell>
          <table:table-cell table:style-name="ce23" office:value-type="float" office:value="18406.8" calcext:value-type="float">
            <text:p>18406.80 </text:p>
          </table:table-cell>
          <table:table-cell table:style-name="ce26" table:formula="of:=([.E6]-[.F6])/[.E6]" office:value-type="percentage" office:value="0.432245181980456" calcext:value-type="percentage">
            <text:p>43.22%</text:p>
          </table:table-cell>
          <table:table-cell table:style-name="ce27" table:formula="of:=([.G6]-[.F6])/[.G6]" office:value-type="percentage" office:value="0.38829128365604" calcext:value-type="percentage">
            <text:p>38.8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20K</text:p>
          </table:table-cell>
          <table:table-cell table:style-name="ce9" office:value-type="float" office:value="19912" calcext:value-type="float">
            <text:p>19912</text:p>
          </table:table-cell>
          <table:table-cell table:style-name="ce14" office:value-type="float" office:value="114438" calcext:value-type="float">
            <text:p>114438</text:p>
          </table:table-cell>
          <table:table-cell table:style-name="ce18" office:value-type="float" office:value="323681" calcext:value-type="float">
            <text:p>323681.00 </text:p>
          </table:table-cell>
          <table:table-cell table:style-name="ce18" office:value-type="float" office:value="25760.6" calcext:value-type="float">
            <text:p>25760.60 </text:p>
          </table:table-cell>
          <table:table-cell table:style-name="ce18" office:value-type="float" office:value="17833" calcext:value-type="float">
            <text:p>17833.00 </text:p>
          </table:table-cell>
          <table:table-cell table:style-name="ce23" office:value-type="float" office:value="24751.4" calcext:value-type="float">
            <text:p>24751.40 </text:p>
          </table:table-cell>
          <table:table-cell table:style-name="ce26" table:formula="of:=([.E7]-[.F7])/[.E7]" office:value-type="percentage" office:value="0.307741279318028" calcext:value-type="percentage">
            <text:p>30.77%</text:p>
          </table:table-cell>
          <table:table-cell table:style-name="ce27" table:formula="of:=([.G7]-[.F7])/[.G7]" office:value-type="percentage" office:value="0.279515502153414" calcext:value-type="percentage">
            <text:p>27.9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30K</text:p>
          </table:table-cell>
          <table:table-cell table:style-name="ce9" office:value-type="float" office:value="29838" calcext:value-type="float">
            <text:p>29838</text:p>
          </table:table-cell>
          <table:table-cell table:style-name="ce14" office:value-type="float" office:value="210801" calcext:value-type="float">
            <text:p>210801</text:p>
          </table:table-cell>
          <table:table-cell table:style-name="ce18" office:value-type="float" office:value="729345.8" calcext:value-type="float">
            <text:p>729345.80 </text:p>
          </table:table-cell>
          <table:table-cell table:style-name="ce18" office:value-type="float" office:value="51853.4" calcext:value-type="float">
            <text:p>51853.40 </text:p>
          </table:table-cell>
          <table:table-cell table:style-name="ce18" office:value-type="float" office:value="33463" calcext:value-type="float">
            <text:p>33463.00 </text:p>
          </table:table-cell>
          <table:table-cell table:style-name="ce23" office:value-type="float" office:value="40145.2" calcext:value-type="float">
            <text:p>40145.20 </text:p>
          </table:table-cell>
          <table:table-cell table:style-name="ce26" table:formula="of:=([.E8]-[.F8])/[.E8]" office:value-type="percentage" office:value="0.354661410823591" calcext:value-type="percentage">
            <text:p>35.47%</text:p>
          </table:table-cell>
          <table:table-cell table:style-name="ce27" table:formula="of:=([.G8]-[.F8])/[.G8]" office:value-type="percentage" office:value="0.166450783655331" calcext:value-type="percentage">
            <text:p>16.6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1K</text:p>
          </table:table-cell>
          <table:table-cell table:style-name="ce9" office:value-type="float" office:value="951" calcext:value-type="float">
            <text:p>951</text:p>
          </table:table-cell>
          <table:table-cell table:style-name="ce14" office:value-type="float" office:value="7058" calcext:value-type="float">
            <text:p>7058</text:p>
          </table:table-cell>
          <table:table-cell table:style-name="ce18" office:value-type="float" office:value="1123.8" calcext:value-type="float">
            <text:p>1123.80 </text:p>
          </table:table-cell>
          <table:table-cell table:style-name="ce18" office:value-type="float" office:value="944.6" calcext:value-type="float">
            <text:p>944.60 </text:p>
          </table:table-cell>
          <table:table-cell table:style-name="ce18" office:value-type="float" office:value="640.8" calcext:value-type="float">
            <text:p>640.80 </text:p>
          </table:table-cell>
          <table:table-cell table:style-name="ce23" office:value-type="float" office:value="1241.8" calcext:value-type="float">
            <text:p>1241.80 </text:p>
          </table:table-cell>
          <table:table-cell table:style-name="ce26" table:formula="of:=([.E9]-[.F9])/[.E9]" office:value-type="percentage" office:value="0.321617615922083" calcext:value-type="percentage">
            <text:p>32.16%</text:p>
          </table:table-cell>
          <table:table-cell table:style-name="ce27" table:formula="of:=([.G9]-[.F9])/[.G9]" office:value-type="percentage" office:value="0.483974875181189" calcext:value-type="percentage">
            <text:p>48.4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5K</text:p>
          </table:table-cell>
          <table:table-cell table:style-name="ce9" office:value-type="float" office:value="4544" calcext:value-type="float">
            <text:p>4544</text:p>
          </table:table-cell>
          <table:table-cell table:style-name="ce14" office:value-type="float" office:value="103697" calcext:value-type="float">
            <text:p>103697</text:p>
          </table:table-cell>
          <table:table-cell table:style-name="ce18" office:value-type="float" office:value="23766.2" calcext:value-type="float">
            <text:p>23766.20 </text:p>
          </table:table-cell>
          <table:table-cell table:style-name="ce18" office:value-type="float" office:value="3839.4" calcext:value-type="float">
            <text:p>3839.40 </text:p>
          </table:table-cell>
          <table:table-cell table:style-name="ce18" office:value-type="float" office:value="3430" calcext:value-type="float">
            <text:p>3430.00 </text:p>
          </table:table-cell>
          <table:table-cell table:style-name="ce23" office:value-type="float" office:value="14210.6" calcext:value-type="float">
            <text:p>14210.60 </text:p>
          </table:table-cell>
          <table:table-cell table:style-name="ce26" table:formula="of:=([.E10]-[.F10])/[.E10]" office:value-type="percentage" office:value="0.106631244465281" calcext:value-type="percentage">
            <text:p>10.66%</text:p>
          </table:table-cell>
          <table:table-cell table:style-name="ce27" table:formula="of:=([.G10]-[.F10])/[.G10]" office:value-type="percentage" office:value="0.758630881173209" calcext:value-type="percentage">
            <text:p>75.8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10K</text:p>
          </table:table-cell>
          <table:table-cell table:style-name="ce9" office:value-type="float" office:value="9422" calcext:value-type="float">
            <text:p>9422</text:p>
          </table:table-cell>
          <table:table-cell table:style-name="ce14" office:value-type="float" office:value="575615" calcext:value-type="float">
            <text:p>575615</text:p>
          </table:table-cell>
          <table:table-cell table:style-name="ce18" office:value-type="float" office:value="105944.8" calcext:value-type="float">
            <text:p>105944.80 </text:p>
          </table:table-cell>
          <table:table-cell table:style-name="ce18" office:value-type="float" office:value="8651.8" calcext:value-type="float">
            <text:p>8651.80 </text:p>
          </table:table-cell>
          <table:table-cell table:style-name="ce18" office:value-type="float" office:value="8643.8" calcext:value-type="float">
            <text:p>8643.80 </text:p>
          </table:table-cell>
          <table:table-cell table:style-name="ce23" office:value-type="float" office:value="53547.4" calcext:value-type="float">
            <text:p>53547.40 </text:p>
          </table:table-cell>
          <table:table-cell table:style-name="ce26" table:formula="of:=([.E11]-[.F11])/[.E11]" office:value-type="percentage" office:value="0.000924663075891722" calcext:value-type="percentage">
            <text:p>0.09%</text:p>
          </table:table-cell>
          <table:table-cell table:style-name="ce27" table:formula="of:=([.G11]-[.F11])/[.G11]" office:value-type="percentage" office:value="0.838576662919208" calcext:value-type="percentage">
            <text:p>83.8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15K</text:p>
          </table:table-cell>
          <table:table-cell table:style-name="ce9" office:value-type="float" office:value="14072" calcext:value-type="float">
            <text:p>14072</text:p>
          </table:table-cell>
          <table:table-cell table:style-name="ce14" office:value-type="float" office:value="1172265" calcext:value-type="float">
            <text:p>1172265</text:p>
          </table:table-cell>
          <table:table-cell table:style-name="ce18" office:value-type="float" office:value="226637.6" calcext:value-type="float">
            <text:p>226637.60 </text:p>
          </table:table-cell>
          <table:table-cell table:style-name="ce18" office:value-type="float" office:value="31564.2" calcext:value-type="float">
            <text:p>31564.20 </text:p>
          </table:table-cell>
          <table:table-cell table:style-name="ce18" office:value-type="float" office:value="15531.2" calcext:value-type="float">
            <text:p>15531.20 </text:p>
          </table:table-cell>
          <table:table-cell table:style-name="ce23" office:value-type="float" office:value="97239.6" calcext:value-type="float">
            <text:p>97239.60 </text:p>
          </table:table-cell>
          <table:table-cell table:style-name="ce26" table:formula="of:=([.E12]-[.F12])/[.E12]" office:value-type="percentage" office:value="0.507948878793063" calcext:value-type="percentage">
            <text:p>50.79%</text:p>
          </table:table-cell>
          <table:table-cell table:style-name="ce27" table:formula="of:=([.G12]-[.F12])/[.G12]" office:value-type="percentage" office:value="0.840279063262292" calcext:value-type="percentage">
            <text:p>84.0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20K</text:p>
          </table:table-cell>
          <table:table-cell table:style-name="ce9" office:value-type="float" office:value="18674" calcext:value-type="float">
            <text:p>18674</text:p>
          </table:table-cell>
          <table:table-cell table:style-name="ce14" office:value-type="float" office:value="2128412" calcext:value-type="float">
            <text:p>2128412</text:p>
          </table:table-cell>
          <table:table-cell table:style-name="ce18" office:value-type="float" office:value="400087.2" calcext:value-type="float">
            <text:p>400087.20 </text:p>
          </table:table-cell>
          <table:table-cell table:style-name="ce18" office:value-type="float" office:value="44963.8" calcext:value-type="float">
            <text:p>44963.80 </text:p>
          </table:table-cell>
          <table:table-cell table:style-name="ce18" office:value-type="float" office:value="30088.8" calcext:value-type="float">
            <text:p>30088.80 </text:p>
          </table:table-cell>
          <table:table-cell table:style-name="ce23" office:value-type="float" office:value="160958" calcext:value-type="float">
            <text:p>160958.00 </text:p>
          </table:table-cell>
          <table:table-cell table:style-name="ce26" table:formula="of:=([.E13]-[.F13])/[.E13]" office:value-type="percentage" office:value="0.330821683220724" calcext:value-type="percentage">
            <text:p>33.08%</text:p>
          </table:table-cell>
          <table:table-cell table:style-name="ce27" table:formula="of:=([.G13]-[.F13])/[.G13]" office:value-type="percentage" office:value="0.813064277637645" calcext:value-type="percentage">
            <text:p>81.3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30K</text:p>
          </table:table-cell>
          <table:table-cell table:style-name="ce9" office:value-type="float" office:value="27642" calcext:value-type="float">
            <text:p>27642</text:p>
          </table:table-cell>
          <table:table-cell table:style-name="ce14" office:value-type="float" office:value="3921621" calcext:value-type="float">
            <text:p>3921621</text:p>
          </table:table-cell>
          <table:table-cell table:style-name="ce18" office:value-type="float" office:value="843198.6" calcext:value-type="float">
            <text:p>843198.60 </text:p>
          </table:table-cell>
          <table:table-cell table:style-name="ce18" office:value-type="float" office:value="100673.6" calcext:value-type="float">
            <text:p>100673.60 </text:p>
          </table:table-cell>
          <table:table-cell table:style-name="ce18" office:value-type="float" office:value="56576.8" calcext:value-type="float">
            <text:p>56576.80 </text:p>
          </table:table-cell>
          <table:table-cell table:style-name="ce23" office:value-type="float" office:value="285175.4" calcext:value-type="float">
            <text:p>285175.40 </text:p>
          </table:table-cell>
          <table:table-cell table:style-name="ce26" table:formula="of:=([.E14]-[.F14])/[.E14]" office:value-type="percentage" office:value="0.438017514025524" calcext:value-type="percentage">
            <text:p>43.80%</text:p>
          </table:table-cell>
          <table:table-cell table:style-name="ce27" table:formula="of:=([.G14]-[.F14])/[.G14]" office:value-type="percentage" office:value="0.801607010983416" calcext:value-type="percentage">
            <text:p>80.1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1K</text:p>
          </table:table-cell>
          <table:table-cell table:style-name="ce9" office:value-type="float" office:value="986" calcext:value-type="float">
            <text:p>986</text:p>
          </table:table-cell>
          <table:table-cell table:style-name="ce14" office:value-type="float" office:value="3854" calcext:value-type="float">
            <text:p>3854</text:p>
          </table:table-cell>
          <table:table-cell table:style-name="ce18" office:value-type="float" office:value="1062" calcext:value-type="float">
            <text:p>1062.00 </text:p>
          </table:table-cell>
          <table:table-cell table:style-name="ce18" office:value-type="float" office:value="807.4" calcext:value-type="float">
            <text:p>807.40 </text:p>
          </table:table-cell>
          <table:table-cell table:style-name="ce18" office:value-type="float" office:value="576" calcext:value-type="float">
            <text:p>576.00 </text:p>
          </table:table-cell>
          <table:table-cell table:style-name="ce23" office:value-type="float" office:value="1096.4" calcext:value-type="float">
            <text:p>1096.40 </text:p>
          </table:table-cell>
          <table:table-cell table:style-name="ce26" table:formula="of:=([.E15]-[.F15])/[.E15]" office:value-type="percentage" office:value="0.286598959623483" calcext:value-type="percentage">
            <text:p>28.66%</text:p>
          </table:table-cell>
          <table:table-cell table:style-name="ce27" table:formula="of:=([.G15]-[.F15])/[.G15]" office:value-type="percentage" office:value="0.474644290404962" calcext:value-type="percentage">
            <text:p>47.4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5K</text:p>
          </table:table-cell>
          <table:table-cell table:style-name="ce9" office:value-type="float" office:value="4805" calcext:value-type="float">
            <text:p>4805</text:p>
          </table:table-cell>
          <table:table-cell table:style-name="ce14" office:value-type="float" office:value="63723" calcext:value-type="float">
            <text:p>63723</text:p>
          </table:table-cell>
          <table:table-cell table:style-name="ce18" office:value-type="float" office:value="28217.4" calcext:value-type="float">
            <text:p>28217.40 </text:p>
          </table:table-cell>
          <table:table-cell table:style-name="ce18" office:value-type="float" office:value="3816.2" calcext:value-type="float">
            <text:p>3816.20 </text:p>
          </table:table-cell>
          <table:table-cell table:style-name="ce18" office:value-type="float" office:value="3328.8" calcext:value-type="float">
            <text:p>3328.80 </text:p>
          </table:table-cell>
          <table:table-cell table:style-name="ce23" office:value-type="float" office:value="9614" calcext:value-type="float">
            <text:p>9614.00 </text:p>
          </table:table-cell>
          <table:table-cell table:style-name="ce26" table:formula="of:=([.E16]-[.F16])/[.E16]" office:value-type="percentage" office:value="0.127718673025523" calcext:value-type="percentage">
            <text:p>12.77%</text:p>
          </table:table-cell>
          <table:table-cell table:style-name="ce27" table:formula="of:=([.G16]-[.F16])/[.G16]" office:value-type="percentage" office:value="0.653754940711462" calcext:value-type="percentage">
            <text:p>65.3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10K</text:p>
          </table:table-cell>
          <table:table-cell table:style-name="ce9" office:value-type="float" office:value="9482" calcext:value-type="float">
            <text:p>9482</text:p>
          </table:table-cell>
          <table:table-cell table:style-name="ce14" office:value-type="float" office:value="203062" calcext:value-type="float">
            <text:p>203062</text:p>
          </table:table-cell>
          <table:table-cell table:style-name="ce18" office:value-type="float" office:value="111963.2" calcext:value-type="float">
            <text:p>111963.20 </text:p>
          </table:table-cell>
          <table:table-cell table:style-name="ce18" office:value-type="float" office:value="8010.2" calcext:value-type="float">
            <text:p>8010.20 </text:p>
          </table:table-cell>
          <table:table-cell table:style-name="ce18" office:value-type="float" office:value="7149.2" calcext:value-type="float">
            <text:p>7149.20 </text:p>
          </table:table-cell>
          <table:table-cell table:style-name="ce23" office:value-type="float" office:value="23296" calcext:value-type="float">
            <text:p>23296.00 </text:p>
          </table:table-cell>
          <table:table-cell table:style-name="ce26" table:formula="of:=([.E17]-[.F17])/[.E17]" office:value-type="percentage" office:value="0.107487952860103" calcext:value-type="percentage">
            <text:p>10.75%</text:p>
          </table:table-cell>
          <table:table-cell table:style-name="ce27" table:formula="of:=([.G17]-[.F17])/[.G17]" office:value-type="percentage" office:value="0.693114697802198" calcext:value-type="percentage">
            <text:p>69.3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15K</text:p>
          </table:table-cell>
          <table:table-cell table:style-name="ce9" office:value-type="float" office:value="14187" calcext:value-type="float">
            <text:p>14187</text:p>
          </table:table-cell>
          <table:table-cell table:style-name="ce14" office:value-type="float" office:value="397570" calcext:value-type="float">
            <text:p>397570</text:p>
          </table:table-cell>
          <table:table-cell table:style-name="ce18" office:value-type="float" office:value="242911" calcext:value-type="float">
            <text:p>242911.00 </text:p>
          </table:table-cell>
          <table:table-cell table:style-name="ce18" office:value-type="float" office:value="28965.2" calcext:value-type="float">
            <text:p>28965.20 </text:p>
          </table:table-cell>
          <table:table-cell table:style-name="ce18" office:value-type="float" office:value="14009.2" calcext:value-type="float">
            <text:p>14009.20 </text:p>
          </table:table-cell>
          <table:table-cell table:style-name="ce23" office:value-type="float" office:value="43292" calcext:value-type="float">
            <text:p>43292.00 </text:p>
          </table:table-cell>
          <table:table-cell table:style-name="ce26" table:formula="of:=([.E18]-[.F18])/[.E18]" office:value-type="percentage" office:value="0.516343750431552" calcext:value-type="percentage">
            <text:p>51.63%</text:p>
          </table:table-cell>
          <table:table-cell table:style-name="ce27" table:formula="of:=([.G18]-[.F18])/[.G18]" office:value-type="percentage" office:value="0.676402106624781" calcext:value-type="percentage">
            <text:p>67.6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20K</text:p>
          </table:table-cell>
          <table:table-cell table:style-name="ce9" office:value-type="float" office:value="19049" calcext:value-type="float">
            <text:p>19049</text:p>
          </table:table-cell>
          <table:table-cell table:style-name="ce14" office:value-type="float" office:value="633559" calcext:value-type="float">
            <text:p>633559</text:p>
          </table:table-cell>
          <table:table-cell table:style-name="ce18" office:value-type="float" office:value="433275.8" calcext:value-type="float">
            <text:p>433275.80 </text:p>
          </table:table-cell>
          <table:table-cell table:style-name="ce18" office:value-type="float" office:value="39896.2" calcext:value-type="float">
            <text:p>39896.20 </text:p>
          </table:table-cell>
          <table:table-cell table:style-name="ce18" office:value-type="float" office:value="22515.4" calcext:value-type="float">
            <text:p>22515.40 </text:p>
          </table:table-cell>
          <table:table-cell table:style-name="ce23" office:value-type="float" office:value="71871.8" calcext:value-type="float">
            <text:p>71871.80 </text:p>
          </table:table-cell>
          <table:table-cell table:style-name="ce26" table:formula="of:=([.E19]-[.F19])/[.E19]" office:value-type="percentage" office:value="0.435650513081446" calcext:value-type="percentage">
            <text:p>43.57%</text:p>
          </table:table-cell>
          <table:table-cell table:style-name="ce27" table:formula="of:=([.G19]-[.F19])/[.G19]" office:value-type="percentage" office:value="0.686728313469261" calcext:value-type="percentage">
            <text:p>68.6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30K</text:p>
          </table:table-cell>
          <table:table-cell table:style-name="ce9" office:value-type="float" office:value="29391" calcext:value-type="float">
            <text:p>29391</text:p>
          </table:table-cell>
          <table:table-cell table:style-name="ce14" office:value-type="float" office:value="1994478" calcext:value-type="float">
            <text:p>1994478</text:p>
          </table:table-cell>
          <table:table-cell table:style-name="ce18" office:value-type="float" office:value="1055352" calcext:value-type="float">
            <text:p>1055352.00 </text:p>
          </table:table-cell>
          <table:table-cell table:style-name="ce18" office:value-type="float" office:value="99767.2" calcext:value-type="float">
            <text:p>99767.20 </text:p>
          </table:table-cell>
          <table:table-cell table:style-name="ce18" office:value-type="float" office:value="57670.8" calcext:value-type="float">
            <text:p>57670.80 </text:p>
          </table:table-cell>
          <table:table-cell table:style-name="ce23" office:value-type="float" office:value="253748.6" calcext:value-type="float">
            <text:p>253748.60 </text:p>
          </table:table-cell>
          <table:table-cell table:style-name="ce26" table:formula="of:=([.E20]-[.F20])/[.E20]" office:value-type="percentage" office:value="0.421946290965367" calcext:value-type="percentage">
            <text:p>42.19%</text:p>
          </table:table-cell>
          <table:table-cell table:style-name="ce27" table:formula="of:=([.G20]-[.F20])/[.G20]" office:value-type="percentage" office:value="0.772724657397125" calcext:value-type="percentage">
            <text:p>77.2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1K</text:p>
          </table:table-cell>
          <table:table-cell table:style-name="ce9" office:value-type="float" office:value="991" calcext:value-type="float">
            <text:p>991</text:p>
          </table:table-cell>
          <table:table-cell table:style-name="ce14" office:value-type="float" office:value="2800" calcext:value-type="float">
            <text:p>2800</text:p>
          </table:table-cell>
          <table:table-cell table:style-name="ce18" office:value-type="float" office:value="1007" calcext:value-type="float">
            <text:p>1007.00 </text:p>
          </table:table-cell>
          <table:table-cell table:style-name="ce18" office:value-type="float" office:value="708.4" calcext:value-type="float">
            <text:p>708.40 </text:p>
          </table:table-cell>
          <table:table-cell table:style-name="ce18" office:value-type="float" office:value="514.8" calcext:value-type="float">
            <text:p>514.80 </text:p>
          </table:table-cell>
          <table:table-cell table:style-name="ce23" office:value-type="float" office:value="918.8" calcext:value-type="float">
            <text:p>918.80 </text:p>
          </table:table-cell>
          <table:table-cell table:style-name="ce26" table:formula="of:=([.E21]-[.F21])/[.E21]" office:value-type="percentage" office:value="0.273291925465838" calcext:value-type="percentage">
            <text:p>27.33%</text:p>
          </table:table-cell>
          <table:table-cell table:style-name="ce27" table:formula="of:=([.G21]-[.F21])/[.G21]" office:value-type="percentage" office:value="0.43970396168916" calcext:value-type="percentage">
            <text:p>43.9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5K</text:p>
          </table:table-cell>
          <table:table-cell table:style-name="ce9" office:value-type="float" office:value="4817" calcext:value-type="float">
            <text:p>4817</text:p>
          </table:table-cell>
          <table:table-cell table:style-name="ce14" office:value-type="float" office:value="51692" calcext:value-type="float">
            <text:p>51692</text:p>
          </table:table-cell>
          <table:table-cell table:style-name="ce18" office:value-type="float" office:value="26068.6" calcext:value-type="float">
            <text:p>26068.60 </text:p>
          </table:table-cell>
          <table:table-cell table:style-name="ce18" office:value-type="float" office:value="3504.2" calcext:value-type="float">
            <text:p>3504.20 </text:p>
          </table:table-cell>
          <table:table-cell table:style-name="ce18" office:value-type="float" office:value="2904.4" calcext:value-type="float">
            <text:p>2904.40 </text:p>
          </table:table-cell>
          <table:table-cell table:style-name="ce23" office:value-type="float" office:value="7993.2" calcext:value-type="float">
            <text:p>7993.20 </text:p>
          </table:table-cell>
          <table:table-cell table:style-name="ce26" table:formula="of:=([.E22]-[.F22])/[.E22]" office:value-type="percentage" office:value="0.171166029336225" calcext:value-type="percentage">
            <text:p>17.12%</text:p>
          </table:table-cell>
          <table:table-cell table:style-name="ce27" table:formula="of:=([.G22]-[.F22])/[.G22]" office:value-type="percentage" office:value="0.636641144973227" calcext:value-type="percentage">
            <text:p>63.6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10K</text:p>
          </table:table-cell>
          <table:table-cell table:style-name="ce9" office:value-type="float" office:value="9595" calcext:value-type="float">
            <text:p>9595</text:p>
          </table:table-cell>
          <table:table-cell table:style-name="ce14" office:value-type="float" office:value="143121" calcext:value-type="float">
            <text:p>143121</text:p>
          </table:table-cell>
          <table:table-cell table:style-name="ce18" office:value-type="float" office:value="104669" calcext:value-type="float">
            <text:p>104669.00 </text:p>
          </table:table-cell>
          <table:table-cell table:style-name="ce18" office:value-type="float" office:value="8796" calcext:value-type="float">
            <text:p>8796.00 </text:p>
          </table:table-cell>
          <table:table-cell table:style-name="ce18" office:value-type="float" office:value="7846.8" calcext:value-type="float">
            <text:p>7846.80 </text:p>
          </table:table-cell>
          <table:table-cell table:style-name="ce23" office:value-type="float" office:value="22955.4" calcext:value-type="float">
            <text:p>22955.40 </text:p>
          </table:table-cell>
          <table:table-cell table:style-name="ce26" table:formula="of:=([.E23]-[.F23])/[.E23]" office:value-type="percentage" office:value="0.107912687585266" calcext:value-type="percentage">
            <text:p>10.79%</text:p>
          </table:table-cell>
          <table:table-cell table:style-name="ce27" table:formula="of:=([.G23]-[.F23])/[.G23]" office:value-type="percentage" office:value="0.658171933401291" calcext:value-type="percentage">
            <text:p>65.8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15K</text:p>
          </table:table-cell>
          <table:table-cell table:style-name="ce9" office:value-type="float" office:value="14195" calcext:value-type="float">
            <text:p>14195</text:p>
          </table:table-cell>
          <table:table-cell table:style-name="ce14" office:value-type="float" office:value="264255" calcext:value-type="float">
            <text:p>264255</text:p>
          </table:table-cell>
          <table:table-cell table:style-name="ce18" office:value-type="float" office:value="231759.6" calcext:value-type="float">
            <text:p>231759.60 </text:p>
          </table:table-cell>
          <table:table-cell table:style-name="ce18" office:value-type="float" office:value="33158.4" calcext:value-type="float">
            <text:p>33158.40 </text:p>
          </table:table-cell>
          <table:table-cell table:style-name="ce18" office:value-type="float" office:value="16625.2" calcext:value-type="float">
            <text:p>16625.20 </text:p>
          </table:table-cell>
          <table:table-cell table:style-name="ce23" office:value-type="float" office:value="36194" calcext:value-type="float">
            <text:p>36194.00 </text:p>
          </table:table-cell>
          <table:table-cell table:style-name="ce26" table:formula="of:=([.E24]-[.F24])/[.E24]" office:value-type="percentage" office:value="0.49861271955221" calcext:value-type="percentage">
            <text:p>49.86%</text:p>
          </table:table-cell>
          <table:table-cell table:style-name="ce27" table:formula="of:=([.G24]-[.F24])/[.G24]" office:value-type="percentage" office:value="0.540664198485937" calcext:value-type="percentage">
            <text:p>54.0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20K</text:p>
          </table:table-cell>
          <table:table-cell table:style-name="ce9" office:value-type="float" office:value="19221" calcext:value-type="float">
            <text:p>19221</text:p>
          </table:table-cell>
          <table:table-cell table:style-name="ce14" office:value-type="float" office:value="499618" calcext:value-type="float">
            <text:p>499618</text:p>
          </table:table-cell>
          <table:table-cell table:style-name="ce18" office:value-type="float" office:value="423824.6" calcext:value-type="float">
            <text:p>423824.60 </text:p>
          </table:table-cell>
          <table:table-cell table:style-name="ce18" office:value-type="float" office:value="42105" calcext:value-type="float">
            <text:p>42105.00 </text:p>
          </table:table-cell>
          <table:table-cell table:style-name="ce18" office:value-type="float" office:value="24678.4" calcext:value-type="float">
            <text:p>24678.40 </text:p>
          </table:table-cell>
          <table:table-cell table:style-name="ce23" office:value-type="float" office:value="67217.2" calcext:value-type="float">
            <text:p>67217.20 </text:p>
          </table:table-cell>
          <table:table-cell table:style-name="ce26" table:formula="of:=([.E25]-[.F25])/[.E25]" office:value-type="percentage" office:value="0.413884336777105" calcext:value-type="percentage">
            <text:p>41.39%</text:p>
          </table:table-cell>
          <table:table-cell table:style-name="ce27" table:formula="of:=([.G25]-[.F25])/[.G25]" office:value-type="percentage" office:value="0.632855876174551" calcext:value-type="percentage">
            <text:p>63.2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30K</text:p>
          </table:table-cell>
          <table:table-cell table:style-name="ce9" office:value-type="float" office:value="29261" calcext:value-type="float">
            <text:p>29261</text:p>
          </table:table-cell>
          <table:table-cell table:style-name="ce14" office:value-type="float" office:value="1068197" calcext:value-type="float">
            <text:p>1068197</text:p>
          </table:table-cell>
          <table:table-cell table:style-name="ce18" office:value-type="float" office:value="964670" calcext:value-type="float">
            <text:p>964670.00 </text:p>
          </table:table-cell>
          <table:table-cell table:style-name="ce18" office:value-type="float" office:value="88570.4" calcext:value-type="float">
            <text:p>88570.40 </text:p>
          </table:table-cell>
          <table:table-cell table:style-name="ce18" office:value-type="float" office:value="53699.6" calcext:value-type="float">
            <text:p>53699.60 </text:p>
          </table:table-cell>
          <table:table-cell table:style-name="ce23" office:value-type="float" office:value="152188.6" calcext:value-type="float">
            <text:p>152188.60 </text:p>
          </table:table-cell>
          <table:table-cell table:style-name="ce26" table:formula="of:=([.E26]-[.F26])/[.E26]" office:value-type="percentage" office:value="0.393707152728225" calcext:value-type="percentage">
            <text:p>39.37%</text:p>
          </table:table-cell>
          <table:table-cell table:style-name="ce27" table:formula="of:=([.G26]-[.F26])/[.G26]" office:value-type="percentage" office:value="0.647150969257881" calcext:value-type="percentage">
            <text:p>64.7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1K</text:p>
          </table:table-cell>
          <table:table-cell table:style-name="ce9" office:value-type="float" office:value="852" calcext:value-type="float">
            <text:p>852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463.6" calcext:value-type="float">
            <text:p>463.60 </text:p>
          </table:table-cell>
          <table:table-cell table:style-name="ce18" office:value-type="float" office:value="333.6" calcext:value-type="float">
            <text:p>333.60 </text:p>
          </table:table-cell>
          <table:table-cell table:style-name="ce18" office:value-type="float" office:value="291.4" calcext:value-type="float">
            <text:p>291.40 </text:p>
          </table:table-cell>
          <table:table-cell table:style-name="ce23" office:value-type="float" office:value="320.2" calcext:value-type="float">
            <text:p>320.20 </text:p>
          </table:table-cell>
          <table:table-cell table:style-name="ce26" table:formula="of:=([.E27]-[.F27])/[.E27]" office:value-type="percentage" office:value="0.126498800959233" calcext:value-type="percentage">
            <text:p>12.65%</text:p>
          </table:table-cell>
          <table:table-cell table:style-name="ce27" table:formula="of:=([.G27]-[.F27])/[.G27]" office:value-type="percentage" office:value="0.0899437851342911" calcext:value-type="percentage">
            <text:p>8.9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5K</text:p>
          </table:table-cell>
          <table:table-cell table:style-name="ce9" office:value-type="float" office:value="2836" calcext:value-type="float">
            <text:p>2836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float" office:value="5811.4" calcext:value-type="float">
            <text:p>5811.40 </text:p>
          </table:table-cell>
          <table:table-cell table:style-name="ce18" office:value-type="float" office:value="1331.8" calcext:value-type="float">
            <text:p>1331.80 </text:p>
          </table:table-cell>
          <table:table-cell table:style-name="ce18" office:value-type="float" office:value="977.8" calcext:value-type="float">
            <text:p>977.80 </text:p>
          </table:table-cell>
          <table:table-cell table:style-name="ce23" office:value-type="float" office:value="575.6" calcext:value-type="float">
            <text:p>575.60 </text:p>
          </table:table-cell>
          <table:table-cell table:style-name="ce26" table:formula="of:=([.E28]-[.F28])/[.E28]" office:value-type="percentage" office:value="0.265805676528007" calcext:value-type="percentage">
            <text:p>26.58%</text:p>
          </table:table-cell>
          <table:table-cell table:style-name="ce27" table:formula="of:=([.G28]-[.F28])/[.G28]" office:value-type="percentage" office:value="-0.698749131341209" calcext:value-type="percentage">
            <text:p>-69.8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10K</text:p>
          </table:table-cell>
          <table:table-cell table:style-name="ce9" office:value-type="float" office:value="6998" calcext:value-type="float">
            <text:p>6998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39769.2" calcext:value-type="float">
            <text:p>39769.20 </text:p>
          </table:table-cell>
          <table:table-cell table:style-name="ce18" office:value-type="float" office:value="3319.2" calcext:value-type="float">
            <text:p>3319.20 </text:p>
          </table:table-cell>
          <table:table-cell table:style-name="ce18" office:value-type="float" office:value="2894.6" calcext:value-type="float">
            <text:p>2894.60 </text:p>
          </table:table-cell>
          <table:table-cell table:style-name="ce23" office:value-type="float" office:value="4292.8" calcext:value-type="float">
            <text:p>4292.80 </text:p>
          </table:table-cell>
          <table:table-cell table:style-name="ce26" table:formula="of:=([.E29]-[.F29])/[.E29]" office:value-type="percentage" office:value="0.127922390937575" calcext:value-type="percentage">
            <text:p>12.79%</text:p>
          </table:table-cell>
          <table:table-cell table:style-name="ce27" table:formula="of:=([.G29]-[.F29])/[.G29]" office:value-type="percentage" office:value="0.325708162504659" calcext:value-type="percentage">
            <text:p>32.5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15K</text:p>
          </table:table-cell>
          <table:table-cell table:style-name="ce9" office:value-type="float" office:value="8762" calcext:value-type="float">
            <text:p>8762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63517.8" calcext:value-type="float">
            <text:p>63517.80 </text:p>
          </table:table-cell>
          <table:table-cell table:style-name="ce18" office:value-type="float" office:value="4278.2" calcext:value-type="float">
            <text:p>4278.20 </text:p>
          </table:table-cell>
          <table:table-cell table:style-name="ce18" office:value-type="float" office:value="4289.8" calcext:value-type="float">
            <text:p>4289.80 </text:p>
          </table:table-cell>
          <table:table-cell table:style-name="ce23" office:value-type="float" office:value="2807.6" calcext:value-type="float">
            <text:p>2807.60 </text:p>
          </table:table-cell>
          <table:table-cell table:style-name="ce26" table:formula="of:=([.E30]-[.F30])/[.E30]" office:value-type="percentage" office:value="-0.00271142069094487" calcext:value-type="percentage">
            <text:p>-0.27%</text:p>
          </table:table-cell>
          <table:table-cell table:style-name="ce27" table:formula="of:=([.G30]-[.F30])/[.G30]" office:value-type="percentage" office:value="-0.527924205727312" calcext:value-type="percentage">
            <text:p>-52.7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20K</text:p>
          </table:table-cell>
          <table:table-cell table:style-name="ce9" office:value-type="float" office:value="13585" calcext:value-type="float">
            <text:p>13585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155393.6" calcext:value-type="float">
            <text:p>155393.60 </text:p>
          </table:table-cell>
          <table:table-cell table:style-name="ce18" office:value-type="float" office:value="16441.8" calcext:value-type="float">
            <text:p>16441.80 </text:p>
          </table:table-cell>
          <table:table-cell table:style-name="ce18" office:value-type="float" office:value="8151.4" calcext:value-type="float">
            <text:p>8151.40 </text:p>
          </table:table-cell>
          <table:table-cell table:style-name="ce23" office:value-type="float" office:value="8736.4" calcext:value-type="float">
            <text:p>8736.40 </text:p>
          </table:table-cell>
          <table:table-cell table:style-name="ce26" table:formula="of:=([.E31]-[.F31])/[.E31]" office:value-type="percentage" office:value="0.50422703110365" calcext:value-type="percentage">
            <text:p>50.42%</text:p>
          </table:table-cell>
          <table:table-cell table:style-name="ce27" table:formula="of:=([.G31]-[.F31])/[.G31]" office:value-type="percentage" office:value="0.0669612197243716" calcext:value-type="percentage">
            <text:p>6.7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30K</text:p>
          </table:table-cell>
          <table:table-cell table:style-name="ce9" office:value-type="float" office:value="20613" calcext:value-type="float">
            <text:p>20613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float" office:value="359006" calcext:value-type="float">
            <text:p>359006.00 </text:p>
          </table:table-cell>
          <table:table-cell table:style-name="ce18" office:value-type="float" office:value="27228.4" calcext:value-type="float">
            <text:p>27228.40 </text:p>
          </table:table-cell>
          <table:table-cell table:style-name="ce18" office:value-type="float" office:value="18836.4" calcext:value-type="float">
            <text:p>18836.40 </text:p>
          </table:table-cell>
          <table:table-cell table:style-name="ce23" office:value-type="float" office:value="13029.8" calcext:value-type="float">
            <text:p>13029.80 </text:p>
          </table:table-cell>
          <table:table-cell table:style-name="ce26" table:formula="of:=([.E32]-[.F32])/[.E32]" office:value-type="percentage" office:value="0.308207606763526" calcext:value-type="percentage">
            <text:p>30.82%</text:p>
          </table:table-cell>
          <table:table-cell table:style-name="ce27" table:formula="of:=([.G32]-[.F32])/[.G32]" office:value-type="percentage" office:value="-0.445639994474205" calcext:value-type="percentage">
            <text:p>-44.5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1K</text:p>
          </table:table-cell>
          <table:table-cell table:style-name="ce9" office:value-type="float" office:value="847" calcext:value-type="float">
            <text:p>847</text:p>
          </table:table-cell>
          <table:table-cell table:style-name="ce14" office:value-type="float" office:value="19310" calcext:value-type="float">
            <text:p>19310</text:p>
          </table:table-cell>
          <table:table-cell table:style-name="ce18" office:value-type="float" office:value="990.4" calcext:value-type="float">
            <text:p>990.40 </text:p>
          </table:table-cell>
          <table:table-cell table:style-name="ce18" office:value-type="float" office:value="1673.6" calcext:value-type="float">
            <text:p>1673.60 </text:p>
          </table:table-cell>
          <table:table-cell table:style-name="ce18" office:value-type="float" office:value="1580.8" calcext:value-type="float">
            <text:p>1580.80 </text:p>
          </table:table-cell>
          <table:table-cell table:style-name="ce23" office:value-type="float" office:value="664" calcext:value-type="float">
            <text:p>664.00 </text:p>
          </table:table-cell>
          <table:table-cell table:style-name="ce26" table:formula="of:=([.E33]-[.F33])/[.E33]" office:value-type="percentage" office:value="0.0554493307839388" calcext:value-type="percentage">
            <text:p>5.54%</text:p>
          </table:table-cell>
          <table:table-cell table:style-name="ce27" table:formula="of:=([.G33]-[.F33])/[.G33]" office:value-type="percentage" office:value="-1.38072289156627" calcext:value-type="percentage">
            <text:p>-138.0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5K</text:p>
          </table:table-cell>
          <table:table-cell table:style-name="ce9" office:value-type="float" office:value="4718" calcext:value-type="float">
            <text:p>4718</text:p>
          </table:table-cell>
          <table:table-cell table:style-name="ce14" office:value-type="float" office:value="654908" calcext:value-type="float">
            <text:p>654908</text:p>
          </table:table-cell>
          <table:table-cell table:style-name="ce18" office:value-type="float" office:value="29058.2" calcext:value-type="float">
            <text:p>29058.20 </text:p>
          </table:table-cell>
          <table:table-cell table:style-name="ce18" office:value-type="float" office:value="12376.8" calcext:value-type="float">
            <text:p>12376.80 </text:p>
          </table:table-cell>
          <table:table-cell table:style-name="ce18" office:value-type="float" office:value="9369.8" calcext:value-type="float">
            <text:p>9369.80 </text:p>
          </table:table-cell>
          <table:table-cell table:style-name="ce23" office:value-type="float" office:value="35709.4" calcext:value-type="float">
            <text:p>35709.40 </text:p>
          </table:table-cell>
          <table:table-cell table:style-name="ce26" table:formula="of:=([.E34]-[.F34])/[.E34]" office:value-type="percentage" office:value="0.242954560144787" calcext:value-type="percentage">
            <text:p>24.30%</text:p>
          </table:table-cell>
          <table:table-cell table:style-name="ce27" table:formula="of:=([.G34]-[.F34])/[.G34]" office:value-type="percentage" office:value="0.737609705007645" calcext:value-type="percentage">
            <text:p>73.7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10K</text:p>
          </table:table-cell>
          <table:table-cell table:style-name="ce9" office:value-type="float" office:value="9307" calcext:value-type="float">
            <text:p>9307</text:p>
          </table:table-cell>
          <table:table-cell table:style-name="ce14" office:value-type="float" office:value="2507088" calcext:value-type="float">
            <text:p>2507088</text:p>
          </table:table-cell>
          <table:table-cell table:style-name="ce18" office:value-type="float" office:value="113536" calcext:value-type="float">
            <text:p>113536.00 </text:p>
          </table:table-cell>
          <table:table-cell table:style-name="ce18" office:value-type="float" office:value="22872.6" calcext:value-type="float">
            <text:p>22872.60 </text:p>
          </table:table-cell>
          <table:table-cell table:style-name="ce18" office:value-type="float" office:value="22586.8" calcext:value-type="float">
            <text:p>22586.80 </text:p>
          </table:table-cell>
          <table:table-cell table:style-name="ce23" office:value-type="float" office:value="176457.4" calcext:value-type="float">
            <text:p>176457.40 </text:p>
          </table:table-cell>
          <table:table-cell table:style-name="ce26" table:formula="of:=([.E35]-[.F35])/[.E35]" office:value-type="percentage" office:value="0.0124953000533389" calcext:value-type="percentage">
            <text:p>1.25%</text:p>
          </table:table-cell>
          <table:table-cell table:style-name="ce27" table:formula="of:=([.G35]-[.F35])/[.G35]" office:value-type="percentage" office:value="0.871998567359601" calcext:value-type="percentage">
            <text:p>87.2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15K</text:p>
          </table:table-cell>
          <table:table-cell table:style-name="ce9" office:value-type="float" office:value="13979" calcext:value-type="float">
            <text:p>13979</text:p>
          </table:table-cell>
          <table:table-cell table:style-name="ce14" office:value-type="float" office:value="5983709" calcext:value-type="float">
            <text:p>5983709</text:p>
          </table:table-cell>
          <table:table-cell table:style-name="ce18" office:value-type="float" office:value="259576.4" calcext:value-type="float">
            <text:p>259576.40 </text:p>
          </table:table-cell>
          <table:table-cell table:style-name="ce18" office:value-type="float" office:value="72201.2" calcext:value-type="float">
            <text:p>72201.20 </text:p>
          </table:table-cell>
          <table:table-cell table:style-name="ce18" office:value-type="float" office:value="33019" calcext:value-type="float">
            <text:p>33019.00 </text:p>
          </table:table-cell>
          <table:table-cell table:style-name="ce23" office:value-type="float" office:value="427858.6" calcext:value-type="float">
            <text:p>427858.60 </text:p>
          </table:table-cell>
          <table:table-cell table:style-name="ce26" table:formula="of:=([.E36]-[.F36])/[.E36]" office:value-type="percentage" office:value="0.542680731068182" calcext:value-type="percentage">
            <text:p>54.27%</text:p>
          </table:table-cell>
          <table:table-cell table:style-name="ce27" table:formula="of:=([.G36]-[.F36])/[.G36]" office:value-type="percentage" office:value="0.92282730790032" calcext:value-type="percentage">
            <text:p>92.2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20K</text:p>
          </table:table-cell>
          <table:table-cell table:style-name="ce9" office:value-type="float" office:value="18643" calcext:value-type="float">
            <text:p>18643</text:p>
          </table:table-cell>
          <table:table-cell table:style-name="ce14" office:value-type="float" office:value="10635055" calcext:value-type="float">
            <text:p>10635055</text:p>
          </table:table-cell>
          <table:table-cell table:style-name="ce18" office:value-type="float" office:value="461011.4" calcext:value-type="float">
            <text:p>461011.40 </text:p>
          </table:table-cell>
          <table:table-cell table:style-name="ce18" office:value-type="float" office:value="92286.2" calcext:value-type="float">
            <text:p>92286.20 </text:p>
          </table:table-cell>
          <table:table-cell table:style-name="ce18" office:value-type="float" office:value="45866.2" calcext:value-type="float">
            <text:p>45866.20 </text:p>
          </table:table-cell>
          <table:table-cell table:style-name="ce23" office:value-type="float" office:value="771443.2" calcext:value-type="float">
            <text:p>771443.20 </text:p>
          </table:table-cell>
          <table:table-cell table:style-name="ce26" table:formula="of:=([.E37]-[.F37])/[.E37]" office:value-type="percentage" office:value="0.50300044860445" calcext:value-type="percentage">
            <text:p>50.30%</text:p>
          </table:table-cell>
          <table:table-cell table:style-name="ce27" table:formula="of:=([.G37]-[.F37])/[.G37]" office:value-type="percentage" office:value="0.940544942258873" calcext:value-type="percentage">
            <text:p>94.0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30K</text:p>
          </table:table-cell>
          <table:table-cell table:style-name="ce9" office:value-type="float" office:value="27750" calcext:value-type="float">
            <text:p>27750</text:p>
          </table:table-cell>
          <table:table-cell table:style-name="ce14" office:value-type="float" office:value="23405114" calcext:value-type="float">
            <text:p>23405114</text:p>
          </table:table-cell>
          <table:table-cell table:style-name="ce18" office:value-type="float" office:value="1017968" calcext:value-type="float">
            <text:p>1017968.00 </text:p>
          </table:table-cell>
          <table:table-cell table:style-name="ce18" office:value-type="float" office:value="208067.4" calcext:value-type="float">
            <text:p>208067.40 </text:p>
          </table:table-cell>
          <table:table-cell table:style-name="ce18" office:value-type="float" office:value="90946" calcext:value-type="float">
            <text:p>90946.00 </text:p>
          </table:table-cell>
          <table:table-cell table:style-name="ce23" office:value-type="float" office:value="1843785" calcext:value-type="float">
            <text:p>1843785.00 </text:p>
          </table:table-cell>
          <table:table-cell table:style-name="ce26" table:formula="of:=([.E38]-[.F38])/[.E38]" office:value-type="percentage" office:value="0.562901252190396" calcext:value-type="percentage">
            <text:p>56.29%</text:p>
          </table:table-cell>
          <table:table-cell table:style-name="ce27" table:formula="of:=([.G38]-[.F38])/[.G38]" office:value-type="percentage" office:value="0.950674292284621" calcext:value-type="percentage">
            <text:p>95.0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1K</text:p>
          </table:table-cell>
          <table:table-cell table:style-name="ce9" office:value-type="float" office:value="960" calcext:value-type="float">
            <text:p>960</text:p>
          </table:table-cell>
          <table:table-cell table:style-name="ce14" office:value-type="float" office:value="46444" calcext:value-type="float">
            <text:p>46444</text:p>
          </table:table-cell>
          <table:table-cell table:style-name="ce18" office:value-type="float" office:value="837.4" calcext:value-type="float">
            <text:p>837.40 </text:p>
          </table:table-cell>
          <table:table-cell table:style-name="ce18" office:value-type="float" office:value="759.8" calcext:value-type="float">
            <text:p>759.80 </text:p>
          </table:table-cell>
          <table:table-cell table:style-name="ce18" office:value-type="float" office:value="574" calcext:value-type="float">
            <text:p>574.00 </text:p>
          </table:table-cell>
          <table:table-cell table:style-name="ce23" office:value-type="float" office:value="842.6" calcext:value-type="float">
            <text:p>842.60 </text:p>
          </table:table-cell>
          <table:table-cell table:style-name="ce26" table:formula="of:=([.E39]-[.F39])/[.E39]" office:value-type="percentage" office:value="0.244538036325349" calcext:value-type="percentage">
            <text:p>24.45%</text:p>
          </table:table-cell>
          <table:table-cell table:style-name="ce27" table:formula="of:=([.G39]-[.F39])/[.G39]" office:value-type="percentage" office:value="0.318775219558509" calcext:value-type="percentage">
            <text:p>31.8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5K</text:p>
          </table:table-cell>
          <table:table-cell table:style-name="ce9" office:value-type="float" office:value="4830" calcext:value-type="float">
            <text:p>4830</text:p>
          </table:table-cell>
          <table:table-cell table:style-name="ce14" office:value-type="float" office:value="1051217" calcext:value-type="float">
            <text:p>1051217</text:p>
          </table:table-cell>
          <table:table-cell table:style-name="ce18" office:value-type="float" office:value="22091.4" calcext:value-type="float">
            <text:p>22091.40 </text:p>
          </table:table-cell>
          <table:table-cell table:style-name="ce18" office:value-type="float" office:value="3815" calcext:value-type="float">
            <text:p>3815.00 </text:p>
          </table:table-cell>
          <table:table-cell table:style-name="ce18" office:value-type="float" office:value="3439.8" calcext:value-type="float">
            <text:p>3439.80 </text:p>
          </table:table-cell>
          <table:table-cell table:style-name="ce23" office:value-type="float" office:value="16911.4" calcext:value-type="float">
            <text:p>16911.40 </text:p>
          </table:table-cell>
          <table:table-cell table:style-name="ce26" table:formula="of:=([.E40]-[.F40])/[.E40]" office:value-type="percentage" office:value="0.098348623853211" calcext:value-type="percentage">
            <text:p>9.83%</text:p>
          </table:table-cell>
          <table:table-cell table:style-name="ce27" table:formula="of:=([.G40]-[.F40])/[.G40]" office:value-type="percentage" office:value="0.79659874404248" calcext:value-type="percentage">
            <text:p>79.6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10K</text:p>
          </table:table-cell>
          <table:table-cell table:style-name="ce9" office:value-type="float" office:value="9595" calcext:value-type="float">
            <text:p>9595</text:p>
          </table:table-cell>
          <table:table-cell table:style-name="ce14" office:value-type="float" office:value="4277515" calcext:value-type="float">
            <text:p>4277515</text:p>
          </table:table-cell>
          <table:table-cell table:style-name="ce18" office:value-type="float" office:value="92044.8" calcext:value-type="float">
            <text:p>92044.80 </text:p>
          </table:table-cell>
          <table:table-cell table:style-name="ce18" office:value-type="float" office:value="8399.6" calcext:value-type="float">
            <text:p>8399.60 </text:p>
          </table:table-cell>
          <table:table-cell table:style-name="ce18" office:value-type="float" office:value="8030" calcext:value-type="float">
            <text:p>8030.00 </text:p>
          </table:table-cell>
          <table:table-cell table:style-name="ce23" office:value-type="float" office:value="72984.8" calcext:value-type="float">
            <text:p>72984.80 </text:p>
          </table:table-cell>
          <table:table-cell table:style-name="ce26" table:formula="of:=([.E41]-[.F41])/[.E41]" office:value-type="percentage" office:value="0.0440020953378733" calcext:value-type="percentage">
            <text:p>4.40%</text:p>
          </table:table-cell>
          <table:table-cell table:style-name="ce27" table:formula="of:=([.G41]-[.F41])/[.G41]" office:value-type="percentage" office:value="0.889977091120343" calcext:value-type="percentage">
            <text:p>89.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15K</text:p>
          </table:table-cell>
          <table:table-cell table:style-name="ce9" office:value-type="float" office:value="14483" calcext:value-type="float">
            <text:p>14483</text:p>
          </table:table-cell>
          <table:table-cell table:style-name="ce14" office:value-type="float" office:value="9378356" calcext:value-type="float">
            <text:p>9378356</text:p>
          </table:table-cell>
          <table:table-cell table:style-name="ce18" office:value-type="float" office:value="209187" calcext:value-type="float">
            <text:p>209187.00 </text:p>
          </table:table-cell>
          <table:table-cell table:style-name="ce18" office:value-type="float" office:value="34931.8" calcext:value-type="float">
            <text:p>34931.80 </text:p>
          </table:table-cell>
          <table:table-cell table:style-name="ce18" office:value-type="float" office:value="16103.6" calcext:value-type="float">
            <text:p>16103.60 </text:p>
          </table:table-cell>
          <table:table-cell table:style-name="ce23" office:value-type="float" office:value="166063.2" calcext:value-type="float">
            <text:p>166063.20 </text:p>
          </table:table-cell>
          <table:table-cell table:style-name="ce26" table:formula="of:=([.E42]-[.F42])/[.E42]" office:value-type="percentage" office:value="0.538998849186129" calcext:value-type="percentage">
            <text:p>53.90%</text:p>
          </table:table-cell>
          <table:table-cell table:style-name="ce27" table:formula="of:=([.G42]-[.F42])/[.G42]" office:value-type="percentage" office:value="0.903027281179695" calcext:value-type="percentage">
            <text:p>90.3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20K</text:p>
          </table:table-cell>
          <table:table-cell table:style-name="ce9" office:value-type="float" office:value="19254" calcext:value-type="float">
            <text:p>19254</text:p>
          </table:table-cell>
          <table:table-cell table:style-name="ce14" office:value-type="float" office:value="17511226" calcext:value-type="float">
            <text:p>17511226</text:p>
          </table:table-cell>
          <table:table-cell table:style-name="ce18" office:value-type="float" office:value="371450" calcext:value-type="float">
            <text:p>371450.00 </text:p>
          </table:table-cell>
          <table:table-cell table:style-name="ce18" office:value-type="float" office:value="48929.8" calcext:value-type="float">
            <text:p>48929.80 </text:p>
          </table:table-cell>
          <table:table-cell table:style-name="ce18" office:value-type="float" office:value="30889.6" calcext:value-type="float">
            <text:p>30889.60 </text:p>
          </table:table-cell>
          <table:table-cell table:style-name="ce23" office:value-type="float" office:value="325378.6" calcext:value-type="float">
            <text:p>325378.60 </text:p>
          </table:table-cell>
          <table:table-cell table:style-name="ce26" table:formula="of:=([.E43]-[.F43])/[.E43]" office:value-type="percentage" office:value="0.368695559761127" calcext:value-type="percentage">
            <text:p>36.87%</text:p>
          </table:table-cell>
          <table:table-cell table:style-name="ce27" table:formula="of:=([.G43]-[.F43])/[.G43]" office:value-type="percentage" office:value="0.90506566811708" calcext:value-type="percentage">
            <text:p>90.5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30K</text:p>
          </table:table-cell>
          <table:table-cell table:style-name="ce9" office:value-type="float" office:value="28899" calcext:value-type="float">
            <text:p>28899</text:p>
          </table:table-cell>
          <table:table-cell table:style-name="ce14" office:value-type="float" office:value="38191926" calcext:value-type="float">
            <text:p>38191926</text:p>
          </table:table-cell>
          <table:table-cell table:style-name="ce18" office:value-type="float" office:value="833241.6" calcext:value-type="float">
            <text:p>833241.60 </text:p>
          </table:table-cell>
          <table:table-cell table:style-name="ce18" office:value-type="float" office:value="107123.2" calcext:value-type="float">
            <text:p>107123.20 </text:p>
          </table:table-cell>
          <table:table-cell table:style-name="ce18" office:value-type="float" office:value="59743.6" calcext:value-type="float">
            <text:p>59743.60 </text:p>
          </table:table-cell>
          <table:table-cell table:style-name="ce23" office:value-type="float" office:value="821422" calcext:value-type="float">
            <text:p>821422.00 </text:p>
          </table:table-cell>
          <table:table-cell table:style-name="ce26" table:formula="of:=([.E44]-[.F44])/[.E44]" office:value-type="percentage" office:value="0.442290745608794" calcext:value-type="percentage">
            <text:p>44.23%</text:p>
          </table:table-cell>
          <table:table-cell table:style-name="ce27" table:formula="of:=([.G44]-[.F44])/[.G44]" office:value-type="percentage" office:value="0.927268079014197" calcext:value-type="percentage">
            <text:p>92.7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1K</text:p>
          </table:table-cell>
          <table:table-cell table:style-name="ce9" office:value-type="float" office:value="782" calcext:value-type="float">
            <text:p>782</text:p>
          </table:table-cell>
          <table:table-cell table:style-name="ce14" office:value-type="float" office:value="23773" calcext:value-type="float">
            <text:p>23773</text:p>
          </table:table-cell>
          <table:table-cell table:style-name="ce18" office:value-type="float" office:value="804.6" calcext:value-type="float">
            <text:p>804.60 </text:p>
          </table:table-cell>
          <table:table-cell table:style-name="ce18" office:value-type="float" office:value="1351.4" calcext:value-type="float">
            <text:p>1351.40 </text:p>
          </table:table-cell>
          <table:table-cell table:style-name="ce18" office:value-type="float" office:value="1172.6" calcext:value-type="float">
            <text:p>1172.60 </text:p>
          </table:table-cell>
          <table:table-cell table:style-name="ce23" office:value-type="float" office:value="591.6" calcext:value-type="float">
            <text:p>591.60 </text:p>
          </table:table-cell>
          <table:table-cell table:style-name="ce26" table:formula="of:=([.E45]-[.F45])/[.E45]" office:value-type="percentage" office:value="0.13230723693947" calcext:value-type="percentage">
            <text:p>13.23%</text:p>
          </table:table-cell>
          <table:table-cell table:style-name="ce27" table:formula="of:=([.G45]-[.F45])/[.G45]" office:value-type="percentage" office:value="-0.982082488167681" calcext:value-type="percentage">
            <text:p>-98.2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5K</text:p>
          </table:table-cell>
          <table:table-cell table:style-name="ce9" office:value-type="float" office:value="4602" calcext:value-type="float">
            <text:p>4602</text:p>
          </table:table-cell>
          <table:table-cell table:style-name="ce14" office:value-type="float" office:value="731522" calcext:value-type="float">
            <text:p>731522</text:p>
          </table:table-cell>
          <table:table-cell table:style-name="ce18" office:value-type="float" office:value="28226.6" calcext:value-type="float">
            <text:p>28226.60 </text:p>
          </table:table-cell>
          <table:table-cell table:style-name="ce18" office:value-type="float" office:value="9977.6" calcext:value-type="float">
            <text:p>9977.60 </text:p>
          </table:table-cell>
          <table:table-cell table:style-name="ce18" office:value-type="float" office:value="7476.6" calcext:value-type="float">
            <text:p>7476.60 </text:p>
          </table:table-cell>
          <table:table-cell table:style-name="ce23" office:value-type="float" office:value="34423.2" calcext:value-type="float">
            <text:p>34423.20 </text:p>
          </table:table-cell>
          <table:table-cell table:style-name="ce26" table:formula="of:=([.E46]-[.F46])/[.E46]" office:value-type="percentage" office:value="0.250661481719051" calcext:value-type="percentage">
            <text:p>25.07%</text:p>
          </table:table-cell>
          <table:table-cell table:style-name="ce27" table:formula="of:=([.G46]-[.F46])/[.G46]" office:value-type="percentage" office:value="0.782803458132887" calcext:value-type="percentage">
            <text:p>78.2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10K</text:p>
          </table:table-cell>
          <table:table-cell table:style-name="ce9" office:value-type="float" office:value="9017" calcext:value-type="float">
            <text:p>9017</text:p>
          </table:table-cell>
          <table:table-cell table:style-name="ce14" office:value-type="float" office:value="2969508" calcext:value-type="float">
            <text:p>2969508</text:p>
          </table:table-cell>
          <table:table-cell table:style-name="ce18" office:value-type="float" office:value="110515.6" calcext:value-type="float">
            <text:p>110515.60 </text:p>
          </table:table-cell>
          <table:table-cell table:style-name="ce18" office:value-type="float" office:value="21204" calcext:value-type="float">
            <text:p>21204.00 </text:p>
          </table:table-cell>
          <table:table-cell table:style-name="ce18" office:value-type="float" office:value="17414" calcext:value-type="float">
            <text:p>17414.00 </text:p>
          </table:table-cell>
          <table:table-cell table:style-name="ce23" office:value-type="float" office:value="161832.2" calcext:value-type="float">
            <text:p>161832.20 </text:p>
          </table:table-cell>
          <table:table-cell table:style-name="ce26" table:formula="of:=([.E47]-[.F47])/[.E47]" office:value-type="percentage" office:value="0.178739860403697" calcext:value-type="percentage">
            <text:p>17.87%</text:p>
          </table:table-cell>
          <table:table-cell table:style-name="ce27" table:formula="of:=([.G47]-[.F47])/[.G47]" office:value-type="percentage" office:value="0.892394715019631" calcext:value-type="percentage">
            <text:p>89.2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15K</text:p>
          </table:table-cell>
          <table:table-cell table:style-name="ce9" office:value-type="float" office:value="13407" calcext:value-type="float">
            <text:p>13407</text:p>
          </table:table-cell>
          <table:table-cell table:style-name="ce14" office:value-type="float" office:value="6735943" calcext:value-type="float">
            <text:p>6735943</text:p>
          </table:table-cell>
          <table:table-cell table:style-name="ce18" office:value-type="float" office:value="247208.6" calcext:value-type="float">
            <text:p>247208.60 </text:p>
          </table:table-cell>
          <table:table-cell table:style-name="ce18" office:value-type="float" office:value="71239.8" calcext:value-type="float">
            <text:p>71239.80 </text:p>
          </table:table-cell>
          <table:table-cell table:style-name="ce18" office:value-type="float" office:value="28816.4" calcext:value-type="float">
            <text:p>28816.40 </text:p>
          </table:table-cell>
          <table:table-cell table:style-name="ce23" office:value-type="float" office:value="385479.6" calcext:value-type="float">
            <text:p>385479.60 </text:p>
          </table:table-cell>
          <table:table-cell table:style-name="ce26" table:formula="of:=([.E48]-[.F48])/[.E48]" office:value-type="percentage" office:value="0.595501391076336" calcext:value-type="percentage">
            <text:p>59.55%</text:p>
          </table:table-cell>
          <table:table-cell table:style-name="ce27" table:formula="of:=([.G48]-[.F48])/[.G48]" office:value-type="percentage" office:value="0.925245330751614" calcext:value-type="percentage">
            <text:p>92.5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20K</text:p>
          </table:table-cell>
          <table:table-cell table:style-name="ce9" office:value-type="float" office:value="17743" calcext:value-type="float">
            <text:p>17743</text:p>
          </table:table-cell>
          <table:table-cell table:style-name="ce14" office:value-type="float" office:value="10910459" calcext:value-type="float">
            <text:p>10910459</text:p>
          </table:table-cell>
          <table:table-cell table:style-name="ce18" office:value-type="float" office:value="430371.2" calcext:value-type="float">
            <text:p>430371.20 </text:p>
          </table:table-cell>
          <table:table-cell table:style-name="ce18" office:value-type="float" office:value="94270" calcext:value-type="float">
            <text:p>94270.00 </text:p>
          </table:table-cell>
          <table:table-cell table:style-name="ce18" office:value-type="float" office:value="42576.8" calcext:value-type="float">
            <text:p>42576.80 </text:p>
          </table:table-cell>
          <table:table-cell table:style-name="ce23" office:value-type="float" office:value="697802.6" calcext:value-type="float">
            <text:p>697802.60 </text:p>
          </table:table-cell>
          <table:table-cell table:style-name="ce26" table:formula="of:=([.E49]-[.F49])/[.E49]" office:value-type="percentage" office:value="0.548352604221916" calcext:value-type="percentage">
            <text:p>54.84%</text:p>
          </table:table-cell>
          <table:table-cell table:style-name="ce27" table:formula="of:=([.G49]-[.F49])/[.G49]" office:value-type="percentage" office:value="0.938984463514467" calcext:value-type="percentage">
            <text:p>93.9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30K</text:p>
          </table:table-cell>
          <table:table-cell table:style-name="ce9" office:value-type="float" office:value="26585" calcext:value-type="float">
            <text:p>26585</text:p>
          </table:table-cell>
          <table:table-cell table:style-name="ce14" office:value-type="float" office:value="25175553" calcext:value-type="float">
            <text:p>25175553</text:p>
          </table:table-cell>
          <table:table-cell table:style-name="ce18" office:value-type="float" office:value="971159" calcext:value-type="float">
            <text:p>971159.00 </text:p>
          </table:table-cell>
          <table:table-cell table:style-name="ce18" office:value-type="float" office:value="150672.4" calcext:value-type="float">
            <text:p>150672.40 </text:p>
          </table:table-cell>
          <table:table-cell table:style-name="ce18" office:value-type="float" office:value="90122" calcext:value-type="float">
            <text:p>90122.00 </text:p>
          </table:table-cell>
          <table:table-cell table:style-name="ce23" office:value-type="float" office:value="1701372.2" calcext:value-type="float">
            <text:p>1701372.20 </text:p>
          </table:table-cell>
          <table:table-cell table:style-name="ce26" table:formula="of:=([.E50]-[.F50])/[.E50]" office:value-type="percentage" office:value="0.401867893522636" calcext:value-type="percentage">
            <text:p>40.19%</text:p>
          </table:table-cell>
          <table:table-cell table:style-name="ce27" table:formula="of:=([.G50]-[.F50])/[.G50]" office:value-type="percentage" office:value="0.947029815110415" calcext:value-type="percentage">
            <text:p>94.7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1K</text:p>
          </table:table-cell>
          <table:table-cell table:style-name="ce9" office:value-type="float" office:value="857" calcext:value-type="float">
            <text:p>857</text:p>
          </table:table-cell>
          <table:table-cell table:style-name="ce14" office:value-type="float" office:value="10621" calcext:value-type="float">
            <text:p>10621</text:p>
          </table:table-cell>
          <table:table-cell table:style-name="ce18" office:value-type="float" office:value="1230.4" calcext:value-type="float">
            <text:p>1230.40 </text:p>
          </table:table-cell>
          <table:table-cell table:style-name="ce18" office:value-type="float" office:value="1286.6" calcext:value-type="float">
            <text:p>1286.60 </text:p>
          </table:table-cell>
          <table:table-cell table:style-name="ce18" office:value-type="float" office:value="1248.4" calcext:value-type="float">
            <text:p>1248.40 </text:p>
          </table:table-cell>
          <table:table-cell table:style-name="ce23" office:value-type="float" office:value="500" calcext:value-type="float">
            <text:p>500.00 </text:p>
          </table:table-cell>
          <table:table-cell table:style-name="ce26" table:formula="of:=([.E51]-[.F51])/[.E51]" office:value-type="percentage" office:value="0.029690657547023" calcext:value-type="percentage">
            <text:p>2.97%</text:p>
          </table:table-cell>
          <table:table-cell table:style-name="ce27" table:formula="of:=([.G51]-[.F51])/[.G51]" office:value-type="percentage" office:value="-1.4968" calcext:value-type="percentage">
            <text:p>-149.6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5K</text:p>
          </table:table-cell>
          <table:table-cell table:style-name="ce9" office:value-type="float" office:value="4533" calcext:value-type="float">
            <text:p>4533</text:p>
          </table:table-cell>
          <table:table-cell table:style-name="ce14" office:value-type="float" office:value="398600" calcext:value-type="float">
            <text:p>398600</text:p>
          </table:table-cell>
          <table:table-cell table:style-name="ce18" office:value-type="float" office:value="33307" calcext:value-type="float">
            <text:p>33307.00 </text:p>
          </table:table-cell>
          <table:table-cell table:style-name="ce18" office:value-type="float" office:value="8047.6" calcext:value-type="float">
            <text:p>8047.60 </text:p>
          </table:table-cell>
          <table:table-cell table:style-name="ce18" office:value-type="float" office:value="6940.2" calcext:value-type="float">
            <text:p>6940.20 </text:p>
          </table:table-cell>
          <table:table-cell table:style-name="ce23" office:value-type="float" office:value="27139.2" calcext:value-type="float">
            <text:p>27139.20 </text:p>
          </table:table-cell>
          <table:table-cell table:style-name="ce26" table:formula="of:=([.E52]-[.F52])/[.E52]" office:value-type="percentage" office:value="0.137606242855013" calcext:value-type="percentage">
            <text:p>13.76%</text:p>
          </table:table-cell>
          <table:table-cell table:style-name="ce27" table:formula="of:=([.G52]-[.F52])/[.G52]" office:value-type="percentage" office:value="0.744273965334277" calcext:value-type="percentage">
            <text:p>74.4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10K</text:p>
          </table:table-cell>
          <table:table-cell table:style-name="ce9" office:value-type="float" office:value="8782" calcext:value-type="float">
            <text:p>8782</text:p>
          </table:table-cell>
          <table:table-cell table:style-name="ce14" office:value-type="float" office:value="1522348" calcext:value-type="float">
            <text:p>1522348</text:p>
          </table:table-cell>
          <table:table-cell table:style-name="ce18" office:value-type="float" office:value="124662.6" calcext:value-type="float">
            <text:p>124662.60 </text:p>
          </table:table-cell>
          <table:table-cell table:style-name="ce18" office:value-type="float" office:value="14757.2" calcext:value-type="float">
            <text:p>14757.20 </text:p>
          </table:table-cell>
          <table:table-cell table:style-name="ce18" office:value-type="float" office:value="15554.8" calcext:value-type="float">
            <text:p>15554.80 </text:p>
          </table:table-cell>
          <table:table-cell table:style-name="ce23" office:value-type="float" office:value="117999.4" calcext:value-type="float">
            <text:p>117999.40 </text:p>
          </table:table-cell>
          <table:table-cell table:style-name="ce26" table:formula="of:=([.E53]-[.F53])/[.E53]" office:value-type="percentage" office:value="-0.0540481934242267" calcext:value-type="percentage">
            <text:p>-5.40%</text:p>
          </table:table-cell>
          <table:table-cell table:style-name="ce27" table:formula="of:=([.G53]-[.F53])/[.G53]" office:value-type="percentage" office:value="0.868178990740631" calcext:value-type="percentage">
            <text:p>86.8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15K</text:p>
          </table:table-cell>
          <table:table-cell table:style-name="ce9" office:value-type="float" office:value="13096" calcext:value-type="float">
            <text:p>13096</text:p>
          </table:table-cell>
          <table:table-cell table:style-name="ce14" office:value-type="float" office:value="3599268" calcext:value-type="float">
            <text:p>3599268</text:p>
          </table:table-cell>
          <table:table-cell table:style-name="ce18" office:value-type="float" office:value="275765.6" calcext:value-type="float">
            <text:p>275765.60 </text:p>
          </table:table-cell>
          <table:table-cell table:style-name="ce18" office:value-type="float" office:value="26181" calcext:value-type="float">
            <text:p>26181.00 </text:p>
          </table:table-cell>
          <table:table-cell table:style-name="ce18" office:value-type="float" office:value="24310.6" calcext:value-type="float">
            <text:p>24310.60 </text:p>
          </table:table-cell>
          <table:table-cell table:style-name="ce23" office:value-type="float" office:value="267444.4" calcext:value-type="float">
            <text:p>267444.40 </text:p>
          </table:table-cell>
          <table:table-cell table:style-name="ce26" table:formula="of:=([.E54]-[.F54])/[.E54]" office:value-type="percentage" office:value="0.0714411214239334" calcext:value-type="percentage">
            <text:p>7.14%</text:p>
          </table:table-cell>
          <table:table-cell table:style-name="ce27" table:formula="of:=([.G54]-[.F54])/[.G54]" office:value-type="percentage" office:value="0.90910035880355" calcext:value-type="percentage">
            <text:p>90.9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20K</text:p>
          </table:table-cell>
          <table:table-cell table:style-name="ce9" office:value-type="float" office:value="17333" calcext:value-type="float">
            <text:p>17333</text:p>
          </table:table-cell>
          <table:table-cell table:style-name="ce14" office:value-type="float" office:value="6178706" calcext:value-type="float">
            <text:p>6178706</text:p>
          </table:table-cell>
          <table:table-cell table:style-name="ce18" office:value-type="float" office:value="480298" calcext:value-type="float">
            <text:p>480298.00 </text:p>
          </table:table-cell>
          <table:table-cell table:style-name="ce18" office:value-type="float" office:value="77417.2" calcext:value-type="float">
            <text:p>77417.20 </text:p>
          </table:table-cell>
          <table:table-cell table:style-name="ce18" office:value-type="float" office:value="38107" calcext:value-type="float">
            <text:p>38107.00 </text:p>
          </table:table-cell>
          <table:table-cell table:style-name="ce23" office:value-type="float" office:value="475101.4" calcext:value-type="float">
            <text:p>475101.40 </text:p>
          </table:table-cell>
          <table:table-cell table:style-name="ce26" table:formula="of:=([.E55]-[.F55])/[.E55]" office:value-type="percentage" office:value="0.507770882956242" calcext:value-type="percentage">
            <text:p>50.78%</text:p>
          </table:table-cell>
          <table:table-cell table:style-name="ce27" table:formula="of:=([.G55]-[.F55])/[.G55]" office:value-type="percentage" office:value="0.919791859169432" calcext:value-type="percentage">
            <text:p>91.9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30K</text:p>
          </table:table-cell>
          <table:table-cell table:style-name="ce9" office:value-type="float" office:value="25791" calcext:value-type="float">
            <text:p>25791</text:p>
          </table:table-cell>
          <table:table-cell table:style-name="ce14" office:value-type="float" office:value="13756268" calcext:value-type="float">
            <text:p>13756268</text:p>
          </table:table-cell>
          <table:table-cell table:style-name="ce18" office:value-type="float" office:value="1059630" calcext:value-type="float">
            <text:p>1059630.00 </text:p>
          </table:table-cell>
          <table:table-cell table:style-name="ce18" office:value-type="float" office:value="136715" calcext:value-type="float">
            <text:p>136715.00 </text:p>
          </table:table-cell>
          <table:table-cell table:style-name="ce18" office:value-type="float" office:value="80116.4" calcext:value-type="float">
            <text:p>80116.40 </text:p>
          </table:table-cell>
          <table:table-cell table:style-name="ce23" office:value-type="float" office:value="1036581.4" calcext:value-type="float">
            <text:p>1036581.40 </text:p>
          </table:table-cell>
          <table:table-cell table:style-name="ce26" table:formula="of:=([.E56]-[.F56])/[.E56]" office:value-type="percentage" office:value="0.41398968657426" calcext:value-type="percentage">
            <text:p>41.40%</text:p>
          </table:table-cell>
          <table:table-cell table:style-name="ce27" table:formula="of:=([.G56]-[.F56])/[.G56]" office:value-type="percentage" office:value="0.922710941948215" calcext:value-type="percentage">
            <text:p>92.2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1K</text:p>
          </table:table-cell>
          <table:table-cell table:style-name="ce9" office:value-type="float" office:value="874" calcext:value-type="float">
            <text:p>874</text:p>
          </table:table-cell>
          <table:table-cell table:style-name="ce14" office:value-type="float" office:value="38305" calcext:value-type="float">
            <text:p>38305</text:p>
          </table:table-cell>
          <table:table-cell table:style-name="ce18" office:value-type="float" office:value="1150.4" calcext:value-type="float">
            <text:p>1150.40 </text:p>
          </table:table-cell>
          <table:table-cell table:style-name="ce18" office:value-type="float" office:value="1408" calcext:value-type="float">
            <text:p>1408.00 </text:p>
          </table:table-cell>
          <table:table-cell table:style-name="ce18" office:value-type="float" office:value="1403.2" calcext:value-type="float">
            <text:p>1403.20 </text:p>
          </table:table-cell>
          <table:table-cell table:style-name="ce23" office:value-type="float" office:value="1160.6" calcext:value-type="float">
            <text:p>1160.60 </text:p>
          </table:table-cell>
          <table:table-cell table:style-name="ce26" table:formula="of:=([.E57]-[.F57])/[.E57]" office:value-type="percentage" office:value="0.00340909090909088" calcext:value-type="percentage">
            <text:p>0.34%</text:p>
          </table:table-cell>
          <table:table-cell table:style-name="ce27" table:formula="of:=([.G57]-[.F57])/[.G57]" office:value-type="percentage" office:value="-0.209029812166121" calcext:value-type="percentage">
            <text:p>-20.9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5K</text:p>
          </table:table-cell>
          <table:table-cell table:style-name="ce9" office:value-type="float" office:value="4483" calcext:value-type="float">
            <text:p>4483</text:p>
          </table:table-cell>
          <table:table-cell table:style-name="ce14" office:value-type="float" office:value="960833" calcext:value-type="float">
            <text:p>960833</text:p>
          </table:table-cell>
          <table:table-cell table:style-name="ce18" office:value-type="float" office:value="27467.2" calcext:value-type="float">
            <text:p>27467.20 </text:p>
          </table:table-cell>
          <table:table-cell table:style-name="ce18" office:value-type="float" office:value="8816.4" calcext:value-type="float">
            <text:p>8816.40 </text:p>
          </table:table-cell>
          <table:table-cell table:style-name="ce18" office:value-type="float" office:value="6981.2" calcext:value-type="float">
            <text:p>6981.20 </text:p>
          </table:table-cell>
          <table:table-cell table:style-name="ce23" office:value-type="float" office:value="37881.8" calcext:value-type="float">
            <text:p>37881.80 </text:p>
          </table:table-cell>
          <table:table-cell table:style-name="ce26" table:formula="of:=([.E58]-[.F58])/[.E58]" office:value-type="percentage" office:value="0.208157524613221" calcext:value-type="percentage">
            <text:p>20.82%</text:p>
          </table:table-cell>
          <table:table-cell table:style-name="ce27" table:formula="of:=([.G58]-[.F58])/[.G58]" office:value-type="percentage" office:value="0.815710974663295" calcext:value-type="percentage">
            <text:p>81.5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10K</text:p>
          </table:table-cell>
          <table:table-cell table:style-name="ce9" office:value-type="float" office:value="8835" calcext:value-type="float">
            <text:p>8835</text:p>
          </table:table-cell>
          <table:table-cell table:style-name="ce14" office:value-type="float" office:value="3860687" calcext:value-type="float">
            <text:p>3860687</text:p>
          </table:table-cell>
          <table:table-cell table:style-name="ce18" office:value-type="float" office:value="107302.4" calcext:value-type="float">
            <text:p>107302.40 </text:p>
          </table:table-cell>
          <table:table-cell table:style-name="ce18" office:value-type="float" office:value="19606.6" calcext:value-type="float">
            <text:p>19606.60 </text:p>
          </table:table-cell>
          <table:table-cell table:style-name="ce18" office:value-type="float" office:value="20345.6" calcext:value-type="float">
            <text:p>20345.60 </text:p>
          </table:table-cell>
          <table:table-cell table:style-name="ce23" office:value-type="float" office:value="168898.8" calcext:value-type="float">
            <text:p>168898.80 </text:p>
          </table:table-cell>
          <table:table-cell table:style-name="ce26" table:formula="of:=([.E59]-[.F59])/[.E59]" office:value-type="percentage" office:value="-0.0376913896341028" calcext:value-type="percentage">
            <text:p>-3.77%</text:p>
          </table:table-cell>
          <table:table-cell table:style-name="ce27" table:formula="of:=([.G59]-[.F59])/[.G59]" office:value-type="percentage" office:value="0.879539700696512" calcext:value-type="percentage">
            <text:p>87.9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15K</text:p>
          </table:table-cell>
          <table:table-cell table:style-name="ce9" office:value-type="float" office:value="13131" calcext:value-type="float">
            <text:p>13131</text:p>
          </table:table-cell>
          <table:table-cell table:style-name="ce14" office:value-type="float" office:value="8681549" calcext:value-type="float">
            <text:p>8681549</text:p>
          </table:table-cell>
          <table:table-cell table:style-name="ce18" office:value-type="float" office:value="236584.8" calcext:value-type="float">
            <text:p>236584.80 </text:p>
          </table:table-cell>
          <table:table-cell table:style-name="ce18" office:value-type="float" office:value="30580.4" calcext:value-type="float">
            <text:p>30580.40 </text:p>
          </table:table-cell>
          <table:table-cell table:style-name="ce18" office:value-type="float" office:value="33099.2" calcext:value-type="float">
            <text:p>33099.20 </text:p>
          </table:table-cell>
          <table:table-cell table:style-name="ce23" office:value-type="float" office:value="395194.6" calcext:value-type="float">
            <text:p>395194.60 </text:p>
          </table:table-cell>
          <table:table-cell table:style-name="ce26" table:formula="of:=([.E60]-[.F60])/[.E60]" office:value-type="percentage" office:value="-0.0823664831068265" calcext:value-type="percentage">
            <text:p>-8.24%</text:p>
          </table:table-cell>
          <table:table-cell table:style-name="ce27" table:formula="of:=([.G60]-[.F60])/[.G60]" office:value-type="percentage" office:value="0.916245819148339" calcext:value-type="percentage">
            <text:p>91.6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20K</text:p>
          </table:table-cell>
          <table:table-cell table:style-name="ce9" office:value-type="float" office:value="17470" calcext:value-type="float">
            <text:p>17470</text:p>
          </table:table-cell>
          <table:table-cell table:style-name="ce14" office:value-type="float" office:value="15042712" calcext:value-type="float">
            <text:p>15042712</text:p>
          </table:table-cell>
          <table:table-cell table:style-name="ce18" office:value-type="float" office:value="419553.4" calcext:value-type="float">
            <text:p>419553.40 </text:p>
          </table:table-cell>
          <table:table-cell table:style-name="ce18" office:value-type="float" office:value="88675.8" calcext:value-type="float">
            <text:p>88675.80 </text:p>
          </table:table-cell>
          <table:table-cell table:style-name="ce18" office:value-type="float" office:value="44535.6" calcext:value-type="float">
            <text:p>44535.60 </text:p>
          </table:table-cell>
          <table:table-cell table:style-name="ce23" office:value-type="float" office:value="721742.4" calcext:value-type="float">
            <text:p>721742.40 </text:p>
          </table:table-cell>
          <table:table-cell table:style-name="ce26" table:formula="of:=([.E61]-[.F61])/[.E61]" office:value-type="percentage" office:value="0.497770530404011" calcext:value-type="percentage">
            <text:p>49.78%</text:p>
          </table:table-cell>
          <table:table-cell table:style-name="ce27" table:formula="of:=([.G61]-[.F61])/[.G61]" office:value-type="percentage" office:value="0.938294327726901" calcext:value-type="percentage">
            <text:p>93.8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30K</text:p>
          </table:table-cell>
          <table:table-cell table:style-name="ce9" office:value-type="float" office:value="25966" calcext:value-type="float">
            <text:p>25966</text:p>
          </table:table-cell>
          <table:table-cell table:style-name="ce14" office:value-type="float" office:value="33029736" calcext:value-type="float">
            <text:p>33029736</text:p>
          </table:table-cell>
          <table:table-cell table:style-name="ce18" office:value-type="float" office:value="919278.6" calcext:value-type="float">
            <text:p>919278.60 </text:p>
          </table:table-cell>
          <table:table-cell table:style-name="ce18" office:value-type="float" office:value="132589.8" calcext:value-type="float">
            <text:p>132589.80 </text:p>
          </table:table-cell>
          <table:table-cell table:style-name="ce18" office:value-type="float" office:value="84102" calcext:value-type="float">
            <text:p>84102.00 </text:p>
          </table:table-cell>
          <table:table-cell table:style-name="ce23" office:value-type="float" office:value="1657899" calcext:value-type="float">
            <text:p>1657899.00 </text:p>
          </table:table-cell>
          <table:table-cell table:style-name="ce26" table:formula="of:=([.E62]-[.F62])/[.E62]" office:value-type="percentage" office:value="0.365697813858985" calcext:value-type="percentage">
            <text:p>36.57%</text:p>
          </table:table-cell>
          <table:table-cell table:style-name="ce27" table:formula="of:=([.G62]-[.F62])/[.G62]" office:value-type="percentage" office:value="0.949271939967392" calcext:value-type="percentage">
            <text:p>94.9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1K</text:p>
          </table:table-cell>
          <table:table-cell table:style-name="ce9" office:value-type="float" office:value="977" calcext:value-type="float">
            <text:p>977</text:p>
          </table:table-cell>
          <table:table-cell table:style-name="ce14" office:value-type="float" office:value="6195" calcext:value-type="float">
            <text:p>6195</text:p>
          </table:table-cell>
          <table:table-cell table:style-name="ce18" office:value-type="float" office:value="1142" calcext:value-type="float">
            <text:p>1142.00 </text:p>
          </table:table-cell>
          <table:table-cell table:style-name="ce18" office:value-type="float" office:value="752" calcext:value-type="float">
            <text:p>752.00 </text:p>
          </table:table-cell>
          <table:table-cell table:style-name="ce18" office:value-type="float" office:value="570.8" calcext:value-type="float">
            <text:p>570.80 </text:p>
          </table:table-cell>
          <table:table-cell table:style-name="ce23" office:value-type="float" office:value="905.6" calcext:value-type="float">
            <text:p>905.60 </text:p>
          </table:table-cell>
          <table:table-cell table:style-name="ce26" table:formula="of:=([.E63]-[.F63])/[.E63]" office:value-type="percentage" office:value="0.240957446808511" calcext:value-type="percentage">
            <text:p>24.10%</text:p>
          </table:table-cell>
          <table:table-cell table:style-name="ce27" table:formula="of:=([.G63]-[.F63])/[.G63]" office:value-type="percentage" office:value="0.36969964664311" calcext:value-type="percentage">
            <text:p>36.9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5K</text:p>
          </table:table-cell>
          <table:table-cell table:style-name="ce9" office:value-type="float" office:value="4718" calcext:value-type="float">
            <text:p>4718</text:p>
          </table:table-cell>
          <table:table-cell table:style-name="ce14" office:value-type="float" office:value="101420" calcext:value-type="float">
            <text:p>101420</text:p>
          </table:table-cell>
          <table:table-cell table:style-name="ce18" office:value-type="float" office:value="27456.6" calcext:value-type="float">
            <text:p>27456.60 </text:p>
          </table:table-cell>
          <table:table-cell table:style-name="ce18" office:value-type="float" office:value="3818.6" calcext:value-type="float">
            <text:p>3818.60 </text:p>
          </table:table-cell>
          <table:table-cell table:style-name="ce18" office:value-type="float" office:value="3238.4" calcext:value-type="float">
            <text:p>3238.40 </text:p>
          </table:table-cell>
          <table:table-cell table:style-name="ce23" office:value-type="float" office:value="8412.4" calcext:value-type="float">
            <text:p>8412.40 </text:p>
          </table:table-cell>
          <table:table-cell table:style-name="ce26" table:formula="of:=([.E64]-[.F64])/[.E64]" office:value-type="percentage" office:value="0.15194050175457" calcext:value-type="percentage">
            <text:p>15.19%</text:p>
          </table:table-cell>
          <table:table-cell table:style-name="ce27" table:formula="of:=([.G64]-[.F64])/[.G64]" office:value-type="percentage" office:value="0.615044458180781" calcext:value-type="percentage">
            <text:p>61.5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10K</text:p>
          </table:table-cell>
          <table:table-cell table:style-name="ce9" office:value-type="float" office:value="9544" calcext:value-type="float">
            <text:p>9544</text:p>
          </table:table-cell>
          <table:table-cell table:style-name="ce14" office:value-type="float" office:value="428115" calcext:value-type="float">
            <text:p>428115</text:p>
          </table:table-cell>
          <table:table-cell table:style-name="ce18" office:value-type="float" office:value="115226.2" calcext:value-type="float">
            <text:p>115226.20 </text:p>
          </table:table-cell>
          <table:table-cell table:style-name="ce18" office:value-type="float" office:value="8022.6" calcext:value-type="float">
            <text:p>8022.60 </text:p>
          </table:table-cell>
          <table:table-cell table:style-name="ce18" office:value-type="float" office:value="8071.8" calcext:value-type="float">
            <text:p>8071.80 </text:p>
          </table:table-cell>
          <table:table-cell table:style-name="ce23" office:value-type="float" office:value="29728.2" calcext:value-type="float">
            <text:p>29728.20 </text:p>
          </table:table-cell>
          <table:table-cell table:style-name="ce26" table:formula="of:=([.E65]-[.F65])/[.E65]" office:value-type="percentage" office:value="-0.00613267519258094" calcext:value-type="percentage">
            <text:p>-0.61%</text:p>
          </table:table-cell>
          <table:table-cell table:style-name="ce27" table:formula="of:=([.G65]-[.F65])/[.G65]" office:value-type="percentage" office:value="0.728480029063314" calcext:value-type="percentage">
            <text:p>72.8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15K</text:p>
          </table:table-cell>
          <table:table-cell table:style-name="ce9" office:value-type="float" office:value="14512" calcext:value-type="float">
            <text:p>14512</text:p>
          </table:table-cell>
          <table:table-cell table:style-name="ce14" office:value-type="float" office:value="962085" calcext:value-type="float">
            <text:p>962085</text:p>
          </table:table-cell>
          <table:table-cell table:style-name="ce18" office:value-type="float" office:value="260839.6" calcext:value-type="float">
            <text:p>260839.60 </text:p>
          </table:table-cell>
          <table:table-cell table:style-name="ce18" office:value-type="float" office:value="31484.2" calcext:value-type="float">
            <text:p>31484.20 </text:p>
          </table:table-cell>
          <table:table-cell table:style-name="ce18" office:value-type="float" office:value="17096.4" calcext:value-type="float">
            <text:p>17096.40 </text:p>
          </table:table-cell>
          <table:table-cell table:style-name="ce23" office:value-type="float" office:value="62088.8" calcext:value-type="float">
            <text:p>62088.80 </text:p>
          </table:table-cell>
          <table:table-cell table:style-name="ce26" table:formula="of:=([.E66]-[.F66])/[.E66]" office:value-type="percentage" office:value="0.456984773314869" calcext:value-type="percentage">
            <text:p>45.70%</text:p>
          </table:table-cell>
          <table:table-cell table:style-name="ce27" table:formula="of:=([.G66]-[.F66])/[.G66]" office:value-type="percentage" office:value="0.724645990903351" calcext:value-type="percentage">
            <text:p>72.4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20K</text:p>
          </table:table-cell>
          <table:table-cell table:style-name="ce9" office:value-type="float" office:value="19477" calcext:value-type="float">
            <text:p>19477</text:p>
          </table:table-cell>
          <table:table-cell table:style-name="ce14" office:value-type="float" office:value="1827968" calcext:value-type="float">
            <text:p>1827968</text:p>
          </table:table-cell>
          <table:table-cell table:style-name="ce18" office:value-type="float" office:value="458917.2" calcext:value-type="float">
            <text:p>458917.20 </text:p>
          </table:table-cell>
          <table:table-cell table:style-name="ce18" office:value-type="float" office:value="43331.2" calcext:value-type="float">
            <text:p>43331.20 </text:p>
          </table:table-cell>
          <table:table-cell table:style-name="ce18" office:value-type="float" office:value="28348.6" calcext:value-type="float">
            <text:p>28348.60 </text:p>
          </table:table-cell>
          <table:table-cell table:style-name="ce23" office:value-type="float" office:value="113817.6" calcext:value-type="float">
            <text:p>113817.60 </text:p>
          </table:table-cell>
          <table:table-cell table:style-name="ce26" table:formula="of:=([.E67]-[.F67])/[.E67]" office:value-type="percentage" office:value="0.345769330182409" calcext:value-type="percentage">
            <text:p>34.58%</text:p>
          </table:table-cell>
          <table:table-cell table:style-name="ce27" table:formula="of:=([.G67]-[.F67])/[.G67]" office:value-type="percentage" office:value="0.750929557467386" calcext:value-type="percentage">
            <text:p>75.0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30K</text:p>
          </table:table-cell>
          <table:table-cell table:style-name="ce9" office:value-type="float" office:value="29684" calcext:value-type="float">
            <text:p>29684</text:p>
          </table:table-cell>
          <table:table-cell table:style-name="ce14" office:value-type="float" office:value="4359977" calcext:value-type="float">
            <text:p>4359977</text:p>
          </table:table-cell>
          <table:table-cell table:style-name="ce18" office:value-type="float" office:value="1054020" calcext:value-type="float">
            <text:p>1054020.00 </text:p>
          </table:table-cell>
          <table:table-cell table:style-name="ce18" office:value-type="float" office:value="109999" calcext:value-type="float">
            <text:p>109999.00 </text:p>
          </table:table-cell>
          <table:table-cell table:style-name="ce18" office:value-type="float" office:value="65464.8" calcext:value-type="float">
            <text:p>65464.80 </text:p>
          </table:table-cell>
          <table:table-cell table:style-name="ce23" office:value-type="float" office:value="323884.8" calcext:value-type="float">
            <text:p>323884.80 </text:p>
          </table:table-cell>
          <table:table-cell table:style-name="ce26" table:formula="of:=([.E68]-[.F68])/[.E68]" office:value-type="percentage" office:value="0.40486004418222" calcext:value-type="percentage">
            <text:p>40.49%</text:p>
          </table:table-cell>
          <table:table-cell table:style-name="ce27" table:formula="of:=([.G68]-[.F68])/[.G68]" office:value-type="percentage" office:value="0.797876281937281" calcext:value-type="percentage">
            <text:p>79.7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1K</text:p>
          </table:table-cell>
          <table:table-cell table:style-name="ce9" office:value-type="float" office:value="695" calcext:value-type="float">
            <text:p>695</text:p>
          </table:table-cell>
          <table:table-cell table:style-name="ce14" office:value-type="float" office:value="15794" calcext:value-type="float">
            <text:p>15794</text:p>
          </table:table-cell>
          <table:table-cell table:style-name="ce18" office:value-type="float" office:value="485" calcext:value-type="float">
            <text:p>485.00 </text:p>
          </table:table-cell>
          <table:table-cell table:style-name="ce18" office:value-type="float" office:value="680.6" calcext:value-type="float">
            <text:p>680.60 </text:p>
          </table:table-cell>
          <table:table-cell table:style-name="ce18" office:value-type="float" office:value="682.6" calcext:value-type="float">
            <text:p>682.60 </text:p>
          </table:table-cell>
          <table:table-cell table:style-name="ce23" office:value-type="float" office:value="289" calcext:value-type="float">
            <text:p>289.00 </text:p>
          </table:table-cell>
          <table:table-cell table:style-name="ce26" table:formula="of:=([.E69]-[.F69])/[.E69]" office:value-type="percentage" office:value="-0.0029385836027035" calcext:value-type="percentage">
            <text:p>-0.29%</text:p>
          </table:table-cell>
          <table:table-cell table:style-name="ce27" table:formula="of:=([.G69]-[.F69])/[.G69]" office:value-type="percentage" office:value="-1.36193771626298" calcext:value-type="percentage">
            <text:p>-136.1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5K</text:p>
          </table:table-cell>
          <table:table-cell table:style-name="ce9" office:value-type="float" office:value="5000" calcext:value-type="float">
            <text:p>5000</text:p>
          </table:table-cell>
          <table:table-cell table:style-name="ce14" office:value-type="float" office:value="778401" calcext:value-type="float">
            <text:p>778401</text:p>
          </table:table-cell>
          <table:table-cell table:style-name="ce18" office:value-type="float" office:value="26745.4" calcext:value-type="float">
            <text:p>26745.40 </text:p>
          </table:table-cell>
          <table:table-cell table:style-name="ce18" office:value-type="float" office:value="7723.6" calcext:value-type="float">
            <text:p>7723.60 </text:p>
          </table:table-cell>
          <table:table-cell table:style-name="ce18" office:value-type="float" office:value="6244.8" calcext:value-type="float">
            <text:p>6244.80 </text:p>
          </table:table-cell>
          <table:table-cell table:style-name="ce23" office:value-type="float" office:value="25997.6" calcext:value-type="float">
            <text:p>25997.60 </text:p>
          </table:table-cell>
          <table:table-cell table:style-name="ce26" table:formula="of:=([.E70]-[.F70])/[.E70]" office:value-type="percentage" office:value="0.191465119892278" calcext:value-type="percentage">
            <text:p>19.15%</text:p>
          </table:table-cell>
          <table:table-cell table:style-name="ce27" table:formula="of:=([.G70]-[.F70])/[.G70]" office:value-type="percentage" office:value="0.759793211681078" calcext:value-type="percentage">
            <text:p>75.9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10K</text:p>
          </table:table-cell>
          <table:table-cell table:style-name="ce9" office:value-type="float" office:value="10000" calcext:value-type="float">
            <text:p>10000</text:p>
          </table:table-cell>
          <table:table-cell table:style-name="ce14" office:value-type="float" office:value="3008668" calcext:value-type="float">
            <text:p>3008668</text:p>
          </table:table-cell>
          <table:table-cell table:style-name="ce18" office:value-type="float" office:value="108957.6" calcext:value-type="float">
            <text:p>108957.60 </text:p>
          </table:table-cell>
          <table:table-cell table:style-name="ce18" office:value-type="float" office:value="16366.6" calcext:value-type="float">
            <text:p>16366.60 </text:p>
          </table:table-cell>
          <table:table-cell table:style-name="ce18" office:value-type="float" office:value="15451.2" calcext:value-type="float">
            <text:p>15451.20 </text:p>
          </table:table-cell>
          <table:table-cell table:style-name="ce23" office:value-type="float" office:value="127798.4" calcext:value-type="float">
            <text:p>127798.40 </text:p>
          </table:table-cell>
          <table:table-cell table:style-name="ce26" table:formula="of:=([.E71]-[.F71])/[.E71]" office:value-type="percentage" office:value="0.0559309813889262" calcext:value-type="percentage">
            <text:p>5.59%</text:p>
          </table:table-cell>
          <table:table-cell table:style-name="ce27" table:formula="of:=([.G71]-[.F71])/[.G71]" office:value-type="percentage" office:value="0.879097077897689" calcext:value-type="percentage">
            <text:p>87.9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15K</text:p>
          </table:table-cell>
          <table:table-cell table:style-name="ce9" office:value-type="float" office:value="15000" calcext:value-type="float">
            <text:p>15000</text:p>
          </table:table-cell>
          <table:table-cell table:style-name="ce14" office:value-type="float" office:value="6751210" calcext:value-type="float">
            <text:p>6751210</text:p>
          </table:table-cell>
          <table:table-cell table:style-name="ce18" office:value-type="float" office:value="249740.2" calcext:value-type="float">
            <text:p>249740.20 </text:p>
          </table:table-cell>
          <table:table-cell table:style-name="ce18" office:value-type="float" office:value="67414.4" calcext:value-type="float">
            <text:p>67414.40 </text:p>
          </table:table-cell>
          <table:table-cell table:style-name="ce18" office:value-type="float" office:value="28637.8" calcext:value-type="float">
            <text:p>28637.80 </text:p>
          </table:table-cell>
          <table:table-cell table:style-name="ce23" office:value-type="float" office:value="315157.8" calcext:value-type="float">
            <text:p>315157.80 </text:p>
          </table:table-cell>
          <table:table-cell table:style-name="ce26" table:formula="of:=([.E72]-[.F72])/[.E72]" office:value-type="percentage" office:value="0.575197583898989" calcext:value-type="percentage">
            <text:p>57.52%</text:p>
          </table:table-cell>
          <table:table-cell table:style-name="ce27" table:formula="of:=([.G72]-[.F72])/[.G72]" office:value-type="percentage" office:value="0.909131869812519" calcext:value-type="percentage">
            <text:p>90.9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20K</text:p>
          </table:table-cell>
          <table:table-cell table:style-name="ce9" office:value-type="float" office:value="20000" calcext:value-type="float">
            <text:p>20000</text:p>
          </table:table-cell>
          <table:table-cell table:style-name="ce14" office:value-type="float" office:value="12162906" calcext:value-type="float">
            <text:p>12162906</text:p>
          </table:table-cell>
          <table:table-cell table:style-name="ce18" office:value-type="float" office:value="445298.8" calcext:value-type="float">
            <text:p>445298.80 </text:p>
          </table:table-cell>
          <table:table-cell table:style-name="ce18" office:value-type="float" office:value="94866.2" calcext:value-type="float">
            <text:p>94866.20 </text:p>
          </table:table-cell>
          <table:table-cell table:style-name="ce18" office:value-type="float" office:value="50914" calcext:value-type="float">
            <text:p>50914.00 </text:p>
          </table:table-cell>
          <table:table-cell table:style-name="ce23" office:value-type="float" office:value="575618.6" calcext:value-type="float">
            <text:p>575618.60 </text:p>
          </table:table-cell>
          <table:table-cell table:style-name="ce26" table:formula="of:=([.E73]-[.F73])/[.E73]" office:value-type="percentage" office:value="0.463307268552973" calcext:value-type="percentage">
            <text:p>46.33%</text:p>
          </table:table-cell>
          <table:table-cell table:style-name="ce27" table:formula="of:=([.G73]-[.F73])/[.G73]" office:value-type="percentage" office:value="0.911549070860462" calcext:value-type="percentage">
            <text:p>91.15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pc2_30K</text:p>
          </table:table-cell>
          <table:table-cell table:style-name="ce10" office:value-type="float" office:value="30000" calcext:value-type="float">
            <text:p>30000</text:p>
          </table:table-cell>
          <table:table-cell table:style-name="ce15" office:value-type="float" office:value="27948052" calcext:value-type="float">
            <text:p>27948052</text:p>
          </table:table-cell>
          <table:table-cell table:style-name="ce19" office:value-type="float" office:value="1008784" calcext:value-type="float">
            <text:p>1008784.00 </text:p>
          </table:table-cell>
          <table:table-cell table:style-name="ce19" office:value-type="float" office:value="221263.2" calcext:value-type="float">
            <text:p>221263.20 </text:p>
          </table:table-cell>
          <table:table-cell table:style-name="ce19" office:value-type="float" office:value="114143.2" calcext:value-type="float">
            <text:p>114143.20 </text:p>
          </table:table-cell>
          <table:table-cell table:style-name="ce24" office:value-type="float" office:value="1362924.6" calcext:value-type="float">
            <text:p>1362924.60 </text:p>
          </table:table-cell>
          <table:table-cell table:style-name="ce26" table:formula="of:=([.E74]-[.F74])/[.E74]" office:value-type="percentage" office:value="0.484129308443519" calcext:value-type="percentage">
            <text:p>48.41%</text:p>
          </table:table-cell>
          <table:table-cell table:style-name="ce27" table:formula="of:=([.G74]-[.F74])/[.G74]" office:value-type="percentage" office:value="0.916251273181216" calcext:value-type="percentage">
            <text:p>91.63%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met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5" calcext:value-type="float">
            <text:p>0.5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DB_2016.3.14_2</text:p>
          </table:table-cell>
          <table:table-cell table:style-name="ce11" table:number-columns-repeated="5"/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4dynamicBlocks" table:style-name="ta1"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25"/>
        <table:table-column table:style-name="co5" table:default-cell-style-name="ce25"/>
        <table:table-column table:style-name="co5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8" table:default-cell-style-name="ce28"/>
        <table:table-column table:style-name="co10" table:default-cell-style-name="ce28"/>
        <table:table-column table:style-name="co5" table:number-columns-repeated="2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2" table:default-cell-style-name="ce28"/>
        <table:table-column table:style-name="co17" table:default-cell-style-name="ce28"/>
        <table:table-column table:style-name="co18" table:number-columns-repeated="999" table:default-cell-style-name="ce28"/>
        <table:table-row table:style-name="ro1">
          <table:table-cell table:style-name="ce1" table:number-columns-repeated="2"/>
          <table:table-cell table:style-name="ce13"/>
          <table:table-cell table:style-name="ce16"/>
          <table:table-cell table:style-name="ce20"/>
          <table:table-cell table:style-name="ce21"/>
          <table:table-cell table:style-name="ce22"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Database</text:p>
          </table:table-cell>
          <table:table-cell table:style-name="ce8" office:value-type="string" calcext:value-type="string">
            <text:p># Load</text:p>
          </table:table-cell>
          <table:table-cell table:style-name="ce8" office:value-type="string" calcext:value-type="string">
            <text:p>Conflicts</text:p>
          </table:table-cell>
          <table:table-cell table:style-name="ce17" office:value-type="string" calcext:value-type="string">
            <text:p>HOST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TCDA</text:p>
          </table:table-cell>
          <table:table-cell table:style-name="ce17" office:value-type="string" calcext:value-type="string">
            <text:p>M2 – M1</text:p>
          </table:table-cell>
          <table:table-cell table:style-name="ce17" office:value-type="string" calcext:value-type="string">
            <text:p>M2 – TCD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1K</text:p>
          </table:table-cell>
          <table:table-cell table:style-name="ce9" office:value-type="float" office:value="948" calcext:value-type="float">
            <text:p>948</text:p>
          </table:table-cell>
          <table:table-cell table:style-name="ce14" office:value-type="float" office:value="3289" calcext:value-type="float">
            <text:p>3289</text:p>
          </table:table-cell>
          <table:table-cell table:style-name="ce18" office:value-type="float" office:value="633.6" calcext:value-type="float">
            <text:p>633.60 </text:p>
          </table:table-cell>
          <table:table-cell table:style-name="ce18" office:value-type="float" office:value="542.6" calcext:value-type="float">
            <text:p>542.60 </text:p>
          </table:table-cell>
          <table:table-cell table:style-name="ce18" office:value-type="float" office:value="523" calcext:value-type="float">
            <text:p>523.00 </text:p>
          </table:table-cell>
          <table:table-cell table:style-name="ce23" office:value-type="float" office:value="273.8" calcext:value-type="float">
            <text:p>273.80 </text:p>
          </table:table-cell>
          <table:table-cell table:style-name="ce26" table:formula="of:=([.E3]-[.F3])/[.E3]" office:value-type="percentage" office:value="0.0361223737559897" calcext:value-type="percentage">
            <text:p>3.61%</text:p>
          </table:table-cell>
          <table:table-cell table:style-name="ce27" table:formula="of:=([.G3]-[.F3])/[.G3]" office:value-type="percentage" office:value="-0.910153396639883" calcext:value-type="percentage">
            <text:p>-91.0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5K</text:p>
          </table:table-cell>
          <table:table-cell table:style-name="ce9" office:value-type="float" office:value="4626" calcext:value-type="float">
            <text:p>4626</text:p>
          </table:table-cell>
          <table:table-cell table:style-name="ce14" office:value-type="float" office:value="16192" calcext:value-type="float">
            <text:p>16192</text:p>
          </table:table-cell>
          <table:table-cell table:style-name="ce18" office:value-type="float" office:value="15467" calcext:value-type="float">
            <text:p>15467.00 </text:p>
          </table:table-cell>
          <table:table-cell table:style-name="ce18" office:value-type="float" office:value="5775" calcext:value-type="float">
            <text:p>5775.00 </text:p>
          </table:table-cell>
          <table:table-cell table:style-name="ce18" office:value-type="float" office:value="3658.8" calcext:value-type="float">
            <text:p>3658.80 </text:p>
          </table:table-cell>
          <table:table-cell table:style-name="ce23" office:value-type="float" office:value="1850.8" calcext:value-type="float">
            <text:p>1850.80 </text:p>
          </table:table-cell>
          <table:table-cell table:style-name="ce26" table:formula="of:=([.E4]-[.F4])/[.E4]" office:value-type="percentage" office:value="0.366441558441558" calcext:value-type="percentage">
            <text:p>36.64%</text:p>
          </table:table-cell>
          <table:table-cell table:style-name="ce27" table:formula="of:=([.G4]-[.F4])/[.G4]" office:value-type="percentage" office:value="-0.976874864923277" calcext:value-type="percentage">
            <text:p>-97.6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10K</text:p>
          </table:table-cell>
          <table:table-cell table:style-name="ce9" office:value-type="float" office:value="9821" calcext:value-type="float">
            <text:p>9821</text:p>
          </table:table-cell>
          <table:table-cell table:style-name="ce14" office:value-type="float" office:value="46008" calcext:value-type="float">
            <text:p>46008</text:p>
          </table:table-cell>
          <table:table-cell table:style-name="ce18" office:value-type="float" office:value="77651.4" calcext:value-type="float">
            <text:p>77651.40 </text:p>
          </table:table-cell>
          <table:table-cell table:style-name="ce18" office:value-type="float" office:value="12159.8" calcext:value-type="float">
            <text:p>12159.80 </text:p>
          </table:table-cell>
          <table:table-cell table:style-name="ce18" office:value-type="float" office:value="6176.4" calcext:value-type="float">
            <text:p>6176.40 </text:p>
          </table:table-cell>
          <table:table-cell table:style-name="ce23" office:value-type="float" office:value="8859.6" calcext:value-type="float">
            <text:p>8859.60 </text:p>
          </table:table-cell>
          <table:table-cell table:style-name="ce26" table:formula="of:=([.E5]-[.F5])/[.E5]" office:value-type="percentage" office:value="0.49206401421076" calcext:value-type="percentage">
            <text:p>49.21%</text:p>
          </table:table-cell>
          <table:table-cell table:style-name="ce27" table:formula="of:=([.G5]-[.F5])/[.G5]" office:value-type="percentage" office:value="0.302857916835975" calcext:value-type="percentage">
            <text:p>30.2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15K</text:p>
          </table:table-cell>
          <table:table-cell table:style-name="ce9" office:value-type="float" office:value="14942" calcext:value-type="float">
            <text:p>14942</text:p>
          </table:table-cell>
          <table:table-cell table:style-name="ce14" office:value-type="float" office:value="85100" calcext:value-type="float">
            <text:p>85100</text:p>
          </table:table-cell>
          <table:table-cell table:style-name="ce18" office:value-type="float" office:value="182335.4" calcext:value-type="float">
            <text:p>182335.40 </text:p>
          </table:table-cell>
          <table:table-cell table:style-name="ce18" office:value-type="float" office:value="19757.8" calcext:value-type="float">
            <text:p>19757.80 </text:p>
          </table:table-cell>
          <table:table-cell table:style-name="ce18" office:value-type="float" office:value="15385.4" calcext:value-type="float">
            <text:p>15385.40 </text:p>
          </table:table-cell>
          <table:table-cell table:style-name="ce23" office:value-type="float" office:value="18406.8" calcext:value-type="float">
            <text:p>18406.80 </text:p>
          </table:table-cell>
          <table:table-cell table:style-name="ce26" table:formula="of:=([.E6]-[.F6])/[.E6]" office:value-type="percentage" office:value="0.221299942301268" calcext:value-type="percentage">
            <text:p>22.13%</text:p>
          </table:table-cell>
          <table:table-cell table:style-name="ce27" table:formula="of:=([.G6]-[.F6])/[.G6]" office:value-type="percentage" office:value="0.164145859139014" calcext:value-type="percentage">
            <text:p>16.4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20K</text:p>
          </table:table-cell>
          <table:table-cell table:style-name="ce9" office:value-type="float" office:value="19912" calcext:value-type="float">
            <text:p>19912</text:p>
          </table:table-cell>
          <table:table-cell table:style-name="ce14" office:value-type="float" office:value="114438" calcext:value-type="float">
            <text:p>114438</text:p>
          </table:table-cell>
          <table:table-cell table:style-name="ce18" office:value-type="float" office:value="324760.8" calcext:value-type="float">
            <text:p>324760.80 </text:p>
          </table:table-cell>
          <table:table-cell table:style-name="ce18" office:value-type="float" office:value="25730.6" calcext:value-type="float">
            <text:p>25730.60 </text:p>
          </table:table-cell>
          <table:table-cell table:style-name="ce18" office:value-type="float" office:value="19751.6" calcext:value-type="float">
            <text:p>19751.60 </text:p>
          </table:table-cell>
          <table:table-cell table:style-name="ce23" office:value-type="float" office:value="24751.4" calcext:value-type="float">
            <text:p>24751.40 </text:p>
          </table:table-cell>
          <table:table-cell table:style-name="ce26" table:formula="of:=([.E7]-[.F7])/[.E7]" office:value-type="percentage" office:value="0.232369241292469" calcext:value-type="percentage">
            <text:p>23.24%</text:p>
          </table:table-cell>
          <table:table-cell table:style-name="ce27" table:formula="of:=([.G7]-[.F7])/[.G7]" office:value-type="percentage" office:value="0.202000694910187" calcext:value-type="percentage">
            <text:p>20.2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1_30K</text:p>
          </table:table-cell>
          <table:table-cell table:style-name="ce9" office:value-type="float" office:value="29838" calcext:value-type="float">
            <text:p>29838</text:p>
          </table:table-cell>
          <table:table-cell table:style-name="ce14" office:value-type="float" office:value="210801" calcext:value-type="float">
            <text:p>210801</text:p>
          </table:table-cell>
          <table:table-cell table:style-name="ce18" office:value-type="float" office:value="729131.4" calcext:value-type="float">
            <text:p>729131.40 </text:p>
          </table:table-cell>
          <table:table-cell table:style-name="ce18" office:value-type="float" office:value="40291.8" calcext:value-type="float">
            <text:p>40291.80 </text:p>
          </table:table-cell>
          <table:table-cell table:style-name="ce18" office:value-type="float" office:value="52833.8" calcext:value-type="float">
            <text:p>52833.80 </text:p>
          </table:table-cell>
          <table:table-cell table:style-name="ce23" office:value-type="float" office:value="40145.2" calcext:value-type="float">
            <text:p>40145.20 </text:p>
          </table:table-cell>
          <table:table-cell table:style-name="ce26" table:formula="of:=([.E8]-[.F8])/[.E8]" office:value-type="percentage" office:value="-0.311279218103932" calcext:value-type="percentage">
            <text:p>-31.13%</text:p>
          </table:table-cell>
          <table:table-cell table:style-name="ce27" table:formula="of:=([.G8]-[.F8])/[.G8]" office:value-type="percentage" office:value="-0.316067674342138" calcext:value-type="percentage">
            <text:p>-31.6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1K</text:p>
          </table:table-cell>
          <table:table-cell table:style-name="ce9" office:value-type="float" office:value="951" calcext:value-type="float">
            <text:p>951</text:p>
          </table:table-cell>
          <table:table-cell table:style-name="ce14" office:value-type="float" office:value="7058" calcext:value-type="float">
            <text:p>7058</text:p>
          </table:table-cell>
          <table:table-cell table:style-name="ce18" office:value-type="float" office:value="1166.8" calcext:value-type="float">
            <text:p>1166.80 </text:p>
          </table:table-cell>
          <table:table-cell table:style-name="ce18" office:value-type="float" office:value="953.8" calcext:value-type="float">
            <text:p>953.80 </text:p>
          </table:table-cell>
          <table:table-cell table:style-name="ce18" office:value-type="float" office:value="920.2" calcext:value-type="float">
            <text:p>920.20 </text:p>
          </table:table-cell>
          <table:table-cell table:style-name="ce23" office:value-type="float" office:value="1241.8" calcext:value-type="float">
            <text:p>1241.80 </text:p>
          </table:table-cell>
          <table:table-cell table:style-name="ce26" table:formula="of:=([.E9]-[.F9])/[.E9]" office:value-type="percentage" office:value="0.0352275110085971" calcext:value-type="percentage">
            <text:p>3.52%</text:p>
          </table:table-cell>
          <table:table-cell table:style-name="ce27" table:formula="of:=([.G9]-[.F9])/[.G9]" office:value-type="percentage" office:value="0.25897890159446" calcext:value-type="percentage">
            <text:p>25.9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5K</text:p>
          </table:table-cell>
          <table:table-cell table:style-name="ce9" office:value-type="float" office:value="4544" calcext:value-type="float">
            <text:p>4544</text:p>
          </table:table-cell>
          <table:table-cell table:style-name="ce14" office:value-type="float" office:value="103697" calcext:value-type="float">
            <text:p>103697</text:p>
          </table:table-cell>
          <table:table-cell table:style-name="ce18" office:value-type="float" office:value="23924.2" calcext:value-type="float">
            <text:p>23924.20 </text:p>
          </table:table-cell>
          <table:table-cell table:style-name="ce18" office:value-type="float" office:value="9357.4" calcext:value-type="float">
            <text:p>9357.40 </text:p>
          </table:table-cell>
          <table:table-cell table:style-name="ce18" office:value-type="float" office:value="5213.6" calcext:value-type="float">
            <text:p>5213.60 </text:p>
          </table:table-cell>
          <table:table-cell table:style-name="ce23" office:value-type="float" office:value="14210.6" calcext:value-type="float">
            <text:p>14210.60 </text:p>
          </table:table-cell>
          <table:table-cell table:style-name="ce26" table:formula="of:=([.E10]-[.F10])/[.E10]" office:value-type="percentage" office:value="0.442836685404065" calcext:value-type="percentage">
            <text:p>44.28%</text:p>
          </table:table-cell>
          <table:table-cell table:style-name="ce27" table:formula="of:=([.G10]-[.F10])/[.G10]" office:value-type="percentage" office:value="0.633118939383277" calcext:value-type="percentage">
            <text:p>63.3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10K</text:p>
          </table:table-cell>
          <table:table-cell table:style-name="ce9" office:value-type="float" office:value="9422" calcext:value-type="float">
            <text:p>9422</text:p>
          </table:table-cell>
          <table:table-cell table:style-name="ce14" office:value-type="float" office:value="575615" calcext:value-type="float">
            <text:p>575615</text:p>
          </table:table-cell>
          <table:table-cell table:style-name="ce18" office:value-type="float" office:value="105669.8" calcext:value-type="float">
            <text:p>105669.80 </text:p>
          </table:table-cell>
          <table:table-cell table:style-name="ce18" office:value-type="float" office:value="21428.6" calcext:value-type="float">
            <text:p>21428.60 </text:p>
          </table:table-cell>
          <table:table-cell table:style-name="ce18" office:value-type="float" office:value="9821.2" calcext:value-type="float">
            <text:p>9821.20 </text:p>
          </table:table-cell>
          <table:table-cell table:style-name="ce23" office:value-type="float" office:value="53547.4" calcext:value-type="float">
            <text:p>53547.40 </text:p>
          </table:table-cell>
          <table:table-cell table:style-name="ce26" table:formula="of:=([.E11]-[.F11])/[.E11]" office:value-type="percentage" office:value="0.541677944429407" calcext:value-type="percentage">
            <text:p>54.17%</text:p>
          </table:table-cell>
          <table:table-cell table:style-name="ce27" table:formula="of:=([.G11]-[.F11])/[.G11]" office:value-type="percentage" office:value="0.816588667236878" calcext:value-type="percentage">
            <text:p>81.6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15K</text:p>
          </table:table-cell>
          <table:table-cell table:style-name="ce9" office:value-type="float" office:value="14072" calcext:value-type="float">
            <text:p>14072</text:p>
          </table:table-cell>
          <table:table-cell table:style-name="ce14" office:value-type="float" office:value="1172265" calcext:value-type="float">
            <text:p>1172265</text:p>
          </table:table-cell>
          <table:table-cell table:style-name="ce18" office:value-type="float" office:value="226752" calcext:value-type="float">
            <text:p>226752.00 </text:p>
          </table:table-cell>
          <table:table-cell table:style-name="ce18" office:value-type="float" office:value="31605.8" calcext:value-type="float">
            <text:p>31605.80 </text:p>
          </table:table-cell>
          <table:table-cell table:style-name="ce18" office:value-type="float" office:value="15777.6" calcext:value-type="float">
            <text:p>15777.60 </text:p>
          </table:table-cell>
          <table:table-cell table:style-name="ce23" office:value-type="float" office:value="97239.6" calcext:value-type="float">
            <text:p>97239.60 </text:p>
          </table:table-cell>
          <table:table-cell table:style-name="ce26" table:formula="of:=([.E12]-[.F12])/[.E12]" office:value-type="percentage" office:value="0.500800485986749" calcext:value-type="percentage">
            <text:p>50.08%</text:p>
          </table:table-cell>
          <table:table-cell table:style-name="ce27" table:formula="of:=([.G12]-[.F12])/[.G12]" office:value-type="percentage" office:value="0.837745116187232" calcext:value-type="percentage">
            <text:p>83.7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20K</text:p>
          </table:table-cell>
          <table:table-cell table:style-name="ce9" office:value-type="float" office:value="18674" calcext:value-type="float">
            <text:p>18674</text:p>
          </table:table-cell>
          <table:table-cell table:style-name="ce14" office:value-type="float" office:value="2128412" calcext:value-type="float">
            <text:p>2128412</text:p>
          </table:table-cell>
          <table:table-cell table:style-name="ce18" office:value-type="float" office:value="399732.4" calcext:value-type="float">
            <text:p>399732.40 </text:p>
          </table:table-cell>
          <table:table-cell table:style-name="ce18" office:value-type="float" office:value="44929.4" calcext:value-type="float">
            <text:p>44929.40 </text:p>
          </table:table-cell>
          <table:table-cell table:style-name="ce18" office:value-type="float" office:value="33703.2" calcext:value-type="float">
            <text:p>33703.20 </text:p>
          </table:table-cell>
          <table:table-cell table:style-name="ce23" office:value-type="float" office:value="160958" calcext:value-type="float">
            <text:p>160958.00 </text:p>
          </table:table-cell>
          <table:table-cell table:style-name="ce26" table:formula="of:=([.E13]-[.F13])/[.E13]" office:value-type="percentage" office:value="0.249863118581597" calcext:value-type="percentage">
            <text:p>24.99%</text:p>
          </table:table-cell>
          <table:table-cell table:style-name="ce27" table:formula="of:=([.G13]-[.F13])/[.G13]" office:value-type="percentage" office:value="0.790608730227761" calcext:value-type="percentage">
            <text:p>79.0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2_30K</text:p>
          </table:table-cell>
          <table:table-cell table:style-name="ce9" office:value-type="float" office:value="27642" calcext:value-type="float">
            <text:p>27642</text:p>
          </table:table-cell>
          <table:table-cell table:style-name="ce14" office:value-type="float" office:value="3921621" calcext:value-type="float">
            <text:p>3921621</text:p>
          </table:table-cell>
          <table:table-cell table:style-name="ce18" office:value-type="float" office:value="843919.8" calcext:value-type="float">
            <text:p>843919.80 </text:p>
          </table:table-cell>
          <table:table-cell table:style-name="ce18" office:value-type="float" office:value="71883.6" calcext:value-type="float">
            <text:p>71883.60 </text:p>
          </table:table-cell>
          <table:table-cell table:style-name="ce18" office:value-type="float" office:value="61777.2" calcext:value-type="float">
            <text:p>61777.20 </text:p>
          </table:table-cell>
          <table:table-cell table:style-name="ce23" office:value-type="float" office:value="285175.4" calcext:value-type="float">
            <text:p>285175.40 </text:p>
          </table:table-cell>
          <table:table-cell table:style-name="ce26" table:formula="of:=([.E14]-[.F14])/[.E14]" office:value-type="percentage" office:value="0.140593960235715" calcext:value-type="percentage">
            <text:p>14.06%</text:p>
          </table:table-cell>
          <table:table-cell table:style-name="ce27" table:formula="of:=([.G14]-[.F14])/[.G14]" office:value-type="percentage" office:value="0.783371216451349" calcext:value-type="percentage">
            <text:p>78.3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1K</text:p>
          </table:table-cell>
          <table:table-cell table:style-name="ce9" office:value-type="float" office:value="986" calcext:value-type="float">
            <text:p>986</text:p>
          </table:table-cell>
          <table:table-cell table:style-name="ce14" office:value-type="float" office:value="3854" calcext:value-type="float">
            <text:p>3854</text:p>
          </table:table-cell>
          <table:table-cell table:style-name="ce18" office:value-type="float" office:value="1074.2" calcext:value-type="float">
            <text:p>1074.20 </text:p>
          </table:table-cell>
          <table:table-cell table:style-name="ce18" office:value-type="float" office:value="807.2" calcext:value-type="float">
            <text:p>807.20 </text:p>
          </table:table-cell>
          <table:table-cell table:style-name="ce18" office:value-type="float" office:value="791.8" calcext:value-type="float">
            <text:p>791.80 </text:p>
          </table:table-cell>
          <table:table-cell table:style-name="ce23" office:value-type="float" office:value="1096.4" calcext:value-type="float">
            <text:p>1096.40 </text:p>
          </table:table-cell>
          <table:table-cell table:style-name="ce26" table:formula="of:=([.E15]-[.F15])/[.E15]" office:value-type="percentage" office:value="0.0190782953419228" calcext:value-type="percentage">
            <text:p>1.91%</text:p>
          </table:table-cell>
          <table:table-cell table:style-name="ce27" table:formula="of:=([.G15]-[.F15])/[.G15]" office:value-type="percentage" office:value="0.277818314483765" calcext:value-type="percentage">
            <text:p>27.7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5K</text:p>
          </table:table-cell>
          <table:table-cell table:style-name="ce9" office:value-type="float" office:value="4805" calcext:value-type="float">
            <text:p>4805</text:p>
          </table:table-cell>
          <table:table-cell table:style-name="ce14" office:value-type="float" office:value="63723" calcext:value-type="float">
            <text:p>63723</text:p>
          </table:table-cell>
          <table:table-cell table:style-name="ce18" office:value-type="float" office:value="28376.8" calcext:value-type="float">
            <text:p>28376.80 </text:p>
          </table:table-cell>
          <table:table-cell table:style-name="ce18" office:value-type="float" office:value="8846.2" calcext:value-type="float">
            <text:p>8846.20 </text:p>
          </table:table-cell>
          <table:table-cell table:style-name="ce18" office:value-type="float" office:value="5649.2" calcext:value-type="float">
            <text:p>5649.20 </text:p>
          </table:table-cell>
          <table:table-cell table:style-name="ce23" office:value-type="float" office:value="9614" calcext:value-type="float">
            <text:p>9614.00 </text:p>
          </table:table-cell>
          <table:table-cell table:style-name="ce26" table:formula="of:=([.E16]-[.F16])/[.E16]" office:value-type="percentage" office:value="0.36139811444462" calcext:value-type="percentage">
            <text:p>36.14%</text:p>
          </table:table-cell>
          <table:table-cell table:style-name="ce27" table:formula="of:=([.G16]-[.F16])/[.G16]" office:value-type="percentage" office:value="0.412398585396297" calcext:value-type="percentage">
            <text:p>41.2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10K</text:p>
          </table:table-cell>
          <table:table-cell table:style-name="ce9" office:value-type="float" office:value="9482" calcext:value-type="float">
            <text:p>9482</text:p>
          </table:table-cell>
          <table:table-cell table:style-name="ce14" office:value-type="float" office:value="203062" calcext:value-type="float">
            <text:p>203062</text:p>
          </table:table-cell>
          <table:table-cell table:style-name="ce18" office:value-type="float" office:value="111048.2" calcext:value-type="float">
            <text:p>111048.20 </text:p>
          </table:table-cell>
          <table:table-cell table:style-name="ce18" office:value-type="float" office:value="18143.8" calcext:value-type="float">
            <text:p>18143.80 </text:p>
          </table:table-cell>
          <table:table-cell table:style-name="ce18" office:value-type="float" office:value="8074" calcext:value-type="float">
            <text:p>8074.00 </text:p>
          </table:table-cell>
          <table:table-cell table:style-name="ce23" office:value-type="float" office:value="23296" calcext:value-type="float">
            <text:p>23296.00 </text:p>
          </table:table-cell>
          <table:table-cell table:style-name="ce26" table:formula="of:=([.E17]-[.F17])/[.E17]" office:value-type="percentage" office:value="0.554999503962786" calcext:value-type="percentage">
            <text:p>55.50%</text:p>
          </table:table-cell>
          <table:table-cell table:style-name="ce27" table:formula="of:=([.G17]-[.F17])/[.G17]" office:value-type="percentage" office:value="0.653416895604396" calcext:value-type="percentage">
            <text:p>65.3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15K</text:p>
          </table:table-cell>
          <table:table-cell table:style-name="ce9" office:value-type="float" office:value="14187" calcext:value-type="float">
            <text:p>14187</text:p>
          </table:table-cell>
          <table:table-cell table:style-name="ce14" office:value-type="float" office:value="397570" calcext:value-type="float">
            <text:p>397570</text:p>
          </table:table-cell>
          <table:table-cell table:style-name="ce18" office:value-type="float" office:value="241435.4" calcext:value-type="float">
            <text:p>241435.40 </text:p>
          </table:table-cell>
          <table:table-cell table:style-name="ce18" office:value-type="float" office:value="28952.2" calcext:value-type="float">
            <text:p>28952.20 </text:p>
          </table:table-cell>
          <table:table-cell table:style-name="ce18" office:value-type="float" office:value="13826.8" calcext:value-type="float">
            <text:p>13826.80 </text:p>
          </table:table-cell>
          <table:table-cell table:style-name="ce23" office:value-type="float" office:value="43292" calcext:value-type="float">
            <text:p>43292.00 </text:p>
          </table:table-cell>
          <table:table-cell table:style-name="ce26" table:formula="of:=([.E18]-[.F18])/[.E18]" office:value-type="percentage" office:value="0.522426620429536" calcext:value-type="percentage">
            <text:p>52.24%</text:p>
          </table:table-cell>
          <table:table-cell table:style-name="ce27" table:formula="of:=([.G18]-[.F18])/[.G18]" office:value-type="percentage" office:value="0.6806153561859" calcext:value-type="percentage">
            <text:p>68.0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20K</text:p>
          </table:table-cell>
          <table:table-cell table:style-name="ce9" office:value-type="float" office:value="19049" calcext:value-type="float">
            <text:p>19049</text:p>
          </table:table-cell>
          <table:table-cell table:style-name="ce14" office:value-type="float" office:value="633559" calcext:value-type="float">
            <text:p>633559</text:p>
          </table:table-cell>
          <table:table-cell table:style-name="ce18" office:value-type="float" office:value="430025" calcext:value-type="float">
            <text:p>430025.00 </text:p>
          </table:table-cell>
          <table:table-cell table:style-name="ce18" office:value-type="float" office:value="39909.6" calcext:value-type="float">
            <text:p>39909.60 </text:p>
          </table:table-cell>
          <table:table-cell table:style-name="ce18" office:value-type="float" office:value="27422.6" calcext:value-type="float">
            <text:p>27422.60 </text:p>
          </table:table-cell>
          <table:table-cell table:style-name="ce23" office:value-type="float" office:value="71871.8" calcext:value-type="float">
            <text:p>71871.80 </text:p>
          </table:table-cell>
          <table:table-cell table:style-name="ce26" table:formula="of:=([.E19]-[.F19])/[.E19]" office:value-type="percentage" office:value="0.312882113576683" calcext:value-type="percentage">
            <text:p>31.29%</text:p>
          </table:table-cell>
          <table:table-cell table:style-name="ce27" table:formula="of:=([.G19]-[.F19])/[.G19]" office:value-type="percentage" office:value="0.618451186696312" calcext:value-type="percentage">
            <text:p>61.8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3_30K</text:p>
          </table:table-cell>
          <table:table-cell table:style-name="ce9" office:value-type="float" office:value="29391" calcext:value-type="float">
            <text:p>29391</text:p>
          </table:table-cell>
          <table:table-cell table:style-name="ce14" office:value-type="float" office:value="1994478" calcext:value-type="float">
            <text:p>1994478</text:p>
          </table:table-cell>
          <table:table-cell table:style-name="ce18" office:value-type="float" office:value="1057580" calcext:value-type="float">
            <text:p>1057580.00 </text:p>
          </table:table-cell>
          <table:table-cell table:style-name="ce18" office:value-type="float" office:value="72151.6" calcext:value-type="float">
            <text:p>72151.60 </text:p>
          </table:table-cell>
          <table:table-cell table:style-name="ce18" office:value-type="float" office:value="84355.6" calcext:value-type="float">
            <text:p>84355.60 </text:p>
          </table:table-cell>
          <table:table-cell table:style-name="ce23" office:value-type="float" office:value="253748.6" calcext:value-type="float">
            <text:p>253748.60 </text:p>
          </table:table-cell>
          <table:table-cell table:style-name="ce26" table:formula="of:=([.E20]-[.F20])/[.E20]" office:value-type="percentage" office:value="-0.169143858209659" calcext:value-type="percentage">
            <text:p>-16.91%</text:p>
          </table:table-cell>
          <table:table-cell table:style-name="ce27" table:formula="of:=([.G20]-[.F20])/[.G20]" office:value-type="percentage" office:value="0.667562303792021" calcext:value-type="percentage">
            <text:p>66.7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1K</text:p>
          </table:table-cell>
          <table:table-cell table:style-name="ce9" office:value-type="float" office:value="991" calcext:value-type="float">
            <text:p>991</text:p>
          </table:table-cell>
          <table:table-cell table:style-name="ce14" office:value-type="float" office:value="2800" calcext:value-type="float">
            <text:p>2800</text:p>
          </table:table-cell>
          <table:table-cell table:style-name="ce18" office:value-type="float" office:value="1036" calcext:value-type="float">
            <text:p>1036.00 </text:p>
          </table:table-cell>
          <table:table-cell table:style-name="ce18" office:value-type="float" office:value="704" calcext:value-type="float">
            <text:p>704.00 </text:p>
          </table:table-cell>
          <table:table-cell table:style-name="ce18" office:value-type="float" office:value="668" calcext:value-type="float">
            <text:p>668.00 </text:p>
          </table:table-cell>
          <table:table-cell table:style-name="ce23" office:value-type="float" office:value="918.8" calcext:value-type="float">
            <text:p>918.80 </text:p>
          </table:table-cell>
          <table:table-cell table:style-name="ce26" table:formula="of:=([.E21]-[.F21])/[.E21]" office:value-type="percentage" office:value="0.0511363636363636" calcext:value-type="percentage">
            <text:p>5.11%</text:p>
          </table:table-cell>
          <table:table-cell table:style-name="ce27" table:formula="of:=([.G21]-[.F21])/[.G21]" office:value-type="percentage" office:value="0.272964736612973" calcext:value-type="percentage">
            <text:p>27.3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5K</text:p>
          </table:table-cell>
          <table:table-cell table:style-name="ce9" office:value-type="float" office:value="4817" calcext:value-type="float">
            <text:p>4817</text:p>
          </table:table-cell>
          <table:table-cell table:style-name="ce14" office:value-type="float" office:value="51692" calcext:value-type="float">
            <text:p>51692</text:p>
          </table:table-cell>
          <table:table-cell table:style-name="ce18" office:value-type="float" office:value="26650.6" calcext:value-type="float">
            <text:p>26650.60 </text:p>
          </table:table-cell>
          <table:table-cell table:style-name="ce18" office:value-type="float" office:value="7822.8" calcext:value-type="float">
            <text:p>7822.80 </text:p>
          </table:table-cell>
          <table:table-cell table:style-name="ce18" office:value-type="float" office:value="5323.8" calcext:value-type="float">
            <text:p>5323.80 </text:p>
          </table:table-cell>
          <table:table-cell table:style-name="ce23" office:value-type="float" office:value="7993.2" calcext:value-type="float">
            <text:p>7993.20 </text:p>
          </table:table-cell>
          <table:table-cell table:style-name="ce26" table:formula="of:=([.E22]-[.F22])/[.E22]" office:value-type="percentage" office:value="0.319450836017794" calcext:value-type="percentage">
            <text:p>31.95%</text:p>
          </table:table-cell>
          <table:table-cell table:style-name="ce27" table:formula="of:=([.G22]-[.F22])/[.G22]" office:value-type="percentage" office:value="0.33395886503528" calcext:value-type="percentage">
            <text:p>33.4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10K</text:p>
          </table:table-cell>
          <table:table-cell table:style-name="ce9" office:value-type="float" office:value="9595" calcext:value-type="float">
            <text:p>9595</text:p>
          </table:table-cell>
          <table:table-cell table:style-name="ce14" office:value-type="float" office:value="143121" calcext:value-type="float">
            <text:p>143121</text:p>
          </table:table-cell>
          <table:table-cell table:style-name="ce18" office:value-type="float" office:value="104842.2" calcext:value-type="float">
            <text:p>104842.20 </text:p>
          </table:table-cell>
          <table:table-cell table:style-name="ce18" office:value-type="float" office:value="20056" calcext:value-type="float">
            <text:p>20056.00 </text:p>
          </table:table-cell>
          <table:table-cell table:style-name="ce18" office:value-type="float" office:value="9835.8" calcext:value-type="float">
            <text:p>9835.80 </text:p>
          </table:table-cell>
          <table:table-cell table:style-name="ce23" office:value-type="float" office:value="22955.4" calcext:value-type="float">
            <text:p>22955.40 </text:p>
          </table:table-cell>
          <table:table-cell table:style-name="ce26" table:formula="of:=([.E23]-[.F23])/[.E23]" office:value-type="percentage" office:value="0.50958316713203" calcext:value-type="percentage">
            <text:p>50.96%</text:p>
          </table:table-cell>
          <table:table-cell table:style-name="ce27" table:formula="of:=([.G23]-[.F23])/[.G23]" office:value-type="percentage" office:value="0.571525654094462" calcext:value-type="percentage">
            <text:p>57.1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15K</text:p>
          </table:table-cell>
          <table:table-cell table:style-name="ce9" office:value-type="float" office:value="14195" calcext:value-type="float">
            <text:p>14195</text:p>
          </table:table-cell>
          <table:table-cell table:style-name="ce14" office:value-type="float" office:value="264255" calcext:value-type="float">
            <text:p>264255</text:p>
          </table:table-cell>
          <table:table-cell table:style-name="ce18" office:value-type="float" office:value="231716.8" calcext:value-type="float">
            <text:p>231716.80 </text:p>
          </table:table-cell>
          <table:table-cell table:style-name="ce18" office:value-type="float" office:value="33122" calcext:value-type="float">
            <text:p>33122.00 </text:p>
          </table:table-cell>
          <table:table-cell table:style-name="ce18" office:value-type="float" office:value="16361.6" calcext:value-type="float">
            <text:p>16361.60 </text:p>
          </table:table-cell>
          <table:table-cell table:style-name="ce23" office:value-type="float" office:value="36194" calcext:value-type="float">
            <text:p>36194.00 </text:p>
          </table:table-cell>
          <table:table-cell table:style-name="ce26" table:formula="of:=([.E24]-[.F24])/[.E24]" office:value-type="percentage" office:value="0.506020167864259" calcext:value-type="percentage">
            <text:p>50.60%</text:p>
          </table:table-cell>
          <table:table-cell table:style-name="ce27" table:formula="of:=([.G24]-[.F24])/[.G24]" office:value-type="percentage" office:value="0.547947173564679" calcext:value-type="percentage">
            <text:p>54.7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20K</text:p>
          </table:table-cell>
          <table:table-cell table:style-name="ce9" office:value-type="float" office:value="19221" calcext:value-type="float">
            <text:p>19221</text:p>
          </table:table-cell>
          <table:table-cell table:style-name="ce14" office:value-type="float" office:value="499618" calcext:value-type="float">
            <text:p>499618</text:p>
          </table:table-cell>
          <table:table-cell table:style-name="ce18" office:value-type="float" office:value="423109.8" calcext:value-type="float">
            <text:p>423109.80 </text:p>
          </table:table-cell>
          <table:table-cell table:style-name="ce18" office:value-type="float" office:value="41133.8" calcext:value-type="float">
            <text:p>41133.80 </text:p>
          </table:table-cell>
          <table:table-cell table:style-name="ce18" office:value-type="float" office:value="28703.2" calcext:value-type="float">
            <text:p>28703.20 </text:p>
          </table:table-cell>
          <table:table-cell table:style-name="ce23" office:value-type="float" office:value="67217.2" calcext:value-type="float">
            <text:p>67217.20 </text:p>
          </table:table-cell>
          <table:table-cell table:style-name="ce26" table:formula="of:=([.E25]-[.F25])/[.E25]" office:value-type="percentage" office:value="0.302199164677224" calcext:value-type="percentage">
            <text:p>30.22%</text:p>
          </table:table-cell>
          <table:table-cell table:style-name="ce27" table:formula="of:=([.G25]-[.F25])/[.G25]" office:value-type="percentage" office:value="0.572978344828407" calcext:value-type="percentage">
            <text:p>57.3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4_30K</text:p>
          </table:table-cell>
          <table:table-cell table:style-name="ce9" office:value-type="float" office:value="29261" calcext:value-type="float">
            <text:p>29261</text:p>
          </table:table-cell>
          <table:table-cell table:style-name="ce14" office:value-type="float" office:value="1068197" calcext:value-type="float">
            <text:p>1068197</text:p>
          </table:table-cell>
          <table:table-cell table:style-name="ce18" office:value-type="float" office:value="961602.4" calcext:value-type="float">
            <text:p>961602.40 </text:p>
          </table:table-cell>
          <table:table-cell table:style-name="ce18" office:value-type="float" office:value="68227" calcext:value-type="float">
            <text:p>68227.00 </text:p>
          </table:table-cell>
          <table:table-cell table:style-name="ce18" office:value-type="float" office:value="76417.2" calcext:value-type="float">
            <text:p>76417.20 </text:p>
          </table:table-cell>
          <table:table-cell table:style-name="ce23" office:value-type="float" office:value="152188.6" calcext:value-type="float">
            <text:p>152188.60 </text:p>
          </table:table-cell>
          <table:table-cell table:style-name="ce26" table:formula="of:=([.E26]-[.F26])/[.E26]" office:value-type="percentage" office:value="-0.120043384583816" calcext:value-type="percentage">
            <text:p>-12.00%</text:p>
          </table:table-cell>
          <table:table-cell table:style-name="ce27" table:formula="of:=([.G26]-[.F26])/[.G26]" office:value-type="percentage" office:value="0.497878290489564" calcext:value-type="percentage">
            <text:p>49.7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1K</text:p>
          </table:table-cell>
          <table:table-cell table:style-name="ce9" office:value-type="float" office:value="852" calcext:value-type="float">
            <text:p>852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484.8" calcext:value-type="float">
            <text:p>484.80 </text:p>
          </table:table-cell>
          <table:table-cell table:style-name="ce18" office:value-type="float" office:value="331.8" calcext:value-type="float">
            <text:p>331.80 </text:p>
          </table:table-cell>
          <table:table-cell table:style-name="ce18" office:value-type="float" office:value="319.8" calcext:value-type="float">
            <text:p>319.80 </text:p>
          </table:table-cell>
          <table:table-cell table:style-name="ce23" office:value-type="float" office:value="320.2" calcext:value-type="float">
            <text:p>320.20 </text:p>
          </table:table-cell>
          <table:table-cell table:style-name="ce26" table:formula="of:=([.E27]-[.F27])/[.E27]" office:value-type="percentage" office:value="0.0361663652802893" calcext:value-type="percentage">
            <text:p>3.62%</text:p>
          </table:table-cell>
          <table:table-cell table:style-name="ce27" table:formula="of:=([.G27]-[.F27])/[.G27]" office:value-type="percentage" office:value="0.00124921923797619" calcext:value-type="percentage">
            <text:p>0.1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5K</text:p>
          </table:table-cell>
          <table:table-cell table:style-name="ce9" office:value-type="float" office:value="2836" calcext:value-type="float">
            <text:p>2836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float" office:value="5766.4" calcext:value-type="float">
            <text:p>5766.40 </text:p>
          </table:table-cell>
          <table:table-cell table:style-name="ce18" office:value-type="float" office:value="2366.6" calcext:value-type="float">
            <text:p>2366.60 </text:p>
          </table:table-cell>
          <table:table-cell table:style-name="ce18" office:value-type="float" office:value="2327.8" calcext:value-type="float">
            <text:p>2327.80 </text:p>
          </table:table-cell>
          <table:table-cell table:style-name="ce23" office:value-type="float" office:value="575.6" calcext:value-type="float">
            <text:p>575.60 </text:p>
          </table:table-cell>
          <table:table-cell table:style-name="ce26" table:formula="of:=([.E28]-[.F28])/[.E28]" office:value-type="percentage" office:value="0.0163948280233245" calcext:value-type="percentage">
            <text:p>1.64%</text:p>
          </table:table-cell>
          <table:table-cell table:style-name="ce27" table:formula="of:=([.G28]-[.F28])/[.G28]" office:value-type="percentage" office:value="-3.04412786657401" calcext:value-type="percentage">
            <text:p>-304.4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10K</text:p>
          </table:table-cell>
          <table:table-cell table:style-name="ce9" office:value-type="float" office:value="6998" calcext:value-type="float">
            <text:p>6998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39695.2" calcext:value-type="float">
            <text:p>39695.20 </text:p>
          </table:table-cell>
          <table:table-cell table:style-name="ce18" office:value-type="float" office:value="8224" calcext:value-type="float">
            <text:p>8224.00 </text:p>
          </table:table-cell>
          <table:table-cell table:style-name="ce18" office:value-type="float" office:value="4267.8" calcext:value-type="float">
            <text:p>4267.80 </text:p>
          </table:table-cell>
          <table:table-cell table:style-name="ce23" office:value-type="float" office:value="4292.8" calcext:value-type="float">
            <text:p>4292.80 </text:p>
          </table:table-cell>
          <table:table-cell table:style-name="ce26" table:formula="of:=([.E29]-[.F29])/[.E29]" office:value-type="percentage" office:value="0.481055447470817" calcext:value-type="percentage">
            <text:p>48.11%</text:p>
          </table:table-cell>
          <table:table-cell table:style-name="ce27" table:formula="of:=([.G29]-[.F29])/[.G29]" office:value-type="percentage" office:value="0.00582370480805069" calcext:value-type="percentage">
            <text:p>0.5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15K</text:p>
          </table:table-cell>
          <table:table-cell table:style-name="ce9" office:value-type="float" office:value="8762" calcext:value-type="float">
            <text:p>8762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63659.4" calcext:value-type="float">
            <text:p>63659.40 </text:p>
          </table:table-cell>
          <table:table-cell table:style-name="ce18" office:value-type="float" office:value="10974" calcext:value-type="float">
            <text:p>10974.00 </text:p>
          </table:table-cell>
          <table:table-cell table:style-name="ce18" office:value-type="float" office:value="5071.4" calcext:value-type="float">
            <text:p>5071.40 </text:p>
          </table:table-cell>
          <table:table-cell table:style-name="ce23" office:value-type="float" office:value="2807.6" calcext:value-type="float">
            <text:p>2807.60 </text:p>
          </table:table-cell>
          <table:table-cell table:style-name="ce26" table:formula="of:=([.E30]-[.F30])/[.E30]" office:value-type="percentage" office:value="0.53787133223984" calcext:value-type="percentage">
            <text:p>53.79%</text:p>
          </table:table-cell>
          <table:table-cell table:style-name="ce27" table:formula="of:=([.G30]-[.F30])/[.G30]" office:value-type="percentage" office:value="-0.806311440376122" calcext:value-type="percentage">
            <text:p>-80.6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20K</text:p>
          </table:table-cell>
          <table:table-cell table:style-name="ce9" office:value-type="float" office:value="13585" calcext:value-type="float">
            <text:p>13585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154700.2" calcext:value-type="float">
            <text:p>154700.20 </text:p>
          </table:table-cell>
          <table:table-cell table:style-name="ce18" office:value-type="float" office:value="18423.2" calcext:value-type="float">
            <text:p>18423.20 </text:p>
          </table:table-cell>
          <table:table-cell table:style-name="ce18" office:value-type="float" office:value="9335" calcext:value-type="float">
            <text:p>9335.00 </text:p>
          </table:table-cell>
          <table:table-cell table:style-name="ce23" office:value-type="float" office:value="8736.4" calcext:value-type="float">
            <text:p>8736.40 </text:p>
          </table:table-cell>
          <table:table-cell table:style-name="ce26" table:formula="of:=([.E31]-[.F31])/[.E31]" office:value-type="percentage" office:value="0.49330192366147" calcext:value-type="percentage">
            <text:p>49.33%</text:p>
          </table:table-cell>
          <table:table-cell table:style-name="ce27" table:formula="of:=([.G31]-[.F31])/[.G31]" office:value-type="percentage" office:value="-0.068517925003434" calcext:value-type="percentage">
            <text:p>-6.8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cl5_30K</text:p>
          </table:table-cell>
          <table:table-cell table:style-name="ce9" office:value-type="float" office:value="20613" calcext:value-type="float">
            <text:p>20613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float" office:value="358895.4" calcext:value-type="float">
            <text:p>358895.40 </text:p>
          </table:table-cell>
          <table:table-cell table:style-name="ce18" office:value-type="float" office:value="31212.8" calcext:value-type="float">
            <text:p>31212.80 </text:p>
          </table:table-cell>
          <table:table-cell table:style-name="ce18" office:value-type="float" office:value="21803" calcext:value-type="float">
            <text:p>21803.00 </text:p>
          </table:table-cell>
          <table:table-cell table:style-name="ce23" office:value-type="float" office:value="13029.8" calcext:value-type="float">
            <text:p>13029.80 </text:p>
          </table:table-cell>
          <table:table-cell table:style-name="ce26" table:formula="of:=([.E32]-[.F32])/[.E32]" office:value-type="percentage" office:value="0.301472472831659" calcext:value-type="percentage">
            <text:p>30.15%</text:p>
          </table:table-cell>
          <table:table-cell table:style-name="ce27" table:formula="of:=([.G32]-[.F32])/[.G32]" office:value-type="percentage" office:value="-0.673318086233097" calcext:value-type="percentage">
            <text:p>-67.3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1K</text:p>
          </table:table-cell>
          <table:table-cell table:style-name="ce9" office:value-type="float" office:value="847" calcext:value-type="float">
            <text:p>847</text:p>
          </table:table-cell>
          <table:table-cell table:style-name="ce14" office:value-type="float" office:value="19310" calcext:value-type="float">
            <text:p>19310</text:p>
          </table:table-cell>
          <table:table-cell table:style-name="ce18" office:value-type="float" office:value="971" calcext:value-type="float">
            <text:p>971.00 </text:p>
          </table:table-cell>
          <table:table-cell table:style-name="ce18" office:value-type="float" office:value="1572.2" calcext:value-type="float">
            <text:p>1572.20 </text:p>
          </table:table-cell>
          <table:table-cell table:style-name="ce18" office:value-type="float" office:value="1593" calcext:value-type="float">
            <text:p>1593.00 </text:p>
          </table:table-cell>
          <table:table-cell table:style-name="ce23" office:value-type="float" office:value="664" calcext:value-type="float">
            <text:p>664.00 </text:p>
          </table:table-cell>
          <table:table-cell table:style-name="ce26" table:formula="of:=([.E33]-[.F33])/[.E33]" office:value-type="percentage" office:value="-0.013229868973413" calcext:value-type="percentage">
            <text:p>-1.32%</text:p>
          </table:table-cell>
          <table:table-cell table:style-name="ce27" table:formula="of:=([.G33]-[.F33])/[.G33]" office:value-type="percentage" office:value="-1.39909638554217" calcext:value-type="percentage">
            <text:p>-139.9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5K</text:p>
          </table:table-cell>
          <table:table-cell table:style-name="ce9" office:value-type="float" office:value="4718" calcext:value-type="float">
            <text:p>4718</text:p>
          </table:table-cell>
          <table:table-cell table:style-name="ce14" office:value-type="float" office:value="654908" calcext:value-type="float">
            <text:p>654908</text:p>
          </table:table-cell>
          <table:table-cell table:style-name="ce18" office:value-type="float" office:value="29088" calcext:value-type="float">
            <text:p>29088.00 </text:p>
          </table:table-cell>
          <table:table-cell table:style-name="ce18" office:value-type="float" office:value="25510" calcext:value-type="float">
            <text:p>25510.00 </text:p>
          </table:table-cell>
          <table:table-cell table:style-name="ce18" office:value-type="float" office:value="13035.6" calcext:value-type="float">
            <text:p>13035.60 </text:p>
          </table:table-cell>
          <table:table-cell table:style-name="ce23" office:value-type="float" office:value="35709.4" calcext:value-type="float">
            <text:p>35709.40 </text:p>
          </table:table-cell>
          <table:table-cell table:style-name="ce26" table:formula="of:=([.E34]-[.F34])/[.E34]" office:value-type="percentage" office:value="0.489000392003136" calcext:value-type="percentage">
            <text:p>48.90%</text:p>
          </table:table-cell>
          <table:table-cell table:style-name="ce27" table:formula="of:=([.G34]-[.F34])/[.G34]" office:value-type="percentage" office:value="0.634953261606188" calcext:value-type="percentage">
            <text:p>63.5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10K</text:p>
          </table:table-cell>
          <table:table-cell table:style-name="ce9" office:value-type="float" office:value="9307" calcext:value-type="float">
            <text:p>9307</text:p>
          </table:table-cell>
          <table:table-cell table:style-name="ce14" office:value-type="float" office:value="2507088" calcext:value-type="float">
            <text:p>2507088</text:p>
          </table:table-cell>
          <table:table-cell table:style-name="ce18" office:value-type="float" office:value="114147.6" calcext:value-type="float">
            <text:p>114147.60 </text:p>
          </table:table-cell>
          <table:table-cell table:style-name="ce18" office:value-type="float" office:value="46485.8" calcext:value-type="float">
            <text:p>46485.80 </text:p>
          </table:table-cell>
          <table:table-cell table:style-name="ce18" office:value-type="float" office:value="20729.8" calcext:value-type="float">
            <text:p>20729.80 </text:p>
          </table:table-cell>
          <table:table-cell table:style-name="ce23" office:value-type="float" office:value="176457.4" calcext:value-type="float">
            <text:p>176457.40 </text:p>
          </table:table-cell>
          <table:table-cell table:style-name="ce26" table:formula="of:=([.E35]-[.F35])/[.E35]" office:value-type="percentage" office:value="0.554061670445599" calcext:value-type="percentage">
            <text:p>55.41%</text:p>
          </table:table-cell>
          <table:table-cell table:style-name="ce27" table:formula="of:=([.G35]-[.F35])/[.G35]" office:value-type="percentage" office:value="0.882522353837243" calcext:value-type="percentage">
            <text:p>88.2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15K</text:p>
          </table:table-cell>
          <table:table-cell table:style-name="ce9" office:value-type="float" office:value="13979" calcext:value-type="float">
            <text:p>13979</text:p>
          </table:table-cell>
          <table:table-cell table:style-name="ce14" office:value-type="float" office:value="5983709" calcext:value-type="float">
            <text:p>5983709</text:p>
          </table:table-cell>
          <table:table-cell table:style-name="ce18" office:value-type="float" office:value="259137.2" calcext:value-type="float">
            <text:p>259137.20 </text:p>
          </table:table-cell>
          <table:table-cell table:style-name="ce18" office:value-type="float" office:value="68565.4" calcext:value-type="float">
            <text:p>68565.40 </text:p>
          </table:table-cell>
          <table:table-cell table:style-name="ce18" office:value-type="float" office:value="31837.2" calcext:value-type="float">
            <text:p>31837.20 </text:p>
          </table:table-cell>
          <table:table-cell table:style-name="ce23" office:value-type="float" office:value="427858.6" calcext:value-type="float">
            <text:p>427858.60 </text:p>
          </table:table-cell>
          <table:table-cell table:style-name="ce26" table:formula="of:=([.E36]-[.F36])/[.E36]" office:value-type="percentage" office:value="0.535666677362051" calcext:value-type="percentage">
            <text:p>53.57%</text:p>
          </table:table-cell>
          <table:table-cell table:style-name="ce27" table:formula="of:=([.G36]-[.F36])/[.G36]" office:value-type="percentage" office:value="0.925589435388233" calcext:value-type="percentage">
            <text:p>92.5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20K</text:p>
          </table:table-cell>
          <table:table-cell table:style-name="ce9" office:value-type="float" office:value="18643" calcext:value-type="float">
            <text:p>18643</text:p>
          </table:table-cell>
          <table:table-cell table:style-name="ce14" office:value-type="float" office:value="10635055" calcext:value-type="float">
            <text:p>10635055</text:p>
          </table:table-cell>
          <table:table-cell table:style-name="ce18" office:value-type="float" office:value="459863.2" calcext:value-type="float">
            <text:p>459863.20 </text:p>
          </table:table-cell>
          <table:table-cell table:style-name="ce18" office:value-type="float" office:value="92422.8" calcext:value-type="float">
            <text:p>92422.80 </text:p>
          </table:table-cell>
          <table:table-cell table:style-name="ce18" office:value-type="float" office:value="52775" calcext:value-type="float">
            <text:p>52775.00 </text:p>
          </table:table-cell>
          <table:table-cell table:style-name="ce23" office:value-type="float" office:value="771443.2" calcext:value-type="float">
            <text:p>771443.20 </text:p>
          </table:table-cell>
          <table:table-cell table:style-name="ce26" table:formula="of:=([.E37]-[.F37])/[.E37]" office:value-type="percentage" office:value="0.428982891667424" calcext:value-type="percentage">
            <text:p>42.90%</text:p>
          </table:table-cell>
          <table:table-cell table:style-name="ce27" table:formula="of:=([.G37]-[.F37])/[.G37]" office:value-type="percentage" office:value="0.931589260233288" calcext:value-type="percentage">
            <text:p>93.1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1_30K</text:p>
          </table:table-cell>
          <table:table-cell table:style-name="ce9" office:value-type="float" office:value="27750" calcext:value-type="float">
            <text:p>27750</text:p>
          </table:table-cell>
          <table:table-cell table:style-name="ce14" office:value-type="float" office:value="23405114" calcext:value-type="float">
            <text:p>23405114</text:p>
          </table:table-cell>
          <table:table-cell table:style-name="ce18" office:value-type="float" office:value="1018008" calcext:value-type="float">
            <text:p>1018008.00 </text:p>
          </table:table-cell>
          <table:table-cell table:style-name="ce18" office:value-type="float" office:value="133268.4" calcext:value-type="float">
            <text:p>133268.40 </text:p>
          </table:table-cell>
          <table:table-cell table:style-name="ce18" office:value-type="float" office:value="141211.6" calcext:value-type="float">
            <text:p>141211.60 </text:p>
          </table:table-cell>
          <table:table-cell table:style-name="ce23" office:value-type="float" office:value="1843785" calcext:value-type="float">
            <text:p>1843785.00 </text:p>
          </table:table-cell>
          <table:table-cell table:style-name="ce26" table:formula="of:=([.E38]-[.F38])/[.E38]" office:value-type="percentage" office:value="-0.0596030266739903" calcext:value-type="percentage">
            <text:p>-5.96%</text:p>
          </table:table-cell>
          <table:table-cell table:style-name="ce27" table:formula="of:=([.G38]-[.F38])/[.G38]" office:value-type="percentage" office:value="0.9234121114989" calcext:value-type="percentage">
            <text:p>92.3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1K</text:p>
          </table:table-cell>
          <table:table-cell table:style-name="ce9" office:value-type="float" office:value="960" calcext:value-type="float">
            <text:p>960</text:p>
          </table:table-cell>
          <table:table-cell table:style-name="ce14" office:value-type="float" office:value="46444" calcext:value-type="float">
            <text:p>46444</text:p>
          </table:table-cell>
          <table:table-cell table:style-name="ce18" office:value-type="float" office:value="881.8" calcext:value-type="float">
            <text:p>881.80 </text:p>
          </table:table-cell>
          <table:table-cell table:style-name="ce18" office:value-type="float" office:value="758.8" calcext:value-type="float">
            <text:p>758.80 </text:p>
          </table:table-cell>
          <table:table-cell table:style-name="ce18" office:value-type="float" office:value="733.4" calcext:value-type="float">
            <text:p>733.40 </text:p>
          </table:table-cell>
          <table:table-cell table:style-name="ce23" office:value-type="float" office:value="842.6" calcext:value-type="float">
            <text:p>842.60 </text:p>
          </table:table-cell>
          <table:table-cell table:style-name="ce26" table:formula="of:=([.E39]-[.F39])/[.E39]" office:value-type="percentage" office:value="0.0334739061676331" calcext:value-type="percentage">
            <text:p>3.35%</text:p>
          </table:table-cell>
          <table:table-cell table:style-name="ce27" table:formula="of:=([.G39]-[.F39])/[.G39]" office:value-type="percentage" office:value="0.129598860669357" calcext:value-type="percentage">
            <text:p>12.96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5K</text:p>
          </table:table-cell>
          <table:table-cell table:style-name="ce9" office:value-type="float" office:value="4830" calcext:value-type="float">
            <text:p>4830</text:p>
          </table:table-cell>
          <table:table-cell table:style-name="ce14" office:value-type="float" office:value="1051217" calcext:value-type="float">
            <text:p>1051217</text:p>
          </table:table-cell>
          <table:table-cell table:style-name="ce18" office:value-type="float" office:value="22490.2" calcext:value-type="float">
            <text:p>22490.20 </text:p>
          </table:table-cell>
          <table:table-cell table:style-name="ce18" office:value-type="float" office:value="9893.4" calcext:value-type="float">
            <text:p>9893.40 </text:p>
          </table:table-cell>
          <table:table-cell table:style-name="ce18" office:value-type="float" office:value="6268.6" calcext:value-type="float">
            <text:p>6268.60 </text:p>
          </table:table-cell>
          <table:table-cell table:style-name="ce23" office:value-type="float" office:value="16911.4" calcext:value-type="float">
            <text:p>16911.40 </text:p>
          </table:table-cell>
          <table:table-cell table:style-name="ce26" table:formula="of:=([.E40]-[.F40])/[.E40]" office:value-type="percentage" office:value="0.366385671255584" calcext:value-type="percentage">
            <text:p>36.64%</text:p>
          </table:table-cell>
          <table:table-cell table:style-name="ce27" table:formula="of:=([.G40]-[.F40])/[.G40]" office:value-type="percentage" office:value="0.629326962877113" calcext:value-type="percentage">
            <text:p>62.9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10K</text:p>
          </table:table-cell>
          <table:table-cell table:style-name="ce9" office:value-type="float" office:value="9595" calcext:value-type="float">
            <text:p>9595</text:p>
          </table:table-cell>
          <table:table-cell table:style-name="ce14" office:value-type="float" office:value="4277515" calcext:value-type="float">
            <text:p>4277515</text:p>
          </table:table-cell>
          <table:table-cell table:style-name="ce18" office:value-type="float" office:value="92310.4" calcext:value-type="float">
            <text:p>92310.40 </text:p>
          </table:table-cell>
          <table:table-cell table:style-name="ce18" office:value-type="float" office:value="21501" calcext:value-type="float">
            <text:p>21501.00 </text:p>
          </table:table-cell>
          <table:table-cell table:style-name="ce18" office:value-type="float" office:value="9676.2" calcext:value-type="float">
            <text:p>9676.20 </text:p>
          </table:table-cell>
          <table:table-cell table:style-name="ce23" office:value-type="float" office:value="72984.8" calcext:value-type="float">
            <text:p>72984.80 </text:p>
          </table:table-cell>
          <table:table-cell table:style-name="ce26" table:formula="of:=([.E41]-[.F41])/[.E41]" office:value-type="percentage" office:value="0.549965117901493" calcext:value-type="percentage">
            <text:p>55.00%</text:p>
          </table:table-cell>
          <table:table-cell table:style-name="ce27" table:formula="of:=([.G41]-[.F41])/[.G41]" office:value-type="percentage" office:value="0.867421709725861" calcext:value-type="percentage">
            <text:p>86.7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15K</text:p>
          </table:table-cell>
          <table:table-cell table:style-name="ce9" office:value-type="float" office:value="14483" calcext:value-type="float">
            <text:p>14483</text:p>
          </table:table-cell>
          <table:table-cell table:style-name="ce14" office:value-type="float" office:value="9378356" calcext:value-type="float">
            <text:p>9378356</text:p>
          </table:table-cell>
          <table:table-cell table:style-name="ce18" office:value-type="float" office:value="210058.8" calcext:value-type="float">
            <text:p>210058.80 </text:p>
          </table:table-cell>
          <table:table-cell table:style-name="ce18" office:value-type="float" office:value="34872.8" calcext:value-type="float">
            <text:p>34872.80 </text:p>
          </table:table-cell>
          <table:table-cell table:style-name="ce18" office:value-type="float" office:value="24848.6" calcext:value-type="float">
            <text:p>24848.60 </text:p>
          </table:table-cell>
          <table:table-cell table:style-name="ce23" office:value-type="float" office:value="166063.2" calcext:value-type="float">
            <text:p>166063.20 </text:p>
          </table:table-cell>
          <table:table-cell table:style-name="ce26" table:formula="of:=([.E42]-[.F42])/[.E42]" office:value-type="percentage" office:value="0.287450391135785" calcext:value-type="percentage">
            <text:p>28.75%</text:p>
          </table:table-cell>
          <table:table-cell table:style-name="ce27" table:formula="of:=([.G42]-[.F42])/[.G42]" office:value-type="percentage" office:value="0.850366607412118" calcext:value-type="percentage">
            <text:p>85.0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20K</text:p>
          </table:table-cell>
          <table:table-cell table:style-name="ce9" office:value-type="float" office:value="19254" calcext:value-type="float">
            <text:p>19254</text:p>
          </table:table-cell>
          <table:table-cell table:style-name="ce14" office:value-type="float" office:value="17511226" calcext:value-type="float">
            <text:p>17511226</text:p>
          </table:table-cell>
          <table:table-cell table:style-name="ce18" office:value-type="float" office:value="373025.6" calcext:value-type="float">
            <text:p>373025.60 </text:p>
          </table:table-cell>
          <table:table-cell table:style-name="ce18" office:value-type="float" office:value="47121.6" calcext:value-type="float">
            <text:p>47121.60 </text:p>
          </table:table-cell>
          <table:table-cell table:style-name="ce18" office:value-type="float" office:value="36534.8" calcext:value-type="float">
            <text:p>36534.80 </text:p>
          </table:table-cell>
          <table:table-cell table:style-name="ce23" office:value-type="float" office:value="325378.6" calcext:value-type="float">
            <text:p>325378.60 </text:p>
          </table:table-cell>
          <table:table-cell table:style-name="ce26" table:formula="of:=([.E43]-[.F43])/[.E43]" office:value-type="percentage" office:value="0.224669790499474" calcext:value-type="percentage">
            <text:p>22.47%</text:p>
          </table:table-cell>
          <table:table-cell table:style-name="ce27" table:formula="of:=([.G43]-[.F43])/[.G43]" office:value-type="percentage" office:value="0.887716032953612" calcext:value-type="percentage">
            <text:p>88.7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2_30K</text:p>
          </table:table-cell>
          <table:table-cell table:style-name="ce9" office:value-type="float" office:value="28899" calcext:value-type="float">
            <text:p>28899</text:p>
          </table:table-cell>
          <table:table-cell table:style-name="ce14" office:value-type="float" office:value="38191926" calcext:value-type="float">
            <text:p>38191926</text:p>
          </table:table-cell>
          <table:table-cell table:style-name="ce18" office:value-type="float" office:value="829967.8" calcext:value-type="float">
            <text:p>829967.80 </text:p>
          </table:table-cell>
          <table:table-cell table:style-name="ce18" office:value-type="float" office:value="86386.6" calcext:value-type="float">
            <text:p>86386.60 </text:p>
          </table:table-cell>
          <table:table-cell table:style-name="ce18" office:value-type="float" office:value="96825.2" calcext:value-type="float">
            <text:p>96825.20 </text:p>
          </table:table-cell>
          <table:table-cell table:style-name="ce23" office:value-type="float" office:value="821422" calcext:value-type="float">
            <text:p>821422.00 </text:p>
          </table:table-cell>
          <table:table-cell table:style-name="ce26" table:formula="of:=([.E44]-[.F44])/[.E44]" office:value-type="percentage" office:value="-0.120835870378045" calcext:value-type="percentage">
            <text:p>-12.08%</text:p>
          </table:table-cell>
          <table:table-cell table:style-name="ce27" table:formula="of:=([.G44]-[.F44])/[.G44]" office:value-type="percentage" office:value="0.882124900477465" calcext:value-type="percentage">
            <text:p>88.2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1K</text:p>
          </table:table-cell>
          <table:table-cell table:style-name="ce9" office:value-type="float" office:value="782" calcext:value-type="float">
            <text:p>782</text:p>
          </table:table-cell>
          <table:table-cell table:style-name="ce14" office:value-type="float" office:value="23773" calcext:value-type="float">
            <text:p>23773</text:p>
          </table:table-cell>
          <table:table-cell table:style-name="ce18" office:value-type="float" office:value="786.4" calcext:value-type="float">
            <text:p>786.40 </text:p>
          </table:table-cell>
          <table:table-cell table:style-name="ce18" office:value-type="float" office:value="1349.2" calcext:value-type="float">
            <text:p>1349.20 </text:p>
          </table:table-cell>
          <table:table-cell table:style-name="ce18" office:value-type="float" office:value="1248.6" calcext:value-type="float">
            <text:p>1248.60 </text:p>
          </table:table-cell>
          <table:table-cell table:style-name="ce23" office:value-type="float" office:value="591.6" calcext:value-type="float">
            <text:p>591.60 </text:p>
          </table:table-cell>
          <table:table-cell table:style-name="ce26" table:formula="of:=([.E45]-[.F45])/[.E45]" office:value-type="percentage" office:value="0.0745627038244887" calcext:value-type="percentage">
            <text:p>7.46%</text:p>
          </table:table-cell>
          <table:table-cell table:style-name="ce27" table:formula="of:=([.G45]-[.F45])/[.G45]" office:value-type="percentage" office:value="-1.1105476673428" calcext:value-type="percentage">
            <text:p>-111.0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5K</text:p>
          </table:table-cell>
          <table:table-cell table:style-name="ce9" office:value-type="float" office:value="4602" calcext:value-type="float">
            <text:p>4602</text:p>
          </table:table-cell>
          <table:table-cell table:style-name="ce14" office:value-type="float" office:value="731522" calcext:value-type="float">
            <text:p>731522</text:p>
          </table:table-cell>
          <table:table-cell table:style-name="ce18" office:value-type="float" office:value="28411" calcext:value-type="float">
            <text:p>28411.00 </text:p>
          </table:table-cell>
          <table:table-cell table:style-name="ce18" office:value-type="float" office:value="23173.2" calcext:value-type="float">
            <text:p>23173.20 </text:p>
          </table:table-cell>
          <table:table-cell table:style-name="ce18" office:value-type="float" office:value="10400.2" calcext:value-type="float">
            <text:p>10400.20 </text:p>
          </table:table-cell>
          <table:table-cell table:style-name="ce23" office:value-type="float" office:value="34423.2" calcext:value-type="float">
            <text:p>34423.20 </text:p>
          </table:table-cell>
          <table:table-cell table:style-name="ce26" table:formula="of:=([.E46]-[.F46])/[.E46]" office:value-type="percentage" office:value="0.551197072480279" calcext:value-type="percentage">
            <text:p>55.12%</text:p>
          </table:table-cell>
          <table:table-cell table:style-name="ce27" table:formula="of:=([.G46]-[.F46])/[.G46]" office:value-type="percentage" office:value="0.697872365149085" calcext:value-type="percentage">
            <text:p>69.7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10K</text:p>
          </table:table-cell>
          <table:table-cell table:style-name="ce9" office:value-type="float" office:value="9017" calcext:value-type="float">
            <text:p>9017</text:p>
          </table:table-cell>
          <table:table-cell table:style-name="ce14" office:value-type="float" office:value="2969508" calcext:value-type="float">
            <text:p>2969508</text:p>
          </table:table-cell>
          <table:table-cell table:style-name="ce18" office:value-type="float" office:value="110635.4" calcext:value-type="float">
            <text:p>110635.40 </text:p>
          </table:table-cell>
          <table:table-cell table:style-name="ce18" office:value-type="float" office:value="49384" calcext:value-type="float">
            <text:p>49384.00 </text:p>
          </table:table-cell>
          <table:table-cell table:style-name="ce18" office:value-type="float" office:value="20216.6" calcext:value-type="float">
            <text:p>20216.60 </text:p>
          </table:table-cell>
          <table:table-cell table:style-name="ce23" office:value-type="float" office:value="161832.2" calcext:value-type="float">
            <text:p>161832.20 </text:p>
          </table:table-cell>
          <table:table-cell table:style-name="ce26" table:formula="of:=([.E47]-[.F47])/[.E47]" office:value-type="percentage" office:value="0.590624493763162" calcext:value-type="percentage">
            <text:p>59.06%</text:p>
          </table:table-cell>
          <table:table-cell table:style-name="ce27" table:formula="of:=([.G47]-[.F47])/[.G47]" office:value-type="percentage" office:value="0.875076777056729" calcext:value-type="percentage">
            <text:p>87.5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15K</text:p>
          </table:table-cell>
          <table:table-cell table:style-name="ce9" office:value-type="float" office:value="13407" calcext:value-type="float">
            <text:p>13407</text:p>
          </table:table-cell>
          <table:table-cell table:style-name="ce14" office:value-type="float" office:value="6735943" calcext:value-type="float">
            <text:p>6735943</text:p>
          </table:table-cell>
          <table:table-cell table:style-name="ce18" office:value-type="float" office:value="246877" calcext:value-type="float">
            <text:p>246877.00 </text:p>
          </table:table-cell>
          <table:table-cell table:style-name="ce18" office:value-type="float" office:value="71264.4" calcext:value-type="float">
            <text:p>71264.40 </text:p>
          </table:table-cell>
          <table:table-cell table:style-name="ce18" office:value-type="float" office:value="29147.2" calcext:value-type="float">
            <text:p>29147.20 </text:p>
          </table:table-cell>
          <table:table-cell table:style-name="ce23" office:value-type="float" office:value="385479.6" calcext:value-type="float">
            <text:p>385479.60 </text:p>
          </table:table-cell>
          <table:table-cell table:style-name="ce26" table:formula="of:=([.E48]-[.F48])/[.E48]" office:value-type="percentage" office:value="0.590999152451996" calcext:value-type="percentage">
            <text:p>59.10%</text:p>
          </table:table-cell>
          <table:table-cell table:style-name="ce27" table:formula="of:=([.G48]-[.F48])/[.G48]" office:value-type="percentage" office:value="0.924387178984309" calcext:value-type="percentage">
            <text:p>92.4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20K</text:p>
          </table:table-cell>
          <table:table-cell table:style-name="ce9" office:value-type="float" office:value="17743" calcext:value-type="float">
            <text:p>17743</text:p>
          </table:table-cell>
          <table:table-cell table:style-name="ce14" office:value-type="float" office:value="10910459" calcext:value-type="float">
            <text:p>10910459</text:p>
          </table:table-cell>
          <table:table-cell table:style-name="ce18" office:value-type="float" office:value="431250.8" calcext:value-type="float">
            <text:p>431250.80 </text:p>
          </table:table-cell>
          <table:table-cell table:style-name="ce18" office:value-type="float" office:value="94340" calcext:value-type="float">
            <text:p>94340.00 </text:p>
          </table:table-cell>
          <table:table-cell table:style-name="ce18" office:value-type="float" office:value="49497.4" calcext:value-type="float">
            <text:p>49497.40 </text:p>
          </table:table-cell>
          <table:table-cell table:style-name="ce23" office:value-type="float" office:value="697802.6" calcext:value-type="float">
            <text:p>697802.60 </text:p>
          </table:table-cell>
          <table:table-cell table:style-name="ce26" table:formula="of:=([.E49]-[.F49])/[.E49]" office:value-type="percentage" office:value="0.475329658681365" calcext:value-type="percentage">
            <text:p>47.53%</text:p>
          </table:table-cell>
          <table:table-cell table:style-name="ce27" table:formula="of:=([.G49]-[.F49])/[.G49]" office:value-type="percentage" office:value="0.929066758994592" calcext:value-type="percentage">
            <text:p>92.9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3_30K</text:p>
          </table:table-cell>
          <table:table-cell table:style-name="ce9" office:value-type="float" office:value="26585" calcext:value-type="float">
            <text:p>26585</text:p>
          </table:table-cell>
          <table:table-cell table:style-name="ce14" office:value-type="float" office:value="25175553" calcext:value-type="float">
            <text:p>25175553</text:p>
          </table:table-cell>
          <table:table-cell table:style-name="ce18" office:value-type="float" office:value="969050.2" calcext:value-type="float">
            <text:p>969050.20 </text:p>
          </table:table-cell>
          <table:table-cell table:style-name="ce18" office:value-type="float" office:value="149822.4" calcext:value-type="float">
            <text:p>149822.40 </text:p>
          </table:table-cell>
          <table:table-cell table:style-name="ce18" office:value-type="float" office:value="81494.4" calcext:value-type="float">
            <text:p>81494.40 </text:p>
          </table:table-cell>
          <table:table-cell table:style-name="ce23" office:value-type="float" office:value="1701372.2" calcext:value-type="float">
            <text:p>1701372.20 </text:p>
          </table:table-cell>
          <table:table-cell table:style-name="ce26" table:formula="of:=([.E50]-[.F50])/[.E50]" office:value-type="percentage" office:value="0.456059975010412" calcext:value-type="percentage">
            <text:p>45.61%</text:p>
          </table:table-cell>
          <table:table-cell table:style-name="ce27" table:formula="of:=([.G50]-[.F50])/[.G50]" office:value-type="percentage" office:value="0.952100780769781" calcext:value-type="percentage">
            <text:p>95.2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1K</text:p>
          </table:table-cell>
          <table:table-cell table:style-name="ce9" office:value-type="float" office:value="857" calcext:value-type="float">
            <text:p>857</text:p>
          </table:table-cell>
          <table:table-cell table:style-name="ce14" office:value-type="float" office:value="10621" calcext:value-type="float">
            <text:p>10621</text:p>
          </table:table-cell>
          <table:table-cell table:style-name="ce18" office:value-type="float" office:value="1222.2" calcext:value-type="float">
            <text:p>1222.20 </text:p>
          </table:table-cell>
          <table:table-cell table:style-name="ce18" office:value-type="float" office:value="1285" calcext:value-type="float">
            <text:p>1285.00 </text:p>
          </table:table-cell>
          <table:table-cell table:style-name="ce18" office:value-type="float" office:value="1331.4" calcext:value-type="float">
            <text:p>1331.40 </text:p>
          </table:table-cell>
          <table:table-cell table:style-name="ce23" office:value-type="float" office:value="500" calcext:value-type="float">
            <text:p>500.00 </text:p>
          </table:table-cell>
          <table:table-cell table:style-name="ce26" table:formula="of:=([.E51]-[.F51])/[.E51]" office:value-type="percentage" office:value="-0.0361089494163425" calcext:value-type="percentage">
            <text:p>-3.61%</text:p>
          </table:table-cell>
          <table:table-cell table:style-name="ce27" table:formula="of:=([.G51]-[.F51])/[.G51]" office:value-type="percentage" office:value="-1.6628" calcext:value-type="percentage">
            <text:p>-166.2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5K</text:p>
          </table:table-cell>
          <table:table-cell table:style-name="ce9" office:value-type="float" office:value="4533" calcext:value-type="float">
            <text:p>4533</text:p>
          </table:table-cell>
          <table:table-cell table:style-name="ce14" office:value-type="float" office:value="398600" calcext:value-type="float">
            <text:p>398600</text:p>
          </table:table-cell>
          <table:table-cell table:style-name="ce18" office:value-type="float" office:value="33509.2" calcext:value-type="float">
            <text:p>33509.20 </text:p>
          </table:table-cell>
          <table:table-cell table:style-name="ce18" office:value-type="float" office:value="19396.4" calcext:value-type="float">
            <text:p>19396.40 </text:p>
          </table:table-cell>
          <table:table-cell table:style-name="ce18" office:value-type="float" office:value="8943.4" calcext:value-type="float">
            <text:p>8943.40 </text:p>
          </table:table-cell>
          <table:table-cell table:style-name="ce23" office:value-type="float" office:value="27139.2" calcext:value-type="float">
            <text:p>27139.20 </text:p>
          </table:table-cell>
          <table:table-cell table:style-name="ce26" table:formula="of:=([.E52]-[.F52])/[.E52]" office:value-type="percentage" office:value="0.538914437730713" calcext:value-type="percentage">
            <text:p>53.89%</text:p>
          </table:table-cell>
          <table:table-cell table:style-name="ce27" table:formula="of:=([.G52]-[.F52])/[.G52]" office:value-type="percentage" office:value="0.67046191486853" calcext:value-type="percentage">
            <text:p>67.0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10K</text:p>
          </table:table-cell>
          <table:table-cell table:style-name="ce9" office:value-type="float" office:value="8782" calcext:value-type="float">
            <text:p>8782</text:p>
          </table:table-cell>
          <table:table-cell table:style-name="ce14" office:value-type="float" office:value="1522348" calcext:value-type="float">
            <text:p>1522348</text:p>
          </table:table-cell>
          <table:table-cell table:style-name="ce18" office:value-type="float" office:value="124884" calcext:value-type="float">
            <text:p>124884.00 </text:p>
          </table:table-cell>
          <table:table-cell table:style-name="ce18" office:value-type="float" office:value="36289.4" calcext:value-type="float">
            <text:p>36289.40 </text:p>
          </table:table-cell>
          <table:table-cell table:style-name="ce18" office:value-type="float" office:value="17191.4" calcext:value-type="float">
            <text:p>17191.40 </text:p>
          </table:table-cell>
          <table:table-cell table:style-name="ce23" office:value-type="float" office:value="117999.4" calcext:value-type="float">
            <text:p>117999.40 </text:p>
          </table:table-cell>
          <table:table-cell table:style-name="ce26" table:formula="of:=([.E53]-[.F53])/[.E53]" office:value-type="percentage" office:value="0.5262693789371" calcext:value-type="percentage">
            <text:p>52.63%</text:p>
          </table:table-cell>
          <table:table-cell table:style-name="ce27" table:formula="of:=([.G53]-[.F53])/[.G53]" office:value-type="percentage" office:value="0.85430942869201" calcext:value-type="percentage">
            <text:p>85.4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15K</text:p>
          </table:table-cell>
          <table:table-cell table:style-name="ce9" office:value-type="float" office:value="13096" calcext:value-type="float">
            <text:p>13096</text:p>
          </table:table-cell>
          <table:table-cell table:style-name="ce14" office:value-type="float" office:value="3599268" calcext:value-type="float">
            <text:p>3599268</text:p>
          </table:table-cell>
          <table:table-cell table:style-name="ce18" office:value-type="float" office:value="274853.2" calcext:value-type="float">
            <text:p>274853.20 </text:p>
          </table:table-cell>
          <table:table-cell table:style-name="ce18" office:value-type="float" office:value="59803" calcext:value-type="float">
            <text:p>59803.00 </text:p>
          </table:table-cell>
          <table:table-cell table:style-name="ce18" office:value-type="float" office:value="26924.4" calcext:value-type="float">
            <text:p>26924.40 </text:p>
          </table:table-cell>
          <table:table-cell table:style-name="ce23" office:value-type="float" office:value="267444.4" calcext:value-type="float">
            <text:p>267444.40 </text:p>
          </table:table-cell>
          <table:table-cell table:style-name="ce26" table:formula="of:=([.E54]-[.F54])/[.E54]" office:value-type="percentage" office:value="0.549781783522566" calcext:value-type="percentage">
            <text:p>54.98%</text:p>
          </table:table-cell>
          <table:table-cell table:style-name="ce27" table:formula="of:=([.G54]-[.F54])/[.G54]" office:value-type="percentage" office:value="0.899327112476462" calcext:value-type="percentage">
            <text:p>89.93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20K</text:p>
          </table:table-cell>
          <table:table-cell table:style-name="ce9" office:value-type="float" office:value="17333" calcext:value-type="float">
            <text:p>17333</text:p>
          </table:table-cell>
          <table:table-cell table:style-name="ce14" office:value-type="float" office:value="6178706" calcext:value-type="float">
            <text:p>6178706</text:p>
          </table:table-cell>
          <table:table-cell table:style-name="ce18" office:value-type="float" office:value="480885.2" calcext:value-type="float">
            <text:p>480885.20 </text:p>
          </table:table-cell>
          <table:table-cell table:style-name="ce18" office:value-type="float" office:value="77390.4" calcext:value-type="float">
            <text:p>77390.40 </text:p>
          </table:table-cell>
          <table:table-cell table:style-name="ce18" office:value-type="float" office:value="49054.4" calcext:value-type="float">
            <text:p>49054.40 </text:p>
          </table:table-cell>
          <table:table-cell table:style-name="ce23" office:value-type="float" office:value="475101.4" calcext:value-type="float">
            <text:p>475101.40 </text:p>
          </table:table-cell>
          <table:table-cell table:style-name="ce26" table:formula="of:=([.E55]-[.F55])/[.E55]" office:value-type="percentage" office:value="0.366143604374703" calcext:value-type="percentage">
            <text:p>36.61%</text:p>
          </table:table-cell>
          <table:table-cell table:style-name="ce27" table:formula="of:=([.G55]-[.F55])/[.G55]" office:value-type="percentage" office:value="0.896749620186343" calcext:value-type="percentage">
            <text:p>89.6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4_30K</text:p>
          </table:table-cell>
          <table:table-cell table:style-name="ce9" office:value-type="float" office:value="25791" calcext:value-type="float">
            <text:p>25791</text:p>
          </table:table-cell>
          <table:table-cell table:style-name="ce14" office:value-type="float" office:value="13756268" calcext:value-type="float">
            <text:p>13756268</text:p>
          </table:table-cell>
          <table:table-cell table:style-name="ce18" office:value-type="float" office:value="1057826" calcext:value-type="float">
            <text:p>1057826.00 </text:p>
          </table:table-cell>
          <table:table-cell table:style-name="ce18" office:value-type="float" office:value="136737.2" calcext:value-type="float">
            <text:p>136737.20 </text:p>
          </table:table-cell>
          <table:table-cell table:style-name="ce18" office:value-type="float" office:value="70027" calcext:value-type="float">
            <text:p>70027.00 </text:p>
          </table:table-cell>
          <table:table-cell table:style-name="ce23" office:value-type="float" office:value="1036581.4" calcext:value-type="float">
            <text:p>1036581.40 </text:p>
          </table:table-cell>
          <table:table-cell table:style-name="ce26" table:formula="of:=([.E56]-[.F56])/[.E56]" office:value-type="percentage" office:value="0.487871625278271" calcext:value-type="percentage">
            <text:p>48.79%</text:p>
          </table:table-cell>
          <table:table-cell table:style-name="ce27" table:formula="of:=([.G56]-[.F56])/[.G56]" office:value-type="percentage" office:value="0.932444282716244" calcext:value-type="percentage">
            <text:p>93.2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1K</text:p>
          </table:table-cell>
          <table:table-cell table:style-name="ce9" office:value-type="float" office:value="874" calcext:value-type="float">
            <text:p>874</text:p>
          </table:table-cell>
          <table:table-cell table:style-name="ce14" office:value-type="float" office:value="38305" calcext:value-type="float">
            <text:p>38305</text:p>
          </table:table-cell>
          <table:table-cell table:style-name="ce18" office:value-type="float" office:value="1144.2" calcext:value-type="float">
            <text:p>1144.20 </text:p>
          </table:table-cell>
          <table:table-cell table:style-name="ce18" office:value-type="float" office:value="1411.4" calcext:value-type="float">
            <text:p>1411.40 </text:p>
          </table:table-cell>
          <table:table-cell table:style-name="ce18" office:value-type="float" office:value="1423.4" calcext:value-type="float">
            <text:p>1423.40 </text:p>
          </table:table-cell>
          <table:table-cell table:style-name="ce23" office:value-type="float" office:value="1160.6" calcext:value-type="float">
            <text:p>1160.60 </text:p>
          </table:table-cell>
          <table:table-cell table:style-name="ce26" table:formula="of:=([.E57]-[.F57])/[.E57]" office:value-type="percentage" office:value="-0.00850219640073686" calcext:value-type="percentage">
            <text:p>-0.85%</text:p>
          </table:table-cell>
          <table:table-cell table:style-name="ce27" table:formula="of:=([.G57]-[.F57])/[.G57]" office:value-type="percentage" office:value="-0.22643460279166" calcext:value-type="percentage">
            <text:p>-22.64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5K</text:p>
          </table:table-cell>
          <table:table-cell table:style-name="ce9" office:value-type="float" office:value="4483" calcext:value-type="float">
            <text:p>4483</text:p>
          </table:table-cell>
          <table:table-cell table:style-name="ce14" office:value-type="float" office:value="960833" calcext:value-type="float">
            <text:p>960833</text:p>
          </table:table-cell>
          <table:table-cell table:style-name="ce18" office:value-type="float" office:value="27463.6" calcext:value-type="float">
            <text:p>27463.60 </text:p>
          </table:table-cell>
          <table:table-cell table:style-name="ce18" office:value-type="float" office:value="20938.4" calcext:value-type="float">
            <text:p>20938.40 </text:p>
          </table:table-cell>
          <table:table-cell table:style-name="ce18" office:value-type="float" office:value="10636.8" calcext:value-type="float">
            <text:p>10636.80 </text:p>
          </table:table-cell>
          <table:table-cell table:style-name="ce23" office:value-type="float" office:value="37881.8" calcext:value-type="float">
            <text:p>37881.80 </text:p>
          </table:table-cell>
          <table:table-cell table:style-name="ce26" table:formula="of:=([.E58]-[.F58])/[.E58]" office:value-type="percentage" office:value="0.491995567951706" calcext:value-type="percentage">
            <text:p>49.20%</text:p>
          </table:table-cell>
          <table:table-cell table:style-name="ce27" table:formula="of:=([.G58]-[.F58])/[.G58]" office:value-type="percentage" office:value="0.71921080835652" calcext:value-type="percentage">
            <text:p>71.9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10K</text:p>
          </table:table-cell>
          <table:table-cell table:style-name="ce9" office:value-type="float" office:value="8835" calcext:value-type="float">
            <text:p>8835</text:p>
          </table:table-cell>
          <table:table-cell table:style-name="ce14" office:value-type="float" office:value="3860687" calcext:value-type="float">
            <text:p>3860687</text:p>
          </table:table-cell>
          <table:table-cell table:style-name="ce18" office:value-type="float" office:value="107035.8" calcext:value-type="float">
            <text:p>107035.80 </text:p>
          </table:table-cell>
          <table:table-cell table:style-name="ce18" office:value-type="float" office:value="44797.2" calcext:value-type="float">
            <text:p>44797.20 </text:p>
          </table:table-cell>
          <table:table-cell table:style-name="ce18" office:value-type="float" office:value="19984.8" calcext:value-type="float">
            <text:p>19984.80 </text:p>
          </table:table-cell>
          <table:table-cell table:style-name="ce23" office:value-type="float" office:value="168898.8" calcext:value-type="float">
            <text:p>168898.80 </text:p>
          </table:table-cell>
          <table:table-cell table:style-name="ce26" table:formula="of:=([.E59]-[.F59])/[.E59]" office:value-type="percentage" office:value="0.553882831962712" calcext:value-type="percentage">
            <text:p>55.39%</text:p>
          </table:table-cell>
          <table:table-cell table:style-name="ce27" table:formula="of:=([.G59]-[.F59])/[.G59]" office:value-type="percentage" office:value="0.881675891125337" calcext:value-type="percentage">
            <text:p>88.17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15K</text:p>
          </table:table-cell>
          <table:table-cell table:style-name="ce9" office:value-type="float" office:value="13131" calcext:value-type="float">
            <text:p>13131</text:p>
          </table:table-cell>
          <table:table-cell table:style-name="ce14" office:value-type="float" office:value="8681549" calcext:value-type="float">
            <text:p>8681549</text:p>
          </table:table-cell>
          <table:table-cell table:style-name="ce18" office:value-type="float" office:value="235974.8" calcext:value-type="float">
            <text:p>235974.80 </text:p>
          </table:table-cell>
          <table:table-cell table:style-name="ce18" office:value-type="float" office:value="68469.8" calcext:value-type="float">
            <text:p>68469.80 </text:p>
          </table:table-cell>
          <table:table-cell table:style-name="ce18" office:value-type="float" office:value="29543.4" calcext:value-type="float">
            <text:p>29543.40 </text:p>
          </table:table-cell>
          <table:table-cell table:style-name="ce23" office:value-type="float" office:value="395194.6" calcext:value-type="float">
            <text:p>395194.60 </text:p>
          </table:table-cell>
          <table:table-cell table:style-name="ce26" table:formula="of:=([.E60]-[.F60])/[.E60]" office:value-type="percentage" office:value="0.568519259585978" calcext:value-type="percentage">
            <text:p>56.85%</text:p>
          </table:table-cell>
          <table:table-cell table:style-name="ce27" table:formula="of:=([.G60]-[.F60])/[.G60]" office:value-type="percentage" office:value="0.925243411726779" calcext:value-type="percentage">
            <text:p>92.5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20K</text:p>
          </table:table-cell>
          <table:table-cell table:style-name="ce9" office:value-type="float" office:value="17470" calcext:value-type="float">
            <text:p>17470</text:p>
          </table:table-cell>
          <table:table-cell table:style-name="ce14" office:value-type="float" office:value="15042712" calcext:value-type="float">
            <text:p>15042712</text:p>
          </table:table-cell>
          <table:table-cell table:style-name="ce18" office:value-type="float" office:value="419768.8" calcext:value-type="float">
            <text:p>419768.80 </text:p>
          </table:table-cell>
          <table:table-cell table:style-name="ce18" office:value-type="float" office:value="85311.8" calcext:value-type="float">
            <text:p>85311.80 </text:p>
          </table:table-cell>
          <table:table-cell table:style-name="ce18" office:value-type="float" office:value="49969.6" calcext:value-type="float">
            <text:p>49969.60 </text:p>
          </table:table-cell>
          <table:table-cell table:style-name="ce23" office:value-type="float" office:value="721742.4" calcext:value-type="float">
            <text:p>721742.40 </text:p>
          </table:table-cell>
          <table:table-cell table:style-name="ce26" table:formula="of:=([.E61]-[.F61])/[.E61]" office:value-type="percentage" office:value="0.414270944933761" calcext:value-type="percentage">
            <text:p>41.43%</text:p>
          </table:table-cell>
          <table:table-cell table:style-name="ce27" table:formula="of:=([.G61]-[.F61])/[.G61]" office:value-type="percentage" office:value="0.930765325689609" calcext:value-type="percentage">
            <text:p>93.0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w5_30K</text:p>
          </table:table-cell>
          <table:table-cell table:style-name="ce9" office:value-type="float" office:value="25966" calcext:value-type="float">
            <text:p>25966</text:p>
          </table:table-cell>
          <table:table-cell table:style-name="ce14" office:value-type="float" office:value="33029736" calcext:value-type="float">
            <text:p>33029736</text:p>
          </table:table-cell>
          <table:table-cell table:style-name="ce18" office:value-type="float" office:value="918052" calcext:value-type="float">
            <text:p>918052.00 </text:p>
          </table:table-cell>
          <table:table-cell table:style-name="ce18" office:value-type="float" office:value="138330.4" calcext:value-type="float">
            <text:p>138330.40 </text:p>
          </table:table-cell>
          <table:table-cell table:style-name="ce18" office:value-type="float" office:value="74617.6" calcext:value-type="float">
            <text:p>74617.60 </text:p>
          </table:table-cell>
          <table:table-cell table:style-name="ce23" office:value-type="float" office:value="1657899" calcext:value-type="float">
            <text:p>1657899.00 </text:p>
          </table:table-cell>
          <table:table-cell table:style-name="ce26" table:formula="of:=([.E62]-[.F62])/[.E62]" office:value-type="percentage" office:value="0.460584224436566" calcext:value-type="percentage">
            <text:p>46.06%</text:p>
          </table:table-cell>
          <table:table-cell table:style-name="ce27" table:formula="of:=([.G62]-[.F62])/[.G62]" office:value-type="percentage" office:value="0.954992674463282" calcext:value-type="percentage">
            <text:p>95.5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1K</text:p>
          </table:table-cell>
          <table:table-cell table:style-name="ce9" office:value-type="float" office:value="977" calcext:value-type="float">
            <text:p>977</text:p>
          </table:table-cell>
          <table:table-cell table:style-name="ce14" office:value-type="float" office:value="6195" calcext:value-type="float">
            <text:p>6195</text:p>
          </table:table-cell>
          <table:table-cell table:style-name="ce18" office:value-type="float" office:value="1129.4" calcext:value-type="float">
            <text:p>1129.40 </text:p>
          </table:table-cell>
          <table:table-cell table:style-name="ce18" office:value-type="float" office:value="747.6" calcext:value-type="float">
            <text:p>747.60 </text:p>
          </table:table-cell>
          <table:table-cell table:style-name="ce18" office:value-type="float" office:value="734.4" calcext:value-type="float">
            <text:p>734.40 </text:p>
          </table:table-cell>
          <table:table-cell table:style-name="ce23" office:value-type="float" office:value="905.6" calcext:value-type="float">
            <text:p>905.60 </text:p>
          </table:table-cell>
          <table:table-cell table:style-name="ce26" table:formula="of:=([.E63]-[.F63])/[.E63]" office:value-type="percentage" office:value="0.0176565008025683" calcext:value-type="percentage">
            <text:p>1.77%</text:p>
          </table:table-cell>
          <table:table-cell table:style-name="ce27" table:formula="of:=([.G63]-[.F63])/[.G63]" office:value-type="percentage" office:value="0.18904593639576" calcext:value-type="percentage">
            <text:p>18.9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5K</text:p>
          </table:table-cell>
          <table:table-cell table:style-name="ce9" office:value-type="float" office:value="4718" calcext:value-type="float">
            <text:p>4718</text:p>
          </table:table-cell>
          <table:table-cell table:style-name="ce14" office:value-type="float" office:value="101420" calcext:value-type="float">
            <text:p>101420</text:p>
          </table:table-cell>
          <table:table-cell table:style-name="ce18" office:value-type="float" office:value="27036.6" calcext:value-type="float">
            <text:p>27036.60 </text:p>
          </table:table-cell>
          <table:table-cell table:style-name="ce18" office:value-type="float" office:value="8960" calcext:value-type="float">
            <text:p>8960.00 </text:p>
          </table:table-cell>
          <table:table-cell table:style-name="ce18" office:value-type="float" office:value="5887.6" calcext:value-type="float">
            <text:p>5887.60 </text:p>
          </table:table-cell>
          <table:table-cell table:style-name="ce23" office:value-type="float" office:value="8412.4" calcext:value-type="float">
            <text:p>8412.40 </text:p>
          </table:table-cell>
          <table:table-cell table:style-name="ce26" table:formula="of:=([.E64]-[.F64])/[.E64]" office:value-type="percentage" office:value="0.342901785714286" calcext:value-type="percentage">
            <text:p>34.29%</text:p>
          </table:table-cell>
          <table:table-cell table:style-name="ce27" table:formula="of:=([.G64]-[.F64])/[.G64]" office:value-type="percentage" office:value="0.300128381912415" calcext:value-type="percentage">
            <text:p>30.0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10K</text:p>
          </table:table-cell>
          <table:table-cell table:style-name="ce9" office:value-type="float" office:value="9544" calcext:value-type="float">
            <text:p>9544</text:p>
          </table:table-cell>
          <table:table-cell table:style-name="ce14" office:value-type="float" office:value="428115" calcext:value-type="float">
            <text:p>428115</text:p>
          </table:table-cell>
          <table:table-cell table:style-name="ce18" office:value-type="float" office:value="114533" calcext:value-type="float">
            <text:p>114533.00 </text:p>
          </table:table-cell>
          <table:table-cell table:style-name="ce18" office:value-type="float" office:value="19773.6" calcext:value-type="float">
            <text:p>19773.60 </text:p>
          </table:table-cell>
          <table:table-cell table:style-name="ce18" office:value-type="float" office:value="9035.8" calcext:value-type="float">
            <text:p>9035.80 </text:p>
          </table:table-cell>
          <table:table-cell table:style-name="ce23" office:value-type="float" office:value="29728.2" calcext:value-type="float">
            <text:p>29728.20 </text:p>
          </table:table-cell>
          <table:table-cell table:style-name="ce26" table:formula="of:=([.E65]-[.F65])/[.E65]" office:value-type="percentage" office:value="0.543037180887648" calcext:value-type="percentage">
            <text:p>54.30%</text:p>
          </table:table-cell>
          <table:table-cell table:style-name="ce27" table:formula="of:=([.G65]-[.F65])/[.G65]" office:value-type="percentage" office:value="0.696052905994981" calcext:value-type="percentage">
            <text:p>69.6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15K</text:p>
          </table:table-cell>
          <table:table-cell table:style-name="ce9" office:value-type="float" office:value="14512" calcext:value-type="float">
            <text:p>14512</text:p>
          </table:table-cell>
          <table:table-cell table:style-name="ce14" office:value-type="float" office:value="962085" calcext:value-type="float">
            <text:p>962085</text:p>
          </table:table-cell>
          <table:table-cell table:style-name="ce18" office:value-type="float" office:value="258715.8" calcext:value-type="float">
            <text:p>258715.80 </text:p>
          </table:table-cell>
          <table:table-cell table:style-name="ce18" office:value-type="float" office:value="31541.2" calcext:value-type="float">
            <text:p>31541.20 </text:p>
          </table:table-cell>
          <table:table-cell table:style-name="ce18" office:value-type="float" office:value="23790.2" calcext:value-type="float">
            <text:p>23790.20 </text:p>
          </table:table-cell>
          <table:table-cell table:style-name="ce23" office:value-type="float" office:value="62088.8" calcext:value-type="float">
            <text:p>62088.80 </text:p>
          </table:table-cell>
          <table:table-cell table:style-name="ce26" table:formula="of:=([.E66]-[.F66])/[.E66]" office:value-type="percentage" office:value="0.245742077029409" calcext:value-type="percentage">
            <text:p>24.57%</text:p>
          </table:table-cell>
          <table:table-cell table:style-name="ce27" table:formula="of:=([.G66]-[.F66])/[.G66]" office:value-type="percentage" office:value="0.61683588666555" calcext:value-type="percentage">
            <text:p>61.68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20K</text:p>
          </table:table-cell>
          <table:table-cell table:style-name="ce9" office:value-type="float" office:value="19477" calcext:value-type="float">
            <text:p>19477</text:p>
          </table:table-cell>
          <table:table-cell table:style-name="ce14" office:value-type="float" office:value="1827968" calcext:value-type="float">
            <text:p>1827968</text:p>
          </table:table-cell>
          <table:table-cell table:style-name="ce18" office:value-type="float" office:value="459856.2" calcext:value-type="float">
            <text:p>459856.20 </text:p>
          </table:table-cell>
          <table:table-cell table:style-name="ce18" office:value-type="float" office:value="43324.8" calcext:value-type="float">
            <text:p>43324.80 </text:p>
          </table:table-cell>
          <table:table-cell table:style-name="ce18" office:value-type="float" office:value="32674.8" calcext:value-type="float">
            <text:p>32674.80 </text:p>
          </table:table-cell>
          <table:table-cell table:style-name="ce23" office:value-type="float" office:value="113817.6" calcext:value-type="float">
            <text:p>113817.60 </text:p>
          </table:table-cell>
          <table:table-cell table:style-name="ce26" table:formula="of:=([.E67]-[.F67])/[.E67]" office:value-type="percentage" office:value="0.245817637934855" calcext:value-type="percentage">
            <text:p>24.58%</text:p>
          </table:table-cell>
          <table:table-cell table:style-name="ce27" table:formula="of:=([.G67]-[.F67])/[.G67]" office:value-type="percentage" office:value="0.712919618758435" calcext:value-type="percentage">
            <text:p>71.29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1_30K</text:p>
          </table:table-cell>
          <table:table-cell table:style-name="ce9" office:value-type="float" office:value="29684" calcext:value-type="float">
            <text:p>29684</text:p>
          </table:table-cell>
          <table:table-cell table:style-name="ce14" office:value-type="float" office:value="4359977" calcext:value-type="float">
            <text:p>4359977</text:p>
          </table:table-cell>
          <table:table-cell table:style-name="ce18" office:value-type="float" office:value="1052914" calcext:value-type="float">
            <text:p>1052914.00 </text:p>
          </table:table-cell>
          <table:table-cell table:style-name="ce18" office:value-type="float" office:value="80865" calcext:value-type="float">
            <text:p>80865.00 </text:p>
          </table:table-cell>
          <table:table-cell table:style-name="ce18" office:value-type="float" office:value="94526.6" calcext:value-type="float">
            <text:p>94526.60 </text:p>
          </table:table-cell>
          <table:table-cell table:style-name="ce23" office:value-type="float" office:value="323884.8" calcext:value-type="float">
            <text:p>323884.80 </text:p>
          </table:table-cell>
          <table:table-cell table:style-name="ce26" table:formula="of:=([.E68]-[.F68])/[.E68]" office:value-type="percentage" office:value="-0.168943300562666" calcext:value-type="percentage">
            <text:p>-16.89%</text:p>
          </table:table-cell>
          <table:table-cell table:style-name="ce27" table:formula="of:=([.G68]-[.F68])/[.G68]" office:value-type="percentage" office:value="0.7081474647776" calcext:value-type="percentage">
            <text:p>70.8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1K</text:p>
          </table:table-cell>
          <table:table-cell table:style-name="ce9" office:value-type="float" office:value="695" calcext:value-type="float">
            <text:p>695</text:p>
          </table:table-cell>
          <table:table-cell table:style-name="ce14" office:value-type="float" office:value="15794" calcext:value-type="float">
            <text:p>15794</text:p>
          </table:table-cell>
          <table:table-cell table:style-name="ce18" office:value-type="float" office:value="499.8" calcext:value-type="float">
            <text:p>499.80 </text:p>
          </table:table-cell>
          <table:table-cell table:style-name="ce18" office:value-type="float" office:value="684" calcext:value-type="float">
            <text:p>684.00 </text:p>
          </table:table-cell>
          <table:table-cell table:style-name="ce18" office:value-type="float" office:value="687.4" calcext:value-type="float">
            <text:p>687.40 </text:p>
          </table:table-cell>
          <table:table-cell table:style-name="ce23" office:value-type="float" office:value="289" calcext:value-type="float">
            <text:p>289.00 </text:p>
          </table:table-cell>
          <table:table-cell table:style-name="ce26" table:formula="of:=([.E69]-[.F69])/[.E69]" office:value-type="percentage" office:value="-0.0049707602339181" calcext:value-type="percentage">
            <text:p>-0.50%</text:p>
          </table:table-cell>
          <table:table-cell table:style-name="ce27" table:formula="of:=([.G69]-[.F69])/[.G69]" office:value-type="percentage" office:value="-1.37854671280277" calcext:value-type="percentage">
            <text:p>-137.8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5K</text:p>
          </table:table-cell>
          <table:table-cell table:style-name="ce9" office:value-type="float" office:value="5000" calcext:value-type="float">
            <text:p>5000</text:p>
          </table:table-cell>
          <table:table-cell table:style-name="ce14" office:value-type="float" office:value="778401" calcext:value-type="float">
            <text:p>778401</text:p>
          </table:table-cell>
          <table:table-cell table:style-name="ce18" office:value-type="float" office:value="26804.4" calcext:value-type="float">
            <text:p>26804.40 </text:p>
          </table:table-cell>
          <table:table-cell table:style-name="ce18" office:value-type="float" office:value="21452.2" calcext:value-type="float">
            <text:p>21452.20 </text:p>
          </table:table-cell>
          <table:table-cell table:style-name="ce18" office:value-type="float" office:value="9191" calcext:value-type="float">
            <text:p>9191.00 </text:p>
          </table:table-cell>
          <table:table-cell table:style-name="ce23" office:value-type="float" office:value="25997.6" calcext:value-type="float">
            <text:p>25997.60 </text:p>
          </table:table-cell>
          <table:table-cell table:style-name="ce26" table:formula="of:=([.E70]-[.F70])/[.E70]" office:value-type="percentage" office:value="0.57155909417216" calcext:value-type="percentage">
            <text:p>57.16%</text:p>
          </table:table-cell>
          <table:table-cell table:style-name="ce27" table:formula="of:=([.G70]-[.F70])/[.G70]" office:value-type="percentage" office:value="0.64646736621842" calcext:value-type="percentage">
            <text:p>64.65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10K</text:p>
          </table:table-cell>
          <table:table-cell table:style-name="ce9" office:value-type="float" office:value="10000" calcext:value-type="float">
            <text:p>10000</text:p>
          </table:table-cell>
          <table:table-cell table:style-name="ce14" office:value-type="float" office:value="3008668" calcext:value-type="float">
            <text:p>3008668</text:p>
          </table:table-cell>
          <table:table-cell table:style-name="ce18" office:value-type="float" office:value="109251" calcext:value-type="float">
            <text:p>109251.00 </text:p>
          </table:table-cell>
          <table:table-cell table:style-name="ce18" office:value-type="float" office:value="46216.8" calcext:value-type="float">
            <text:p>46216.80 </text:p>
          </table:table-cell>
          <table:table-cell table:style-name="ce18" office:value-type="float" office:value="17238" calcext:value-type="float">
            <text:p>17238.00 </text:p>
          </table:table-cell>
          <table:table-cell table:style-name="ce23" office:value-type="float" office:value="127798.4" calcext:value-type="float">
            <text:p>127798.40 </text:p>
          </table:table-cell>
          <table:table-cell table:style-name="ce26" table:formula="of:=([.E71]-[.F71])/[.E71]" office:value-type="percentage" office:value="0.62701874642987" calcext:value-type="percentage">
            <text:p>62.70%</text:p>
          </table:table-cell>
          <table:table-cell table:style-name="ce27" table:formula="of:=([.G71]-[.F71])/[.G71]" office:value-type="percentage" office:value="0.865115682199464" calcext:value-type="percentage">
            <text:p>86.51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15K</text:p>
          </table:table-cell>
          <table:table-cell table:style-name="ce9" office:value-type="float" office:value="15000" calcext:value-type="float">
            <text:p>15000</text:p>
          </table:table-cell>
          <table:table-cell table:style-name="ce14" office:value-type="float" office:value="6751210" calcext:value-type="float">
            <text:p>6751210</text:p>
          </table:table-cell>
          <table:table-cell table:style-name="ce18" office:value-type="float" office:value="250335.8" calcext:value-type="float">
            <text:p>250335.80 </text:p>
          </table:table-cell>
          <table:table-cell table:style-name="ce18" office:value-type="float" office:value="67394.8" calcext:value-type="float">
            <text:p>67394.80 </text:p>
          </table:table-cell>
          <table:table-cell table:style-name="ce18" office:value-type="float" office:value="43429.8" calcext:value-type="float">
            <text:p>43429.80 </text:p>
          </table:table-cell>
          <table:table-cell table:style-name="ce23" office:value-type="float" office:value="315157.8" calcext:value-type="float">
            <text:p>315157.80 </text:p>
          </table:table-cell>
          <table:table-cell table:style-name="ce26" table:formula="of:=([.E72]-[.F72])/[.E72]" office:value-type="percentage" office:value="0.355591232558002" calcext:value-type="percentage">
            <text:p>35.56%</text:p>
          </table:table-cell>
          <table:table-cell table:style-name="ce27" table:formula="of:=([.G72]-[.F72])/[.G72]" office:value-type="percentage" office:value="0.862196651962922" calcext:value-type="percentage">
            <text:p>86.22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c2_20K</text:p>
          </table:table-cell>
          <table:table-cell table:style-name="ce9" office:value-type="float" office:value="20000" calcext:value-type="float">
            <text:p>20000</text:p>
          </table:table-cell>
          <table:table-cell table:style-name="ce14" office:value-type="float" office:value="12162906" calcext:value-type="float">
            <text:p>12162906</text:p>
          </table:table-cell>
          <table:table-cell table:style-name="ce18" office:value-type="float" office:value="445590.6" calcext:value-type="float">
            <text:p>445590.60 </text:p>
          </table:table-cell>
          <table:table-cell table:style-name="ce18" office:value-type="float" office:value="94931.6" calcext:value-type="float">
            <text:p>94931.60 </text:p>
          </table:table-cell>
          <table:table-cell table:style-name="ce18" office:value-type="float" office:value="58191.8" calcext:value-type="float">
            <text:p>58191.80 </text:p>
          </table:table-cell>
          <table:table-cell table:style-name="ce23" office:value-type="float" office:value="575618.6" calcext:value-type="float">
            <text:p>575618.60 </text:p>
          </table:table-cell>
          <table:table-cell table:style-name="ce26" table:formula="of:=([.E73]-[.F73])/[.E73]" office:value-type="percentage" office:value="0.387013386480371" calcext:value-type="percentage">
            <text:p>38.70%</text:p>
          </table:table-cell>
          <table:table-cell table:style-name="ce27" table:formula="of:=([.G73]-[.F73])/[.G73]" office:value-type="percentage" office:value="0.898905629526218" calcext:value-type="percentage">
            <text:p>89.89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pc2_30K</text:p>
          </table:table-cell>
          <table:table-cell table:style-name="ce10" office:value-type="float" office:value="30000" calcext:value-type="float">
            <text:p>30000</text:p>
          </table:table-cell>
          <table:table-cell table:style-name="ce15" office:value-type="float" office:value="27948052" calcext:value-type="float">
            <text:p>27948052</text:p>
          </table:table-cell>
          <table:table-cell table:style-name="ce19" office:value-type="float" office:value="1009172" calcext:value-type="float">
            <text:p>1009172.00 </text:p>
          </table:table-cell>
          <table:table-cell table:style-name="ce19" office:value-type="float" office:value="145466.4" calcext:value-type="float">
            <text:p>145466.40 </text:p>
          </table:table-cell>
          <table:table-cell table:style-name="ce19" office:value-type="float" office:value="149870.4" calcext:value-type="float">
            <text:p>149870.40 </text:p>
          </table:table-cell>
          <table:table-cell table:style-name="ce24" office:value-type="float" office:value="1362924.6" calcext:value-type="float">
            <text:p>1362924.60 </text:p>
          </table:table-cell>
          <table:table-cell table:style-name="ce26" table:formula="of:=([.E74]-[.F74])/[.E74]" office:value-type="percentage" office:value="-0.0302750325848443" calcext:value-type="percentage">
            <text:p>-3.03%</text:p>
          </table:table-cell>
          <table:table-cell table:style-name="ce27" table:formula="of:=([.G74]-[.F74])/[.G74]" office:value-type="percentage" office:value="0.890037644048688" calcext:value-type="percentage">
            <text:p>89.00%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met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5" calcext:value-type="float">
            <text:p>0.5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DB_2016.3.14_2</text:p>
          </table:table-cell>
          <table:table-cell table:style-name="ce11" table:number-columns-repeated="5"/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1M2" table:style-name="ta1"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5" table:default-cell-style-name="ce12"/>
        <table:table-column table:style-name="co19" table:default-cell-style-name="ce34"/>
        <table:table-column table:style-name="co5" table:default-cell-style-name="ce34"/>
        <table:table-column table:style-name="co20" table:number-columns-repeated="2" table:default-cell-style-name="ce12"/>
        <table:table-column table:style-name="co8" table:default-cell-style-name="ce12"/>
        <table:table-column table:style-name="co9" table:default-cell-style-name="ce12"/>
        <table:table-column table:style-name="co8" table:default-cell-style-name="ce12"/>
        <table:table-column table:style-name="co21" table:default-cell-style-name="ce34"/>
        <table:table-column table:style-name="co5" table:number-columns-repeated="2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2" table:default-cell-style-name="ce28"/>
        <table:table-column table:style-name="co17" table:default-cell-style-name="ce28"/>
        <table:table-column table:style-name="co18" table:number-columns-repeated="998" table:default-cell-style-name="ce28"/>
        <table:table-row table:style-name="ro1">
          <table:table-cell table:style-name="ce1" table:number-columns-repeated="2"/>
          <table:table-cell table:style-name="ce13"/>
          <table:table-cell table:style-name="ce16"/>
          <table:table-cell table:style-name="ce21" table:number-columns-repeated="2"/>
          <table:table-cell table:style-name="ce20" office:value-type="string" calcext:value-type="string">
            <text:p>M1</text:p>
          </table:table-cell>
          <table:table-cell table:style-name="ce20"/>
          <table:table-cell table:style-name="ce21" table:number-columns-repeated="2"/>
          <table:table-cell table:style-name="ce35"/>
          <table:table-cell table:style-name="ce39" table:number-columns-repeated="2"/>
          <table:table-cell table:style-name="ce40" office:value-type="string" calcext:value-type="string">
            <text:p>M2</text:p>
          </table:table-cell>
          <table:table-cell table:style-name="ce40"/>
          <table:table-cell table:style-name="ce39"/>
          <table:table-cell table:number-columns-repeated="1008"/>
        </table:table-row>
        <table:table-row table:style-name="ro1">
          <table:table-cell table:style-name="ce2" office:value-type="string" calcext:value-type="string">
            <text:p>Database</text:p>
          </table:table-cell>
          <table:table-cell table:style-name="ce8" office:value-type="string" calcext:value-type="string">
            <text:p># Load</text:p>
          </table:table-cell>
          <table:table-cell table:style-name="ce8" office:value-type="string" calcext:value-type="string">
            <text:p>Conflicts</text:p>
          </table:table-cell>
          <table:table-cell table:style-name="ce17" office:value-type="string" calcext:value-type="string">
            <text:p>512*4</text:p>
          </table:table-cell>
          <table:table-cell table:style-name="ce17" office:value-type="string" calcext:value-type="string">
            <text:p>1024*2</text:p>
          </table:table-cell>
          <table:table-cell table:style-name="ce17" office:value-type="string" calcext:value-type="string">
            <text:p>1024*4</text:p>
          </table:table-cell>
          <table:table-cell table:style-name="ce17" office:value-type="string" calcext:value-type="string">
            <text:p>1024*8</text:p>
          </table:table-cell>
          <table:table-cell table:style-name="ce17" office:value-type="string" calcext:value-type="string">
            <text:p>1024*13</text:p>
          </table:table-cell>
          <table:table-cell table:style-name="ce17" office:value-type="string" calcext:value-type="string">
            <text:p>1024*dynamicBlocks</text:p>
          </table:table-cell>
          <table:table-cell table:style-name="ce17" office:value-type="string" calcext:value-type="string">
            <text:p>MinTime</text:p>
          </table:table-cell>
          <table:table-cell table:style-name="ce17" office:value-type="string" calcext:value-type="string">
            <text:p>512*4</text:p>
          </table:table-cell>
          <table:table-cell table:style-name="ce17" office:value-type="string" calcext:value-type="string">
            <text:p>1024*2</text:p>
          </table:table-cell>
          <table:table-cell table:style-name="ce17" office:value-type="string" calcext:value-type="string">
            <text:p>1024*4</text:p>
          </table:table-cell>
          <table:table-cell table:style-name="ce17" office:value-type="string" calcext:value-type="string">
            <text:p>1024*8</text:p>
          </table:table-cell>
          <table:table-cell table:style-name="ce17" office:value-type="string" calcext:value-type="string">
            <text:p>1024*13</text:p>
          </table:table-cell>
          <table:table-cell table:style-name="ce17" office:value-type="string" calcext:value-type="string">
            <text:p>1024*dynamicBlocks</text:p>
          </table:table-cell>
          <table:table-cell table:style-name="ce17" office:value-type="string" calcext:value-type="string">
            <text:p>MinTime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1_1K</text:p>
          </table:table-cell>
          <table:table-cell table:style-name="ce9" office:value-type="float" office:value="948" calcext:value-type="float">
            <text:p>948</text:p>
          </table:table-cell>
          <table:table-cell table:style-name="ce14" office:value-type="float" office:value="3289" calcext:value-type="float">
            <text:p>3289</text:p>
          </table:table-cell>
          <table:table-cell table:style-name="ce29" office:value-type="float" office:value="468.2" calcext:value-type="float">
            <text:p>468.20 </text:p>
          </table:table-cell>
          <table:table-cell table:style-name="ce18" office:value-type="float" office:value="541.2" calcext:value-type="float">
            <text:p>541.20 </text:p>
          </table:table-cell>
          <table:table-cell table:style-name="ce18" office:value-type="float" office:value="544.4" calcext:value-type="float">
            <text:p>544.40 </text:p>
          </table:table-cell>
          <table:table-cell table:style-name="ce18" office:value-type="float" office:value="542.6" calcext:value-type="float">
            <text:p>542.60 </text:p>
          </table:table-cell>
          <table:table-cell table:style-name="ce18" office:value-type="float" office:value="541.2" calcext:value-type="float">
            <text:p>541.20 </text:p>
          </table:table-cell>
          <table:table-cell table:style-name="ce30" office:value-type="float" office:value="542.6" calcext:value-type="float">
            <text:p>542.60 </text:p>
          </table:table-cell>
          <table:table-cell table:style-name="ce30" table:formula="of:=MIN([.D3:.I3])" office:value-type="float" office:value="468.2" calcext:value-type="float">
            <text:p>468.20 </text:p>
          </table:table-cell>
          <table:table-cell table:style-name="ce36" office:value-type="float" office:value="429.2" calcext:value-type="float">
            <text:p>429.20 </text:p>
          </table:table-cell>
          <table:table-cell table:style-name="ce36" office:value-type="float" office:value="536.6" calcext:value-type="float">
            <text:p>536.60 </text:p>
          </table:table-cell>
          <table:table-cell table:style-name="ce36" office:value-type="float" office:value="428.2" calcext:value-type="float">
            <text:p>428.20 </text:p>
          </table:table-cell>
          <table:table-cell table:style-name="ce36" office:value-type="float" office:value="445" calcext:value-type="float">
            <text:p>445.00 </text:p>
          </table:table-cell>
          <table:table-cell table:style-name="ce37" office:value-type="float" office:value="427.4" calcext:value-type="float">
            <text:p>427.40 </text:p>
          </table:table-cell>
          <table:table-cell table:style-name="ce42" office:value-type="float" office:value="523" calcext:value-type="float">
            <text:p>523.00 </text:p>
          </table:table-cell>
          <table:table-cell table:style-name="ce45" table:formula="of:=MIN([.K3:.P3])" office:value-type="float" office:value="427.4" calcext:value-type="float">
            <text:p>427.4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1_5K</text:p>
          </table:table-cell>
          <table:table-cell table:style-name="ce9" office:value-type="float" office:value="4626" calcext:value-type="float">
            <text:p>4626</text:p>
          </table:table-cell>
          <table:table-cell table:style-name="ce14" office:value-type="float" office:value="16192" calcext:value-type="float">
            <text:p>16192</text:p>
          </table:table-cell>
          <table:table-cell table:style-name="ce18" office:value-type="float" office:value="6827.4" calcext:value-type="float">
            <text:p>6827.40 </text:p>
          </table:table-cell>
          <table:table-cell table:style-name="ce18" office:value-type="float" office:value="6861.4" calcext:value-type="float">
            <text:p>6861.40 </text:p>
          </table:table-cell>
          <table:table-cell table:style-name="ce18" office:value-type="float" office:value="5777" calcext:value-type="float">
            <text:p>5777.00 </text:p>
          </table:table-cell>
          <table:table-cell table:style-name="ce29" office:value-type="float" office:value="2345.8" calcext:value-type="float">
            <text:p>2345.80 </text:p>
          </table:table-cell>
          <table:table-cell table:style-name="ce18" office:value-type="float" office:value="2349.6" calcext:value-type="float">
            <text:p>2349.60 </text:p>
          </table:table-cell>
          <table:table-cell table:style-name="ce30" office:value-type="float" office:value="5775" calcext:value-type="float">
            <text:p>5775.00 </text:p>
          </table:table-cell>
          <table:table-cell table:style-name="ce30" table:formula="of:=MIN([.D4:.I4])" office:value-type="float" office:value="2345.8" calcext:value-type="float">
            <text:p>2345.80 </text:p>
          </table:table-cell>
          <table:table-cell table:style-name="ce36" office:value-type="float" office:value="4133.4" calcext:value-type="float">
            <text:p>4133.40 </text:p>
          </table:table-cell>
          <table:table-cell table:style-name="ce36" office:value-type="float" office:value="5645.6" calcext:value-type="float">
            <text:p>5645.60 </text:p>
          </table:table-cell>
          <table:table-cell table:style-name="ce36" office:value-type="float" office:value="3662.4" calcext:value-type="float">
            <text:p>3662.40 </text:p>
          </table:table-cell>
          <table:table-cell table:style-name="ce36" office:value-type="float" office:value="2230" calcext:value-type="float">
            <text:p>2230.00 </text:p>
          </table:table-cell>
          <table:table-cell table:style-name="ce37" office:value-type="float" office:value="1898.8" calcext:value-type="float">
            <text:p>1898.80 </text:p>
          </table:table-cell>
          <table:table-cell table:style-name="ce42" office:value-type="float" office:value="3658.8" calcext:value-type="float">
            <text:p>3658.80 </text:p>
          </table:table-cell>
          <table:table-cell table:style-name="ce45" table:formula="of:=MIN([.K4:.P4])" office:value-type="float" office:value="1898.8" calcext:value-type="float">
            <text:p>1898.8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1_10K</text:p>
          </table:table-cell>
          <table:table-cell table:style-name="ce9" office:value-type="float" office:value="9821" calcext:value-type="float">
            <text:p>9821</text:p>
          </table:table-cell>
          <table:table-cell table:style-name="ce14" office:value-type="float" office:value="46008" calcext:value-type="float">
            <text:p>46008</text:p>
          </table:table-cell>
          <table:table-cell table:style-name="ce18" office:value-type="float" office:value="22386.6" calcext:value-type="float">
            <text:p>22386.60 </text:p>
          </table:table-cell>
          <table:table-cell table:style-name="ce18" office:value-type="float" office:value="29191.4" calcext:value-type="float">
            <text:p>29191.40 </text:p>
          </table:table-cell>
          <table:table-cell table:style-name="ce18" office:value-type="float" office:value="18238" calcext:value-type="float">
            <text:p>18238.00 </text:p>
          </table:table-cell>
          <table:table-cell table:style-name="ce18" office:value-type="float" office:value="12182" calcext:value-type="float">
            <text:p>12182.00 </text:p>
          </table:table-cell>
          <table:table-cell table:style-name="ce29" office:value-type="float" office:value="5182" calcext:value-type="float">
            <text:p>5182.00 </text:p>
          </table:table-cell>
          <table:table-cell table:style-name="ce30" office:value-type="float" office:value="12159.8" calcext:value-type="float">
            <text:p>12159.80 </text:p>
          </table:table-cell>
          <table:table-cell table:style-name="ce30" table:formula="of:=MIN([.D5:.I5])" office:value-type="float" office:value="5182" calcext:value-type="float">
            <text:p>5182.00 </text:p>
          </table:table-cell>
          <table:table-cell table:style-name="ce36" office:value-type="float" office:value="14796.2" calcext:value-type="float">
            <text:p>14796.20 </text:p>
          </table:table-cell>
          <table:table-cell table:style-name="ce36" office:value-type="float" office:value="20018.4" calcext:value-type="float">
            <text:p>20018.40 </text:p>
          </table:table-cell>
          <table:table-cell table:style-name="ce36" office:value-type="float" office:value="11705.6" calcext:value-type="float">
            <text:p>11705.60 </text:p>
          </table:table-cell>
          <table:table-cell table:style-name="ce36" office:value-type="float" office:value="6901.4" calcext:value-type="float">
            <text:p>6901.40 </text:p>
          </table:table-cell>
          <table:table-cell table:style-name="ce37" office:value-type="float" office:value="5816.2" calcext:value-type="float">
            <text:p>5816.20 </text:p>
          </table:table-cell>
          <table:table-cell table:style-name="ce42" office:value-type="float" office:value="6176.4" calcext:value-type="float">
            <text:p>6176.40 </text:p>
          </table:table-cell>
          <table:table-cell table:style-name="ce45" table:formula="of:=MIN([.K5:.P5])" office:value-type="float" office:value="5816.2" calcext:value-type="float">
            <text:p>5816.2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1_15K</text:p>
          </table:table-cell>
          <table:table-cell table:style-name="ce9" office:value-type="float" office:value="14942" calcext:value-type="float">
            <text:p>14942</text:p>
          </table:table-cell>
          <table:table-cell table:style-name="ce14" office:value-type="float" office:value="85100" calcext:value-type="float">
            <text:p>85100</text:p>
          </table:table-cell>
          <table:table-cell table:style-name="ce18" office:value-type="float" office:value="45008.2" calcext:value-type="float">
            <text:p>45008.20 </text:p>
          </table:table-cell>
          <table:table-cell table:style-name="ce18" office:value-type="float" office:value="58291.2" calcext:value-type="float">
            <text:p>58291.20 </text:p>
          </table:table-cell>
          <table:table-cell table:style-name="ce18" office:value-type="float" office:value="34674.8" calcext:value-type="float">
            <text:p>34674.80 </text:p>
          </table:table-cell>
          <table:table-cell table:style-name="ce18" office:value-type="float" office:value="19802" calcext:value-type="float">
            <text:p>19802.00 </text:p>
          </table:table-cell>
          <table:table-cell table:style-name="ce18" office:value-type="float" office:value="19831.8" calcext:value-type="float">
            <text:p>19831.80 </text:p>
          </table:table-cell>
          <table:table-cell table:style-name="ce31" office:value-type="float" office:value="19757.8" calcext:value-type="float">
            <text:p>19757.80 </text:p>
          </table:table-cell>
          <table:table-cell table:style-name="ce30" table:formula="of:=MIN([.D6:.I6])" office:value-type="float" office:value="19757.8" calcext:value-type="float">
            <text:p>19757.80 </text:p>
          </table:table-cell>
          <table:table-cell table:style-name="ce36" office:value-type="float" office:value="28060" calcext:value-type="float">
            <text:p>28060.00 </text:p>
          </table:table-cell>
          <table:table-cell table:style-name="ce36" office:value-type="float" office:value="38958" calcext:value-type="float">
            <text:p>38958.00 </text:p>
          </table:table-cell>
          <table:table-cell table:style-name="ce36" office:value-type="float" office:value="24515.6" calcext:value-type="float">
            <text:p>24515.60 </text:p>
          </table:table-cell>
          <table:table-cell table:style-name="ce36" office:value-type="float" office:value="13733" calcext:value-type="float">
            <text:p>13733.00 </text:p>
          </table:table-cell>
          <table:table-cell table:style-name="ce37" office:value-type="float" office:value="11259.6" calcext:value-type="float">
            <text:p>11259.60 </text:p>
          </table:table-cell>
          <table:table-cell table:style-name="ce42" office:value-type="float" office:value="15385.4" calcext:value-type="float">
            <text:p>15385.40 </text:p>
          </table:table-cell>
          <table:table-cell table:style-name="ce45" table:formula="of:=MIN([.K6:.P6])" office:value-type="float" office:value="11259.6" calcext:value-type="float">
            <text:p>11259.6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1_20K</text:p>
          </table:table-cell>
          <table:table-cell table:style-name="ce9" office:value-type="float" office:value="19912" calcext:value-type="float">
            <text:p>19912</text:p>
          </table:table-cell>
          <table:table-cell table:style-name="ce14" office:value-type="float" office:value="114438" calcext:value-type="float">
            <text:p>114438</text:p>
          </table:table-cell>
          <table:table-cell table:style-name="ce18" office:value-type="float" office:value="73962.8" calcext:value-type="float">
            <text:p>73962.80 </text:p>
          </table:table-cell>
          <table:table-cell table:style-name="ce18" office:value-type="float" office:value="97650.6" calcext:value-type="float">
            <text:p>97650.60 </text:p>
          </table:table-cell>
          <table:table-cell table:style-name="ce18" office:value-type="float" office:value="50870.2" calcext:value-type="float">
            <text:p>50870.20 </text:p>
          </table:table-cell>
          <table:table-cell table:style-name="ce18" office:value-type="float" office:value="37541.8" calcext:value-type="float">
            <text:p>37541.80 </text:p>
          </table:table-cell>
          <table:table-cell table:style-name="ce18" office:value-type="float" office:value="25760.6" calcext:value-type="float">
            <text:p>25760.60 </text:p>
          </table:table-cell>
          <table:table-cell table:style-name="ce31" office:value-type="float" office:value="25730.6" calcext:value-type="float">
            <text:p>25730.60 </text:p>
          </table:table-cell>
          <table:table-cell table:style-name="ce30" table:formula="of:=MIN([.D7:.I7])" office:value-type="float" office:value="25730.6" calcext:value-type="float">
            <text:p>25730.60 </text:p>
          </table:table-cell>
          <table:table-cell table:style-name="ce36" office:value-type="float" office:value="45758.6" calcext:value-type="float">
            <text:p>45758.60 </text:p>
          </table:table-cell>
          <table:table-cell table:style-name="ce36" office:value-type="float" office:value="63751.8" calcext:value-type="float">
            <text:p>63751.80 </text:p>
          </table:table-cell>
          <table:table-cell table:style-name="ce36" office:value-type="float" office:value="35732.4" calcext:value-type="float">
            <text:p>35732.40 </text:p>
          </table:table-cell>
          <table:table-cell table:style-name="ce36" office:value-type="float" office:value="23625" calcext:value-type="float">
            <text:p>23625.00 </text:p>
          </table:table-cell>
          <table:table-cell table:style-name="ce37" office:value-type="float" office:value="17833" calcext:value-type="float">
            <text:p>17833.00 </text:p>
          </table:table-cell>
          <table:table-cell table:style-name="ce42" office:value-type="float" office:value="19751.6" calcext:value-type="float">
            <text:p>19751.60 </text:p>
          </table:table-cell>
          <table:table-cell table:style-name="ce45" table:formula="of:=MIN([.K7:.P7])" office:value-type="float" office:value="17833" calcext:value-type="float">
            <text:p>17833.0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1_30K</text:p>
          </table:table-cell>
          <table:table-cell table:style-name="ce9" office:value-type="float" office:value="29838" calcext:value-type="float">
            <text:p>29838</text:p>
          </table:table-cell>
          <table:table-cell table:style-name="ce14" office:value-type="float" office:value="210801" calcext:value-type="float">
            <text:p>210801</text:p>
          </table:table-cell>
          <table:table-cell table:style-name="ce18" office:value-type="float" office:value="183786.8" calcext:value-type="float">
            <text:p>183786.80 </text:p>
          </table:table-cell>
          <table:table-cell table:style-name="ce18" office:value-type="float" office:value="247047.6" calcext:value-type="float">
            <text:p>247047.60 </text:p>
          </table:table-cell>
          <table:table-cell table:style-name="ce18" office:value-type="float" office:value="119301" calcext:value-type="float">
            <text:p>119301.00 </text:p>
          </table:table-cell>
          <table:table-cell table:style-name="ce18" office:value-type="float" office:value="70565.4" calcext:value-type="float">
            <text:p>70565.40 </text:p>
          </table:table-cell>
          <table:table-cell table:style-name="ce18" office:value-type="float" office:value="51853.4" calcext:value-type="float">
            <text:p>51853.40 </text:p>
          </table:table-cell>
          <table:table-cell table:style-name="ce31" office:value-type="float" office:value="40291.8" calcext:value-type="float">
            <text:p>40291.80 </text:p>
          </table:table-cell>
          <table:table-cell table:style-name="ce30" table:formula="of:=MIN([.D8:.I8])" office:value-type="float" office:value="40291.8" calcext:value-type="float">
            <text:p>40291.80 </text:p>
          </table:table-cell>
          <table:table-cell table:style-name="ce36" office:value-type="float" office:value="100681.4" calcext:value-type="float">
            <text:p>100681.40 </text:p>
          </table:table-cell>
          <table:table-cell table:style-name="ce36" office:value-type="float" office:value="141095.6" calcext:value-type="float">
            <text:p>141095.60 </text:p>
          </table:table-cell>
          <table:table-cell table:style-name="ce36" office:value-type="float" office:value="74583.2" calcext:value-type="float">
            <text:p>74583.20 </text:p>
          </table:table-cell>
          <table:table-cell table:style-name="ce36" office:value-type="float" office:value="43265.8" calcext:value-type="float">
            <text:p>43265.80 </text:p>
          </table:table-cell>
          <table:table-cell table:style-name="ce37" office:value-type="float" office:value="33463" calcext:value-type="float">
            <text:p>33463.00 </text:p>
          </table:table-cell>
          <table:table-cell table:style-name="ce42" office:value-type="float" office:value="52833.8" calcext:value-type="float">
            <text:p>52833.80 </text:p>
          </table:table-cell>
          <table:table-cell table:style-name="ce45" table:formula="of:=MIN([.K8:.P8])" office:value-type="float" office:value="33463" calcext:value-type="float">
            <text:p>33463.0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2_1K</text:p>
          </table:table-cell>
          <table:table-cell table:style-name="ce9" office:value-type="float" office:value="951" calcext:value-type="float">
            <text:p>951</text:p>
          </table:table-cell>
          <table:table-cell table:style-name="ce14" office:value-type="float" office:value="7058" calcext:value-type="float">
            <text:p>7058</text:p>
          </table:table-cell>
          <table:table-cell table:style-name="ce29" office:value-type="float" office:value="657.2" calcext:value-type="float">
            <text:p>657.20 </text:p>
          </table:table-cell>
          <table:table-cell table:style-name="ce18" office:value-type="float" office:value="953.2" calcext:value-type="float">
            <text:p>953.20 </text:p>
          </table:table-cell>
          <table:table-cell table:style-name="ce18" office:value-type="float" office:value="944.6" calcext:value-type="float">
            <text:p>944.60 </text:p>
          </table:table-cell>
          <table:table-cell table:style-name="ce18" office:value-type="float" office:value="1007.8" calcext:value-type="float">
            <text:p>1007.80 </text:p>
          </table:table-cell>
          <table:table-cell table:style-name="ce18" office:value-type="float" office:value="944.6" calcext:value-type="float">
            <text:p>944.60 </text:p>
          </table:table-cell>
          <table:table-cell table:style-name="ce30" office:value-type="float" office:value="953.8" calcext:value-type="float">
            <text:p>953.80 </text:p>
          </table:table-cell>
          <table:table-cell table:style-name="ce30" table:formula="of:=MIN([.D9:.I9])" office:value-type="float" office:value="657.2" calcext:value-type="float">
            <text:p>657.20 </text:p>
          </table:table-cell>
          <table:table-cell table:style-name="ce36" office:value-type="float" office:value="750.2" calcext:value-type="float">
            <text:p>750.20 </text:p>
          </table:table-cell>
          <table:table-cell table:style-name="ce36" office:value-type="float" office:value="882.8" calcext:value-type="float">
            <text:p>882.80 </text:p>
          </table:table-cell>
          <table:table-cell table:style-name="ce36" office:value-type="float" office:value="748.6" calcext:value-type="float">
            <text:p>748.60 </text:p>
          </table:table-cell>
          <table:table-cell table:style-name="ce36" office:value-type="float" office:value="694.4" calcext:value-type="float">
            <text:p>694.40 </text:p>
          </table:table-cell>
          <table:table-cell table:style-name="ce37" office:value-type="float" office:value="640.8" calcext:value-type="float">
            <text:p>640.80 </text:p>
          </table:table-cell>
          <table:table-cell table:style-name="ce42" office:value-type="float" office:value="920.2" calcext:value-type="float">
            <text:p>920.20 </text:p>
          </table:table-cell>
          <table:table-cell table:style-name="ce45" table:formula="of:=MIN([.K9:.P9])" office:value-type="float" office:value="640.8" calcext:value-type="float">
            <text:p>640.8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2_5K</text:p>
          </table:table-cell>
          <table:table-cell table:style-name="ce9" office:value-type="float" office:value="4544" calcext:value-type="float">
            <text:p>4544</text:p>
          </table:table-cell>
          <table:table-cell table:style-name="ce14" office:value-type="float" office:value="103697" calcext:value-type="float">
            <text:p>103697</text:p>
          </table:table-cell>
          <table:table-cell table:style-name="ce18" office:value-type="float" office:value="11249.8" calcext:value-type="float">
            <text:p>11249.80 </text:p>
          </table:table-cell>
          <table:table-cell table:style-name="ce18" office:value-type="float" office:value="11239" calcext:value-type="float">
            <text:p>11239.00 </text:p>
          </table:table-cell>
          <table:table-cell table:style-name="ce18" office:value-type="float" office:value="9359.4" calcext:value-type="float">
            <text:p>9359.40 </text:p>
          </table:table-cell>
          <table:table-cell table:style-name="ce18" office:value-type="float" office:value="4115.2" calcext:value-type="float">
            <text:p>4115.20 </text:p>
          </table:table-cell>
          <table:table-cell table:style-name="ce29" office:value-type="float" office:value="3839.4" calcext:value-type="float">
            <text:p>3839.40 </text:p>
          </table:table-cell>
          <table:table-cell table:style-name="ce30" office:value-type="float" office:value="9357.4" calcext:value-type="float">
            <text:p>9357.40 </text:p>
          </table:table-cell>
          <table:table-cell table:style-name="ce30" table:formula="of:=MIN([.D10:.I10])" office:value-type="float" office:value="3839.4" calcext:value-type="float">
            <text:p>3839.40 </text:p>
          </table:table-cell>
          <table:table-cell table:style-name="ce36" office:value-type="float" office:value="6956" calcext:value-type="float">
            <text:p>6956.00 </text:p>
          </table:table-cell>
          <table:table-cell table:style-name="ce36" office:value-type="float" office:value="8979.6" calcext:value-type="float">
            <text:p>8979.60 </text:p>
          </table:table-cell>
          <table:table-cell table:style-name="ce36" office:value-type="float" office:value="5219.4" calcext:value-type="float">
            <text:p>5219.40 </text:p>
          </table:table-cell>
          <table:table-cell table:style-name="ce36" office:value-type="float" office:value="4402.6" calcext:value-type="float">
            <text:p>4402.60 </text:p>
          </table:table-cell>
          <table:table-cell table:style-name="ce37" office:value-type="float" office:value="3430" calcext:value-type="float">
            <text:p>3430.00 </text:p>
          </table:table-cell>
          <table:table-cell table:style-name="ce42" office:value-type="float" office:value="5213.6" calcext:value-type="float">
            <text:p>5213.60 </text:p>
          </table:table-cell>
          <table:table-cell table:style-name="ce45" table:formula="of:=MIN([.K10:.P10])" office:value-type="float" office:value="3430" calcext:value-type="float">
            <text:p>3430.0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2_10K</text:p>
          </table:table-cell>
          <table:table-cell table:style-name="ce9" office:value-type="float" office:value="9422" calcext:value-type="float">
            <text:p>9422</text:p>
          </table:table-cell>
          <table:table-cell table:style-name="ce14" office:value-type="float" office:value="575615" calcext:value-type="float">
            <text:p>575615</text:p>
          </table:table-cell>
          <table:table-cell table:style-name="ce18" office:value-type="float" office:value="38180.4" calcext:value-type="float">
            <text:p>38180.40 </text:p>
          </table:table-cell>
          <table:table-cell table:style-name="ce18" office:value-type="float" office:value="47934.8" calcext:value-type="float">
            <text:p>47934.80 </text:p>
          </table:table-cell>
          <table:table-cell table:style-name="ce18" office:value-type="float" office:value="32775.8" calcext:value-type="float">
            <text:p>32775.80 </text:p>
          </table:table-cell>
          <table:table-cell table:style-name="ce18" office:value-type="float" office:value="23166.6" calcext:value-type="float">
            <text:p>23166.60 </text:p>
          </table:table-cell>
          <table:table-cell table:style-name="ce29" office:value-type="float" office:value="8651.8" calcext:value-type="float">
            <text:p>8651.80 </text:p>
          </table:table-cell>
          <table:table-cell table:style-name="ce30" office:value-type="float" office:value="21428.6" calcext:value-type="float">
            <text:p>21428.60 </text:p>
          </table:table-cell>
          <table:table-cell table:style-name="ce30" table:formula="of:=MIN([.D11:.I11])" office:value-type="float" office:value="8651.8" calcext:value-type="float">
            <text:p>8651.80 </text:p>
          </table:table-cell>
          <table:table-cell table:style-name="ce36" office:value-type="float" office:value="28239.4" calcext:value-type="float">
            <text:p>28239.40 </text:p>
          </table:table-cell>
          <table:table-cell table:style-name="ce36" office:value-type="float" office:value="37923" calcext:value-type="float">
            <text:p>37923.00 </text:p>
          </table:table-cell>
          <table:table-cell table:style-name="ce36" office:value-type="float" office:value="20623.2" calcext:value-type="float">
            <text:p>20623.20 </text:p>
          </table:table-cell>
          <table:table-cell table:style-name="ce36" office:value-type="float" office:value="14139.2" calcext:value-type="float">
            <text:p>14139.20 </text:p>
          </table:table-cell>
          <table:table-cell table:style-name="ce37" office:value-type="float" office:value="8643.8" calcext:value-type="float">
            <text:p>8643.80 </text:p>
          </table:table-cell>
          <table:table-cell table:style-name="ce42" office:value-type="float" office:value="9821.2" calcext:value-type="float">
            <text:p>9821.20 </text:p>
          </table:table-cell>
          <table:table-cell table:style-name="ce45" table:formula="of:=MIN([.K11:.P11])" office:value-type="float" office:value="8643.8" calcext:value-type="float">
            <text:p>8643.8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2_15K</text:p>
          </table:table-cell>
          <table:table-cell table:style-name="ce9" office:value-type="float" office:value="14072" calcext:value-type="float">
            <text:p>14072</text:p>
          </table:table-cell>
          <table:table-cell table:style-name="ce14" office:value-type="float" office:value="1172265" calcext:value-type="float">
            <text:p>1172265</text:p>
          </table:table-cell>
          <table:table-cell table:style-name="ce18" office:value-type="float" office:value="78914.4" calcext:value-type="float">
            <text:p>78914.40 </text:p>
          </table:table-cell>
          <table:table-cell table:style-name="ce18" office:value-type="float" office:value="102931.8" calcext:value-type="float">
            <text:p>102931.80 </text:p>
          </table:table-cell>
          <table:table-cell table:style-name="ce18" office:value-type="float" office:value="59569" calcext:value-type="float">
            <text:p>59569.00 </text:p>
          </table:table-cell>
          <table:table-cell table:style-name="ce18" office:value-type="float" office:value="33867.2" calcext:value-type="float">
            <text:p>33867.20 </text:p>
          </table:table-cell>
          <table:table-cell table:style-name="ce29" office:value-type="float" office:value="31564.2" calcext:value-type="float">
            <text:p>31564.20 </text:p>
          </table:table-cell>
          <table:table-cell table:style-name="ce30" office:value-type="float" office:value="31605.8" calcext:value-type="float">
            <text:p>31605.80 </text:p>
          </table:table-cell>
          <table:table-cell table:style-name="ce30" table:formula="of:=MIN([.D12:.I12])" office:value-type="float" office:value="31564.2" calcext:value-type="float">
            <text:p>31564.20 </text:p>
          </table:table-cell>
          <table:table-cell table:style-name="ce36" office:value-type="float" office:value="57383.4" calcext:value-type="float">
            <text:p>57383.40 </text:p>
          </table:table-cell>
          <table:table-cell table:style-name="ce36" office:value-type="float" office:value="79290.4" calcext:value-type="float">
            <text:p>79290.40 </text:p>
          </table:table-cell>
          <table:table-cell table:style-name="ce36" office:value-type="float" office:value="42439.4" calcext:value-type="float">
            <text:p>42439.40 </text:p>
          </table:table-cell>
          <table:table-cell table:style-name="ce36" office:value-type="float" office:value="24896.4" calcext:value-type="float">
            <text:p>24896.40 </text:p>
          </table:table-cell>
          <table:table-cell table:style-name="ce37" office:value-type="float" office:value="15531.2" calcext:value-type="float">
            <text:p>15531.20 </text:p>
          </table:table-cell>
          <table:table-cell table:style-name="ce42" office:value-type="float" office:value="15777.6" calcext:value-type="float">
            <text:p>15777.60 </text:p>
          </table:table-cell>
          <table:table-cell table:style-name="ce45" table:formula="of:=MIN([.K12:.P12])" office:value-type="float" office:value="15531.2" calcext:value-type="float">
            <text:p>15531.2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2_20K</text:p>
          </table:table-cell>
          <table:table-cell table:style-name="ce9" office:value-type="float" office:value="18674" calcext:value-type="float">
            <text:p>18674</text:p>
          </table:table-cell>
          <table:table-cell table:style-name="ce14" office:value-type="float" office:value="2128412" calcext:value-type="float">
            <text:p>2128412</text:p>
          </table:table-cell>
          <table:table-cell table:style-name="ce18" office:value-type="float" office:value="144216.4" calcext:value-type="float">
            <text:p>144216.40 </text:p>
          </table:table-cell>
          <table:table-cell table:style-name="ce18" office:value-type="float" office:value="181556.4" calcext:value-type="float">
            <text:p>181556.40 </text:p>
          </table:table-cell>
          <table:table-cell table:style-name="ce18" office:value-type="float" office:value="96909.8" calcext:value-type="float">
            <text:p>96909.80 </text:p>
          </table:table-cell>
          <table:table-cell table:style-name="ce18" office:value-type="float" office:value="67049.8" calcext:value-type="float">
            <text:p>67049.80 </text:p>
          </table:table-cell>
          <table:table-cell table:style-name="ce18" office:value-type="float" office:value="44963.8" calcext:value-type="float">
            <text:p>44963.80 </text:p>
          </table:table-cell>
          <table:table-cell table:style-name="ce31" office:value-type="float" office:value="44929.4" calcext:value-type="float">
            <text:p>44929.40 </text:p>
          </table:table-cell>
          <table:table-cell table:style-name="ce30" table:formula="of:=MIN([.D13:.I13])" office:value-type="float" office:value="44929.4" calcext:value-type="float">
            <text:p>44929.40 </text:p>
          </table:table-cell>
          <table:table-cell table:style-name="ce36" office:value-type="float" office:value="96979.4" calcext:value-type="float">
            <text:p>96979.40 </text:p>
          </table:table-cell>
          <table:table-cell table:style-name="ce36" office:value-type="float" office:value="139380" calcext:value-type="float">
            <text:p>139380.00 </text:p>
          </table:table-cell>
          <table:table-cell table:style-name="ce36" office:value-type="float" office:value="71119.6" calcext:value-type="float">
            <text:p>71119.60 </text:p>
          </table:table-cell>
          <table:table-cell table:style-name="ce36" office:value-type="float" office:value="40550.4" calcext:value-type="float">
            <text:p>40550.40 </text:p>
          </table:table-cell>
          <table:table-cell table:style-name="ce37" office:value-type="float" office:value="30088.8" calcext:value-type="float">
            <text:p>30088.80 </text:p>
          </table:table-cell>
          <table:table-cell table:style-name="ce42" office:value-type="float" office:value="33703.2" calcext:value-type="float">
            <text:p>33703.20 </text:p>
          </table:table-cell>
          <table:table-cell table:style-name="ce45" table:formula="of:=MIN([.K13:.P13])" office:value-type="float" office:value="30088.8" calcext:value-type="float">
            <text:p>30088.8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2_30K</text:p>
          </table:table-cell>
          <table:table-cell table:style-name="ce9" office:value-type="float" office:value="27642" calcext:value-type="float">
            <text:p>27642</text:p>
          </table:table-cell>
          <table:table-cell table:style-name="ce14" office:value-type="float" office:value="3921621" calcext:value-type="float">
            <text:p>3921621</text:p>
          </table:table-cell>
          <table:table-cell table:style-name="ce18" office:value-type="float" office:value="305777.8" calcext:value-type="float">
            <text:p>305777.80 </text:p>
          </table:table-cell>
          <table:table-cell table:style-name="ce18" office:value-type="float" office:value="406051.4" calcext:value-type="float">
            <text:p>406051.40 </text:p>
          </table:table-cell>
          <table:table-cell table:style-name="ce18" office:value-type="float" office:value="198232.2" calcext:value-type="float">
            <text:p>198232.20 </text:p>
          </table:table-cell>
          <table:table-cell table:style-name="ce18" office:value-type="float" office:value="122075.2" calcext:value-type="float">
            <text:p>122075.20 </text:p>
          </table:table-cell>
          <table:table-cell table:style-name="ce18" office:value-type="float" office:value="100673.6" calcext:value-type="float">
            <text:p>100673.60 </text:p>
          </table:table-cell>
          <table:table-cell table:style-name="ce31" office:value-type="float" office:value="71883.6" calcext:value-type="float">
            <text:p>71883.60 </text:p>
          </table:table-cell>
          <table:table-cell table:style-name="ce30" table:formula="of:=MIN([.D14:.I14])" office:value-type="float" office:value="71883.6" calcext:value-type="float">
            <text:p>71883.60 </text:p>
          </table:table-cell>
          <table:table-cell table:style-name="ce36" office:value-type="float" office:value="192201" calcext:value-type="float">
            <text:p>192201.00 </text:p>
          </table:table-cell>
          <table:table-cell table:style-name="ce36" office:value-type="float" office:value="286918.2" calcext:value-type="float">
            <text:p>286918.20 </text:p>
          </table:table-cell>
          <table:table-cell table:style-name="ce36" office:value-type="float" office:value="147547.4" calcext:value-type="float">
            <text:p>147547.40 </text:p>
          </table:table-cell>
          <table:table-cell table:style-name="ce36" office:value-type="float" office:value="77093.6" calcext:value-type="float">
            <text:p>77093.60 </text:p>
          </table:table-cell>
          <table:table-cell table:style-name="ce37" office:value-type="float" office:value="56576.8" calcext:value-type="float">
            <text:p>56576.80 </text:p>
          </table:table-cell>
          <table:table-cell table:style-name="ce42" office:value-type="float" office:value="61777.2" calcext:value-type="float">
            <text:p>61777.20 </text:p>
          </table:table-cell>
          <table:table-cell table:style-name="ce45" table:formula="of:=MIN([.K14:.P14])" office:value-type="float" office:value="56576.8" calcext:value-type="float">
            <text:p>56576.8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3_1K</text:p>
          </table:table-cell>
          <table:table-cell table:style-name="ce9" office:value-type="float" office:value="986" calcext:value-type="float">
            <text:p>986</text:p>
          </table:table-cell>
          <table:table-cell table:style-name="ce14" office:value-type="float" office:value="3854" calcext:value-type="float">
            <text:p>3854</text:p>
          </table:table-cell>
          <table:table-cell table:style-name="ce29" office:value-type="float" office:value="620.8" calcext:value-type="float">
            <text:p>620.80 </text:p>
          </table:table-cell>
          <table:table-cell table:style-name="ce18" office:value-type="float" office:value="804.6" calcext:value-type="float">
            <text:p>804.60 </text:p>
          </table:table-cell>
          <table:table-cell table:style-name="ce18" office:value-type="float" office:value="800.8" calcext:value-type="float">
            <text:p>800.80 </text:p>
          </table:table-cell>
          <table:table-cell table:style-name="ce18" office:value-type="float" office:value="800.2" calcext:value-type="float">
            <text:p>800.20 </text:p>
          </table:table-cell>
          <table:table-cell table:style-name="ce18" office:value-type="float" office:value="807.4" calcext:value-type="float">
            <text:p>807.40 </text:p>
          </table:table-cell>
          <table:table-cell table:style-name="ce30" office:value-type="float" office:value="807.2" calcext:value-type="float">
            <text:p>807.20 </text:p>
          </table:table-cell>
          <table:table-cell table:style-name="ce30" table:formula="of:=MIN([.D15:.I15])" office:value-type="float" office:value="620.8" calcext:value-type="float">
            <text:p>620.80 </text:p>
          </table:table-cell>
          <table:table-cell table:style-name="ce36" office:value-type="float" office:value="633.8" calcext:value-type="float">
            <text:p>633.80 </text:p>
          </table:table-cell>
          <table:table-cell table:style-name="ce36" office:value-type="float" office:value="733.4" calcext:value-type="float">
            <text:p>733.40 </text:p>
          </table:table-cell>
          <table:table-cell table:style-name="ce36" office:value-type="float" office:value="636.2" calcext:value-type="float">
            <text:p>636.20 </text:p>
          </table:table-cell>
          <table:table-cell table:style-name="ce37" office:value-type="float" office:value="575" calcext:value-type="float">
            <text:p>575.00 </text:p>
          </table:table-cell>
          <table:table-cell table:style-name="ce36" office:value-type="float" office:value="576" calcext:value-type="float">
            <text:p>576.00 </text:p>
          </table:table-cell>
          <table:table-cell table:style-name="ce42" office:value-type="float" office:value="791.8" calcext:value-type="float">
            <text:p>791.80 </text:p>
          </table:table-cell>
          <table:table-cell table:style-name="ce45" table:formula="of:=MIN([.K15:.P15])" office:value-type="float" office:value="575" calcext:value-type="float">
            <text:p>575.0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3_5K</text:p>
          </table:table-cell>
          <table:table-cell table:style-name="ce9" office:value-type="float" office:value="4805" calcext:value-type="float">
            <text:p>4805</text:p>
          </table:table-cell>
          <table:table-cell table:style-name="ce14" office:value-type="float" office:value="63723" calcext:value-type="float">
            <text:p>63723</text:p>
          </table:table-cell>
          <table:table-cell table:style-name="ce18" office:value-type="float" office:value="10833.2" calcext:value-type="float">
            <text:p>10833.20 </text:p>
          </table:table-cell>
          <table:table-cell table:style-name="ce18" office:value-type="float" office:value="11491.4" calcext:value-type="float">
            <text:p>11491.40 </text:p>
          </table:table-cell>
          <table:table-cell table:style-name="ce18" office:value-type="float" office:value="8838.4" calcext:value-type="float">
            <text:p>8838.40 </text:p>
          </table:table-cell>
          <table:table-cell table:style-name="ce29" office:value-type="float" office:value="3809.6" calcext:value-type="float">
            <text:p>3809.60 </text:p>
          </table:table-cell>
          <table:table-cell table:style-name="ce18" office:value-type="float" office:value="3816.2" calcext:value-type="float">
            <text:p>3816.20 </text:p>
          </table:table-cell>
          <table:table-cell table:style-name="ce30" office:value-type="float" office:value="8846.2" calcext:value-type="float">
            <text:p>8846.20 </text:p>
          </table:table-cell>
          <table:table-cell table:style-name="ce30" table:formula="of:=MIN([.D16:.I16])" office:value-type="float" office:value="3809.6" calcext:value-type="float">
            <text:p>3809.60 </text:p>
          </table:table-cell>
          <table:table-cell table:style-name="ce36" office:value-type="float" office:value="7746.6" calcext:value-type="float">
            <text:p>7746.60 </text:p>
          </table:table-cell>
          <table:table-cell table:style-name="ce36" office:value-type="float" office:value="9171.6" calcext:value-type="float">
            <text:p>9171.60 </text:p>
          </table:table-cell>
          <table:table-cell table:style-name="ce36" office:value-type="float" office:value="5643.4" calcext:value-type="float">
            <text:p>5643.40 </text:p>
          </table:table-cell>
          <table:table-cell table:style-name="ce36" office:value-type="float" office:value="3579.6" calcext:value-type="float">
            <text:p>3579.60 </text:p>
          </table:table-cell>
          <table:table-cell table:style-name="ce37" office:value-type="float" office:value="3328.8" calcext:value-type="float">
            <text:p>3328.80 </text:p>
          </table:table-cell>
          <table:table-cell table:style-name="ce42" office:value-type="float" office:value="5649.2" calcext:value-type="float">
            <text:p>5649.20 </text:p>
          </table:table-cell>
          <table:table-cell table:style-name="ce45" table:formula="of:=MIN([.K16:.P16])" office:value-type="float" office:value="3328.8" calcext:value-type="float">
            <text:p>3328.8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3_10K</text:p>
          </table:table-cell>
          <table:table-cell table:style-name="ce9" office:value-type="float" office:value="9482" calcext:value-type="float">
            <text:p>9482</text:p>
          </table:table-cell>
          <table:table-cell table:style-name="ce14" office:value-type="float" office:value="203062" calcext:value-type="float">
            <text:p>203062</text:p>
          </table:table-cell>
          <table:table-cell table:style-name="ce18" office:value-type="float" office:value="31636" calcext:value-type="float">
            <text:p>31636.00 </text:p>
          </table:table-cell>
          <table:table-cell table:style-name="ce18" office:value-type="float" office:value="41497.2" calcext:value-type="float">
            <text:p>41497.20 </text:p>
          </table:table-cell>
          <table:table-cell table:style-name="ce18" office:value-type="float" office:value="28495.4" calcext:value-type="float">
            <text:p>28495.40 </text:p>
          </table:table-cell>
          <table:table-cell table:style-name="ce18" office:value-type="float" office:value="18196" calcext:value-type="float">
            <text:p>18196.00 </text:p>
          </table:table-cell>
          <table:table-cell table:style-name="ce29" office:value-type="float" office:value="8010.2" calcext:value-type="float">
            <text:p>8010.20 </text:p>
          </table:table-cell>
          <table:table-cell table:style-name="ce30" office:value-type="float" office:value="18143.8" calcext:value-type="float">
            <text:p>18143.80 </text:p>
          </table:table-cell>
          <table:table-cell table:style-name="ce30" table:formula="of:=MIN([.D17:.I17])" office:value-type="float" office:value="8010.2" calcext:value-type="float">
            <text:p>8010.20 </text:p>
          </table:table-cell>
          <table:table-cell table:style-name="ce36" office:value-type="float" office:value="24460.8" calcext:value-type="float">
            <text:p>24460.80 </text:p>
          </table:table-cell>
          <table:table-cell table:style-name="ce36" office:value-type="float" office:value="30817.4" calcext:value-type="float">
            <text:p>30817.40 </text:p>
          </table:table-cell>
          <table:table-cell table:style-name="ce36" office:value-type="float" office:value="17401.4" calcext:value-type="float">
            <text:p>17401.40 </text:p>
          </table:table-cell>
          <table:table-cell table:style-name="ce36" office:value-type="float" office:value="10406.4" calcext:value-type="float">
            <text:p>10406.40 </text:p>
          </table:table-cell>
          <table:table-cell table:style-name="ce37" office:value-type="float" office:value="7149.2" calcext:value-type="float">
            <text:p>7149.20 </text:p>
          </table:table-cell>
          <table:table-cell table:style-name="ce42" office:value-type="float" office:value="8074" calcext:value-type="float">
            <text:p>8074.00 </text:p>
          </table:table-cell>
          <table:table-cell table:style-name="ce45" table:formula="of:=MIN([.K17:.P17])" office:value-type="float" office:value="7149.2" calcext:value-type="float">
            <text:p>7149.2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3_15K</text:p>
          </table:table-cell>
          <table:table-cell table:style-name="ce9" office:value-type="float" office:value="14187" calcext:value-type="float">
            <text:p>14187</text:p>
          </table:table-cell>
          <table:table-cell table:style-name="ce14" office:value-type="float" office:value="397570" calcext:value-type="float">
            <text:p>397570</text:p>
          </table:table-cell>
          <table:table-cell table:style-name="ce18" office:value-type="float" office:value="67909.6" calcext:value-type="float">
            <text:p>67909.60 </text:p>
          </table:table-cell>
          <table:table-cell table:style-name="ce18" office:value-type="float" office:value="86774" calcext:value-type="float">
            <text:p>86774.00 </text:p>
          </table:table-cell>
          <table:table-cell table:style-name="ce18" office:value-type="float" office:value="50868.4" calcext:value-type="float">
            <text:p>50868.40 </text:p>
          </table:table-cell>
          <table:table-cell table:style-name="ce18" office:value-type="float" office:value="32204.6" calcext:value-type="float">
            <text:p>32204.60 </text:p>
          </table:table-cell>
          <table:table-cell table:style-name="ce18" office:value-type="float" office:value="28965.2" calcext:value-type="float">
            <text:p>28965.20 </text:p>
          </table:table-cell>
          <table:table-cell table:style-name="ce31" office:value-type="float" office:value="28952.2" calcext:value-type="float">
            <text:p>28952.20 </text:p>
          </table:table-cell>
          <table:table-cell table:style-name="ce30" table:formula="of:=MIN([.D18:.I18])" office:value-type="float" office:value="28952.2" calcext:value-type="float">
            <text:p>28952.20 </text:p>
          </table:table-cell>
          <table:table-cell table:style-name="ce36" office:value-type="float" office:value="46186.8" calcext:value-type="float">
            <text:p>46186.80 </text:p>
          </table:table-cell>
          <table:table-cell table:style-name="ce36" office:value-type="float" office:value="62599.6" calcext:value-type="float">
            <text:p>62599.60 </text:p>
          </table:table-cell>
          <table:table-cell table:style-name="ce36" office:value-type="float" office:value="33716.6" calcext:value-type="float">
            <text:p>33716.60 </text:p>
          </table:table-cell>
          <table:table-cell table:style-name="ce36" office:value-type="float" office:value="21170.6" calcext:value-type="float">
            <text:p>21170.60 </text:p>
          </table:table-cell>
          <table:table-cell table:style-name="ce36" office:value-type="float" office:value="14009.2" calcext:value-type="float">
            <text:p>14009.20 </text:p>
          </table:table-cell>
          <table:table-cell table:style-name="ce43" office:value-type="float" office:value="13826.8" calcext:value-type="float">
            <text:p>13826.80 </text:p>
          </table:table-cell>
          <table:table-cell table:style-name="ce45" table:formula="of:=MIN([.K18:.P18])" office:value-type="float" office:value="13826.8" calcext:value-type="float">
            <text:p>13826.8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3_20K</text:p>
          </table:table-cell>
          <table:table-cell table:style-name="ce9" office:value-type="float" office:value="19049" calcext:value-type="float">
            <text:p>19049</text:p>
          </table:table-cell>
          <table:table-cell table:style-name="ce14" office:value-type="float" office:value="633559" calcext:value-type="float">
            <text:p>633559</text:p>
          </table:table-cell>
          <table:table-cell table:style-name="ce18" office:value-type="float" office:value="119764.2" calcext:value-type="float">
            <text:p>119764.20 </text:p>
          </table:table-cell>
          <table:table-cell table:style-name="ce18" office:value-type="float" office:value="157233.6" calcext:value-type="float">
            <text:p>157233.60 </text:p>
          </table:table-cell>
          <table:table-cell table:style-name="ce18" office:value-type="float" office:value="80723.2" calcext:value-type="float">
            <text:p>80723.20 </text:p>
          </table:table-cell>
          <table:table-cell table:style-name="ce18" office:value-type="float" office:value="59271.4" calcext:value-type="float">
            <text:p>59271.40 </text:p>
          </table:table-cell>
          <table:table-cell table:style-name="ce29" office:value-type="float" office:value="39896.2" calcext:value-type="float">
            <text:p>39896.20 </text:p>
          </table:table-cell>
          <table:table-cell table:style-name="ce30" office:value-type="float" office:value="39909.6" calcext:value-type="float">
            <text:p>39909.60 </text:p>
          </table:table-cell>
          <table:table-cell table:style-name="ce30" table:formula="of:=MIN([.D19:.I19])" office:value-type="float" office:value="39896.2" calcext:value-type="float">
            <text:p>39896.20 </text:p>
          </table:table-cell>
          <table:table-cell table:style-name="ce36" office:value-type="float" office:value="82950.4" calcext:value-type="float">
            <text:p>82950.40 </text:p>
          </table:table-cell>
          <table:table-cell table:style-name="ce36" office:value-type="float" office:value="110668.8" calcext:value-type="float">
            <text:p>110668.80 </text:p>
          </table:table-cell>
          <table:table-cell table:style-name="ce36" office:value-type="float" office:value="59701.8" calcext:value-type="float">
            <text:p>59701.80 </text:p>
          </table:table-cell>
          <table:table-cell table:style-name="ce36" office:value-type="float" office:value="34699" calcext:value-type="float">
            <text:p>34699.00 </text:p>
          </table:table-cell>
          <table:table-cell table:style-name="ce37" office:value-type="float" office:value="22515.4" calcext:value-type="float">
            <text:p>22515.40 </text:p>
          </table:table-cell>
          <table:table-cell table:style-name="ce42" office:value-type="float" office:value="27422.6" calcext:value-type="float">
            <text:p>27422.60 </text:p>
          </table:table-cell>
          <table:table-cell table:style-name="ce45" table:formula="of:=MIN([.K19:.P19])" office:value-type="float" office:value="22515.4" calcext:value-type="float">
            <text:p>22515.4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3_30K</text:p>
          </table:table-cell>
          <table:table-cell table:style-name="ce9" office:value-type="float" office:value="29391" calcext:value-type="float">
            <text:p>29391</text:p>
          </table:table-cell>
          <table:table-cell table:style-name="ce14" office:value-type="float" office:value="1994478" calcext:value-type="float">
            <text:p>1994478</text:p>
          </table:table-cell>
          <table:table-cell table:style-name="ce18" office:value-type="float" office:value="327667.8" calcext:value-type="float">
            <text:p>327667.80 </text:p>
          </table:table-cell>
          <table:table-cell table:style-name="ce18" office:value-type="float" office:value="422983" calcext:value-type="float">
            <text:p>422983.00 </text:p>
          </table:table-cell>
          <table:table-cell table:style-name="ce18" office:value-type="float" office:value="223985.8" calcext:value-type="float">
            <text:p>223985.80 </text:p>
          </table:table-cell>
          <table:table-cell table:style-name="ce18" office:value-type="float" office:value="130266.2" calcext:value-type="float">
            <text:p>130266.20 </text:p>
          </table:table-cell>
          <table:table-cell table:style-name="ce18" office:value-type="float" office:value="99767.2" calcext:value-type="float">
            <text:p>99767.20 </text:p>
          </table:table-cell>
          <table:table-cell table:style-name="ce31" office:value-type="float" office:value="72151.6" calcext:value-type="float">
            <text:p>72151.60 </text:p>
          </table:table-cell>
          <table:table-cell table:style-name="ce30" table:formula="of:=MIN([.D20:.I20])" office:value-type="float" office:value="72151.6" calcext:value-type="float">
            <text:p>72151.60 </text:p>
          </table:table-cell>
          <table:table-cell table:style-name="ce36" office:value-type="float" office:value="206202.2" calcext:value-type="float">
            <text:p>206202.20 </text:p>
          </table:table-cell>
          <table:table-cell table:style-name="ce36" office:value-type="float" office:value="271363.8" calcext:value-type="float">
            <text:p>271363.80 </text:p>
          </table:table-cell>
          <table:table-cell table:style-name="ce36" office:value-type="float" office:value="144462" calcext:value-type="float">
            <text:p>144462.00 </text:p>
          </table:table-cell>
          <table:table-cell table:style-name="ce36" office:value-type="float" office:value="82464.8" calcext:value-type="float">
            <text:p>82464.80 </text:p>
          </table:table-cell>
          <table:table-cell table:style-name="ce37" office:value-type="float" office:value="57670.8" calcext:value-type="float">
            <text:p>57670.80 </text:p>
          </table:table-cell>
          <table:table-cell table:style-name="ce42" office:value-type="float" office:value="84355.6" calcext:value-type="float">
            <text:p>84355.60 </text:p>
          </table:table-cell>
          <table:table-cell table:style-name="ce45" table:formula="of:=MIN([.K20:.P20])" office:value-type="float" office:value="57670.8" calcext:value-type="float">
            <text:p>57670.8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4_1K</text:p>
          </table:table-cell>
          <table:table-cell table:style-name="ce9" office:value-type="float" office:value="991" calcext:value-type="float">
            <text:p>991</text:p>
          </table:table-cell>
          <table:table-cell table:style-name="ce14" office:value-type="float" office:value="2800" calcext:value-type="float">
            <text:p>2800</text:p>
          </table:table-cell>
          <table:table-cell table:style-name="ce29" office:value-type="float" office:value="550.6" calcext:value-type="float">
            <text:p>550.60 </text:p>
          </table:table-cell>
          <table:table-cell table:style-name="ce18" office:value-type="float" office:value="710" calcext:value-type="float">
            <text:p>710.00 </text:p>
          </table:table-cell>
          <table:table-cell table:style-name="ce18" office:value-type="float" office:value="716.2" calcext:value-type="float">
            <text:p>716.20 </text:p>
          </table:table-cell>
          <table:table-cell table:style-name="ce18" office:value-type="float" office:value="706.8" calcext:value-type="float">
            <text:p>706.80 </text:p>
          </table:table-cell>
          <table:table-cell table:style-name="ce18" office:value-type="float" office:value="708.4" calcext:value-type="float">
            <text:p>708.40 </text:p>
          </table:table-cell>
          <table:table-cell table:style-name="ce30" office:value-type="float" office:value="704" calcext:value-type="float">
            <text:p>704.00 </text:p>
          </table:table-cell>
          <table:table-cell table:style-name="ce30" table:formula="of:=MIN([.D21:.I21])" office:value-type="float" office:value="550.6" calcext:value-type="float">
            <text:p>550.60 </text:p>
          </table:table-cell>
          <table:table-cell table:style-name="ce37" office:value-type="float" office:value="507.6" calcext:value-type="float">
            <text:p>507.60 </text:p>
          </table:table-cell>
          <table:table-cell table:style-name="ce36" office:value-type="float" office:value="664.8" calcext:value-type="float">
            <text:p>664.80 </text:p>
          </table:table-cell>
          <table:table-cell table:style-name="ce36" office:value-type="float" office:value="510.6" calcext:value-type="float">
            <text:p>510.60 </text:p>
          </table:table-cell>
          <table:table-cell table:style-name="ce36" office:value-type="float" office:value="515.6" calcext:value-type="float">
            <text:p>515.60 </text:p>
          </table:table-cell>
          <table:table-cell table:style-name="ce36" office:value-type="float" office:value="514.8" calcext:value-type="float">
            <text:p>514.80 </text:p>
          </table:table-cell>
          <table:table-cell table:style-name="ce42" office:value-type="float" office:value="668" calcext:value-type="float">
            <text:p>668.00 </text:p>
          </table:table-cell>
          <table:table-cell table:style-name="ce45" table:formula="of:=MIN([.K21:.P21])" office:value-type="float" office:value="507.6" calcext:value-type="float">
            <text:p>507.6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4_5K</text:p>
          </table:table-cell>
          <table:table-cell table:style-name="ce9" office:value-type="float" office:value="4817" calcext:value-type="float">
            <text:p>4817</text:p>
          </table:table-cell>
          <table:table-cell table:style-name="ce14" office:value-type="float" office:value="51692" calcext:value-type="float">
            <text:p>51692</text:p>
          </table:table-cell>
          <table:table-cell table:style-name="ce18" office:value-type="float" office:value="9553.4" calcext:value-type="float">
            <text:p>9553.40 </text:p>
          </table:table-cell>
          <table:table-cell table:style-name="ce18" office:value-type="float" office:value="10020.6" calcext:value-type="float">
            <text:p>10020.60 </text:p>
          </table:table-cell>
          <table:table-cell table:style-name="ce18" office:value-type="float" office:value="7830.2" calcext:value-type="float">
            <text:p>7830.20 </text:p>
          </table:table-cell>
          <table:table-cell table:style-name="ce29" office:value-type="float" office:value="3498.4" calcext:value-type="float">
            <text:p>3498.40 </text:p>
          </table:table-cell>
          <table:table-cell table:style-name="ce18" office:value-type="float" office:value="3504.2" calcext:value-type="float">
            <text:p>3504.20 </text:p>
          </table:table-cell>
          <table:table-cell table:style-name="ce30" office:value-type="float" office:value="7822.8" calcext:value-type="float">
            <text:p>7822.80 </text:p>
          </table:table-cell>
          <table:table-cell table:style-name="ce30" table:formula="of:=MIN([.D22:.I22])" office:value-type="float" office:value="3498.4" calcext:value-type="float">
            <text:p>3498.40 </text:p>
          </table:table-cell>
          <table:table-cell table:style-name="ce36" office:value-type="float" office:value="7099.2" calcext:value-type="float">
            <text:p>7099.20 </text:p>
          </table:table-cell>
          <table:table-cell table:style-name="ce36" office:value-type="float" office:value="8520.2" calcext:value-type="float">
            <text:p>8520.20 </text:p>
          </table:table-cell>
          <table:table-cell table:style-name="ce36" office:value-type="float" office:value="5316.4" calcext:value-type="float">
            <text:p>5316.40 </text:p>
          </table:table-cell>
          <table:table-cell table:style-name="ce36" office:value-type="float" office:value="3654" calcext:value-type="float">
            <text:p>3654.00 </text:p>
          </table:table-cell>
          <table:table-cell table:style-name="ce37" office:value-type="float" office:value="2904.4" calcext:value-type="float">
            <text:p>2904.40 </text:p>
          </table:table-cell>
          <table:table-cell table:style-name="ce42" office:value-type="float" office:value="5323.8" calcext:value-type="float">
            <text:p>5323.80 </text:p>
          </table:table-cell>
          <table:table-cell table:style-name="ce45" table:formula="of:=MIN([.K22:.P22])" office:value-type="float" office:value="2904.4" calcext:value-type="float">
            <text:p>2904.4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4_10K</text:p>
          </table:table-cell>
          <table:table-cell table:style-name="ce9" office:value-type="float" office:value="9595" calcext:value-type="float">
            <text:p>9595</text:p>
          </table:table-cell>
          <table:table-cell table:style-name="ce14" office:value-type="float" office:value="143121" calcext:value-type="float">
            <text:p>143121</text:p>
          </table:table-cell>
          <table:table-cell table:style-name="ce18" office:value-type="float" office:value="29225.8" calcext:value-type="float">
            <text:p>29225.80 </text:p>
          </table:table-cell>
          <table:table-cell table:style-name="ce18" office:value-type="float" office:value="39289.4" calcext:value-type="float">
            <text:p>39289.40 </text:p>
          </table:table-cell>
          <table:table-cell table:style-name="ce18" office:value-type="float" office:value="25826.6" calcext:value-type="float">
            <text:p>25826.60 </text:p>
          </table:table-cell>
          <table:table-cell table:style-name="ce18" office:value-type="float" office:value="16685.8" calcext:value-type="float">
            <text:p>16685.80 </text:p>
          </table:table-cell>
          <table:table-cell table:style-name="ce29" office:value-type="float" office:value="8796" calcext:value-type="float">
            <text:p>8796.00 </text:p>
          </table:table-cell>
          <table:table-cell table:style-name="ce30" office:value-type="float" office:value="20056" calcext:value-type="float">
            <text:p>20056.00 </text:p>
          </table:table-cell>
          <table:table-cell table:style-name="ce30" table:formula="of:=MIN([.D23:.I23])" office:value-type="float" office:value="8796" calcext:value-type="float">
            <text:p>8796.00 </text:p>
          </table:table-cell>
          <table:table-cell table:style-name="ce36" office:value-type="float" office:value="22286.6" calcext:value-type="float">
            <text:p>22286.60 </text:p>
          </table:table-cell>
          <table:table-cell table:style-name="ce36" office:value-type="float" office:value="28676.4" calcext:value-type="float">
            <text:p>28676.40 </text:p>
          </table:table-cell>
          <table:table-cell table:style-name="ce36" office:value-type="float" office:value="16830" calcext:value-type="float">
            <text:p>16830.00 </text:p>
          </table:table-cell>
          <table:table-cell table:style-name="ce36" office:value-type="float" office:value="9855.2" calcext:value-type="float">
            <text:p>9855.20 </text:p>
          </table:table-cell>
          <table:table-cell table:style-name="ce37" office:value-type="float" office:value="7846.8" calcext:value-type="float">
            <text:p>7846.80 </text:p>
          </table:table-cell>
          <table:table-cell table:style-name="ce42" office:value-type="float" office:value="9835.8" calcext:value-type="float">
            <text:p>9835.80 </text:p>
          </table:table-cell>
          <table:table-cell table:style-name="ce45" table:formula="of:=MIN([.K23:.P23])" office:value-type="float" office:value="7846.8" calcext:value-type="float">
            <text:p>7846.8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4_15K</text:p>
          </table:table-cell>
          <table:table-cell table:style-name="ce9" office:value-type="float" office:value="14195" calcext:value-type="float">
            <text:p>14195</text:p>
          </table:table-cell>
          <table:table-cell table:style-name="ce14" office:value-type="float" office:value="264255" calcext:value-type="float">
            <text:p>264255</text:p>
          </table:table-cell>
          <table:table-cell table:style-name="ce18" office:value-type="float" office:value="62164.6" calcext:value-type="float">
            <text:p>62164.60 </text:p>
          </table:table-cell>
          <table:table-cell table:style-name="ce18" office:value-type="float" office:value="81754.8" calcext:value-type="float">
            <text:p>81754.80 </text:p>
          </table:table-cell>
          <table:table-cell table:style-name="ce18" office:value-type="float" office:value="46880.4" calcext:value-type="float">
            <text:p>46880.40 </text:p>
          </table:table-cell>
          <table:table-cell table:style-name="ce29" office:value-type="float" office:value="27900.2" calcext:value-type="float">
            <text:p>27900.20 </text:p>
          </table:table-cell>
          <table:table-cell table:style-name="ce18" office:value-type="float" office:value="33158.4" calcext:value-type="float">
            <text:p>33158.40 </text:p>
          </table:table-cell>
          <table:table-cell table:style-name="ce30" office:value-type="float" office:value="33122" calcext:value-type="float">
            <text:p>33122.00 </text:p>
          </table:table-cell>
          <table:table-cell table:style-name="ce30" table:formula="of:=MIN([.D24:.I24])" office:value-type="float" office:value="27900.2" calcext:value-type="float">
            <text:p>27900.20 </text:p>
          </table:table-cell>
          <table:table-cell table:style-name="ce36" office:value-type="float" office:value="46265.6" calcext:value-type="float">
            <text:p>46265.60 </text:p>
          </table:table-cell>
          <table:table-cell table:style-name="ce36" office:value-type="float" office:value="59559.8" calcext:value-type="float">
            <text:p>59559.80 </text:p>
          </table:table-cell>
          <table:table-cell table:style-name="ce36" office:value-type="float" office:value="34630.2" calcext:value-type="float">
            <text:p>34630.20 </text:p>
          </table:table-cell>
          <table:table-cell table:style-name="ce36" office:value-type="float" office:value="18394.6" calcext:value-type="float">
            <text:p>18394.60 </text:p>
          </table:table-cell>
          <table:table-cell table:style-name="ce36" office:value-type="float" office:value="16625.2" calcext:value-type="float">
            <text:p>16625.20 </text:p>
          </table:table-cell>
          <table:table-cell table:style-name="ce43" office:value-type="float" office:value="16361.6" calcext:value-type="float">
            <text:p>16361.60 </text:p>
          </table:table-cell>
          <table:table-cell table:style-name="ce45" table:formula="of:=MIN([.K24:.P24])" office:value-type="float" office:value="16361.6" calcext:value-type="float">
            <text:p>16361.6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4_20K</text:p>
          </table:table-cell>
          <table:table-cell table:style-name="ce9" office:value-type="float" office:value="19221" calcext:value-type="float">
            <text:p>19221</text:p>
          </table:table-cell>
          <table:table-cell table:style-name="ce14" office:value-type="float" office:value="499618" calcext:value-type="float">
            <text:p>499618</text:p>
          </table:table-cell>
          <table:table-cell table:style-name="ce18" office:value-type="float" office:value="112113.2" calcext:value-type="float">
            <text:p>112113.20 </text:p>
          </table:table-cell>
          <table:table-cell table:style-name="ce18" office:value-type="float" office:value="148335.8" calcext:value-type="float">
            <text:p>148335.80 </text:p>
          </table:table-cell>
          <table:table-cell table:style-name="ce18" office:value-type="float" office:value="76288.2" calcext:value-type="float">
            <text:p>76288.20 </text:p>
          </table:table-cell>
          <table:table-cell table:style-name="ce18" office:value-type="float" office:value="54214.4" calcext:value-type="float">
            <text:p>54214.40 </text:p>
          </table:table-cell>
          <table:table-cell table:style-name="ce18" office:value-type="float" office:value="42105" calcext:value-type="float">
            <text:p>42105.00 </text:p>
          </table:table-cell>
          <table:table-cell table:style-name="ce31" office:value-type="float" office:value="41133.8" calcext:value-type="float">
            <text:p>41133.80 </text:p>
          </table:table-cell>
          <table:table-cell table:style-name="ce30" table:formula="of:=MIN([.D25:.I25])" office:value-type="float" office:value="41133.8" calcext:value-type="float">
            <text:p>41133.80 </text:p>
          </table:table-cell>
          <table:table-cell table:style-name="ce36" office:value-type="float" office:value="78016.6" calcext:value-type="float">
            <text:p>78016.60 </text:p>
          </table:table-cell>
          <table:table-cell table:style-name="ce36" office:value-type="float" office:value="107596.8" calcext:value-type="float">
            <text:p>107596.80 </text:p>
          </table:table-cell>
          <table:table-cell table:style-name="ce36" office:value-type="float" office:value="56860.2" calcext:value-type="float">
            <text:p>56860.20 </text:p>
          </table:table-cell>
          <table:table-cell table:style-name="ce36" office:value-type="float" office:value="32503.6" calcext:value-type="float">
            <text:p>32503.60 </text:p>
          </table:table-cell>
          <table:table-cell table:style-name="ce37" office:value-type="float" office:value="24678.4" calcext:value-type="float">
            <text:p>24678.40 </text:p>
          </table:table-cell>
          <table:table-cell table:style-name="ce42" office:value-type="float" office:value="28703.2" calcext:value-type="float">
            <text:p>28703.20 </text:p>
          </table:table-cell>
          <table:table-cell table:style-name="ce45" table:formula="of:=MIN([.K25:.P25])" office:value-type="float" office:value="24678.4" calcext:value-type="float">
            <text:p>24678.4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4_30K</text:p>
          </table:table-cell>
          <table:table-cell table:style-name="ce9" office:value-type="float" office:value="29261" calcext:value-type="float">
            <text:p>29261</text:p>
          </table:table-cell>
          <table:table-cell table:style-name="ce14" office:value-type="float" office:value="1068197" calcext:value-type="float">
            <text:p>1068197</text:p>
          </table:table-cell>
          <table:table-cell table:style-name="ce18" office:value-type="float" office:value="297524.8" calcext:value-type="float">
            <text:p>297524.80 </text:p>
          </table:table-cell>
          <table:table-cell table:style-name="ce18" office:value-type="float" office:value="391759.6" calcext:value-type="float">
            <text:p>391759.60 </text:p>
          </table:table-cell>
          <table:table-cell table:style-name="ce18" office:value-type="float" office:value="196824.6" calcext:value-type="float">
            <text:p>196824.60 </text:p>
          </table:table-cell>
          <table:table-cell table:style-name="ce18" office:value-type="float" office:value="120827" calcext:value-type="float">
            <text:p>120827.00 </text:p>
          </table:table-cell>
          <table:table-cell table:style-name="ce18" office:value-type="float" office:value="88570.4" calcext:value-type="float">
            <text:p>88570.40 </text:p>
          </table:table-cell>
          <table:table-cell table:style-name="ce31" office:value-type="float" office:value="68227" calcext:value-type="float">
            <text:p>68227.00 </text:p>
          </table:table-cell>
          <table:table-cell table:style-name="ce30" table:formula="of:=MIN([.D26:.I26])" office:value-type="float" office:value="68227" calcext:value-type="float">
            <text:p>68227.00 </text:p>
          </table:table-cell>
          <table:table-cell table:style-name="ce36" office:value-type="float" office:value="172504.6" calcext:value-type="float">
            <text:p>172504.60 </text:p>
          </table:table-cell>
          <table:table-cell table:style-name="ce36" office:value-type="float" office:value="242944.8" calcext:value-type="float">
            <text:p>242944.80 </text:p>
          </table:table-cell>
          <table:table-cell table:style-name="ce36" office:value-type="float" office:value="127019.2" calcext:value-type="float">
            <text:p>127019.20 </text:p>
          </table:table-cell>
          <table:table-cell table:style-name="ce36" office:value-type="float" office:value="70406.8" calcext:value-type="float">
            <text:p>70406.80 </text:p>
          </table:table-cell>
          <table:table-cell table:style-name="ce37" office:value-type="float" office:value="53699.6" calcext:value-type="float">
            <text:p>53699.60 </text:p>
          </table:table-cell>
          <table:table-cell table:style-name="ce42" office:value-type="float" office:value="76417.2" calcext:value-type="float">
            <text:p>76417.20 </text:p>
          </table:table-cell>
          <table:table-cell table:style-name="ce45" table:formula="of:=MIN([.K26:.P26])" office:value-type="float" office:value="53699.6" calcext:value-type="float">
            <text:p>53699.6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5_1K</text:p>
          </table:table-cell>
          <table:table-cell table:style-name="ce9" office:value-type="float" office:value="852" calcext:value-type="float">
            <text:p>852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303" calcext:value-type="float">
            <text:p>303.00 </text:p>
          </table:table-cell>
          <table:table-cell table:style-name="ce18" office:value-type="float" office:value="327" calcext:value-type="float">
            <text:p>327.00 </text:p>
          </table:table-cell>
          <table:table-cell table:style-name="ce18" office:value-type="float" office:value="330.2" calcext:value-type="float">
            <text:p>330.20 </text:p>
          </table:table-cell>
          <table:table-cell table:style-name="ce18" office:value-type="float" office:value="326.2" calcext:value-type="float">
            <text:p>326.20 </text:p>
          </table:table-cell>
          <table:table-cell table:style-name="ce18" office:value-type="float" office:value="333.6" calcext:value-type="float">
            <text:p>333.60 </text:p>
          </table:table-cell>
          <table:table-cell table:style-name="ce30" office:value-type="float" office:value="331.8" calcext:value-type="float">
            <text:p>331.80 </text:p>
          </table:table-cell>
          <table:table-cell table:style-name="ce30" table:formula="of:=MIN([.D27:.I27])" office:value-type="float" office:value="303" calcext:value-type="float">
            <text:p>303.00 </text:p>
          </table:table-cell>
          <table:table-cell table:style-name="ce36" office:value-type="float" office:value="298.4" calcext:value-type="float">
            <text:p>298.40 </text:p>
          </table:table-cell>
          <table:table-cell table:style-name="ce36" office:value-type="float" office:value="322.2" calcext:value-type="float">
            <text:p>322.20 </text:p>
          </table:table-cell>
          <table:table-cell table:style-name="ce36" office:value-type="float" office:value="295.8" calcext:value-type="float">
            <text:p>295.80 </text:p>
          </table:table-cell>
          <table:table-cell table:style-name="ce36" office:value-type="float" office:value="295" calcext:value-type="float">
            <text:p>295.00 </text:p>
          </table:table-cell>
          <table:table-cell table:style-name="ce37" office:value-type="float" office:value="291.4" calcext:value-type="float">
            <text:p>291.40 </text:p>
          </table:table-cell>
          <table:table-cell table:style-name="ce42" office:value-type="float" office:value="319.8" calcext:value-type="float">
            <text:p>319.80 </text:p>
          </table:table-cell>
          <table:table-cell table:style-name="ce45" table:formula="of:=MIN([.K27:.P27])" office:value-type="float" office:value="291.4" calcext:value-type="float">
            <text:p>291.4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5_5K</text:p>
          </table:table-cell>
          <table:table-cell table:style-name="ce9" office:value-type="float" office:value="2836" calcext:value-type="float">
            <text:p>2836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float" office:value="2350.8" calcext:value-type="float">
            <text:p>2350.80 </text:p>
          </table:table-cell>
          <table:table-cell table:style-name="ce18" office:value-type="float" office:value="2374.2" calcext:value-type="float">
            <text:p>2374.20 </text:p>
          </table:table-cell>
          <table:table-cell table:style-name="ce18" office:value-type="float" office:value="1333.6" calcext:value-type="float">
            <text:p>1333.60 </text:p>
          </table:table-cell>
          <table:table-cell table:style-name="ce18" office:value-type="float" office:value="1340.8" calcext:value-type="float">
            <text:p>1340.80 </text:p>
          </table:table-cell>
          <table:table-cell table:style-name="ce29" office:value-type="float" office:value="1331.8" calcext:value-type="float">
            <text:p>1331.80 </text:p>
          </table:table-cell>
          <table:table-cell table:style-name="ce30" office:value-type="float" office:value="2366.6" calcext:value-type="float">
            <text:p>2366.60 </text:p>
          </table:table-cell>
          <table:table-cell table:style-name="ce30" table:formula="of:=MIN([.D28:.I28])" office:value-type="float" office:value="1331.8" calcext:value-type="float">
            <text:p>1331.80 </text:p>
          </table:table-cell>
          <table:table-cell table:style-name="ce36" office:value-type="float" office:value="1597.6" calcext:value-type="float">
            <text:p>1597.60 </text:p>
          </table:table-cell>
          <table:table-cell table:style-name="ce36" office:value-type="float" office:value="2122.6" calcext:value-type="float">
            <text:p>2122.60 </text:p>
          </table:table-cell>
          <table:table-cell table:style-name="ce36" office:value-type="float" office:value="1271.4" calcext:value-type="float">
            <text:p>1271.40 </text:p>
          </table:table-cell>
          <table:table-cell table:style-name="ce36" office:value-type="float" office:value="1037.8" calcext:value-type="float">
            <text:p>1037.80 </text:p>
          </table:table-cell>
          <table:table-cell table:style-name="ce37" office:value-type="float" office:value="977.8" calcext:value-type="float">
            <text:p>977.80 </text:p>
          </table:table-cell>
          <table:table-cell table:style-name="ce42" office:value-type="float" office:value="2327.8" calcext:value-type="float">
            <text:p>2327.80 </text:p>
          </table:table-cell>
          <table:table-cell table:style-name="ce45" table:formula="of:=MIN([.K28:.P28])" office:value-type="float" office:value="977.8" calcext:value-type="float">
            <text:p>977.8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5_10K</text:p>
          </table:table-cell>
          <table:table-cell table:style-name="ce9" office:value-type="float" office:value="6998" calcext:value-type="float">
            <text:p>6998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11346.6" calcext:value-type="float">
            <text:p>11346.60 </text:p>
          </table:table-cell>
          <table:table-cell table:style-name="ce18" office:value-type="float" office:value="13363" calcext:value-type="float">
            <text:p>13363.00 </text:p>
          </table:table-cell>
          <table:table-cell table:style-name="ce18" office:value-type="float" office:value="9142.2" calcext:value-type="float">
            <text:p>9142.20 </text:p>
          </table:table-cell>
          <table:table-cell table:style-name="ce18" office:value-type="float" office:value="3338.4" calcext:value-type="float">
            <text:p>3338.40 </text:p>
          </table:table-cell>
          <table:table-cell table:style-name="ce29" office:value-type="float" office:value="3319.2" calcext:value-type="float">
            <text:p>3319.20 </text:p>
          </table:table-cell>
          <table:table-cell table:style-name="ce30" office:value-type="float" office:value="8224" calcext:value-type="float">
            <text:p>8224.00 </text:p>
          </table:table-cell>
          <table:table-cell table:style-name="ce30" table:formula="of:=MIN([.D29:.I29])" office:value-type="float" office:value="3319.2" calcext:value-type="float">
            <text:p>3319.20 </text:p>
          </table:table-cell>
          <table:table-cell table:style-name="ce36" office:value-type="float" office:value="7373.8" calcext:value-type="float">
            <text:p>7373.80 </text:p>
          </table:table-cell>
          <table:table-cell table:style-name="ce36" office:value-type="float" office:value="10089.8" calcext:value-type="float">
            <text:p>10089.80 </text:p>
          </table:table-cell>
          <table:table-cell table:style-name="ce36" office:value-type="float" office:value="6328" calcext:value-type="float">
            <text:p>6328.00 </text:p>
          </table:table-cell>
          <table:table-cell table:style-name="ce36" office:value-type="float" office:value="3384" calcext:value-type="float">
            <text:p>3384.00 </text:p>
          </table:table-cell>
          <table:table-cell table:style-name="ce37" office:value-type="float" office:value="2894.6" calcext:value-type="float">
            <text:p>2894.60 </text:p>
          </table:table-cell>
          <table:table-cell table:style-name="ce42" office:value-type="float" office:value="4267.8" calcext:value-type="float">
            <text:p>4267.80 </text:p>
          </table:table-cell>
          <table:table-cell table:style-name="ce45" table:formula="of:=MIN([.K29:.P29])" office:value-type="float" office:value="2894.6" calcext:value-type="float">
            <text:p>2894.6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5_15K</text:p>
          </table:table-cell>
          <table:table-cell table:style-name="ce9" office:value-type="float" office:value="8762" calcext:value-type="float">
            <text:p>8762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7851.6" calcext:value-type="float">
            <text:p>17851.60 </text:p>
          </table:table-cell>
          <table:table-cell table:style-name="ce18" office:value-type="float" office:value="20845.6" calcext:value-type="float">
            <text:p>20845.60 </text:p>
          </table:table-cell>
          <table:table-cell table:style-name="ce18" office:value-type="float" office:value="17518.6" calcext:value-type="float">
            <text:p>17518.60 </text:p>
          </table:table-cell>
          <table:table-cell table:style-name="ce18" office:value-type="float" office:value="10969" calcext:value-type="float">
            <text:p>10969.00 </text:p>
          </table:table-cell>
          <table:table-cell table:style-name="ce29" office:value-type="float" office:value="4278.2" calcext:value-type="float">
            <text:p>4278.20 </text:p>
          </table:table-cell>
          <table:table-cell table:style-name="ce30" office:value-type="float" office:value="10974" calcext:value-type="float">
            <text:p>10974.00 </text:p>
          </table:table-cell>
          <table:table-cell table:style-name="ce30" table:formula="of:=MIN([.D30:.I30])" office:value-type="float" office:value="4278.2" calcext:value-type="float">
            <text:p>4278.20 </text:p>
          </table:table-cell>
          <table:table-cell table:style-name="ce36" office:value-type="float" office:value="10909.8" calcext:value-type="float">
            <text:p>10909.80 </text:p>
          </table:table-cell>
          <table:table-cell table:style-name="ce36" office:value-type="float" office:value="15494.8" calcext:value-type="float">
            <text:p>15494.80 </text:p>
          </table:table-cell>
          <table:table-cell table:style-name="ce36" office:value-type="float" office:value="10196.2" calcext:value-type="float">
            <text:p>10196.20 </text:p>
          </table:table-cell>
          <table:table-cell table:style-name="ce36" office:value-type="float" office:value="5031.8" calcext:value-type="float">
            <text:p>5031.80 </text:p>
          </table:table-cell>
          <table:table-cell table:style-name="ce37" office:value-type="float" office:value="4289.8" calcext:value-type="float">
            <text:p>4289.80 </text:p>
          </table:table-cell>
          <table:table-cell table:style-name="ce42" office:value-type="float" office:value="5071.4" calcext:value-type="float">
            <text:p>5071.40 </text:p>
          </table:table-cell>
          <table:table-cell table:style-name="ce45" table:formula="of:=MIN([.K30:.P30])" office:value-type="float" office:value="4289.8" calcext:value-type="float">
            <text:p>4289.8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5_20K</text:p>
          </table:table-cell>
          <table:table-cell table:style-name="ce9" office:value-type="float" office:value="13585" calcext:value-type="float">
            <text:p>13585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36108" calcext:value-type="float">
            <text:p>36108.00 </text:p>
          </table:table-cell>
          <table:table-cell table:style-name="ce18" office:value-type="float" office:value="49781.8" calcext:value-type="float">
            <text:p>49781.80 </text:p>
          </table:table-cell>
          <table:table-cell table:style-name="ce18" office:value-type="float" office:value="37176.6" calcext:value-type="float">
            <text:p>37176.60 </text:p>
          </table:table-cell>
          <table:table-cell table:style-name="ce29" office:value-type="float" office:value="16408.8" calcext:value-type="float">
            <text:p>16408.80 </text:p>
          </table:table-cell>
          <table:table-cell table:style-name="ce18" office:value-type="float" office:value="16441.8" calcext:value-type="float">
            <text:p>16441.80 </text:p>
          </table:table-cell>
          <table:table-cell table:style-name="ce30" office:value-type="float" office:value="18423.2" calcext:value-type="float">
            <text:p>18423.20 </text:p>
          </table:table-cell>
          <table:table-cell table:style-name="ce30" table:formula="of:=MIN([.D31:.I31])" office:value-type="float" office:value="16408.8" calcext:value-type="float">
            <text:p>16408.80 </text:p>
          </table:table-cell>
          <table:table-cell table:style-name="ce36" office:value-type="float" office:value="24488.6" calcext:value-type="float">
            <text:p>24488.60 </text:p>
          </table:table-cell>
          <table:table-cell table:style-name="ce36" office:value-type="float" office:value="34733.4" calcext:value-type="float">
            <text:p>34733.40 </text:p>
          </table:table-cell>
          <table:table-cell table:style-name="ce36" office:value-type="float" office:value="22914.4" calcext:value-type="float">
            <text:p>22914.40 </text:p>
          </table:table-cell>
          <table:table-cell table:style-name="ce36" office:value-type="float" office:value="10879.6" calcext:value-type="float">
            <text:p>10879.60 </text:p>
          </table:table-cell>
          <table:table-cell table:style-name="ce37" office:value-type="float" office:value="8151.4" calcext:value-type="float">
            <text:p>8151.40 </text:p>
          </table:table-cell>
          <table:table-cell table:style-name="ce42" office:value-type="float" office:value="9335" calcext:value-type="float">
            <text:p>9335.00 </text:p>
          </table:table-cell>
          <table:table-cell table:style-name="ce45" table:formula="of:=MIN([.K31:.P31])" office:value-type="float" office:value="8151.4" calcext:value-type="float">
            <text:p>8151.4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acl5_30K</text:p>
          </table:table-cell>
          <table:table-cell table:style-name="ce9" office:value-type="float" office:value="20613" calcext:value-type="float">
            <text:p>20613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float" office:value="84783.8" calcext:value-type="float">
            <text:p>84783.80 </text:p>
          </table:table-cell>
          <table:table-cell table:style-name="ce18" office:value-type="float" office:value="114046.8" calcext:value-type="float">
            <text:p>114046.80 </text:p>
          </table:table-cell>
          <table:table-cell table:style-name="ce18" office:value-type="float" office:value="73688.4" calcext:value-type="float">
            <text:p>73688.40 </text:p>
          </table:table-cell>
          <table:table-cell table:style-name="ce18" office:value-type="float" office:value="36755.6" calcext:value-type="float">
            <text:p>36755.60 </text:p>
          </table:table-cell>
          <table:table-cell table:style-name="ce29" office:value-type="float" office:value="27228.4" calcext:value-type="float">
            <text:p>27228.40 </text:p>
          </table:table-cell>
          <table:table-cell table:style-name="ce30" office:value-type="float" office:value="31212.8" calcext:value-type="float">
            <text:p>31212.80 </text:p>
          </table:table-cell>
          <table:table-cell table:style-name="ce30" table:formula="of:=MIN([.D32:.I32])" office:value-type="float" office:value="27228.4" calcext:value-type="float">
            <text:p>27228.40 </text:p>
          </table:table-cell>
          <table:table-cell table:style-name="ce36" office:value-type="float" office:value="54724.4" calcext:value-type="float">
            <text:p>54724.40 </text:p>
          </table:table-cell>
          <table:table-cell table:style-name="ce36" office:value-type="float" office:value="78351.2" calcext:value-type="float">
            <text:p>78351.20 </text:p>
          </table:table-cell>
          <table:table-cell table:style-name="ce36" office:value-type="float" office:value="44216.8" calcext:value-type="float">
            <text:p>44216.80 </text:p>
          </table:table-cell>
          <table:table-cell table:style-name="ce36" office:value-type="float" office:value="23497.8" calcext:value-type="float">
            <text:p>23497.80 </text:p>
          </table:table-cell>
          <table:table-cell table:style-name="ce37" office:value-type="float" office:value="18836.4" calcext:value-type="float">
            <text:p>18836.40 </text:p>
          </table:table-cell>
          <table:table-cell table:style-name="ce42" office:value-type="float" office:value="21803" calcext:value-type="float">
            <text:p>21803.00 </text:p>
          </table:table-cell>
          <table:table-cell table:style-name="ce45" table:formula="of:=MIN([.K32:.P32])" office:value-type="float" office:value="18836.4" calcext:value-type="float">
            <text:p>18836.4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1_1K</text:p>
          </table:table-cell>
          <table:table-cell table:style-name="ce9" office:value-type="float" office:value="847" calcext:value-type="float">
            <text:p>847</text:p>
          </table:table-cell>
          <table:table-cell table:style-name="ce14" office:value-type="float" office:value="19310" calcext:value-type="float">
            <text:p>19310</text:p>
          </table:table-cell>
          <table:table-cell table:style-name="ce29" office:value-type="float" office:value="1230" calcext:value-type="float">
            <text:p>1230.00 </text:p>
          </table:table-cell>
          <table:table-cell table:style-name="ce18" office:value-type="float" office:value="1347.2" calcext:value-type="float">
            <text:p>1347.20 </text:p>
          </table:table-cell>
          <table:table-cell table:style-name="ce18" office:value-type="float" office:value="1320.4" calcext:value-type="float">
            <text:p>1320.40 </text:p>
          </table:table-cell>
          <table:table-cell table:style-name="ce18" office:value-type="float" office:value="1321.2" calcext:value-type="float">
            <text:p>1321.20 </text:p>
          </table:table-cell>
          <table:table-cell table:style-name="ce18" office:value-type="float" office:value="1673.6" calcext:value-type="float">
            <text:p>1673.60 </text:p>
          </table:table-cell>
          <table:table-cell table:style-name="ce30" office:value-type="float" office:value="1572.2" calcext:value-type="float">
            <text:p>1572.20 </text:p>
          </table:table-cell>
          <table:table-cell table:style-name="ce30" table:formula="of:=MIN([.D33:.I33])" office:value-type="float" office:value="1230" calcext:value-type="float">
            <text:p>1230.00 </text:p>
          </table:table-cell>
          <table:table-cell table:style-name="ce36" office:value-type="float" office:value="1351.6" calcext:value-type="float">
            <text:p>1351.60 </text:p>
          </table:table-cell>
          <table:table-cell table:style-name="ce36" office:value-type="float" office:value="1422" calcext:value-type="float">
            <text:p>1422.00 </text:p>
          </table:table-cell>
          <table:table-cell table:style-name="ce36" office:value-type="float" office:value="1352.2" calcext:value-type="float">
            <text:p>1352.20 </text:p>
          </table:table-cell>
          <table:table-cell table:style-name="ce37" office:value-type="float" office:value="1331.8" calcext:value-type="float">
            <text:p>1331.80 </text:p>
          </table:table-cell>
          <table:table-cell table:style-name="ce36" office:value-type="float" office:value="1580.8" calcext:value-type="float">
            <text:p>1580.80 </text:p>
          </table:table-cell>
          <table:table-cell table:style-name="ce42" office:value-type="float" office:value="1593" calcext:value-type="float">
            <text:p>1593.00 </text:p>
          </table:table-cell>
          <table:table-cell table:style-name="ce45" table:formula="of:=MIN([.K33:.P33])" office:value-type="float" office:value="1331.8" calcext:value-type="float">
            <text:p>1331.8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1_5K</text:p>
          </table:table-cell>
          <table:table-cell table:style-name="ce9" office:value-type="float" office:value="4718" calcext:value-type="float">
            <text:p>4718</text:p>
          </table:table-cell>
          <table:table-cell table:style-name="ce14" office:value-type="float" office:value="654908" calcext:value-type="float">
            <text:p>654908</text:p>
          </table:table-cell>
          <table:table-cell table:style-name="ce18" office:value-type="float" office:value="29942.8" calcext:value-type="float">
            <text:p>29942.80 </text:p>
          </table:table-cell>
          <table:table-cell table:style-name="ce18" office:value-type="float" office:value="30107.4" calcext:value-type="float">
            <text:p>30107.40 </text:p>
          </table:table-cell>
          <table:table-cell table:style-name="ce18" office:value-type="float" office:value="21372.6" calcext:value-type="float">
            <text:p>21372.60 </text:p>
          </table:table-cell>
          <table:table-cell table:style-name="ce29" office:value-type="float" office:value="10276.6" calcext:value-type="float">
            <text:p>10276.60 </text:p>
          </table:table-cell>
          <table:table-cell table:style-name="ce18" office:value-type="float" office:value="12376.8" calcext:value-type="float">
            <text:p>12376.80 </text:p>
          </table:table-cell>
          <table:table-cell table:style-name="ce30" office:value-type="float" office:value="25510" calcext:value-type="float">
            <text:p>25510.00 </text:p>
          </table:table-cell>
          <table:table-cell table:style-name="ce30" table:formula="of:=MIN([.D34:.I34])" office:value-type="float" office:value="10276.6" calcext:value-type="float">
            <text:p>10276.60 </text:p>
          </table:table-cell>
          <table:table-cell table:style-name="ce36" office:value-type="float" office:value="14252.6" calcext:value-type="float">
            <text:p>14252.60 </text:p>
          </table:table-cell>
          <table:table-cell table:style-name="ce36" office:value-type="float" office:value="15601.6" calcext:value-type="float">
            <text:p>15601.60 </text:p>
          </table:table-cell>
          <table:table-cell table:style-name="ce36" office:value-type="float" office:value="10848.8" calcext:value-type="float">
            <text:p>10848.80 </text:p>
          </table:table-cell>
          <table:table-cell table:style-name="ce37" office:value-type="float" office:value="8859.4" calcext:value-type="float">
            <text:p>8859.40 </text:p>
          </table:table-cell>
          <table:table-cell table:style-name="ce36" office:value-type="float" office:value="9369.8" calcext:value-type="float">
            <text:p>9369.80 </text:p>
          </table:table-cell>
          <table:table-cell table:style-name="ce42" office:value-type="float" office:value="13035.6" calcext:value-type="float">
            <text:p>13035.60 </text:p>
          </table:table-cell>
          <table:table-cell table:style-name="ce45" table:formula="of:=MIN([.K34:.P34])" office:value-type="float" office:value="8859.4" calcext:value-type="float">
            <text:p>8859.4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1_10K</text:p>
          </table:table-cell>
          <table:table-cell table:style-name="ce9" office:value-type="float" office:value="9307" calcext:value-type="float">
            <text:p>9307</text:p>
          </table:table-cell>
          <table:table-cell table:style-name="ce14" office:value-type="float" office:value="2507088" calcext:value-type="float">
            <text:p>2507088</text:p>
          </table:table-cell>
          <table:table-cell table:style-name="ce18" office:value-type="float" office:value="85791.6" calcext:value-type="float">
            <text:p>85791.60 </text:p>
          </table:table-cell>
          <table:table-cell table:style-name="ce18" office:value-type="float" office:value="99750.4" calcext:value-type="float">
            <text:p>99750.40 </text:p>
          </table:table-cell>
          <table:table-cell table:style-name="ce18" office:value-type="float" office:value="65706.2" calcext:value-type="float">
            <text:p>65706.20 </text:p>
          </table:table-cell>
          <table:table-cell table:style-name="ce18" office:value-type="float" office:value="44743.4" calcext:value-type="float">
            <text:p>44743.40 </text:p>
          </table:table-cell>
          <table:table-cell table:style-name="ce29" office:value-type="float" office:value="22872.6" calcext:value-type="float">
            <text:p>22872.60 </text:p>
          </table:table-cell>
          <table:table-cell table:style-name="ce30" office:value-type="float" office:value="46485.8" calcext:value-type="float">
            <text:p>46485.80 </text:p>
          </table:table-cell>
          <table:table-cell table:style-name="ce30" table:formula="of:=MIN([.D35:.I35])" office:value-type="float" office:value="22872.6" calcext:value-type="float">
            <text:p>22872.60 </text:p>
          </table:table-cell>
          <table:table-cell table:style-name="ce36" office:value-type="float" office:value="44078.6" calcext:value-type="float">
            <text:p>44078.60 </text:p>
          </table:table-cell>
          <table:table-cell table:style-name="ce36" office:value-type="float" office:value="52329.8" calcext:value-type="float">
            <text:p>52329.80 </text:p>
          </table:table-cell>
          <table:table-cell table:style-name="ce36" office:value-type="float" office:value="32156" calcext:value-type="float">
            <text:p>32156.00 </text:p>
          </table:table-cell>
          <table:table-cell table:style-name="ce37" office:value-type="float" office:value="20618.2" calcext:value-type="float">
            <text:p>20618.20 </text:p>
          </table:table-cell>
          <table:table-cell table:style-name="ce36" office:value-type="float" office:value="22586.8" calcext:value-type="float">
            <text:p>22586.80 </text:p>
          </table:table-cell>
          <table:table-cell table:style-name="ce42" office:value-type="float" office:value="20729.8" calcext:value-type="float">
            <text:p>20729.80 </text:p>
          </table:table-cell>
          <table:table-cell table:style-name="ce45" table:formula="of:=MIN([.K35:.P35])" office:value-type="float" office:value="20618.2" calcext:value-type="float">
            <text:p>20618.2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1_15K</text:p>
          </table:table-cell>
          <table:table-cell table:style-name="ce9" office:value-type="float" office:value="13979" calcext:value-type="float">
            <text:p>13979</text:p>
          </table:table-cell>
          <table:table-cell table:style-name="ce14" office:value-type="float" office:value="5983709" calcext:value-type="float">
            <text:p>5983709</text:p>
          </table:table-cell>
          <table:table-cell table:style-name="ce18" office:value-type="float" office:value="196922.6" calcext:value-type="float">
            <text:p>196922.60 </text:p>
          </table:table-cell>
          <table:table-cell table:style-name="ce18" office:value-type="float" office:value="231968.8" calcext:value-type="float">
            <text:p>231968.80 </text:p>
          </table:table-cell>
          <table:table-cell table:style-name="ce18" office:value-type="float" office:value="133812.4" calcext:value-type="float">
            <text:p>133812.40 </text:p>
          </table:table-cell>
          <table:table-cell table:style-name="ce18" office:value-type="float" office:value="68608.2" calcext:value-type="float">
            <text:p>68608.20 </text:p>
          </table:table-cell>
          <table:table-cell table:style-name="ce18" office:value-type="float" office:value="72201.2" calcext:value-type="float">
            <text:p>72201.20 </text:p>
          </table:table-cell>
          <table:table-cell table:style-name="ce31" office:value-type="float" office:value="68565.4" calcext:value-type="float">
            <text:p>68565.40 </text:p>
          </table:table-cell>
          <table:table-cell table:style-name="ce30" table:formula="of:=MIN([.D36:.I36])" office:value-type="float" office:value="68565.4" calcext:value-type="float">
            <text:p>68565.40 </text:p>
          </table:table-cell>
          <table:table-cell table:style-name="ce36" office:value-type="float" office:value="98247" calcext:value-type="float">
            <text:p>98247.00 </text:p>
          </table:table-cell>
          <table:table-cell table:style-name="ce36" office:value-type="float" office:value="110764.6" calcext:value-type="float">
            <text:p>110764.60 </text:p>
          </table:table-cell>
          <table:table-cell table:style-name="ce36" office:value-type="float" office:value="68220.8" calcext:value-type="float">
            <text:p>68220.80 </text:p>
          </table:table-cell>
          <table:table-cell table:style-name="ce36" office:value-type="float" office:value="40476.4" calcext:value-type="float">
            <text:p>40476.40 </text:p>
          </table:table-cell>
          <table:table-cell table:style-name="ce36" office:value-type="float" office:value="33019" calcext:value-type="float">
            <text:p>33019.00 </text:p>
          </table:table-cell>
          <table:table-cell table:style-name="ce43" office:value-type="float" office:value="31837.2" calcext:value-type="float">
            <text:p>31837.20 </text:p>
          </table:table-cell>
          <table:table-cell table:style-name="ce45" table:formula="of:=MIN([.K36:.P36])" office:value-type="float" office:value="31837.2" calcext:value-type="float">
            <text:p>31837.2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1_20K</text:p>
          </table:table-cell>
          <table:table-cell table:style-name="ce9" office:value-type="float" office:value="18643" calcext:value-type="float">
            <text:p>18643</text:p>
          </table:table-cell>
          <table:table-cell table:style-name="ce14" office:value-type="float" office:value="10635055" calcext:value-type="float">
            <text:p>10635055</text:p>
          </table:table-cell>
          <table:table-cell table:style-name="ce18" office:value-type="float" office:value="351242.4" calcext:value-type="float">
            <text:p>351242.40 </text:p>
          </table:table-cell>
          <table:table-cell table:style-name="ce18" office:value-type="float" office:value="417332.2" calcext:value-type="float">
            <text:p>417332.20 </text:p>
          </table:table-cell>
          <table:table-cell table:style-name="ce18" office:value-type="float" office:value="216494.8" calcext:value-type="float">
            <text:p>216494.80 </text:p>
          </table:table-cell>
          <table:table-cell table:style-name="ce18" office:value-type="float" office:value="139629.4" calcext:value-type="float">
            <text:p>139629.40 </text:p>
          </table:table-cell>
          <table:table-cell table:style-name="ce29" office:value-type="float" office:value="92286.2" calcext:value-type="float">
            <text:p>92286.20 </text:p>
          </table:table-cell>
          <table:table-cell table:style-name="ce30" office:value-type="float" office:value="92422.8" calcext:value-type="float">
            <text:p>92422.80 </text:p>
          </table:table-cell>
          <table:table-cell table:style-name="ce30" table:formula="of:=MIN([.D37:.I37])" office:value-type="float" office:value="92286.2" calcext:value-type="float">
            <text:p>92286.20 </text:p>
          </table:table-cell>
          <table:table-cell table:style-name="ce36" office:value-type="float" office:value="168130.8" calcext:value-type="float">
            <text:p>168130.80 </text:p>
          </table:table-cell>
          <table:table-cell table:style-name="ce36" office:value-type="float" office:value="202051.8" calcext:value-type="float">
            <text:p>202051.80 </text:p>
          </table:table-cell>
          <table:table-cell table:style-name="ce36" office:value-type="float" office:value="109527.8" calcext:value-type="float">
            <text:p>109527.80 </text:p>
          </table:table-cell>
          <table:table-cell table:style-name="ce36" office:value-type="float" office:value="65088.2" calcext:value-type="float">
            <text:p>65088.20 </text:p>
          </table:table-cell>
          <table:table-cell table:style-name="ce37" office:value-type="float" office:value="45866.2" calcext:value-type="float">
            <text:p>45866.20 </text:p>
          </table:table-cell>
          <table:table-cell table:style-name="ce42" office:value-type="float" office:value="52775" calcext:value-type="float">
            <text:p>52775.00 </text:p>
          </table:table-cell>
          <table:table-cell table:style-name="ce45" table:formula="of:=MIN([.K37:.P37])" office:value-type="float" office:value="45866.2" calcext:value-type="float">
            <text:p>45866.2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1_30K</text:p>
          </table:table-cell>
          <table:table-cell table:style-name="ce9" office:value-type="float" office:value="27750" calcext:value-type="float">
            <text:p>27750</text:p>
          </table:table-cell>
          <table:table-cell table:style-name="ce14" office:value-type="float" office:value="23405114" calcext:value-type="float">
            <text:p>23405114</text:p>
          </table:table-cell>
          <table:table-cell table:style-name="ce18" office:value-type="float" office:value="789365.6" calcext:value-type="float">
            <text:p>789365.60 </text:p>
          </table:table-cell>
          <table:table-cell table:style-name="ce18" office:value-type="float" office:value="932140.4" calcext:value-type="float">
            <text:p>932140.40 </text:p>
          </table:table-cell>
          <table:table-cell table:style-name="ce18" office:value-type="float" office:value="473006.6" calcext:value-type="float">
            <text:p>473006.60 </text:p>
          </table:table-cell>
          <table:table-cell table:style-name="ce18" office:value-type="float" office:value="283322.8" calcext:value-type="float">
            <text:p>283322.80 </text:p>
          </table:table-cell>
          <table:table-cell table:style-name="ce18" office:value-type="float" office:value="208067.4" calcext:value-type="float">
            <text:p>208067.40 </text:p>
          </table:table-cell>
          <table:table-cell table:style-name="ce31" office:value-type="float" office:value="133268.4" calcext:value-type="float">
            <text:p>133268.40 </text:p>
          </table:table-cell>
          <table:table-cell table:style-name="ce30" table:formula="of:=MIN([.D38:.I38])" office:value-type="float" office:value="133268.4" calcext:value-type="float">
            <text:p>133268.40 </text:p>
          </table:table-cell>
          <table:table-cell table:style-name="ce36" office:value-type="float" office:value="366649" calcext:value-type="float">
            <text:p>366649.00 </text:p>
          </table:table-cell>
          <table:table-cell table:style-name="ce36" office:value-type="float" office:value="421738.4" calcext:value-type="float">
            <text:p>421738.40 </text:p>
          </table:table-cell>
          <table:table-cell table:style-name="ce36" office:value-type="float" office:value="248626.6" calcext:value-type="float">
            <text:p>248626.60 </text:p>
          </table:table-cell>
          <table:table-cell table:style-name="ce36" office:value-type="float" office:value="152623.8" calcext:value-type="float">
            <text:p>152623.80 </text:p>
          </table:table-cell>
          <table:table-cell table:style-name="ce37" office:value-type="float" office:value="90946" calcext:value-type="float">
            <text:p>90946.00 </text:p>
          </table:table-cell>
          <table:table-cell table:style-name="ce42" office:value-type="float" office:value="141211.6" calcext:value-type="float">
            <text:p>141211.60 </text:p>
          </table:table-cell>
          <table:table-cell table:style-name="ce45" table:formula="of:=MIN([.K38:.P38])" office:value-type="float" office:value="90946" calcext:value-type="float">
            <text:p>90946.0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2_1K</text:p>
          </table:table-cell>
          <table:table-cell table:style-name="ce9" office:value-type="float" office:value="960" calcext:value-type="float">
            <text:p>960</text:p>
          </table:table-cell>
          <table:table-cell table:style-name="ce14" office:value-type="float" office:value="46444" calcext:value-type="float">
            <text:p>46444</text:p>
          </table:table-cell>
          <table:table-cell table:style-name="ce29" office:value-type="float" office:value="602.2" calcext:value-type="float">
            <text:p>602.20 </text:p>
          </table:table-cell>
          <table:table-cell table:style-name="ce18" office:value-type="float" office:value="760" calcext:value-type="float">
            <text:p>760.00 </text:p>
          </table:table-cell>
          <table:table-cell table:style-name="ce18" office:value-type="float" office:value="758.8" calcext:value-type="float">
            <text:p>758.80 </text:p>
          </table:table-cell>
          <table:table-cell table:number-columns-repeated="2" table:style-name="ce18" office:value-type="float" office:value="759.8" calcext:value-type="float">
            <text:p>759.80 </text:p>
          </table:table-cell>
          <table:table-cell table:style-name="ce30" office:value-type="float" office:value="758.8" calcext:value-type="float">
            <text:p>758.80 </text:p>
          </table:table-cell>
          <table:table-cell table:style-name="ce30" table:formula="of:=MIN([.D39:.I39])" office:value-type="float" office:value="602.2" calcext:value-type="float">
            <text:p>602.20 </text:p>
          </table:table-cell>
          <table:table-cell table:style-name="ce36" office:value-type="float" office:value="602.8" calcext:value-type="float">
            <text:p>602.80 </text:p>
          </table:table-cell>
          <table:table-cell table:style-name="ce36" office:value-type="float" office:value="736.6" calcext:value-type="float">
            <text:p>736.60 </text:p>
          </table:table-cell>
          <table:table-cell table:style-name="ce36" office:value-type="float" office:value="603.4" calcext:value-type="float">
            <text:p>603.40 </text:p>
          </table:table-cell>
          <table:table-cell table:style-name="ce37" office:value-type="float" office:value="557.2" calcext:value-type="float">
            <text:p>557.20 </text:p>
          </table:table-cell>
          <table:table-cell table:style-name="ce36" office:value-type="float" office:value="574" calcext:value-type="float">
            <text:p>574.00 </text:p>
          </table:table-cell>
          <table:table-cell table:style-name="ce42" office:value-type="float" office:value="733.4" calcext:value-type="float">
            <text:p>733.40 </text:p>
          </table:table-cell>
          <table:table-cell table:style-name="ce45" table:formula="of:=MIN([.K39:.P39])" office:value-type="float" office:value="557.2" calcext:value-type="float">
            <text:p>557.2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2_5K</text:p>
          </table:table-cell>
          <table:table-cell table:style-name="ce9" office:value-type="float" office:value="4830" calcext:value-type="float">
            <text:p>4830</text:p>
          </table:table-cell>
          <table:table-cell table:style-name="ce14" office:value-type="float" office:value="1051217" calcext:value-type="float">
            <text:p>1051217</text:p>
          </table:table-cell>
          <table:table-cell table:style-name="ce18" office:value-type="float" office:value="11000.2" calcext:value-type="float">
            <text:p>11000.20 </text:p>
          </table:table-cell>
          <table:table-cell table:style-name="ce18" office:value-type="float" office:value="12055.6" calcext:value-type="float">
            <text:p>12055.60 </text:p>
          </table:table-cell>
          <table:table-cell table:style-name="ce18" office:value-type="float" office:value="9888.8" calcext:value-type="float">
            <text:p>9888.80 </text:p>
          </table:table-cell>
          <table:table-cell table:style-name="ce29" office:value-type="float" office:value="3811.2" calcext:value-type="float">
            <text:p>3811.20 </text:p>
          </table:table-cell>
          <table:table-cell table:style-name="ce18" office:value-type="float" office:value="3815" calcext:value-type="float">
            <text:p>3815.00 </text:p>
          </table:table-cell>
          <table:table-cell table:style-name="ce30" office:value-type="float" office:value="9893.4" calcext:value-type="float">
            <text:p>9893.40 </text:p>
          </table:table-cell>
          <table:table-cell table:style-name="ce30" table:formula="of:=MIN([.D40:.I40])" office:value-type="float" office:value="3811.2" calcext:value-type="float">
            <text:p>3811.20 </text:p>
          </table:table-cell>
          <table:table-cell table:style-name="ce36" office:value-type="float" office:value="7430.6" calcext:value-type="float">
            <text:p>7430.60 </text:p>
          </table:table-cell>
          <table:table-cell table:style-name="ce36" office:value-type="float" office:value="10223.8" calcext:value-type="float">
            <text:p>10223.80 </text:p>
          </table:table-cell>
          <table:table-cell table:style-name="ce36" office:value-type="float" office:value="6264.4" calcext:value-type="float">
            <text:p>6264.40 </text:p>
          </table:table-cell>
          <table:table-cell table:style-name="ce36" office:value-type="float" office:value="4120.2" calcext:value-type="float">
            <text:p>4120.20 </text:p>
          </table:table-cell>
          <table:table-cell table:style-name="ce37" office:value-type="float" office:value="3439.8" calcext:value-type="float">
            <text:p>3439.80 </text:p>
          </table:table-cell>
          <table:table-cell table:style-name="ce42" office:value-type="float" office:value="6268.6" calcext:value-type="float">
            <text:p>6268.60 </text:p>
          </table:table-cell>
          <table:table-cell table:style-name="ce45" table:formula="of:=MIN([.K40:.P40])" office:value-type="float" office:value="3439.8" calcext:value-type="float">
            <text:p>3439.8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2_10K</text:p>
          </table:table-cell>
          <table:table-cell table:style-name="ce9" office:value-type="float" office:value="9595" calcext:value-type="float">
            <text:p>9595</text:p>
          </table:table-cell>
          <table:table-cell table:style-name="ce14" office:value-type="float" office:value="4277515" calcext:value-type="float">
            <text:p>4277515</text:p>
          </table:table-cell>
          <table:table-cell table:style-name="ce18" office:value-type="float" office:value="34581.2" calcext:value-type="float">
            <text:p>34581.20 </text:p>
          </table:table-cell>
          <table:table-cell table:style-name="ce18" office:value-type="float" office:value="47504.4" calcext:value-type="float">
            <text:p>47504.40 </text:p>
          </table:table-cell>
          <table:table-cell table:style-name="ce18" office:value-type="float" office:value="32421.2" calcext:value-type="float">
            <text:p>32421.20 </text:p>
          </table:table-cell>
          <table:table-cell table:style-name="ce18" office:value-type="float" office:value="21471" calcext:value-type="float">
            <text:p>21471.00 </text:p>
          </table:table-cell>
          <table:table-cell table:style-name="ce29" office:value-type="float" office:value="8399.6" calcext:value-type="float">
            <text:p>8399.60 </text:p>
          </table:table-cell>
          <table:table-cell table:style-name="ce30" office:value-type="float" office:value="21501" calcext:value-type="float">
            <text:p>21501.00 </text:p>
          </table:table-cell>
          <table:table-cell table:style-name="ce30" table:formula="of:=MIN([.D41:.I41])" office:value-type="float" office:value="8399.6" calcext:value-type="float">
            <text:p>8399.60 </text:p>
          </table:table-cell>
          <table:table-cell table:style-name="ce36" office:value-type="float" office:value="26137.8" calcext:value-type="float">
            <text:p>26137.80 </text:p>
          </table:table-cell>
          <table:table-cell table:style-name="ce36" office:value-type="float" office:value="38082.8" calcext:value-type="float">
            <text:p>38082.80 </text:p>
          </table:table-cell>
          <table:table-cell table:style-name="ce36" office:value-type="float" office:value="21773" calcext:value-type="float">
            <text:p>21773.00 </text:p>
          </table:table-cell>
          <table:table-cell table:style-name="ce36" office:value-type="float" office:value="12717.4" calcext:value-type="float">
            <text:p>12717.40 </text:p>
          </table:table-cell>
          <table:table-cell table:style-name="ce37" office:value-type="float" office:value="8030" calcext:value-type="float">
            <text:p>8030.00 </text:p>
          </table:table-cell>
          <table:table-cell table:style-name="ce42" office:value-type="float" office:value="9676.2" calcext:value-type="float">
            <text:p>9676.20 </text:p>
          </table:table-cell>
          <table:table-cell table:style-name="ce45" table:formula="of:=MIN([.K41:.P41])" office:value-type="float" office:value="8030" calcext:value-type="float">
            <text:p>8030.0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2_15K</text:p>
          </table:table-cell>
          <table:table-cell table:style-name="ce9" office:value-type="float" office:value="14483" calcext:value-type="float">
            <text:p>14483</text:p>
          </table:table-cell>
          <table:table-cell table:style-name="ce14" office:value-type="float" office:value="9378356" calcext:value-type="float">
            <text:p>9378356</text:p>
          </table:table-cell>
          <table:table-cell table:style-name="ce18" office:value-type="float" office:value="84625.8" calcext:value-type="float">
            <text:p>84625.80 </text:p>
          </table:table-cell>
          <table:table-cell table:style-name="ce18" office:value-type="float" office:value="103690.4" calcext:value-type="float">
            <text:p>103690.40 </text:p>
          </table:table-cell>
          <table:table-cell table:style-name="ce18" office:value-type="float" office:value="62738" calcext:value-type="float">
            <text:p>62738.00 </text:p>
          </table:table-cell>
          <table:table-cell table:style-name="ce18" office:value-type="float" office:value="34899.6" calcext:value-type="float">
            <text:p>34899.60 </text:p>
          </table:table-cell>
          <table:table-cell table:style-name="ce18" office:value-type="float" office:value="34931.8" calcext:value-type="float">
            <text:p>34931.80 </text:p>
          </table:table-cell>
          <table:table-cell table:style-name="ce31" office:value-type="float" office:value="34872.8" calcext:value-type="float">
            <text:p>34872.80 </text:p>
          </table:table-cell>
          <table:table-cell table:style-name="ce30" table:formula="of:=MIN([.D42:.I42])" office:value-type="float" office:value="34872.8" calcext:value-type="float">
            <text:p>34872.80 </text:p>
          </table:table-cell>
          <table:table-cell table:style-name="ce36" office:value-type="float" office:value="54150.2" calcext:value-type="float">
            <text:p>54150.20 </text:p>
          </table:table-cell>
          <table:table-cell table:style-name="ce36" office:value-type="float" office:value="80546" calcext:value-type="float">
            <text:p>80546.00 </text:p>
          </table:table-cell>
          <table:table-cell table:style-name="ce36" office:value-type="float" office:value="43899.2" calcext:value-type="float">
            <text:p>43899.20 </text:p>
          </table:table-cell>
          <table:table-cell table:style-name="ce36" office:value-type="float" office:value="23430" calcext:value-type="float">
            <text:p>23430.00 </text:p>
          </table:table-cell>
          <table:table-cell table:style-name="ce37" office:value-type="float" office:value="16103.6" calcext:value-type="float">
            <text:p>16103.60 </text:p>
          </table:table-cell>
          <table:table-cell table:style-name="ce42" office:value-type="float" office:value="24848.6" calcext:value-type="float">
            <text:p>24848.60 </text:p>
          </table:table-cell>
          <table:table-cell table:style-name="ce45" table:formula="of:=MIN([.K42:.P42])" office:value-type="float" office:value="16103.6" calcext:value-type="float">
            <text:p>16103.6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2_20K</text:p>
          </table:table-cell>
          <table:table-cell table:style-name="ce9" office:value-type="float" office:value="19254" calcext:value-type="float">
            <text:p>19254</text:p>
          </table:table-cell>
          <table:table-cell table:style-name="ce14" office:value-type="float" office:value="17511226" calcext:value-type="float">
            <text:p>17511226</text:p>
          </table:table-cell>
          <table:table-cell table:style-name="ce18" office:value-type="float" office:value="137437.4" calcext:value-type="float">
            <text:p>137437.40 </text:p>
          </table:table-cell>
          <table:table-cell table:style-name="ce18" office:value-type="float" office:value="192325.2" calcext:value-type="float">
            <text:p>192325.20 </text:p>
          </table:table-cell>
          <table:table-cell table:style-name="ce18" office:value-type="float" office:value="105435.4" calcext:value-type="float">
            <text:p>105435.40 </text:p>
          </table:table-cell>
          <table:table-cell table:style-name="ce18" office:value-type="float" office:value="70628.4" calcext:value-type="float">
            <text:p>70628.40 </text:p>
          </table:table-cell>
          <table:table-cell table:style-name="ce18" office:value-type="float" office:value="48929.8" calcext:value-type="float">
            <text:p>48929.80 </text:p>
          </table:table-cell>
          <table:table-cell table:style-name="ce31" office:value-type="float" office:value="47121.6" calcext:value-type="float">
            <text:p>47121.60 </text:p>
          </table:table-cell>
          <table:table-cell table:style-name="ce30" table:formula="of:=MIN([.D43:.I43])" office:value-type="float" office:value="47121.6" calcext:value-type="float">
            <text:p>47121.60 </text:p>
          </table:table-cell>
          <table:table-cell table:style-name="ce36" office:value-type="float" office:value="92034.2" calcext:value-type="float">
            <text:p>92034.20 </text:p>
          </table:table-cell>
          <table:table-cell table:style-name="ce36" office:value-type="float" office:value="145070.8" calcext:value-type="float">
            <text:p>145070.80 </text:p>
          </table:table-cell>
          <table:table-cell table:style-name="ce36" office:value-type="float" office:value="78069.8" calcext:value-type="float">
            <text:p>78069.80 </text:p>
          </table:table-cell>
          <table:table-cell table:style-name="ce36" office:value-type="float" office:value="44562.8" calcext:value-type="float">
            <text:p>44562.80 </text:p>
          </table:table-cell>
          <table:table-cell table:style-name="ce37" office:value-type="float" office:value="30889.6" calcext:value-type="float">
            <text:p>30889.60 </text:p>
          </table:table-cell>
          <table:table-cell table:style-name="ce42" office:value-type="float" office:value="36534.8" calcext:value-type="float">
            <text:p>36534.80 </text:p>
          </table:table-cell>
          <table:table-cell table:style-name="ce45" table:formula="of:=MIN([.K43:.P43])" office:value-type="float" office:value="30889.6" calcext:value-type="float">
            <text:p>30889.6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2_30K</text:p>
          </table:table-cell>
          <table:table-cell table:style-name="ce9" office:value-type="float" office:value="28899" calcext:value-type="float">
            <text:p>28899</text:p>
          </table:table-cell>
          <table:table-cell table:style-name="ce14" office:value-type="float" office:value="38191926" calcext:value-type="float">
            <text:p>38191926</text:p>
          </table:table-cell>
          <table:table-cell table:style-name="ce18" office:value-type="float" office:value="329979.6" calcext:value-type="float">
            <text:p>329979.60 </text:p>
          </table:table-cell>
          <table:table-cell table:style-name="ce18" office:value-type="float" office:value="461307.6" calcext:value-type="float">
            <text:p>461307.60 </text:p>
          </table:table-cell>
          <table:table-cell table:style-name="ce18" office:value-type="float" office:value="259325.2" calcext:value-type="float">
            <text:p>259325.20 </text:p>
          </table:table-cell>
          <table:table-cell table:style-name="ce18" office:value-type="float" office:value="147005.8" calcext:value-type="float">
            <text:p>147005.80 </text:p>
          </table:table-cell>
          <table:table-cell table:style-name="ce18" office:value-type="float" office:value="107123.2" calcext:value-type="float">
            <text:p>107123.20 </text:p>
          </table:table-cell>
          <table:table-cell table:style-name="ce31" office:value-type="float" office:value="86386.6" calcext:value-type="float">
            <text:p>86386.60 </text:p>
          </table:table-cell>
          <table:table-cell table:style-name="ce30" table:formula="of:=MIN([.D44:.I44])" office:value-type="float" office:value="86386.6" calcext:value-type="float">
            <text:p>86386.60 </text:p>
          </table:table-cell>
          <table:table-cell table:style-name="ce36" office:value-type="float" office:value="196751.4" calcext:value-type="float">
            <text:p>196751.40 </text:p>
          </table:table-cell>
          <table:table-cell table:style-name="ce36" office:value-type="float" office:value="315850" calcext:value-type="float">
            <text:p>315850.00 </text:p>
          </table:table-cell>
          <table:table-cell table:style-name="ce36" office:value-type="float" office:value="166619.6" calcext:value-type="float">
            <text:p>166619.60 </text:p>
          </table:table-cell>
          <table:table-cell table:style-name="ce36" office:value-type="float" office:value="94508.6" calcext:value-type="float">
            <text:p>94508.60 </text:p>
          </table:table-cell>
          <table:table-cell table:style-name="ce37" office:value-type="float" office:value="59743.6" calcext:value-type="float">
            <text:p>59743.60 </text:p>
          </table:table-cell>
          <table:table-cell table:style-name="ce42" office:value-type="float" office:value="96825.2" calcext:value-type="float">
            <text:p>96825.20 </text:p>
          </table:table-cell>
          <table:table-cell table:style-name="ce45" table:formula="of:=MIN([.K44:.P44])" office:value-type="float" office:value="59743.6" calcext:value-type="float">
            <text:p>59743.6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3_1K</text:p>
          </table:table-cell>
          <table:table-cell table:style-name="ce9" office:value-type="float" office:value="782" calcext:value-type="float">
            <text:p>782</text:p>
          </table:table-cell>
          <table:table-cell table:style-name="ce14" office:value-type="float" office:value="23773" calcext:value-type="float">
            <text:p>23773</text:p>
          </table:table-cell>
          <table:table-cell table:style-name="ce29" office:value-type="float" office:value="1277" calcext:value-type="float">
            <text:p>1277.00 </text:p>
          </table:table-cell>
          <table:table-cell table:style-name="ce18" office:value-type="float" office:value="1350" calcext:value-type="float">
            <text:p>1350.00 </text:p>
          </table:table-cell>
          <table:table-cell table:style-name="ce18" office:value-type="float" office:value="1349.4" calcext:value-type="float">
            <text:p>1349.40 </text:p>
          </table:table-cell>
          <table:table-cell table:style-name="ce18" office:value-type="float" office:value="1359.2" calcext:value-type="float">
            <text:p>1359.20 </text:p>
          </table:table-cell>
          <table:table-cell table:style-name="ce18" office:value-type="float" office:value="1351.4" calcext:value-type="float">
            <text:p>1351.40 </text:p>
          </table:table-cell>
          <table:table-cell table:style-name="ce30" office:value-type="float" office:value="1349.2" calcext:value-type="float">
            <text:p>1349.20 </text:p>
          </table:table-cell>
          <table:table-cell table:style-name="ce30" table:formula="of:=MIN([.D45:.I45])" office:value-type="float" office:value="1277" calcext:value-type="float">
            <text:p>1277.00 </text:p>
          </table:table-cell>
          <table:table-cell table:style-name="ce36" office:value-type="float" office:value="1191.8" calcext:value-type="float">
            <text:p>1191.80 </text:p>
          </table:table-cell>
          <table:table-cell table:style-name="ce36" office:value-type="float" office:value="1214.4" calcext:value-type="float">
            <text:p>1214.40 </text:p>
          </table:table-cell>
          <table:table-cell table:style-name="ce36" office:value-type="float" office:value="1192.4" calcext:value-type="float">
            <text:p>1192.40 </text:p>
          </table:table-cell>
          <table:table-cell table:style-name="ce36" office:value-type="float" office:value="1185" calcext:value-type="float">
            <text:p>1185.00 </text:p>
          </table:table-cell>
          <table:table-cell table:style-name="ce37" office:value-type="float" office:value="1172.6" calcext:value-type="float">
            <text:p>1172.60 </text:p>
          </table:table-cell>
          <table:table-cell table:style-name="ce42" office:value-type="float" office:value="1248.6" calcext:value-type="float">
            <text:p>1248.60 </text:p>
          </table:table-cell>
          <table:table-cell table:style-name="ce45" table:formula="of:=MIN([.K45:.P45])" office:value-type="float" office:value="1172.6" calcext:value-type="float">
            <text:p>1172.6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3_5K</text:p>
          </table:table-cell>
          <table:table-cell table:style-name="ce9" office:value-type="float" office:value="4602" calcext:value-type="float">
            <text:p>4602</text:p>
          </table:table-cell>
          <table:table-cell table:style-name="ce14" office:value-type="float" office:value="731522" calcext:value-type="float">
            <text:p>731522</text:p>
          </table:table-cell>
          <table:table-cell table:style-name="ce18" office:value-type="float" office:value="28085.4" calcext:value-type="float">
            <text:p>28085.40 </text:p>
          </table:table-cell>
          <table:table-cell table:style-name="ce18" office:value-type="float" office:value="28036.4" calcext:value-type="float">
            <text:p>28036.40 </text:p>
          </table:table-cell>
          <table:table-cell table:style-name="ce18" office:value-type="float" office:value="23141" calcext:value-type="float">
            <text:p>23141.00 </text:p>
          </table:table-cell>
          <table:table-cell table:style-name="ce29" office:value-type="float" office:value="9965.8" calcext:value-type="float">
            <text:p>9965.80 </text:p>
          </table:table-cell>
          <table:table-cell table:style-name="ce18" office:value-type="float" office:value="9977.6" calcext:value-type="float">
            <text:p>9977.60 </text:p>
          </table:table-cell>
          <table:table-cell table:style-name="ce30" office:value-type="float" office:value="23173.2" calcext:value-type="float">
            <text:p>23173.20 </text:p>
          </table:table-cell>
          <table:table-cell table:style-name="ce30" table:formula="of:=MIN([.D46:.I46])" office:value-type="float" office:value="9965.8" calcext:value-type="float">
            <text:p>9965.80 </text:p>
          </table:table-cell>
          <table:table-cell table:style-name="ce36" office:value-type="float" office:value="12511.4" calcext:value-type="float">
            <text:p>12511.40 </text:p>
          </table:table-cell>
          <table:table-cell table:style-name="ce36" office:value-type="float" office:value="14935.2" calcext:value-type="float">
            <text:p>14935.20 </text:p>
          </table:table-cell>
          <table:table-cell table:style-name="ce36" office:value-type="float" office:value="10300.4" calcext:value-type="float">
            <text:p>10300.40 </text:p>
          </table:table-cell>
          <table:table-cell table:style-name="ce36" office:value-type="float" office:value="8629" calcext:value-type="float">
            <text:p>8629.00 </text:p>
          </table:table-cell>
          <table:table-cell table:style-name="ce37" office:value-type="float" office:value="7476.6" calcext:value-type="float">
            <text:p>7476.60 </text:p>
          </table:table-cell>
          <table:table-cell table:style-name="ce42" office:value-type="float" office:value="10400.2" calcext:value-type="float">
            <text:p>10400.20 </text:p>
          </table:table-cell>
          <table:table-cell table:style-name="ce45" table:formula="of:=MIN([.K46:.P46])" office:value-type="float" office:value="7476.6" calcext:value-type="float">
            <text:p>7476.6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3_10K</text:p>
          </table:table-cell>
          <table:table-cell table:style-name="ce9" office:value-type="float" office:value="9017" calcext:value-type="float">
            <text:p>9017</text:p>
          </table:table-cell>
          <table:table-cell table:style-name="ce14" office:value-type="float" office:value="2969508" calcext:value-type="float">
            <text:p>2969508</text:p>
          </table:table-cell>
          <table:table-cell table:style-name="ce18" office:value-type="float" office:value="86720.2" calcext:value-type="float">
            <text:p>86720.20 </text:p>
          </table:table-cell>
          <table:table-cell table:style-name="ce18" office:value-type="float" office:value="101873" calcext:value-type="float">
            <text:p>101873.00 </text:p>
          </table:table-cell>
          <table:table-cell table:style-name="ce18" office:value-type="float" office:value="73918.6" calcext:value-type="float">
            <text:p>73918.60 </text:p>
          </table:table-cell>
          <table:table-cell table:style-name="ce18" office:value-type="float" office:value="49358" calcext:value-type="float">
            <text:p>49358.00 </text:p>
          </table:table-cell>
          <table:table-cell table:style-name="ce29" office:value-type="float" office:value="21204" calcext:value-type="float">
            <text:p>21204.00 </text:p>
          </table:table-cell>
          <table:table-cell table:style-name="ce30" office:value-type="float" office:value="49384" calcext:value-type="float">
            <text:p>49384.00 </text:p>
          </table:table-cell>
          <table:table-cell table:style-name="ce30" table:formula="of:=MIN([.D47:.I47])" office:value-type="float" office:value="21204" calcext:value-type="float">
            <text:p>21204.00 </text:p>
          </table:table-cell>
          <table:table-cell table:style-name="ce36" office:value-type="float" office:value="42328" calcext:value-type="float">
            <text:p>42328.00 </text:p>
          </table:table-cell>
          <table:table-cell table:style-name="ce36" office:value-type="float" office:value="51505.4" calcext:value-type="float">
            <text:p>51505.40 </text:p>
          </table:table-cell>
          <table:table-cell table:style-name="ce36" office:value-type="float" office:value="29755" calcext:value-type="float">
            <text:p>29755.00 </text:p>
          </table:table-cell>
          <table:table-cell table:style-name="ce36" office:value-type="float" office:value="20014" calcext:value-type="float">
            <text:p>20014.00 </text:p>
          </table:table-cell>
          <table:table-cell table:style-name="ce37" office:value-type="float" office:value="17414" calcext:value-type="float">
            <text:p>17414.00 </text:p>
          </table:table-cell>
          <table:table-cell table:style-name="ce42" office:value-type="float" office:value="20216.6" calcext:value-type="float">
            <text:p>20216.60 </text:p>
          </table:table-cell>
          <table:table-cell table:style-name="ce45" table:formula="of:=MIN([.K47:.P47])" office:value-type="float" office:value="17414" calcext:value-type="float">
            <text:p>17414.0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3_15K</text:p>
          </table:table-cell>
          <table:table-cell table:style-name="ce9" office:value-type="float" office:value="13407" calcext:value-type="float">
            <text:p>13407</text:p>
          </table:table-cell>
          <table:table-cell table:style-name="ce14" office:value-type="float" office:value="6735943" calcext:value-type="float">
            <text:p>6735943</text:p>
          </table:table-cell>
          <table:table-cell table:style-name="ce18" office:value-type="float" office:value="186860.4" calcext:value-type="float">
            <text:p>186860.40 </text:p>
          </table:table-cell>
          <table:table-cell table:style-name="ce18" office:value-type="float" office:value="230451.8" calcext:value-type="float">
            <text:p>230451.80 </text:p>
          </table:table-cell>
          <table:table-cell table:style-name="ce18" office:value-type="float" office:value="140783.8" calcext:value-type="float">
            <text:p>140783.80 </text:p>
          </table:table-cell>
          <table:table-cell table:style-name="ce18" office:value-type="float" office:value="71238.8" calcext:value-type="float">
            <text:p>71238.80 </text:p>
          </table:table-cell>
          <table:table-cell table:style-name="ce29" office:value-type="float" office:value="71239.8" calcext:value-type="float">
            <text:p>71239.80 </text:p>
          </table:table-cell>
          <table:table-cell table:style-name="ce30" office:value-type="float" office:value="71264.4" calcext:value-type="float">
            <text:p>71264.40 </text:p>
          </table:table-cell>
          <table:table-cell table:style-name="ce30" table:formula="of:=MIN([.D48:.I48])" office:value-type="float" office:value="71238.8" calcext:value-type="float">
            <text:p>71238.80 </text:p>
          </table:table-cell>
          <table:table-cell table:style-name="ce36" office:value-type="float" office:value="81482.6" calcext:value-type="float">
            <text:p>81482.60 </text:p>
          </table:table-cell>
          <table:table-cell table:style-name="ce36" office:value-type="float" office:value="100349.8" calcext:value-type="float">
            <text:p>100349.80 </text:p>
          </table:table-cell>
          <table:table-cell table:style-name="ce36" office:value-type="float" office:value="58895.4" calcext:value-type="float">
            <text:p>58895.40 </text:p>
          </table:table-cell>
          <table:table-cell table:style-name="ce36" office:value-type="float" office:value="36673.6" calcext:value-type="float">
            <text:p>36673.60 </text:p>
          </table:table-cell>
          <table:table-cell table:style-name="ce37" office:value-type="float" office:value="28816.4" calcext:value-type="float">
            <text:p>28816.40 </text:p>
          </table:table-cell>
          <table:table-cell table:style-name="ce42" office:value-type="float" office:value="29147.2" calcext:value-type="float">
            <text:p>29147.20 </text:p>
          </table:table-cell>
          <table:table-cell table:style-name="ce45" table:formula="of:=MIN([.K48:.P48])" office:value-type="float" office:value="28816.4" calcext:value-type="float">
            <text:p>28816.4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3_20K</text:p>
          </table:table-cell>
          <table:table-cell table:style-name="ce9" office:value-type="float" office:value="17743" calcext:value-type="float">
            <text:p>17743</text:p>
          </table:table-cell>
          <table:table-cell table:style-name="ce14" office:value-type="float" office:value="10910459" calcext:value-type="float">
            <text:p>10910459</text:p>
          </table:table-cell>
          <table:table-cell table:style-name="ce18" office:value-type="float" office:value="321809.4" calcext:value-type="float">
            <text:p>321809.40 </text:p>
          </table:table-cell>
          <table:table-cell table:style-name="ce18" office:value-type="float" office:value="399079" calcext:value-type="float">
            <text:p>399079.00 </text:p>
          </table:table-cell>
          <table:table-cell table:style-name="ce18" office:value-type="float" office:value="228466.8" calcext:value-type="float">
            <text:p>228466.80 </text:p>
          </table:table-cell>
          <table:table-cell table:style-name="ce18" office:value-type="float" office:value="146711.2" calcext:value-type="float">
            <text:p>146711.20 </text:p>
          </table:table-cell>
          <table:table-cell table:style-name="ce29" office:value-type="float" office:value="94270" calcext:value-type="float">
            <text:p>94270.00 </text:p>
          </table:table-cell>
          <table:table-cell table:style-name="ce30" office:value-type="float" office:value="94340" calcext:value-type="float">
            <text:p>94340.00 </text:p>
          </table:table-cell>
          <table:table-cell table:style-name="ce30" table:formula="of:=MIN([.D49:.I49])" office:value-type="float" office:value="94270" calcext:value-type="float">
            <text:p>94270.00 </text:p>
          </table:table-cell>
          <table:table-cell table:style-name="ce36" office:value-type="float" office:value="135506.4" calcext:value-type="float">
            <text:p>135506.40 </text:p>
          </table:table-cell>
          <table:table-cell table:style-name="ce36" office:value-type="float" office:value="164582" calcext:value-type="float">
            <text:p>164582.00 </text:p>
          </table:table-cell>
          <table:table-cell table:style-name="ce36" office:value-type="float" office:value="103419" calcext:value-type="float">
            <text:p>103419.00 </text:p>
          </table:table-cell>
          <table:table-cell table:style-name="ce36" office:value-type="float" office:value="59800.4" calcext:value-type="float">
            <text:p>59800.40 </text:p>
          </table:table-cell>
          <table:table-cell table:style-name="ce37" office:value-type="float" office:value="42576.8" calcext:value-type="float">
            <text:p>42576.80 </text:p>
          </table:table-cell>
          <table:table-cell table:style-name="ce42" office:value-type="float" office:value="49497.4" calcext:value-type="float">
            <text:p>49497.40 </text:p>
          </table:table-cell>
          <table:table-cell table:style-name="ce45" table:formula="of:=MIN([.K49:.P49])" office:value-type="float" office:value="42576.8" calcext:value-type="float">
            <text:p>42576.8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3_30K</text:p>
          </table:table-cell>
          <table:table-cell table:style-name="ce9" office:value-type="float" office:value="26585" calcext:value-type="float">
            <text:p>26585</text:p>
          </table:table-cell>
          <table:table-cell table:style-name="ce14" office:value-type="float" office:value="25175553" calcext:value-type="float">
            <text:p>25175553</text:p>
          </table:table-cell>
          <table:table-cell table:style-name="ce18" office:value-type="float" office:value="723352.4" calcext:value-type="float">
            <text:p>723352.40 </text:p>
          </table:table-cell>
          <table:table-cell table:style-name="ce18" office:value-type="float" office:value="893352.6" calcext:value-type="float">
            <text:p>893352.60 </text:p>
          </table:table-cell>
          <table:table-cell table:style-name="ce18" office:value-type="float" office:value="479303.8" calcext:value-type="float">
            <text:p>479303.80 </text:p>
          </table:table-cell>
          <table:table-cell table:style-name="ce18" office:value-type="float" office:value="288812.6" calcext:value-type="float">
            <text:p>288812.60 </text:p>
          </table:table-cell>
          <table:table-cell table:style-name="ce18" office:value-type="float" office:value="150672.4" calcext:value-type="float">
            <text:p>150672.40 </text:p>
          </table:table-cell>
          <table:table-cell table:style-name="ce31" office:value-type="float" office:value="149822.4" calcext:value-type="float">
            <text:p>149822.40 </text:p>
          </table:table-cell>
          <table:table-cell table:style-name="ce30" table:formula="of:=MIN([.D50:.I50])" office:value-type="float" office:value="149822.4" calcext:value-type="float">
            <text:p>149822.40 </text:p>
          </table:table-cell>
          <table:table-cell table:style-name="ce36" office:value-type="float" office:value="285459.8" calcext:value-type="float">
            <text:p>285459.80 </text:p>
          </table:table-cell>
          <table:table-cell table:style-name="ce36" office:value-type="float" office:value="362984.4" calcext:value-type="float">
            <text:p>362984.40 </text:p>
          </table:table-cell>
          <table:table-cell table:style-name="ce36" office:value-type="float" office:value="201423.6" calcext:value-type="float">
            <text:p>201423.60 </text:p>
          </table:table-cell>
          <table:table-cell table:style-name="ce36" office:value-type="float" office:value="124706.8" calcext:value-type="float">
            <text:p>124706.80 </text:p>
          </table:table-cell>
          <table:table-cell table:style-name="ce36" office:value-type="float" office:value="90122" calcext:value-type="float">
            <text:p>90122.00 </text:p>
          </table:table-cell>
          <table:table-cell table:style-name="ce43" office:value-type="float" office:value="81494.4" calcext:value-type="float">
            <text:p>81494.40 </text:p>
          </table:table-cell>
          <table:table-cell table:style-name="ce45" table:formula="of:=MIN([.K50:.P50])" office:value-type="float" office:value="81494.4" calcext:value-type="float">
            <text:p>81494.4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4_1K</text:p>
          </table:table-cell>
          <table:table-cell table:style-name="ce9" office:value-type="float" office:value="857" calcext:value-type="float">
            <text:p>857</text:p>
          </table:table-cell>
          <table:table-cell table:style-name="ce14" office:value-type="float" office:value="10621" calcext:value-type="float">
            <text:p>10621</text:p>
          </table:table-cell>
          <table:table-cell table:style-name="ce29" office:value-type="float" office:value="1179.2" calcext:value-type="float">
            <text:p>1179.20 </text:p>
          </table:table-cell>
          <table:table-cell table:style-name="ce18" office:value-type="float" office:value="1283.2" calcext:value-type="float">
            <text:p>1283.20 </text:p>
          </table:table-cell>
          <table:table-cell table:style-name="ce18" office:value-type="float" office:value="1284.4" calcext:value-type="float">
            <text:p>1284.40 </text:p>
          </table:table-cell>
          <table:table-cell table:style-name="ce18" office:value-type="float" office:value="1283.6" calcext:value-type="float">
            <text:p>1283.60 </text:p>
          </table:table-cell>
          <table:table-cell table:style-name="ce18" office:value-type="float" office:value="1286.6" calcext:value-type="float">
            <text:p>1286.60 </text:p>
          </table:table-cell>
          <table:table-cell table:style-name="ce30" office:value-type="float" office:value="1285" calcext:value-type="float">
            <text:p>1285.00 </text:p>
          </table:table-cell>
          <table:table-cell table:style-name="ce30" table:formula="of:=MIN([.D51:.I51])" office:value-type="float" office:value="1179.2" calcext:value-type="float">
            <text:p>1179.20 </text:p>
          </table:table-cell>
          <table:table-cell table:style-name="ce36" office:value-type="float" office:value="1124" calcext:value-type="float">
            <text:p>1124.00 </text:p>
          </table:table-cell>
          <table:table-cell table:style-name="ce36" office:value-type="float" office:value="1167" calcext:value-type="float">
            <text:p>1167.00 </text:p>
          </table:table-cell>
          <table:table-cell table:style-name="ce37" office:value-type="float" office:value="1123.2" calcext:value-type="float">
            <text:p>1123.20 </text:p>
          </table:table-cell>
          <table:table-cell table:style-name="ce36" office:value-type="float" office:value="1157" calcext:value-type="float">
            <text:p>1157.00 </text:p>
          </table:table-cell>
          <table:table-cell table:style-name="ce36" office:value-type="float" office:value="1248.4" calcext:value-type="float">
            <text:p>1248.40 </text:p>
          </table:table-cell>
          <table:table-cell table:style-name="ce42" office:value-type="float" office:value="1331.4" calcext:value-type="float">
            <text:p>1331.40 </text:p>
          </table:table-cell>
          <table:table-cell table:style-name="ce45" table:formula="of:=MIN([.K51:.P51])" office:value-type="float" office:value="1123.2" calcext:value-type="float">
            <text:p>1123.2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4_5K</text:p>
          </table:table-cell>
          <table:table-cell table:style-name="ce9" office:value-type="float" office:value="4533" calcext:value-type="float">
            <text:p>4533</text:p>
          </table:table-cell>
          <table:table-cell table:style-name="ce14" office:value-type="float" office:value="398600" calcext:value-type="float">
            <text:p>398600</text:p>
          </table:table-cell>
          <table:table-cell table:style-name="ce18" office:value-type="float" office:value="22590.6" calcext:value-type="float">
            <text:p>22590.60 </text:p>
          </table:table-cell>
          <table:table-cell table:style-name="ce18" office:value-type="float" office:value="22845.2" calcext:value-type="float">
            <text:p>22845.20 </text:p>
          </table:table-cell>
          <table:table-cell table:style-name="ce18" office:value-type="float" office:value="19428.4" calcext:value-type="float">
            <text:p>19428.40 </text:p>
          </table:table-cell>
          <table:table-cell table:style-name="ce18" office:value-type="float" office:value="8057.6" calcext:value-type="float">
            <text:p>8057.60 </text:p>
          </table:table-cell>
          <table:table-cell table:style-name="ce29" office:value-type="float" office:value="8047.6" calcext:value-type="float">
            <text:p>8047.60 </text:p>
          </table:table-cell>
          <table:table-cell table:style-name="ce30" office:value-type="float" office:value="19396.4" calcext:value-type="float">
            <text:p>19396.40 </text:p>
          </table:table-cell>
          <table:table-cell table:style-name="ce30" table:formula="of:=MIN([.D52:.I52])" office:value-type="float" office:value="8047.6" calcext:value-type="float">
            <text:p>8047.60 </text:p>
          </table:table-cell>
          <table:table-cell table:style-name="ce36" office:value-type="float" office:value="13473" calcext:value-type="float">
            <text:p>13473.00 </text:p>
          </table:table-cell>
          <table:table-cell table:style-name="ce36" office:value-type="float" office:value="16242.2" calcext:value-type="float">
            <text:p>16242.20 </text:p>
          </table:table-cell>
          <table:table-cell table:style-name="ce36" office:value-type="float" office:value="9042" calcext:value-type="float">
            <text:p>9042.00 </text:p>
          </table:table-cell>
          <table:table-cell table:style-name="ce36" office:value-type="float" office:value="7899" calcext:value-type="float">
            <text:p>7899.00 </text:p>
          </table:table-cell>
          <table:table-cell table:style-name="ce37" office:value-type="float" office:value="6940.2" calcext:value-type="float">
            <text:p>6940.20 </text:p>
          </table:table-cell>
          <table:table-cell table:style-name="ce42" office:value-type="float" office:value="8943.4" calcext:value-type="float">
            <text:p>8943.40 </text:p>
          </table:table-cell>
          <table:table-cell table:style-name="ce45" table:formula="of:=MIN([.K52:.P52])" office:value-type="float" office:value="6940.2" calcext:value-type="float">
            <text:p>6940.2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4_10K</text:p>
          </table:table-cell>
          <table:table-cell table:style-name="ce9" office:value-type="float" office:value="8782" calcext:value-type="float">
            <text:p>8782</text:p>
          </table:table-cell>
          <table:table-cell table:style-name="ce14" office:value-type="float" office:value="1522348" calcext:value-type="float">
            <text:p>1522348</text:p>
          </table:table-cell>
          <table:table-cell table:style-name="ce18" office:value-type="float" office:value="69744.6" calcext:value-type="float">
            <text:p>69744.60 </text:p>
          </table:table-cell>
          <table:table-cell table:style-name="ce18" office:value-type="float" office:value="77009.4" calcext:value-type="float">
            <text:p>77009.40 </text:p>
          </table:table-cell>
          <table:table-cell table:style-name="ce18" office:value-type="float" office:value="54245" calcext:value-type="float">
            <text:p>54245.00 </text:p>
          </table:table-cell>
          <table:table-cell table:style-name="ce18" office:value-type="float" office:value="43134.6" calcext:value-type="float">
            <text:p>43134.60 </text:p>
          </table:table-cell>
          <table:table-cell table:style-name="ce29" office:value-type="float" office:value="14757.2" calcext:value-type="float">
            <text:p>14757.20 </text:p>
          </table:table-cell>
          <table:table-cell table:style-name="ce30" office:value-type="float" office:value="36289.4" calcext:value-type="float">
            <text:p>36289.40 </text:p>
          </table:table-cell>
          <table:table-cell table:style-name="ce30" table:formula="of:=MIN([.D53:.I53])" office:value-type="float" office:value="14757.2" calcext:value-type="float">
            <text:p>14757.20 </text:p>
          </table:table-cell>
          <table:table-cell table:style-name="ce36" office:value-type="float" office:value="36048.4" calcext:value-type="float">
            <text:p>36048.40 </text:p>
          </table:table-cell>
          <table:table-cell table:style-name="ce36" office:value-type="float" office:value="43135.6" calcext:value-type="float">
            <text:p>43135.60 </text:p>
          </table:table-cell>
          <table:table-cell table:style-name="ce36" office:value-type="float" office:value="25455.6" calcext:value-type="float">
            <text:p>25455.60 </text:p>
          </table:table-cell>
          <table:table-cell table:style-name="ce36" office:value-type="float" office:value="20588.4" calcext:value-type="float">
            <text:p>20588.40 </text:p>
          </table:table-cell>
          <table:table-cell table:style-name="ce37" office:value-type="float" office:value="15554.8" calcext:value-type="float">
            <text:p>15554.80 </text:p>
          </table:table-cell>
          <table:table-cell table:style-name="ce42" office:value-type="float" office:value="17191.4" calcext:value-type="float">
            <text:p>17191.40 </text:p>
          </table:table-cell>
          <table:table-cell table:style-name="ce45" table:formula="of:=MIN([.K53:.P53])" office:value-type="float" office:value="15554.8" calcext:value-type="float">
            <text:p>15554.8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4_15K</text:p>
          </table:table-cell>
          <table:table-cell table:style-name="ce9" office:value-type="float" office:value="13096" calcext:value-type="float">
            <text:p>13096</text:p>
          </table:table-cell>
          <table:table-cell table:style-name="ce14" office:value-type="float" office:value="3599268" calcext:value-type="float">
            <text:p>3599268</text:p>
          </table:table-cell>
          <table:table-cell table:style-name="ce18" office:value-type="float" office:value="153918.4" calcext:value-type="float">
            <text:p>153918.40 </text:p>
          </table:table-cell>
          <table:table-cell table:style-name="ce18" office:value-type="float" office:value="176686" calcext:value-type="float">
            <text:p>176686.00 </text:p>
          </table:table-cell>
          <table:table-cell table:style-name="ce18" office:value-type="float" office:value="104400.4" calcext:value-type="float">
            <text:p>104400.40 </text:p>
          </table:table-cell>
          <table:table-cell table:style-name="ce18" office:value-type="float" office:value="63459.2" calcext:value-type="float">
            <text:p>63459.20 </text:p>
          </table:table-cell>
          <table:table-cell table:style-name="ce29" office:value-type="float" office:value="26181" calcext:value-type="float">
            <text:p>26181.00 </text:p>
          </table:table-cell>
          <table:table-cell table:style-name="ce30" office:value-type="float" office:value="59803" calcext:value-type="float">
            <text:p>59803.00 </text:p>
          </table:table-cell>
          <table:table-cell table:style-name="ce30" table:formula="of:=MIN([.D54:.I54])" office:value-type="float" office:value="26181" calcext:value-type="float">
            <text:p>26181.00 </text:p>
          </table:table-cell>
          <table:table-cell table:style-name="ce36" office:value-type="float" office:value="78764.2" calcext:value-type="float">
            <text:p>78764.20 </text:p>
          </table:table-cell>
          <table:table-cell table:style-name="ce36" office:value-type="float" office:value="90631.6" calcext:value-type="float">
            <text:p>90631.60 </text:p>
          </table:table-cell>
          <table:table-cell table:style-name="ce36" office:value-type="float" office:value="54206.8" calcext:value-type="float">
            <text:p>54206.80 </text:p>
          </table:table-cell>
          <table:table-cell table:style-name="ce36" office:value-type="float" office:value="38657.8" calcext:value-type="float">
            <text:p>38657.80 </text:p>
          </table:table-cell>
          <table:table-cell table:style-name="ce37" office:value-type="float" office:value="24310.6" calcext:value-type="float">
            <text:p>24310.60 </text:p>
          </table:table-cell>
          <table:table-cell table:style-name="ce42" office:value-type="float" office:value="26924.4" calcext:value-type="float">
            <text:p>26924.40 </text:p>
          </table:table-cell>
          <table:table-cell table:style-name="ce45" table:formula="of:=MIN([.K54:.P54])" office:value-type="float" office:value="24310.6" calcext:value-type="float">
            <text:p>24310.6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4_20K</text:p>
          </table:table-cell>
          <table:table-cell table:style-name="ce9" office:value-type="float" office:value="17333" calcext:value-type="float">
            <text:p>17333</text:p>
          </table:table-cell>
          <table:table-cell table:style-name="ce14" office:value-type="float" office:value="6178706" calcext:value-type="float">
            <text:p>6178706</text:p>
          </table:table-cell>
          <table:table-cell table:style-name="ce18" office:value-type="float" office:value="272317.4" calcext:value-type="float">
            <text:p>272317.40 </text:p>
          </table:table-cell>
          <table:table-cell table:style-name="ce18" office:value-type="float" office:value="316404.4" calcext:value-type="float">
            <text:p>316404.40 </text:p>
          </table:table-cell>
          <table:table-cell table:style-name="ce18" office:value-type="float" office:value="174906.6" calcext:value-type="float">
            <text:p>174906.60 </text:p>
          </table:table-cell>
          <table:table-cell table:style-name="ce18" office:value-type="float" office:value="119918.8" calcext:value-type="float">
            <text:p>119918.80 </text:p>
          </table:table-cell>
          <table:table-cell table:style-name="ce18" office:value-type="float" office:value="77417.2" calcext:value-type="float">
            <text:p>77417.20 </text:p>
          </table:table-cell>
          <table:table-cell table:style-name="ce31" office:value-type="float" office:value="77390.4" calcext:value-type="float">
            <text:p>77390.40 </text:p>
          </table:table-cell>
          <table:table-cell table:style-name="ce30" table:formula="of:=MIN([.D55:.I55])" office:value-type="float" office:value="77390.4" calcext:value-type="float">
            <text:p>77390.40 </text:p>
          </table:table-cell>
          <table:table-cell table:style-name="ce36" office:value-type="float" office:value="119695.6" calcext:value-type="float">
            <text:p>119695.60 </text:p>
          </table:table-cell>
          <table:table-cell table:style-name="ce36" office:value-type="float" office:value="157610.6" calcext:value-type="float">
            <text:p>157610.60 </text:p>
          </table:table-cell>
          <table:table-cell table:style-name="ce36" office:value-type="float" office:value="85704.4" calcext:value-type="float">
            <text:p>85704.40 </text:p>
          </table:table-cell>
          <table:table-cell table:style-name="ce36" office:value-type="float" office:value="49554.8" calcext:value-type="float">
            <text:p>49554.80 </text:p>
          </table:table-cell>
          <table:table-cell table:style-name="ce37" office:value-type="float" office:value="38107" calcext:value-type="float">
            <text:p>38107.00 </text:p>
          </table:table-cell>
          <table:table-cell table:style-name="ce42" office:value-type="float" office:value="49054.4" calcext:value-type="float">
            <text:p>49054.40 </text:p>
          </table:table-cell>
          <table:table-cell table:style-name="ce45" table:formula="of:=MIN([.K55:.P55])" office:value-type="float" office:value="38107" calcext:value-type="float">
            <text:p>38107.0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4_30K</text:p>
          </table:table-cell>
          <table:table-cell table:style-name="ce9" office:value-type="float" office:value="25791" calcext:value-type="float">
            <text:p>25791</text:p>
          </table:table-cell>
          <table:table-cell table:style-name="ce14" office:value-type="float" office:value="13756268" calcext:value-type="float">
            <text:p>13756268</text:p>
          </table:table-cell>
          <table:table-cell table:style-name="ce18" office:value-type="float" office:value="547533.8" calcext:value-type="float">
            <text:p>547533.80 </text:p>
          </table:table-cell>
          <table:table-cell table:style-name="ce18" office:value-type="float" office:value="704754" calcext:value-type="float">
            <text:p>704754.00 </text:p>
          </table:table-cell>
          <table:table-cell table:style-name="ce18" office:value-type="float" office:value="393005.6" calcext:value-type="float">
            <text:p>393005.60 </text:p>
          </table:table-cell>
          <table:table-cell table:style-name="ce18" office:value-type="float" office:value="234156.6" calcext:value-type="float">
            <text:p>234156.60 </text:p>
          </table:table-cell>
          <table:table-cell table:style-name="ce29" office:value-type="float" office:value="136715" calcext:value-type="float">
            <text:p>136715.00 </text:p>
          </table:table-cell>
          <table:table-cell table:style-name="ce30" office:value-type="float" office:value="136737.2" calcext:value-type="float">
            <text:p>136737.20 </text:p>
          </table:table-cell>
          <table:table-cell table:style-name="ce30" table:formula="of:=MIN([.D56:.I56])" office:value-type="float" office:value="136715" calcext:value-type="float">
            <text:p>136715.00 </text:p>
          </table:table-cell>
          <table:table-cell table:style-name="ce36" office:value-type="float" office:value="252949.8" calcext:value-type="float">
            <text:p>252949.80 </text:p>
          </table:table-cell>
          <table:table-cell table:style-name="ce36" office:value-type="float" office:value="336237" calcext:value-type="float">
            <text:p>336237.00 </text:p>
          </table:table-cell>
          <table:table-cell table:style-name="ce36" office:value-type="float" office:value="180989.6" calcext:value-type="float">
            <text:p>180989.60 </text:p>
          </table:table-cell>
          <table:table-cell table:style-name="ce36" office:value-type="float" office:value="104712.4" calcext:value-type="float">
            <text:p>104712.40 </text:p>
          </table:table-cell>
          <table:table-cell table:style-name="ce36" office:value-type="float" office:value="80116.4" calcext:value-type="float">
            <text:p>80116.40 </text:p>
          </table:table-cell>
          <table:table-cell table:style-name="ce43" office:value-type="float" office:value="70027" calcext:value-type="float">
            <text:p>70027.00 </text:p>
          </table:table-cell>
          <table:table-cell table:style-name="ce45" table:formula="of:=MIN([.K56:.P56])" office:value-type="float" office:value="70027" calcext:value-type="float">
            <text:p>70027.0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5_1K</text:p>
          </table:table-cell>
          <table:table-cell table:style-name="ce9" office:value-type="float" office:value="874" calcext:value-type="float">
            <text:p>874</text:p>
          </table:table-cell>
          <table:table-cell table:style-name="ce14" office:value-type="float" office:value="38305" calcext:value-type="float">
            <text:p>38305</text:p>
          </table:table-cell>
          <table:table-cell table:style-name="ce29" office:value-type="float" office:value="1356" calcext:value-type="float">
            <text:p>1356.00 </text:p>
          </table:table-cell>
          <table:table-cell table:style-name="ce18" office:value-type="float" office:value="1409.8" calcext:value-type="float">
            <text:p>1409.80 </text:p>
          </table:table-cell>
          <table:table-cell table:style-name="ce18" office:value-type="float" office:value="1411.6" calcext:value-type="float">
            <text:p>1411.60 </text:p>
          </table:table-cell>
          <table:table-cell table:style-name="ce18" office:value-type="float" office:value="1414.6" calcext:value-type="float">
            <text:p>1414.60 </text:p>
          </table:table-cell>
          <table:table-cell table:style-name="ce18" office:value-type="float" office:value="1408" calcext:value-type="float">
            <text:p>1408.00 </text:p>
          </table:table-cell>
          <table:table-cell table:style-name="ce30" office:value-type="float" office:value="1411.4" calcext:value-type="float">
            <text:p>1411.40 </text:p>
          </table:table-cell>
          <table:table-cell table:style-name="ce30" table:formula="of:=MIN([.D57:.I57])" office:value-type="float" office:value="1356" calcext:value-type="float">
            <text:p>1356.00 </text:p>
          </table:table-cell>
          <table:table-cell table:style-name="ce36" office:value-type="float" office:value="1360" calcext:value-type="float">
            <text:p>1360.00 </text:p>
          </table:table-cell>
          <table:table-cell table:style-name="ce36" office:value-type="float" office:value="1378.6" calcext:value-type="float">
            <text:p>1378.60 </text:p>
          </table:table-cell>
          <table:table-cell table:style-name="ce36" office:value-type="float" office:value="1363.6" calcext:value-type="float">
            <text:p>1363.60 </text:p>
          </table:table-cell>
          <table:table-cell table:style-name="ce37" office:value-type="float" office:value="1289.4" calcext:value-type="float">
            <text:p>1289.40 </text:p>
          </table:table-cell>
          <table:table-cell table:style-name="ce36" office:value-type="float" office:value="1403.2" calcext:value-type="float">
            <text:p>1403.20 </text:p>
          </table:table-cell>
          <table:table-cell table:style-name="ce42" office:value-type="float" office:value="1423.4" calcext:value-type="float">
            <text:p>1423.40 </text:p>
          </table:table-cell>
          <table:table-cell table:style-name="ce45" table:formula="of:=MIN([.K57:.P57])" office:value-type="float" office:value="1289.4" calcext:value-type="float">
            <text:p>1289.4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5_5K</text:p>
          </table:table-cell>
          <table:table-cell table:style-name="ce9" office:value-type="float" office:value="4483" calcext:value-type="float">
            <text:p>4483</text:p>
          </table:table-cell>
          <table:table-cell table:style-name="ce14" office:value-type="float" office:value="960833" calcext:value-type="float">
            <text:p>960833</text:p>
          </table:table-cell>
          <table:table-cell table:style-name="ce18" office:value-type="float" office:value="27339" calcext:value-type="float">
            <text:p>27339.00 </text:p>
          </table:table-cell>
          <table:table-cell table:style-name="ce18" office:value-type="float" office:value="27341.2" calcext:value-type="float">
            <text:p>27341.20 </text:p>
          </table:table-cell>
          <table:table-cell table:style-name="ce18" office:value-type="float" office:value="20917" calcext:value-type="float">
            <text:p>20917.00 </text:p>
          </table:table-cell>
          <table:table-cell table:style-name="ce29" office:value-type="float" office:value="8707.4" calcext:value-type="float">
            <text:p>8707.40 </text:p>
          </table:table-cell>
          <table:table-cell table:style-name="ce18" office:value-type="float" office:value="8816.4" calcext:value-type="float">
            <text:p>8816.40 </text:p>
          </table:table-cell>
          <table:table-cell table:style-name="ce30" office:value-type="float" office:value="20938.4" calcext:value-type="float">
            <text:p>20938.40 </text:p>
          </table:table-cell>
          <table:table-cell table:style-name="ce30" table:formula="of:=MIN([.D58:.I58])" office:value-type="float" office:value="8707.4" calcext:value-type="float">
            <text:p>8707.40 </text:p>
          </table:table-cell>
          <table:table-cell table:style-name="ce36" office:value-type="float" office:value="13360.4" calcext:value-type="float">
            <text:p>13360.40 </text:p>
          </table:table-cell>
          <table:table-cell table:style-name="ce36" office:value-type="float" office:value="14716.2" calcext:value-type="float">
            <text:p>14716.20 </text:p>
          </table:table-cell>
          <table:table-cell table:style-name="ce36" office:value-type="float" office:value="10627.8" calcext:value-type="float">
            <text:p>10627.80 </text:p>
          </table:table-cell>
          <table:table-cell table:style-name="ce36" office:value-type="float" office:value="8631" calcext:value-type="float">
            <text:p>8631.00 </text:p>
          </table:table-cell>
          <table:table-cell table:style-name="ce37" office:value-type="float" office:value="6981.2" calcext:value-type="float">
            <text:p>6981.20 </text:p>
          </table:table-cell>
          <table:table-cell table:style-name="ce42" office:value-type="float" office:value="10636.8" calcext:value-type="float">
            <text:p>10636.80 </text:p>
          </table:table-cell>
          <table:table-cell table:style-name="ce45" table:formula="of:=MIN([.K58:.P58])" office:value-type="float" office:value="6981.2" calcext:value-type="float">
            <text:p>6981.2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5_10K</text:p>
          </table:table-cell>
          <table:table-cell table:style-name="ce9" office:value-type="float" office:value="8835" calcext:value-type="float">
            <text:p>8835</text:p>
          </table:table-cell>
          <table:table-cell table:style-name="ce14" office:value-type="float" office:value="3860687" calcext:value-type="float">
            <text:p>3860687</text:p>
          </table:table-cell>
          <table:table-cell table:style-name="ce18" office:value-type="float" office:value="87504.8" calcext:value-type="float">
            <text:p>87504.80 </text:p>
          </table:table-cell>
          <table:table-cell table:style-name="ce18" office:value-type="float" office:value="95876.6" calcext:value-type="float">
            <text:p>95876.60 </text:p>
          </table:table-cell>
          <table:table-cell table:style-name="ce18" office:value-type="float" office:value="62322.6" calcext:value-type="float">
            <text:p>62322.60 </text:p>
          </table:table-cell>
          <table:table-cell table:style-name="ce18" office:value-type="float" office:value="44785.2" calcext:value-type="float">
            <text:p>44785.20 </text:p>
          </table:table-cell>
          <table:table-cell table:style-name="ce29" office:value-type="float" office:value="19606.6" calcext:value-type="float">
            <text:p>19606.60 </text:p>
          </table:table-cell>
          <table:table-cell table:style-name="ce30" office:value-type="float" office:value="44797.2" calcext:value-type="float">
            <text:p>44797.20 </text:p>
          </table:table-cell>
          <table:table-cell table:style-name="ce30" table:formula="of:=MIN([.D59:.I59])" office:value-type="float" office:value="19606.6" calcext:value-type="float">
            <text:p>19606.60 </text:p>
          </table:table-cell>
          <table:table-cell table:style-name="ce36" office:value-type="float" office:value="41333" calcext:value-type="float">
            <text:p>41333.00 </text:p>
          </table:table-cell>
          <table:table-cell table:style-name="ce36" office:value-type="float" office:value="47699.4" calcext:value-type="float">
            <text:p>47699.40 </text:p>
          </table:table-cell>
          <table:table-cell table:style-name="ce36" office:value-type="float" office:value="28373" calcext:value-type="float">
            <text:p>28373.00 </text:p>
          </table:table-cell>
          <table:table-cell table:style-name="ce37" office:value-type="float" office:value="19821.2" calcext:value-type="float">
            <text:p>19821.20 </text:p>
          </table:table-cell>
          <table:table-cell table:style-name="ce36" office:value-type="float" office:value="20345.6" calcext:value-type="float">
            <text:p>20345.60 </text:p>
          </table:table-cell>
          <table:table-cell table:style-name="ce42" office:value-type="float" office:value="19984.8" calcext:value-type="float">
            <text:p>19984.80 </text:p>
          </table:table-cell>
          <table:table-cell table:style-name="ce45" table:formula="of:=MIN([.K59:.P59])" office:value-type="float" office:value="19821.2" calcext:value-type="float">
            <text:p>19821.2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5_15K</text:p>
          </table:table-cell>
          <table:table-cell table:style-name="ce9" office:value-type="float" office:value="13131" calcext:value-type="float">
            <text:p>13131</text:p>
          </table:table-cell>
          <table:table-cell table:style-name="ce14" office:value-type="float" office:value="8681549" calcext:value-type="float">
            <text:p>8681549</text:p>
          </table:table-cell>
          <table:table-cell table:style-name="ce18" office:value-type="float" office:value="169235.8" calcext:value-type="float">
            <text:p>169235.80 </text:p>
          </table:table-cell>
          <table:table-cell table:style-name="ce18" office:value-type="float" office:value="208171.6" calcext:value-type="float">
            <text:p>208171.60 </text:p>
          </table:table-cell>
          <table:table-cell table:style-name="ce18" office:value-type="float" office:value="135682" calcext:value-type="float">
            <text:p>135682.00 </text:p>
          </table:table-cell>
          <table:table-cell table:style-name="ce18" office:value-type="float" office:value="68396.2" calcext:value-type="float">
            <text:p>68396.20 </text:p>
          </table:table-cell>
          <table:table-cell table:style-name="ce29" office:value-type="float" office:value="30580.4" calcext:value-type="float">
            <text:p>30580.40 </text:p>
          </table:table-cell>
          <table:table-cell table:style-name="ce30" office:value-type="float" office:value="68469.8" calcext:value-type="float">
            <text:p>68469.80 </text:p>
          </table:table-cell>
          <table:table-cell table:style-name="ce30" table:formula="of:=MIN([.D60:.I60])" office:value-type="float" office:value="30580.4" calcext:value-type="float">
            <text:p>30580.40 </text:p>
          </table:table-cell>
          <table:table-cell table:style-name="ce36" office:value-type="float" office:value="80645.8" calcext:value-type="float">
            <text:p>80645.80 </text:p>
          </table:table-cell>
          <table:table-cell table:style-name="ce36" office:value-type="float" office:value="97120.8" calcext:value-type="float">
            <text:p>97120.80 </text:p>
          </table:table-cell>
          <table:table-cell table:style-name="ce36" office:value-type="float" office:value="60619.8" calcext:value-type="float">
            <text:p>60619.80 </text:p>
          </table:table-cell>
          <table:table-cell table:style-name="ce36" office:value-type="float" office:value="33709.2" calcext:value-type="float">
            <text:p>33709.20 </text:p>
          </table:table-cell>
          <table:table-cell table:style-name="ce36" office:value-type="float" office:value="33099.2" calcext:value-type="float">
            <text:p>33099.20 </text:p>
          </table:table-cell>
          <table:table-cell table:style-name="ce43" office:value-type="float" office:value="29543.4" calcext:value-type="float">
            <text:p>29543.40 </text:p>
          </table:table-cell>
          <table:table-cell table:style-name="ce45" table:formula="of:=MIN([.K60:.P60])" office:value-type="float" office:value="29543.4" calcext:value-type="float">
            <text:p>29543.4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5_20K</text:p>
          </table:table-cell>
          <table:table-cell table:style-name="ce9" office:value-type="float" office:value="17470" calcext:value-type="float">
            <text:p>17470</text:p>
          </table:table-cell>
          <table:table-cell table:style-name="ce14" office:value-type="float" office:value="15042712" calcext:value-type="float">
            <text:p>15042712</text:p>
          </table:table-cell>
          <table:table-cell table:style-name="ce18" office:value-type="float" office:value="301413.8" calcext:value-type="float">
            <text:p>301413.80 </text:p>
          </table:table-cell>
          <table:table-cell table:style-name="ce18" office:value-type="float" office:value="365972.4" calcext:value-type="float">
            <text:p>365972.40 </text:p>
          </table:table-cell>
          <table:table-cell table:style-name="ce18" office:value-type="float" office:value="211098" calcext:value-type="float">
            <text:p>211098.00 </text:p>
          </table:table-cell>
          <table:table-cell table:style-name="ce18" office:value-type="float" office:value="133691.2" calcext:value-type="float">
            <text:p>133691.20 </text:p>
          </table:table-cell>
          <table:table-cell table:style-name="ce18" office:value-type="float" office:value="88675.8" calcext:value-type="float">
            <text:p>88675.80 </text:p>
          </table:table-cell>
          <table:table-cell table:style-name="ce31" office:value-type="float" office:value="85311.8" calcext:value-type="float">
            <text:p>85311.80 </text:p>
          </table:table-cell>
          <table:table-cell table:style-name="ce30" table:formula="of:=MIN([.D61:.I61])" office:value-type="float" office:value="85311.8" calcext:value-type="float">
            <text:p>85311.80 </text:p>
          </table:table-cell>
          <table:table-cell table:style-name="ce36" office:value-type="float" office:value="142013.6" calcext:value-type="float">
            <text:p>142013.60 </text:p>
          </table:table-cell>
          <table:table-cell table:style-name="ce36" office:value-type="float" office:value="175736.6" calcext:value-type="float">
            <text:p>175736.60 </text:p>
          </table:table-cell>
          <table:table-cell table:style-name="ce36" office:value-type="float" office:value="98805.6" calcext:value-type="float">
            <text:p>98805.60 </text:p>
          </table:table-cell>
          <table:table-cell table:style-name="ce36" office:value-type="float" office:value="55427" calcext:value-type="float">
            <text:p>55427.00 </text:p>
          </table:table-cell>
          <table:table-cell table:style-name="ce37" office:value-type="float" office:value="44535.6" calcext:value-type="float">
            <text:p>44535.60 </text:p>
          </table:table-cell>
          <table:table-cell table:style-name="ce42" office:value-type="float" office:value="49969.6" calcext:value-type="float">
            <text:p>49969.60 </text:p>
          </table:table-cell>
          <table:table-cell table:style-name="ce45" table:formula="of:=MIN([.K61:.P61])" office:value-type="float" office:value="44535.6" calcext:value-type="float">
            <text:p>44535.6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fw5_30K</text:p>
          </table:table-cell>
          <table:table-cell table:style-name="ce9" office:value-type="float" office:value="25966" calcext:value-type="float">
            <text:p>25966</text:p>
          </table:table-cell>
          <table:table-cell table:style-name="ce14" office:value-type="float" office:value="33029736" calcext:value-type="float">
            <text:p>33029736</text:p>
          </table:table-cell>
          <table:table-cell table:style-name="ce18" office:value-type="float" office:value="666854.2" calcext:value-type="float">
            <text:p>666854.20 </text:p>
          </table:table-cell>
          <table:table-cell table:style-name="ce18" office:value-type="float" office:value="830029.6" calcext:value-type="float">
            <text:p>830029.60 </text:p>
          </table:table-cell>
          <table:table-cell table:style-name="ce18" office:value-type="float" office:value="432300.2" calcext:value-type="float">
            <text:p>432300.20 </text:p>
          </table:table-cell>
          <table:table-cell table:style-name="ce18" office:value-type="float" office:value="269749" calcext:value-type="float">
            <text:p>269749.00 </text:p>
          </table:table-cell>
          <table:table-cell table:style-name="ce29" office:value-type="float" office:value="132589.8" calcext:value-type="float">
            <text:p>132589.80 </text:p>
          </table:table-cell>
          <table:table-cell table:style-name="ce30" office:value-type="float" office:value="138330.4" calcext:value-type="float">
            <text:p>138330.40 </text:p>
          </table:table-cell>
          <table:table-cell table:style-name="ce30" table:formula="of:=MIN([.D62:.I62])" office:value-type="float" office:value="132589.8" calcext:value-type="float">
            <text:p>132589.80 </text:p>
          </table:table-cell>
          <table:table-cell table:style-name="ce36" office:value-type="float" office:value="275375.6" calcext:value-type="float">
            <text:p>275375.60 </text:p>
          </table:table-cell>
          <table:table-cell table:style-name="ce36" office:value-type="float" office:value="359510.2" calcext:value-type="float">
            <text:p>359510.20 </text:p>
          </table:table-cell>
          <table:table-cell table:style-name="ce36" office:value-type="float" office:value="203552" calcext:value-type="float">
            <text:p>203552.00 </text:p>
          </table:table-cell>
          <table:table-cell table:style-name="ce36" office:value-type="float" office:value="119857.8" calcext:value-type="float">
            <text:p>119857.80 </text:p>
          </table:table-cell>
          <table:table-cell table:style-name="ce36" office:value-type="float" office:value="84102" calcext:value-type="float">
            <text:p>84102.00 </text:p>
          </table:table-cell>
          <table:table-cell table:style-name="ce43" office:value-type="float" office:value="74617.6" calcext:value-type="float">
            <text:p>74617.60 </text:p>
          </table:table-cell>
          <table:table-cell table:style-name="ce45" table:formula="of:=MIN([.K62:.P62])" office:value-type="float" office:value="74617.6" calcext:value-type="float">
            <text:p>74617.6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pc1_1K</text:p>
          </table:table-cell>
          <table:table-cell table:style-name="ce9" office:value-type="float" office:value="977" calcext:value-type="float">
            <text:p>977</text:p>
          </table:table-cell>
          <table:table-cell table:style-name="ce14" office:value-type="float" office:value="6195" calcext:value-type="float">
            <text:p>6195</text:p>
          </table:table-cell>
          <table:table-cell table:style-name="ce29" office:value-type="float" office:value="590.8" calcext:value-type="float">
            <text:p>590.80 </text:p>
          </table:table-cell>
          <table:table-cell table:style-name="ce18" office:value-type="float" office:value="755.8" calcext:value-type="float">
            <text:p>755.80 </text:p>
          </table:table-cell>
          <table:table-cell table:style-name="ce18" office:value-type="float" office:value="749" calcext:value-type="float">
            <text:p>749.00 </text:p>
          </table:table-cell>
          <table:table-cell table:style-name="ce18" office:value-type="float" office:value="748.2" calcext:value-type="float">
            <text:p>748.20 </text:p>
          </table:table-cell>
          <table:table-cell table:style-name="ce18" office:value-type="float" office:value="752" calcext:value-type="float">
            <text:p>752.00 </text:p>
          </table:table-cell>
          <table:table-cell table:style-name="ce30" office:value-type="float" office:value="747.6" calcext:value-type="float">
            <text:p>747.60 </text:p>
          </table:table-cell>
          <table:table-cell table:style-name="ce30" table:formula="of:=MIN([.D63:.I63])" office:value-type="float" office:value="590.8" calcext:value-type="float">
            <text:p>590.80 </text:p>
          </table:table-cell>
          <table:table-cell table:style-name="ce36" office:value-type="float" office:value="609.4" calcext:value-type="float">
            <text:p>609.40 </text:p>
          </table:table-cell>
          <table:table-cell table:style-name="ce36" office:value-type="float" office:value="719.2" calcext:value-type="float">
            <text:p>719.20 </text:p>
          </table:table-cell>
          <table:table-cell table:style-name="ce36" office:value-type="float" office:value="610.2" calcext:value-type="float">
            <text:p>610.20 </text:p>
          </table:table-cell>
          <table:table-cell table:style-name="ce37" office:value-type="float" office:value="530.2" calcext:value-type="float">
            <text:p>530.20 </text:p>
          </table:table-cell>
          <table:table-cell table:style-name="ce36" office:value-type="float" office:value="570.8" calcext:value-type="float">
            <text:p>570.80 </text:p>
          </table:table-cell>
          <table:table-cell table:style-name="ce42" office:value-type="float" office:value="734.4" calcext:value-type="float">
            <text:p>734.40 </text:p>
          </table:table-cell>
          <table:table-cell table:style-name="ce45" table:formula="of:=MIN([.K63:.P63])" office:value-type="float" office:value="530.2" calcext:value-type="float">
            <text:p>530.2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pc1_5K</text:p>
          </table:table-cell>
          <table:table-cell table:style-name="ce9" office:value-type="float" office:value="4718" calcext:value-type="float">
            <text:p>4718</text:p>
          </table:table-cell>
          <table:table-cell table:style-name="ce14" office:value-type="float" office:value="101420" calcext:value-type="float">
            <text:p>101420</text:p>
          </table:table-cell>
          <table:table-cell table:style-name="ce18" office:value-type="float" office:value="11055.2" calcext:value-type="float">
            <text:p>11055.20 </text:p>
          </table:table-cell>
          <table:table-cell table:style-name="ce18" office:value-type="float" office:value="11335.2" calcext:value-type="float">
            <text:p>11335.20 </text:p>
          </table:table-cell>
          <table:table-cell table:style-name="ce18" office:value-type="float" office:value="8963.4" calcext:value-type="float">
            <text:p>8963.40 </text:p>
          </table:table-cell>
          <table:table-cell table:style-name="ce29" office:value-type="float" office:value="3804" calcext:value-type="float">
            <text:p>3804.00 </text:p>
          </table:table-cell>
          <table:table-cell table:style-name="ce18" office:value-type="float" office:value="3818.6" calcext:value-type="float">
            <text:p>3818.60 </text:p>
          </table:table-cell>
          <table:table-cell table:style-name="ce30" office:value-type="float" office:value="8960" calcext:value-type="float">
            <text:p>8960.00 </text:p>
          </table:table-cell>
          <table:table-cell table:style-name="ce30" table:formula="of:=MIN([.D64:.I64])" office:value-type="float" office:value="3804" calcext:value-type="float">
            <text:p>3804.00 </text:p>
          </table:table-cell>
          <table:table-cell table:style-name="ce36" office:value-type="float" office:value="8035.2" calcext:value-type="float">
            <text:p>8035.20 </text:p>
          </table:table-cell>
          <table:table-cell table:style-name="ce36" office:value-type="float" office:value="9601.8" calcext:value-type="float">
            <text:p>9601.80 </text:p>
          </table:table-cell>
          <table:table-cell table:style-name="ce36" office:value-type="float" office:value="5887.8" calcext:value-type="float">
            <text:p>5887.80 </text:p>
          </table:table-cell>
          <table:table-cell table:style-name="ce36" office:value-type="float" office:value="3943" calcext:value-type="float">
            <text:p>3943.00 </text:p>
          </table:table-cell>
          <table:table-cell table:style-name="ce37" office:value-type="float" office:value="3238.4" calcext:value-type="float">
            <text:p>3238.40 </text:p>
          </table:table-cell>
          <table:table-cell table:style-name="ce42" office:value-type="float" office:value="5887.6" calcext:value-type="float">
            <text:p>5887.60 </text:p>
          </table:table-cell>
          <table:table-cell table:style-name="ce45" table:formula="of:=MIN([.K64:.P64])" office:value-type="float" office:value="3238.4" calcext:value-type="float">
            <text:p>3238.4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pc1_10K</text:p>
          </table:table-cell>
          <table:table-cell table:style-name="ce9" office:value-type="float" office:value="9544" calcext:value-type="float">
            <text:p>9544</text:p>
          </table:table-cell>
          <table:table-cell table:style-name="ce14" office:value-type="float" office:value="428115" calcext:value-type="float">
            <text:p>428115</text:p>
          </table:table-cell>
          <table:table-cell table:style-name="ce18" office:value-type="float" office:value="34832.4" calcext:value-type="float">
            <text:p>34832.40 </text:p>
          </table:table-cell>
          <table:table-cell table:style-name="ce18" office:value-type="float" office:value="43832" calcext:value-type="float">
            <text:p>43832.00 </text:p>
          </table:table-cell>
          <table:table-cell table:style-name="ce18" office:value-type="float" office:value="29979.2" calcext:value-type="float">
            <text:p>29979.20 </text:p>
          </table:table-cell>
          <table:table-cell table:style-name="ce18" office:value-type="float" office:value="19740.8" calcext:value-type="float">
            <text:p>19740.80 </text:p>
          </table:table-cell>
          <table:table-cell table:style-name="ce29" office:value-type="float" office:value="8022.6" calcext:value-type="float">
            <text:p>8022.60 </text:p>
          </table:table-cell>
          <table:table-cell table:style-name="ce30" office:value-type="float" office:value="19773.6" calcext:value-type="float">
            <text:p>19773.60 </text:p>
          </table:table-cell>
          <table:table-cell table:style-name="ce30" table:formula="of:=MIN([.D65:.I65])" office:value-type="float" office:value="8022.6" calcext:value-type="float">
            <text:p>8022.60 </text:p>
          </table:table-cell>
          <table:table-cell table:style-name="ce36" office:value-type="float" office:value="26828.8" calcext:value-type="float">
            <text:p>26828.80 </text:p>
          </table:table-cell>
          <table:table-cell table:style-name="ce36" office:value-type="float" office:value="35048.2" calcext:value-type="float">
            <text:p>35048.20 </text:p>
          </table:table-cell>
          <table:table-cell table:style-name="ce36" office:value-type="float" office:value="20131.4" calcext:value-type="float">
            <text:p>20131.40 </text:p>
          </table:table-cell>
          <table:table-cell table:style-name="ce36" office:value-type="float" office:value="11644.6" calcext:value-type="float">
            <text:p>11644.60 </text:p>
          </table:table-cell>
          <table:table-cell table:style-name="ce37" office:value-type="float" office:value="8071.8" calcext:value-type="float">
            <text:p>8071.80 </text:p>
          </table:table-cell>
          <table:table-cell table:style-name="ce42" office:value-type="float" office:value="9035.8" calcext:value-type="float">
            <text:p>9035.80 </text:p>
          </table:table-cell>
          <table:table-cell table:style-name="ce45" table:formula="of:=MIN([.K65:.P65])" office:value-type="float" office:value="8071.8" calcext:value-type="float">
            <text:p>8071.8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pc1_15K</text:p>
          </table:table-cell>
          <table:table-cell table:style-name="ce9" office:value-type="float" office:value="14512" calcext:value-type="float">
            <text:p>14512</text:p>
          </table:table-cell>
          <table:table-cell table:style-name="ce14" office:value-type="float" office:value="962085" calcext:value-type="float">
            <text:p>962085</text:p>
          </table:table-cell>
          <table:table-cell table:style-name="ce18" office:value-type="float" office:value="87363" calcext:value-type="float">
            <text:p>87363.00 </text:p>
          </table:table-cell>
          <table:table-cell table:style-name="ce18" office:value-type="float" office:value="102249.4" calcext:value-type="float">
            <text:p>102249.40 </text:p>
          </table:table-cell>
          <table:table-cell table:style-name="ce18" office:value-type="float" office:value="59435.8" calcext:value-type="float">
            <text:p>59435.80 </text:p>
          </table:table-cell>
          <table:table-cell table:style-name="ce18" office:value-type="float" office:value="31521.8" calcext:value-type="float">
            <text:p>31521.80 </text:p>
          </table:table-cell>
          <table:table-cell table:style-name="ce29" office:value-type="float" office:value="31484.2" calcext:value-type="float">
            <text:p>31484.20 </text:p>
          </table:table-cell>
          <table:table-cell table:style-name="ce30" office:value-type="float" office:value="31541.2" calcext:value-type="float">
            <text:p>31541.20 </text:p>
          </table:table-cell>
          <table:table-cell table:style-name="ce30" table:formula="of:=MIN([.D66:.I66])" office:value-type="float" office:value="31484.2" calcext:value-type="float">
            <text:p>31484.20 </text:p>
          </table:table-cell>
          <table:table-cell table:style-name="ce36" office:value-type="float" office:value="57732.8" calcext:value-type="float">
            <text:p>57732.80 </text:p>
          </table:table-cell>
          <table:table-cell table:style-name="ce36" office:value-type="float" office:value="78516.2" calcext:value-type="float">
            <text:p>78516.20 </text:p>
          </table:table-cell>
          <table:table-cell table:style-name="ce36" office:value-type="float" office:value="42671.8" calcext:value-type="float">
            <text:p>42671.80 </text:p>
          </table:table-cell>
          <table:table-cell table:style-name="ce36" office:value-type="float" office:value="22789.4" calcext:value-type="float">
            <text:p>22789.40 </text:p>
          </table:table-cell>
          <table:table-cell table:style-name="ce37" office:value-type="float" office:value="17096.4" calcext:value-type="float">
            <text:p>17096.40 </text:p>
          </table:table-cell>
          <table:table-cell table:style-name="ce42" office:value-type="float" office:value="23790.2" calcext:value-type="float">
            <text:p>23790.20 </text:p>
          </table:table-cell>
          <table:table-cell table:style-name="ce45" table:formula="of:=MIN([.K66:.P66])" office:value-type="float" office:value="17096.4" calcext:value-type="float">
            <text:p>17096.4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pc1_20K</text:p>
          </table:table-cell>
          <table:table-cell table:style-name="ce9" office:value-type="float" office:value="19477" calcext:value-type="float">
            <text:p>19477</text:p>
          </table:table-cell>
          <table:table-cell table:style-name="ce14" office:value-type="float" office:value="1827968" calcext:value-type="float">
            <text:p>1827968</text:p>
          </table:table-cell>
          <table:table-cell table:style-name="ce18" office:value-type="float" office:value="139386.4" calcext:value-type="float">
            <text:p>139386.40 </text:p>
          </table:table-cell>
          <table:table-cell table:style-name="ce18" office:value-type="float" office:value="183610.8" calcext:value-type="float">
            <text:p>183610.80 </text:p>
          </table:table-cell>
          <table:table-cell table:style-name="ce18" office:value-type="float" office:value="93992.2" calcext:value-type="float">
            <text:p>93992.20 </text:p>
          </table:table-cell>
          <table:table-cell table:style-name="ce18" office:value-type="float" office:value="63878.2" calcext:value-type="float">
            <text:p>63878.20 </text:p>
          </table:table-cell>
          <table:table-cell table:style-name="ce18" office:value-type="float" office:value="43331.2" calcext:value-type="float">
            <text:p>43331.20 </text:p>
          </table:table-cell>
          <table:table-cell table:style-name="ce31" office:value-type="float" office:value="43324.8" calcext:value-type="float">
            <text:p>43324.80 </text:p>
          </table:table-cell>
          <table:table-cell table:style-name="ce30" table:formula="of:=MIN([.D67:.I67])" office:value-type="float" office:value="43324.8" calcext:value-type="float">
            <text:p>43324.80 </text:p>
          </table:table-cell>
          <table:table-cell table:style-name="ce36" office:value-type="float" office:value="98116.8" calcext:value-type="float">
            <text:p>98116.80 </text:p>
          </table:table-cell>
          <table:table-cell table:style-name="ce36" office:value-type="float" office:value="138137" calcext:value-type="float">
            <text:p>138137.00 </text:p>
          </table:table-cell>
          <table:table-cell table:style-name="ce36" office:value-type="float" office:value="72269.8" calcext:value-type="float">
            <text:p>72269.80 </text:p>
          </table:table-cell>
          <table:table-cell table:style-name="ce36" office:value-type="float" office:value="41513.4" calcext:value-type="float">
            <text:p>41513.40 </text:p>
          </table:table-cell>
          <table:table-cell table:style-name="ce37" office:value-type="float" office:value="28348.6" calcext:value-type="float">
            <text:p>28348.60 </text:p>
          </table:table-cell>
          <table:table-cell table:style-name="ce42" office:value-type="float" office:value="32674.8" calcext:value-type="float">
            <text:p>32674.80 </text:p>
          </table:table-cell>
          <table:table-cell table:style-name="ce45" table:formula="of:=MIN([.K67:.P67])" office:value-type="float" office:value="28348.6" calcext:value-type="float">
            <text:p>28348.6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pc1_30K</text:p>
          </table:table-cell>
          <table:table-cell table:style-name="ce9" office:value-type="float" office:value="29684" calcext:value-type="float">
            <text:p>29684</text:p>
          </table:table-cell>
          <table:table-cell table:style-name="ce14" office:value-type="float" office:value="4359977" calcext:value-type="float">
            <text:p>4359977</text:p>
          </table:table-cell>
          <table:table-cell table:style-name="ce18" office:value-type="float" office:value="366607.4" calcext:value-type="float">
            <text:p>366607.40 </text:p>
          </table:table-cell>
          <table:table-cell table:style-name="ce18" office:value-type="float" office:value="483672" calcext:value-type="float">
            <text:p>483672.00 </text:p>
          </table:table-cell>
          <table:table-cell table:style-name="ce18" office:value-type="float" office:value="252467.2" calcext:value-type="float">
            <text:p>252467.20 </text:p>
          </table:table-cell>
          <table:table-cell table:style-name="ce18" office:value-type="float" office:value="143114.8" calcext:value-type="float">
            <text:p>143114.80 </text:p>
          </table:table-cell>
          <table:table-cell table:style-name="ce18" office:value-type="float" office:value="109999" calcext:value-type="float">
            <text:p>109999.00 </text:p>
          </table:table-cell>
          <table:table-cell table:style-name="ce31" office:value-type="float" office:value="80865" calcext:value-type="float">
            <text:p>80865.00 </text:p>
          </table:table-cell>
          <table:table-cell table:style-name="ce30" table:formula="of:=MIN([.D68:.I68])" office:value-type="float" office:value="80865" calcext:value-type="float">
            <text:p>80865.00 </text:p>
          </table:table-cell>
          <table:table-cell table:style-name="ce36" office:value-type="float" office:value="225614.2" calcext:value-type="float">
            <text:p>225614.20 </text:p>
          </table:table-cell>
          <table:table-cell table:style-name="ce36" office:value-type="float" office:value="325735.4" calcext:value-type="float">
            <text:p>325735.40 </text:p>
          </table:table-cell>
          <table:table-cell table:style-name="ce36" office:value-type="float" office:value="170277.8" calcext:value-type="float">
            <text:p>170277.80 </text:p>
          </table:table-cell>
          <table:table-cell table:style-name="ce36" office:value-type="float" office:value="94548.2" calcext:value-type="float">
            <text:p>94548.20 </text:p>
          </table:table-cell>
          <table:table-cell table:style-name="ce37" office:value-type="float" office:value="65464.8" calcext:value-type="float">
            <text:p>65464.80 </text:p>
          </table:table-cell>
          <table:table-cell table:style-name="ce42" office:value-type="float" office:value="94526.6" calcext:value-type="float">
            <text:p>94526.60 </text:p>
          </table:table-cell>
          <table:table-cell table:style-name="ce45" table:formula="of:=MIN([.K68:.P68])" office:value-type="float" office:value="65464.8" calcext:value-type="float">
            <text:p>65464.8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pc2_1K</text:p>
          </table:table-cell>
          <table:table-cell table:style-name="ce9" office:value-type="float" office:value="695" calcext:value-type="float">
            <text:p>695</text:p>
          </table:table-cell>
          <table:table-cell table:style-name="ce14" office:value-type="float" office:value="15794" calcext:value-type="float">
            <text:p>15794</text:p>
          </table:table-cell>
          <table:table-cell table:style-name="ce29" office:value-type="float" office:value="666.6" calcext:value-type="float">
            <text:p>666.60 </text:p>
          </table:table-cell>
          <table:table-cell table:style-name="ce18" office:value-type="float" office:value="682" calcext:value-type="float">
            <text:p>682.00 </text:p>
          </table:table-cell>
          <table:table-cell table:style-name="ce18" office:value-type="float" office:value="681.6" calcext:value-type="float">
            <text:p>681.60 </text:p>
          </table:table-cell>
          <table:table-cell table:style-name="ce18" office:value-type="float" office:value="685.4" calcext:value-type="float">
            <text:p>685.40 </text:p>
          </table:table-cell>
          <table:table-cell table:style-name="ce18" office:value-type="float" office:value="680.6" calcext:value-type="float">
            <text:p>680.60 </text:p>
          </table:table-cell>
          <table:table-cell table:style-name="ce30" office:value-type="float" office:value="684" calcext:value-type="float">
            <text:p>684.00 </text:p>
          </table:table-cell>
          <table:table-cell table:style-name="ce30" table:formula="of:=MIN([.D69:.I69])" office:value-type="float" office:value="666.6" calcext:value-type="float">
            <text:p>666.60 </text:p>
          </table:table-cell>
          <table:table-cell table:number-columns-repeated="2" table:style-name="ce36" office:value-type="float" office:value="672.4" calcext:value-type="float">
            <text:p>672.40 </text:p>
          </table:table-cell>
          <table:table-cell table:style-name="ce37" office:value-type="float" office:value="670" calcext:value-type="float">
            <text:p>670.00 </text:p>
          </table:table-cell>
          <table:table-cell table:style-name="ce36" office:value-type="float" office:value="692.2" calcext:value-type="float">
            <text:p>692.20 </text:p>
          </table:table-cell>
          <table:table-cell table:style-name="ce36" office:value-type="float" office:value="682.6" calcext:value-type="float">
            <text:p>682.60 </text:p>
          </table:table-cell>
          <table:table-cell table:style-name="ce42" office:value-type="float" office:value="687.4" calcext:value-type="float">
            <text:p>687.40 </text:p>
          </table:table-cell>
          <table:table-cell table:style-name="ce45" table:formula="of:=MIN([.K69:.P69])" office:value-type="float" office:value="670" calcext:value-type="float">
            <text:p>670.0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pc2_5K</text:p>
          </table:table-cell>
          <table:table-cell table:style-name="ce9" office:value-type="float" office:value="5000" calcext:value-type="float">
            <text:p>5000</text:p>
          </table:table-cell>
          <table:table-cell table:style-name="ce14" office:value-type="float" office:value="778401" calcext:value-type="float">
            <text:p>778401</text:p>
          </table:table-cell>
          <table:table-cell table:style-name="ce18" office:value-type="float" office:value="21753.4" calcext:value-type="float">
            <text:p>21753.40 </text:p>
          </table:table-cell>
          <table:table-cell table:style-name="ce18" office:value-type="float" office:value="23329.8" calcext:value-type="float">
            <text:p>23329.80 </text:p>
          </table:table-cell>
          <table:table-cell table:style-name="ce18" office:value-type="float" office:value="21450.8" calcext:value-type="float">
            <text:p>21450.80 </text:p>
          </table:table-cell>
          <table:table-cell table:style-name="ce18" office:value-type="float" office:value="7751.6" calcext:value-type="float">
            <text:p>7751.60 </text:p>
          </table:table-cell>
          <table:table-cell table:style-name="ce29" office:value-type="float" office:value="7723.6" calcext:value-type="float">
            <text:p>7723.60 </text:p>
          </table:table-cell>
          <table:table-cell table:style-name="ce30" office:value-type="float" office:value="21452.2" calcext:value-type="float">
            <text:p>21452.20 </text:p>
          </table:table-cell>
          <table:table-cell table:style-name="ce30" table:formula="of:=MIN([.D70:.I70])" office:value-type="float" office:value="7723.6" calcext:value-type="float">
            <text:p>7723.60 </text:p>
          </table:table-cell>
          <table:table-cell table:style-name="ce36" office:value-type="float" office:value="12300" calcext:value-type="float">
            <text:p>12300.00 </text:p>
          </table:table-cell>
          <table:table-cell table:style-name="ce36" office:value-type="float" office:value="17144" calcext:value-type="float">
            <text:p>17144.00 </text:p>
          </table:table-cell>
          <table:table-cell table:style-name="ce36" office:value-type="float" office:value="9187.4" calcext:value-type="float">
            <text:p>9187.40 </text:p>
          </table:table-cell>
          <table:table-cell table:style-name="ce36" office:value-type="float" office:value="7482.6" calcext:value-type="float">
            <text:p>7482.60 </text:p>
          </table:table-cell>
          <table:table-cell table:style-name="ce37" office:value-type="float" office:value="6244.8" calcext:value-type="float">
            <text:p>6244.80 </text:p>
          </table:table-cell>
          <table:table-cell table:style-name="ce42" office:value-type="float" office:value="9191" calcext:value-type="float">
            <text:p>9191.00 </text:p>
          </table:table-cell>
          <table:table-cell table:style-name="ce45" table:formula="of:=MIN([.K70:.P70])" office:value-type="float" office:value="6244.8" calcext:value-type="float">
            <text:p>6244.8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pc2_10K</text:p>
          </table:table-cell>
          <table:table-cell table:style-name="ce9" office:value-type="float" office:value="10000" calcext:value-type="float">
            <text:p>10000</text:p>
          </table:table-cell>
          <table:table-cell table:style-name="ce14" office:value-type="float" office:value="3008668" calcext:value-type="float">
            <text:p>3008668</text:p>
          </table:table-cell>
          <table:table-cell table:style-name="ce18" office:value-type="float" office:value="70955.6" calcext:value-type="float">
            <text:p>70955.60 </text:p>
          </table:table-cell>
          <table:table-cell table:style-name="ce18" office:value-type="float" office:value="107651.6" calcext:value-type="float">
            <text:p>107651.60 </text:p>
          </table:table-cell>
          <table:table-cell table:style-name="ce18" office:value-type="float" office:value="67479" calcext:value-type="float">
            <text:p>67479.00 </text:p>
          </table:table-cell>
          <table:table-cell table:style-name="ce18" office:value-type="float" office:value="46246.6" calcext:value-type="float">
            <text:p>46246.60 </text:p>
          </table:table-cell>
          <table:table-cell table:style-name="ce29" office:value-type="float" office:value="16366.6" calcext:value-type="float">
            <text:p>16366.60 </text:p>
          </table:table-cell>
          <table:table-cell table:style-name="ce30" office:value-type="float" office:value="46216.8" calcext:value-type="float">
            <text:p>46216.80 </text:p>
          </table:table-cell>
          <table:table-cell table:style-name="ce30" table:formula="of:=MIN([.D71:.I71])" office:value-type="float" office:value="16366.6" calcext:value-type="float">
            <text:p>16366.60 </text:p>
          </table:table-cell>
          <table:table-cell table:style-name="ce36" office:value-type="float" office:value="40938.8" calcext:value-type="float">
            <text:p>40938.80 </text:p>
          </table:table-cell>
          <table:table-cell table:style-name="ce36" office:value-type="float" office:value="62424" calcext:value-type="float">
            <text:p>62424.00 </text:p>
          </table:table-cell>
          <table:table-cell table:style-name="ce36" office:value-type="float" office:value="34732" calcext:value-type="float">
            <text:p>34732.00 </text:p>
          </table:table-cell>
          <table:table-cell table:style-name="ce36" office:value-type="float" office:value="19547.2" calcext:value-type="float">
            <text:p>19547.20 </text:p>
          </table:table-cell>
          <table:table-cell table:style-name="ce37" office:value-type="float" office:value="15451.2" calcext:value-type="float">
            <text:p>15451.20 </text:p>
          </table:table-cell>
          <table:table-cell table:style-name="ce42" office:value-type="float" office:value="17238" calcext:value-type="float">
            <text:p>17238.00 </text:p>
          </table:table-cell>
          <table:table-cell table:style-name="ce45" table:formula="of:=MIN([.K71:.P71])" office:value-type="float" office:value="15451.2" calcext:value-type="float">
            <text:p>15451.2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pc2_15K</text:p>
          </table:table-cell>
          <table:table-cell table:style-name="ce9" office:value-type="float" office:value="15000" calcext:value-type="float">
            <text:p>15000</text:p>
          </table:table-cell>
          <table:table-cell table:style-name="ce14" office:value-type="float" office:value="6751210" calcext:value-type="float">
            <text:p>6751210</text:p>
          </table:table-cell>
          <table:table-cell table:style-name="ce18" office:value-type="float" office:value="172782.6" calcext:value-type="float">
            <text:p>172782.60 </text:p>
          </table:table-cell>
          <table:table-cell table:style-name="ce18" office:value-type="float" office:value="231555.8" calcext:value-type="float">
            <text:p>231555.80 </text:p>
          </table:table-cell>
          <table:table-cell table:style-name="ce18" office:value-type="float" office:value="133303" calcext:value-type="float">
            <text:p>133303.00 </text:p>
          </table:table-cell>
          <table:table-cell table:style-name="ce29" office:value-type="float" office:value="67337.8" calcext:value-type="float">
            <text:p>67337.80 </text:p>
          </table:table-cell>
          <table:table-cell table:style-name="ce18" office:value-type="float" office:value="67414.4" calcext:value-type="float">
            <text:p>67414.40 </text:p>
          </table:table-cell>
          <table:table-cell table:style-name="ce30" office:value-type="float" office:value="67394.8" calcext:value-type="float">
            <text:p>67394.80 </text:p>
          </table:table-cell>
          <table:table-cell table:style-name="ce30" table:formula="of:=MIN([.D72:.I72])" office:value-type="float" office:value="67337.8" calcext:value-type="float">
            <text:p>67337.80 </text:p>
          </table:table-cell>
          <table:table-cell table:style-name="ce36" office:value-type="float" office:value="86694.4" calcext:value-type="float">
            <text:p>86694.40 </text:p>
          </table:table-cell>
          <table:table-cell table:style-name="ce36" office:value-type="float" office:value="139336.8" calcext:value-type="float">
            <text:p>139336.80 </text:p>
          </table:table-cell>
          <table:table-cell table:style-name="ce36" office:value-type="float" office:value="73348.6" calcext:value-type="float">
            <text:p>73348.60 </text:p>
          </table:table-cell>
          <table:table-cell table:style-name="ce36" office:value-type="float" office:value="40226.6" calcext:value-type="float">
            <text:p>40226.60 </text:p>
          </table:table-cell>
          <table:table-cell table:style-name="ce37" office:value-type="float" office:value="28637.8" calcext:value-type="float">
            <text:p>28637.80 </text:p>
          </table:table-cell>
          <table:table-cell table:style-name="ce42" office:value-type="float" office:value="43429.8" calcext:value-type="float">
            <text:p>43429.80 </text:p>
          </table:table-cell>
          <table:table-cell table:style-name="ce45" table:formula="of:=MIN([.K72:.P72])" office:value-type="float" office:value="28637.8" calcext:value-type="float">
            <text:p>28637.80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pc2_20K</text:p>
          </table:table-cell>
          <table:table-cell table:style-name="ce9" office:value-type="float" office:value="20000" calcext:value-type="float">
            <text:p>20000</text:p>
          </table:table-cell>
          <table:table-cell table:style-name="ce14" office:value-type="float" office:value="12162906" calcext:value-type="float">
            <text:p>12162906</text:p>
          </table:table-cell>
          <table:table-cell table:style-name="ce18" office:value-type="float" office:value="282050.2" calcext:value-type="float">
            <text:p>282050.20 </text:p>
          </table:table-cell>
          <table:table-cell table:style-name="ce18" office:value-type="float" office:value="424594.4" calcext:value-type="float">
            <text:p>424594.40 </text:p>
          </table:table-cell>
          <table:table-cell table:style-name="ce18" office:value-type="float" office:value="209108.4" calcext:value-type="float">
            <text:p>209108.40 </text:p>
          </table:table-cell>
          <table:table-cell table:style-name="ce18" office:value-type="float" office:value="135375.6" calcext:value-type="float">
            <text:p>135375.60 </text:p>
          </table:table-cell>
          <table:table-cell table:style-name="ce29" office:value-type="float" office:value="94866.2" calcext:value-type="float">
            <text:p>94866.20 </text:p>
          </table:table-cell>
          <table:table-cell table:style-name="ce30" office:value-type="float" office:value="94931.6" calcext:value-type="float">
            <text:p>94931.60 </text:p>
          </table:table-cell>
          <table:table-cell table:style-name="ce30" table:formula="of:=MIN([.D73:.I73])" office:value-type="float" office:value="94866.2" calcext:value-type="float">
            <text:p>94866.20 </text:p>
          </table:table-cell>
          <table:table-cell table:style-name="ce36" office:value-type="float" office:value="140302.2" calcext:value-type="float">
            <text:p>140302.20 </text:p>
          </table:table-cell>
          <table:table-cell table:style-name="ce36" office:value-type="float" office:value="240879.2" calcext:value-type="float">
            <text:p>240879.20 </text:p>
          </table:table-cell>
          <table:table-cell table:style-name="ce36" office:value-type="float" office:value="127450.8" calcext:value-type="float">
            <text:p>127450.80 </text:p>
          </table:table-cell>
          <table:table-cell table:style-name="ce36" office:value-type="float" office:value="70846" calcext:value-type="float">
            <text:p>70846.00 </text:p>
          </table:table-cell>
          <table:table-cell table:style-name="ce37" office:value-type="float" office:value="50914" calcext:value-type="float">
            <text:p>50914.00 </text:p>
          </table:table-cell>
          <table:table-cell table:style-name="ce42" office:value-type="float" office:value="58191.8" calcext:value-type="float">
            <text:p>58191.80 </text:p>
          </table:table-cell>
          <table:table-cell table:style-name="ce45" table:formula="of:=MIN([.K73:.P73])" office:value-type="float" office:value="50914" calcext:value-type="float">
            <text:p>50914.00 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ipc2_30K</text:p>
          </table:table-cell>
          <table:table-cell table:style-name="ce10" office:value-type="float" office:value="30000" calcext:value-type="float">
            <text:p>30000</text:p>
          </table:table-cell>
          <table:table-cell table:style-name="ce15" office:value-type="float" office:value="27948052" calcext:value-type="float">
            <text:p>27948052</text:p>
          </table:table-cell>
          <table:table-cell table:style-name="ce19" office:value-type="float" office:value="635161.2" calcext:value-type="float">
            <text:p>635161.20 </text:p>
          </table:table-cell>
          <table:table-cell table:style-name="ce19" office:value-type="float" office:value="957295" calcext:value-type="float">
            <text:p>957295.00 </text:p>
          </table:table-cell>
          <table:table-cell table:style-name="ce19" office:value-type="float" office:value="531056.4" calcext:value-type="float">
            <text:p>531056.40 </text:p>
          </table:table-cell>
          <table:table-cell table:style-name="ce19" office:value-type="float" office:value="275063.2" calcext:value-type="float">
            <text:p>275063.20 </text:p>
          </table:table-cell>
          <table:table-cell table:style-name="ce19" office:value-type="float" office:value="221263.2" calcext:value-type="float">
            <text:p>221263.20 </text:p>
          </table:table-cell>
          <table:table-cell table:style-name="ce32" office:value-type="float" office:value="145466.4" calcext:value-type="float">
            <text:p>145466.40 </text:p>
          </table:table-cell>
          <table:table-cell table:style-name="ce30" table:formula="of:=MIN([.D74:.I74])" office:value-type="float" office:value="145466.4" calcext:value-type="float">
            <text:p>145466.40 </text:p>
          </table:table-cell>
          <table:table-cell table:style-name="ce38" office:value-type="float" office:value="303025.6" calcext:value-type="float">
            <text:p>303025.60 </text:p>
          </table:table-cell>
          <table:table-cell table:style-name="ce38" office:value-type="float" office:value="545799.4" calcext:value-type="float">
            <text:p>545799.40 </text:p>
          </table:table-cell>
          <table:table-cell table:style-name="ce38" office:value-type="float" office:value="287975.6" calcext:value-type="float">
            <text:p>287975.60 </text:p>
          </table:table-cell>
          <table:table-cell table:style-name="ce38" office:value-type="float" office:value="146998.4" calcext:value-type="float">
            <text:p>146998.40 </text:p>
          </table:table-cell>
          <table:table-cell table:style-name="ce41" office:value-type="float" office:value="114143.2" calcext:value-type="float">
            <text:p>114143.20 </text:p>
          </table:table-cell>
          <table:table-cell table:style-name="ce44" office:value-type="float" office:value="149870.4" calcext:value-type="float">
            <text:p>149870.40 </text:p>
          </table:table-cell>
          <table:table-cell table:style-name="ce45" table:formula="of:=MIN([.K74:.P74])" office:value-type="float" office:value="114143.2" calcext:value-type="float">
            <text:p>114143.20 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paramet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5" calcext:value-type="float">
            <text:p>0.5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table:number-columns-repeated="4"/>
          <table:table-cell table:style-name="ce33" table:number-columns-repeated="2"/>
          <table:table-cell table:style-name="ce11" table:number-columns-repeated="5"/>
          <table:table-cell table:style-name="ce33"/>
          <table:table-cell table:number-columns-repeated="1008"/>
        </table:table-row>
        <table:table-row table:style-name="ro1">
          <table:table-cell table:style-name="ce6" office:value-type="string" calcext:value-type="string">
            <text:p>DB_2016.3.14_2</text:p>
          </table:table-cell>
          <table:table-cell table:style-name="ce11" table:number-columns-repeated="7"/>
          <table:table-cell table:style-name="ce33" table:number-columns-repeated="2"/>
          <table:table-cell table:style-name="ce11" table:number-columns-repeated="5"/>
          <table:table-cell table:style-name="ce33"/>
          <table:table-cell table:number-columns-repeated="100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 PL UKai CN" svg:font-family="'AR PL UKai C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percentage-style style:name="N124P0" style:volatile="true">
      <number:number number:decimal-places="2" number:min-integer-digits="1"/>
      <number:text>%</number:text>
    </number:percentage-style>
    <number:percentage-style style:name="N124">
      <style:text-properties fo:color="#ff0000"/>
      <number:text>-</number:text>
      <number:number number:decimal-places="2" number:min-integer-digits="1"/>
      <number:text>%</number:text>
      <style:map style:condition="value()&gt;=0" style:apply-style-name="N124P0"/>
    </number:percentage-style>
    <number:number-style style:name="N125">
      <number:number number:decimal-places="2" number:min-integer-digits="1"/>
      <number:text> </number:text>
    </number:number-style>
    <number:number-style style:name="N126P0" style:volatile="true">
      <number:number number:decimal-places="2" number:min-integer-digits="1"/>
      <number:text> </number:text>
    </number:number-style>
    <number:number-style style:name="N126">
      <style:text-properties fo:color="#ff0000"/>
      <number:text>(</number:text>
      <number:number number:decimal-places="2" number:min-integer-digits="1"/>
      <number:text>)</number:text>
      <style:map style:condition="value()&gt;=0" style:apply-style-name="N126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 style:data-style-name="N2" text:time-value="17:38:18.521781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6:33:33.049772231</meta:creation-date>
    <dc:date>2016-07-14T18:55:58.994321027</dc:date>
    <meta:editing-duration>PT1H29M59S</meta:editing-duration>
    <meta:editing-cycles>14</meta:editing-cycles>
    <meta:generator>LibreOffice/4.2.8.2$Linux_X86_64 LibreOffice_project/420m0$Build-2</meta:generator>
    <meta:document-statistic meta:table-count="8" meta:cell-count="5882" meta:object-count="0"/>
  </office:meta>
</office:document-meta>
</file>